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map style:condition="cell-content()=&quot;R&quot;" style:apply-style-name="Sin_20_título2" style:base-cell-address="Hoja1.A1"/>
    </style:style>
    <style:style style:name="ce2" style:family="table-cell" style:parent-style-name="Default">
      <style:table-cell-properties fo:border-bottom="none" fo:border-left="0.06pt solid #000000" fo:border-right="none" fo:border-top="none"/>
      <style:map style:condition="cell-content()=&quot;R&quot;" style:apply-style-name="Sin_20_título2" style:base-cell-address="Hoja1.A1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map style:condition="cell-content()=&quot;R&quot;" style:apply-style-name="Sin_20_título2" style:base-cell-address="Hoja1.A1"/>
    </style:style>
    <style:style style:name="ce4" style:family="table-cell" style:parent-style-name="Default">
      <style:map style:condition="cell-content()=&quot;R&quot;" style:apply-style-name="Sin_20_título2" style:base-cell-address="Hoja1.A1"/>
    </style:style>
    <style:style style:name="ce5" style:family="table-cell" style:parent-style-name="Default">
      <style:table-cell-properties fo:border-bottom="none" fo:border-left="none" fo:border-right="none" fo:border-top="0.06pt solid #000000"/>
      <style:map style:condition="cell-content()=&quot;R&quot;" style:apply-style-name="Sin_20_título2" style:base-cell-address="Hoja1.A1"/>
    </style:style>
    <style:style style:name="ce6" style:family="table-cell" style:parent-style-name="Default">
      <style:table-cell-properties fo:border-bottom="0.06pt solid #000000" fo:border-left="none" fo:border-right="none" fo:border-top="none"/>
      <style:map style:condition="cell-content()=&quot;R&quot;" style:apply-style-name="Sin_20_título2" style:base-cell-address="Hoja1.A1"/>
    </style:style>
    <style:style style:name="ce7" style:family="table-cell" style:parent-style-name="Default">
      <style:map style:condition="cell-content()=&quot;R&quot;" style:apply-style-name="Sin_20_título2" style:base-cell-address="Hoja1.C11"/>
    </style:style>
    <style:style style:name="ce8" style:family="table-cell" style:parent-style-name="Default">
      <style:map style:condition="cell-content()=&quot;R&quot;" style:apply-style-name="Sin_20_título2" style:base-cell-address="Hoja1.C14"/>
    </style:style>
    <style:style style:name="ce9" style:family="table-cell" style:parent-style-name="Default">
      <style:map style:condition="cell-content()=&quot;R&quot;" style:apply-style-name="Sin_20_título2" style:base-cell-address="Hoja1.D11"/>
    </style:style>
    <style:style style:name="ce10" style:family="table-cell" style:parent-style-name="Default">
      <style:map style:condition="cell-content()=&quot;R&quot;" style:apply-style-name="Sin_20_título2" style:base-cell-address="Hoja1.D14"/>
    </style:style>
    <style:style style:name="ce11" style:family="table-cell" style:parent-style-name="Default">
      <style:map style:condition="cell-content()=&quot;R&quot;" style:apply-style-name="Sin_20_título2" style:base-cell-address="Hoja1.E11"/>
    </style:style>
    <style:style style:name="ce12" style:family="table-cell" style:parent-style-name="Default">
      <style:map style:condition="cell-content()=&quot;R&quot;" style:apply-style-name="Sin_20_título2" style:base-cell-address="Hoja1.E14"/>
    </style:style>
    <style:style style:name="ce13" style:family="table-cell" style:parent-style-name="Default">
      <style:map style:condition="cell-content()=&quot;R&quot;" style:apply-style-name="Sin_20_título2" style:base-cell-address="Hoja1.E15"/>
    </style:style>
    <style:style style:name="ce14" style:family="table-cell" style:parent-style-name="Default">
      <style:map style:condition="cell-content()=&quot;R&quot;" style:apply-style-name="Sin_20_título2" style:base-cell-address="Hoja1.F11"/>
    </style:style>
    <style:style style:name="ce15" style:family="table-cell" style:parent-style-name="Default">
      <style:map style:condition="cell-content()=&quot;R&quot;" style:apply-style-name="Sin_20_título2" style:base-cell-address="Hoja1.F14"/>
    </style:style>
    <style:style style:name="ce16" style:family="table-cell" style:parent-style-name="Default">
      <style:map style:condition="cell-content()=&quot;R&quot;" style:apply-style-name="Sin_20_título2" style:base-cell-address="Hoja1.G11"/>
    </style:style>
    <style:style style:name="ce17" style:family="table-cell" style:parent-style-name="Default">
      <style:map style:condition="cell-content()=&quot;R&quot;" style:apply-style-name="Sin_20_título2" style:base-cell-address="Hoja1.G14"/>
    </style:style>
    <style:style style:name="ce18" style:family="table-cell" style:parent-style-name="Default">
      <style:map style:condition="cell-content()=&quot;R&quot;" style:apply-style-name="Sin_20_título2" style:base-cell-address="Hoja1.H11"/>
    </style:style>
    <style:style style:name="ce19" style:family="table-cell" style:parent-style-name="Default">
      <style:map style:condition="cell-content()=&quot;R&quot;" style:apply-style-name="Sin_20_título2" style:base-cell-address="Hoja1.H14"/>
    </style:style>
    <style:style style:name="ce20" style:family="table-cell" style:parent-style-name="Default">
      <style:map style:condition="cell-content()=&quot;R&quot;" style:apply-style-name="Sin_20_título2" style:base-cell-address="Hoja1.I2"/>
    </style:style>
    <style:style style:name="ce21" style:family="table-cell" style:parent-style-name="Default">
      <style:map style:condition="cell-content()=&quot;R&quot;" style:apply-style-name="Sin_20_título2" style:base-cell-address="Hoja1.I4"/>
    </style:style>
    <style:style style:name="ce22" style:family="table-cell" style:parent-style-name="Default">
      <style:map style:condition="cell-content()=&quot;R&quot;" style:apply-style-name="Sin_20_título2" style:base-cell-address="Hoja1.I3"/>
    </style:style>
    <style:style style:name="ce23" style:family="table-cell" style:parent-style-name="Default">
      <style:map style:condition="cell-content()=&quot;R&quot;" style:apply-style-name="Sin_20_título2" style:base-cell-address="Hoja1.I9"/>
    </style:style>
    <style:style style:name="ce24" style:family="table-cell" style:parent-style-name="Default">
      <style:map style:condition="cell-content()=&quot;R&quot;" style:apply-style-name="Sin_20_título2" style:base-cell-address="Hoja1.I11"/>
    </style:style>
    <style:style style:name="ce25" style:family="table-cell" style:parent-style-name="Default">
      <style:map style:condition="cell-content()=&quot;R&quot;" style:apply-style-name="Sin_20_título2" style:base-cell-address="Hoja1.I14"/>
    </style:style>
    <style:style style:name="ce26" style:family="table-cell" style:parent-style-name="Default">
      <style:map style:condition="cell-content()=&quot;R&quot;" style:apply-style-name="Sin_20_título2" style:base-cell-address="Hoja1.J11"/>
    </style:style>
    <style:style style:name="ce27" style:family="table-cell" style:parent-style-name="Default">
      <style:map style:condition="cell-content()=&quot;R&quot;" style:apply-style-name="Sin_20_título2" style:base-cell-address="Hoja1.J14"/>
    </style:style>
    <style:style style:name="ce28" style:family="table-cell" style:parent-style-name="Default">
      <style:map style:condition="cell-content()=&quot;R&quot;" style:apply-style-name="Sin_20_título2" style:base-cell-address="Hoja1.K11"/>
    </style:style>
    <style:style style:name="ce29" style:family="table-cell" style:parent-style-name="Default">
      <style:map style:condition="cell-content()=&quot;R&quot;" style:apply-style-name="Sin_20_título2" style:base-cell-address="Hoja1.K14"/>
    </style:style>
    <style:style style:name="ce30" style:family="table-cell" style:parent-style-name="Default">
      <style:map style:condition="cell-content()=&quot;R&quot;" style:apply-style-name="Sin_20_título2" style:base-cell-address="Hoja1.L11"/>
    </style:style>
    <style:style style:name="ce31" style:family="table-cell" style:parent-style-name="Default">
      <style:map style:condition="cell-content()=&quot;R&quot;" style:apply-style-name="Sin_20_título2" style:base-cell-address="Hoja1.L14"/>
    </style:style>
    <style:style style:name="ce32" style:family="table-cell" style:parent-style-name="Default">
      <style:map style:condition="cell-content()=&quot;R&quot;" style:apply-style-name="Sin_20_título2" style:base-cell-address="Hoja1.M11"/>
    </style:style>
    <style:style style:name="ce33" style:family="table-cell" style:parent-style-name="Default">
      <style:map style:condition="cell-content()=&quot;R&quot;" style:apply-style-name="Sin_20_título2" style:base-cell-address="Hoja1.M14"/>
    </style:style>
    <style:style style:name="ce34" style:family="table-cell" style:parent-style-name="Default">
      <style:map style:condition="cell-content()=&quot;R&quot;" style:apply-style-name="Sin_20_título2" style:base-cell-address="Hoja1.N11"/>
    </style:style>
    <style:style style:name="ce35" style:family="table-cell" style:parent-style-name="Default">
      <style:map style:condition="cell-content()=&quot;R&quot;" style:apply-style-name="Sin_20_título2" style:base-cell-address="Hoja1.N14"/>
    </style:style>
    <style:style style:name="ce36" style:family="table-cell" style:parent-style-name="Default">
      <style:map style:condition="cell-content()=&quot;R&quot;" style:apply-style-name="Sin_20_título2" style:base-cell-address="Hoja1.O11"/>
    </style:style>
    <style:style style:name="ce37" style:family="table-cell" style:parent-style-name="Default">
      <style:map style:condition="cell-content()=&quot;R&quot;" style:apply-style-name="Sin_20_título2" style:base-cell-address="Hoja1.O14"/>
    </style:style>
    <style:style style:name="ce38" style:family="table-cell" style:parent-style-name="Default">
      <style:map style:condition="cell-content()=&quot;R&quot;" style:apply-style-name="Sin_20_título2" style:base-cell-address="Hoja1.P11"/>
    </style:style>
    <style:style style:name="ce39" style:family="table-cell" style:parent-style-name="Default">
      <style:map style:condition="cell-content()=&quot;R&quot;" style:apply-style-name="Sin_20_título2" style:base-cell-address="Hoja1.P14"/>
    </style:style>
    <style:style style:name="ce40" style:family="table-cell" style:parent-style-name="Default">
      <style:map style:condition="cell-content()=&quot;R&quot;" style:apply-style-name="Sin_20_título2" style:base-cell-address="Hoja1.Q2"/>
    </style:style>
    <style:style style:name="ce41" style:family="table-cell" style:parent-style-name="Default">
      <style:map style:condition="cell-content()=&quot;R&quot;" style:apply-style-name="Sin_20_título2" style:base-cell-address="Hoja1.Q11"/>
    </style:style>
    <style:style style:name="ce42" style:family="table-cell" style:parent-style-name="Default">
      <style:map style:condition="cell-content()=&quot;R&quot;" style:apply-style-name="Sin_20_título2" style:base-cell-address="Hoja1.Q14"/>
    </style:style>
    <style:style style:name="ce43" style:family="table-cell" style:parent-style-name="Default">
      <style:map style:condition="cell-content()=&quot;R&quot;" style:apply-style-name="Sin_20_título2" style:base-cell-address="Hoja1.R11"/>
    </style:style>
    <style:style style:name="ce44" style:family="table-cell" style:parent-style-name="Default">
      <style:map style:condition="cell-content()=&quot;R&quot;" style:apply-style-name="Sin_20_título2" style:base-cell-address="Hoja1.R14"/>
    </style:style>
    <style:style style:name="ce45" style:family="table-cell" style:parent-style-name="Default">
      <style:map style:condition="cell-content()=&quot;R&quot;" style:apply-style-name="Sin_20_título2" style:base-cell-address="Hoja1.S11"/>
    </style:style>
    <style:style style:name="ce46" style:family="table-cell" style:parent-style-name="Default">
      <style:map style:condition="cell-content()=&quot;R&quot;" style:apply-style-name="Sin_20_título2" style:base-cell-address="Hoja1.S14"/>
    </style:style>
    <style:style style:name="ce47" style:family="table-cell" style:parent-style-name="Default">
      <style:map style:condition="cell-content()=&quot;R&quot;" style:apply-style-name="Sin_20_título2" style:base-cell-address="Hoja1.T11"/>
    </style:style>
    <style:style style:name="ce48" style:family="table-cell" style:parent-style-name="Default">
      <style:map style:condition="cell-content()=&quot;R&quot;" style:apply-style-name="Sin_20_título2" style:base-cell-address="Hoja1.T14"/>
    </style:style>
    <style:style style:name="ce49" style:family="table-cell" style:parent-style-name="Default">
      <style:map style:condition="cell-content()=&quot;R&quot;" style:apply-style-name="Sin_20_título2" style:base-cell-address="Hoja1.U14"/>
    </style:style>
    <style:style style:name="ce50" style:family="table-cell" style:parent-style-name="Default">
      <style:map style:condition="cell-content()=&quot;R&quot;" style:apply-style-name="Sin_20_título2" style:base-cell-address="Hoja1.X2"/>
    </style:style>
    <style:style style:name="ce51" style:family="table-cell" style:parent-style-name="Default">
      <style:map style:condition="cell-content()=&quot;R&quot;" style:apply-style-name="Sin_20_título2" style:base-cell-address="Hoja1.AD6"/>
    </style:style>
    <style:style style:name="ce52" style:family="table-cell" style:parent-style-name="Default">
      <style:map style:condition="cell-content()=&quot;R&quot;" style:apply-style-name="Sin_20_título2" style:base-cell-address="Hoja1.AD12"/>
    </style:style>
    <style:style style:name="ce53" style:family="table-cell" style:parent-style-name="Default">
      <style:table-cell-properties fo:border-bottom="none" fo:border-left="none" fo:border-right="0.06pt solid #000000" fo:border-top="0.06pt solid #000000"/>
      <style:map style:condition="cell-content()=&quot;R&quot;" style:apply-style-name="Sin_20_título2" style:base-cell-address="Hoja1.A1"/>
    </style:style>
    <style:style style:name="ce54" style:family="table-cell" style:parent-style-name="Default">
      <style:table-cell-properties fo:border-bottom="none" fo:border-left="none" fo:border-right="0.06pt solid #000000" fo:border-top="none"/>
      <style:map style:condition="cell-content()=&quot;R&quot;" style:apply-style-name="Sin_20_título2" style:base-cell-address="Hoja1.A1"/>
    </style:style>
    <style:style style:name="ce55" style:family="table-cell" style:parent-style-name="Default">
      <style:table-cell-properties fo:border-bottom="0.06pt solid #000000" fo:border-left="none" fo:border-right="0.06pt solid #000000" fo:border-top="none"/>
      <style:map style:condition="cell-content()=&quot;R&quot;" style:apply-style-name="Sin_20_título2" style:base-cell-address="Hoja1.A1"/>
    </style:style>
    <style:style style:name="ce56" style:family="table-cell" style:parent-style-name="Default">
      <style:map style:condition="cell-content()=&quot;A&quot;" style:apply-style-name="Sin_20_título3" style:base-cell-address="Hoja1.A1"/>
      <style:map style:condition="cell-content()=0" style:apply-style-name="Accent" style:base-cell-address="Hoja1.A1"/>
      <style:map style:condition="cell-content()=&quot;M&quot;" style:apply-style-name="Sin_20_título4" style:base-cell-address="Hoja1.A1"/>
      <style:map style:condition="cell-content()=&quot;S&quot;" style:apply-style-name="Sin_20_título5" style:base-cell-address="Hoja1.A1"/>
      <style:map style:condition="cell-content()=&quot;D&quot;" style:apply-style-name="Sin_20_título6" style:base-cell-address="Hoja1.A1"/>
      <style:map style:condition="cell-content()=&quot;P&quot;" style:apply-style-name="Sin_20_título7" style:base-cell-address="Hoja1.A1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4" table:default-cell-style-name="ce4"/>
        <table:table-column table:style-name="co2" table:number-columns-repeated="960" table:default-cell-style-name="ce56"/>
        <table:table-row table:style-name="ro1">
          <table:table-cell table:style-name="ce1" office:value-type="string" calcext:value-type="string">
            <text:p>R</text:p>
          </table:table-cell>
          <table:table-cell table:number-columns-repeated="62" table:style-name="ce5" office:value-type="string" calcext:value-type="string">
            <text:p>R</text:p>
          </table:table-cell>
          <table:table-cell table:style-name="ce53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7" office:value-type="string" calcext:value-type="string">
            <text:p>R</text:p>
          </table:table-cell>
          <table:table-cell table:style-name="ce20" office:value-type="string" calcext:value-type="string">
            <text:p>R</text:p>
          </table:table-cell>
          <table:table-cell table:number-columns-repeated="7" table:style-name="ce20" office:value-type="string" calcext:value-type="string">
            <text:p>A</text:p>
          </table:table-cell>
          <table:table-cell table:style-name="ce40" office:value-type="string" calcext:value-type="string">
            <text:p>R</text:p>
          </table:table-cell>
          <table:table-cell table:number-columns-repeated="6" office:value-type="string" calcext:value-type="string">
            <text:p>R</text:p>
          </table:table-cell>
          <table:table-cell table:style-name="ce50" office:value-type="string" calcext:value-type="string">
            <text:p>P</text:p>
          </table:table-cell>
          <table:table-cell table:number-columns-repeated="39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7" office:value-type="string" calcext:value-type="string">
            <text:p>R</text:p>
          </table:table-cell>
          <table:table-cell table:style-name="ce20" office:value-type="string" calcext:value-type="string">
            <text:p>R</text:p>
          </table:table-cell>
          <table:table-cell table:number-columns-repeated="7" table:style-name="ce20" office:value-type="string" calcext:value-type="string">
            <text:p>A</text:p>
          </table:table-cell>
          <table:table-cell table:style-name="ce40" office:value-type="string" calcext:value-type="string">
            <text:p>R</text:p>
          </table:table-cell>
          <table:table-cell table:number-columns-repeated="6" office:value-type="string" calcext:value-type="string">
            <text:p>R</text:p>
          </table:table-cell>
          <table:table-cell table:style-name="ce50" office:value-type="string" calcext:value-type="string">
            <text:p>P</text:p>
          </table:table-cell>
          <table:table-cell table:number-columns-repeated="39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7" office:value-type="string" calcext:value-type="string">
            <text:p>R</text:p>
          </table:table-cell>
          <table:table-cell table:number-columns-repeated="3" table:style-name="ce21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R</text:p>
          </table:table-cell>
          <table:table-cell table:style-name="ce40" office:value-type="string" calcext:value-type="string">
            <text:p>R</text:p>
          </table:table-cell>
          <table:table-cell table:number-columns-repeated="6" office:value-type="string" calcext:value-type="string">
            <text:p>R</text:p>
          </table:table-cell>
          <table:table-cell table:style-name="ce50" office:value-type="string" calcext:value-type="string">
            <text:p>P</text:p>
          </table:table-cell>
          <table:table-cell table:number-columns-repeated="39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7" office:value-type="string" calcext:value-type="string">
            <text:p>R</text:p>
          </table:table-cell>
          <table:table-cell table:number-columns-repeated="3" table:style-name="ce21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R</text:p>
          </table:table-cell>
          <table:table-cell table:style-name="ce40" office:value-type="string" calcext:value-type="string">
            <text:p>R</text:p>
          </table:table-cell>
          <table:table-cell table:number-columns-repeated="6" office:value-type="string" calcext:value-type="string">
            <text:p>R</text:p>
          </table:table-cell>
          <table:table-cell table:style-name="ce50" office:value-type="string" calcext:value-type="string">
            <text:p>P</text:p>
          </table:table-cell>
          <table:table-cell table:number-columns-repeated="39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7" office:value-type="string" calcext:value-type="string">
            <text:p>R</text:p>
          </table:table-cell>
          <table:table-cell table:number-columns-repeated="3" table:style-name="ce21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R</text:p>
          </table:table-cell>
          <table:table-cell table:style-name="ce40" office:value-type="string" calcext:value-type="string">
            <text:p>R</text:p>
          </table:table-cell>
          <table:table-cell table:number-columns-repeated="6" office:value-type="string" calcext:value-type="string">
            <text:p>R</text:p>
          </table:table-cell>
          <table:table-cell table:style-name="ce50" office:value-type="string" calcext:value-type="string">
            <text:p>P</text:p>
          </table:table-cell>
          <table:table-cell table:number-columns-repeated="5" office:value-type="string" calcext:value-type="string">
            <text:p>R</text:p>
          </table:table-cell>
          <table:table-cell table:number-columns-repeated="5" table:style-name="ce51" office:value-type="string" calcext:value-type="string">
            <text:p>D</text:p>
          </table:table-cell>
          <table:table-cell table:number-columns-repeated="29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7" office:value-type="string" calcext:value-type="string">
            <text:p>R</text:p>
          </table:table-cell>
          <table:table-cell table:number-columns-repeated="3" table:style-name="ce21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R</text:p>
          </table:table-cell>
          <table:table-cell table:style-name="ce40" office:value-type="string" calcext:value-type="string">
            <text:p>R</text:p>
          </table:table-cell>
          <table:table-cell table:number-columns-repeated="6" office:value-type="string" calcext:value-type="string">
            <text:p>R</text:p>
          </table:table-cell>
          <table:table-cell table:style-name="ce50" office:value-type="string" calcext:value-type="string">
            <text:p>P</text:p>
          </table:table-cell>
          <table:table-cell table:number-columns-repeated="5" office:value-type="string" calcext:value-type="string">
            <text:p>R</text:p>
          </table:table-cell>
          <table:table-cell table:number-columns-repeated="5" table:style-name="ce51" office:value-type="string" calcext:value-type="string">
            <text:p>D</text:p>
          </table:table-cell>
          <table:table-cell table:number-columns-repeated="29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7" office:value-type="string" calcext:value-type="string">
            <text:p>R</text:p>
          </table:table-cell>
          <table:table-cell table:number-columns-repeated="3" table:style-name="ce22" office:value-type="string" calcext:value-type="string">
            <text:p>S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style-name="ce40" office:value-type="string" calcext:value-type="string">
            <text:p>R</text:p>
          </table:table-cell>
          <table:table-cell table:number-columns-repeated="6" office:value-type="string" calcext:value-type="string">
            <text:p>R</text:p>
          </table:table-cell>
          <table:table-cell table:style-name="ce50" office:value-type="string" calcext:value-type="string">
            <text:p>P</text:p>
          </table:table-cell>
          <table:table-cell table:number-columns-repeated="5" office:value-type="string" calcext:value-type="string">
            <text:p>R</text:p>
          </table:table-cell>
          <table:table-cell table:number-columns-repeated="5" table:style-name="ce51" office:value-type="string" calcext:value-type="string">
            <text:p>D</text:p>
          </table:table-cell>
          <table:table-cell table:number-columns-repeated="29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7" office:value-type="string" calcext:value-type="string">
            <text:p>R</text:p>
          </table:table-cell>
          <table:table-cell table:number-columns-repeated="6" table:style-name="ce23" office:value-type="string" calcext:value-type="string">
            <text:p>R</text:p>
          </table:table-cell>
          <table:table-cell table:number-columns-repeated="2" office:value-type="string" calcext:value-type="string">
            <text:p>R</text:p>
          </table:table-cell>
          <table:table-cell table:style-name="ce40" office:value-type="string" calcext:value-type="string">
            <text:p>R</text:p>
          </table:table-cell>
          <table:table-cell table:number-columns-repeated="6" office:value-type="string" calcext:value-type="string">
            <text:p>R</text:p>
          </table:table-cell>
          <table:table-cell table:style-name="ce50" office:value-type="string" calcext:value-type="string">
            <text:p>P</text:p>
          </table:table-cell>
          <table:table-cell table:number-columns-repeated="5" office:value-type="string" calcext:value-type="string">
            <text:p>R</text:p>
          </table:table-cell>
          <table:table-cell table:number-columns-repeated="5" table:style-name="ce51" office:value-type="string" calcext:value-type="string">
            <text:p>D</text:p>
          </table:table-cell>
          <table:table-cell table:number-columns-repeated="29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7" office:value-type="string" calcext:value-type="string">
            <text:p>R</text:p>
          </table:table-cell>
          <table:table-cell table:number-columns-repeated="6" table:style-name="ce23" office:value-type="string" calcext:value-type="string">
            <text:p>R</text:p>
          </table:table-cell>
          <table:table-cell table:number-columns-repeated="2" office:value-type="string" calcext:value-type="string">
            <text:p>R</text:p>
          </table:table-cell>
          <table:table-cell table:style-name="ce40" office:value-type="string" calcext:value-type="string">
            <text:p>R</text:p>
          </table:table-cell>
          <table:table-cell table:number-columns-repeated="6" office:value-type="string" calcext:value-type="string">
            <text:p>R</text:p>
          </table:table-cell>
          <table:table-cell table:style-name="ce50" office:value-type="string" calcext:value-type="string">
            <text:p>P</text:p>
          </table:table-cell>
          <table:table-cell table:number-columns-repeated="5" office:value-type="string" calcext:value-type="string">
            <text:p>R</text:p>
          </table:table-cell>
          <table:table-cell table:number-columns-repeated="5" table:style-name="ce51" office:value-type="string" calcext:value-type="string">
            <text:p>D</text:p>
          </table:table-cell>
          <table:table-cell table:number-columns-repeated="29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table:style-name="ce7" office:value-type="string" calcext:value-type="string">
            <text:p>R</text:p>
          </table:table-cell>
          <table:table-cell table:style-name="ce9" office:value-type="string" calcext:value-type="string">
            <text:p>R</text:p>
          </table:table-cell>
          <table:table-cell table:style-name="ce11" office:value-type="string" calcext:value-type="string">
            <text:p>R</text:p>
          </table:table-cell>
          <table:table-cell table:style-name="ce14" office:value-type="string" calcext:value-type="string">
            <text:p>R</text:p>
          </table:table-cell>
          <table:table-cell table:style-name="ce16" office:value-type="string" calcext:value-type="string">
            <text:p>R</text:p>
          </table:table-cell>
          <table:table-cell table:style-name="ce18" office:value-type="string" calcext:value-type="string">
            <text:p>R</text:p>
          </table:table-cell>
          <table:table-cell table:style-name="ce24" office:value-type="string" calcext:value-type="string">
            <text:p>R</text:p>
          </table:table-cell>
          <table:table-cell table:style-name="ce26" office:value-type="string" calcext:value-type="string">
            <text:p>R</text:p>
          </table:table-cell>
          <table:table-cell table:style-name="ce28" office:value-type="string" calcext:value-type="string">
            <text:p>R</text:p>
          </table:table-cell>
          <table:table-cell table:style-name="ce30" office:value-type="string" calcext:value-type="string">
            <text:p>R</text:p>
          </table:table-cell>
          <table:table-cell table:style-name="ce32" office:value-type="string" calcext:value-type="string">
            <text:p>R</text:p>
          </table:table-cell>
          <table:table-cell table:style-name="ce34" office:value-type="string" calcext:value-type="string">
            <text:p>R</text:p>
          </table:table-cell>
          <table:table-cell table:style-name="ce36" office:value-type="string" calcext:value-type="string">
            <text:p>R</text:p>
          </table:table-cell>
          <table:table-cell table:style-name="ce38" office:value-type="string" calcext:value-type="string">
            <text:p>R</text:p>
          </table:table-cell>
          <table:table-cell table:style-name="ce41" office:value-type="string" calcext:value-type="string">
            <text:p>R</text:p>
          </table:table-cell>
          <table:table-cell table:style-name="ce43" office:value-type="string" calcext:value-type="string">
            <text:p>R</text:p>
          </table:table-cell>
          <table:table-cell table:style-name="ce45" office:value-type="string" calcext:value-type="string">
            <text:p>R</text:p>
          </table:table-cell>
          <table:table-cell table:style-name="ce47" office:value-type="string" calcext:value-type="string">
            <text:p>R</text:p>
          </table:table-cell>
          <table:table-cell table:number-columns-repeated="9" office:value-type="string" calcext:value-type="string">
            <text:p>R</text:p>
          </table:table-cell>
          <table:table-cell table:number-columns-repeated="5" table:style-name="ce51" office:value-type="string" calcext:value-type="string">
            <text:p>D</text:p>
          </table:table-cell>
          <table:table-cell table:number-columns-repeated="29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28" office:value-type="string" calcext:value-type="string">
            <text:p>R</text:p>
          </table:table-cell>
          <table:table-cell table:number-columns-repeated="5" table:style-name="ce52" office:value-type="string" calcext:value-type="string">
            <text:p>D</text:p>
          </table:table-cell>
          <table:table-cell table:number-columns-repeated="29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28" office:value-type="string" calcext:value-type="string">
            <text:p>R</text:p>
          </table:table-cell>
          <table:table-cell table:number-columns-repeated="5" table:style-name="ce52" office:value-type="string" calcext:value-type="string">
            <text:p>D</text:p>
          </table:table-cell>
          <table:table-cell table:number-columns-repeated="29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table:style-name="ce8" office:value-type="string" calcext:value-type="string">
            <text:p>P</text:p>
          </table:table-cell>
          <table:table-cell table:style-name="ce10" office:value-type="string" calcext:value-type="string">
            <text:p>P</text:p>
          </table:table-cell>
          <table:table-cell table:style-name="ce12" office:value-type="string" calcext:value-type="string">
            <text:p>P</text:p>
          </table:table-cell>
          <table:table-cell table:style-name="ce15" office:value-type="string" calcext:value-type="string">
            <text:p>P</text:p>
          </table:table-cell>
          <table:table-cell table:style-name="ce17" office:value-type="string" calcext:value-type="string">
            <text:p>M</text:p>
          </table:table-cell>
          <table:table-cell table:style-name="ce19" office:value-type="string" calcext:value-type="string">
            <text:p>M</text:p>
          </table:table-cell>
          <table:table-cell table:style-name="ce25" office:value-type="string" calcext:value-type="string">
            <text:p>M</text:p>
          </table:table-cell>
          <table:table-cell table:style-name="ce27" office:value-type="string" calcext:value-type="string">
            <text:p>M</text:p>
          </table:table-cell>
          <table:table-cell table:style-name="ce29" office:value-type="string" calcext:value-type="string">
            <text:p>P</text:p>
          </table:table-cell>
          <table:table-cell table:style-name="ce31" office:value-type="string" calcext:value-type="string">
            <text:p>P</text:p>
          </table:table-cell>
          <table:table-cell table:style-name="ce33" office:value-type="string" calcext:value-type="string">
            <text:p>P</text:p>
          </table:table-cell>
          <table:table-cell table:style-name="ce35" office:value-type="string" calcext:value-type="string">
            <text:p>P</text:p>
          </table:table-cell>
          <table:table-cell table:style-name="ce37" office:value-type="string" calcext:value-type="string">
            <text:p>P</text:p>
          </table:table-cell>
          <table:table-cell table:style-name="ce39" office:value-type="string" calcext:value-type="string">
            <text:p>P</text:p>
          </table:table-cell>
          <table:table-cell table:style-name="ce42" office:value-type="string" calcext:value-type="string">
            <text:p>P</text:p>
          </table:table-cell>
          <table:table-cell table:style-name="ce44" office:value-type="string" calcext:value-type="string">
            <text:p>P</text:p>
          </table:table-cell>
          <table:table-cell table:style-name="ce46" office:value-type="string" calcext:value-type="string">
            <text:p>P</text:p>
          </table:table-cell>
          <table:table-cell table:style-name="ce48" office:value-type="string" calcext:value-type="string">
            <text:p>P</text:p>
          </table:table-cell>
          <table:table-cell table:style-name="ce49" office:value-type="string" calcext:value-type="string">
            <text:p>P</text:p>
          </table:table-cell>
          <table:table-cell table:number-columns-repeated="8" office:value-type="string" calcext:value-type="string">
            <text:p>R</text:p>
          </table:table-cell>
          <table:table-cell table:number-columns-repeated="5" table:style-name="ce52" office:value-type="string" calcext:value-type="string">
            <text:p>D</text:p>
          </table:table-cell>
          <table:table-cell table:number-columns-repeated="29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3" office:value-type="string" calcext:value-type="string">
            <text:p>R</text:p>
          </table:table-cell>
          <table:table-cell table:number-columns-repeated="5" table:style-name="ce13" office:value-type="string" calcext:value-type="string">
            <text:p>R</text:p>
          </table:table-cell>
          <table:table-cell table:number-columns-repeated="20" office:value-type="string" calcext:value-type="string">
            <text:p>R</text:p>
          </table:table-cell>
          <table:table-cell table:number-columns-repeated="5" table:style-name="ce52" office:value-type="string" calcext:value-type="string">
            <text:p>D</text:p>
          </table:table-cell>
          <table:table-cell table:number-columns-repeated="29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3" office:value-type="string" calcext:value-type="string">
            <text:p>R</text:p>
          </table:table-cell>
          <table:table-cell table:number-columns-repeated="5" table:style-name="ce13" office:value-type="string" calcext:value-type="string">
            <text:p>R</text:p>
          </table:table-cell>
          <table:table-cell table:number-columns-repeated="20" office:value-type="string" calcext:value-type="string">
            <text:p>R</text:p>
          </table:table-cell>
          <table:table-cell table:number-columns-repeated="5" table:style-name="ce52" office:value-type="string" calcext:value-type="string">
            <text:p>D</text:p>
          </table:table-cell>
          <table:table-cell table:number-columns-repeated="29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3" office:value-type="string" calcext:value-type="string">
            <text:p>R</text:p>
          </table:table-cell>
          <table:table-cell table:number-columns-repeated="5" table:style-name="ce13" office:value-type="string" calcext:value-type="string">
            <text:p>R</text:p>
          </table:table-cell>
          <table:table-cell table:number-columns-repeated="20" office:value-type="string" calcext:value-type="string">
            <text:p>R</text:p>
          </table:table-cell>
          <table:table-cell table:number-columns-repeated="5" table:style-name="ce52" office:value-type="string" calcext:value-type="string">
            <text:p>D</text:p>
          </table:table-cell>
          <table:table-cell table:number-columns-repeated="29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3" office:value-type="string" calcext:value-type="string">
            <text:p>R</text:p>
          </table:table-cell>
          <table:table-cell table:number-columns-repeated="5" table:style-name="ce13" office:value-type="string" calcext:value-type="string">
            <text:p>R</text:p>
          </table:table-cell>
          <table:table-cell table:number-columns-repeated="54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3" office:value-type="string" calcext:value-type="string">
            <text:p>R</text:p>
          </table:table-cell>
          <table:table-cell table:number-columns-repeated="5" table:style-name="ce13" office:value-type="string" calcext:value-type="string">
            <text:p>R</text:p>
          </table:table-cell>
          <table:table-cell table:number-columns-repeated="54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3" office:value-type="string" calcext:value-type="string">
            <text:p>R</text:p>
          </table:table-cell>
          <table:table-cell table:number-columns-repeated="5" table:style-name="ce13" office:value-type="string" calcext:value-type="string">
            <text:p>R</text:p>
          </table:table-cell>
          <table:table-cell table:number-columns-repeated="54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number-columns-repeated="62" office:value-type="string" calcext:value-type="string">
            <text:p>R</text:p>
          </table:table-cell>
          <table:table-cell table:style-name="ce54" office:value-type="string" calcext:value-type="string">
            <text:p>R</text:p>
          </table:table-cell>
          <table:table-cell table:number-columns-repeated="960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number-columns-repeated="62" table:style-name="ce6" office:value-type="string" calcext:value-type="string">
            <text:p>R</text:p>
          </table:table-cell>
          <table:table-cell table:style-name="ce55" office:value-type="string" calcext:value-type="string">
            <text:p>R</text:p>
          </table:table-cell>
          <table:table-cell table:number-columns-repeated="96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Hoja1.A1:Hoja1.BL1 Hoja1.A21:Hoja1.BL1048576 Hoja1.A14:Hoja1.B14 Hoja1.Y6:Hoja1.AC10 Hoja1.AI6:Hoja1.BL17 Hoja1.J15:Hoja1.AC17 Hoja1.V14:Hoja1.AC14 Hoja1.A15:Hoja1.D20 Hoja1.J18:Hoja1.BL20 Hoja1.A12:Hoja1.AC13 Hoja1.A11:Hoja1.B11 Hoja1.U11:Hoja1.AC11 Hoja1.R2:Hoja1.W10 Hoja1.Y2:Hoja1.BL5 Hoja1.A2:Hoja1.H6 Hoja1.A7:Hoja1.H10 Hoja1.L3:Hoja1.P8 Hoja1.O9:Hoja1.P10">
            <calcext:condition calcext:apply-style-name="Sin título2" calcext:value="=&quot;R&quot;" calcext:base-cell-address="Hoja1.A1"/>
          </calcext:conditional-format>
          <calcext:conditional-format calcext:target-range-address="Hoja1.A1:Hoja1.AMJ1 Hoja1.A21:Hoja1.AMJ1048576 Hoja1.A14:Hoja1.B14 Hoja1.Y6:Hoja1.AC10 Hoja1.AI6:Hoja1.AMJ17 Hoja1.J15:Hoja1.AC17 Hoja1.V14:Hoja1.AC14 Hoja1.A15:Hoja1.D20 Hoja1.J18:Hoja1.AMJ20 Hoja1.A12:Hoja1.AC13 Hoja1.A11:Hoja1.B11 Hoja1.U11:Hoja1.AC11 Hoja1.R2:Hoja1.W10 Hoja1.Y2:Hoja1.AMJ5 Hoja1.A2:Hoja1.H6 Hoja1.A7:Hoja1.H10 Hoja1.L3:Hoja1.P8 Hoja1.O9:Hoja1.P10">
            <calcext:condition calcext:apply-style-name="Sin título3" calcext:value="=&quot;A&quot;" calcext:base-cell-address="Hoja1.A1"/>
            <calcext:condition calcext:apply-style-name="Accent" calcext:value="=0" calcext:base-cell-address="Hoja1.A1"/>
            <calcext:condition calcext:apply-style-name="Sin título4" calcext:value="=&quot;M&quot;" calcext:base-cell-address="Hoja1.A1"/>
            <calcext:condition calcext:apply-style-name="Sin título5" calcext:value="=&quot;S&quot;" calcext:base-cell-address="Hoja1.A1"/>
            <calcext:condition calcext:apply-style-name="Sin título6" calcext:value="=&quot;D&quot;" calcext:base-cell-address="Hoja1.A1"/>
            <calcext:condition calcext:apply-style-name="Sin título7" calcext:value="=&quot;P&quot;" calcext:base-cell-address="Hoja1.A1"/>
          </calcext:conditional-format>
          <calcext:conditional-format calcext:target-range-address="Hoja1.C14:Hoja1.C14">
            <calcext:condition calcext:apply-style-name="Sin título2" calcext:value="=&quot;R&quot;" calcext:base-cell-address="Hoja1.C14"/>
          </calcext:conditional-format>
          <calcext:conditional-format calcext:target-range-address="Hoja1.C14:Hoja1.C14">
            <calcext:condition calcext:apply-style-name="Sin título3" calcext:value="=&quot;A&quot;" calcext:base-cell-address="Hoja1.C14"/>
            <calcext:condition calcext:apply-style-name="Accent" calcext:value="=0" calcext:base-cell-address="Hoja1.C14"/>
            <calcext:condition calcext:apply-style-name="Sin título4" calcext:value="=&quot;M&quot;" calcext:base-cell-address="Hoja1.C14"/>
            <calcext:condition calcext:apply-style-name="Sin título5" calcext:value="=&quot;S&quot;" calcext:base-cell-address="Hoja1.C14"/>
            <calcext:condition calcext:apply-style-name="Sin título6" calcext:value="=&quot;D&quot;" calcext:base-cell-address="Hoja1.C14"/>
            <calcext:condition calcext:apply-style-name="Sin título7" calcext:value="=&quot;P&quot;" calcext:base-cell-address="Hoja1.C14"/>
          </calcext:conditional-format>
          <calcext:conditional-format calcext:target-range-address="Hoja1.D14:Hoja1.D14">
            <calcext:condition calcext:apply-style-name="Sin título2" calcext:value="=&quot;R&quot;" calcext:base-cell-address="Hoja1.D14"/>
          </calcext:conditional-format>
          <calcext:conditional-format calcext:target-range-address="Hoja1.D14:Hoja1.D14">
            <calcext:condition calcext:apply-style-name="Sin título3" calcext:value="=&quot;A&quot;" calcext:base-cell-address="Hoja1.D14"/>
            <calcext:condition calcext:apply-style-name="Accent" calcext:value="=0" calcext:base-cell-address="Hoja1.D14"/>
            <calcext:condition calcext:apply-style-name="Sin título4" calcext:value="=&quot;M&quot;" calcext:base-cell-address="Hoja1.D14"/>
            <calcext:condition calcext:apply-style-name="Sin título5" calcext:value="=&quot;S&quot;" calcext:base-cell-address="Hoja1.D14"/>
            <calcext:condition calcext:apply-style-name="Sin título6" calcext:value="=&quot;D&quot;" calcext:base-cell-address="Hoja1.D14"/>
            <calcext:condition calcext:apply-style-name="Sin título7" calcext:value="=&quot;P&quot;" calcext:base-cell-address="Hoja1.D14"/>
          </calcext:conditional-format>
          <calcext:conditional-format calcext:target-range-address="Hoja1.E14:Hoja1.E14">
            <calcext:condition calcext:apply-style-name="Sin título2" calcext:value="=&quot;R&quot;" calcext:base-cell-address="Hoja1.E14"/>
          </calcext:conditional-format>
          <calcext:conditional-format calcext:target-range-address="Hoja1.E14:Hoja1.E14">
            <calcext:condition calcext:apply-style-name="Sin título3" calcext:value="=&quot;A&quot;" calcext:base-cell-address="Hoja1.E14"/>
            <calcext:condition calcext:apply-style-name="Accent" calcext:value="=0" calcext:base-cell-address="Hoja1.E14"/>
            <calcext:condition calcext:apply-style-name="Sin título4" calcext:value="=&quot;M&quot;" calcext:base-cell-address="Hoja1.E14"/>
            <calcext:condition calcext:apply-style-name="Sin título5" calcext:value="=&quot;S&quot;" calcext:base-cell-address="Hoja1.E14"/>
            <calcext:condition calcext:apply-style-name="Sin título6" calcext:value="=&quot;D&quot;" calcext:base-cell-address="Hoja1.E14"/>
            <calcext:condition calcext:apply-style-name="Sin título7" calcext:value="=&quot;P&quot;" calcext:base-cell-address="Hoja1.E14"/>
          </calcext:conditional-format>
          <calcext:conditional-format calcext:target-range-address="Hoja1.F14:Hoja1.F14">
            <calcext:condition calcext:apply-style-name="Sin título2" calcext:value="=&quot;R&quot;" calcext:base-cell-address="Hoja1.F14"/>
          </calcext:conditional-format>
          <calcext:conditional-format calcext:target-range-address="Hoja1.F14:Hoja1.F14">
            <calcext:condition calcext:apply-style-name="Sin título3" calcext:value="=&quot;A&quot;" calcext:base-cell-address="Hoja1.F14"/>
            <calcext:condition calcext:apply-style-name="Accent" calcext:value="=0" calcext:base-cell-address="Hoja1.F14"/>
            <calcext:condition calcext:apply-style-name="Sin título4" calcext:value="=&quot;M&quot;" calcext:base-cell-address="Hoja1.F14"/>
            <calcext:condition calcext:apply-style-name="Sin título5" calcext:value="=&quot;S&quot;" calcext:base-cell-address="Hoja1.F14"/>
            <calcext:condition calcext:apply-style-name="Sin título6" calcext:value="=&quot;D&quot;" calcext:base-cell-address="Hoja1.F14"/>
            <calcext:condition calcext:apply-style-name="Sin título7" calcext:value="=&quot;P&quot;" calcext:base-cell-address="Hoja1.F14"/>
          </calcext:conditional-format>
          <calcext:conditional-format calcext:target-range-address="Hoja1.G14:Hoja1.G14">
            <calcext:condition calcext:apply-style-name="Sin título2" calcext:value="=&quot;R&quot;" calcext:base-cell-address="Hoja1.G14"/>
          </calcext:conditional-format>
          <calcext:conditional-format calcext:target-range-address="Hoja1.G14:Hoja1.G14">
            <calcext:condition calcext:apply-style-name="Sin título3" calcext:value="=&quot;A&quot;" calcext:base-cell-address="Hoja1.G14"/>
            <calcext:condition calcext:apply-style-name="Accent" calcext:value="=0" calcext:base-cell-address="Hoja1.G14"/>
            <calcext:condition calcext:apply-style-name="Sin título4" calcext:value="=&quot;M&quot;" calcext:base-cell-address="Hoja1.G14"/>
            <calcext:condition calcext:apply-style-name="Sin título5" calcext:value="=&quot;S&quot;" calcext:base-cell-address="Hoja1.G14"/>
            <calcext:condition calcext:apply-style-name="Sin título6" calcext:value="=&quot;D&quot;" calcext:base-cell-address="Hoja1.G14"/>
            <calcext:condition calcext:apply-style-name="Sin título7" calcext:value="=&quot;P&quot;" calcext:base-cell-address="Hoja1.G14"/>
          </calcext:conditional-format>
          <calcext:conditional-format calcext:target-range-address="Hoja1.H14:Hoja1.H14">
            <calcext:condition calcext:apply-style-name="Sin título2" calcext:value="=&quot;R&quot;" calcext:base-cell-address="Hoja1.H14"/>
          </calcext:conditional-format>
          <calcext:conditional-format calcext:target-range-address="Hoja1.H14:Hoja1.H14">
            <calcext:condition calcext:apply-style-name="Sin título3" calcext:value="=&quot;A&quot;" calcext:base-cell-address="Hoja1.H14"/>
            <calcext:condition calcext:apply-style-name="Accent" calcext:value="=0" calcext:base-cell-address="Hoja1.H14"/>
            <calcext:condition calcext:apply-style-name="Sin título4" calcext:value="=&quot;M&quot;" calcext:base-cell-address="Hoja1.H14"/>
            <calcext:condition calcext:apply-style-name="Sin título5" calcext:value="=&quot;S&quot;" calcext:base-cell-address="Hoja1.H14"/>
            <calcext:condition calcext:apply-style-name="Sin título6" calcext:value="=&quot;D&quot;" calcext:base-cell-address="Hoja1.H14"/>
            <calcext:condition calcext:apply-style-name="Sin título7" calcext:value="=&quot;P&quot;" calcext:base-cell-address="Hoja1.H14"/>
          </calcext:conditional-format>
          <calcext:conditional-format calcext:target-range-address="Hoja1.I14:Hoja1.I14">
            <calcext:condition calcext:apply-style-name="Sin título2" calcext:value="=&quot;R&quot;" calcext:base-cell-address="Hoja1.I14"/>
          </calcext:conditional-format>
          <calcext:conditional-format calcext:target-range-address="Hoja1.I14:Hoja1.I14">
            <calcext:condition calcext:apply-style-name="Sin título3" calcext:value="=&quot;A&quot;" calcext:base-cell-address="Hoja1.I14"/>
            <calcext:condition calcext:apply-style-name="Accent" calcext:value="=0" calcext:base-cell-address="Hoja1.I14"/>
            <calcext:condition calcext:apply-style-name="Sin título4" calcext:value="=&quot;M&quot;" calcext:base-cell-address="Hoja1.I14"/>
            <calcext:condition calcext:apply-style-name="Sin título5" calcext:value="=&quot;S&quot;" calcext:base-cell-address="Hoja1.I14"/>
            <calcext:condition calcext:apply-style-name="Sin título6" calcext:value="=&quot;D&quot;" calcext:base-cell-address="Hoja1.I14"/>
            <calcext:condition calcext:apply-style-name="Sin título7" calcext:value="=&quot;P&quot;" calcext:base-cell-address="Hoja1.I14"/>
          </calcext:conditional-format>
          <calcext:conditional-format calcext:target-range-address="Hoja1.J14:Hoja1.J14">
            <calcext:condition calcext:apply-style-name="Sin título2" calcext:value="=&quot;R&quot;" calcext:base-cell-address="Hoja1.J14"/>
          </calcext:conditional-format>
          <calcext:conditional-format calcext:target-range-address="Hoja1.J14:Hoja1.J14">
            <calcext:condition calcext:apply-style-name="Sin título3" calcext:value="=&quot;A&quot;" calcext:base-cell-address="Hoja1.J14"/>
            <calcext:condition calcext:apply-style-name="Accent" calcext:value="=0" calcext:base-cell-address="Hoja1.J14"/>
            <calcext:condition calcext:apply-style-name="Sin título4" calcext:value="=&quot;M&quot;" calcext:base-cell-address="Hoja1.J14"/>
            <calcext:condition calcext:apply-style-name="Sin título5" calcext:value="=&quot;S&quot;" calcext:base-cell-address="Hoja1.J14"/>
            <calcext:condition calcext:apply-style-name="Sin título6" calcext:value="=&quot;D&quot;" calcext:base-cell-address="Hoja1.J14"/>
            <calcext:condition calcext:apply-style-name="Sin título7" calcext:value="=&quot;P&quot;" calcext:base-cell-address="Hoja1.J14"/>
          </calcext:conditional-format>
          <calcext:conditional-format calcext:target-range-address="Hoja1.K14:Hoja1.K14">
            <calcext:condition calcext:apply-style-name="Sin título2" calcext:value="=&quot;R&quot;" calcext:base-cell-address="Hoja1.K14"/>
          </calcext:conditional-format>
          <calcext:conditional-format calcext:target-range-address="Hoja1.K14:Hoja1.K14">
            <calcext:condition calcext:apply-style-name="Sin título3" calcext:value="=&quot;A&quot;" calcext:base-cell-address="Hoja1.K14"/>
            <calcext:condition calcext:apply-style-name="Accent" calcext:value="=0" calcext:base-cell-address="Hoja1.K14"/>
            <calcext:condition calcext:apply-style-name="Sin título4" calcext:value="=&quot;M&quot;" calcext:base-cell-address="Hoja1.K14"/>
            <calcext:condition calcext:apply-style-name="Sin título5" calcext:value="=&quot;S&quot;" calcext:base-cell-address="Hoja1.K14"/>
            <calcext:condition calcext:apply-style-name="Sin título6" calcext:value="=&quot;D&quot;" calcext:base-cell-address="Hoja1.K14"/>
            <calcext:condition calcext:apply-style-name="Sin título7" calcext:value="=&quot;P&quot;" calcext:base-cell-address="Hoja1.K14"/>
          </calcext:conditional-format>
          <calcext:conditional-format calcext:target-range-address="Hoja1.L14:Hoja1.L14">
            <calcext:condition calcext:apply-style-name="Sin título2" calcext:value="=&quot;R&quot;" calcext:base-cell-address="Hoja1.L14"/>
          </calcext:conditional-format>
          <calcext:conditional-format calcext:target-range-address="Hoja1.L14:Hoja1.L14">
            <calcext:condition calcext:apply-style-name="Sin título3" calcext:value="=&quot;A&quot;" calcext:base-cell-address="Hoja1.L14"/>
            <calcext:condition calcext:apply-style-name="Accent" calcext:value="=0" calcext:base-cell-address="Hoja1.L14"/>
            <calcext:condition calcext:apply-style-name="Sin título4" calcext:value="=&quot;M&quot;" calcext:base-cell-address="Hoja1.L14"/>
            <calcext:condition calcext:apply-style-name="Sin título5" calcext:value="=&quot;S&quot;" calcext:base-cell-address="Hoja1.L14"/>
            <calcext:condition calcext:apply-style-name="Sin título6" calcext:value="=&quot;D&quot;" calcext:base-cell-address="Hoja1.L14"/>
            <calcext:condition calcext:apply-style-name="Sin título7" calcext:value="=&quot;P&quot;" calcext:base-cell-address="Hoja1.L14"/>
          </calcext:conditional-format>
          <calcext:conditional-format calcext:target-range-address="Hoja1.M14:Hoja1.M14">
            <calcext:condition calcext:apply-style-name="Sin título2" calcext:value="=&quot;R&quot;" calcext:base-cell-address="Hoja1.M14"/>
          </calcext:conditional-format>
          <calcext:conditional-format calcext:target-range-address="Hoja1.M14:Hoja1.M14">
            <calcext:condition calcext:apply-style-name="Sin título3" calcext:value="=&quot;A&quot;" calcext:base-cell-address="Hoja1.M14"/>
            <calcext:condition calcext:apply-style-name="Accent" calcext:value="=0" calcext:base-cell-address="Hoja1.M14"/>
            <calcext:condition calcext:apply-style-name="Sin título4" calcext:value="=&quot;M&quot;" calcext:base-cell-address="Hoja1.M14"/>
            <calcext:condition calcext:apply-style-name="Sin título5" calcext:value="=&quot;S&quot;" calcext:base-cell-address="Hoja1.M14"/>
            <calcext:condition calcext:apply-style-name="Sin título6" calcext:value="=&quot;D&quot;" calcext:base-cell-address="Hoja1.M14"/>
            <calcext:condition calcext:apply-style-name="Sin título7" calcext:value="=&quot;P&quot;" calcext:base-cell-address="Hoja1.M14"/>
          </calcext:conditional-format>
          <calcext:conditional-format calcext:target-range-address="Hoja1.N14:Hoja1.N14">
            <calcext:condition calcext:apply-style-name="Sin título2" calcext:value="=&quot;R&quot;" calcext:base-cell-address="Hoja1.N14"/>
          </calcext:conditional-format>
          <calcext:conditional-format calcext:target-range-address="Hoja1.N14:Hoja1.N14">
            <calcext:condition calcext:apply-style-name="Sin título3" calcext:value="=&quot;A&quot;" calcext:base-cell-address="Hoja1.N14"/>
            <calcext:condition calcext:apply-style-name="Accent" calcext:value="=0" calcext:base-cell-address="Hoja1.N14"/>
            <calcext:condition calcext:apply-style-name="Sin título4" calcext:value="=&quot;M&quot;" calcext:base-cell-address="Hoja1.N14"/>
            <calcext:condition calcext:apply-style-name="Sin título5" calcext:value="=&quot;S&quot;" calcext:base-cell-address="Hoja1.N14"/>
            <calcext:condition calcext:apply-style-name="Sin título6" calcext:value="=&quot;D&quot;" calcext:base-cell-address="Hoja1.N14"/>
            <calcext:condition calcext:apply-style-name="Sin título7" calcext:value="=&quot;P&quot;" calcext:base-cell-address="Hoja1.N14"/>
          </calcext:conditional-format>
          <calcext:conditional-format calcext:target-range-address="Hoja1.O14:Hoja1.O14">
            <calcext:condition calcext:apply-style-name="Sin título2" calcext:value="=&quot;R&quot;" calcext:base-cell-address="Hoja1.O14"/>
          </calcext:conditional-format>
          <calcext:conditional-format calcext:target-range-address="Hoja1.O14:Hoja1.O14">
            <calcext:condition calcext:apply-style-name="Sin título3" calcext:value="=&quot;A&quot;" calcext:base-cell-address="Hoja1.O14"/>
            <calcext:condition calcext:apply-style-name="Accent" calcext:value="=0" calcext:base-cell-address="Hoja1.O14"/>
            <calcext:condition calcext:apply-style-name="Sin título4" calcext:value="=&quot;M&quot;" calcext:base-cell-address="Hoja1.O14"/>
            <calcext:condition calcext:apply-style-name="Sin título5" calcext:value="=&quot;S&quot;" calcext:base-cell-address="Hoja1.O14"/>
            <calcext:condition calcext:apply-style-name="Sin título6" calcext:value="=&quot;D&quot;" calcext:base-cell-address="Hoja1.O14"/>
            <calcext:condition calcext:apply-style-name="Sin título7" calcext:value="=&quot;P&quot;" calcext:base-cell-address="Hoja1.O14"/>
          </calcext:conditional-format>
          <calcext:conditional-format calcext:target-range-address="Hoja1.P14:Hoja1.P14">
            <calcext:condition calcext:apply-style-name="Sin título2" calcext:value="=&quot;R&quot;" calcext:base-cell-address="Hoja1.P14"/>
          </calcext:conditional-format>
          <calcext:conditional-format calcext:target-range-address="Hoja1.P14:Hoja1.P14">
            <calcext:condition calcext:apply-style-name="Sin título3" calcext:value="=&quot;A&quot;" calcext:base-cell-address="Hoja1.P14"/>
            <calcext:condition calcext:apply-style-name="Accent" calcext:value="=0" calcext:base-cell-address="Hoja1.P14"/>
            <calcext:condition calcext:apply-style-name="Sin título4" calcext:value="=&quot;M&quot;" calcext:base-cell-address="Hoja1.P14"/>
            <calcext:condition calcext:apply-style-name="Sin título5" calcext:value="=&quot;S&quot;" calcext:base-cell-address="Hoja1.P14"/>
            <calcext:condition calcext:apply-style-name="Sin título6" calcext:value="=&quot;D&quot;" calcext:base-cell-address="Hoja1.P14"/>
            <calcext:condition calcext:apply-style-name="Sin título7" calcext:value="=&quot;P&quot;" calcext:base-cell-address="Hoja1.P14"/>
          </calcext:conditional-format>
          <calcext:conditional-format calcext:target-range-address="Hoja1.Q14:Hoja1.Q14">
            <calcext:condition calcext:apply-style-name="Sin título2" calcext:value="=&quot;R&quot;" calcext:base-cell-address="Hoja1.Q14"/>
          </calcext:conditional-format>
          <calcext:conditional-format calcext:target-range-address="Hoja1.Q14:Hoja1.Q14">
            <calcext:condition calcext:apply-style-name="Sin título3" calcext:value="=&quot;A&quot;" calcext:base-cell-address="Hoja1.Q14"/>
            <calcext:condition calcext:apply-style-name="Accent" calcext:value="=0" calcext:base-cell-address="Hoja1.Q14"/>
            <calcext:condition calcext:apply-style-name="Sin título4" calcext:value="=&quot;M&quot;" calcext:base-cell-address="Hoja1.Q14"/>
            <calcext:condition calcext:apply-style-name="Sin título5" calcext:value="=&quot;S&quot;" calcext:base-cell-address="Hoja1.Q14"/>
            <calcext:condition calcext:apply-style-name="Sin título6" calcext:value="=&quot;D&quot;" calcext:base-cell-address="Hoja1.Q14"/>
            <calcext:condition calcext:apply-style-name="Sin título7" calcext:value="=&quot;P&quot;" calcext:base-cell-address="Hoja1.Q14"/>
          </calcext:conditional-format>
          <calcext:conditional-format calcext:target-range-address="Hoja1.AD6:Hoja1.AH11">
            <calcext:condition calcext:apply-style-name="Sin título2" calcext:value="=&quot;R&quot;" calcext:base-cell-address="Hoja1.AD6"/>
          </calcext:conditional-format>
          <calcext:conditional-format calcext:target-range-address="Hoja1.AD6:Hoja1.AH11">
            <calcext:condition calcext:apply-style-name="Sin título3" calcext:value="=&quot;A&quot;" calcext:base-cell-address="Hoja1.AD6"/>
            <calcext:condition calcext:apply-style-name="Accent" calcext:value="=0" calcext:base-cell-address="Hoja1.AD6"/>
            <calcext:condition calcext:apply-style-name="Sin título4" calcext:value="=&quot;M&quot;" calcext:base-cell-address="Hoja1.AD6"/>
            <calcext:condition calcext:apply-style-name="Sin título5" calcext:value="=&quot;S&quot;" calcext:base-cell-address="Hoja1.AD6"/>
            <calcext:condition calcext:apply-style-name="Sin título6" calcext:value="=&quot;D&quot;" calcext:base-cell-address="Hoja1.AD6"/>
            <calcext:condition calcext:apply-style-name="Sin título7" calcext:value="=&quot;P&quot;" calcext:base-cell-address="Hoja1.AD6"/>
          </calcext:conditional-format>
          <calcext:conditional-format calcext:target-range-address="Hoja1.AD12:Hoja1.AH17">
            <calcext:condition calcext:apply-style-name="Sin título2" calcext:value="=&quot;R&quot;" calcext:base-cell-address="Hoja1.AD12"/>
          </calcext:conditional-format>
          <calcext:conditional-format calcext:target-range-address="Hoja1.AD12:Hoja1.AH17">
            <calcext:condition calcext:apply-style-name="Sin título3" calcext:value="=&quot;A&quot;" calcext:base-cell-address="Hoja1.AD12"/>
            <calcext:condition calcext:apply-style-name="Accent" calcext:value="=0" calcext:base-cell-address="Hoja1.AD12"/>
            <calcext:condition calcext:apply-style-name="Sin título4" calcext:value="=&quot;M&quot;" calcext:base-cell-address="Hoja1.AD12"/>
            <calcext:condition calcext:apply-style-name="Sin título5" calcext:value="=&quot;S&quot;" calcext:base-cell-address="Hoja1.AD12"/>
            <calcext:condition calcext:apply-style-name="Sin título6" calcext:value="=&quot;D&quot;" calcext:base-cell-address="Hoja1.AD12"/>
            <calcext:condition calcext:apply-style-name="Sin título7" calcext:value="=&quot;P&quot;" calcext:base-cell-address="Hoja1.AD12"/>
          </calcext:conditional-format>
          <calcext:conditional-format calcext:target-range-address="Hoja1.E15:Hoja1.I20">
            <calcext:condition calcext:apply-style-name="Sin título2" calcext:value="=&quot;R&quot;" calcext:base-cell-address="Hoja1.E15"/>
          </calcext:conditional-format>
          <calcext:conditional-format calcext:target-range-address="Hoja1.E15:Hoja1.I20">
            <calcext:condition calcext:apply-style-name="Sin título3" calcext:value="=&quot;A&quot;" calcext:base-cell-address="Hoja1.E15"/>
            <calcext:condition calcext:apply-style-name="Accent" calcext:value="=0" calcext:base-cell-address="Hoja1.E15"/>
            <calcext:condition calcext:apply-style-name="Sin título4" calcext:value="=&quot;M&quot;" calcext:base-cell-address="Hoja1.E15"/>
            <calcext:condition calcext:apply-style-name="Sin título5" calcext:value="=&quot;S&quot;" calcext:base-cell-address="Hoja1.E15"/>
            <calcext:condition calcext:apply-style-name="Sin título6" calcext:value="=&quot;D&quot;" calcext:base-cell-address="Hoja1.E15"/>
            <calcext:condition calcext:apply-style-name="Sin título7" calcext:value="=&quot;P&quot;" calcext:base-cell-address="Hoja1.E15"/>
          </calcext:conditional-format>
          <calcext:conditional-format calcext:target-range-address="Hoja1.C11:Hoja1.C11">
            <calcext:condition calcext:apply-style-name="Sin título2" calcext:value="=&quot;R&quot;" calcext:base-cell-address="Hoja1.C11"/>
          </calcext:conditional-format>
          <calcext:conditional-format calcext:target-range-address="Hoja1.C11:Hoja1.C11">
            <calcext:condition calcext:apply-style-name="Sin título3" calcext:value="=&quot;A&quot;" calcext:base-cell-address="Hoja1.C11"/>
            <calcext:condition calcext:apply-style-name="Accent" calcext:value="=0" calcext:base-cell-address="Hoja1.C11"/>
            <calcext:condition calcext:apply-style-name="Sin título4" calcext:value="=&quot;M&quot;" calcext:base-cell-address="Hoja1.C11"/>
            <calcext:condition calcext:apply-style-name="Sin título5" calcext:value="=&quot;S&quot;" calcext:base-cell-address="Hoja1.C11"/>
            <calcext:condition calcext:apply-style-name="Sin título6" calcext:value="=&quot;D&quot;" calcext:base-cell-address="Hoja1.C11"/>
            <calcext:condition calcext:apply-style-name="Sin título7" calcext:value="=&quot;P&quot;" calcext:base-cell-address="Hoja1.C11"/>
          </calcext:conditional-format>
          <calcext:conditional-format calcext:target-range-address="Hoja1.D11:Hoja1.D11">
            <calcext:condition calcext:apply-style-name="Sin título2" calcext:value="=&quot;R&quot;" calcext:base-cell-address="Hoja1.D11"/>
          </calcext:conditional-format>
          <calcext:conditional-format calcext:target-range-address="Hoja1.D11:Hoja1.D11">
            <calcext:condition calcext:apply-style-name="Sin título3" calcext:value="=&quot;A&quot;" calcext:base-cell-address="Hoja1.D11"/>
            <calcext:condition calcext:apply-style-name="Accent" calcext:value="=0" calcext:base-cell-address="Hoja1.D11"/>
            <calcext:condition calcext:apply-style-name="Sin título4" calcext:value="=&quot;M&quot;" calcext:base-cell-address="Hoja1.D11"/>
            <calcext:condition calcext:apply-style-name="Sin título5" calcext:value="=&quot;S&quot;" calcext:base-cell-address="Hoja1.D11"/>
            <calcext:condition calcext:apply-style-name="Sin título6" calcext:value="=&quot;D&quot;" calcext:base-cell-address="Hoja1.D11"/>
            <calcext:condition calcext:apply-style-name="Sin título7" calcext:value="=&quot;P&quot;" calcext:base-cell-address="Hoja1.D11"/>
          </calcext:conditional-format>
          <calcext:conditional-format calcext:target-range-address="Hoja1.E11:Hoja1.E11">
            <calcext:condition calcext:apply-style-name="Sin título2" calcext:value="=&quot;R&quot;" calcext:base-cell-address="Hoja1.E11"/>
          </calcext:conditional-format>
          <calcext:conditional-format calcext:target-range-address="Hoja1.E11:Hoja1.E11">
            <calcext:condition calcext:apply-style-name="Sin título3" calcext:value="=&quot;A&quot;" calcext:base-cell-address="Hoja1.E11"/>
            <calcext:condition calcext:apply-style-name="Accent" calcext:value="=0" calcext:base-cell-address="Hoja1.E11"/>
            <calcext:condition calcext:apply-style-name="Sin título4" calcext:value="=&quot;M&quot;" calcext:base-cell-address="Hoja1.E11"/>
            <calcext:condition calcext:apply-style-name="Sin título5" calcext:value="=&quot;S&quot;" calcext:base-cell-address="Hoja1.E11"/>
            <calcext:condition calcext:apply-style-name="Sin título6" calcext:value="=&quot;D&quot;" calcext:base-cell-address="Hoja1.E11"/>
            <calcext:condition calcext:apply-style-name="Sin título7" calcext:value="=&quot;P&quot;" calcext:base-cell-address="Hoja1.E11"/>
          </calcext:conditional-format>
          <calcext:conditional-format calcext:target-range-address="Hoja1.F11:Hoja1.F11">
            <calcext:condition calcext:apply-style-name="Sin título2" calcext:value="=&quot;R&quot;" calcext:base-cell-address="Hoja1.F11"/>
          </calcext:conditional-format>
          <calcext:conditional-format calcext:target-range-address="Hoja1.F11:Hoja1.F11">
            <calcext:condition calcext:apply-style-name="Sin título3" calcext:value="=&quot;A&quot;" calcext:base-cell-address="Hoja1.F11"/>
            <calcext:condition calcext:apply-style-name="Accent" calcext:value="=0" calcext:base-cell-address="Hoja1.F11"/>
            <calcext:condition calcext:apply-style-name="Sin título4" calcext:value="=&quot;M&quot;" calcext:base-cell-address="Hoja1.F11"/>
            <calcext:condition calcext:apply-style-name="Sin título5" calcext:value="=&quot;S&quot;" calcext:base-cell-address="Hoja1.F11"/>
            <calcext:condition calcext:apply-style-name="Sin título6" calcext:value="=&quot;D&quot;" calcext:base-cell-address="Hoja1.F11"/>
            <calcext:condition calcext:apply-style-name="Sin título7" calcext:value="=&quot;P&quot;" calcext:base-cell-address="Hoja1.F11"/>
          </calcext:conditional-format>
          <calcext:conditional-format calcext:target-range-address="Hoja1.G11:Hoja1.G11">
            <calcext:condition calcext:apply-style-name="Sin título2" calcext:value="=&quot;R&quot;" calcext:base-cell-address="Hoja1.G11"/>
          </calcext:conditional-format>
          <calcext:conditional-format calcext:target-range-address="Hoja1.G11:Hoja1.G11">
            <calcext:condition calcext:apply-style-name="Sin título3" calcext:value="=&quot;A&quot;" calcext:base-cell-address="Hoja1.G11"/>
            <calcext:condition calcext:apply-style-name="Accent" calcext:value="=0" calcext:base-cell-address="Hoja1.G11"/>
            <calcext:condition calcext:apply-style-name="Sin título4" calcext:value="=&quot;M&quot;" calcext:base-cell-address="Hoja1.G11"/>
            <calcext:condition calcext:apply-style-name="Sin título5" calcext:value="=&quot;S&quot;" calcext:base-cell-address="Hoja1.G11"/>
            <calcext:condition calcext:apply-style-name="Sin título6" calcext:value="=&quot;D&quot;" calcext:base-cell-address="Hoja1.G11"/>
            <calcext:condition calcext:apply-style-name="Sin título7" calcext:value="=&quot;P&quot;" calcext:base-cell-address="Hoja1.G11"/>
          </calcext:conditional-format>
          <calcext:conditional-format calcext:target-range-address="Hoja1.H11:Hoja1.H11">
            <calcext:condition calcext:apply-style-name="Sin título2" calcext:value="=&quot;R&quot;" calcext:base-cell-address="Hoja1.H11"/>
          </calcext:conditional-format>
          <calcext:conditional-format calcext:target-range-address="Hoja1.H11:Hoja1.H11">
            <calcext:condition calcext:apply-style-name="Sin título3" calcext:value="=&quot;A&quot;" calcext:base-cell-address="Hoja1.H11"/>
            <calcext:condition calcext:apply-style-name="Accent" calcext:value="=0" calcext:base-cell-address="Hoja1.H11"/>
            <calcext:condition calcext:apply-style-name="Sin título4" calcext:value="=&quot;M&quot;" calcext:base-cell-address="Hoja1.H11"/>
            <calcext:condition calcext:apply-style-name="Sin título5" calcext:value="=&quot;S&quot;" calcext:base-cell-address="Hoja1.H11"/>
            <calcext:condition calcext:apply-style-name="Sin título6" calcext:value="=&quot;D&quot;" calcext:base-cell-address="Hoja1.H11"/>
            <calcext:condition calcext:apply-style-name="Sin título7" calcext:value="=&quot;P&quot;" calcext:base-cell-address="Hoja1.H11"/>
          </calcext:conditional-format>
          <calcext:conditional-format calcext:target-range-address="Hoja1.I11:Hoja1.I11">
            <calcext:condition calcext:apply-style-name="Sin título2" calcext:value="=&quot;R&quot;" calcext:base-cell-address="Hoja1.I11"/>
          </calcext:conditional-format>
          <calcext:conditional-format calcext:target-range-address="Hoja1.I11:Hoja1.I11">
            <calcext:condition calcext:apply-style-name="Sin título3" calcext:value="=&quot;A&quot;" calcext:base-cell-address="Hoja1.I11"/>
            <calcext:condition calcext:apply-style-name="Accent" calcext:value="=0" calcext:base-cell-address="Hoja1.I11"/>
            <calcext:condition calcext:apply-style-name="Sin título4" calcext:value="=&quot;M&quot;" calcext:base-cell-address="Hoja1.I11"/>
            <calcext:condition calcext:apply-style-name="Sin título5" calcext:value="=&quot;S&quot;" calcext:base-cell-address="Hoja1.I11"/>
            <calcext:condition calcext:apply-style-name="Sin título6" calcext:value="=&quot;D&quot;" calcext:base-cell-address="Hoja1.I11"/>
            <calcext:condition calcext:apply-style-name="Sin título7" calcext:value="=&quot;P&quot;" calcext:base-cell-address="Hoja1.I11"/>
          </calcext:conditional-format>
          <calcext:conditional-format calcext:target-range-address="Hoja1.J11:Hoja1.J11">
            <calcext:condition calcext:apply-style-name="Sin título2" calcext:value="=&quot;R&quot;" calcext:base-cell-address="Hoja1.J11"/>
          </calcext:conditional-format>
          <calcext:conditional-format calcext:target-range-address="Hoja1.J11:Hoja1.J11">
            <calcext:condition calcext:apply-style-name="Sin título3" calcext:value="=&quot;A&quot;" calcext:base-cell-address="Hoja1.J11"/>
            <calcext:condition calcext:apply-style-name="Accent" calcext:value="=0" calcext:base-cell-address="Hoja1.J11"/>
            <calcext:condition calcext:apply-style-name="Sin título4" calcext:value="=&quot;M&quot;" calcext:base-cell-address="Hoja1.J11"/>
            <calcext:condition calcext:apply-style-name="Sin título5" calcext:value="=&quot;S&quot;" calcext:base-cell-address="Hoja1.J11"/>
            <calcext:condition calcext:apply-style-name="Sin título6" calcext:value="=&quot;D&quot;" calcext:base-cell-address="Hoja1.J11"/>
            <calcext:condition calcext:apply-style-name="Sin título7" calcext:value="=&quot;P&quot;" calcext:base-cell-address="Hoja1.J11"/>
          </calcext:conditional-format>
          <calcext:conditional-format calcext:target-range-address="Hoja1.K11:Hoja1.K11">
            <calcext:condition calcext:apply-style-name="Sin título2" calcext:value="=&quot;R&quot;" calcext:base-cell-address="Hoja1.K11"/>
          </calcext:conditional-format>
          <calcext:conditional-format calcext:target-range-address="Hoja1.K11:Hoja1.K11">
            <calcext:condition calcext:apply-style-name="Sin título3" calcext:value="=&quot;A&quot;" calcext:base-cell-address="Hoja1.K11"/>
            <calcext:condition calcext:apply-style-name="Accent" calcext:value="=0" calcext:base-cell-address="Hoja1.K11"/>
            <calcext:condition calcext:apply-style-name="Sin título4" calcext:value="=&quot;M&quot;" calcext:base-cell-address="Hoja1.K11"/>
            <calcext:condition calcext:apply-style-name="Sin título5" calcext:value="=&quot;S&quot;" calcext:base-cell-address="Hoja1.K11"/>
            <calcext:condition calcext:apply-style-name="Sin título6" calcext:value="=&quot;D&quot;" calcext:base-cell-address="Hoja1.K11"/>
            <calcext:condition calcext:apply-style-name="Sin título7" calcext:value="=&quot;P&quot;" calcext:base-cell-address="Hoja1.K11"/>
          </calcext:conditional-format>
          <calcext:conditional-format calcext:target-range-address="Hoja1.L11:Hoja1.L11">
            <calcext:condition calcext:apply-style-name="Sin título2" calcext:value="=&quot;R&quot;" calcext:base-cell-address="Hoja1.L11"/>
          </calcext:conditional-format>
          <calcext:conditional-format calcext:target-range-address="Hoja1.L11:Hoja1.L11">
            <calcext:condition calcext:apply-style-name="Sin título3" calcext:value="=&quot;A&quot;" calcext:base-cell-address="Hoja1.L11"/>
            <calcext:condition calcext:apply-style-name="Accent" calcext:value="=0" calcext:base-cell-address="Hoja1.L11"/>
            <calcext:condition calcext:apply-style-name="Sin título4" calcext:value="=&quot;M&quot;" calcext:base-cell-address="Hoja1.L11"/>
            <calcext:condition calcext:apply-style-name="Sin título5" calcext:value="=&quot;S&quot;" calcext:base-cell-address="Hoja1.L11"/>
            <calcext:condition calcext:apply-style-name="Sin título6" calcext:value="=&quot;D&quot;" calcext:base-cell-address="Hoja1.L11"/>
            <calcext:condition calcext:apply-style-name="Sin título7" calcext:value="=&quot;P&quot;" calcext:base-cell-address="Hoja1.L11"/>
          </calcext:conditional-format>
          <calcext:conditional-format calcext:target-range-address="Hoja1.M11:Hoja1.M11">
            <calcext:condition calcext:apply-style-name="Sin título2" calcext:value="=&quot;R&quot;" calcext:base-cell-address="Hoja1.M11"/>
          </calcext:conditional-format>
          <calcext:conditional-format calcext:target-range-address="Hoja1.M11:Hoja1.M11">
            <calcext:condition calcext:apply-style-name="Sin título3" calcext:value="=&quot;A&quot;" calcext:base-cell-address="Hoja1.M11"/>
            <calcext:condition calcext:apply-style-name="Accent" calcext:value="=0" calcext:base-cell-address="Hoja1.M11"/>
            <calcext:condition calcext:apply-style-name="Sin título4" calcext:value="=&quot;M&quot;" calcext:base-cell-address="Hoja1.M11"/>
            <calcext:condition calcext:apply-style-name="Sin título5" calcext:value="=&quot;S&quot;" calcext:base-cell-address="Hoja1.M11"/>
            <calcext:condition calcext:apply-style-name="Sin título6" calcext:value="=&quot;D&quot;" calcext:base-cell-address="Hoja1.M11"/>
            <calcext:condition calcext:apply-style-name="Sin título7" calcext:value="=&quot;P&quot;" calcext:base-cell-address="Hoja1.M11"/>
          </calcext:conditional-format>
          <calcext:conditional-format calcext:target-range-address="Hoja1.N11:Hoja1.N11">
            <calcext:condition calcext:apply-style-name="Sin título2" calcext:value="=&quot;R&quot;" calcext:base-cell-address="Hoja1.N11"/>
          </calcext:conditional-format>
          <calcext:conditional-format calcext:target-range-address="Hoja1.N11:Hoja1.N11">
            <calcext:condition calcext:apply-style-name="Sin título3" calcext:value="=&quot;A&quot;" calcext:base-cell-address="Hoja1.N11"/>
            <calcext:condition calcext:apply-style-name="Accent" calcext:value="=0" calcext:base-cell-address="Hoja1.N11"/>
            <calcext:condition calcext:apply-style-name="Sin título4" calcext:value="=&quot;M&quot;" calcext:base-cell-address="Hoja1.N11"/>
            <calcext:condition calcext:apply-style-name="Sin título5" calcext:value="=&quot;S&quot;" calcext:base-cell-address="Hoja1.N11"/>
            <calcext:condition calcext:apply-style-name="Sin título6" calcext:value="=&quot;D&quot;" calcext:base-cell-address="Hoja1.N11"/>
            <calcext:condition calcext:apply-style-name="Sin título7" calcext:value="=&quot;P&quot;" calcext:base-cell-address="Hoja1.N11"/>
          </calcext:conditional-format>
          <calcext:conditional-format calcext:target-range-address="Hoja1.O11:Hoja1.O11">
            <calcext:condition calcext:apply-style-name="Sin título2" calcext:value="=&quot;R&quot;" calcext:base-cell-address="Hoja1.O11"/>
          </calcext:conditional-format>
          <calcext:conditional-format calcext:target-range-address="Hoja1.O11:Hoja1.O11">
            <calcext:condition calcext:apply-style-name="Sin título3" calcext:value="=&quot;A&quot;" calcext:base-cell-address="Hoja1.O11"/>
            <calcext:condition calcext:apply-style-name="Accent" calcext:value="=0" calcext:base-cell-address="Hoja1.O11"/>
            <calcext:condition calcext:apply-style-name="Sin título4" calcext:value="=&quot;M&quot;" calcext:base-cell-address="Hoja1.O11"/>
            <calcext:condition calcext:apply-style-name="Sin título5" calcext:value="=&quot;S&quot;" calcext:base-cell-address="Hoja1.O11"/>
            <calcext:condition calcext:apply-style-name="Sin título6" calcext:value="=&quot;D&quot;" calcext:base-cell-address="Hoja1.O11"/>
            <calcext:condition calcext:apply-style-name="Sin título7" calcext:value="=&quot;P&quot;" calcext:base-cell-address="Hoja1.O11"/>
          </calcext:conditional-format>
          <calcext:conditional-format calcext:target-range-address="Hoja1.P11:Hoja1.P11">
            <calcext:condition calcext:apply-style-name="Sin título2" calcext:value="=&quot;R&quot;" calcext:base-cell-address="Hoja1.P11"/>
          </calcext:conditional-format>
          <calcext:conditional-format calcext:target-range-address="Hoja1.P11:Hoja1.P11">
            <calcext:condition calcext:apply-style-name="Sin título3" calcext:value="=&quot;A&quot;" calcext:base-cell-address="Hoja1.P11"/>
            <calcext:condition calcext:apply-style-name="Accent" calcext:value="=0" calcext:base-cell-address="Hoja1.P11"/>
            <calcext:condition calcext:apply-style-name="Sin título4" calcext:value="=&quot;M&quot;" calcext:base-cell-address="Hoja1.P11"/>
            <calcext:condition calcext:apply-style-name="Sin título5" calcext:value="=&quot;S&quot;" calcext:base-cell-address="Hoja1.P11"/>
            <calcext:condition calcext:apply-style-name="Sin título6" calcext:value="=&quot;D&quot;" calcext:base-cell-address="Hoja1.P11"/>
            <calcext:condition calcext:apply-style-name="Sin título7" calcext:value="=&quot;P&quot;" calcext:base-cell-address="Hoja1.P11"/>
          </calcext:conditional-format>
          <calcext:conditional-format calcext:target-range-address="Hoja1.Q11:Hoja1.Q11">
            <calcext:condition calcext:apply-style-name="Sin título2" calcext:value="=&quot;R&quot;" calcext:base-cell-address="Hoja1.Q11"/>
          </calcext:conditional-format>
          <calcext:conditional-format calcext:target-range-address="Hoja1.Q11:Hoja1.Q11">
            <calcext:condition calcext:apply-style-name="Sin título3" calcext:value="=&quot;A&quot;" calcext:base-cell-address="Hoja1.Q11"/>
            <calcext:condition calcext:apply-style-name="Accent" calcext:value="=0" calcext:base-cell-address="Hoja1.Q11"/>
            <calcext:condition calcext:apply-style-name="Sin título4" calcext:value="=&quot;M&quot;" calcext:base-cell-address="Hoja1.Q11"/>
            <calcext:condition calcext:apply-style-name="Sin título5" calcext:value="=&quot;S&quot;" calcext:base-cell-address="Hoja1.Q11"/>
            <calcext:condition calcext:apply-style-name="Sin título6" calcext:value="=&quot;D&quot;" calcext:base-cell-address="Hoja1.Q11"/>
            <calcext:condition calcext:apply-style-name="Sin título7" calcext:value="=&quot;P&quot;" calcext:base-cell-address="Hoja1.Q11"/>
          </calcext:conditional-format>
          <calcext:conditional-format calcext:target-range-address="Hoja1.R11:Hoja1.R11">
            <calcext:condition calcext:apply-style-name="Sin título2" calcext:value="=&quot;R&quot;" calcext:base-cell-address="Hoja1.R11"/>
          </calcext:conditional-format>
          <calcext:conditional-format calcext:target-range-address="Hoja1.R11:Hoja1.R11">
            <calcext:condition calcext:apply-style-name="Sin título3" calcext:value="=&quot;A&quot;" calcext:base-cell-address="Hoja1.R11"/>
            <calcext:condition calcext:apply-style-name="Accent" calcext:value="=0" calcext:base-cell-address="Hoja1.R11"/>
            <calcext:condition calcext:apply-style-name="Sin título4" calcext:value="=&quot;M&quot;" calcext:base-cell-address="Hoja1.R11"/>
            <calcext:condition calcext:apply-style-name="Sin título5" calcext:value="=&quot;S&quot;" calcext:base-cell-address="Hoja1.R11"/>
            <calcext:condition calcext:apply-style-name="Sin título6" calcext:value="=&quot;D&quot;" calcext:base-cell-address="Hoja1.R11"/>
            <calcext:condition calcext:apply-style-name="Sin título7" calcext:value="=&quot;P&quot;" calcext:base-cell-address="Hoja1.R11"/>
          </calcext:conditional-format>
          <calcext:conditional-format calcext:target-range-address="Hoja1.S11:Hoja1.S11">
            <calcext:condition calcext:apply-style-name="Sin título2" calcext:value="=&quot;R&quot;" calcext:base-cell-address="Hoja1.S11"/>
          </calcext:conditional-format>
          <calcext:conditional-format calcext:target-range-address="Hoja1.S11:Hoja1.S11">
            <calcext:condition calcext:apply-style-name="Sin título3" calcext:value="=&quot;A&quot;" calcext:base-cell-address="Hoja1.S11"/>
            <calcext:condition calcext:apply-style-name="Accent" calcext:value="=0" calcext:base-cell-address="Hoja1.S11"/>
            <calcext:condition calcext:apply-style-name="Sin título4" calcext:value="=&quot;M&quot;" calcext:base-cell-address="Hoja1.S11"/>
            <calcext:condition calcext:apply-style-name="Sin título5" calcext:value="=&quot;S&quot;" calcext:base-cell-address="Hoja1.S11"/>
            <calcext:condition calcext:apply-style-name="Sin título6" calcext:value="=&quot;D&quot;" calcext:base-cell-address="Hoja1.S11"/>
            <calcext:condition calcext:apply-style-name="Sin título7" calcext:value="=&quot;P&quot;" calcext:base-cell-address="Hoja1.S11"/>
          </calcext:conditional-format>
          <calcext:conditional-format calcext:target-range-address="Hoja1.T11:Hoja1.T11">
            <calcext:condition calcext:apply-style-name="Sin título2" calcext:value="=&quot;R&quot;" calcext:base-cell-address="Hoja1.T11"/>
          </calcext:conditional-format>
          <calcext:conditional-format calcext:target-range-address="Hoja1.T11:Hoja1.T11">
            <calcext:condition calcext:apply-style-name="Sin título3" calcext:value="=&quot;A&quot;" calcext:base-cell-address="Hoja1.T11"/>
            <calcext:condition calcext:apply-style-name="Accent" calcext:value="=0" calcext:base-cell-address="Hoja1.T11"/>
            <calcext:condition calcext:apply-style-name="Sin título4" calcext:value="=&quot;M&quot;" calcext:base-cell-address="Hoja1.T11"/>
            <calcext:condition calcext:apply-style-name="Sin título5" calcext:value="=&quot;S&quot;" calcext:base-cell-address="Hoja1.T11"/>
            <calcext:condition calcext:apply-style-name="Sin título6" calcext:value="=&quot;D&quot;" calcext:base-cell-address="Hoja1.T11"/>
            <calcext:condition calcext:apply-style-name="Sin título7" calcext:value="=&quot;P&quot;" calcext:base-cell-address="Hoja1.T11"/>
          </calcext:conditional-format>
          <calcext:conditional-format calcext:target-range-address="Hoja1.X2:Hoja1.X10">
            <calcext:condition calcext:apply-style-name="Sin título2" calcext:value="=&quot;R&quot;" calcext:base-cell-address="Hoja1.X2"/>
          </calcext:conditional-format>
          <calcext:conditional-format calcext:target-range-address="Hoja1.X2:Hoja1.X10">
            <calcext:condition calcext:apply-style-name="Sin título3" calcext:value="=&quot;A&quot;" calcext:base-cell-address="Hoja1.X2"/>
            <calcext:condition calcext:apply-style-name="Accent" calcext:value="=0" calcext:base-cell-address="Hoja1.X2"/>
            <calcext:condition calcext:apply-style-name="Sin título4" calcext:value="=&quot;M&quot;" calcext:base-cell-address="Hoja1.X2"/>
            <calcext:condition calcext:apply-style-name="Sin título5" calcext:value="=&quot;S&quot;" calcext:base-cell-address="Hoja1.X2"/>
            <calcext:condition calcext:apply-style-name="Sin título6" calcext:value="=&quot;D&quot;" calcext:base-cell-address="Hoja1.X2"/>
            <calcext:condition calcext:apply-style-name="Sin título7" calcext:value="=&quot;P&quot;" calcext:base-cell-address="Hoja1.X2"/>
          </calcext:conditional-format>
          <calcext:conditional-format calcext:target-range-address="Hoja1.Q2:Hoja1.Q10">
            <calcext:condition calcext:apply-style-name="Sin título2" calcext:value="=&quot;R&quot;" calcext:base-cell-address="Hoja1.Q2"/>
          </calcext:conditional-format>
          <calcext:conditional-format calcext:target-range-address="Hoja1.Q2:Hoja1.Q10">
            <calcext:condition calcext:apply-style-name="Sin título3" calcext:value="=&quot;A&quot;" calcext:base-cell-address="Hoja1.Q2"/>
            <calcext:condition calcext:apply-style-name="Accent" calcext:value="=0" calcext:base-cell-address="Hoja1.Q2"/>
            <calcext:condition calcext:apply-style-name="Sin título4" calcext:value="=&quot;M&quot;" calcext:base-cell-address="Hoja1.Q2"/>
            <calcext:condition calcext:apply-style-name="Sin título5" calcext:value="=&quot;S&quot;" calcext:base-cell-address="Hoja1.Q2"/>
            <calcext:condition calcext:apply-style-name="Sin título6" calcext:value="=&quot;D&quot;" calcext:base-cell-address="Hoja1.Q2"/>
            <calcext:condition calcext:apply-style-name="Sin título7" calcext:value="=&quot;P&quot;" calcext:base-cell-address="Hoja1.Q2"/>
          </calcext:conditional-format>
          <calcext:conditional-format calcext:target-range-address="Hoja1.R14:Hoja1.R14">
            <calcext:condition calcext:apply-style-name="Sin título2" calcext:value="=&quot;R&quot;" calcext:base-cell-address="Hoja1.R14"/>
          </calcext:conditional-format>
          <calcext:conditional-format calcext:target-range-address="Hoja1.R14:Hoja1.R14">
            <calcext:condition calcext:apply-style-name="Sin título3" calcext:value="=&quot;A&quot;" calcext:base-cell-address="Hoja1.R14"/>
            <calcext:condition calcext:apply-style-name="Accent" calcext:value="=0" calcext:base-cell-address="Hoja1.R14"/>
            <calcext:condition calcext:apply-style-name="Sin título4" calcext:value="=&quot;M&quot;" calcext:base-cell-address="Hoja1.R14"/>
            <calcext:condition calcext:apply-style-name="Sin título5" calcext:value="=&quot;S&quot;" calcext:base-cell-address="Hoja1.R14"/>
            <calcext:condition calcext:apply-style-name="Sin título6" calcext:value="=&quot;D&quot;" calcext:base-cell-address="Hoja1.R14"/>
            <calcext:condition calcext:apply-style-name="Sin título7" calcext:value="=&quot;P&quot;" calcext:base-cell-address="Hoja1.R14"/>
          </calcext:conditional-format>
          <calcext:conditional-format calcext:target-range-address="Hoja1.S14:Hoja1.S14">
            <calcext:condition calcext:apply-style-name="Sin título2" calcext:value="=&quot;R&quot;" calcext:base-cell-address="Hoja1.S14"/>
          </calcext:conditional-format>
          <calcext:conditional-format calcext:target-range-address="Hoja1.S14:Hoja1.S14">
            <calcext:condition calcext:apply-style-name="Sin título3" calcext:value="=&quot;A&quot;" calcext:base-cell-address="Hoja1.S14"/>
            <calcext:condition calcext:apply-style-name="Accent" calcext:value="=0" calcext:base-cell-address="Hoja1.S14"/>
            <calcext:condition calcext:apply-style-name="Sin título4" calcext:value="=&quot;M&quot;" calcext:base-cell-address="Hoja1.S14"/>
            <calcext:condition calcext:apply-style-name="Sin título5" calcext:value="=&quot;S&quot;" calcext:base-cell-address="Hoja1.S14"/>
            <calcext:condition calcext:apply-style-name="Sin título6" calcext:value="=&quot;D&quot;" calcext:base-cell-address="Hoja1.S14"/>
            <calcext:condition calcext:apply-style-name="Sin título7" calcext:value="=&quot;P&quot;" calcext:base-cell-address="Hoja1.S14"/>
          </calcext:conditional-format>
          <calcext:conditional-format calcext:target-range-address="Hoja1.T14:Hoja1.T14">
            <calcext:condition calcext:apply-style-name="Sin título2" calcext:value="=&quot;R&quot;" calcext:base-cell-address="Hoja1.T14"/>
          </calcext:conditional-format>
          <calcext:conditional-format calcext:target-range-address="Hoja1.T14:Hoja1.T14">
            <calcext:condition calcext:apply-style-name="Sin título3" calcext:value="=&quot;A&quot;" calcext:base-cell-address="Hoja1.T14"/>
            <calcext:condition calcext:apply-style-name="Accent" calcext:value="=0" calcext:base-cell-address="Hoja1.T14"/>
            <calcext:condition calcext:apply-style-name="Sin título4" calcext:value="=&quot;M&quot;" calcext:base-cell-address="Hoja1.T14"/>
            <calcext:condition calcext:apply-style-name="Sin título5" calcext:value="=&quot;S&quot;" calcext:base-cell-address="Hoja1.T14"/>
            <calcext:condition calcext:apply-style-name="Sin título6" calcext:value="=&quot;D&quot;" calcext:base-cell-address="Hoja1.T14"/>
            <calcext:condition calcext:apply-style-name="Sin título7" calcext:value="=&quot;P&quot;" calcext:base-cell-address="Hoja1.T14"/>
          </calcext:conditional-format>
          <calcext:conditional-format calcext:target-range-address="Hoja1.U14:Hoja1.U14">
            <calcext:condition calcext:apply-style-name="Sin título2" calcext:value="=&quot;R&quot;" calcext:base-cell-address="Hoja1.U14"/>
          </calcext:conditional-format>
          <calcext:conditional-format calcext:target-range-address="Hoja1.U14:Hoja1.U14">
            <calcext:condition calcext:apply-style-name="Sin título3" calcext:value="=&quot;A&quot;" calcext:base-cell-address="Hoja1.U14"/>
            <calcext:condition calcext:apply-style-name="Accent" calcext:value="=0" calcext:base-cell-address="Hoja1.U14"/>
            <calcext:condition calcext:apply-style-name="Sin título4" calcext:value="=&quot;M&quot;" calcext:base-cell-address="Hoja1.U14"/>
            <calcext:condition calcext:apply-style-name="Sin título5" calcext:value="=&quot;S&quot;" calcext:base-cell-address="Hoja1.U14"/>
            <calcext:condition calcext:apply-style-name="Sin título6" calcext:value="=&quot;D&quot;" calcext:base-cell-address="Hoja1.U14"/>
            <calcext:condition calcext:apply-style-name="Sin título7" calcext:value="=&quot;P&quot;" calcext:base-cell-address="Hoja1.U14"/>
          </calcext:conditional-format>
          <calcext:conditional-format calcext:target-range-address="Hoja1.I3:Hoja1.K8">
            <calcext:condition calcext:apply-style-name="Sin título2" calcext:value="=&quot;R&quot;" calcext:base-cell-address="Hoja1.I3"/>
          </calcext:conditional-format>
          <calcext:conditional-format calcext:target-range-address="Hoja1.I3:Hoja1.K8">
            <calcext:condition calcext:apply-style-name="Sin título3" calcext:value="=&quot;A&quot;" calcext:base-cell-address="Hoja1.I3"/>
            <calcext:condition calcext:apply-style-name="Accent" calcext:value="=0" calcext:base-cell-address="Hoja1.I3"/>
            <calcext:condition calcext:apply-style-name="Sin título4" calcext:value="=&quot;M&quot;" calcext:base-cell-address="Hoja1.I3"/>
            <calcext:condition calcext:apply-style-name="Sin título5" calcext:value="=&quot;S&quot;" calcext:base-cell-address="Hoja1.I3"/>
            <calcext:condition calcext:apply-style-name="Sin título6" calcext:value="=&quot;D&quot;" calcext:base-cell-address="Hoja1.I3"/>
            <calcext:condition calcext:apply-style-name="Sin título7" calcext:value="=&quot;P&quot;" calcext:base-cell-address="Hoja1.I3"/>
          </calcext:conditional-format>
          <calcext:conditional-format calcext:target-range-address="Hoja1.I2:Hoja1.P3 Hoja1.L4:Hoja1.P7">
            <calcext:condition calcext:apply-style-name="Sin título2" calcext:value="=&quot;R&quot;" calcext:base-cell-address="Hoja1.I2"/>
          </calcext:conditional-format>
          <calcext:conditional-format calcext:target-range-address="Hoja1.I2:Hoja1.P3 Hoja1.L4:Hoja1.P7">
            <calcext:condition calcext:apply-style-name="Sin título3" calcext:value="=&quot;A&quot;" calcext:base-cell-address="Hoja1.I2"/>
            <calcext:condition calcext:apply-style-name="Accent" calcext:value="=0" calcext:base-cell-address="Hoja1.I2"/>
            <calcext:condition calcext:apply-style-name="Sin título4" calcext:value="=&quot;M&quot;" calcext:base-cell-address="Hoja1.I2"/>
            <calcext:condition calcext:apply-style-name="Sin título5" calcext:value="=&quot;S&quot;" calcext:base-cell-address="Hoja1.I2"/>
            <calcext:condition calcext:apply-style-name="Sin título6" calcext:value="=&quot;D&quot;" calcext:base-cell-address="Hoja1.I2"/>
            <calcext:condition calcext:apply-style-name="Sin título7" calcext:value="=&quot;P&quot;" calcext:base-cell-address="Hoja1.I2"/>
          </calcext:conditional-format>
          <calcext:conditional-format calcext:target-range-address="Hoja1.I4:Hoja1.K7">
            <calcext:condition calcext:apply-style-name="Sin título2" calcext:value="=&quot;R&quot;" calcext:base-cell-address="Hoja1.I4"/>
          </calcext:conditional-format>
          <calcext:conditional-format calcext:target-range-address="Hoja1.I4:Hoja1.K7">
            <calcext:condition calcext:apply-style-name="Sin título3" calcext:value="=&quot;A&quot;" calcext:base-cell-address="Hoja1.I4"/>
            <calcext:condition calcext:apply-style-name="Accent" calcext:value="=0" calcext:base-cell-address="Hoja1.I4"/>
            <calcext:condition calcext:apply-style-name="Sin título4" calcext:value="=&quot;M&quot;" calcext:base-cell-address="Hoja1.I4"/>
            <calcext:condition calcext:apply-style-name="Sin título5" calcext:value="=&quot;S&quot;" calcext:base-cell-address="Hoja1.I4"/>
            <calcext:condition calcext:apply-style-name="Sin título6" calcext:value="=&quot;D&quot;" calcext:base-cell-address="Hoja1.I4"/>
            <calcext:condition calcext:apply-style-name="Sin título7" calcext:value="=&quot;P&quot;" calcext:base-cell-address="Hoja1.I4"/>
          </calcext:conditional-format>
          <calcext:conditional-format calcext:target-range-address="Hoja1.I9:Hoja1.N10">
            <calcext:condition calcext:apply-style-name="Sin título2" calcext:value="=&quot;R&quot;" calcext:base-cell-address="Hoja1.I9"/>
          </calcext:conditional-format>
          <calcext:conditional-format calcext:target-range-address="Hoja1.I9:Hoja1.N10">
            <calcext:condition calcext:apply-style-name="Sin título3" calcext:value="=&quot;A&quot;" calcext:base-cell-address="Hoja1.I9"/>
            <calcext:condition calcext:apply-style-name="Accent" calcext:value="=0" calcext:base-cell-address="Hoja1.I9"/>
            <calcext:condition calcext:apply-style-name="Sin título4" calcext:value="=&quot;M&quot;" calcext:base-cell-address="Hoja1.I9"/>
            <calcext:condition calcext:apply-style-name="Sin título5" calcext:value="=&quot;S&quot;" calcext:base-cell-address="Hoja1.I9"/>
            <calcext:condition calcext:apply-style-name="Sin título6" calcext:value="=&quot;D&quot;" calcext:base-cell-address="Hoja1.I9"/>
            <calcext:condition calcext:apply-style-name="Sin título7" calcext:value="=&quot;P&quot;" calcext:base-cell-address="Hoja1.I9"/>
          </calcext:conditional-format>
        </calcext:conditional-formats>
      </table:table>
      <table:table table:name="Hoja2" table:style-name="ta1">
        <table:table-column table:style-name="co2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[.B1]=0;CONCATENATE(CHAR(9);[.A1];&quot;:&quot;);CONCATENATE(CHAR(9);CHAR(9);&quot;- &quot;;INDEX([$Hoja1.$A$1:.$BL$1048576];[.A1]+1;[.B1])))" office:value-type="string" office:string-value="&#9;0:" calcext:value-type="string">
            <text:p><text:tab/>0: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2]=0;CONCATENATE(CHAR(9);[.A2];&quot;:&quot;);CONCATENATE(CHAR(9);CHAR(9);&quot;- &quot;;INDEX([$Hoja1.$A$1:.$BL$1048576];[.A2]+1;[.B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3]=0;CONCATENATE(CHAR(9);[.A3];&quot;:&quot;);CONCATENATE(CHAR(9);CHAR(9);&quot;- &quot;;INDEX([$Hoja1.$A$1:.$BL$1048576];[.A3]+1;[.B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B4]=0;CONCATENATE(CHAR(9);[.A4];&quot;:&quot;);CONCATENATE(CHAR(9);CHAR(9);&quot;- &quot;;INDEX([$Hoja1.$A$1:.$BL$1048576];[.A4]+1;[.B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B5]=0;CONCATENATE(CHAR(9);[.A5];&quot;:&quot;);CONCATENATE(CHAR(9);CHAR(9);&quot;- &quot;;INDEX([$Hoja1.$A$1:.$BL$1048576];[.A5]+1;[.B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B6]=0;CONCATENATE(CHAR(9);[.A6];&quot;:&quot;);CONCATENATE(CHAR(9);CHAR(9);&quot;- &quot;;INDEX([$Hoja1.$A$1:.$BL$1048576];[.A6]+1;[.B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F([.B7]=0;CONCATENATE(CHAR(9);[.A7];&quot;:&quot;);CONCATENATE(CHAR(9);CHAR(9);&quot;- &quot;;INDEX([$Hoja1.$A$1:.$BL$1048576];[.A7]+1;[.B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B8]=0;CONCATENATE(CHAR(9);[.A8];&quot;:&quot;);CONCATENATE(CHAR(9);CHAR(9);&quot;- &quot;;INDEX([$Hoja1.$A$1:.$BL$1048576];[.A8]+1;[.B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B9]=0;CONCATENATE(CHAR(9);[.A9];&quot;:&quot;);CONCATENATE(CHAR(9);CHAR(9);&quot;- &quot;;INDEX([$Hoja1.$A$1:.$BL$1048576];[.A9]+1;[.B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B10]=0;CONCATENATE(CHAR(9);[.A10];&quot;:&quot;);CONCATENATE(CHAR(9);CHAR(9);&quot;- &quot;;INDEX([$Hoja1.$A$1:.$BL$1048576];[.A10]+1;[.B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F([.B11]=0;CONCATENATE(CHAR(9);[.A11];&quot;:&quot;);CONCATENATE(CHAR(9);CHAR(9);&quot;- &quot;;INDEX([$Hoja1.$A$1:.$BL$1048576];[.A11]+1;[.B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IF([.B12]=0;CONCATENATE(CHAR(9);[.A12];&quot;:&quot;);CONCATENATE(CHAR(9);CHAR(9);&quot;- &quot;;INDEX([$Hoja1.$A$1:.$BL$1048576];[.A12]+1;[.B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IF([.B13]=0;CONCATENATE(CHAR(9);[.A13];&quot;:&quot;);CONCATENATE(CHAR(9);CHAR(9);&quot;- &quot;;INDEX([$Hoja1.$A$1:.$BL$1048576];[.A13]+1;[.B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IF([.B14]=0;CONCATENATE(CHAR(9);[.A14];&quot;:&quot;);CONCATENATE(CHAR(9);CHAR(9);&quot;- &quot;;INDEX([$Hoja1.$A$1:.$BL$1048576];[.A14]+1;[.B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IF([.B15]=0;CONCATENATE(CHAR(9);[.A15];&quot;:&quot;);CONCATENATE(CHAR(9);CHAR(9);&quot;- &quot;;INDEX([$Hoja1.$A$1:.$BL$1048576];[.A15]+1;[.B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IF([.B16]=0;CONCATENATE(CHAR(9);[.A16];&quot;:&quot;);CONCATENATE(CHAR(9);CHAR(9);&quot;- &quot;;INDEX([$Hoja1.$A$1:.$BL$1048576];[.A16]+1;[.B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F([.B17]=0;CONCATENATE(CHAR(9);[.A17];&quot;:&quot;);CONCATENATE(CHAR(9);CHAR(9);&quot;- &quot;;INDEX([$Hoja1.$A$1:.$BL$1048576];[.A17]+1;[.B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IF([.B18]=0;CONCATENATE(CHAR(9);[.A18];&quot;:&quot;);CONCATENATE(CHAR(9);CHAR(9);&quot;- &quot;;INDEX([$Hoja1.$A$1:.$BL$1048576];[.A18]+1;[.B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IF([.B19]=0;CONCATENATE(CHAR(9);[.A19];&quot;:&quot;);CONCATENATE(CHAR(9);CHAR(9);&quot;- &quot;;INDEX([$Hoja1.$A$1:.$BL$1048576];[.A19]+1;[.B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IF([.B20]=0;CONCATENATE(CHAR(9);[.A20];&quot;:&quot;);CONCATENATE(CHAR(9);CHAR(9);&quot;- &quot;;INDEX([$Hoja1.$A$1:.$BL$1048576];[.A20]+1;[.B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IF([.B21]=0;CONCATENATE(CHAR(9);[.A21];&quot;:&quot;);CONCATENATE(CHAR(9);CHAR(9);&quot;- &quot;;INDEX([$Hoja1.$A$1:.$BL$1048576];[.A21]+1;[.B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IF([.B22]=0;CONCATENATE(CHAR(9);[.A22];&quot;:&quot;);CONCATENATE(CHAR(9);CHAR(9);&quot;- &quot;;INDEX([$Hoja1.$A$1:.$BL$1048576];[.A22]+1;[.B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IF([.B23]=0;CONCATENATE(CHAR(9);[.A23];&quot;:&quot;);CONCATENATE(CHAR(9);CHAR(9);&quot;- &quot;;INDEX([$Hoja1.$A$1:.$BL$1048576];[.A23]+1;[.B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IF([.B24]=0;CONCATENATE(CHAR(9);[.A24];&quot;:&quot;);CONCATENATE(CHAR(9);CHAR(9);&quot;- &quot;;INDEX([$Hoja1.$A$1:.$BL$1048576];[.A24]+1;[.B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IF([.B25]=0;CONCATENATE(CHAR(9);[.A25];&quot;:&quot;);CONCATENATE(CHAR(9);CHAR(9);&quot;- &quot;;INDEX([$Hoja1.$A$1:.$BL$1048576];[.A25]+1;[.B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IF([.B26]=0;CONCATENATE(CHAR(9);[.A26];&quot;:&quot;);CONCATENATE(CHAR(9);CHAR(9);&quot;- &quot;;INDEX([$Hoja1.$A$1:.$BL$1048576];[.A26]+1;[.B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IF([.B27]=0;CONCATENATE(CHAR(9);[.A27];&quot;:&quot;);CONCATENATE(CHAR(9);CHAR(9);&quot;- &quot;;INDEX([$Hoja1.$A$1:.$BL$1048576];[.A27]+1;[.B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IF([.B28]=0;CONCATENATE(CHAR(9);[.A28];&quot;:&quot;);CONCATENATE(CHAR(9);CHAR(9);&quot;- &quot;;INDEX([$Hoja1.$A$1:.$BL$1048576];[.A28]+1;[.B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IF([.B29]=0;CONCATENATE(CHAR(9);[.A29];&quot;:&quot;);CONCATENATE(CHAR(9);CHAR(9);&quot;- &quot;;INDEX([$Hoja1.$A$1:.$BL$1048576];[.A29]+1;[.B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IF([.B30]=0;CONCATENATE(CHAR(9);[.A30];&quot;:&quot;);CONCATENATE(CHAR(9);CHAR(9);&quot;- &quot;;INDEX([$Hoja1.$A$1:.$BL$1048576];[.A30]+1;[.B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IF([.B31]=0;CONCATENATE(CHAR(9);[.A31];&quot;:&quot;);CONCATENATE(CHAR(9);CHAR(9);&quot;- &quot;;INDEX([$Hoja1.$A$1:.$BL$1048576];[.A31]+1;[.B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IF([.B32]=0;CONCATENATE(CHAR(9);[.A32];&quot;:&quot;);CONCATENATE(CHAR(9);CHAR(9);&quot;- &quot;;INDEX([$Hoja1.$A$1:.$BL$1048576];[.A32]+1;[.B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IF([.B33]=0;CONCATENATE(CHAR(9);[.A33];&quot;:&quot;);CONCATENATE(CHAR(9);CHAR(9);&quot;- &quot;;INDEX([$Hoja1.$A$1:.$BL$1048576];[.A33]+1;[.B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IF([.B34]=0;CONCATENATE(CHAR(9);[.A34];&quot;:&quot;);CONCATENATE(CHAR(9);CHAR(9);&quot;- &quot;;INDEX([$Hoja1.$A$1:.$BL$1048576];[.A34]+1;[.B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IF([.B35]=0;CONCATENATE(CHAR(9);[.A35];&quot;:&quot;);CONCATENATE(CHAR(9);CHAR(9);&quot;- &quot;;INDEX([$Hoja1.$A$1:.$BL$1048576];[.A35]+1;[.B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IF([.B36]=0;CONCATENATE(CHAR(9);[.A36];&quot;:&quot;);CONCATENATE(CHAR(9);CHAR(9);&quot;- &quot;;INDEX([$Hoja1.$A$1:.$BL$1048576];[.A36]+1;[.B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IF([.B37]=0;CONCATENATE(CHAR(9);[.A37];&quot;:&quot;);CONCATENATE(CHAR(9);CHAR(9);&quot;- &quot;;INDEX([$Hoja1.$A$1:.$BL$1048576];[.A37]+1;[.B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IF([.B38]=0;CONCATENATE(CHAR(9);[.A38];&quot;:&quot;);CONCATENATE(CHAR(9);CHAR(9);&quot;- &quot;;INDEX([$Hoja1.$A$1:.$BL$1048576];[.A38]+1;[.B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IF([.B39]=0;CONCATENATE(CHAR(9);[.A39];&quot;:&quot;);CONCATENATE(CHAR(9);CHAR(9);&quot;- &quot;;INDEX([$Hoja1.$A$1:.$BL$1048576];[.A39]+1;[.B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IF([.B40]=0;CONCATENATE(CHAR(9);[.A40];&quot;:&quot;);CONCATENATE(CHAR(9);CHAR(9);&quot;- &quot;;INDEX([$Hoja1.$A$1:.$BL$1048576];[.A40]+1;[.B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IF([.B41]=0;CONCATENATE(CHAR(9);[.A41];&quot;:&quot;);CONCATENATE(CHAR(9);CHAR(9);&quot;- &quot;;INDEX([$Hoja1.$A$1:.$BL$1048576];[.A41]+1;[.B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IF([.B42]=0;CONCATENATE(CHAR(9);[.A42];&quot;:&quot;);CONCATENATE(CHAR(9);CHAR(9);&quot;- &quot;;INDEX([$Hoja1.$A$1:.$BL$1048576];[.A42]+1;[.B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IF([.B43]=0;CONCATENATE(CHAR(9);[.A43];&quot;:&quot;);CONCATENATE(CHAR(9);CHAR(9);&quot;- &quot;;INDEX([$Hoja1.$A$1:.$BL$1048576];[.A43]+1;[.B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IF([.B44]=0;CONCATENATE(CHAR(9);[.A44];&quot;:&quot;);CONCATENATE(CHAR(9);CHAR(9);&quot;- &quot;;INDEX([$Hoja1.$A$1:.$BL$1048576];[.A44]+1;[.B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IF([.B45]=0;CONCATENATE(CHAR(9);[.A45];&quot;:&quot;);CONCATENATE(CHAR(9);CHAR(9);&quot;- &quot;;INDEX([$Hoja1.$A$1:.$BL$1048576];[.A45]+1;[.B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IF([.B46]=0;CONCATENATE(CHAR(9);[.A46];&quot;:&quot;);CONCATENATE(CHAR(9);CHAR(9);&quot;- &quot;;INDEX([$Hoja1.$A$1:.$BL$1048576];[.A46]+1;[.B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IF([.B47]=0;CONCATENATE(CHAR(9);[.A47];&quot;:&quot;);CONCATENATE(CHAR(9);CHAR(9);&quot;- &quot;;INDEX([$Hoja1.$A$1:.$BL$1048576];[.A47]+1;[.B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IF([.B48]=0;CONCATENATE(CHAR(9);[.A48];&quot;:&quot;);CONCATENATE(CHAR(9);CHAR(9);&quot;- &quot;;INDEX([$Hoja1.$A$1:.$BL$1048576];[.A48]+1;[.B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IF([.B49]=0;CONCATENATE(CHAR(9);[.A49];&quot;:&quot;);CONCATENATE(CHAR(9);CHAR(9);&quot;- &quot;;INDEX([$Hoja1.$A$1:.$BL$1048576];[.A49]+1;[.B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IF([.B50]=0;CONCATENATE(CHAR(9);[.A50];&quot;:&quot;);CONCATENATE(CHAR(9);CHAR(9);&quot;- &quot;;INDEX([$Hoja1.$A$1:.$BL$1048576];[.A50]+1;[.B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IF([.B51]=0;CONCATENATE(CHAR(9);[.A51];&quot;:&quot;);CONCATENATE(CHAR(9);CHAR(9);&quot;- &quot;;INDEX([$Hoja1.$A$1:.$BL$1048576];[.A51]+1;[.B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IF([.B52]=0;CONCATENATE(CHAR(9);[.A52];&quot;:&quot;);CONCATENATE(CHAR(9);CHAR(9);&quot;- &quot;;INDEX([$Hoja1.$A$1:.$BL$1048576];[.A52]+1;[.B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IF([.B53]=0;CONCATENATE(CHAR(9);[.A53];&quot;:&quot;);CONCATENATE(CHAR(9);CHAR(9);&quot;- &quot;;INDEX([$Hoja1.$A$1:.$BL$1048576];[.A53]+1;[.B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formula="of:=IF([.B54]=0;CONCATENATE(CHAR(9);[.A54];&quot;:&quot;);CONCATENATE(CHAR(9);CHAR(9);&quot;- &quot;;INDEX([$Hoja1.$A$1:.$BL$1048576];[.A54]+1;[.B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IF([.B55]=0;CONCATENATE(CHAR(9);[.A55];&quot;:&quot;);CONCATENATE(CHAR(9);CHAR(9);&quot;- &quot;;INDEX([$Hoja1.$A$1:.$BL$1048576];[.A55]+1;[.B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IF([.B56]=0;CONCATENATE(CHAR(9);[.A56];&quot;:&quot;);CONCATENATE(CHAR(9);CHAR(9);&quot;- &quot;;INDEX([$Hoja1.$A$1:.$BL$1048576];[.A56]+1;[.B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IF([.B57]=0;CONCATENATE(CHAR(9);[.A57];&quot;:&quot;);CONCATENATE(CHAR(9);CHAR(9);&quot;- &quot;;INDEX([$Hoja1.$A$1:.$BL$1048576];[.A57]+1;[.B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IF([.B58]=0;CONCATENATE(CHAR(9);[.A58];&quot;:&quot;);CONCATENATE(CHAR(9);CHAR(9);&quot;- &quot;;INDEX([$Hoja1.$A$1:.$BL$1048576];[.A58]+1;[.B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IF([.B59]=0;CONCATENATE(CHAR(9);[.A59];&quot;:&quot;);CONCATENATE(CHAR(9);CHAR(9);&quot;- &quot;;INDEX([$Hoja1.$A$1:.$BL$1048576];[.A59]+1;[.B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IF([.B60]=0;CONCATENATE(CHAR(9);[.A60];&quot;:&quot;);CONCATENATE(CHAR(9);CHAR(9);&quot;- &quot;;INDEX([$Hoja1.$A$1:.$BL$1048576];[.A60]+1;[.B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IF([.B61]=0;CONCATENATE(CHAR(9);[.A61];&quot;:&quot;);CONCATENATE(CHAR(9);CHAR(9);&quot;- &quot;;INDEX([$Hoja1.$A$1:.$BL$1048576];[.A61]+1;[.B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IF([.B62]=0;CONCATENATE(CHAR(9);[.A62];&quot;:&quot;);CONCATENATE(CHAR(9);CHAR(9);&quot;- &quot;;INDEX([$Hoja1.$A$1:.$BL$1048576];[.A62]+1;[.B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IF([.B63]=0;CONCATENATE(CHAR(9);[.A63];&quot;:&quot;);CONCATENATE(CHAR(9);CHAR(9);&quot;- &quot;;INDEX([$Hoja1.$A$1:.$BL$1048576];[.A63]+1;[.B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IF([.B64]=0;CONCATENATE(CHAR(9);[.A64];&quot;:&quot;);CONCATENATE(CHAR(9);CHAR(9);&quot;- &quot;;INDEX([$Hoja1.$A$1:.$BL$1048576];[.A64]+1;[.B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IF([.B65]=0;CONCATENATE(CHAR(9);[.A65];&quot;:&quot;);CONCATENATE(CHAR(9);CHAR(9);&quot;- &quot;;INDEX([$Hoja1.$A$1:.$BL$1048576];[.A65]+1;[.B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6]=0;CONCATENATE(CHAR(9);[.A66];&quot;:&quot;);CONCATENATE(CHAR(9);CHAR(9);&quot;- &quot;;INDEX([$Hoja1.$A$1:.$BL$1048576];[.A66]+1;[.B66])))" office:value-type="string" office:string-value="&#9;1:" calcext:value-type="string">
            <text:p><text:tab/>1: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B67]=0;CONCATENATE(CHAR(9);[.A67];&quot;:&quot;);CONCATENATE(CHAR(9);CHAR(9);&quot;- &quot;;INDEX([$Hoja1.$A$1:.$BL$1048576];[.A67]+1;[.B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]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68]=0;CONCATENATE(CHAR(9);[.A68];&quot;:&quot;);CONCATENATE(CHAR(9);CHAR(9);&quot;- &quot;;INDEX([$Hoja1.$A$1:.$BL$1048576];[.A68]+1;[.B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]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B69]=0;CONCATENATE(CHAR(9);[.A69];&quot;:&quot;);CONCATENATE(CHAR(9);CHAR(9);&quot;- &quot;;INDEX([$Hoja1.$A$1:.$BL$1048576];[.A69]+1;[.B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]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B70]=0;CONCATENATE(CHAR(9);[.A70];&quot;:&quot;);CONCATENATE(CHAR(9);CHAR(9);&quot;- &quot;;INDEX([$Hoja1.$A$1:.$BL$1048576];[.A70]+1;[.B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]+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[.B71]=0;CONCATENATE(CHAR(9);[.A71];&quot;:&quot;);CONCATENATE(CHAR(9);CHAR(9);&quot;- &quot;;INDEX([$Hoja1.$A$1:.$BL$1048576];[.A71]+1;[.B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]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F([.B72]=0;CONCATENATE(CHAR(9);[.A72];&quot;:&quot;);CONCATENATE(CHAR(9);CHAR(9);&quot;- &quot;;INDEX([$Hoja1.$A$1:.$BL$1048576];[.A72]+1;[.B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]+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F([.B73]=0;CONCATENATE(CHAR(9);[.A73];&quot;:&quot;);CONCATENATE(CHAR(9);CHAR(9);&quot;- &quot;;INDEX([$Hoja1.$A$1:.$BL$1048576];[.A73]+1;[.B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]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[.B74]=0;CONCATENATE(CHAR(9);[.A74];&quot;:&quot;);CONCATENATE(CHAR(9);CHAR(9);&quot;- &quot;;INDEX([$Hoja1.$A$1:.$BL$1048576];[.A74]+1;[.B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]+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IF([.B75]=0;CONCATENATE(CHAR(9);[.A75];&quot;:&quot;);CONCATENATE(CHAR(9);CHAR(9);&quot;- &quot;;INDEX([$Hoja1.$A$1:.$BL$1048576];[.A75]+1;[.B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]+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[.B76]=0;CONCATENATE(CHAR(9);[.A76];&quot;:&quot;);CONCATENATE(CHAR(9);CHAR(9);&quot;- &quot;;INDEX([$Hoja1.$A$1:.$BL$1048576];[.A76]+1;[.B76])))" office:value-type="string" office:string-value="&#9;&#9;- A" calcext:value-type="string">
            <text:p><text:tab/><text:tab/>- A</text:p>
          </table:table-cell>
        </table:table-row>
        <table:table-row table:style-name="ro1">
          <table:table-cell table:formula="of:=[.A12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IF([.B77]=0;CONCATENATE(CHAR(9);[.A77];&quot;:&quot;);CONCATENATE(CHAR(9);CHAR(9);&quot;- &quot;;INDEX([$Hoja1.$A$1:.$BL$1048576];[.A77]+1;[.B77])))" office:value-type="string" office:string-value="&#9;&#9;- A" calcext:value-type="string">
            <text:p><text:tab/><text:tab/>- A</text:p>
          </table:table-cell>
        </table:table-row>
        <table:table-row table:style-name="ro1">
          <table:table-cell table:formula="of:=[.A13]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F([.B78]=0;CONCATENATE(CHAR(9);[.A78];&quot;:&quot;);CONCATENATE(CHAR(9);CHAR(9);&quot;- &quot;;INDEX([$Hoja1.$A$1:.$BL$1048576];[.A78]+1;[.B78])))" office:value-type="string" office:string-value="&#9;&#9;- A" calcext:value-type="string">
            <text:p><text:tab/><text:tab/>- A</text:p>
          </table:table-cell>
        </table:table-row>
        <table:table-row table:style-name="ro1">
          <table:table-cell table:formula="of:=[.A14]+1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IF([.B79]=0;CONCATENATE(CHAR(9);[.A79];&quot;:&quot;);CONCATENATE(CHAR(9);CHAR(9);&quot;- &quot;;INDEX([$Hoja1.$A$1:.$BL$1048576];[.A79]+1;[.B79])))" office:value-type="string" office:string-value="&#9;&#9;- A" calcext:value-type="string">
            <text:p><text:tab/><text:tab/>- A</text:p>
          </table:table-cell>
        </table:table-row>
        <table:table-row table:style-name="ro1">
          <table:table-cell table:formula="of:=[.A15]+1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IF([.B80]=0;CONCATENATE(CHAR(9);[.A80];&quot;:&quot;);CONCATENATE(CHAR(9);CHAR(9);&quot;- &quot;;INDEX([$Hoja1.$A$1:.$BL$1048576];[.A80]+1;[.B80])))" office:value-type="string" office:string-value="&#9;&#9;- A" calcext:value-type="string">
            <text:p><text:tab/><text:tab/>- A</text:p>
          </table:table-cell>
        </table:table-row>
        <table:table-row table:style-name="ro1">
          <table:table-cell table:formula="of:=[.A16]+1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IF([.B81]=0;CONCATENATE(CHAR(9);[.A81];&quot;:&quot;);CONCATENATE(CHAR(9);CHAR(9);&quot;- &quot;;INDEX([$Hoja1.$A$1:.$BL$1048576];[.A81]+1;[.B81])))" office:value-type="string" office:string-value="&#9;&#9;- A" calcext:value-type="string">
            <text:p><text:tab/><text:tab/>- A</text:p>
          </table:table-cell>
        </table:table-row>
        <table:table-row table:style-name="ro1">
          <table:table-cell table:formula="of:=[.A17]+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IF([.B82]=0;CONCATENATE(CHAR(9);[.A82];&quot;:&quot;);CONCATENATE(CHAR(9);CHAR(9);&quot;- &quot;;INDEX([$Hoja1.$A$1:.$BL$1048576];[.A82]+1;[.B82])))" office:value-type="string" office:string-value="&#9;&#9;- A" calcext:value-type="string">
            <text:p><text:tab/><text:tab/>- A</text:p>
          </table:table-cell>
        </table:table-row>
        <table:table-row table:style-name="ro1">
          <table:table-cell table:formula="of:=[.A18]+1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IF([.B83]=0;CONCATENATE(CHAR(9);[.A83];&quot;:&quot;);CONCATENATE(CHAR(9);CHAR(9);&quot;- &quot;;INDEX([$Hoja1.$A$1:.$BL$1048576];[.A83]+1;[.B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]+1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IF([.B84]=0;CONCATENATE(CHAR(9);[.A84];&quot;:&quot;);CONCATENATE(CHAR(9);CHAR(9);&quot;- &quot;;INDEX([$Hoja1.$A$1:.$BL$1048576];[.A84]+1;[.B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]+1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IF([.B85]=0;CONCATENATE(CHAR(9);[.A85];&quot;:&quot;);CONCATENATE(CHAR(9);CHAR(9);&quot;- &quot;;INDEX([$Hoja1.$A$1:.$BL$1048576];[.A85]+1;[.B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[.B86]=0;CONCATENATE(CHAR(9);[.A86];&quot;:&quot;);CONCATENATE(CHAR(9);CHAR(9);&quot;- &quot;;INDEX([$Hoja1.$A$1:.$BL$1048576];[.A86]+1;[.B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]+1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IF([.B87]=0;CONCATENATE(CHAR(9);[.A87];&quot;:&quot;);CONCATENATE(CHAR(9);CHAR(9);&quot;- &quot;;INDEX([$Hoja1.$A$1:.$BL$1048576];[.A87]+1;[.B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]+1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B88]=0;CONCATENATE(CHAR(9);[.A88];&quot;:&quot;);CONCATENATE(CHAR(9);CHAR(9);&quot;- &quot;;INDEX([$Hoja1.$A$1:.$BL$1048576];[.A88]+1;[.B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]+1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IF([.B89]=0;CONCATENATE(CHAR(9);[.A89];&quot;:&quot;);CONCATENATE(CHAR(9);CHAR(9);&quot;- &quot;;INDEX([$Hoja1.$A$1:.$BL$1048576];[.A89]+1;[.B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]+1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IF([.B90]=0;CONCATENATE(CHAR(9);[.A90];&quot;:&quot;);CONCATENATE(CHAR(9);CHAR(9);&quot;- &quot;;INDEX([$Hoja1.$A$1:.$BL$1048576];[.A90]+1;[.B90])))" office:value-type="string" office:string-value="&#9;&#9;- P" calcext:value-type="string">
            <text:p><text:tab/><text:tab/>- P</text:p>
          </table:table-cell>
        </table:table-row>
        <table:table-row table:style-name="ro1">
          <table:table-cell table:formula="of:=[.A26]+1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IF([.B91]=0;CONCATENATE(CHAR(9);[.A91];&quot;:&quot;);CONCATENATE(CHAR(9);CHAR(9);&quot;- &quot;;INDEX([$Hoja1.$A$1:.$BL$1048576];[.A91]+1;[.B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]+1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IF([.B92]=0;CONCATENATE(CHAR(9);[.A92];&quot;:&quot;);CONCATENATE(CHAR(9);CHAR(9);&quot;- &quot;;INDEX([$Hoja1.$A$1:.$BL$1048576];[.A92]+1;[.B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]+1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IF([.B93]=0;CONCATENATE(CHAR(9);[.A93];&quot;:&quot;);CONCATENATE(CHAR(9);CHAR(9);&quot;- &quot;;INDEX([$Hoja1.$A$1:.$BL$1048576];[.A93]+1;[.B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]+1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IF([.B94]=0;CONCATENATE(CHAR(9);[.A94];&quot;:&quot;);CONCATENATE(CHAR(9);CHAR(9);&quot;- &quot;;INDEX([$Hoja1.$A$1:.$BL$1048576];[.A94]+1;[.B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]+1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IF([.B95]=0;CONCATENATE(CHAR(9);[.A95];&quot;:&quot;);CONCATENATE(CHAR(9);CHAR(9);&quot;- &quot;;INDEX([$Hoja1.$A$1:.$BL$1048576];[.A95]+1;[.B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]+1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IF([.B96]=0;CONCATENATE(CHAR(9);[.A96];&quot;:&quot;);CONCATENATE(CHAR(9);CHAR(9);&quot;- &quot;;INDEX([$Hoja1.$A$1:.$BL$1048576];[.A96]+1;[.B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]+1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IF([.B97]=0;CONCATENATE(CHAR(9);[.A97];&quot;:&quot;);CONCATENATE(CHAR(9);CHAR(9);&quot;- &quot;;INDEX([$Hoja1.$A$1:.$BL$1048576];[.A97]+1;[.B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]+1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IF([.B98]=0;CONCATENATE(CHAR(9);[.A98];&quot;:&quot;);CONCATENATE(CHAR(9);CHAR(9);&quot;- &quot;;INDEX([$Hoja1.$A$1:.$BL$1048576];[.A98]+1;[.B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]+1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IF([.B99]=0;CONCATENATE(CHAR(9);[.A99];&quot;:&quot;);CONCATENATE(CHAR(9);CHAR(9);&quot;- &quot;;INDEX([$Hoja1.$A$1:.$BL$1048576];[.A99]+1;[.B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]+1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IF([.B100]=0;CONCATENATE(CHAR(9);[.A100];&quot;:&quot;);CONCATENATE(CHAR(9);CHAR(9);&quot;- &quot;;INDEX([$Hoja1.$A$1:.$BL$1048576];[.A100]+1;[.B1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]+1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IF([.B101]=0;CONCATENATE(CHAR(9);[.A101];&quot;:&quot;);CONCATENATE(CHAR(9);CHAR(9);&quot;- &quot;;INDEX([$Hoja1.$A$1:.$BL$1048576];[.A101]+1;[.B1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]+1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IF([.B102]=0;CONCATENATE(CHAR(9);[.A102];&quot;:&quot;);CONCATENATE(CHAR(9);CHAR(9);&quot;- &quot;;INDEX([$Hoja1.$A$1:.$BL$1048576];[.A102]+1;[.B1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]+1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IF([.B103]=0;CONCATENATE(CHAR(9);[.A103];&quot;:&quot;);CONCATENATE(CHAR(9);CHAR(9);&quot;- &quot;;INDEX([$Hoja1.$A$1:.$BL$1048576];[.A103]+1;[.B1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]+1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IF([.B104]=0;CONCATENATE(CHAR(9);[.A104];&quot;:&quot;);CONCATENATE(CHAR(9);CHAR(9);&quot;- &quot;;INDEX([$Hoja1.$A$1:.$BL$1048576];[.A104]+1;[.B1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]+1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IF([.B105]=0;CONCATENATE(CHAR(9);[.A105];&quot;:&quot;);CONCATENATE(CHAR(9);CHAR(9);&quot;- &quot;;INDEX([$Hoja1.$A$1:.$BL$1048576];[.A105]+1;[.B1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IF([.B106]=0;CONCATENATE(CHAR(9);[.A106];&quot;:&quot;);CONCATENATE(CHAR(9);CHAR(9);&quot;- &quot;;INDEX([$Hoja1.$A$1:.$BL$1048576];[.A106]+1;[.B1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2]+1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IF([.B107]=0;CONCATENATE(CHAR(9);[.A107];&quot;:&quot;);CONCATENATE(CHAR(9);CHAR(9);&quot;- &quot;;INDEX([$Hoja1.$A$1:.$BL$1048576];[.A107]+1;[.B1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3]+1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IF([.B108]=0;CONCATENATE(CHAR(9);[.A108];&quot;:&quot;);CONCATENATE(CHAR(9);CHAR(9);&quot;- &quot;;INDEX([$Hoja1.$A$1:.$BL$1048576];[.A108]+1;[.B1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4]+1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IF([.B109]=0;CONCATENATE(CHAR(9);[.A109];&quot;:&quot;);CONCATENATE(CHAR(9);CHAR(9);&quot;- &quot;;INDEX([$Hoja1.$A$1:.$BL$1048576];[.A109]+1;[.B1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5]+1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IF([.B110]=0;CONCATENATE(CHAR(9);[.A110];&quot;:&quot;);CONCATENATE(CHAR(9);CHAR(9);&quot;- &quot;;INDEX([$Hoja1.$A$1:.$BL$1048576];[.A110]+1;[.B1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6]+1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IF([.B111]=0;CONCATENATE(CHAR(9);[.A111];&quot;:&quot;);CONCATENATE(CHAR(9);CHAR(9);&quot;- &quot;;INDEX([$Hoja1.$A$1:.$BL$1048576];[.A111]+1;[.B1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7]+1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formula="of:=IF([.B112]=0;CONCATENATE(CHAR(9);[.A112];&quot;:&quot;);CONCATENATE(CHAR(9);CHAR(9);&quot;- &quot;;INDEX([$Hoja1.$A$1:.$BL$1048576];[.A112]+1;[.B1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8]+1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IF([.B113]=0;CONCATENATE(CHAR(9);[.A113];&quot;:&quot;);CONCATENATE(CHAR(9);CHAR(9);&quot;- &quot;;INDEX([$Hoja1.$A$1:.$BL$1048576];[.A113]+1;[.B1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9]+1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formula="of:=IF([.B114]=0;CONCATENATE(CHAR(9);[.A114];&quot;:&quot;);CONCATENATE(CHAR(9);CHAR(9);&quot;- &quot;;INDEX([$Hoja1.$A$1:.$BL$1048576];[.A114]+1;[.B1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0]+1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formula="of:=IF([.B115]=0;CONCATENATE(CHAR(9);[.A115];&quot;:&quot;);CONCATENATE(CHAR(9);CHAR(9);&quot;- &quot;;INDEX([$Hoja1.$A$1:.$BL$1048576];[.A115]+1;[.B1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1]+1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IF([.B116]=0;CONCATENATE(CHAR(9);[.A116];&quot;:&quot;);CONCATENATE(CHAR(9);CHAR(9);&quot;- &quot;;INDEX([$Hoja1.$A$1:.$BL$1048576];[.A116]+1;[.B1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2]+1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formula="of:=IF([.B117]=0;CONCATENATE(CHAR(9);[.A117];&quot;:&quot;);CONCATENATE(CHAR(9);CHAR(9);&quot;- &quot;;INDEX([$Hoja1.$A$1:.$BL$1048576];[.A117]+1;[.B1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3]+1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IF([.B118]=0;CONCATENATE(CHAR(9);[.A118];&quot;:&quot;);CONCATENATE(CHAR(9);CHAR(9);&quot;- &quot;;INDEX([$Hoja1.$A$1:.$BL$1048576];[.A118]+1;[.B1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4]+1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IF([.B119]=0;CONCATENATE(CHAR(9);[.A119];&quot;:&quot;);CONCATENATE(CHAR(9);CHAR(9);&quot;- &quot;;INDEX([$Hoja1.$A$1:.$BL$1048576];[.A119]+1;[.B1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5]+1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IF([.B120]=0;CONCATENATE(CHAR(9);[.A120];&quot;:&quot;);CONCATENATE(CHAR(9);CHAR(9);&quot;- &quot;;INDEX([$Hoja1.$A$1:.$BL$1048576];[.A120]+1;[.B1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6]+1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IF([.B121]=0;CONCATENATE(CHAR(9);[.A121];&quot;:&quot;);CONCATENATE(CHAR(9);CHAR(9);&quot;- &quot;;INDEX([$Hoja1.$A$1:.$BL$1048576];[.A121]+1;[.B1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7]+1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IF([.B122]=0;CONCATENATE(CHAR(9);[.A122];&quot;:&quot;);CONCATENATE(CHAR(9);CHAR(9);&quot;- &quot;;INDEX([$Hoja1.$A$1:.$BL$1048576];[.A122]+1;[.B1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8]+1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IF([.B123]=0;CONCATENATE(CHAR(9);[.A123];&quot;:&quot;);CONCATENATE(CHAR(9);CHAR(9);&quot;- &quot;;INDEX([$Hoja1.$A$1:.$BL$1048576];[.A123]+1;[.B1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9]+1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formula="of:=IF([.B124]=0;CONCATENATE(CHAR(9);[.A124];&quot;:&quot;);CONCATENATE(CHAR(9);CHAR(9);&quot;- &quot;;INDEX([$Hoja1.$A$1:.$BL$1048576];[.A124]+1;[.B1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formula="of:=IF([.B125]=0;CONCATENATE(CHAR(9);[.A125];&quot;:&quot;);CONCATENATE(CHAR(9);CHAR(9);&quot;- &quot;;INDEX([$Hoja1.$A$1:.$BL$1048576];[.A125]+1;[.B1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1]+1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IF([.B126]=0;CONCATENATE(CHAR(9);[.A126];&quot;:&quot;);CONCATENATE(CHAR(9);CHAR(9);&quot;- &quot;;INDEX([$Hoja1.$A$1:.$BL$1048576];[.A126]+1;[.B1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2]+1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IF([.B127]=0;CONCATENATE(CHAR(9);[.A127];&quot;:&quot;);CONCATENATE(CHAR(9);CHAR(9);&quot;- &quot;;INDEX([$Hoja1.$A$1:.$BL$1048576];[.A127]+1;[.B1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3]+1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formula="of:=IF([.B128]=0;CONCATENATE(CHAR(9);[.A128];&quot;:&quot;);CONCATENATE(CHAR(9);CHAR(9);&quot;- &quot;;INDEX([$Hoja1.$A$1:.$BL$1048576];[.A128]+1;[.B1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4]+1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IF([.B129]=0;CONCATENATE(CHAR(9);[.A129];&quot;:&quot;);CONCATENATE(CHAR(9);CHAR(9);&quot;- &quot;;INDEX([$Hoja1.$A$1:.$BL$1048576];[.A129]+1;[.B1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5]+1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formula="of:=IF([.B130]=0;CONCATENATE(CHAR(9);[.A130];&quot;:&quot;);CONCATENATE(CHAR(9);CHAR(9);&quot;- &quot;;INDEX([$Hoja1.$A$1:.$BL$1048576];[.A130]+1;[.B1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6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131]=0;CONCATENATE(CHAR(9);[.A131];&quot;:&quot;);CONCATENATE(CHAR(9);CHAR(9);&quot;- &quot;;INDEX([$Hoja1.$A$1:.$BL$1048576];[.A131]+1;[.B131])))" office:value-type="string" office:string-value="&#9;2:" calcext:value-type="string">
            <text:p><text:tab/>2:</text:p>
          </table:table-cell>
        </table:table-row>
        <table:table-row table:style-name="ro1">
          <table:table-cell table:formula="of:=[.A67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32]=0;CONCATENATE(CHAR(9);[.A132];&quot;:&quot;);CONCATENATE(CHAR(9);CHAR(9);&quot;- &quot;;INDEX([$Hoja1.$A$1:.$BL$1048576];[.A132]+1;[.B1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B133]=0;CONCATENATE(CHAR(9);[.A133];&quot;:&quot;);CONCATENATE(CHAR(9);CHAR(9);&quot;- &quot;;INDEX([$Hoja1.$A$1:.$BL$1048576];[.A133]+1;[.B1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9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B134]=0;CONCATENATE(CHAR(9);[.A134];&quot;:&quot;);CONCATENATE(CHAR(9);CHAR(9);&quot;- &quot;;INDEX([$Hoja1.$A$1:.$BL$1048576];[.A134]+1;[.B1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0]+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B135]=0;CONCATENATE(CHAR(9);[.A135];&quot;:&quot;);CONCATENATE(CHAR(9);CHAR(9);&quot;- &quot;;INDEX([$Hoja1.$A$1:.$BL$1048576];[.A135]+1;[.B1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1]+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[.B136]=0;CONCATENATE(CHAR(9);[.A136];&quot;:&quot;);CONCATENATE(CHAR(9);CHAR(9);&quot;- &quot;;INDEX([$Hoja1.$A$1:.$BL$1048576];[.A136]+1;[.B1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2]+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F([.B137]=0;CONCATENATE(CHAR(9);[.A137];&quot;:&quot;);CONCATENATE(CHAR(9);CHAR(9);&quot;- &quot;;INDEX([$Hoja1.$A$1:.$BL$1048576];[.A137]+1;[.B1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3]+1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[.B138]=0;CONCATENATE(CHAR(9);[.A138];&quot;:&quot;);CONCATENATE(CHAR(9);CHAR(9);&quot;- &quot;;INDEX([$Hoja1.$A$1:.$BL$1048576];[.A138]+1;[.B1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4]+1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IF([.B139]=0;CONCATENATE(CHAR(9);[.A139];&quot;:&quot;);CONCATENATE(CHAR(9);CHAR(9);&quot;- &quot;;INDEX([$Hoja1.$A$1:.$BL$1048576];[.A139]+1;[.B1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5]+1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IF([.B140]=0;CONCATENATE(CHAR(9);[.A140];&quot;:&quot;);CONCATENATE(CHAR(9);CHAR(9);&quot;- &quot;;INDEX([$Hoja1.$A$1:.$BL$1048576];[.A140]+1;[.B1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6]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[.B141]=0;CONCATENATE(CHAR(9);[.A141];&quot;:&quot;);CONCATENATE(CHAR(9);CHAR(9);&quot;- &quot;;INDEX([$Hoja1.$A$1:.$BL$1048576];[.A141]+1;[.B141])))" office:value-type="string" office:string-value="&#9;&#9;- A" calcext:value-type="string">
            <text:p><text:tab/><text:tab/>- A</text:p>
          </table:table-cell>
        </table:table-row>
        <table:table-row table:style-name="ro1">
          <table:table-cell table:formula="of:=[.A77]+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IF([.B142]=0;CONCATENATE(CHAR(9);[.A142];&quot;:&quot;);CONCATENATE(CHAR(9);CHAR(9);&quot;- &quot;;INDEX([$Hoja1.$A$1:.$BL$1048576];[.A142]+1;[.B142])))" office:value-type="string" office:string-value="&#9;&#9;- A" calcext:value-type="string">
            <text:p><text:tab/><text:tab/>- A</text:p>
          </table:table-cell>
        </table:table-row>
        <table:table-row table:style-name="ro1">
          <table:table-cell table:formula="of:=[.A78]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IF([.B143]=0;CONCATENATE(CHAR(9);[.A143];&quot;:&quot;);CONCATENATE(CHAR(9);CHAR(9);&quot;- &quot;;INDEX([$Hoja1.$A$1:.$BL$1048576];[.A143]+1;[.B143])))" office:value-type="string" office:string-value="&#9;&#9;- A" calcext:value-type="string">
            <text:p><text:tab/><text:tab/>- A</text:p>
          </table:table-cell>
        </table:table-row>
        <table:table-row table:style-name="ro1">
          <table:table-cell table:formula="of:=[.A79]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IF([.B144]=0;CONCATENATE(CHAR(9);[.A144];&quot;:&quot;);CONCATENATE(CHAR(9);CHAR(9);&quot;- &quot;;INDEX([$Hoja1.$A$1:.$BL$1048576];[.A144]+1;[.B144])))" office:value-type="string" office:string-value="&#9;&#9;- A" calcext:value-type="string">
            <text:p><text:tab/><text:tab/>- A</text:p>
          </table:table-cell>
        </table:table-row>
        <table:table-row table:style-name="ro1">
          <table:table-cell table:formula="of:=[.A80]+1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IF([.B145]=0;CONCATENATE(CHAR(9);[.A145];&quot;:&quot;);CONCATENATE(CHAR(9);CHAR(9);&quot;- &quot;;INDEX([$Hoja1.$A$1:.$BL$1048576];[.A145]+1;[.B145])))" office:value-type="string" office:string-value="&#9;&#9;- A" calcext:value-type="string">
            <text:p><text:tab/><text:tab/>- A</text:p>
          </table:table-cell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IF([.B146]=0;CONCATENATE(CHAR(9);[.A146];&quot;:&quot;);CONCATENATE(CHAR(9);CHAR(9);&quot;- &quot;;INDEX([$Hoja1.$A$1:.$BL$1048576];[.A146]+1;[.B146])))" office:value-type="string" office:string-value="&#9;&#9;- A" calcext:value-type="string">
            <text:p><text:tab/><text:tab/>- A</text:p>
          </table:table-cell>
        </table:table-row>
        <table:table-row table:style-name="ro1">
          <table:table-cell table:formula="of:=[.A82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IF([.B147]=0;CONCATENATE(CHAR(9);[.A147];&quot;:&quot;);CONCATENATE(CHAR(9);CHAR(9);&quot;- &quot;;INDEX([$Hoja1.$A$1:.$BL$1048576];[.A147]+1;[.B147])))" office:value-type="string" office:string-value="&#9;&#9;- A" calcext:value-type="string">
            <text:p><text:tab/><text:tab/>- A</text:p>
          </table:table-cell>
        </table:table-row>
        <table:table-row table:style-name="ro1">
          <table:table-cell table:formula="of:=[.A83]+1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IF([.B148]=0;CONCATENATE(CHAR(9);[.A148];&quot;:&quot;);CONCATENATE(CHAR(9);CHAR(9);&quot;- &quot;;INDEX([$Hoja1.$A$1:.$BL$1048576];[.A148]+1;[.B1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4]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IF([.B149]=0;CONCATENATE(CHAR(9);[.A149];&quot;:&quot;);CONCATENATE(CHAR(9);CHAR(9);&quot;- &quot;;INDEX([$Hoja1.$A$1:.$BL$1048576];[.A149]+1;[.B1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5]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IF([.B150]=0;CONCATENATE(CHAR(9);[.A150];&quot;:&quot;);CONCATENATE(CHAR(9);CHAR(9);&quot;- &quot;;INDEX([$Hoja1.$A$1:.$BL$1048576];[.A150]+1;[.B1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6]+1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IF([.B151]=0;CONCATENATE(CHAR(9);[.A151];&quot;:&quot;);CONCATENATE(CHAR(9);CHAR(9);&quot;- &quot;;INDEX([$Hoja1.$A$1:.$BL$1048576];[.A151]+1;[.B1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7]+1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IF([.B152]=0;CONCATENATE(CHAR(9);[.A152];&quot;:&quot;);CONCATENATE(CHAR(9);CHAR(9);&quot;- &quot;;INDEX([$Hoja1.$A$1:.$BL$1048576];[.A152]+1;[.B1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8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IF([.B153]=0;CONCATENATE(CHAR(9);[.A153];&quot;:&quot;);CONCATENATE(CHAR(9);CHAR(9);&quot;- &quot;;INDEX([$Hoja1.$A$1:.$BL$1048576];[.A153]+1;[.B1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9]+1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IF([.B154]=0;CONCATENATE(CHAR(9);[.A154];&quot;:&quot;);CONCATENATE(CHAR(9);CHAR(9);&quot;- &quot;;INDEX([$Hoja1.$A$1:.$BL$1048576];[.A154]+1;[.B1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0]+1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IF([.B155]=0;CONCATENATE(CHAR(9);[.A155];&quot;:&quot;);CONCATENATE(CHAR(9);CHAR(9);&quot;- &quot;;INDEX([$Hoja1.$A$1:.$BL$1048576];[.A155]+1;[.B155])))" office:value-type="string" office:string-value="&#9;&#9;- P" calcext:value-type="string">
            <text:p><text:tab/><text:tab/>- P</text:p>
          </table:table-cell>
        </table:table-row>
        <table:table-row table:style-name="ro1">
          <table:table-cell table:formula="of:=[.A91]+1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IF([.B156]=0;CONCATENATE(CHAR(9);[.A156];&quot;:&quot;);CONCATENATE(CHAR(9);CHAR(9);&quot;- &quot;;INDEX([$Hoja1.$A$1:.$BL$1048576];[.A156]+1;[.B1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2]+1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IF([.B157]=0;CONCATENATE(CHAR(9);[.A157];&quot;:&quot;);CONCATENATE(CHAR(9);CHAR(9);&quot;- &quot;;INDEX([$Hoja1.$A$1:.$BL$1048576];[.A157]+1;[.B1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3]+1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IF([.B158]=0;CONCATENATE(CHAR(9);[.A158];&quot;:&quot;);CONCATENATE(CHAR(9);CHAR(9);&quot;- &quot;;INDEX([$Hoja1.$A$1:.$BL$1048576];[.A158]+1;[.B1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4]+1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IF([.B159]=0;CONCATENATE(CHAR(9);[.A159];&quot;:&quot;);CONCATENATE(CHAR(9);CHAR(9);&quot;- &quot;;INDEX([$Hoja1.$A$1:.$BL$1048576];[.A159]+1;[.B1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5]+1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IF([.B160]=0;CONCATENATE(CHAR(9);[.A160];&quot;:&quot;);CONCATENATE(CHAR(9);CHAR(9);&quot;- &quot;;INDEX([$Hoja1.$A$1:.$BL$1048576];[.A160]+1;[.B1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6]+1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IF([.B161]=0;CONCATENATE(CHAR(9);[.A161];&quot;:&quot;);CONCATENATE(CHAR(9);CHAR(9);&quot;- &quot;;INDEX([$Hoja1.$A$1:.$BL$1048576];[.A161]+1;[.B1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7]+1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IF([.B162]=0;CONCATENATE(CHAR(9);[.A162];&quot;:&quot;);CONCATENATE(CHAR(9);CHAR(9);&quot;- &quot;;INDEX([$Hoja1.$A$1:.$BL$1048576];[.A162]+1;[.B1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8]+1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IF([.B163]=0;CONCATENATE(CHAR(9);[.A163];&quot;:&quot;);CONCATENATE(CHAR(9);CHAR(9);&quot;- &quot;;INDEX([$Hoja1.$A$1:.$BL$1048576];[.A163]+1;[.B1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9]+1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IF([.B164]=0;CONCATENATE(CHAR(9);[.A164];&quot;:&quot;);CONCATENATE(CHAR(9);CHAR(9);&quot;- &quot;;INDEX([$Hoja1.$A$1:.$BL$1048576];[.A164]+1;[.B1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0]+1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IF([.B165]=0;CONCATENATE(CHAR(9);[.A165];&quot;:&quot;);CONCATENATE(CHAR(9);CHAR(9);&quot;- &quot;;INDEX([$Hoja1.$A$1:.$BL$1048576];[.A165]+1;[.B1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1]+1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IF([.B166]=0;CONCATENATE(CHAR(9);[.A166];&quot;:&quot;);CONCATENATE(CHAR(9);CHAR(9);&quot;- &quot;;INDEX([$Hoja1.$A$1:.$BL$1048576];[.A166]+1;[.B1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2]+1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formula="of:=IF([.B167]=0;CONCATENATE(CHAR(9);[.A167];&quot;:&quot;);CONCATENATE(CHAR(9);CHAR(9);&quot;- &quot;;INDEX([$Hoja1.$A$1:.$BL$1048576];[.A167]+1;[.B1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3]+1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IF([.B168]=0;CONCATENATE(CHAR(9);[.A168];&quot;:&quot;);CONCATENATE(CHAR(9);CHAR(9);&quot;- &quot;;INDEX([$Hoja1.$A$1:.$BL$1048576];[.A168]+1;[.B1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4]+1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IF([.B169]=0;CONCATENATE(CHAR(9);[.A169];&quot;:&quot;);CONCATENATE(CHAR(9);CHAR(9);&quot;- &quot;;INDEX([$Hoja1.$A$1:.$BL$1048576];[.A169]+1;[.B1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5]+1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formula="of:=IF([.B170]=0;CONCATENATE(CHAR(9);[.A170];&quot;:&quot;);CONCATENATE(CHAR(9);CHAR(9);&quot;- &quot;;INDEX([$Hoja1.$A$1:.$BL$1048576];[.A170]+1;[.B1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6]+1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IF([.B171]=0;CONCATENATE(CHAR(9);[.A171];&quot;:&quot;);CONCATENATE(CHAR(9);CHAR(9);&quot;- &quot;;INDEX([$Hoja1.$A$1:.$BL$1048576];[.A171]+1;[.B1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7]+1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formula="of:=IF([.B172]=0;CONCATENATE(CHAR(9);[.A172];&quot;:&quot;);CONCATENATE(CHAR(9);CHAR(9);&quot;- &quot;;INDEX([$Hoja1.$A$1:.$BL$1048576];[.A172]+1;[.B1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8]+1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formula="of:=IF([.B173]=0;CONCATENATE(CHAR(9);[.A173];&quot;:&quot;);CONCATENATE(CHAR(9);CHAR(9);&quot;- &quot;;INDEX([$Hoja1.$A$1:.$BL$1048576];[.A173]+1;[.B1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9]+1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formula="of:=IF([.B174]=0;CONCATENATE(CHAR(9);[.A174];&quot;:&quot;);CONCATENATE(CHAR(9);CHAR(9);&quot;- &quot;;INDEX([$Hoja1.$A$1:.$BL$1048576];[.A174]+1;[.B1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0]+1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formula="of:=IF([.B175]=0;CONCATENATE(CHAR(9);[.A175];&quot;:&quot;);CONCATENATE(CHAR(9);CHAR(9);&quot;- &quot;;INDEX([$Hoja1.$A$1:.$BL$1048576];[.A175]+1;[.B1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1]+1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IF([.B176]=0;CONCATENATE(CHAR(9);[.A176];&quot;:&quot;);CONCATENATE(CHAR(9);CHAR(9);&quot;- &quot;;INDEX([$Hoja1.$A$1:.$BL$1048576];[.A176]+1;[.B1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2]+1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formula="of:=IF([.B177]=0;CONCATENATE(CHAR(9);[.A177];&quot;:&quot;);CONCATENATE(CHAR(9);CHAR(9);&quot;- &quot;;INDEX([$Hoja1.$A$1:.$BL$1048576];[.A177]+1;[.B1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3]+1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formula="of:=IF([.B178]=0;CONCATENATE(CHAR(9);[.A178];&quot;:&quot;);CONCATENATE(CHAR(9);CHAR(9);&quot;- &quot;;INDEX([$Hoja1.$A$1:.$BL$1048576];[.A178]+1;[.B1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4]+1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formula="of:=IF([.B179]=0;CONCATENATE(CHAR(9);[.A179];&quot;:&quot;);CONCATENATE(CHAR(9);CHAR(9);&quot;- &quot;;INDEX([$Hoja1.$A$1:.$BL$1048576];[.A179]+1;[.B1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5]+1"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formula="of:=IF([.B180]=0;CONCATENATE(CHAR(9);[.A180];&quot;:&quot;);CONCATENATE(CHAR(9);CHAR(9);&quot;- &quot;;INDEX([$Hoja1.$A$1:.$BL$1048576];[.A180]+1;[.B1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6]+1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IF([.B181]=0;CONCATENATE(CHAR(9);[.A181];&quot;:&quot;);CONCATENATE(CHAR(9);CHAR(9);&quot;- &quot;;INDEX([$Hoja1.$A$1:.$BL$1048576];[.A181]+1;[.B1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7]+1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formula="of:=IF([.B182]=0;CONCATENATE(CHAR(9);[.A182];&quot;:&quot;);CONCATENATE(CHAR(9);CHAR(9);&quot;- &quot;;INDEX([$Hoja1.$A$1:.$BL$1048576];[.A182]+1;[.B1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8]+1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IF([.B183]=0;CONCATENATE(CHAR(9);[.A183];&quot;:&quot;);CONCATENATE(CHAR(9);CHAR(9);&quot;- &quot;;INDEX([$Hoja1.$A$1:.$BL$1048576];[.A183]+1;[.B1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9]+1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IF([.B184]=0;CONCATENATE(CHAR(9);[.A184];&quot;:&quot;);CONCATENATE(CHAR(9);CHAR(9);&quot;- &quot;;INDEX([$Hoja1.$A$1:.$BL$1048576];[.A184]+1;[.B1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0]+1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formula="of:=IF([.B185]=0;CONCATENATE(CHAR(9);[.A185];&quot;:&quot;);CONCATENATE(CHAR(9);CHAR(9);&quot;- &quot;;INDEX([$Hoja1.$A$1:.$BL$1048576];[.A185]+1;[.B1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1]+1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formula="of:=IF([.B186]=0;CONCATENATE(CHAR(9);[.A186];&quot;:&quot;);CONCATENATE(CHAR(9);CHAR(9);&quot;- &quot;;INDEX([$Hoja1.$A$1:.$BL$1048576];[.A186]+1;[.B1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2]+1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formula="of:=IF([.B187]=0;CONCATENATE(CHAR(9);[.A187];&quot;:&quot;);CONCATENATE(CHAR(9);CHAR(9);&quot;- &quot;;INDEX([$Hoja1.$A$1:.$BL$1048576];[.A187]+1;[.B1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3]+1"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formula="of:=IF([.B188]=0;CONCATENATE(CHAR(9);[.A188];&quot;:&quot;);CONCATENATE(CHAR(9);CHAR(9);&quot;- &quot;;INDEX([$Hoja1.$A$1:.$BL$1048576];[.A188]+1;[.B1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4]+1"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IF([.B189]=0;CONCATENATE(CHAR(9);[.A189];&quot;:&quot;);CONCATENATE(CHAR(9);CHAR(9);&quot;- &quot;;INDEX([$Hoja1.$A$1:.$BL$1048576];[.A189]+1;[.B1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5]+1"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formula="of:=IF([.B190]=0;CONCATENATE(CHAR(9);[.A190];&quot;:&quot;);CONCATENATE(CHAR(9);CHAR(9);&quot;- &quot;;INDEX([$Hoja1.$A$1:.$BL$1048576];[.A190]+1;[.B1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6]+1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IF([.B191]=0;CONCATENATE(CHAR(9);[.A191];&quot;:&quot;);CONCATENATE(CHAR(9);CHAR(9);&quot;- &quot;;INDEX([$Hoja1.$A$1:.$BL$1048576];[.A191]+1;[.B1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7]+1"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formula="of:=IF([.B192]=0;CONCATENATE(CHAR(9);[.A192];&quot;:&quot;);CONCATENATE(CHAR(9);CHAR(9);&quot;- &quot;;INDEX([$Hoja1.$A$1:.$BL$1048576];[.A192]+1;[.B1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8]+1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formula="of:=IF([.B193]=0;CONCATENATE(CHAR(9);[.A193];&quot;:&quot;);CONCATENATE(CHAR(9);CHAR(9);&quot;- &quot;;INDEX([$Hoja1.$A$1:.$BL$1048576];[.A193]+1;[.B1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9]+1"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formula="of:=IF([.B194]=0;CONCATENATE(CHAR(9);[.A194];&quot;:&quot;);CONCATENATE(CHAR(9);CHAR(9);&quot;- &quot;;INDEX([$Hoja1.$A$1:.$BL$1048576];[.A194]+1;[.B1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0]+1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formula="of:=IF([.B195]=0;CONCATENATE(CHAR(9);[.A195];&quot;:&quot;);CONCATENATE(CHAR(9);CHAR(9);&quot;- &quot;;INDEX([$Hoja1.$A$1:.$BL$1048576];[.A195]+1;[.B1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1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196]=0;CONCATENATE(CHAR(9);[.A196];&quot;:&quot;);CONCATENATE(CHAR(9);CHAR(9);&quot;- &quot;;INDEX([$Hoja1.$A$1:.$BL$1048576];[.A196]+1;[.B196])))" office:value-type="string" office:string-value="&#9;3:" calcext:value-type="string">
            <text:p><text:tab/>3:</text:p>
          </table:table-cell>
        </table:table-row>
        <table:table-row table:style-name="ro1">
          <table:table-cell table:formula="of:=[.A132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B197]=0;CONCATENATE(CHAR(9);[.A197];&quot;:&quot;);CONCATENATE(CHAR(9);CHAR(9);&quot;- &quot;;INDEX([$Hoja1.$A$1:.$BL$1048576];[.A197]+1;[.B1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3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B198]=0;CONCATENATE(CHAR(9);[.A198];&quot;:&quot;);CONCATENATE(CHAR(9);CHAR(9);&quot;- &quot;;INDEX([$Hoja1.$A$1:.$BL$1048576];[.A198]+1;[.B1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4]+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IF([.B199]=0;CONCATENATE(CHAR(9);[.A199];&quot;:&quot;);CONCATENATE(CHAR(9);CHAR(9);&quot;- &quot;;INDEX([$Hoja1.$A$1:.$BL$1048576];[.A199]+1;[.B1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5]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[.B200]=0;CONCATENATE(CHAR(9);[.A200];&quot;:&quot;);CONCATENATE(CHAR(9);CHAR(9);&quot;- &quot;;INDEX([$Hoja1.$A$1:.$BL$1048576];[.A200]+1;[.B2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6]+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[.B201]=0;CONCATENATE(CHAR(9);[.A201];&quot;:&quot;);CONCATENATE(CHAR(9);CHAR(9);&quot;- &quot;;INDEX([$Hoja1.$A$1:.$BL$1048576];[.A201]+1;[.B2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7]+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F([.B202]=0;CONCATENATE(CHAR(9);[.A202];&quot;:&quot;);CONCATENATE(CHAR(9);CHAR(9);&quot;- &quot;;INDEX([$Hoja1.$A$1:.$BL$1048576];[.A202]+1;[.B2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8]+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F([.B203]=0;CONCATENATE(CHAR(9);[.A203];&quot;:&quot;);CONCATENATE(CHAR(9);CHAR(9);&quot;- &quot;;INDEX([$Hoja1.$A$1:.$BL$1048576];[.A203]+1;[.B2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9]+1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IF([.B204]=0;CONCATENATE(CHAR(9);[.A204];&quot;:&quot;);CONCATENATE(CHAR(9);CHAR(9);&quot;- &quot;;INDEX([$Hoja1.$A$1:.$BL$1048576];[.A204]+1;[.B2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0]+1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IF([.B205]=0;CONCATENATE(CHAR(9);[.A205];&quot;:&quot;);CONCATENATE(CHAR(9);CHAR(9);&quot;- &quot;;INDEX([$Hoja1.$A$1:.$BL$1048576];[.A205]+1;[.B205])))" office:value-type="string" office:string-value="&#9;&#9;- S" calcext:value-type="string">
            <text:p><text:tab/><text:tab/>- S</text:p>
          </table:table-cell>
        </table:table-row>
        <table:table-row table:style-name="ro1">
          <table:table-cell table:formula="of:=[.A141]+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IF([.B206]=0;CONCATENATE(CHAR(9);[.A206];&quot;:&quot;);CONCATENATE(CHAR(9);CHAR(9);&quot;- &quot;;INDEX([$Hoja1.$A$1:.$BL$1048576];[.A206]+1;[.B206])))" office:value-type="string" office:string-value="&#9;&#9;- S" calcext:value-type="string">
            <text:p><text:tab/><text:tab/>- S</text:p>
          </table:table-cell>
        </table:table-row>
        <table:table-row table:style-name="ro1">
          <table:table-cell table:formula="of:=[.A142]+1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IF([.B207]=0;CONCATENATE(CHAR(9);[.A207];&quot;:&quot;);CONCATENATE(CHAR(9);CHAR(9);&quot;- &quot;;INDEX([$Hoja1.$A$1:.$BL$1048576];[.A207]+1;[.B207])))" office:value-type="string" office:string-value="&#9;&#9;- S" calcext:value-type="string">
            <text:p><text:tab/><text:tab/>- S</text:p>
          </table:table-cell>
        </table:table-row>
        <table:table-row table:style-name="ro1">
          <table:table-cell table:formula="of:=[.A143]+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IF([.B208]=0;CONCATENATE(CHAR(9);[.A208];&quot;:&quot;);CONCATENATE(CHAR(9);CHAR(9);&quot;- &quot;;INDEX([$Hoja1.$A$1:.$BL$1048576];[.A208]+1;[.B208])))" office:value-type="string" office:string-value="&#9;&#9;- S" calcext:value-type="string">
            <text:p><text:tab/><text:tab/>- S</text:p>
          </table:table-cell>
        </table:table-row>
        <table:table-row table:style-name="ro1">
          <table:table-cell table:formula="of:=[.A144]+1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IF([.B209]=0;CONCATENATE(CHAR(9);[.A209];&quot;:&quot;);CONCATENATE(CHAR(9);CHAR(9);&quot;- &quot;;INDEX([$Hoja1.$A$1:.$BL$1048576];[.A209]+1;[.B209])))" office:value-type="string" office:string-value="&#9;&#9;- S" calcext:value-type="string">
            <text:p><text:tab/><text:tab/>- S</text:p>
          </table:table-cell>
        </table:table-row>
        <table:table-row table:style-name="ro1">
          <table:table-cell table:formula="of:=[.A145]+1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IF([.B210]=0;CONCATENATE(CHAR(9);[.A210];&quot;:&quot;);CONCATENATE(CHAR(9);CHAR(9);&quot;- &quot;;INDEX([$Hoja1.$A$1:.$BL$1048576];[.A210]+1;[.B210])))" office:value-type="string" office:string-value="&#9;&#9;- S" calcext:value-type="string">
            <text:p><text:tab/><text:tab/>- S</text:p>
          </table:table-cell>
        </table:table-row>
        <table:table-row table:style-name="ro1">
          <table:table-cell table:formula="of:=[.A146]+1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IF([.B211]=0;CONCATENATE(CHAR(9);[.A211];&quot;:&quot;);CONCATENATE(CHAR(9);CHAR(9);&quot;- &quot;;INDEX([$Hoja1.$A$1:.$BL$1048576];[.A211]+1;[.B2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7]+1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IF([.B212]=0;CONCATENATE(CHAR(9);[.A212];&quot;:&quot;);CONCATENATE(CHAR(9);CHAR(9);&quot;- &quot;;INDEX([$Hoja1.$A$1:.$BL$1048576];[.A212]+1;[.B2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8]+1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IF([.B213]=0;CONCATENATE(CHAR(9);[.A213];&quot;:&quot;);CONCATENATE(CHAR(9);CHAR(9);&quot;- &quot;;INDEX([$Hoja1.$A$1:.$BL$1048576];[.A213]+1;[.B2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9]+1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IF([.B214]=0;CONCATENATE(CHAR(9);[.A214];&quot;:&quot;);CONCATENATE(CHAR(9);CHAR(9);&quot;- &quot;;INDEX([$Hoja1.$A$1:.$BL$1048576];[.A214]+1;[.B2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0]+1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IF([.B215]=0;CONCATENATE(CHAR(9);[.A215];&quot;:&quot;);CONCATENATE(CHAR(9);CHAR(9);&quot;- &quot;;INDEX([$Hoja1.$A$1:.$BL$1048576];[.A215]+1;[.B2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1]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IF([.B216]=0;CONCATENATE(CHAR(9);[.A216];&quot;:&quot;);CONCATENATE(CHAR(9);CHAR(9);&quot;- &quot;;INDEX([$Hoja1.$A$1:.$BL$1048576];[.A216]+1;[.B2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2]+1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IF([.B217]=0;CONCATENATE(CHAR(9);[.A217];&quot;:&quot;);CONCATENATE(CHAR(9);CHAR(9);&quot;- &quot;;INDEX([$Hoja1.$A$1:.$BL$1048576];[.A217]+1;[.B2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3]+1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IF([.B218]=0;CONCATENATE(CHAR(9);[.A218];&quot;:&quot;);CONCATENATE(CHAR(9);CHAR(9);&quot;- &quot;;INDEX([$Hoja1.$A$1:.$BL$1048576];[.A218]+1;[.B2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4]+1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IF([.B219]=0;CONCATENATE(CHAR(9);[.A219];&quot;:&quot;);CONCATENATE(CHAR(9);CHAR(9);&quot;- &quot;;INDEX([$Hoja1.$A$1:.$BL$1048576];[.A219]+1;[.B2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5]+1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IF([.B220]=0;CONCATENATE(CHAR(9);[.A220];&quot;:&quot;);CONCATENATE(CHAR(9);CHAR(9);&quot;- &quot;;INDEX([$Hoja1.$A$1:.$BL$1048576];[.A220]+1;[.B220])))" office:value-type="string" office:string-value="&#9;&#9;- P" calcext:value-type="string">
            <text:p><text:tab/><text:tab/>- P</text:p>
          </table:table-cell>
        </table:table-row>
        <table:table-row table:style-name="ro1">
          <table:table-cell table:formula="of:=[.A156]+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IF([.B221]=0;CONCATENATE(CHAR(9);[.A221];&quot;:&quot;);CONCATENATE(CHAR(9);CHAR(9);&quot;- &quot;;INDEX([$Hoja1.$A$1:.$BL$1048576];[.A221]+1;[.B2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7]+1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IF([.B222]=0;CONCATENATE(CHAR(9);[.A222];&quot;:&quot;);CONCATENATE(CHAR(9);CHAR(9);&quot;- &quot;;INDEX([$Hoja1.$A$1:.$BL$1048576];[.A222]+1;[.B2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8]+1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IF([.B223]=0;CONCATENATE(CHAR(9);[.A223];&quot;:&quot;);CONCATENATE(CHAR(9);CHAR(9);&quot;- &quot;;INDEX([$Hoja1.$A$1:.$BL$1048576];[.A223]+1;[.B2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9]+1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IF([.B224]=0;CONCATENATE(CHAR(9);[.A224];&quot;:&quot;);CONCATENATE(CHAR(9);CHAR(9);&quot;- &quot;;INDEX([$Hoja1.$A$1:.$BL$1048576];[.A224]+1;[.B2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0]+1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IF([.B225]=0;CONCATENATE(CHAR(9);[.A225];&quot;:&quot;);CONCATENATE(CHAR(9);CHAR(9);&quot;- &quot;;INDEX([$Hoja1.$A$1:.$BL$1048576];[.A225]+1;[.B2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1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IF([.B226]=0;CONCATENATE(CHAR(9);[.A226];&quot;:&quot;);CONCATENATE(CHAR(9);CHAR(9);&quot;- &quot;;INDEX([$Hoja1.$A$1:.$BL$1048576];[.A226]+1;[.B2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2]+1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IF([.B227]=0;CONCATENATE(CHAR(9);[.A227];&quot;:&quot;);CONCATENATE(CHAR(9);CHAR(9);&quot;- &quot;;INDEX([$Hoja1.$A$1:.$BL$1048576];[.A227]+1;[.B2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3]+1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IF([.B228]=0;CONCATENATE(CHAR(9);[.A228];&quot;:&quot;);CONCATENATE(CHAR(9);CHAR(9);&quot;- &quot;;INDEX([$Hoja1.$A$1:.$BL$1048576];[.A228]+1;[.B2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4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IF([.B229]=0;CONCATENATE(CHAR(9);[.A229];&quot;:&quot;);CONCATENATE(CHAR(9);CHAR(9);&quot;- &quot;;INDEX([$Hoja1.$A$1:.$BL$1048576];[.A229]+1;[.B2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5]+1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IF([.B230]=0;CONCATENATE(CHAR(9);[.A230];&quot;:&quot;);CONCATENATE(CHAR(9);CHAR(9);&quot;- &quot;;INDEX([$Hoja1.$A$1:.$BL$1048576];[.A230]+1;[.B2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6]+1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IF([.B231]=0;CONCATENATE(CHAR(9);[.A231];&quot;:&quot;);CONCATENATE(CHAR(9);CHAR(9);&quot;- &quot;;INDEX([$Hoja1.$A$1:.$BL$1048576];[.A231]+1;[.B2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7]+1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IF([.B232]=0;CONCATENATE(CHAR(9);[.A232];&quot;:&quot;);CONCATENATE(CHAR(9);CHAR(9);&quot;- &quot;;INDEX([$Hoja1.$A$1:.$BL$1048576];[.A232]+1;[.B2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8]+1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IF([.B233]=0;CONCATENATE(CHAR(9);[.A233];&quot;:&quot;);CONCATENATE(CHAR(9);CHAR(9);&quot;- &quot;;INDEX([$Hoja1.$A$1:.$BL$1048576];[.A233]+1;[.B2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9]+1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IF([.B234]=0;CONCATENATE(CHAR(9);[.A234];&quot;:&quot;);CONCATENATE(CHAR(9);CHAR(9);&quot;- &quot;;INDEX([$Hoja1.$A$1:.$BL$1048576];[.A234]+1;[.B2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0]+1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formula="of:=IF([.B235]=0;CONCATENATE(CHAR(9);[.A235];&quot;:&quot;);CONCATENATE(CHAR(9);CHAR(9);&quot;- &quot;;INDEX([$Hoja1.$A$1:.$BL$1048576];[.A235]+1;[.B2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1]+1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IF([.B236]=0;CONCATENATE(CHAR(9);[.A236];&quot;:&quot;);CONCATENATE(CHAR(9);CHAR(9);&quot;- &quot;;INDEX([$Hoja1.$A$1:.$BL$1048576];[.A236]+1;[.B2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2]+1"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formula="of:=IF([.B237]=0;CONCATENATE(CHAR(9);[.A237];&quot;:&quot;);CONCATENATE(CHAR(9);CHAR(9);&quot;- &quot;;INDEX([$Hoja1.$A$1:.$BL$1048576];[.A237]+1;[.B2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3]+1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IF([.B238]=0;CONCATENATE(CHAR(9);[.A238];&quot;:&quot;);CONCATENATE(CHAR(9);CHAR(9);&quot;- &quot;;INDEX([$Hoja1.$A$1:.$BL$1048576];[.A238]+1;[.B2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4]+1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formula="of:=IF([.B239]=0;CONCATENATE(CHAR(9);[.A239];&quot;:&quot;);CONCATENATE(CHAR(9);CHAR(9);&quot;- &quot;;INDEX([$Hoja1.$A$1:.$BL$1048576];[.A239]+1;[.B2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5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formula="of:=IF([.B240]=0;CONCATENATE(CHAR(9);[.A240];&quot;:&quot;);CONCATENATE(CHAR(9);CHAR(9);&quot;- &quot;;INDEX([$Hoja1.$A$1:.$BL$1048576];[.A240]+1;[.B2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6]+1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formula="of:=IF([.B241]=0;CONCATENATE(CHAR(9);[.A241];&quot;:&quot;);CONCATENATE(CHAR(9);CHAR(9);&quot;- &quot;;INDEX([$Hoja1.$A$1:.$BL$1048576];[.A241]+1;[.B2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7]+1"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formula="of:=IF([.B242]=0;CONCATENATE(CHAR(9);[.A242];&quot;:&quot;);CONCATENATE(CHAR(9);CHAR(9);&quot;- &quot;;INDEX([$Hoja1.$A$1:.$BL$1048576];[.A242]+1;[.B2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8]+1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formula="of:=IF([.B243]=0;CONCATENATE(CHAR(9);[.A243];&quot;:&quot;);CONCATENATE(CHAR(9);CHAR(9);&quot;- &quot;;INDEX([$Hoja1.$A$1:.$BL$1048576];[.A243]+1;[.B2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9]+1"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formula="of:=IF([.B244]=0;CONCATENATE(CHAR(9);[.A244];&quot;:&quot;);CONCATENATE(CHAR(9);CHAR(9);&quot;- &quot;;INDEX([$Hoja1.$A$1:.$BL$1048576];[.A244]+1;[.B2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0]+1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formula="of:=IF([.B245]=0;CONCATENATE(CHAR(9);[.A245];&quot;:&quot;);CONCATENATE(CHAR(9);CHAR(9);&quot;- &quot;;INDEX([$Hoja1.$A$1:.$BL$1048576];[.A245]+1;[.B2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1]+1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IF([.B246]=0;CONCATENATE(CHAR(9);[.A246];&quot;:&quot;);CONCATENATE(CHAR(9);CHAR(9);&quot;- &quot;;INDEX([$Hoja1.$A$1:.$BL$1048576];[.A246]+1;[.B2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2]+1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formula="of:=IF([.B247]=0;CONCATENATE(CHAR(9);[.A247];&quot;:&quot;);CONCATENATE(CHAR(9);CHAR(9);&quot;- &quot;;INDEX([$Hoja1.$A$1:.$BL$1048576];[.A247]+1;[.B2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3]+1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IF([.B248]=0;CONCATENATE(CHAR(9);[.A248];&quot;:&quot;);CONCATENATE(CHAR(9);CHAR(9);&quot;- &quot;;INDEX([$Hoja1.$A$1:.$BL$1048576];[.A248]+1;[.B2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4]+1"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formula="of:=IF([.B249]=0;CONCATENATE(CHAR(9);[.A249];&quot;:&quot;);CONCATENATE(CHAR(9);CHAR(9);&quot;- &quot;;INDEX([$Hoja1.$A$1:.$BL$1048576];[.A249]+1;[.B2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5]+1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formula="of:=IF([.B250]=0;CONCATENATE(CHAR(9);[.A250];&quot;:&quot;);CONCATENATE(CHAR(9);CHAR(9);&quot;- &quot;;INDEX([$Hoja1.$A$1:.$BL$1048576];[.A250]+1;[.B2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6]+1"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formula="of:=IF([.B251]=0;CONCATENATE(CHAR(9);[.A251];&quot;:&quot;);CONCATENATE(CHAR(9);CHAR(9);&quot;- &quot;;INDEX([$Hoja1.$A$1:.$BL$1048576];[.A251]+1;[.B2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7]+1"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formula="of:=IF([.B252]=0;CONCATENATE(CHAR(9);[.A252];&quot;:&quot;);CONCATENATE(CHAR(9);CHAR(9);&quot;- &quot;;INDEX([$Hoja1.$A$1:.$BL$1048576];[.A252]+1;[.B2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8]+1"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formula="of:=IF([.B253]=0;CONCATENATE(CHAR(9);[.A253];&quot;:&quot;);CONCATENATE(CHAR(9);CHAR(9);&quot;- &quot;;INDEX([$Hoja1.$A$1:.$BL$1048576];[.A253]+1;[.B2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9]+1"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formula="of:=IF([.B254]=0;CONCATENATE(CHAR(9);[.A254];&quot;:&quot;);CONCATENATE(CHAR(9);CHAR(9);&quot;- &quot;;INDEX([$Hoja1.$A$1:.$BL$1048576];[.A254]+1;[.B2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0]+1"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formula="of:=IF([.B255]=0;CONCATENATE(CHAR(9);[.A255];&quot;:&quot;);CONCATENATE(CHAR(9);CHAR(9);&quot;- &quot;;INDEX([$Hoja1.$A$1:.$BL$1048576];[.A255]+1;[.B2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1]+1"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formula="of:=IF([.B256]=0;CONCATENATE(CHAR(9);[.A256];&quot;:&quot;);CONCATENATE(CHAR(9);CHAR(9);&quot;- &quot;;INDEX([$Hoja1.$A$1:.$BL$1048576];[.A256]+1;[.B2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2]+1"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formula="of:=IF([.B257]=0;CONCATENATE(CHAR(9);[.A257];&quot;:&quot;);CONCATENATE(CHAR(9);CHAR(9);&quot;- &quot;;INDEX([$Hoja1.$A$1:.$BL$1048576];[.A257]+1;[.B2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3]+1"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formula="of:=IF([.B258]=0;CONCATENATE(CHAR(9);[.A258];&quot;:&quot;);CONCATENATE(CHAR(9);CHAR(9);&quot;- &quot;;INDEX([$Hoja1.$A$1:.$BL$1048576];[.A258]+1;[.B2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4]+1"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formula="of:=IF([.B259]=0;CONCATENATE(CHAR(9);[.A259];&quot;:&quot;);CONCATENATE(CHAR(9);CHAR(9);&quot;- &quot;;INDEX([$Hoja1.$A$1:.$BL$1048576];[.A259]+1;[.B2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5]+1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formula="of:=IF([.B260]=0;CONCATENATE(CHAR(9);[.A260];&quot;:&quot;);CONCATENATE(CHAR(9);CHAR(9);&quot;- &quot;;INDEX([$Hoja1.$A$1:.$BL$1048576];[.A260]+1;[.B2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6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B261]=0;CONCATENATE(CHAR(9);[.A261];&quot;:&quot;);CONCATENATE(CHAR(9);CHAR(9);&quot;- &quot;;INDEX([$Hoja1.$A$1:.$BL$1048576];[.A261]+1;[.B261])))" office:value-type="string" office:string-value="&#9;4:" calcext:value-type="string">
            <text:p><text:tab/>4:</text:p>
          </table:table-cell>
        </table:table-row>
        <table:table-row table:style-name="ro1">
          <table:table-cell table:formula="of:=[.A197]+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262]=0;CONCATENATE(CHAR(9);[.A262];&quot;:&quot;);CONCATENATE(CHAR(9);CHAR(9);&quot;- &quot;;INDEX([$Hoja1.$A$1:.$BL$1048576];[.A262]+1;[.B2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8]+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B263]=0;CONCATENATE(CHAR(9);[.A263];&quot;:&quot;);CONCATENATE(CHAR(9);CHAR(9);&quot;- &quot;;INDEX([$Hoja1.$A$1:.$BL$1048576];[.A263]+1;[.B2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9]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IF([.B264]=0;CONCATENATE(CHAR(9);[.A264];&quot;:&quot;);CONCATENATE(CHAR(9);CHAR(9);&quot;- &quot;;INDEX([$Hoja1.$A$1:.$BL$1048576];[.A264]+1;[.B2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0]+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IF([.B265]=0;CONCATENATE(CHAR(9);[.A265];&quot;:&quot;);CONCATENATE(CHAR(9);CHAR(9);&quot;- &quot;;INDEX([$Hoja1.$A$1:.$BL$1048576];[.A265]+1;[.B2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1]+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266]=0;CONCATENATE(CHAR(9);[.A266];&quot;:&quot;);CONCATENATE(CHAR(9);CHAR(9);&quot;- &quot;;INDEX([$Hoja1.$A$1:.$BL$1048576];[.A266]+1;[.B2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2]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F([.B267]=0;CONCATENATE(CHAR(9);[.A267];&quot;:&quot;);CONCATENATE(CHAR(9);CHAR(9);&quot;- &quot;;INDEX([$Hoja1.$A$1:.$BL$1048576];[.A267]+1;[.B2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3]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IF([.B268]=0;CONCATENATE(CHAR(9);[.A268];&quot;:&quot;);CONCATENATE(CHAR(9);CHAR(9);&quot;- &quot;;INDEX([$Hoja1.$A$1:.$BL$1048576];[.A268]+1;[.B2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4]+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[.B269]=0;CONCATENATE(CHAR(9);[.A269];&quot;:&quot;);CONCATENATE(CHAR(9);CHAR(9);&quot;- &quot;;INDEX([$Hoja1.$A$1:.$BL$1048576];[.A269]+1;[.B2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5]+1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IF([.B270]=0;CONCATENATE(CHAR(9);[.A270];&quot;:&quot;);CONCATENATE(CHAR(9);CHAR(9);&quot;- &quot;;INDEX([$Hoja1.$A$1:.$BL$1048576];[.A270]+1;[.B270])))" office:value-type="string" office:string-value="&#9;&#9;- S" calcext:value-type="string">
            <text:p><text:tab/><text:tab/>- S</text:p>
          </table:table-cell>
        </table:table-row>
        <table:table-row table:style-name="ro1">
          <table:table-cell table:formula="of:=[.A206]+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IF([.B271]=0;CONCATENATE(CHAR(9);[.A271];&quot;:&quot;);CONCATENATE(CHAR(9);CHAR(9);&quot;- &quot;;INDEX([$Hoja1.$A$1:.$BL$1048576];[.A271]+1;[.B271])))" office:value-type="string" office:string-value="&#9;&#9;- S" calcext:value-type="string">
            <text:p><text:tab/><text:tab/>- S</text:p>
          </table:table-cell>
        </table:table-row>
        <table:table-row table:style-name="ro1">
          <table:table-cell table:formula="of:=[.A207]+1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IF([.B272]=0;CONCATENATE(CHAR(9);[.A272];&quot;:&quot;);CONCATENATE(CHAR(9);CHAR(9);&quot;- &quot;;INDEX([$Hoja1.$A$1:.$BL$1048576];[.A272]+1;[.B272])))" office:value-type="string" office:string-value="&#9;&#9;- S" calcext:value-type="string">
            <text:p><text:tab/><text:tab/>- S</text:p>
          </table:table-cell>
        </table:table-row>
        <table:table-row table:style-name="ro1">
          <table:table-cell table:formula="of:=[.A208]+1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IF([.B273]=0;CONCATENATE(CHAR(9);[.A273];&quot;:&quot;);CONCATENATE(CHAR(9);CHAR(9);&quot;- &quot;;INDEX([$Hoja1.$A$1:.$BL$1048576];[.A273]+1;[.B273])))" office:value-type="string" office:string-value="&#9;&#9;- S" calcext:value-type="string">
            <text:p><text:tab/><text:tab/>- S</text:p>
          </table:table-cell>
        </table:table-row>
        <table:table-row table:style-name="ro1">
          <table:table-cell table:formula="of:=[.A209]+1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IF([.B274]=0;CONCATENATE(CHAR(9);[.A274];&quot;:&quot;);CONCATENATE(CHAR(9);CHAR(9);&quot;- &quot;;INDEX([$Hoja1.$A$1:.$BL$1048576];[.A274]+1;[.B274])))" office:value-type="string" office:string-value="&#9;&#9;- S" calcext:value-type="string">
            <text:p><text:tab/><text:tab/>- S</text:p>
          </table:table-cell>
        </table:table-row>
        <table:table-row table:style-name="ro1">
          <table:table-cell table:formula="of:=[.A210]+1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IF([.B275]=0;CONCATENATE(CHAR(9);[.A275];&quot;:&quot;);CONCATENATE(CHAR(9);CHAR(9);&quot;- &quot;;INDEX([$Hoja1.$A$1:.$BL$1048576];[.A275]+1;[.B275])))" office:value-type="string" office:string-value="&#9;&#9;- S" calcext:value-type="string">
            <text:p><text:tab/><text:tab/>- S</text:p>
          </table:table-cell>
        </table:table-row>
        <table:table-row table:style-name="ro1">
          <table:table-cell table:formula="of:=[.A211]+1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IF([.B276]=0;CONCATENATE(CHAR(9);[.A276];&quot;:&quot;);CONCATENATE(CHAR(9);CHAR(9);&quot;- &quot;;INDEX([$Hoja1.$A$1:.$BL$1048576];[.A276]+1;[.B2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2]+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IF([.B277]=0;CONCATENATE(CHAR(9);[.A277];&quot;:&quot;);CONCATENATE(CHAR(9);CHAR(9);&quot;- &quot;;INDEX([$Hoja1.$A$1:.$BL$1048576];[.A277]+1;[.B2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3]+1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formula="of:=IF([.B278]=0;CONCATENATE(CHAR(9);[.A278];&quot;:&quot;);CONCATENATE(CHAR(9);CHAR(9);&quot;- &quot;;INDEX([$Hoja1.$A$1:.$BL$1048576];[.A278]+1;[.B2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4]+1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IF([.B279]=0;CONCATENATE(CHAR(9);[.A279];&quot;:&quot;);CONCATENATE(CHAR(9);CHAR(9);&quot;- &quot;;INDEX([$Hoja1.$A$1:.$BL$1048576];[.A279]+1;[.B2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5]+1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formula="of:=IF([.B280]=0;CONCATENATE(CHAR(9);[.A280];&quot;:&quot;);CONCATENATE(CHAR(9);CHAR(9);&quot;- &quot;;INDEX([$Hoja1.$A$1:.$BL$1048576];[.A280]+1;[.B2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6]+1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IF([.B281]=0;CONCATENATE(CHAR(9);[.A281];&quot;:&quot;);CONCATENATE(CHAR(9);CHAR(9);&quot;- &quot;;INDEX([$Hoja1.$A$1:.$BL$1048576];[.A281]+1;[.B2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7]+1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IF([.B282]=0;CONCATENATE(CHAR(9);[.A282];&quot;:&quot;);CONCATENATE(CHAR(9);CHAR(9);&quot;- &quot;;INDEX([$Hoja1.$A$1:.$BL$1048576];[.A282]+1;[.B2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8]+1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IF([.B283]=0;CONCATENATE(CHAR(9);[.A283];&quot;:&quot;);CONCATENATE(CHAR(9);CHAR(9);&quot;- &quot;;INDEX([$Hoja1.$A$1:.$BL$1048576];[.A283]+1;[.B2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9]+1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formula="of:=IF([.B284]=0;CONCATENATE(CHAR(9);[.A284];&quot;:&quot;);CONCATENATE(CHAR(9);CHAR(9);&quot;- &quot;;INDEX([$Hoja1.$A$1:.$BL$1048576];[.A284]+1;[.B2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0]+1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IF([.B285]=0;CONCATENATE(CHAR(9);[.A285];&quot;:&quot;);CONCATENATE(CHAR(9);CHAR(9);&quot;- &quot;;INDEX([$Hoja1.$A$1:.$BL$1048576];[.A285]+1;[.B285])))" office:value-type="string" office:string-value="&#9;&#9;- P" calcext:value-type="string">
            <text:p><text:tab/><text:tab/>- P</text:p>
          </table:table-cell>
        </table:table-row>
        <table:table-row table:style-name="ro1">
          <table:table-cell table:formula="of:=[.A221]+1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formula="of:=IF([.B286]=0;CONCATENATE(CHAR(9);[.A286];&quot;:&quot;);CONCATENATE(CHAR(9);CHAR(9);&quot;- &quot;;INDEX([$Hoja1.$A$1:.$BL$1048576];[.A286]+1;[.B2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2]+1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formula="of:=IF([.B287]=0;CONCATENATE(CHAR(9);[.A287];&quot;:&quot;);CONCATENATE(CHAR(9);CHAR(9);&quot;- &quot;;INDEX([$Hoja1.$A$1:.$BL$1048576];[.A287]+1;[.B2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3]+1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formula="of:=IF([.B288]=0;CONCATENATE(CHAR(9);[.A288];&quot;:&quot;);CONCATENATE(CHAR(9);CHAR(9);&quot;- &quot;;INDEX([$Hoja1.$A$1:.$BL$1048576];[.A288]+1;[.B2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4]+1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IF([.B289]=0;CONCATENATE(CHAR(9);[.A289];&quot;:&quot;);CONCATENATE(CHAR(9);CHAR(9);&quot;- &quot;;INDEX([$Hoja1.$A$1:.$BL$1048576];[.A289]+1;[.B2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5]+1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IF([.B290]=0;CONCATENATE(CHAR(9);[.A290];&quot;:&quot;);CONCATENATE(CHAR(9);CHAR(9);&quot;- &quot;;INDEX([$Hoja1.$A$1:.$BL$1048576];[.A290]+1;[.B2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6]+1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IF([.B291]=0;CONCATENATE(CHAR(9);[.A291];&quot;:&quot;);CONCATENATE(CHAR(9);CHAR(9);&quot;- &quot;;INDEX([$Hoja1.$A$1:.$BL$1048576];[.A291]+1;[.B2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7]+1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formula="of:=IF([.B292]=0;CONCATENATE(CHAR(9);[.A292];&quot;:&quot;);CONCATENATE(CHAR(9);CHAR(9);&quot;- &quot;;INDEX([$Hoja1.$A$1:.$BL$1048576];[.A292]+1;[.B2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8]+1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IF([.B293]=0;CONCATENATE(CHAR(9);[.A293];&quot;:&quot;);CONCATENATE(CHAR(9);CHAR(9);&quot;- &quot;;INDEX([$Hoja1.$A$1:.$BL$1048576];[.A293]+1;[.B2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9]+1"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IF([.B294]=0;CONCATENATE(CHAR(9);[.A294];&quot;:&quot;);CONCATENATE(CHAR(9);CHAR(9);&quot;- &quot;;INDEX([$Hoja1.$A$1:.$BL$1048576];[.A294]+1;[.B2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0]+1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IF([.B295]=0;CONCATENATE(CHAR(9);[.A295];&quot;:&quot;);CONCATENATE(CHAR(9);CHAR(9);&quot;- &quot;;INDEX([$Hoja1.$A$1:.$BL$1048576];[.A295]+1;[.B2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1]+1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IF([.B296]=0;CONCATENATE(CHAR(9);[.A296];&quot;:&quot;);CONCATENATE(CHAR(9);CHAR(9);&quot;- &quot;;INDEX([$Hoja1.$A$1:.$BL$1048576];[.A296]+1;[.B2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2]+1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IF([.B297]=0;CONCATENATE(CHAR(9);[.A297];&quot;:&quot;);CONCATENATE(CHAR(9);CHAR(9);&quot;- &quot;;INDEX([$Hoja1.$A$1:.$BL$1048576];[.A297]+1;[.B2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3]+1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formula="of:=IF([.B298]=0;CONCATENATE(CHAR(9);[.A298];&quot;:&quot;);CONCATENATE(CHAR(9);CHAR(9);&quot;- &quot;;INDEX([$Hoja1.$A$1:.$BL$1048576];[.A298]+1;[.B2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4]+1"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IF([.B299]=0;CONCATENATE(CHAR(9);[.A299];&quot;:&quot;);CONCATENATE(CHAR(9);CHAR(9);&quot;- &quot;;INDEX([$Hoja1.$A$1:.$BL$1048576];[.A299]+1;[.B2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5]+1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formula="of:=IF([.B300]=0;CONCATENATE(CHAR(9);[.A300];&quot;:&quot;);CONCATENATE(CHAR(9);CHAR(9);&quot;- &quot;;INDEX([$Hoja1.$A$1:.$BL$1048576];[.A300]+1;[.B3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6]+1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formula="of:=IF([.B301]=0;CONCATENATE(CHAR(9);[.A301];&quot;:&quot;);CONCATENATE(CHAR(9);CHAR(9);&quot;- &quot;;INDEX([$Hoja1.$A$1:.$BL$1048576];[.A301]+1;[.B3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7]+1"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formula="of:=IF([.B302]=0;CONCATENATE(CHAR(9);[.A302];&quot;:&quot;);CONCATENATE(CHAR(9);CHAR(9);&quot;- &quot;;INDEX([$Hoja1.$A$1:.$BL$1048576];[.A302]+1;[.B3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8]+1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formula="of:=IF([.B303]=0;CONCATENATE(CHAR(9);[.A303];&quot;:&quot;);CONCATENATE(CHAR(9);CHAR(9);&quot;- &quot;;INDEX([$Hoja1.$A$1:.$BL$1048576];[.A303]+1;[.B3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9]+1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IF([.B304]=0;CONCATENATE(CHAR(9);[.A304];&quot;:&quot;);CONCATENATE(CHAR(9);CHAR(9);&quot;- &quot;;INDEX([$Hoja1.$A$1:.$BL$1048576];[.A304]+1;[.B3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0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formula="of:=IF([.B305]=0;CONCATENATE(CHAR(9);[.A305];&quot;:&quot;);CONCATENATE(CHAR(9);CHAR(9);&quot;- &quot;;INDEX([$Hoja1.$A$1:.$BL$1048576];[.A305]+1;[.B3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1]+1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formula="of:=IF([.B306]=0;CONCATENATE(CHAR(9);[.A306];&quot;:&quot;);CONCATENATE(CHAR(9);CHAR(9);&quot;- &quot;;INDEX([$Hoja1.$A$1:.$BL$1048576];[.A306]+1;[.B3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2]+1"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formula="of:=IF([.B307]=0;CONCATENATE(CHAR(9);[.A307];&quot;:&quot;);CONCATENATE(CHAR(9);CHAR(9);&quot;- &quot;;INDEX([$Hoja1.$A$1:.$BL$1048576];[.A307]+1;[.B3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3]+1"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formula="of:=IF([.B308]=0;CONCATENATE(CHAR(9);[.A308];&quot;:&quot;);CONCATENATE(CHAR(9);CHAR(9);&quot;- &quot;;INDEX([$Hoja1.$A$1:.$BL$1048576];[.A308]+1;[.B3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4]+1"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formula="of:=IF([.B309]=0;CONCATENATE(CHAR(9);[.A309];&quot;:&quot;);CONCATENATE(CHAR(9);CHAR(9);&quot;- &quot;;INDEX([$Hoja1.$A$1:.$BL$1048576];[.A309]+1;[.B3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5]+1"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formula="of:=IF([.B310]=0;CONCATENATE(CHAR(9);[.A310];&quot;:&quot;);CONCATENATE(CHAR(9);CHAR(9);&quot;- &quot;;INDEX([$Hoja1.$A$1:.$BL$1048576];[.A310]+1;[.B3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6]+1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IF([.B311]=0;CONCATENATE(CHAR(9);[.A311];&quot;:&quot;);CONCATENATE(CHAR(9);CHAR(9);&quot;- &quot;;INDEX([$Hoja1.$A$1:.$BL$1048576];[.A311]+1;[.B3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7]+1"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IF([.B312]=0;CONCATENATE(CHAR(9);[.A312];&quot;:&quot;);CONCATENATE(CHAR(9);CHAR(9);&quot;- &quot;;INDEX([$Hoja1.$A$1:.$BL$1048576];[.A312]+1;[.B3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8]+1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IF([.B313]=0;CONCATENATE(CHAR(9);[.A313];&quot;:&quot;);CONCATENATE(CHAR(9);CHAR(9);&quot;- &quot;;INDEX([$Hoja1.$A$1:.$BL$1048576];[.A313]+1;[.B3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9]+1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formula="of:=IF([.B314]=0;CONCATENATE(CHAR(9);[.A314];&quot;:&quot;);CONCATENATE(CHAR(9);CHAR(9);&quot;- &quot;;INDEX([$Hoja1.$A$1:.$BL$1048576];[.A314]+1;[.B3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0]+1"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formula="of:=IF([.B315]=0;CONCATENATE(CHAR(9);[.A315];&quot;:&quot;);CONCATENATE(CHAR(9);CHAR(9);&quot;- &quot;;INDEX([$Hoja1.$A$1:.$BL$1048576];[.A315]+1;[.B3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1]+1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formula="of:=IF([.B316]=0;CONCATENATE(CHAR(9);[.A316];&quot;:&quot;);CONCATENATE(CHAR(9);CHAR(9);&quot;- &quot;;INDEX([$Hoja1.$A$1:.$BL$1048576];[.A316]+1;[.B3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2]+1"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formula="of:=IF([.B317]=0;CONCATENATE(CHAR(9);[.A317];&quot;:&quot;);CONCATENATE(CHAR(9);CHAR(9);&quot;- &quot;;INDEX([$Hoja1.$A$1:.$BL$1048576];[.A317]+1;[.B3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3]+1"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formula="of:=IF([.B318]=0;CONCATENATE(CHAR(9);[.A318];&quot;:&quot;);CONCATENATE(CHAR(9);CHAR(9);&quot;- &quot;;INDEX([$Hoja1.$A$1:.$BL$1048576];[.A318]+1;[.B3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4]+1"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formula="of:=IF([.B319]=0;CONCATENATE(CHAR(9);[.A319];&quot;:&quot;);CONCATENATE(CHAR(9);CHAR(9);&quot;- &quot;;INDEX([$Hoja1.$A$1:.$BL$1048576];[.A319]+1;[.B3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5]+1"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formula="of:=IF([.B320]=0;CONCATENATE(CHAR(9);[.A320];&quot;:&quot;);CONCATENATE(CHAR(9);CHAR(9);&quot;- &quot;;INDEX([$Hoja1.$A$1:.$BL$1048576];[.A320]+1;[.B3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6]+1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IF([.B321]=0;CONCATENATE(CHAR(9);[.A321];&quot;:&quot;);CONCATENATE(CHAR(9);CHAR(9);&quot;- &quot;;INDEX([$Hoja1.$A$1:.$BL$1048576];[.A321]+1;[.B3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7]+1"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formula="of:=IF([.B322]=0;CONCATENATE(CHAR(9);[.A322];&quot;:&quot;);CONCATENATE(CHAR(9);CHAR(9);&quot;- &quot;;INDEX([$Hoja1.$A$1:.$BL$1048576];[.A322]+1;[.B3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8]+1"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IF([.B323]=0;CONCATENATE(CHAR(9);[.A323];&quot;:&quot;);CONCATENATE(CHAR(9);CHAR(9);&quot;- &quot;;INDEX([$Hoja1.$A$1:.$BL$1048576];[.A323]+1;[.B3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9]+1"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formula="of:=IF([.B324]=0;CONCATENATE(CHAR(9);[.A324];&quot;:&quot;);CONCATENATE(CHAR(9);CHAR(9);&quot;- &quot;;INDEX([$Hoja1.$A$1:.$BL$1048576];[.A324]+1;[.B3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0]+1"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formula="of:=IF([.B325]=0;CONCATENATE(CHAR(9);[.A325];&quot;:&quot;);CONCATENATE(CHAR(9);CHAR(9);&quot;- &quot;;INDEX([$Hoja1.$A$1:.$BL$1048576];[.A325]+1;[.B3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1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326]=0;CONCATENATE(CHAR(9);[.A326];&quot;:&quot;);CONCATENATE(CHAR(9);CHAR(9);&quot;- &quot;;INDEX([$Hoja1.$A$1:.$BL$1048576];[.A326]+1;[.B326])))" office:value-type="string" office:string-value="&#9;5:" calcext:value-type="string">
            <text:p><text:tab/>5:</text:p>
          </table:table-cell>
        </table:table-row>
        <table:table-row table:style-name="ro1">
          <table:table-cell table:formula="of:=[.A262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327]=0;CONCATENATE(CHAR(9);[.A327];&quot;:&quot;);CONCATENATE(CHAR(9);CHAR(9);&quot;- &quot;;INDEX([$Hoja1.$A$1:.$BL$1048576];[.A327]+1;[.B3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3]+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F([.B328]=0;CONCATENATE(CHAR(9);[.A328];&quot;:&quot;);CONCATENATE(CHAR(9);CHAR(9);&quot;- &quot;;INDEX([$Hoja1.$A$1:.$BL$1048576];[.A328]+1;[.B3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4]+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IF([.B329]=0;CONCATENATE(CHAR(9);[.A329];&quot;:&quot;);CONCATENATE(CHAR(9);CHAR(9);&quot;- &quot;;INDEX([$Hoja1.$A$1:.$BL$1048576];[.A329]+1;[.B3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5]+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[.B330]=0;CONCATENATE(CHAR(9);[.A330];&quot;:&quot;);CONCATENATE(CHAR(9);CHAR(9);&quot;- &quot;;INDEX([$Hoja1.$A$1:.$BL$1048576];[.A330]+1;[.B3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6]+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IF([.B331]=0;CONCATENATE(CHAR(9);[.A331];&quot;:&quot;);CONCATENATE(CHAR(9);CHAR(9);&quot;- &quot;;INDEX([$Hoja1.$A$1:.$BL$1048576];[.A331]+1;[.B3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7]+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[.B332]=0;CONCATENATE(CHAR(9);[.A332];&quot;:&quot;);CONCATENATE(CHAR(9);CHAR(9);&quot;- &quot;;INDEX([$Hoja1.$A$1:.$BL$1048576];[.A332]+1;[.B3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8]+1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F([.B333]=0;CONCATENATE(CHAR(9);[.A333];&quot;:&quot;);CONCATENATE(CHAR(9);CHAR(9);&quot;- &quot;;INDEX([$Hoja1.$A$1:.$BL$1048576];[.A333]+1;[.B3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9]+1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IF([.B334]=0;CONCATENATE(CHAR(9);[.A334];&quot;:&quot;);CONCATENATE(CHAR(9);CHAR(9);&quot;- &quot;;INDEX([$Hoja1.$A$1:.$BL$1048576];[.A334]+1;[.B3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0]+1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IF([.B335]=0;CONCATENATE(CHAR(9);[.A335];&quot;:&quot;);CONCATENATE(CHAR(9);CHAR(9);&quot;- &quot;;INDEX([$Hoja1.$A$1:.$BL$1048576];[.A335]+1;[.B335])))" office:value-type="string" office:string-value="&#9;&#9;- S" calcext:value-type="string">
            <text:p><text:tab/><text:tab/>- S</text:p>
          </table:table-cell>
        </table:table-row>
        <table:table-row table:style-name="ro1">
          <table:table-cell table:formula="of:=[.A271]+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IF([.B336]=0;CONCATENATE(CHAR(9);[.A336];&quot;:&quot;);CONCATENATE(CHAR(9);CHAR(9);&quot;- &quot;;INDEX([$Hoja1.$A$1:.$BL$1048576];[.A336]+1;[.B336])))" office:value-type="string" office:string-value="&#9;&#9;- S" calcext:value-type="string">
            <text:p><text:tab/><text:tab/>- S</text:p>
          </table:table-cell>
        </table:table-row>
        <table:table-row table:style-name="ro1">
          <table:table-cell table:formula="of:=[.A272]+1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IF([.B337]=0;CONCATENATE(CHAR(9);[.A337];&quot;:&quot;);CONCATENATE(CHAR(9);CHAR(9);&quot;- &quot;;INDEX([$Hoja1.$A$1:.$BL$1048576];[.A337]+1;[.B337])))" office:value-type="string" office:string-value="&#9;&#9;- S" calcext:value-type="string">
            <text:p><text:tab/><text:tab/>- S</text:p>
          </table:table-cell>
        </table:table-row>
        <table:table-row table:style-name="ro1">
          <table:table-cell table:formula="of:=[.A273]+1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IF([.B338]=0;CONCATENATE(CHAR(9);[.A338];&quot;:&quot;);CONCATENATE(CHAR(9);CHAR(9);&quot;- &quot;;INDEX([$Hoja1.$A$1:.$BL$1048576];[.A338]+1;[.B338])))" office:value-type="string" office:string-value="&#9;&#9;- S" calcext:value-type="string">
            <text:p><text:tab/><text:tab/>- S</text:p>
          </table:table-cell>
        </table:table-row>
        <table:table-row table:style-name="ro1">
          <table:table-cell table:formula="of:=[.A274]+1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IF([.B339]=0;CONCATENATE(CHAR(9);[.A339];&quot;:&quot;);CONCATENATE(CHAR(9);CHAR(9);&quot;- &quot;;INDEX([$Hoja1.$A$1:.$BL$1048576];[.A339]+1;[.B339])))" office:value-type="string" office:string-value="&#9;&#9;- S" calcext:value-type="string">
            <text:p><text:tab/><text:tab/>- S</text:p>
          </table:table-cell>
        </table:table-row>
        <table:table-row table:style-name="ro1">
          <table:table-cell table:formula="of:=[.A275]+1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IF([.B340]=0;CONCATENATE(CHAR(9);[.A340];&quot;:&quot;);CONCATENATE(CHAR(9);CHAR(9);&quot;- &quot;;INDEX([$Hoja1.$A$1:.$BL$1048576];[.A340]+1;[.B340])))" office:value-type="string" office:string-value="&#9;&#9;- S" calcext:value-type="string">
            <text:p><text:tab/><text:tab/>- S</text:p>
          </table:table-cell>
        </table:table-row>
        <table:table-row table:style-name="ro1">
          <table:table-cell table:formula="of:=[.A276]+1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IF([.B341]=0;CONCATENATE(CHAR(9);[.A341];&quot;:&quot;);CONCATENATE(CHAR(9);CHAR(9);&quot;- &quot;;INDEX([$Hoja1.$A$1:.$BL$1048576];[.A341]+1;[.B3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7]+1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IF([.B342]=0;CONCATENATE(CHAR(9);[.A342];&quot;:&quot;);CONCATENATE(CHAR(9);CHAR(9);&quot;- &quot;;INDEX([$Hoja1.$A$1:.$BL$1048576];[.A342]+1;[.B3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8]+1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IF([.B343]=0;CONCATENATE(CHAR(9);[.A343];&quot;:&quot;);CONCATENATE(CHAR(9);CHAR(9);&quot;- &quot;;INDEX([$Hoja1.$A$1:.$BL$1048576];[.A343]+1;[.B3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9]+1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IF([.B344]=0;CONCATENATE(CHAR(9);[.A344];&quot;:&quot;);CONCATENATE(CHAR(9);CHAR(9);&quot;- &quot;;INDEX([$Hoja1.$A$1:.$BL$1048576];[.A344]+1;[.B3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0]+1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IF([.B345]=0;CONCATENATE(CHAR(9);[.A345];&quot;:&quot;);CONCATENATE(CHAR(9);CHAR(9);&quot;- &quot;;INDEX([$Hoja1.$A$1:.$BL$1048576];[.A345]+1;[.B3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1]+1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IF([.B346]=0;CONCATENATE(CHAR(9);[.A346];&quot;:&quot;);CONCATENATE(CHAR(9);CHAR(9);&quot;- &quot;;INDEX([$Hoja1.$A$1:.$BL$1048576];[.A346]+1;[.B3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2]+1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IF([.B347]=0;CONCATENATE(CHAR(9);[.A347];&quot;:&quot;);CONCATENATE(CHAR(9);CHAR(9);&quot;- &quot;;INDEX([$Hoja1.$A$1:.$BL$1048576];[.A347]+1;[.B3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3]+1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IF([.B348]=0;CONCATENATE(CHAR(9);[.A348];&quot;:&quot;);CONCATENATE(CHAR(9);CHAR(9);&quot;- &quot;;INDEX([$Hoja1.$A$1:.$BL$1048576];[.A348]+1;[.B3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4]+1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IF([.B349]=0;CONCATENATE(CHAR(9);[.A349];&quot;:&quot;);CONCATENATE(CHAR(9);CHAR(9);&quot;- &quot;;INDEX([$Hoja1.$A$1:.$BL$1048576];[.A349]+1;[.B3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5]+1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IF([.B350]=0;CONCATENATE(CHAR(9);[.A350];&quot;:&quot;);CONCATENATE(CHAR(9);CHAR(9);&quot;- &quot;;INDEX([$Hoja1.$A$1:.$BL$1048576];[.A350]+1;[.B350])))" office:value-type="string" office:string-value="&#9;&#9;- P" calcext:value-type="string">
            <text:p><text:tab/><text:tab/>- P</text:p>
          </table:table-cell>
        </table:table-row>
        <table:table-row table:style-name="ro1">
          <table:table-cell table:formula="of:=[.A286]+1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IF([.B351]=0;CONCATENATE(CHAR(9);[.A351];&quot;:&quot;);CONCATENATE(CHAR(9);CHAR(9);&quot;- &quot;;INDEX([$Hoja1.$A$1:.$BL$1048576];[.A351]+1;[.B3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7]+1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formula="of:=IF([.B352]=0;CONCATENATE(CHAR(9);[.A352];&quot;:&quot;);CONCATENATE(CHAR(9);CHAR(9);&quot;- &quot;;INDEX([$Hoja1.$A$1:.$BL$1048576];[.A352]+1;[.B3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8]+1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IF([.B353]=0;CONCATENATE(CHAR(9);[.A353];&quot;:&quot;);CONCATENATE(CHAR(9);CHAR(9);&quot;- &quot;;INDEX([$Hoja1.$A$1:.$BL$1048576];[.A353]+1;[.B3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9]+1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IF([.B354]=0;CONCATENATE(CHAR(9);[.A354];&quot;:&quot;);CONCATENATE(CHAR(9);CHAR(9);&quot;- &quot;;INDEX([$Hoja1.$A$1:.$BL$1048576];[.A354]+1;[.B3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0]+1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IF([.B355]=0;CONCATENATE(CHAR(9);[.A355];&quot;:&quot;);CONCATENATE(CHAR(9);CHAR(9);&quot;- &quot;;INDEX([$Hoja1.$A$1:.$BL$1048576];[.A355]+1;[.B3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1]+1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IF([.B356]=0;CONCATENATE(CHAR(9);[.A356];&quot;:&quot;);CONCATENATE(CHAR(9);CHAR(9);&quot;- &quot;;INDEX([$Hoja1.$A$1:.$BL$1048576];[.A356]+1;[.B356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292]+1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IF([.B357]=0;CONCATENATE(CHAR(9);[.A357];&quot;:&quot;);CONCATENATE(CHAR(9);CHAR(9);&quot;- &quot;;INDEX([$Hoja1.$A$1:.$BL$1048576];[.A357]+1;[.B357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293]+1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IF([.B358]=0;CONCATENATE(CHAR(9);[.A358];&quot;:&quot;);CONCATENATE(CHAR(9);CHAR(9);&quot;- &quot;;INDEX([$Hoja1.$A$1:.$BL$1048576];[.A358]+1;[.B358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294]+1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formula="of:=IF([.B359]=0;CONCATENATE(CHAR(9);[.A359];&quot;:&quot;);CONCATENATE(CHAR(9);CHAR(9);&quot;- &quot;;INDEX([$Hoja1.$A$1:.$BL$1048576];[.A359]+1;[.B359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295]+1"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formula="of:=IF([.B360]=0;CONCATENATE(CHAR(9);[.A360];&quot;:&quot;);CONCATENATE(CHAR(9);CHAR(9);&quot;- &quot;;INDEX([$Hoja1.$A$1:.$BL$1048576];[.A360]+1;[.B360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296]+1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IF([.B361]=0;CONCATENATE(CHAR(9);[.A361];&quot;:&quot;);CONCATENATE(CHAR(9);CHAR(9);&quot;- &quot;;INDEX([$Hoja1.$A$1:.$BL$1048576];[.A361]+1;[.B3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7]+1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formula="of:=IF([.B362]=0;CONCATENATE(CHAR(9);[.A362];&quot;:&quot;);CONCATENATE(CHAR(9);CHAR(9);&quot;- &quot;;INDEX([$Hoja1.$A$1:.$BL$1048576];[.A362]+1;[.B3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8]+1"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IF([.B363]=0;CONCATENATE(CHAR(9);[.A363];&quot;:&quot;);CONCATENATE(CHAR(9);CHAR(9);&quot;- &quot;;INDEX([$Hoja1.$A$1:.$BL$1048576];[.A363]+1;[.B3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9]+1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formula="of:=IF([.B364]=0;CONCATENATE(CHAR(9);[.A364];&quot;:&quot;);CONCATENATE(CHAR(9);CHAR(9);&quot;- &quot;;INDEX([$Hoja1.$A$1:.$BL$1048576];[.A364]+1;[.B3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0]+1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formula="of:=IF([.B365]=0;CONCATENATE(CHAR(9);[.A365];&quot;:&quot;);CONCATENATE(CHAR(9);CHAR(9);&quot;- &quot;;INDEX([$Hoja1.$A$1:.$BL$1048576];[.A365]+1;[.B3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1]+1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formula="of:=IF([.B366]=0;CONCATENATE(CHAR(9);[.A366];&quot;:&quot;);CONCATENATE(CHAR(9);CHAR(9);&quot;- &quot;;INDEX([$Hoja1.$A$1:.$BL$1048576];[.A366]+1;[.B3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2]+1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formula="of:=IF([.B367]=0;CONCATENATE(CHAR(9);[.A367];&quot;:&quot;);CONCATENATE(CHAR(9);CHAR(9);&quot;- &quot;;INDEX([$Hoja1.$A$1:.$BL$1048576];[.A367]+1;[.B3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3]+1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formula="of:=IF([.B368]=0;CONCATENATE(CHAR(9);[.A368];&quot;:&quot;);CONCATENATE(CHAR(9);CHAR(9);&quot;- &quot;;INDEX([$Hoja1.$A$1:.$BL$1048576];[.A368]+1;[.B3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4]+1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IF([.B369]=0;CONCATENATE(CHAR(9);[.A369];&quot;:&quot;);CONCATENATE(CHAR(9);CHAR(9);&quot;- &quot;;INDEX([$Hoja1.$A$1:.$BL$1048576];[.A369]+1;[.B3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5]+1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formula="of:=IF([.B370]=0;CONCATENATE(CHAR(9);[.A370];&quot;:&quot;);CONCATENATE(CHAR(9);CHAR(9);&quot;- &quot;;INDEX([$Hoja1.$A$1:.$BL$1048576];[.A370]+1;[.B3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6]+1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IF([.B371]=0;CONCATENATE(CHAR(9);[.A371];&quot;:&quot;);CONCATENATE(CHAR(9);CHAR(9);&quot;- &quot;;INDEX([$Hoja1.$A$1:.$BL$1048576];[.A371]+1;[.B3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7]+1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formula="of:=IF([.B372]=0;CONCATENATE(CHAR(9);[.A372];&quot;:&quot;);CONCATENATE(CHAR(9);CHAR(9);&quot;- &quot;;INDEX([$Hoja1.$A$1:.$BL$1048576];[.A372]+1;[.B3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8]+1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formula="of:=IF([.B373]=0;CONCATENATE(CHAR(9);[.A373];&quot;:&quot;);CONCATENATE(CHAR(9);CHAR(9);&quot;- &quot;;INDEX([$Hoja1.$A$1:.$BL$1048576];[.A373]+1;[.B3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9]+1"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formula="of:=IF([.B374]=0;CONCATENATE(CHAR(9);[.A374];&quot;:&quot;);CONCATENATE(CHAR(9);CHAR(9);&quot;- &quot;;INDEX([$Hoja1.$A$1:.$BL$1048576];[.A374]+1;[.B3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0]+1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formula="of:=IF([.B375]=0;CONCATENATE(CHAR(9);[.A375];&quot;:&quot;);CONCATENATE(CHAR(9);CHAR(9);&quot;- &quot;;INDEX([$Hoja1.$A$1:.$BL$1048576];[.A375]+1;[.B3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1]+1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IF([.B376]=0;CONCATENATE(CHAR(9);[.A376];&quot;:&quot;);CONCATENATE(CHAR(9);CHAR(9);&quot;- &quot;;INDEX([$Hoja1.$A$1:.$BL$1048576];[.A376]+1;[.B3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2]+1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formula="of:=IF([.B377]=0;CONCATENATE(CHAR(9);[.A377];&quot;:&quot;);CONCATENATE(CHAR(9);CHAR(9);&quot;- &quot;;INDEX([$Hoja1.$A$1:.$BL$1048576];[.A377]+1;[.B3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3]+1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IF([.B378]=0;CONCATENATE(CHAR(9);[.A378];&quot;:&quot;);CONCATENATE(CHAR(9);CHAR(9);&quot;- &quot;;INDEX([$Hoja1.$A$1:.$BL$1048576];[.A378]+1;[.B3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4]+1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formula="of:=IF([.B379]=0;CONCATENATE(CHAR(9);[.A379];&quot;:&quot;);CONCATENATE(CHAR(9);CHAR(9);&quot;- &quot;;INDEX([$Hoja1.$A$1:.$BL$1048576];[.A379]+1;[.B3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5]+1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formula="of:=IF([.B380]=0;CONCATENATE(CHAR(9);[.A380];&quot;:&quot;);CONCATENATE(CHAR(9);CHAR(9);&quot;- &quot;;INDEX([$Hoja1.$A$1:.$BL$1048576];[.A380]+1;[.B3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6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formula="of:=IF([.B381]=0;CONCATENATE(CHAR(9);[.A381];&quot;:&quot;);CONCATENATE(CHAR(9);CHAR(9);&quot;- &quot;;INDEX([$Hoja1.$A$1:.$BL$1048576];[.A381]+1;[.B3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7]+1"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formula="of:=IF([.B382]=0;CONCATENATE(CHAR(9);[.A382];&quot;:&quot;);CONCATENATE(CHAR(9);CHAR(9);&quot;- &quot;;INDEX([$Hoja1.$A$1:.$BL$1048576];[.A382]+1;[.B3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8]+1"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formula="of:=IF([.B383]=0;CONCATENATE(CHAR(9);[.A383];&quot;:&quot;);CONCATENATE(CHAR(9);CHAR(9);&quot;- &quot;;INDEX([$Hoja1.$A$1:.$BL$1048576];[.A383]+1;[.B3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9]+1"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formula="of:=IF([.B384]=0;CONCATENATE(CHAR(9);[.A384];&quot;:&quot;);CONCATENATE(CHAR(9);CHAR(9);&quot;- &quot;;INDEX([$Hoja1.$A$1:.$BL$1048576];[.A384]+1;[.B3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0]+1"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formula="of:=IF([.B385]=0;CONCATENATE(CHAR(9);[.A385];&quot;:&quot;);CONCATENATE(CHAR(9);CHAR(9);&quot;- &quot;;INDEX([$Hoja1.$A$1:.$BL$1048576];[.A385]+1;[.B3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1]+1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formula="of:=IF([.B386]=0;CONCATENATE(CHAR(9);[.A386];&quot;:&quot;);CONCATENATE(CHAR(9);CHAR(9);&quot;- &quot;;INDEX([$Hoja1.$A$1:.$BL$1048576];[.A386]+1;[.B3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2]+1"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formula="of:=IF([.B387]=0;CONCATENATE(CHAR(9);[.A387];&quot;:&quot;);CONCATENATE(CHAR(9);CHAR(9);&quot;- &quot;;INDEX([$Hoja1.$A$1:.$BL$1048576];[.A387]+1;[.B3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3]+1"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formula="of:=IF([.B388]=0;CONCATENATE(CHAR(9);[.A388];&quot;:&quot;);CONCATENATE(CHAR(9);CHAR(9);&quot;- &quot;;INDEX([$Hoja1.$A$1:.$BL$1048576];[.A388]+1;[.B3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4]+1"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formula="of:=IF([.B389]=0;CONCATENATE(CHAR(9);[.A389];&quot;:&quot;);CONCATENATE(CHAR(9);CHAR(9);&quot;- &quot;;INDEX([$Hoja1.$A$1:.$BL$1048576];[.A389]+1;[.B3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5]+1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formula="of:=IF([.B390]=0;CONCATENATE(CHAR(9);[.A390];&quot;:&quot;);CONCATENATE(CHAR(9);CHAR(9);&quot;- &quot;;INDEX([$Hoja1.$A$1:.$BL$1048576];[.A390]+1;[.B3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6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B391]=0;CONCATENATE(CHAR(9);[.A391];&quot;:&quot;);CONCATENATE(CHAR(9);CHAR(9);&quot;- &quot;;INDEX([$Hoja1.$A$1:.$BL$1048576];[.A391]+1;[.B391])))" office:value-type="string" office:string-value="&#9;6:" calcext:value-type="string">
            <text:p><text:tab/>6:</text:p>
          </table:table-cell>
        </table:table-row>
        <table:table-row table:style-name="ro1">
          <table:table-cell table:formula="of:=[.A327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B392]=0;CONCATENATE(CHAR(9);[.A392];&quot;:&quot;);CONCATENATE(CHAR(9);CHAR(9);&quot;- &quot;;INDEX([$Hoja1.$A$1:.$BL$1048576];[.A392]+1;[.B3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8]+1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F([.B393]=0;CONCATENATE(CHAR(9);[.A393];&quot;:&quot;);CONCATENATE(CHAR(9);CHAR(9);&quot;- &quot;;INDEX([$Hoja1.$A$1:.$BL$1048576];[.A393]+1;[.B3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9]+1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IF([.B394]=0;CONCATENATE(CHAR(9);[.A394];&quot;:&quot;);CONCATENATE(CHAR(9);CHAR(9);&quot;- &quot;;INDEX([$Hoja1.$A$1:.$BL$1048576];[.A394]+1;[.B3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0]+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IF([.B395]=0;CONCATENATE(CHAR(9);[.A395];&quot;:&quot;);CONCATENATE(CHAR(9);CHAR(9);&quot;- &quot;;INDEX([$Hoja1.$A$1:.$BL$1048576];[.A395]+1;[.B3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1]+1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IF([.B396]=0;CONCATENATE(CHAR(9);[.A396];&quot;:&quot;);CONCATENATE(CHAR(9);CHAR(9);&quot;- &quot;;INDEX([$Hoja1.$A$1:.$BL$1048576];[.A396]+1;[.B3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2]+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formula="of:=IF([.B397]=0;CONCATENATE(CHAR(9);[.A397];&quot;:&quot;);CONCATENATE(CHAR(9);CHAR(9);&quot;- &quot;;INDEX([$Hoja1.$A$1:.$BL$1048576];[.A397]+1;[.B3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3]+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[.B398]=0;CONCATENATE(CHAR(9);[.A398];&quot;:&quot;);CONCATENATE(CHAR(9);CHAR(9);&quot;- &quot;;INDEX([$Hoja1.$A$1:.$BL$1048576];[.A398]+1;[.B3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4]+1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IF([.B399]=0;CONCATENATE(CHAR(9);[.A399];&quot;:&quot;);CONCATENATE(CHAR(9);CHAR(9);&quot;- &quot;;INDEX([$Hoja1.$A$1:.$BL$1048576];[.A399]+1;[.B3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5]+1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IF([.B400]=0;CONCATENATE(CHAR(9);[.A400];&quot;:&quot;);CONCATENATE(CHAR(9);CHAR(9);&quot;- &quot;;INDEX([$Hoja1.$A$1:.$BL$1048576];[.A400]+1;[.B400])))" office:value-type="string" office:string-value="&#9;&#9;- S" calcext:value-type="string">
            <text:p><text:tab/><text:tab/>- S</text:p>
          </table:table-cell>
        </table:table-row>
        <table:table-row table:style-name="ro1">
          <table:table-cell table:formula="of:=[.A336]+1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IF([.B401]=0;CONCATENATE(CHAR(9);[.A401];&quot;:&quot;);CONCATENATE(CHAR(9);CHAR(9);&quot;- &quot;;INDEX([$Hoja1.$A$1:.$BL$1048576];[.A401]+1;[.B401])))" office:value-type="string" office:string-value="&#9;&#9;- S" calcext:value-type="string">
            <text:p><text:tab/><text:tab/>- S</text:p>
          </table:table-cell>
        </table:table-row>
        <table:table-row table:style-name="ro1">
          <table:table-cell table:formula="of:=[.A337]+1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IF([.B402]=0;CONCATENATE(CHAR(9);[.A402];&quot;:&quot;);CONCATENATE(CHAR(9);CHAR(9);&quot;- &quot;;INDEX([$Hoja1.$A$1:.$BL$1048576];[.A402]+1;[.B402])))" office:value-type="string" office:string-value="&#9;&#9;- S" calcext:value-type="string">
            <text:p><text:tab/><text:tab/>- S</text:p>
          </table:table-cell>
        </table:table-row>
        <table:table-row table:style-name="ro1">
          <table:table-cell table:formula="of:=[.A338]+1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IF([.B403]=0;CONCATENATE(CHAR(9);[.A403];&quot;:&quot;);CONCATENATE(CHAR(9);CHAR(9);&quot;- &quot;;INDEX([$Hoja1.$A$1:.$BL$1048576];[.A403]+1;[.B403])))" office:value-type="string" office:string-value="&#9;&#9;- S" calcext:value-type="string">
            <text:p><text:tab/><text:tab/>- S</text:p>
          </table:table-cell>
        </table:table-row>
        <table:table-row table:style-name="ro1">
          <table:table-cell table:formula="of:=[.A339]+1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IF([.B404]=0;CONCATENATE(CHAR(9);[.A404];&quot;:&quot;);CONCATENATE(CHAR(9);CHAR(9);&quot;- &quot;;INDEX([$Hoja1.$A$1:.$BL$1048576];[.A404]+1;[.B404])))" office:value-type="string" office:string-value="&#9;&#9;- S" calcext:value-type="string">
            <text:p><text:tab/><text:tab/>- S</text:p>
          </table:table-cell>
        </table:table-row>
        <table:table-row table:style-name="ro1">
          <table:table-cell table:formula="of:=[.A340]+1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IF([.B405]=0;CONCATENATE(CHAR(9);[.A405];&quot;:&quot;);CONCATENATE(CHAR(9);CHAR(9);&quot;- &quot;;INDEX([$Hoja1.$A$1:.$BL$1048576];[.A405]+1;[.B405])))" office:value-type="string" office:string-value="&#9;&#9;- S" calcext:value-type="string">
            <text:p><text:tab/><text:tab/>- S</text:p>
          </table:table-cell>
        </table:table-row>
        <table:table-row table:style-name="ro1">
          <table:table-cell table:formula="of:=[.A341]+1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IF([.B406]=0;CONCATENATE(CHAR(9);[.A406];&quot;:&quot;);CONCATENATE(CHAR(9);CHAR(9);&quot;- &quot;;INDEX([$Hoja1.$A$1:.$BL$1048576];[.A406]+1;[.B4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2]+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IF([.B407]=0;CONCATENATE(CHAR(9);[.A407];&quot;:&quot;);CONCATENATE(CHAR(9);CHAR(9);&quot;- &quot;;INDEX([$Hoja1.$A$1:.$BL$1048576];[.A407]+1;[.B4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3]+1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IF([.B408]=0;CONCATENATE(CHAR(9);[.A408];&quot;:&quot;);CONCATENATE(CHAR(9);CHAR(9);&quot;- &quot;;INDEX([$Hoja1.$A$1:.$BL$1048576];[.A408]+1;[.B4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4]+1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IF([.B409]=0;CONCATENATE(CHAR(9);[.A409];&quot;:&quot;);CONCATENATE(CHAR(9);CHAR(9);&quot;- &quot;;INDEX([$Hoja1.$A$1:.$BL$1048576];[.A409]+1;[.B4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5]+1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IF([.B410]=0;CONCATENATE(CHAR(9);[.A410];&quot;:&quot;);CONCATENATE(CHAR(9);CHAR(9);&quot;- &quot;;INDEX([$Hoja1.$A$1:.$BL$1048576];[.A410]+1;[.B4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6]+1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IF([.B411]=0;CONCATENATE(CHAR(9);[.A411];&quot;:&quot;);CONCATENATE(CHAR(9);CHAR(9);&quot;- &quot;;INDEX([$Hoja1.$A$1:.$BL$1048576];[.A411]+1;[.B4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7]+1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IF([.B412]=0;CONCATENATE(CHAR(9);[.A412];&quot;:&quot;);CONCATENATE(CHAR(9);CHAR(9);&quot;- &quot;;INDEX([$Hoja1.$A$1:.$BL$1048576];[.A412]+1;[.B4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8]+1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IF([.B413]=0;CONCATENATE(CHAR(9);[.A413];&quot;:&quot;);CONCATENATE(CHAR(9);CHAR(9);&quot;- &quot;;INDEX([$Hoja1.$A$1:.$BL$1048576];[.A413]+1;[.B4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9]+1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IF([.B414]=0;CONCATENATE(CHAR(9);[.A414];&quot;:&quot;);CONCATENATE(CHAR(9);CHAR(9);&quot;- &quot;;INDEX([$Hoja1.$A$1:.$BL$1048576];[.A414]+1;[.B4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0]+1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IF([.B415]=0;CONCATENATE(CHAR(9);[.A415];&quot;:&quot;);CONCATENATE(CHAR(9);CHAR(9);&quot;- &quot;;INDEX([$Hoja1.$A$1:.$BL$1048576];[.A415]+1;[.B415])))" office:value-type="string" office:string-value="&#9;&#9;- P" calcext:value-type="string">
            <text:p><text:tab/><text:tab/>- P</text:p>
          </table:table-cell>
        </table:table-row>
        <table:table-row table:style-name="ro1">
          <table:table-cell table:formula="of:=[.A351]+1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IF([.B416]=0;CONCATENATE(CHAR(9);[.A416];&quot;:&quot;);CONCATENATE(CHAR(9);CHAR(9);&quot;- &quot;;INDEX([$Hoja1.$A$1:.$BL$1048576];[.A416]+1;[.B4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2]+1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IF([.B417]=0;CONCATENATE(CHAR(9);[.A417];&quot;:&quot;);CONCATENATE(CHAR(9);CHAR(9);&quot;- &quot;;INDEX([$Hoja1.$A$1:.$BL$1048576];[.A417]+1;[.B4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3]+1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formula="of:=IF([.B418]=0;CONCATENATE(CHAR(9);[.A418];&quot;:&quot;);CONCATENATE(CHAR(9);CHAR(9);&quot;- &quot;;INDEX([$Hoja1.$A$1:.$BL$1048576];[.A418]+1;[.B4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4]+1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IF([.B419]=0;CONCATENATE(CHAR(9);[.A419];&quot;:&quot;);CONCATENATE(CHAR(9);CHAR(9);&quot;- &quot;;INDEX([$Hoja1.$A$1:.$BL$1048576];[.A419]+1;[.B4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5]+1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formula="of:=IF([.B420]=0;CONCATENATE(CHAR(9);[.A420];&quot;:&quot;);CONCATENATE(CHAR(9);CHAR(9);&quot;- &quot;;INDEX([$Hoja1.$A$1:.$BL$1048576];[.A420]+1;[.B4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6]+1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IF([.B421]=0;CONCATENATE(CHAR(9);[.A421];&quot;:&quot;);CONCATENATE(CHAR(9);CHAR(9);&quot;- &quot;;INDEX([$Hoja1.$A$1:.$BL$1048576];[.A421]+1;[.B421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357]+1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formula="of:=IF([.B422]=0;CONCATENATE(CHAR(9);[.A422];&quot;:&quot;);CONCATENATE(CHAR(9);CHAR(9);&quot;- &quot;;INDEX([$Hoja1.$A$1:.$BL$1048576];[.A422]+1;[.B422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358]+1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IF([.B423]=0;CONCATENATE(CHAR(9);[.A423];&quot;:&quot;);CONCATENATE(CHAR(9);CHAR(9);&quot;- &quot;;INDEX([$Hoja1.$A$1:.$BL$1048576];[.A423]+1;[.B423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359]+1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formula="of:=IF([.B424]=0;CONCATENATE(CHAR(9);[.A424];&quot;:&quot;);CONCATENATE(CHAR(9);CHAR(9);&quot;- &quot;;INDEX([$Hoja1.$A$1:.$BL$1048576];[.A424]+1;[.B424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360]+1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IF([.B425]=0;CONCATENATE(CHAR(9);[.A425];&quot;:&quot;);CONCATENATE(CHAR(9);CHAR(9);&quot;- &quot;;INDEX([$Hoja1.$A$1:.$BL$1048576];[.A425]+1;[.B425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361]+1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formula="of:=IF([.B426]=0;CONCATENATE(CHAR(9);[.A426];&quot;:&quot;);CONCATENATE(CHAR(9);CHAR(9);&quot;- &quot;;INDEX([$Hoja1.$A$1:.$BL$1048576];[.A426]+1;[.B4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2]+1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formula="of:=IF([.B427]=0;CONCATENATE(CHAR(9);[.A427];&quot;:&quot;);CONCATENATE(CHAR(9);CHAR(9);&quot;- &quot;;INDEX([$Hoja1.$A$1:.$BL$1048576];[.A427]+1;[.B4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3]+1"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formula="of:=IF([.B428]=0;CONCATENATE(CHAR(9);[.A428];&quot;:&quot;);CONCATENATE(CHAR(9);CHAR(9);&quot;- &quot;;INDEX([$Hoja1.$A$1:.$BL$1048576];[.A428]+1;[.B4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4]+1"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formula="of:=IF([.B429]=0;CONCATENATE(CHAR(9);[.A429];&quot;:&quot;);CONCATENATE(CHAR(9);CHAR(9);&quot;- &quot;;INDEX([$Hoja1.$A$1:.$BL$1048576];[.A429]+1;[.B4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5]+1"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formula="of:=IF([.B430]=0;CONCATENATE(CHAR(9);[.A430];&quot;:&quot;);CONCATENATE(CHAR(9);CHAR(9);&quot;- &quot;;INDEX([$Hoja1.$A$1:.$BL$1048576];[.A430]+1;[.B4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6]+1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IF([.B431]=0;CONCATENATE(CHAR(9);[.A431];&quot;:&quot;);CONCATENATE(CHAR(9);CHAR(9);&quot;- &quot;;INDEX([$Hoja1.$A$1:.$BL$1048576];[.A431]+1;[.B4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7]+1"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formula="of:=IF([.B432]=0;CONCATENATE(CHAR(9);[.A432];&quot;:&quot;);CONCATENATE(CHAR(9);CHAR(9);&quot;- &quot;;INDEX([$Hoja1.$A$1:.$BL$1048576];[.A432]+1;[.B4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8]+1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formula="of:=IF([.B433]=0;CONCATENATE(CHAR(9);[.A433];&quot;:&quot;);CONCATENATE(CHAR(9);CHAR(9);&quot;- &quot;;INDEX([$Hoja1.$A$1:.$BL$1048576];[.A433]+1;[.B4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9]+1"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formula="of:=IF([.B434]=0;CONCATENATE(CHAR(9);[.A434];&quot;:&quot;);CONCATENATE(CHAR(9);CHAR(9);&quot;- &quot;;INDEX([$Hoja1.$A$1:.$BL$1048576];[.A434]+1;[.B4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0]+1"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formula="of:=IF([.B435]=0;CONCATENATE(CHAR(9);[.A435];&quot;:&quot;);CONCATENATE(CHAR(9);CHAR(9);&quot;- &quot;;INDEX([$Hoja1.$A$1:.$BL$1048576];[.A435]+1;[.B4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1]+1"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formula="of:=IF([.B436]=0;CONCATENATE(CHAR(9);[.A436];&quot;:&quot;);CONCATENATE(CHAR(9);CHAR(9);&quot;- &quot;;INDEX([$Hoja1.$A$1:.$BL$1048576];[.A436]+1;[.B4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2]+1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formula="of:=IF([.B437]=0;CONCATENATE(CHAR(9);[.A437];&quot;:&quot;);CONCATENATE(CHAR(9);CHAR(9);&quot;- &quot;;INDEX([$Hoja1.$A$1:.$BL$1048576];[.A437]+1;[.B4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3]+1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formula="of:=IF([.B438]=0;CONCATENATE(CHAR(9);[.A438];&quot;:&quot;);CONCATENATE(CHAR(9);CHAR(9);&quot;- &quot;;INDEX([$Hoja1.$A$1:.$BL$1048576];[.A438]+1;[.B4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4]+1"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formula="of:=IF([.B439]=0;CONCATENATE(CHAR(9);[.A439];&quot;:&quot;);CONCATENATE(CHAR(9);CHAR(9);&quot;- &quot;;INDEX([$Hoja1.$A$1:.$BL$1048576];[.A439]+1;[.B4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5]+1"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IF([.B440]=0;CONCATENATE(CHAR(9);[.A440];&quot;:&quot;);CONCATENATE(CHAR(9);CHAR(9);&quot;- &quot;;INDEX([$Hoja1.$A$1:.$BL$1048576];[.A440]+1;[.B4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6]+1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IF([.B441]=0;CONCATENATE(CHAR(9);[.A441];&quot;:&quot;);CONCATENATE(CHAR(9);CHAR(9);&quot;- &quot;;INDEX([$Hoja1.$A$1:.$BL$1048576];[.A441]+1;[.B4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7]+1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formula="of:=IF([.B442]=0;CONCATENATE(CHAR(9);[.A442];&quot;:&quot;);CONCATENATE(CHAR(9);CHAR(9);&quot;- &quot;;INDEX([$Hoja1.$A$1:.$BL$1048576];[.A442]+1;[.B4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8]+1"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IF([.B443]=0;CONCATENATE(CHAR(9);[.A443];&quot;:&quot;);CONCATENATE(CHAR(9);CHAR(9);&quot;- &quot;;INDEX([$Hoja1.$A$1:.$BL$1048576];[.A443]+1;[.B4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9]+1"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table:formula="of:=IF([.B444]=0;CONCATENATE(CHAR(9);[.A444];&quot;:&quot;);CONCATENATE(CHAR(9);CHAR(9);&quot;- &quot;;INDEX([$Hoja1.$A$1:.$BL$1048576];[.A444]+1;[.B4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0]+1"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formula="of:=IF([.B445]=0;CONCATENATE(CHAR(9);[.A445];&quot;:&quot;);CONCATENATE(CHAR(9);CHAR(9);&quot;- &quot;;INDEX([$Hoja1.$A$1:.$BL$1048576];[.A445]+1;[.B4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1]+1"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formula="of:=IF([.B446]=0;CONCATENATE(CHAR(9);[.A446];&quot;:&quot;);CONCATENATE(CHAR(9);CHAR(9);&quot;- &quot;;INDEX([$Hoja1.$A$1:.$BL$1048576];[.A446]+1;[.B4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2]+1"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formula="of:=IF([.B447]=0;CONCATENATE(CHAR(9);[.A447];&quot;:&quot;);CONCATENATE(CHAR(9);CHAR(9);&quot;- &quot;;INDEX([$Hoja1.$A$1:.$BL$1048576];[.A447]+1;[.B4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3]+1"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table:formula="of:=IF([.B448]=0;CONCATENATE(CHAR(9);[.A448];&quot;:&quot;);CONCATENATE(CHAR(9);CHAR(9);&quot;- &quot;;INDEX([$Hoja1.$A$1:.$BL$1048576];[.A448]+1;[.B4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4]+1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table:formula="of:=IF([.B449]=0;CONCATENATE(CHAR(9);[.A449];&quot;:&quot;);CONCATENATE(CHAR(9);CHAR(9);&quot;- &quot;;INDEX([$Hoja1.$A$1:.$BL$1048576];[.A449]+1;[.B4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5]+1"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formula="of:=IF([.B450]=0;CONCATENATE(CHAR(9);[.A450];&quot;:&quot;);CONCATENATE(CHAR(9);CHAR(9);&quot;- &quot;;INDEX([$Hoja1.$A$1:.$BL$1048576];[.A450]+1;[.B4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6]+1"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IF([.B451]=0;CONCATENATE(CHAR(9);[.A451];&quot;:&quot;);CONCATENATE(CHAR(9);CHAR(9);&quot;- &quot;;INDEX([$Hoja1.$A$1:.$BL$1048576];[.A451]+1;[.B4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7]+1"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formula="of:=IF([.B452]=0;CONCATENATE(CHAR(9);[.A452];&quot;:&quot;);CONCATENATE(CHAR(9);CHAR(9);&quot;- &quot;;INDEX([$Hoja1.$A$1:.$BL$1048576];[.A452]+1;[.B4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8]+1"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formula="of:=IF([.B453]=0;CONCATENATE(CHAR(9);[.A453];&quot;:&quot;);CONCATENATE(CHAR(9);CHAR(9);&quot;- &quot;;INDEX([$Hoja1.$A$1:.$BL$1048576];[.A453]+1;[.B4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9]+1"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formula="of:=IF([.B454]=0;CONCATENATE(CHAR(9);[.A454];&quot;:&quot;);CONCATENATE(CHAR(9);CHAR(9);&quot;- &quot;;INDEX([$Hoja1.$A$1:.$BL$1048576];[.A454]+1;[.B4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0]+1"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formula="of:=IF([.B455]=0;CONCATENATE(CHAR(9);[.A455];&quot;:&quot;);CONCATENATE(CHAR(9);CHAR(9);&quot;- &quot;;INDEX([$Hoja1.$A$1:.$BL$1048576];[.A455]+1;[.B4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1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IF([.B456]=0;CONCATENATE(CHAR(9);[.A456];&quot;:&quot;);CONCATENATE(CHAR(9);CHAR(9);&quot;- &quot;;INDEX([$Hoja1.$A$1:.$BL$1048576];[.A456]+1;[.B456])))" office:value-type="string" office:string-value="&#9;7:" calcext:value-type="string">
            <text:p><text:tab/>7:</text:p>
          </table:table-cell>
        </table:table-row>
        <table:table-row table:style-name="ro1">
          <table:table-cell table:formula="of:=[.A392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B457]=0;CONCATENATE(CHAR(9);[.A457];&quot;:&quot;);CONCATENATE(CHAR(9);CHAR(9);&quot;- &quot;;INDEX([$Hoja1.$A$1:.$BL$1048576];[.A457]+1;[.B4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3]+1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IF([.B458]=0;CONCATENATE(CHAR(9);[.A458];&quot;:&quot;);CONCATENATE(CHAR(9);CHAR(9);&quot;- &quot;;INDEX([$Hoja1.$A$1:.$BL$1048576];[.A458]+1;[.B4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4]+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IF([.B459]=0;CONCATENATE(CHAR(9);[.A459];&quot;:&quot;);CONCATENATE(CHAR(9);CHAR(9);&quot;- &quot;;INDEX([$Hoja1.$A$1:.$BL$1048576];[.A459]+1;[.B4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5]+1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IF([.B460]=0;CONCATENATE(CHAR(9);[.A460];&quot;:&quot;);CONCATENATE(CHAR(9);CHAR(9);&quot;- &quot;;INDEX([$Hoja1.$A$1:.$BL$1048576];[.A460]+1;[.B4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6]+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IF([.B461]=0;CONCATENATE(CHAR(9);[.A461];&quot;:&quot;);CONCATENATE(CHAR(9);CHAR(9);&quot;- &quot;;INDEX([$Hoja1.$A$1:.$BL$1048576];[.A461]+1;[.B4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7]+1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[.B462]=0;CONCATENATE(CHAR(9);[.A462];&quot;:&quot;);CONCATENATE(CHAR(9);CHAR(9);&quot;- &quot;;INDEX([$Hoja1.$A$1:.$BL$1048576];[.A462]+1;[.B4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8]+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IF([.B463]=0;CONCATENATE(CHAR(9);[.A463];&quot;:&quot;);CONCATENATE(CHAR(9);CHAR(9);&quot;- &quot;;INDEX([$Hoja1.$A$1:.$BL$1048576];[.A463]+1;[.B4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9]+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[.B464]=0;CONCATENATE(CHAR(9);[.A464];&quot;:&quot;);CONCATENATE(CHAR(9);CHAR(9);&quot;- &quot;;INDEX([$Hoja1.$A$1:.$BL$1048576];[.A464]+1;[.B4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0]+1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IF([.B465]=0;CONCATENATE(CHAR(9);[.A465];&quot;:&quot;);CONCATENATE(CHAR(9);CHAR(9);&quot;- &quot;;INDEX([$Hoja1.$A$1:.$BL$1048576];[.A465]+1;[.B465])))" office:value-type="string" office:string-value="&#9;&#9;- S" calcext:value-type="string">
            <text:p><text:tab/><text:tab/>- S</text:p>
          </table:table-cell>
        </table:table-row>
        <table:table-row table:style-name="ro1">
          <table:table-cell table:formula="of:=[.A401]+1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IF([.B466]=0;CONCATENATE(CHAR(9);[.A466];&quot;:&quot;);CONCATENATE(CHAR(9);CHAR(9);&quot;- &quot;;INDEX([$Hoja1.$A$1:.$BL$1048576];[.A466]+1;[.B466])))" office:value-type="string" office:string-value="&#9;&#9;- S" calcext:value-type="string">
            <text:p><text:tab/><text:tab/>- S</text:p>
          </table:table-cell>
        </table:table-row>
        <table:table-row table:style-name="ro1">
          <table:table-cell table:formula="of:=[.A402]+1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IF([.B467]=0;CONCATENATE(CHAR(9);[.A467];&quot;:&quot;);CONCATENATE(CHAR(9);CHAR(9);&quot;- &quot;;INDEX([$Hoja1.$A$1:.$BL$1048576];[.A467]+1;[.B467])))" office:value-type="string" office:string-value="&#9;&#9;- S" calcext:value-type="string">
            <text:p><text:tab/><text:tab/>- S</text:p>
          </table:table-cell>
        </table:table-row>
        <table:table-row table:style-name="ro1">
          <table:table-cell table:formula="of:=[.A403]+1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IF([.B468]=0;CONCATENATE(CHAR(9);[.A468];&quot;:&quot;);CONCATENATE(CHAR(9);CHAR(9);&quot;- &quot;;INDEX([$Hoja1.$A$1:.$BL$1048576];[.A468]+1;[.B468])))" office:value-type="string" office:string-value="&#9;&#9;- S" calcext:value-type="string">
            <text:p><text:tab/><text:tab/>- S</text:p>
          </table:table-cell>
        </table:table-row>
        <table:table-row table:style-name="ro1">
          <table:table-cell table:formula="of:=[.A404]+1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IF([.B469]=0;CONCATENATE(CHAR(9);[.A469];&quot;:&quot;);CONCATENATE(CHAR(9);CHAR(9);&quot;- &quot;;INDEX([$Hoja1.$A$1:.$BL$1048576];[.A469]+1;[.B469])))" office:value-type="string" office:string-value="&#9;&#9;- S" calcext:value-type="string">
            <text:p><text:tab/><text:tab/>- S</text:p>
          </table:table-cell>
        </table:table-row>
        <table:table-row table:style-name="ro1">
          <table:table-cell table:formula="of:=[.A405]+1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IF([.B470]=0;CONCATENATE(CHAR(9);[.A470];&quot;:&quot;);CONCATENATE(CHAR(9);CHAR(9);&quot;- &quot;;INDEX([$Hoja1.$A$1:.$BL$1048576];[.A470]+1;[.B470])))" office:value-type="string" office:string-value="&#9;&#9;- S" calcext:value-type="string">
            <text:p><text:tab/><text:tab/>- S</text:p>
          </table:table-cell>
        </table:table-row>
        <table:table-row table:style-name="ro1">
          <table:table-cell table:formula="of:=[.A406]+1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IF([.B471]=0;CONCATENATE(CHAR(9);[.A471];&quot;:&quot;);CONCATENATE(CHAR(9);CHAR(9);&quot;- &quot;;INDEX([$Hoja1.$A$1:.$BL$1048576];[.A471]+1;[.B4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7]+1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IF([.B472]=0;CONCATENATE(CHAR(9);[.A472];&quot;:&quot;);CONCATENATE(CHAR(9);CHAR(9);&quot;- &quot;;INDEX([$Hoja1.$A$1:.$BL$1048576];[.A472]+1;[.B4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8]+1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IF([.B473]=0;CONCATENATE(CHAR(9);[.A473];&quot;:&quot;);CONCATENATE(CHAR(9);CHAR(9);&quot;- &quot;;INDEX([$Hoja1.$A$1:.$BL$1048576];[.A473]+1;[.B4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9]+1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IF([.B474]=0;CONCATENATE(CHAR(9);[.A474];&quot;:&quot;);CONCATENATE(CHAR(9);CHAR(9);&quot;- &quot;;INDEX([$Hoja1.$A$1:.$BL$1048576];[.A474]+1;[.B4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10]+1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IF([.B475]=0;CONCATENATE(CHAR(9);[.A475];&quot;:&quot;);CONCATENATE(CHAR(9);CHAR(9);&quot;- &quot;;INDEX([$Hoja1.$A$1:.$BL$1048576];[.A475]+1;[.B4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11]+1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IF([.B476]=0;CONCATENATE(CHAR(9);[.A476];&quot;:&quot;);CONCATENATE(CHAR(9);CHAR(9);&quot;- &quot;;INDEX([$Hoja1.$A$1:.$BL$1048576];[.A476]+1;[.B4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12]+1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IF([.B477]=0;CONCATENATE(CHAR(9);[.A477];&quot;:&quot;);CONCATENATE(CHAR(9);CHAR(9);&quot;- &quot;;INDEX([$Hoja1.$A$1:.$BL$1048576];[.A477]+1;[.B4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13]+1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formula="of:=IF([.B478]=0;CONCATENATE(CHAR(9);[.A478];&quot;:&quot;);CONCATENATE(CHAR(9);CHAR(9);&quot;- &quot;;INDEX([$Hoja1.$A$1:.$BL$1048576];[.A478]+1;[.B4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14]+1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formula="of:=IF([.B479]=0;CONCATENATE(CHAR(9);[.A479];&quot;:&quot;);CONCATENATE(CHAR(9);CHAR(9);&quot;- &quot;;INDEX([$Hoja1.$A$1:.$BL$1048576];[.A479]+1;[.B4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15]+1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IF([.B480]=0;CONCATENATE(CHAR(9);[.A480];&quot;:&quot;);CONCATENATE(CHAR(9);CHAR(9);&quot;- &quot;;INDEX([$Hoja1.$A$1:.$BL$1048576];[.A480]+1;[.B480])))" office:value-type="string" office:string-value="&#9;&#9;- P" calcext:value-type="string">
            <text:p><text:tab/><text:tab/>- P</text:p>
          </table:table-cell>
        </table:table-row>
        <table:table-row table:style-name="ro1">
          <table:table-cell table:formula="of:=[.A416]+1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IF([.B481]=0;CONCATENATE(CHAR(9);[.A481];&quot;:&quot;);CONCATENATE(CHAR(9);CHAR(9);&quot;- &quot;;INDEX([$Hoja1.$A$1:.$BL$1048576];[.A481]+1;[.B4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17]+1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IF([.B482]=0;CONCATENATE(CHAR(9);[.A482];&quot;:&quot;);CONCATENATE(CHAR(9);CHAR(9);&quot;- &quot;;INDEX([$Hoja1.$A$1:.$BL$1048576];[.A482]+1;[.B4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18]+1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IF([.B483]=0;CONCATENATE(CHAR(9);[.A483];&quot;:&quot;);CONCATENATE(CHAR(9);CHAR(9);&quot;- &quot;;INDEX([$Hoja1.$A$1:.$BL$1048576];[.A483]+1;[.B4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19]+1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IF([.B484]=0;CONCATENATE(CHAR(9);[.A484];&quot;:&quot;);CONCATENATE(CHAR(9);CHAR(9);&quot;- &quot;;INDEX([$Hoja1.$A$1:.$BL$1048576];[.A484]+1;[.B4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20]+1"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formula="of:=IF([.B485]=0;CONCATENATE(CHAR(9);[.A485];&quot;:&quot;);CONCATENATE(CHAR(9);CHAR(9);&quot;- &quot;;INDEX([$Hoja1.$A$1:.$BL$1048576];[.A485]+1;[.B4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21]+1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formula="of:=IF([.B486]=0;CONCATENATE(CHAR(9);[.A486];&quot;:&quot;);CONCATENATE(CHAR(9);CHAR(9);&quot;- &quot;;INDEX([$Hoja1.$A$1:.$BL$1048576];[.A486]+1;[.B486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422]+1"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formula="of:=IF([.B487]=0;CONCATENATE(CHAR(9);[.A487];&quot;:&quot;);CONCATENATE(CHAR(9);CHAR(9);&quot;- &quot;;INDEX([$Hoja1.$A$1:.$BL$1048576];[.A487]+1;[.B487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423]+1"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IF([.B488]=0;CONCATENATE(CHAR(9);[.A488];&quot;:&quot;);CONCATENATE(CHAR(9);CHAR(9);&quot;- &quot;;INDEX([$Hoja1.$A$1:.$BL$1048576];[.A488]+1;[.B488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424]+1"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IF([.B489]=0;CONCATENATE(CHAR(9);[.A489];&quot;:&quot;);CONCATENATE(CHAR(9);CHAR(9);&quot;- &quot;;INDEX([$Hoja1.$A$1:.$BL$1048576];[.A489]+1;[.B489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425]+1"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formula="of:=IF([.B490]=0;CONCATENATE(CHAR(9);[.A490];&quot;:&quot;);CONCATENATE(CHAR(9);CHAR(9);&quot;- &quot;;INDEX([$Hoja1.$A$1:.$BL$1048576];[.A490]+1;[.B490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426]+1"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formula="of:=IF([.B491]=0;CONCATENATE(CHAR(9);[.A491];&quot;:&quot;);CONCATENATE(CHAR(9);CHAR(9);&quot;- &quot;;INDEX([$Hoja1.$A$1:.$BL$1048576];[.A491]+1;[.B4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27]+1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IF([.B492]=0;CONCATENATE(CHAR(9);[.A492];&quot;:&quot;);CONCATENATE(CHAR(9);CHAR(9);&quot;- &quot;;INDEX([$Hoja1.$A$1:.$BL$1048576];[.A492]+1;[.B4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28]+1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formula="of:=IF([.B493]=0;CONCATENATE(CHAR(9);[.A493];&quot;:&quot;);CONCATENATE(CHAR(9);CHAR(9);&quot;- &quot;;INDEX([$Hoja1.$A$1:.$BL$1048576];[.A493]+1;[.B4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29]+1"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formula="of:=IF([.B494]=0;CONCATENATE(CHAR(9);[.A494];&quot;:&quot;);CONCATENATE(CHAR(9);CHAR(9);&quot;- &quot;;INDEX([$Hoja1.$A$1:.$BL$1048576];[.A494]+1;[.B4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30]+1"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formula="of:=IF([.B495]=0;CONCATENATE(CHAR(9);[.A495];&quot;:&quot;);CONCATENATE(CHAR(9);CHAR(9);&quot;- &quot;;INDEX([$Hoja1.$A$1:.$BL$1048576];[.A495]+1;[.B4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31]+1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formula="of:=IF([.B496]=0;CONCATENATE(CHAR(9);[.A496];&quot;:&quot;);CONCATENATE(CHAR(9);CHAR(9);&quot;- &quot;;INDEX([$Hoja1.$A$1:.$BL$1048576];[.A496]+1;[.B4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32]+1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formula="of:=IF([.B497]=0;CONCATENATE(CHAR(9);[.A497];&quot;:&quot;);CONCATENATE(CHAR(9);CHAR(9);&quot;- &quot;;INDEX([$Hoja1.$A$1:.$BL$1048576];[.A497]+1;[.B4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33]+1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formula="of:=IF([.B498]=0;CONCATENATE(CHAR(9);[.A498];&quot;:&quot;);CONCATENATE(CHAR(9);CHAR(9);&quot;- &quot;;INDEX([$Hoja1.$A$1:.$BL$1048576];[.A498]+1;[.B4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34]+1"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IF([.B499]=0;CONCATENATE(CHAR(9);[.A499];&quot;:&quot;);CONCATENATE(CHAR(9);CHAR(9);&quot;- &quot;;INDEX([$Hoja1.$A$1:.$BL$1048576];[.A499]+1;[.B4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35]+1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formula="of:=IF([.B500]=0;CONCATENATE(CHAR(9);[.A500];&quot;:&quot;);CONCATENATE(CHAR(9);CHAR(9);&quot;- &quot;;INDEX([$Hoja1.$A$1:.$BL$1048576];[.A500]+1;[.B5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36]+1"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formula="of:=IF([.B501]=0;CONCATENATE(CHAR(9);[.A501];&quot;:&quot;);CONCATENATE(CHAR(9);CHAR(9);&quot;- &quot;;INDEX([$Hoja1.$A$1:.$BL$1048576];[.A501]+1;[.B5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37]+1"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formula="of:=IF([.B502]=0;CONCATENATE(CHAR(9);[.A502];&quot;:&quot;);CONCATENATE(CHAR(9);CHAR(9);&quot;- &quot;;INDEX([$Hoja1.$A$1:.$BL$1048576];[.A502]+1;[.B5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38]+1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formula="of:=IF([.B503]=0;CONCATENATE(CHAR(9);[.A503];&quot;:&quot;);CONCATENATE(CHAR(9);CHAR(9);&quot;- &quot;;INDEX([$Hoja1.$A$1:.$BL$1048576];[.A503]+1;[.B5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39]+1"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IF([.B504]=0;CONCATENATE(CHAR(9);[.A504];&quot;:&quot;);CONCATENATE(CHAR(9);CHAR(9);&quot;- &quot;;INDEX([$Hoja1.$A$1:.$BL$1048576];[.A504]+1;[.B5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40]+1"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formula="of:=IF([.B505]=0;CONCATENATE(CHAR(9);[.A505];&quot;:&quot;);CONCATENATE(CHAR(9);CHAR(9);&quot;- &quot;;INDEX([$Hoja1.$A$1:.$BL$1048576];[.A505]+1;[.B5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41]+1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formula="of:=IF([.B506]=0;CONCATENATE(CHAR(9);[.A506];&quot;:&quot;);CONCATENATE(CHAR(9);CHAR(9);&quot;- &quot;;INDEX([$Hoja1.$A$1:.$BL$1048576];[.A506]+1;[.B5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42]+1"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formula="of:=IF([.B507]=0;CONCATENATE(CHAR(9);[.A507];&quot;:&quot;);CONCATENATE(CHAR(9);CHAR(9);&quot;- &quot;;INDEX([$Hoja1.$A$1:.$BL$1048576];[.A507]+1;[.B5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43]+1"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IF([.B508]=0;CONCATENATE(CHAR(9);[.A508];&quot;:&quot;);CONCATENATE(CHAR(9);CHAR(9);&quot;- &quot;;INDEX([$Hoja1.$A$1:.$BL$1048576];[.A508]+1;[.B5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44]+1"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formula="of:=IF([.B509]=0;CONCATENATE(CHAR(9);[.A509];&quot;:&quot;);CONCATENATE(CHAR(9);CHAR(9);&quot;- &quot;;INDEX([$Hoja1.$A$1:.$BL$1048576];[.A509]+1;[.B5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45]+1"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table:formula="of:=IF([.B510]=0;CONCATENATE(CHAR(9);[.A510];&quot;:&quot;);CONCATENATE(CHAR(9);CHAR(9);&quot;- &quot;;INDEX([$Hoja1.$A$1:.$BL$1048576];[.A510]+1;[.B5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46]+1"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formula="of:=IF([.B511]=0;CONCATENATE(CHAR(9);[.A511];&quot;:&quot;);CONCATENATE(CHAR(9);CHAR(9);&quot;- &quot;;INDEX([$Hoja1.$A$1:.$BL$1048576];[.A511]+1;[.B5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47]+1"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formula="of:=IF([.B512]=0;CONCATENATE(CHAR(9);[.A512];&quot;:&quot;);CONCATENATE(CHAR(9);CHAR(9);&quot;- &quot;;INDEX([$Hoja1.$A$1:.$BL$1048576];[.A512]+1;[.B5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48]+1"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formula="of:=IF([.B513]=0;CONCATENATE(CHAR(9);[.A513];&quot;:&quot;);CONCATENATE(CHAR(9);CHAR(9);&quot;- &quot;;INDEX([$Hoja1.$A$1:.$BL$1048576];[.A513]+1;[.B5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49]+1"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formula="of:=IF([.B514]=0;CONCATENATE(CHAR(9);[.A514];&quot;:&quot;);CONCATENATE(CHAR(9);CHAR(9);&quot;- &quot;;INDEX([$Hoja1.$A$1:.$BL$1048576];[.A514]+1;[.B5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50]+1"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formula="of:=IF([.B515]=0;CONCATENATE(CHAR(9);[.A515];&quot;:&quot;);CONCATENATE(CHAR(9);CHAR(9);&quot;- &quot;;INDEX([$Hoja1.$A$1:.$BL$1048576];[.A515]+1;[.B5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51]+1"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formula="of:=IF([.B516]=0;CONCATENATE(CHAR(9);[.A516];&quot;:&quot;);CONCATENATE(CHAR(9);CHAR(9);&quot;- &quot;;INDEX([$Hoja1.$A$1:.$BL$1048576];[.A516]+1;[.B5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52]+1"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table:formula="of:=IF([.B517]=0;CONCATENATE(CHAR(9);[.A517];&quot;:&quot;);CONCATENATE(CHAR(9);CHAR(9);&quot;- &quot;;INDEX([$Hoja1.$A$1:.$BL$1048576];[.A517]+1;[.B5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53]+1"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table:formula="of:=IF([.B518]=0;CONCATENATE(CHAR(9);[.A518];&quot;:&quot;);CONCATENATE(CHAR(9);CHAR(9);&quot;- &quot;;INDEX([$Hoja1.$A$1:.$BL$1048576];[.A518]+1;[.B5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54]+1"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table:formula="of:=IF([.B519]=0;CONCATENATE(CHAR(9);[.A519];&quot;:&quot;);CONCATENATE(CHAR(9);CHAR(9);&quot;- &quot;;INDEX([$Hoja1.$A$1:.$BL$1048576];[.A519]+1;[.B5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55]+1"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table:formula="of:=IF([.B520]=0;CONCATENATE(CHAR(9);[.A520];&quot;:&quot;);CONCATENATE(CHAR(9);CHAR(9);&quot;- &quot;;INDEX([$Hoja1.$A$1:.$BL$1048576];[.A520]+1;[.B5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56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IF([.B521]=0;CONCATENATE(CHAR(9);[.A521];&quot;:&quot;);CONCATENATE(CHAR(9);CHAR(9);&quot;- &quot;;INDEX([$Hoja1.$A$1:.$BL$1048576];[.A521]+1;[.B521])))" office:value-type="string" office:string-value="&#9;8:" calcext:value-type="string">
            <text:p><text:tab/>8:</text:p>
          </table:table-cell>
        </table:table-row>
        <table:table-row table:style-name="ro1">
          <table:table-cell table:formula="of:=[.A457]+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[.B522]=0;CONCATENATE(CHAR(9);[.A522];&quot;:&quot;);CONCATENATE(CHAR(9);CHAR(9);&quot;- &quot;;INDEX([$Hoja1.$A$1:.$BL$1048576];[.A522]+1;[.B5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58]+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IF([.B523]=0;CONCATENATE(CHAR(9);[.A523];&quot;:&quot;);CONCATENATE(CHAR(9);CHAR(9);&quot;- &quot;;INDEX([$Hoja1.$A$1:.$BL$1048576];[.A523]+1;[.B5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59]+1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IF([.B524]=0;CONCATENATE(CHAR(9);[.A524];&quot;:&quot;);CONCATENATE(CHAR(9);CHAR(9);&quot;- &quot;;INDEX([$Hoja1.$A$1:.$BL$1048576];[.A524]+1;[.B5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60]+1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IF([.B525]=0;CONCATENATE(CHAR(9);[.A525];&quot;:&quot;);CONCATENATE(CHAR(9);CHAR(9);&quot;- &quot;;INDEX([$Hoja1.$A$1:.$BL$1048576];[.A525]+1;[.B5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61]+1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IF([.B526]=0;CONCATENATE(CHAR(9);[.A526];&quot;:&quot;);CONCATENATE(CHAR(9);CHAR(9);&quot;- &quot;;INDEX([$Hoja1.$A$1:.$BL$1048576];[.A526]+1;[.B5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62]+1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IF([.B527]=0;CONCATENATE(CHAR(9);[.A527];&quot;:&quot;);CONCATENATE(CHAR(9);CHAR(9);&quot;- &quot;;INDEX([$Hoja1.$A$1:.$BL$1048576];[.A527]+1;[.B5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63]+1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IF([.B528]=0;CONCATENATE(CHAR(9);[.A528];&quot;:&quot;);CONCATENATE(CHAR(9);CHAR(9);&quot;- &quot;;INDEX([$Hoja1.$A$1:.$BL$1048576];[.A528]+1;[.B5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64]+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IF([.B529]=0;CONCATENATE(CHAR(9);[.A529];&quot;:&quot;);CONCATENATE(CHAR(9);CHAR(9);&quot;- &quot;;INDEX([$Hoja1.$A$1:.$BL$1048576];[.A529]+1;[.B5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65]+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[.B530]=0;CONCATENATE(CHAR(9);[.A530];&quot;:&quot;);CONCATENATE(CHAR(9);CHAR(9);&quot;- &quot;;INDEX([$Hoja1.$A$1:.$BL$1048576];[.A530]+1;[.B5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66]+1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IF([.B531]=0;CONCATENATE(CHAR(9);[.A531];&quot;:&quot;);CONCATENATE(CHAR(9);CHAR(9);&quot;- &quot;;INDEX([$Hoja1.$A$1:.$BL$1048576];[.A531]+1;[.B5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67]+1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IF([.B532]=0;CONCATENATE(CHAR(9);[.A532];&quot;:&quot;);CONCATENATE(CHAR(9);CHAR(9);&quot;- &quot;;INDEX([$Hoja1.$A$1:.$BL$1048576];[.A532]+1;[.B5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68]+1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IF([.B533]=0;CONCATENATE(CHAR(9);[.A533];&quot;:&quot;);CONCATENATE(CHAR(9);CHAR(9);&quot;- &quot;;INDEX([$Hoja1.$A$1:.$BL$1048576];[.A533]+1;[.B5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69]+1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IF([.B534]=0;CONCATENATE(CHAR(9);[.A534];&quot;:&quot;);CONCATENATE(CHAR(9);CHAR(9);&quot;- &quot;;INDEX([$Hoja1.$A$1:.$BL$1048576];[.A534]+1;[.B5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70]+1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IF([.B535]=0;CONCATENATE(CHAR(9);[.A535];&quot;:&quot;);CONCATENATE(CHAR(9);CHAR(9);&quot;- &quot;;INDEX([$Hoja1.$A$1:.$BL$1048576];[.A535]+1;[.B5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71]+1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IF([.B536]=0;CONCATENATE(CHAR(9);[.A536];&quot;:&quot;);CONCATENATE(CHAR(9);CHAR(9);&quot;- &quot;;INDEX([$Hoja1.$A$1:.$BL$1048576];[.A536]+1;[.B5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72]+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IF([.B537]=0;CONCATENATE(CHAR(9);[.A537];&quot;:&quot;);CONCATENATE(CHAR(9);CHAR(9);&quot;- &quot;;INDEX([$Hoja1.$A$1:.$BL$1048576];[.A537]+1;[.B5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73]+1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IF([.B538]=0;CONCATENATE(CHAR(9);[.A538];&quot;:&quot;);CONCATENATE(CHAR(9);CHAR(9);&quot;- &quot;;INDEX([$Hoja1.$A$1:.$BL$1048576];[.A538]+1;[.B5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74]+1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IF([.B539]=0;CONCATENATE(CHAR(9);[.A539];&quot;:&quot;);CONCATENATE(CHAR(9);CHAR(9);&quot;- &quot;;INDEX([$Hoja1.$A$1:.$BL$1048576];[.A539]+1;[.B5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75]+1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IF([.B540]=0;CONCATENATE(CHAR(9);[.A540];&quot;:&quot;);CONCATENATE(CHAR(9);CHAR(9);&quot;- &quot;;INDEX([$Hoja1.$A$1:.$BL$1048576];[.A540]+1;[.B5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76]+1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IF([.B541]=0;CONCATENATE(CHAR(9);[.A541];&quot;:&quot;);CONCATENATE(CHAR(9);CHAR(9);&quot;- &quot;;INDEX([$Hoja1.$A$1:.$BL$1048576];[.A541]+1;[.B5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77]+1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IF([.B542]=0;CONCATENATE(CHAR(9);[.A542];&quot;:&quot;);CONCATENATE(CHAR(9);CHAR(9);&quot;- &quot;;INDEX([$Hoja1.$A$1:.$BL$1048576];[.A542]+1;[.B5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78]+1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IF([.B543]=0;CONCATENATE(CHAR(9);[.A543];&quot;:&quot;);CONCATENATE(CHAR(9);CHAR(9);&quot;- &quot;;INDEX([$Hoja1.$A$1:.$BL$1048576];[.A543]+1;[.B5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79]+1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IF([.B544]=0;CONCATENATE(CHAR(9);[.A544];&quot;:&quot;);CONCATENATE(CHAR(9);CHAR(9);&quot;- &quot;;INDEX([$Hoja1.$A$1:.$BL$1048576];[.A544]+1;[.B5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80]+1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IF([.B545]=0;CONCATENATE(CHAR(9);[.A545];&quot;:&quot;);CONCATENATE(CHAR(9);CHAR(9);&quot;- &quot;;INDEX([$Hoja1.$A$1:.$BL$1048576];[.A545]+1;[.B545])))" office:value-type="string" office:string-value="&#9;&#9;- P" calcext:value-type="string">
            <text:p><text:tab/><text:tab/>- P</text:p>
          </table:table-cell>
        </table:table-row>
        <table:table-row table:style-name="ro1">
          <table:table-cell table:formula="of:=[.A481]+1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IF([.B546]=0;CONCATENATE(CHAR(9);[.A546];&quot;:&quot;);CONCATENATE(CHAR(9);CHAR(9);&quot;- &quot;;INDEX([$Hoja1.$A$1:.$BL$1048576];[.A546]+1;[.B5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82]+1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formula="of:=IF([.B547]=0;CONCATENATE(CHAR(9);[.A547];&quot;:&quot;);CONCATENATE(CHAR(9);CHAR(9);&quot;- &quot;;INDEX([$Hoja1.$A$1:.$BL$1048576];[.A547]+1;[.B5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83]+1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formula="of:=IF([.B548]=0;CONCATENATE(CHAR(9);[.A548];&quot;:&quot;);CONCATENATE(CHAR(9);CHAR(9);&quot;- &quot;;INDEX([$Hoja1.$A$1:.$BL$1048576];[.A548]+1;[.B5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84]+1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IF([.B549]=0;CONCATENATE(CHAR(9);[.A549];&quot;:&quot;);CONCATENATE(CHAR(9);CHAR(9);&quot;- &quot;;INDEX([$Hoja1.$A$1:.$BL$1048576];[.A549]+1;[.B5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85]+1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IF([.B550]=0;CONCATENATE(CHAR(9);[.A550];&quot;:&quot;);CONCATENATE(CHAR(9);CHAR(9);&quot;- &quot;;INDEX([$Hoja1.$A$1:.$BL$1048576];[.A550]+1;[.B5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86]+1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IF([.B551]=0;CONCATENATE(CHAR(9);[.A551];&quot;:&quot;);CONCATENATE(CHAR(9);CHAR(9);&quot;- &quot;;INDEX([$Hoja1.$A$1:.$BL$1048576];[.A551]+1;[.B551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487]+1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formula="of:=IF([.B552]=0;CONCATENATE(CHAR(9);[.A552];&quot;:&quot;);CONCATENATE(CHAR(9);CHAR(9);&quot;- &quot;;INDEX([$Hoja1.$A$1:.$BL$1048576];[.A552]+1;[.B552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488]+1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IF([.B553]=0;CONCATENATE(CHAR(9);[.A553];&quot;:&quot;);CONCATENATE(CHAR(9);CHAR(9);&quot;- &quot;;INDEX([$Hoja1.$A$1:.$BL$1048576];[.A553]+1;[.B553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489]+1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formula="of:=IF([.B554]=0;CONCATENATE(CHAR(9);[.A554];&quot;:&quot;);CONCATENATE(CHAR(9);CHAR(9);&quot;- &quot;;INDEX([$Hoja1.$A$1:.$BL$1048576];[.A554]+1;[.B554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490]+1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IF([.B555]=0;CONCATENATE(CHAR(9);[.A555];&quot;:&quot;);CONCATENATE(CHAR(9);CHAR(9);&quot;- &quot;;INDEX([$Hoja1.$A$1:.$BL$1048576];[.A555]+1;[.B555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491]+1"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IF([.B556]=0;CONCATENATE(CHAR(9);[.A556];&quot;:&quot;);CONCATENATE(CHAR(9);CHAR(9);&quot;- &quot;;INDEX([$Hoja1.$A$1:.$BL$1048576];[.A556]+1;[.B5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92]+1"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formula="of:=IF([.B557]=0;CONCATENATE(CHAR(9);[.A557];&quot;:&quot;);CONCATENATE(CHAR(9);CHAR(9);&quot;- &quot;;INDEX([$Hoja1.$A$1:.$BL$1048576];[.A557]+1;[.B5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93]+1"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formula="of:=IF([.B558]=0;CONCATENATE(CHAR(9);[.A558];&quot;:&quot;);CONCATENATE(CHAR(9);CHAR(9);&quot;- &quot;;INDEX([$Hoja1.$A$1:.$BL$1048576];[.A558]+1;[.B5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94]+1"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formula="of:=IF([.B559]=0;CONCATENATE(CHAR(9);[.A559];&quot;:&quot;);CONCATENATE(CHAR(9);CHAR(9);&quot;- &quot;;INDEX([$Hoja1.$A$1:.$BL$1048576];[.A559]+1;[.B5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95]+1"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formula="of:=IF([.B560]=0;CONCATENATE(CHAR(9);[.A560];&quot;:&quot;);CONCATENATE(CHAR(9);CHAR(9);&quot;- &quot;;INDEX([$Hoja1.$A$1:.$BL$1048576];[.A560]+1;[.B5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96]+1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formula="of:=IF([.B561]=0;CONCATENATE(CHAR(9);[.A561];&quot;:&quot;);CONCATENATE(CHAR(9);CHAR(9);&quot;- &quot;;INDEX([$Hoja1.$A$1:.$BL$1048576];[.A561]+1;[.B5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97]+1"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formula="of:=IF([.B562]=0;CONCATENATE(CHAR(9);[.A562];&quot;:&quot;);CONCATENATE(CHAR(9);CHAR(9);&quot;- &quot;;INDEX([$Hoja1.$A$1:.$BL$1048576];[.A562]+1;[.B5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98]+1"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formula="of:=IF([.B563]=0;CONCATENATE(CHAR(9);[.A563];&quot;:&quot;);CONCATENATE(CHAR(9);CHAR(9);&quot;- &quot;;INDEX([$Hoja1.$A$1:.$BL$1048576];[.A563]+1;[.B5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99]+1"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IF([.B564]=0;CONCATENATE(CHAR(9);[.A564];&quot;:&quot;);CONCATENATE(CHAR(9);CHAR(9);&quot;- &quot;;INDEX([$Hoja1.$A$1:.$BL$1048576];[.A564]+1;[.B5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00]+1"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table:formula="of:=IF([.B565]=0;CONCATENATE(CHAR(9);[.A565];&quot;:&quot;);CONCATENATE(CHAR(9);CHAR(9);&quot;- &quot;;INDEX([$Hoja1.$A$1:.$BL$1048576];[.A565]+1;[.B5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01]+1"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formula="of:=IF([.B566]=0;CONCATENATE(CHAR(9);[.A566];&quot;:&quot;);CONCATENATE(CHAR(9);CHAR(9);&quot;- &quot;;INDEX([$Hoja1.$A$1:.$BL$1048576];[.A566]+1;[.B5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02]+1"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formula="of:=IF([.B567]=0;CONCATENATE(CHAR(9);[.A567];&quot;:&quot;);CONCATENATE(CHAR(9);CHAR(9);&quot;- &quot;;INDEX([$Hoja1.$A$1:.$BL$1048576];[.A567]+1;[.B5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03]+1"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IF([.B568]=0;CONCATENATE(CHAR(9);[.A568];&quot;:&quot;);CONCATENATE(CHAR(9);CHAR(9);&quot;- &quot;;INDEX([$Hoja1.$A$1:.$BL$1048576];[.A568]+1;[.B5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04]+1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formula="of:=IF([.B569]=0;CONCATENATE(CHAR(9);[.A569];&quot;:&quot;);CONCATENATE(CHAR(9);CHAR(9);&quot;- &quot;;INDEX([$Hoja1.$A$1:.$BL$1048576];[.A569]+1;[.B5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05]+1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formula="of:=IF([.B570]=0;CONCATENATE(CHAR(9);[.A570];&quot;:&quot;);CONCATENATE(CHAR(9);CHAR(9);&quot;- &quot;;INDEX([$Hoja1.$A$1:.$BL$1048576];[.A570]+1;[.B5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06]+1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IF([.B571]=0;CONCATENATE(CHAR(9);[.A571];&quot;:&quot;);CONCATENATE(CHAR(9);CHAR(9);&quot;- &quot;;INDEX([$Hoja1.$A$1:.$BL$1048576];[.A571]+1;[.B5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07]+1"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formula="of:=IF([.B572]=0;CONCATENATE(CHAR(9);[.A572];&quot;:&quot;);CONCATENATE(CHAR(9);CHAR(9);&quot;- &quot;;INDEX([$Hoja1.$A$1:.$BL$1048576];[.A572]+1;[.B5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08]+1"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formula="of:=IF([.B573]=0;CONCATENATE(CHAR(9);[.A573];&quot;:&quot;);CONCATENATE(CHAR(9);CHAR(9);&quot;- &quot;;INDEX([$Hoja1.$A$1:.$BL$1048576];[.A573]+1;[.B5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09]+1"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formula="of:=IF([.B574]=0;CONCATENATE(CHAR(9);[.A574];&quot;:&quot;);CONCATENATE(CHAR(9);CHAR(9);&quot;- &quot;;INDEX([$Hoja1.$A$1:.$BL$1048576];[.A574]+1;[.B5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10]+1"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table:formula="of:=IF([.B575]=0;CONCATENATE(CHAR(9);[.A575];&quot;:&quot;);CONCATENATE(CHAR(9);CHAR(9);&quot;- &quot;;INDEX([$Hoja1.$A$1:.$BL$1048576];[.A575]+1;[.B5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11]+1"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table:formula="of:=IF([.B576]=0;CONCATENATE(CHAR(9);[.A576];&quot;:&quot;);CONCATENATE(CHAR(9);CHAR(9);&quot;- &quot;;INDEX([$Hoja1.$A$1:.$BL$1048576];[.A576]+1;[.B5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12]+1"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formula="of:=IF([.B577]=0;CONCATENATE(CHAR(9);[.A577];&quot;:&quot;);CONCATENATE(CHAR(9);CHAR(9);&quot;- &quot;;INDEX([$Hoja1.$A$1:.$BL$1048576];[.A577]+1;[.B5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13]+1"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formula="of:=IF([.B578]=0;CONCATENATE(CHAR(9);[.A578];&quot;:&quot;);CONCATENATE(CHAR(9);CHAR(9);&quot;- &quot;;INDEX([$Hoja1.$A$1:.$BL$1048576];[.A578]+1;[.B5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14]+1"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table:formula="of:=IF([.B579]=0;CONCATENATE(CHAR(9);[.A579];&quot;:&quot;);CONCATENATE(CHAR(9);CHAR(9);&quot;- &quot;;INDEX([$Hoja1.$A$1:.$BL$1048576];[.A579]+1;[.B5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15]+1"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formula="of:=IF([.B580]=0;CONCATENATE(CHAR(9);[.A580];&quot;:&quot;);CONCATENATE(CHAR(9);CHAR(9);&quot;- &quot;;INDEX([$Hoja1.$A$1:.$BL$1048576];[.A580]+1;[.B5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16]+1"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IF([.B581]=0;CONCATENATE(CHAR(9);[.A581];&quot;:&quot;);CONCATENATE(CHAR(9);CHAR(9);&quot;- &quot;;INDEX([$Hoja1.$A$1:.$BL$1048576];[.A581]+1;[.B5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17]+1"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formula="of:=IF([.B582]=0;CONCATENATE(CHAR(9);[.A582];&quot;:&quot;);CONCATENATE(CHAR(9);CHAR(9);&quot;- &quot;;INDEX([$Hoja1.$A$1:.$BL$1048576];[.A582]+1;[.B5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18]+1"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table:formula="of:=IF([.B583]=0;CONCATENATE(CHAR(9);[.A583];&quot;:&quot;);CONCATENATE(CHAR(9);CHAR(9);&quot;- &quot;;INDEX([$Hoja1.$A$1:.$BL$1048576];[.A583]+1;[.B5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19]+1"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table:formula="of:=IF([.B584]=0;CONCATENATE(CHAR(9);[.A584];&quot;:&quot;);CONCATENATE(CHAR(9);CHAR(9);&quot;- &quot;;INDEX([$Hoja1.$A$1:.$BL$1048576];[.A584]+1;[.B5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20]+1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formula="of:=IF([.B585]=0;CONCATENATE(CHAR(9);[.A585];&quot;:&quot;);CONCATENATE(CHAR(9);CHAR(9);&quot;- &quot;;INDEX([$Hoja1.$A$1:.$BL$1048576];[.A585]+1;[.B5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21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[.B586]=0;CONCATENATE(CHAR(9);[.A586];&quot;:&quot;);CONCATENATE(CHAR(9);CHAR(9);&quot;- &quot;;INDEX([$Hoja1.$A$1:.$BL$1048576];[.A586]+1;[.B586])))" office:value-type="string" office:string-value="&#9;9:" calcext:value-type="string">
            <text:p><text:tab/>9:</text:p>
          </table:table-cell>
        </table:table-row>
        <table:table-row table:style-name="ro1">
          <table:table-cell table:formula="of:=[.A522]+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B587]=0;CONCATENATE(CHAR(9);[.A587];&quot;:&quot;);CONCATENATE(CHAR(9);CHAR(9);&quot;- &quot;;INDEX([$Hoja1.$A$1:.$BL$1048576];[.A587]+1;[.B5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23]+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IF([.B588]=0;CONCATENATE(CHAR(9);[.A588];&quot;:&quot;);CONCATENATE(CHAR(9);CHAR(9);&quot;- &quot;;INDEX([$Hoja1.$A$1:.$BL$1048576];[.A588]+1;[.B5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24]+1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IF([.B589]=0;CONCATENATE(CHAR(9);[.A589];&quot;:&quot;);CONCATENATE(CHAR(9);CHAR(9);&quot;- &quot;;INDEX([$Hoja1.$A$1:.$BL$1048576];[.A589]+1;[.B5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25]+1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IF([.B590]=0;CONCATENATE(CHAR(9);[.A590];&quot;:&quot;);CONCATENATE(CHAR(9);CHAR(9);&quot;- &quot;;INDEX([$Hoja1.$A$1:.$BL$1048576];[.A590]+1;[.B5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26]+1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IF([.B591]=0;CONCATENATE(CHAR(9);[.A591];&quot;:&quot;);CONCATENATE(CHAR(9);CHAR(9);&quot;- &quot;;INDEX([$Hoja1.$A$1:.$BL$1048576];[.A591]+1;[.B5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27]+1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IF([.B592]=0;CONCATENATE(CHAR(9);[.A592];&quot;:&quot;);CONCATENATE(CHAR(9);CHAR(9);&quot;- &quot;;INDEX([$Hoja1.$A$1:.$BL$1048576];[.A592]+1;[.B5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28]+1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IF([.B593]=0;CONCATENATE(CHAR(9);[.A593];&quot;:&quot;);CONCATENATE(CHAR(9);CHAR(9);&quot;- &quot;;INDEX([$Hoja1.$A$1:.$BL$1048576];[.A593]+1;[.B5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29]+1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IF([.B594]=0;CONCATENATE(CHAR(9);[.A594];&quot;:&quot;);CONCATENATE(CHAR(9);CHAR(9);&quot;- &quot;;INDEX([$Hoja1.$A$1:.$BL$1048576];[.A594]+1;[.B5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30]+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IF([.B595]=0;CONCATENATE(CHAR(9);[.A595];&quot;:&quot;);CONCATENATE(CHAR(9);CHAR(9);&quot;- &quot;;INDEX([$Hoja1.$A$1:.$BL$1048576];[.A595]+1;[.B5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31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[.B596]=0;CONCATENATE(CHAR(9);[.A596];&quot;:&quot;);CONCATENATE(CHAR(9);CHAR(9);&quot;- &quot;;INDEX([$Hoja1.$A$1:.$BL$1048576];[.A596]+1;[.B5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32]+1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IF([.B597]=0;CONCATENATE(CHAR(9);[.A597];&quot;:&quot;);CONCATENATE(CHAR(9);CHAR(9);&quot;- &quot;;INDEX([$Hoja1.$A$1:.$BL$1048576];[.A597]+1;[.B5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33]+1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IF([.B598]=0;CONCATENATE(CHAR(9);[.A598];&quot;:&quot;);CONCATENATE(CHAR(9);CHAR(9);&quot;- &quot;;INDEX([$Hoja1.$A$1:.$BL$1048576];[.A598]+1;[.B5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34]+1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IF([.B599]=0;CONCATENATE(CHAR(9);[.A599];&quot;:&quot;);CONCATENATE(CHAR(9);CHAR(9);&quot;- &quot;;INDEX([$Hoja1.$A$1:.$BL$1048576];[.A599]+1;[.B5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35]+1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IF([.B600]=0;CONCATENATE(CHAR(9);[.A600];&quot;:&quot;);CONCATENATE(CHAR(9);CHAR(9);&quot;- &quot;;INDEX([$Hoja1.$A$1:.$BL$1048576];[.A600]+1;[.B6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36]+1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IF([.B601]=0;CONCATENATE(CHAR(9);[.A601];&quot;:&quot;);CONCATENATE(CHAR(9);CHAR(9);&quot;- &quot;;INDEX([$Hoja1.$A$1:.$BL$1048576];[.A601]+1;[.B6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37]+1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IF([.B602]=0;CONCATENATE(CHAR(9);[.A602];&quot;:&quot;);CONCATENATE(CHAR(9);CHAR(9);&quot;- &quot;;INDEX([$Hoja1.$A$1:.$BL$1048576];[.A602]+1;[.B6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38]+1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IF([.B603]=0;CONCATENATE(CHAR(9);[.A603];&quot;:&quot;);CONCATENATE(CHAR(9);CHAR(9);&quot;- &quot;;INDEX([$Hoja1.$A$1:.$BL$1048576];[.A603]+1;[.B6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39]+1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IF([.B604]=0;CONCATENATE(CHAR(9);[.A604];&quot;:&quot;);CONCATENATE(CHAR(9);CHAR(9);&quot;- &quot;;INDEX([$Hoja1.$A$1:.$BL$1048576];[.A604]+1;[.B6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40]+1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IF([.B605]=0;CONCATENATE(CHAR(9);[.A605];&quot;:&quot;);CONCATENATE(CHAR(9);CHAR(9);&quot;- &quot;;INDEX([$Hoja1.$A$1:.$BL$1048576];[.A605]+1;[.B6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41]+1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IF([.B606]=0;CONCATENATE(CHAR(9);[.A606];&quot;:&quot;);CONCATENATE(CHAR(9);CHAR(9);&quot;- &quot;;INDEX([$Hoja1.$A$1:.$BL$1048576];[.A606]+1;[.B6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42]+1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IF([.B607]=0;CONCATENATE(CHAR(9);[.A607];&quot;:&quot;);CONCATENATE(CHAR(9);CHAR(9);&quot;- &quot;;INDEX([$Hoja1.$A$1:.$BL$1048576];[.A607]+1;[.B6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43]+1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IF([.B608]=0;CONCATENATE(CHAR(9);[.A608];&quot;:&quot;);CONCATENATE(CHAR(9);CHAR(9);&quot;- &quot;;INDEX([$Hoja1.$A$1:.$BL$1048576];[.A608]+1;[.B6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44]+1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IF([.B609]=0;CONCATENATE(CHAR(9);[.A609];&quot;:&quot;);CONCATENATE(CHAR(9);CHAR(9);&quot;- &quot;;INDEX([$Hoja1.$A$1:.$BL$1048576];[.A609]+1;[.B6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45]+1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IF([.B610]=0;CONCATENATE(CHAR(9);[.A610];&quot;:&quot;);CONCATENATE(CHAR(9);CHAR(9);&quot;- &quot;;INDEX([$Hoja1.$A$1:.$BL$1048576];[.A610]+1;[.B610])))" office:value-type="string" office:string-value="&#9;&#9;- P" calcext:value-type="string">
            <text:p><text:tab/><text:tab/>- P</text:p>
          </table:table-cell>
        </table:table-row>
        <table:table-row table:style-name="ro1">
          <table:table-cell table:formula="of:=[.A546]+1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IF([.B611]=0;CONCATENATE(CHAR(9);[.A611];&quot;:&quot;);CONCATENATE(CHAR(9);CHAR(9);&quot;- &quot;;INDEX([$Hoja1.$A$1:.$BL$1048576];[.A611]+1;[.B6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47]+1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IF([.B612]=0;CONCATENATE(CHAR(9);[.A612];&quot;:&quot;);CONCATENATE(CHAR(9);CHAR(9);&quot;- &quot;;INDEX([$Hoja1.$A$1:.$BL$1048576];[.A612]+1;[.B6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48]+1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formula="of:=IF([.B613]=0;CONCATENATE(CHAR(9);[.A613];&quot;:&quot;);CONCATENATE(CHAR(9);CHAR(9);&quot;- &quot;;INDEX([$Hoja1.$A$1:.$BL$1048576];[.A613]+1;[.B6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49]+1"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IF([.B614]=0;CONCATENATE(CHAR(9);[.A614];&quot;:&quot;);CONCATENATE(CHAR(9);CHAR(9);&quot;- &quot;;INDEX([$Hoja1.$A$1:.$BL$1048576];[.A614]+1;[.B6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50]+1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IF([.B615]=0;CONCATENATE(CHAR(9);[.A615];&quot;:&quot;);CONCATENATE(CHAR(9);CHAR(9);&quot;- &quot;;INDEX([$Hoja1.$A$1:.$BL$1048576];[.A615]+1;[.B6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51]+1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formula="of:=IF([.B616]=0;CONCATENATE(CHAR(9);[.A616];&quot;:&quot;);CONCATENATE(CHAR(9);CHAR(9);&quot;- &quot;;INDEX([$Hoja1.$A$1:.$BL$1048576];[.A616]+1;[.B616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552]+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formula="of:=IF([.B617]=0;CONCATENATE(CHAR(9);[.A617];&quot;:&quot;);CONCATENATE(CHAR(9);CHAR(9);&quot;- &quot;;INDEX([$Hoja1.$A$1:.$BL$1048576];[.A617]+1;[.B617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553]+1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IF([.B618]=0;CONCATENATE(CHAR(9);[.A618];&quot;:&quot;);CONCATENATE(CHAR(9);CHAR(9);&quot;- &quot;;INDEX([$Hoja1.$A$1:.$BL$1048576];[.A618]+1;[.B618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554]+1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formula="of:=IF([.B619]=0;CONCATENATE(CHAR(9);[.A619];&quot;:&quot;);CONCATENATE(CHAR(9);CHAR(9);&quot;- &quot;;INDEX([$Hoja1.$A$1:.$BL$1048576];[.A619]+1;[.B619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555]+1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formula="of:=IF([.B620]=0;CONCATENATE(CHAR(9);[.A620];&quot;:&quot;);CONCATENATE(CHAR(9);CHAR(9);&quot;- &quot;;INDEX([$Hoja1.$A$1:.$BL$1048576];[.A620]+1;[.B620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556]+1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IF([.B621]=0;CONCATENATE(CHAR(9);[.A621];&quot;:&quot;);CONCATENATE(CHAR(9);CHAR(9);&quot;- &quot;;INDEX([$Hoja1.$A$1:.$BL$1048576];[.A621]+1;[.B6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57]+1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formula="of:=IF([.B622]=0;CONCATENATE(CHAR(9);[.A622];&quot;:&quot;);CONCATENATE(CHAR(9);CHAR(9);&quot;- &quot;;INDEX([$Hoja1.$A$1:.$BL$1048576];[.A622]+1;[.B6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58]+1"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formula="of:=IF([.B623]=0;CONCATENATE(CHAR(9);[.A623];&quot;:&quot;);CONCATENATE(CHAR(9);CHAR(9);&quot;- &quot;;INDEX([$Hoja1.$A$1:.$BL$1048576];[.A623]+1;[.B6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59]+1"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formula="of:=IF([.B624]=0;CONCATENATE(CHAR(9);[.A624];&quot;:&quot;);CONCATENATE(CHAR(9);CHAR(9);&quot;- &quot;;INDEX([$Hoja1.$A$1:.$BL$1048576];[.A624]+1;[.B6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60]+1"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formula="of:=IF([.B625]=0;CONCATENATE(CHAR(9);[.A625];&quot;:&quot;);CONCATENATE(CHAR(9);CHAR(9);&quot;- &quot;;INDEX([$Hoja1.$A$1:.$BL$1048576];[.A625]+1;[.B6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61]+1"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formula="of:=IF([.B626]=0;CONCATENATE(CHAR(9);[.A626];&quot;:&quot;);CONCATENATE(CHAR(9);CHAR(9);&quot;- &quot;;INDEX([$Hoja1.$A$1:.$BL$1048576];[.A626]+1;[.B6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62]+1"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IF([.B627]=0;CONCATENATE(CHAR(9);[.A627];&quot;:&quot;);CONCATENATE(CHAR(9);CHAR(9);&quot;- &quot;;INDEX([$Hoja1.$A$1:.$BL$1048576];[.A627]+1;[.B6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63]+1"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formula="of:=IF([.B628]=0;CONCATENATE(CHAR(9);[.A628];&quot;:&quot;);CONCATENATE(CHAR(9);CHAR(9);&quot;- &quot;;INDEX([$Hoja1.$A$1:.$BL$1048576];[.A628]+1;[.B6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64]+1"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IF([.B629]=0;CONCATENATE(CHAR(9);[.A629];&quot;:&quot;);CONCATENATE(CHAR(9);CHAR(9);&quot;- &quot;;INDEX([$Hoja1.$A$1:.$BL$1048576];[.A629]+1;[.B6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65]+1"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formula="of:=IF([.B630]=0;CONCATENATE(CHAR(9);[.A630];&quot;:&quot;);CONCATENATE(CHAR(9);CHAR(9);&quot;- &quot;;INDEX([$Hoja1.$A$1:.$BL$1048576];[.A630]+1;[.B6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66]+1"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formula="of:=IF([.B631]=0;CONCATENATE(CHAR(9);[.A631];&quot;:&quot;);CONCATENATE(CHAR(9);CHAR(9);&quot;- &quot;;INDEX([$Hoja1.$A$1:.$BL$1048576];[.A631]+1;[.B6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67]+1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IF([.B632]=0;CONCATENATE(CHAR(9);[.A632];&quot;:&quot;);CONCATENATE(CHAR(9);CHAR(9);&quot;- &quot;;INDEX([$Hoja1.$A$1:.$BL$1048576];[.A632]+1;[.B6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68]+1"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formula="of:=IF([.B633]=0;CONCATENATE(CHAR(9);[.A633];&quot;:&quot;);CONCATENATE(CHAR(9);CHAR(9);&quot;- &quot;;INDEX([$Hoja1.$A$1:.$BL$1048576];[.A633]+1;[.B6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69]+1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formula="of:=IF([.B634]=0;CONCATENATE(CHAR(9);[.A634];&quot;:&quot;);CONCATENATE(CHAR(9);CHAR(9);&quot;- &quot;;INDEX([$Hoja1.$A$1:.$BL$1048576];[.A634]+1;[.B6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70]+1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formula="of:=IF([.B635]=0;CONCATENATE(CHAR(9);[.A635];&quot;:&quot;);CONCATENATE(CHAR(9);CHAR(9);&quot;- &quot;;INDEX([$Hoja1.$A$1:.$BL$1048576];[.A635]+1;[.B6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71]+1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IF([.B636]=0;CONCATENATE(CHAR(9);[.A636];&quot;:&quot;);CONCATENATE(CHAR(9);CHAR(9);&quot;- &quot;;INDEX([$Hoja1.$A$1:.$BL$1048576];[.A636]+1;[.B6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72]+1"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table:formula="of:=IF([.B637]=0;CONCATENATE(CHAR(9);[.A637];&quot;:&quot;);CONCATENATE(CHAR(9);CHAR(9);&quot;- &quot;;INDEX([$Hoja1.$A$1:.$BL$1048576];[.A637]+1;[.B6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73]+1"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formula="of:=IF([.B638]=0;CONCATENATE(CHAR(9);[.A638];&quot;:&quot;);CONCATENATE(CHAR(9);CHAR(9);&quot;- &quot;;INDEX([$Hoja1.$A$1:.$BL$1048576];[.A638]+1;[.B6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74]+1"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table:formula="of:=IF([.B639]=0;CONCATENATE(CHAR(9);[.A639];&quot;:&quot;);CONCATENATE(CHAR(9);CHAR(9);&quot;- &quot;;INDEX([$Hoja1.$A$1:.$BL$1048576];[.A639]+1;[.B6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75]+1"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formula="of:=IF([.B640]=0;CONCATENATE(CHAR(9);[.A640];&quot;:&quot;);CONCATENATE(CHAR(9);CHAR(9);&quot;- &quot;;INDEX([$Hoja1.$A$1:.$BL$1048576];[.A640]+1;[.B6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76]+1"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formula="of:=IF([.B641]=0;CONCATENATE(CHAR(9);[.A641];&quot;:&quot;);CONCATENATE(CHAR(9);CHAR(9);&quot;- &quot;;INDEX([$Hoja1.$A$1:.$BL$1048576];[.A641]+1;[.B6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77]+1"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formula="of:=IF([.B642]=0;CONCATENATE(CHAR(9);[.A642];&quot;:&quot;);CONCATENATE(CHAR(9);CHAR(9);&quot;- &quot;;INDEX([$Hoja1.$A$1:.$BL$1048576];[.A642]+1;[.B6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78]+1"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formula="of:=IF([.B643]=0;CONCATENATE(CHAR(9);[.A643];&quot;:&quot;);CONCATENATE(CHAR(9);CHAR(9);&quot;- &quot;;INDEX([$Hoja1.$A$1:.$BL$1048576];[.A643]+1;[.B6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79]+1"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formula="of:=IF([.B644]=0;CONCATENATE(CHAR(9);[.A644];&quot;:&quot;);CONCATENATE(CHAR(9);CHAR(9);&quot;- &quot;;INDEX([$Hoja1.$A$1:.$BL$1048576];[.A644]+1;[.B6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80]+1"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formula="of:=IF([.B645]=0;CONCATENATE(CHAR(9);[.A645];&quot;:&quot;);CONCATENATE(CHAR(9);CHAR(9);&quot;- &quot;;INDEX([$Hoja1.$A$1:.$BL$1048576];[.A645]+1;[.B6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81]+1"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IF([.B646]=0;CONCATENATE(CHAR(9);[.A646];&quot;:&quot;);CONCATENATE(CHAR(9);CHAR(9);&quot;- &quot;;INDEX([$Hoja1.$A$1:.$BL$1048576];[.A646]+1;[.B6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82]+1"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table:formula="of:=IF([.B647]=0;CONCATENATE(CHAR(9);[.A647];&quot;:&quot;);CONCATENATE(CHAR(9);CHAR(9);&quot;- &quot;;INDEX([$Hoja1.$A$1:.$BL$1048576];[.A647]+1;[.B6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83]+1"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table:formula="of:=IF([.B648]=0;CONCATENATE(CHAR(9);[.A648];&quot;:&quot;);CONCATENATE(CHAR(9);CHAR(9);&quot;- &quot;;INDEX([$Hoja1.$A$1:.$BL$1048576];[.A648]+1;[.B6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84]+1"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table:formula="of:=IF([.B649]=0;CONCATENATE(CHAR(9);[.A649];&quot;:&quot;);CONCATENATE(CHAR(9);CHAR(9);&quot;- &quot;;INDEX([$Hoja1.$A$1:.$BL$1048576];[.A649]+1;[.B6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85]+1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formula="of:=IF([.B650]=0;CONCATENATE(CHAR(9);[.A650];&quot;:&quot;);CONCATENATE(CHAR(9);CHAR(9);&quot;- &quot;;INDEX([$Hoja1.$A$1:.$BL$1048576];[.A650]+1;[.B6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86]+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B651]=0;CONCATENATE(CHAR(9);[.A651];&quot;:&quot;);CONCATENATE(CHAR(9);CHAR(9);&quot;- &quot;;INDEX([$Hoja1.$A$1:.$BL$1048576];[.A651]+1;[.B651])))" office:value-type="string" office:string-value="&#9;10:" calcext:value-type="string">
            <text:p><text:tab/>10:</text:p>
          </table:table-cell>
        </table:table-row>
        <table:table-row table:style-name="ro1">
          <table:table-cell table:formula="of:=[.A587]+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B652]=0;CONCATENATE(CHAR(9);[.A652];&quot;:&quot;);CONCATENATE(CHAR(9);CHAR(9);&quot;- &quot;;INDEX([$Hoja1.$A$1:.$BL$1048576];[.A652]+1;[.B6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88]+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IF([.B653]=0;CONCATENATE(CHAR(9);[.A653];&quot;:&quot;);CONCATENATE(CHAR(9);CHAR(9);&quot;- &quot;;INDEX([$Hoja1.$A$1:.$BL$1048576];[.A653]+1;[.B6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89]+1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F([.B654]=0;CONCATENATE(CHAR(9);[.A654];&quot;:&quot;);CONCATENATE(CHAR(9);CHAR(9);&quot;- &quot;;INDEX([$Hoja1.$A$1:.$BL$1048576];[.A654]+1;[.B6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90]+1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[.B655]=0;CONCATENATE(CHAR(9);[.A655];&quot;:&quot;);CONCATENATE(CHAR(9);CHAR(9);&quot;- &quot;;INDEX([$Hoja1.$A$1:.$BL$1048576];[.A655]+1;[.B6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91]+1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IF([.B656]=0;CONCATENATE(CHAR(9);[.A656];&quot;:&quot;);CONCATENATE(CHAR(9);CHAR(9);&quot;- &quot;;INDEX([$Hoja1.$A$1:.$BL$1048576];[.A656]+1;[.B6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92]+1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F([.B657]=0;CONCATENATE(CHAR(9);[.A657];&quot;:&quot;);CONCATENATE(CHAR(9);CHAR(9);&quot;- &quot;;INDEX([$Hoja1.$A$1:.$BL$1048576];[.A657]+1;[.B6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93]+1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IF([.B658]=0;CONCATENATE(CHAR(9);[.A658];&quot;:&quot;);CONCATENATE(CHAR(9);CHAR(9);&quot;- &quot;;INDEX([$Hoja1.$A$1:.$BL$1048576];[.A658]+1;[.B6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94]+1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F([.B659]=0;CONCATENATE(CHAR(9);[.A659];&quot;:&quot;);CONCATENATE(CHAR(9);CHAR(9);&quot;- &quot;;INDEX([$Hoja1.$A$1:.$BL$1048576];[.A659]+1;[.B6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95]+1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IF([.B660]=0;CONCATENATE(CHAR(9);[.A660];&quot;:&quot;);CONCATENATE(CHAR(9);CHAR(9);&quot;- &quot;;INDEX([$Hoja1.$A$1:.$BL$1048576];[.A660]+1;[.B6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96]+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IF([.B661]=0;CONCATENATE(CHAR(9);[.A661];&quot;:&quot;);CONCATENATE(CHAR(9);CHAR(9);&quot;- &quot;;INDEX([$Hoja1.$A$1:.$BL$1048576];[.A661]+1;[.B6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97]+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IF([.B662]=0;CONCATENATE(CHAR(9);[.A662];&quot;:&quot;);CONCATENATE(CHAR(9);CHAR(9);&quot;- &quot;;INDEX([$Hoja1.$A$1:.$BL$1048576];[.A662]+1;[.B6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98]+1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IF([.B663]=0;CONCATENATE(CHAR(9);[.A663];&quot;:&quot;);CONCATENATE(CHAR(9);CHAR(9);&quot;- &quot;;INDEX([$Hoja1.$A$1:.$BL$1048576];[.A663]+1;[.B6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599]+1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IF([.B664]=0;CONCATENATE(CHAR(9);[.A664];&quot;:&quot;);CONCATENATE(CHAR(9);CHAR(9);&quot;- &quot;;INDEX([$Hoja1.$A$1:.$BL$1048576];[.A664]+1;[.B6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00]+1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IF([.B665]=0;CONCATENATE(CHAR(9);[.A665];&quot;:&quot;);CONCATENATE(CHAR(9);CHAR(9);&quot;- &quot;;INDEX([$Hoja1.$A$1:.$BL$1048576];[.A665]+1;[.B6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01]+1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IF([.B666]=0;CONCATENATE(CHAR(9);[.A666];&quot;:&quot;);CONCATENATE(CHAR(9);CHAR(9);&quot;- &quot;;INDEX([$Hoja1.$A$1:.$BL$1048576];[.A666]+1;[.B6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02]+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IF([.B667]=0;CONCATENATE(CHAR(9);[.A667];&quot;:&quot;);CONCATENATE(CHAR(9);CHAR(9);&quot;- &quot;;INDEX([$Hoja1.$A$1:.$BL$1048576];[.A667]+1;[.B6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03]+1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IF([.B668]=0;CONCATENATE(CHAR(9);[.A668];&quot;:&quot;);CONCATENATE(CHAR(9);CHAR(9);&quot;- &quot;;INDEX([$Hoja1.$A$1:.$BL$1048576];[.A668]+1;[.B6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04]+1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IF([.B669]=0;CONCATENATE(CHAR(9);[.A669];&quot;:&quot;);CONCATENATE(CHAR(9);CHAR(9);&quot;- &quot;;INDEX([$Hoja1.$A$1:.$BL$1048576];[.A669]+1;[.B6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05]+1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IF([.B670]=0;CONCATENATE(CHAR(9);[.A670];&quot;:&quot;);CONCATENATE(CHAR(9);CHAR(9);&quot;- &quot;;INDEX([$Hoja1.$A$1:.$BL$1048576];[.A670]+1;[.B6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06]+1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IF([.B671]=0;CONCATENATE(CHAR(9);[.A671];&quot;:&quot;);CONCATENATE(CHAR(9);CHAR(9);&quot;- &quot;;INDEX([$Hoja1.$A$1:.$BL$1048576];[.A671]+1;[.B6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07]+1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IF([.B672]=0;CONCATENATE(CHAR(9);[.A672];&quot;:&quot;);CONCATENATE(CHAR(9);CHAR(9);&quot;- &quot;;INDEX([$Hoja1.$A$1:.$BL$1048576];[.A672]+1;[.B6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08]+1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IF([.B673]=0;CONCATENATE(CHAR(9);[.A673];&quot;:&quot;);CONCATENATE(CHAR(9);CHAR(9);&quot;- &quot;;INDEX([$Hoja1.$A$1:.$BL$1048576];[.A673]+1;[.B6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09]+1"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IF([.B674]=0;CONCATENATE(CHAR(9);[.A674];&quot;:&quot;);CONCATENATE(CHAR(9);CHAR(9);&quot;- &quot;;INDEX([$Hoja1.$A$1:.$BL$1048576];[.A674]+1;[.B6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10]+1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IF([.B675]=0;CONCATENATE(CHAR(9);[.A675];&quot;:&quot;);CONCATENATE(CHAR(9);CHAR(9);&quot;- &quot;;INDEX([$Hoja1.$A$1:.$BL$1048576];[.A675]+1;[.B6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11]+1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IF([.B676]=0;CONCATENATE(CHAR(9);[.A676];&quot;:&quot;);CONCATENATE(CHAR(9);CHAR(9);&quot;- &quot;;INDEX([$Hoja1.$A$1:.$BL$1048576];[.A676]+1;[.B6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12]+1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IF([.B677]=0;CONCATENATE(CHAR(9);[.A677];&quot;:&quot;);CONCATENATE(CHAR(9);CHAR(9);&quot;- &quot;;INDEX([$Hoja1.$A$1:.$BL$1048576];[.A677]+1;[.B6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13]+1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IF([.B678]=0;CONCATENATE(CHAR(9);[.A678];&quot;:&quot;);CONCATENATE(CHAR(9);CHAR(9);&quot;- &quot;;INDEX([$Hoja1.$A$1:.$BL$1048576];[.A678]+1;[.B6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14]+1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IF([.B679]=0;CONCATENATE(CHAR(9);[.A679];&quot;:&quot;);CONCATENATE(CHAR(9);CHAR(9);&quot;- &quot;;INDEX([$Hoja1.$A$1:.$BL$1048576];[.A679]+1;[.B6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15]+1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formula="of:=IF([.B680]=0;CONCATENATE(CHAR(9);[.A680];&quot;:&quot;);CONCATENATE(CHAR(9);CHAR(9);&quot;- &quot;;INDEX([$Hoja1.$A$1:.$BL$1048576];[.A680]+1;[.B6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16]+1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IF([.B681]=0;CONCATENATE(CHAR(9);[.A681];&quot;:&quot;);CONCATENATE(CHAR(9);CHAR(9);&quot;- &quot;;INDEX([$Hoja1.$A$1:.$BL$1048576];[.A681]+1;[.B681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617]+1"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formula="of:=IF([.B682]=0;CONCATENATE(CHAR(9);[.A682];&quot;:&quot;);CONCATENATE(CHAR(9);CHAR(9);&quot;- &quot;;INDEX([$Hoja1.$A$1:.$BL$1048576];[.A682]+1;[.B682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618]+1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formula="of:=IF([.B683]=0;CONCATENATE(CHAR(9);[.A683];&quot;:&quot;);CONCATENATE(CHAR(9);CHAR(9);&quot;- &quot;;INDEX([$Hoja1.$A$1:.$BL$1048576];[.A683]+1;[.B683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619]+1"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formula="of:=IF([.B684]=0;CONCATENATE(CHAR(9);[.A684];&quot;:&quot;);CONCATENATE(CHAR(9);CHAR(9);&quot;- &quot;;INDEX([$Hoja1.$A$1:.$BL$1048576];[.A684]+1;[.B684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620]+1"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formula="of:=IF([.B685]=0;CONCATENATE(CHAR(9);[.A685];&quot;:&quot;);CONCATENATE(CHAR(9);CHAR(9);&quot;- &quot;;INDEX([$Hoja1.$A$1:.$BL$1048576];[.A685]+1;[.B685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621]+1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formula="of:=IF([.B686]=0;CONCATENATE(CHAR(9);[.A686];&quot;:&quot;);CONCATENATE(CHAR(9);CHAR(9);&quot;- &quot;;INDEX([$Hoja1.$A$1:.$BL$1048576];[.A686]+1;[.B6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22]+1"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formula="of:=IF([.B687]=0;CONCATENATE(CHAR(9);[.A687];&quot;:&quot;);CONCATENATE(CHAR(9);CHAR(9);&quot;- &quot;;INDEX([$Hoja1.$A$1:.$BL$1048576];[.A687]+1;[.B6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23]+1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formula="of:=IF([.B688]=0;CONCATENATE(CHAR(9);[.A688];&quot;:&quot;);CONCATENATE(CHAR(9);CHAR(9);&quot;- &quot;;INDEX([$Hoja1.$A$1:.$BL$1048576];[.A688]+1;[.B6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24]+1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formula="of:=IF([.B689]=0;CONCATENATE(CHAR(9);[.A689];&quot;:&quot;);CONCATENATE(CHAR(9);CHAR(9);&quot;- &quot;;INDEX([$Hoja1.$A$1:.$BL$1048576];[.A689]+1;[.B6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25]+1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IF([.B690]=0;CONCATENATE(CHAR(9);[.A690];&quot;:&quot;);CONCATENATE(CHAR(9);CHAR(9);&quot;- &quot;;INDEX([$Hoja1.$A$1:.$BL$1048576];[.A690]+1;[.B6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26]+1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IF([.B691]=0;CONCATENATE(CHAR(9);[.A691];&quot;:&quot;);CONCATENATE(CHAR(9);CHAR(9);&quot;- &quot;;INDEX([$Hoja1.$A$1:.$BL$1048576];[.A691]+1;[.B6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27]+1"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formula="of:=IF([.B692]=0;CONCATENATE(CHAR(9);[.A692];&quot;:&quot;);CONCATENATE(CHAR(9);CHAR(9);&quot;- &quot;;INDEX([$Hoja1.$A$1:.$BL$1048576];[.A692]+1;[.B6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28]+1"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formula="of:=IF([.B693]=0;CONCATENATE(CHAR(9);[.A693];&quot;:&quot;);CONCATENATE(CHAR(9);CHAR(9);&quot;- &quot;;INDEX([$Hoja1.$A$1:.$BL$1048576];[.A693]+1;[.B6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29]+1"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IF([.B694]=0;CONCATENATE(CHAR(9);[.A694];&quot;:&quot;);CONCATENATE(CHAR(9);CHAR(9);&quot;- &quot;;INDEX([$Hoja1.$A$1:.$BL$1048576];[.A694]+1;[.B6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30]+1"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formula="of:=IF([.B695]=0;CONCATENATE(CHAR(9);[.A695];&quot;:&quot;);CONCATENATE(CHAR(9);CHAR(9);&quot;- &quot;;INDEX([$Hoja1.$A$1:.$BL$1048576];[.A695]+1;[.B6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31]+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IF([.B696]=0;CONCATENATE(CHAR(9);[.A696];&quot;:&quot;);CONCATENATE(CHAR(9);CHAR(9);&quot;- &quot;;INDEX([$Hoja1.$A$1:.$BL$1048576];[.A696]+1;[.B6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32]+1"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formula="of:=IF([.B697]=0;CONCATENATE(CHAR(9);[.A697];&quot;:&quot;);CONCATENATE(CHAR(9);CHAR(9);&quot;- &quot;;INDEX([$Hoja1.$A$1:.$BL$1048576];[.A697]+1;[.B6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33]+1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formula="of:=IF([.B698]=0;CONCATENATE(CHAR(9);[.A698];&quot;:&quot;);CONCATENATE(CHAR(9);CHAR(9);&quot;- &quot;;INDEX([$Hoja1.$A$1:.$BL$1048576];[.A698]+1;[.B6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34]+1"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formula="of:=IF([.B699]=0;CONCATENATE(CHAR(9);[.A699];&quot;:&quot;);CONCATENATE(CHAR(9);CHAR(9);&quot;- &quot;;INDEX([$Hoja1.$A$1:.$BL$1048576];[.A699]+1;[.B6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35]+1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formula="of:=IF([.B700]=0;CONCATENATE(CHAR(9);[.A700];&quot;:&quot;);CONCATENATE(CHAR(9);CHAR(9);&quot;- &quot;;INDEX([$Hoja1.$A$1:.$BL$1048576];[.A700]+1;[.B7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36]+1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IF([.B701]=0;CONCATENATE(CHAR(9);[.A701];&quot;:&quot;);CONCATENATE(CHAR(9);CHAR(9);&quot;- &quot;;INDEX([$Hoja1.$A$1:.$BL$1048576];[.A701]+1;[.B7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37]+1"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table:formula="of:=IF([.B702]=0;CONCATENATE(CHAR(9);[.A702];&quot;:&quot;);CONCATENATE(CHAR(9);CHAR(9);&quot;- &quot;;INDEX([$Hoja1.$A$1:.$BL$1048576];[.A702]+1;[.B7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38]+1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formula="of:=IF([.B703]=0;CONCATENATE(CHAR(9);[.A703];&quot;:&quot;);CONCATENATE(CHAR(9);CHAR(9);&quot;- &quot;;INDEX([$Hoja1.$A$1:.$BL$1048576];[.A703]+1;[.B7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39]+1"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formula="of:=IF([.B704]=0;CONCATENATE(CHAR(9);[.A704];&quot;:&quot;);CONCATENATE(CHAR(9);CHAR(9);&quot;- &quot;;INDEX([$Hoja1.$A$1:.$BL$1048576];[.A704]+1;[.B7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40]+1"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formula="of:=IF([.B705]=0;CONCATENATE(CHAR(9);[.A705];&quot;:&quot;);CONCATENATE(CHAR(9);CHAR(9);&quot;- &quot;;INDEX([$Hoja1.$A$1:.$BL$1048576];[.A705]+1;[.B7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41]+1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formula="of:=IF([.B706]=0;CONCATENATE(CHAR(9);[.A706];&quot;:&quot;);CONCATENATE(CHAR(9);CHAR(9);&quot;- &quot;;INDEX([$Hoja1.$A$1:.$BL$1048576];[.A706]+1;[.B7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42]+1"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formula="of:=IF([.B707]=0;CONCATENATE(CHAR(9);[.A707];&quot;:&quot;);CONCATENATE(CHAR(9);CHAR(9);&quot;- &quot;;INDEX([$Hoja1.$A$1:.$BL$1048576];[.A707]+1;[.B7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43]+1"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formula="of:=IF([.B708]=0;CONCATENATE(CHAR(9);[.A708];&quot;:&quot;);CONCATENATE(CHAR(9);CHAR(9);&quot;- &quot;;INDEX([$Hoja1.$A$1:.$BL$1048576];[.A708]+1;[.B7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44]+1"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formula="of:=IF([.B709]=0;CONCATENATE(CHAR(9);[.A709];&quot;:&quot;);CONCATENATE(CHAR(9);CHAR(9);&quot;- &quot;;INDEX([$Hoja1.$A$1:.$BL$1048576];[.A709]+1;[.B7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45]+1"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formula="of:=IF([.B710]=0;CONCATENATE(CHAR(9);[.A710];&quot;:&quot;);CONCATENATE(CHAR(9);CHAR(9);&quot;- &quot;;INDEX([$Hoja1.$A$1:.$BL$1048576];[.A710]+1;[.B7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46]+1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formula="of:=IF([.B711]=0;CONCATENATE(CHAR(9);[.A711];&quot;:&quot;);CONCATENATE(CHAR(9);CHAR(9);&quot;- &quot;;INDEX([$Hoja1.$A$1:.$BL$1048576];[.A711]+1;[.B7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47]+1"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formula="of:=IF([.B712]=0;CONCATENATE(CHAR(9);[.A712];&quot;:&quot;);CONCATENATE(CHAR(9);CHAR(9);&quot;- &quot;;INDEX([$Hoja1.$A$1:.$BL$1048576];[.A712]+1;[.B7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48]+1"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formula="of:=IF([.B713]=0;CONCATENATE(CHAR(9);[.A713];&quot;:&quot;);CONCATENATE(CHAR(9);CHAR(9);&quot;- &quot;;INDEX([$Hoja1.$A$1:.$BL$1048576];[.A713]+1;[.B7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49]+1"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formula="of:=IF([.B714]=0;CONCATENATE(CHAR(9);[.A714];&quot;:&quot;);CONCATENATE(CHAR(9);CHAR(9);&quot;- &quot;;INDEX([$Hoja1.$A$1:.$BL$1048576];[.A714]+1;[.B7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50]+1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formula="of:=IF([.B715]=0;CONCATENATE(CHAR(9);[.A715];&quot;:&quot;);CONCATENATE(CHAR(9);CHAR(9);&quot;- &quot;;INDEX([$Hoja1.$A$1:.$BL$1048576];[.A715]+1;[.B7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51]+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B716]=0;CONCATENATE(CHAR(9);[.A716];&quot;:&quot;);CONCATENATE(CHAR(9);CHAR(9);&quot;- &quot;;INDEX([$Hoja1.$A$1:.$BL$1048576];[.A716]+1;[.B716])))" office:value-type="string" office:string-value="&#9;11:" calcext:value-type="string">
            <text:p><text:tab/>11:</text:p>
          </table:table-cell>
        </table:table-row>
        <table:table-row table:style-name="ro1">
          <table:table-cell table:formula="of:=[.A652]+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.B717]=0;CONCATENATE(CHAR(9);[.A717];&quot;:&quot;);CONCATENATE(CHAR(9);CHAR(9);&quot;- &quot;;INDEX([$Hoja1.$A$1:.$BL$1048576];[.A717]+1;[.B7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53]+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IF([.B718]=0;CONCATENATE(CHAR(9);[.A718];&quot;:&quot;);CONCATENATE(CHAR(9);CHAR(9);&quot;- &quot;;INDEX([$Hoja1.$A$1:.$BL$1048576];[.A718]+1;[.B7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54]+1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IF([.B719]=0;CONCATENATE(CHAR(9);[.A719];&quot;:&quot;);CONCATENATE(CHAR(9);CHAR(9);&quot;- &quot;;INDEX([$Hoja1.$A$1:.$BL$1048576];[.A719]+1;[.B7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55]+1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IF([.B720]=0;CONCATENATE(CHAR(9);[.A720];&quot;:&quot;);CONCATENATE(CHAR(9);CHAR(9);&quot;- &quot;;INDEX([$Hoja1.$A$1:.$BL$1048576];[.A720]+1;[.B7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56]+1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IF([.B721]=0;CONCATENATE(CHAR(9);[.A721];&quot;:&quot;);CONCATENATE(CHAR(9);CHAR(9);&quot;- &quot;;INDEX([$Hoja1.$A$1:.$BL$1048576];[.A721]+1;[.B7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57]+1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IF([.B722]=0;CONCATENATE(CHAR(9);[.A722];&quot;:&quot;);CONCATENATE(CHAR(9);CHAR(9);&quot;- &quot;;INDEX([$Hoja1.$A$1:.$BL$1048576];[.A722]+1;[.B7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58]+1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IF([.B723]=0;CONCATENATE(CHAR(9);[.A723];&quot;:&quot;);CONCATENATE(CHAR(9);CHAR(9);&quot;- &quot;;INDEX([$Hoja1.$A$1:.$BL$1048576];[.A723]+1;[.B7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59]+1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IF([.B724]=0;CONCATENATE(CHAR(9);[.A724];&quot;:&quot;);CONCATENATE(CHAR(9);CHAR(9);&quot;- &quot;;INDEX([$Hoja1.$A$1:.$BL$1048576];[.A724]+1;[.B7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60]+1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IF([.B725]=0;CONCATENATE(CHAR(9);[.A725];&quot;:&quot;);CONCATENATE(CHAR(9);CHAR(9);&quot;- &quot;;INDEX([$Hoja1.$A$1:.$BL$1048576];[.A725]+1;[.B7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61]+1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IF([.B726]=0;CONCATENATE(CHAR(9);[.A726];&quot;:&quot;);CONCATENATE(CHAR(9);CHAR(9);&quot;- &quot;;INDEX([$Hoja1.$A$1:.$BL$1048576];[.A726]+1;[.B7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62]+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IF([.B727]=0;CONCATENATE(CHAR(9);[.A727];&quot;:&quot;);CONCATENATE(CHAR(9);CHAR(9);&quot;- &quot;;INDEX([$Hoja1.$A$1:.$BL$1048576];[.A727]+1;[.B7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63]+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B728]=0;CONCATENATE(CHAR(9);[.A728];&quot;:&quot;);CONCATENATE(CHAR(9);CHAR(9);&quot;- &quot;;INDEX([$Hoja1.$A$1:.$BL$1048576];[.A728]+1;[.B7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64]+1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IF([.B729]=0;CONCATENATE(CHAR(9);[.A729];&quot;:&quot;);CONCATENATE(CHAR(9);CHAR(9);&quot;- &quot;;INDEX([$Hoja1.$A$1:.$BL$1048576];[.A729]+1;[.B7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65]+1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IF([.B730]=0;CONCATENATE(CHAR(9);[.A730];&quot;:&quot;);CONCATENATE(CHAR(9);CHAR(9);&quot;- &quot;;INDEX([$Hoja1.$A$1:.$BL$1048576];[.A730]+1;[.B7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66]+1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IF([.B731]=0;CONCATENATE(CHAR(9);[.A731];&quot;:&quot;);CONCATENATE(CHAR(9);CHAR(9);&quot;- &quot;;INDEX([$Hoja1.$A$1:.$BL$1048576];[.A731]+1;[.B7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67]+1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IF([.B732]=0;CONCATENATE(CHAR(9);[.A732];&quot;:&quot;);CONCATENATE(CHAR(9);CHAR(9);&quot;- &quot;;INDEX([$Hoja1.$A$1:.$BL$1048576];[.A732]+1;[.B7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68]+1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IF([.B733]=0;CONCATENATE(CHAR(9);[.A733];&quot;:&quot;);CONCATENATE(CHAR(9);CHAR(9);&quot;- &quot;;INDEX([$Hoja1.$A$1:.$BL$1048576];[.A733]+1;[.B7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69]+1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IF([.B734]=0;CONCATENATE(CHAR(9);[.A734];&quot;:&quot;);CONCATENATE(CHAR(9);CHAR(9);&quot;- &quot;;INDEX([$Hoja1.$A$1:.$BL$1048576];[.A734]+1;[.B7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70]+1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IF([.B735]=0;CONCATENATE(CHAR(9);[.A735];&quot;:&quot;);CONCATENATE(CHAR(9);CHAR(9);&quot;- &quot;;INDEX([$Hoja1.$A$1:.$BL$1048576];[.A735]+1;[.B7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71]+1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formula="of:=IF([.B736]=0;CONCATENATE(CHAR(9);[.A736];&quot;:&quot;);CONCATENATE(CHAR(9);CHAR(9);&quot;- &quot;;INDEX([$Hoja1.$A$1:.$BL$1048576];[.A736]+1;[.B7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72]+1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IF([.B737]=0;CONCATENATE(CHAR(9);[.A737];&quot;:&quot;);CONCATENATE(CHAR(9);CHAR(9);&quot;- &quot;;INDEX([$Hoja1.$A$1:.$BL$1048576];[.A737]+1;[.B7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73]+1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IF([.B738]=0;CONCATENATE(CHAR(9);[.A738];&quot;:&quot;);CONCATENATE(CHAR(9);CHAR(9);&quot;- &quot;;INDEX([$Hoja1.$A$1:.$BL$1048576];[.A738]+1;[.B7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74]+1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IF([.B739]=0;CONCATENATE(CHAR(9);[.A739];&quot;:&quot;);CONCATENATE(CHAR(9);CHAR(9);&quot;- &quot;;INDEX([$Hoja1.$A$1:.$BL$1048576];[.A739]+1;[.B7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75]+1"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IF([.B740]=0;CONCATENATE(CHAR(9);[.A740];&quot;:&quot;);CONCATENATE(CHAR(9);CHAR(9);&quot;- &quot;;INDEX([$Hoja1.$A$1:.$BL$1048576];[.A740]+1;[.B7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76]+1"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IF([.B741]=0;CONCATENATE(CHAR(9);[.A741];&quot;:&quot;);CONCATENATE(CHAR(9);CHAR(9);&quot;- &quot;;INDEX([$Hoja1.$A$1:.$BL$1048576];[.A741]+1;[.B7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77]+1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formula="of:=IF([.B742]=0;CONCATENATE(CHAR(9);[.A742];&quot;:&quot;);CONCATENATE(CHAR(9);CHAR(9);&quot;- &quot;;INDEX([$Hoja1.$A$1:.$BL$1048576];[.A742]+1;[.B7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78]+1"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formula="of:=IF([.B743]=0;CONCATENATE(CHAR(9);[.A743];&quot;:&quot;);CONCATENATE(CHAR(9);CHAR(9);&quot;- &quot;;INDEX([$Hoja1.$A$1:.$BL$1048576];[.A743]+1;[.B7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79]+1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IF([.B744]=0;CONCATENATE(CHAR(9);[.A744];&quot;:&quot;);CONCATENATE(CHAR(9);CHAR(9);&quot;- &quot;;INDEX([$Hoja1.$A$1:.$BL$1048576];[.A744]+1;[.B7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80]+1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IF([.B745]=0;CONCATENATE(CHAR(9);[.A745];&quot;:&quot;);CONCATENATE(CHAR(9);CHAR(9);&quot;- &quot;;INDEX([$Hoja1.$A$1:.$BL$1048576];[.A745]+1;[.B7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81]+1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IF([.B746]=0;CONCATENATE(CHAR(9);[.A746];&quot;:&quot;);CONCATENATE(CHAR(9);CHAR(9);&quot;- &quot;;INDEX([$Hoja1.$A$1:.$BL$1048576];[.A746]+1;[.B746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682]+1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formula="of:=IF([.B747]=0;CONCATENATE(CHAR(9);[.A747];&quot;:&quot;);CONCATENATE(CHAR(9);CHAR(9);&quot;- &quot;;INDEX([$Hoja1.$A$1:.$BL$1048576];[.A747]+1;[.B747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683]+1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IF([.B748]=0;CONCATENATE(CHAR(9);[.A748];&quot;:&quot;);CONCATENATE(CHAR(9);CHAR(9);&quot;- &quot;;INDEX([$Hoja1.$A$1:.$BL$1048576];[.A748]+1;[.B748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684]+1"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formula="of:=IF([.B749]=0;CONCATENATE(CHAR(9);[.A749];&quot;:&quot;);CONCATENATE(CHAR(9);CHAR(9);&quot;- &quot;;INDEX([$Hoja1.$A$1:.$BL$1048576];[.A749]+1;[.B749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685]+1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formula="of:=IF([.B750]=0;CONCATENATE(CHAR(9);[.A750];&quot;:&quot;);CONCATENATE(CHAR(9);CHAR(9);&quot;- &quot;;INDEX([$Hoja1.$A$1:.$BL$1048576];[.A750]+1;[.B750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686]+1"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formula="of:=IF([.B751]=0;CONCATENATE(CHAR(9);[.A751];&quot;:&quot;);CONCATENATE(CHAR(9);CHAR(9);&quot;- &quot;;INDEX([$Hoja1.$A$1:.$BL$1048576];[.A751]+1;[.B7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87]+1"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formula="of:=IF([.B752]=0;CONCATENATE(CHAR(9);[.A752];&quot;:&quot;);CONCATENATE(CHAR(9);CHAR(9);&quot;- &quot;;INDEX([$Hoja1.$A$1:.$BL$1048576];[.A752]+1;[.B7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88]+1"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formula="of:=IF([.B753]=0;CONCATENATE(CHAR(9);[.A753];&quot;:&quot;);CONCATENATE(CHAR(9);CHAR(9);&quot;- &quot;;INDEX([$Hoja1.$A$1:.$BL$1048576];[.A753]+1;[.B7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89]+1"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formula="of:=IF([.B754]=0;CONCATENATE(CHAR(9);[.A754];&quot;:&quot;);CONCATENATE(CHAR(9);CHAR(9);&quot;- &quot;;INDEX([$Hoja1.$A$1:.$BL$1048576];[.A754]+1;[.B7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90]+1"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formula="of:=IF([.B755]=0;CONCATENATE(CHAR(9);[.A755];&quot;:&quot;);CONCATENATE(CHAR(9);CHAR(9);&quot;- &quot;;INDEX([$Hoja1.$A$1:.$BL$1048576];[.A755]+1;[.B7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91]+1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formula="of:=IF([.B756]=0;CONCATENATE(CHAR(9);[.A756];&quot;:&quot;);CONCATENATE(CHAR(9);CHAR(9);&quot;- &quot;;INDEX([$Hoja1.$A$1:.$BL$1048576];[.A756]+1;[.B7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92]+1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formula="of:=IF([.B757]=0;CONCATENATE(CHAR(9);[.A757];&quot;:&quot;);CONCATENATE(CHAR(9);CHAR(9);&quot;- &quot;;INDEX([$Hoja1.$A$1:.$BL$1048576];[.A757]+1;[.B7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93]+1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formula="of:=IF([.B758]=0;CONCATENATE(CHAR(9);[.A758];&quot;:&quot;);CONCATENATE(CHAR(9);CHAR(9);&quot;- &quot;;INDEX([$Hoja1.$A$1:.$BL$1048576];[.A758]+1;[.B7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94]+1"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IF([.B759]=0;CONCATENATE(CHAR(9);[.A759];&quot;:&quot;);CONCATENATE(CHAR(9);CHAR(9);&quot;- &quot;;INDEX([$Hoja1.$A$1:.$BL$1048576];[.A759]+1;[.B7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95]+1"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IF([.B760]=0;CONCATENATE(CHAR(9);[.A760];&quot;:&quot;);CONCATENATE(CHAR(9);CHAR(9);&quot;- &quot;;INDEX([$Hoja1.$A$1:.$BL$1048576];[.A760]+1;[.B7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96]+1"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IF([.B761]=0;CONCATENATE(CHAR(9);[.A761];&quot;:&quot;);CONCATENATE(CHAR(9);CHAR(9);&quot;- &quot;;INDEX([$Hoja1.$A$1:.$BL$1048576];[.A761]+1;[.B7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97]+1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formula="of:=IF([.B762]=0;CONCATENATE(CHAR(9);[.A762];&quot;:&quot;);CONCATENATE(CHAR(9);CHAR(9);&quot;- &quot;;INDEX([$Hoja1.$A$1:.$BL$1048576];[.A762]+1;[.B7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98]+1"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formula="of:=IF([.B763]=0;CONCATENATE(CHAR(9);[.A763];&quot;:&quot;);CONCATENATE(CHAR(9);CHAR(9);&quot;- &quot;;INDEX([$Hoja1.$A$1:.$BL$1048576];[.A763]+1;[.B7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699]+1"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formula="of:=IF([.B764]=0;CONCATENATE(CHAR(9);[.A764];&quot;:&quot;);CONCATENATE(CHAR(9);CHAR(9);&quot;- &quot;;INDEX([$Hoja1.$A$1:.$BL$1048576];[.A764]+1;[.B7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00]+1"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formula="of:=IF([.B765]=0;CONCATENATE(CHAR(9);[.A765];&quot;:&quot;);CONCATENATE(CHAR(9);CHAR(9);&quot;- &quot;;INDEX([$Hoja1.$A$1:.$BL$1048576];[.A765]+1;[.B7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01]+1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IF([.B766]=0;CONCATENATE(CHAR(9);[.A766];&quot;:&quot;);CONCATENATE(CHAR(9);CHAR(9);&quot;- &quot;;INDEX([$Hoja1.$A$1:.$BL$1048576];[.A766]+1;[.B7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02]+1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formula="of:=IF([.B767]=0;CONCATENATE(CHAR(9);[.A767];&quot;:&quot;);CONCATENATE(CHAR(9);CHAR(9);&quot;- &quot;;INDEX([$Hoja1.$A$1:.$BL$1048576];[.A767]+1;[.B7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03]+1"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formula="of:=IF([.B768]=0;CONCATENATE(CHAR(9);[.A768];&quot;:&quot;);CONCATENATE(CHAR(9);CHAR(9);&quot;- &quot;;INDEX([$Hoja1.$A$1:.$BL$1048576];[.A768]+1;[.B7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04]+1"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formula="of:=IF([.B769]=0;CONCATENATE(CHAR(9);[.A769];&quot;:&quot;);CONCATENATE(CHAR(9);CHAR(9);&quot;- &quot;;INDEX([$Hoja1.$A$1:.$BL$1048576];[.A769]+1;[.B7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05]+1"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formula="of:=IF([.B770]=0;CONCATENATE(CHAR(9);[.A770];&quot;:&quot;);CONCATENATE(CHAR(9);CHAR(9);&quot;- &quot;;INDEX([$Hoja1.$A$1:.$BL$1048576];[.A770]+1;[.B7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06]+1"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formula="of:=IF([.B771]=0;CONCATENATE(CHAR(9);[.A771];&quot;:&quot;);CONCATENATE(CHAR(9);CHAR(9);&quot;- &quot;;INDEX([$Hoja1.$A$1:.$BL$1048576];[.A771]+1;[.B7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07]+1"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table:formula="of:=IF([.B772]=0;CONCATENATE(CHAR(9);[.A772];&quot;:&quot;);CONCATENATE(CHAR(9);CHAR(9);&quot;- &quot;;INDEX([$Hoja1.$A$1:.$BL$1048576];[.A772]+1;[.B7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08]+1"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table:formula="of:=IF([.B773]=0;CONCATENATE(CHAR(9);[.A773];&quot;:&quot;);CONCATENATE(CHAR(9);CHAR(9);&quot;- &quot;;INDEX([$Hoja1.$A$1:.$BL$1048576];[.A773]+1;[.B7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09]+1"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table:formula="of:=IF([.B774]=0;CONCATENATE(CHAR(9);[.A774];&quot;:&quot;);CONCATENATE(CHAR(9);CHAR(9);&quot;- &quot;;INDEX([$Hoja1.$A$1:.$BL$1048576];[.A774]+1;[.B7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10]+1"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table:formula="of:=IF([.B775]=0;CONCATENATE(CHAR(9);[.A775];&quot;:&quot;);CONCATENATE(CHAR(9);CHAR(9);&quot;- &quot;;INDEX([$Hoja1.$A$1:.$BL$1048576];[.A775]+1;[.B7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11]+1"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formula="of:=IF([.B776]=0;CONCATENATE(CHAR(9);[.A776];&quot;:&quot;);CONCATENATE(CHAR(9);CHAR(9);&quot;- &quot;;INDEX([$Hoja1.$A$1:.$BL$1048576];[.A776]+1;[.B7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12]+1"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table:formula="of:=IF([.B777]=0;CONCATENATE(CHAR(9);[.A777];&quot;:&quot;);CONCATENATE(CHAR(9);CHAR(9);&quot;- &quot;;INDEX([$Hoja1.$A$1:.$BL$1048576];[.A777]+1;[.B7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13]+1"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formula="of:=IF([.B778]=0;CONCATENATE(CHAR(9);[.A778];&quot;:&quot;);CONCATENATE(CHAR(9);CHAR(9);&quot;- &quot;;INDEX([$Hoja1.$A$1:.$BL$1048576];[.A778]+1;[.B7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14]+1"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formula="of:=IF([.B779]=0;CONCATENATE(CHAR(9);[.A779];&quot;:&quot;);CONCATENATE(CHAR(9);CHAR(9);&quot;- &quot;;INDEX([$Hoja1.$A$1:.$BL$1048576];[.A779]+1;[.B7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15]+1"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formula="of:=IF([.B780]=0;CONCATENATE(CHAR(9);[.A780];&quot;:&quot;);CONCATENATE(CHAR(9);CHAR(9);&quot;- &quot;;INDEX([$Hoja1.$A$1:.$BL$1048576];[.A780]+1;[.B7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16]+1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[.B781]=0;CONCATENATE(CHAR(9);[.A781];&quot;:&quot;);CONCATENATE(CHAR(9);CHAR(9);&quot;- &quot;;INDEX([$Hoja1.$A$1:.$BL$1048576];[.A781]+1;[.B781])))" office:value-type="string" office:string-value="&#9;12:" calcext:value-type="string">
            <text:p><text:tab/>12:</text:p>
          </table:table-cell>
        </table:table-row>
        <table:table-row table:style-name="ro1">
          <table:table-cell table:formula="of:=[.A717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F([.B782]=0;CONCATENATE(CHAR(9);[.A782];&quot;:&quot;);CONCATENATE(CHAR(9);CHAR(9);&quot;- &quot;;INDEX([$Hoja1.$A$1:.$BL$1048576];[.A782]+1;[.B7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18]+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IF([.B783]=0;CONCATENATE(CHAR(9);[.A783];&quot;:&quot;);CONCATENATE(CHAR(9);CHAR(9);&quot;- &quot;;INDEX([$Hoja1.$A$1:.$BL$1048576];[.A783]+1;[.B7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19]+1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IF([.B784]=0;CONCATENATE(CHAR(9);[.A784];&quot;:&quot;);CONCATENATE(CHAR(9);CHAR(9);&quot;- &quot;;INDEX([$Hoja1.$A$1:.$BL$1048576];[.A784]+1;[.B7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20]+1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IF([.B785]=0;CONCATENATE(CHAR(9);[.A785];&quot;:&quot;);CONCATENATE(CHAR(9);CHAR(9);&quot;- &quot;;INDEX([$Hoja1.$A$1:.$BL$1048576];[.A785]+1;[.B7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21]+1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IF([.B786]=0;CONCATENATE(CHAR(9);[.A786];&quot;:&quot;);CONCATENATE(CHAR(9);CHAR(9);&quot;- &quot;;INDEX([$Hoja1.$A$1:.$BL$1048576];[.A786]+1;[.B7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22]+1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IF([.B787]=0;CONCATENATE(CHAR(9);[.A787];&quot;:&quot;);CONCATENATE(CHAR(9);CHAR(9);&quot;- &quot;;INDEX([$Hoja1.$A$1:.$BL$1048576];[.A787]+1;[.B7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23]+1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IF([.B788]=0;CONCATENATE(CHAR(9);[.A788];&quot;:&quot;);CONCATENATE(CHAR(9);CHAR(9);&quot;- &quot;;INDEX([$Hoja1.$A$1:.$BL$1048576];[.A788]+1;[.B7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24]+1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IF([.B789]=0;CONCATENATE(CHAR(9);[.A789];&quot;:&quot;);CONCATENATE(CHAR(9);CHAR(9);&quot;- &quot;;INDEX([$Hoja1.$A$1:.$BL$1048576];[.A789]+1;[.B7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25]+1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IF([.B790]=0;CONCATENATE(CHAR(9);[.A790];&quot;:&quot;);CONCATENATE(CHAR(9);CHAR(9);&quot;- &quot;;INDEX([$Hoja1.$A$1:.$BL$1048576];[.A790]+1;[.B7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26]+1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IF([.B791]=0;CONCATENATE(CHAR(9);[.A791];&quot;:&quot;);CONCATENATE(CHAR(9);CHAR(9);&quot;- &quot;;INDEX([$Hoja1.$A$1:.$BL$1048576];[.A791]+1;[.B7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27]+1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IF([.B792]=0;CONCATENATE(CHAR(9);[.A792];&quot;:&quot;);CONCATENATE(CHAR(9);CHAR(9);&quot;- &quot;;INDEX([$Hoja1.$A$1:.$BL$1048576];[.A792]+1;[.B7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28]+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IF([.B793]=0;CONCATENATE(CHAR(9);[.A793];&quot;:&quot;);CONCATENATE(CHAR(9);CHAR(9);&quot;- &quot;;INDEX([$Hoja1.$A$1:.$BL$1048576];[.A793]+1;[.B7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29]+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IF([.B794]=0;CONCATENATE(CHAR(9);[.A794];&quot;:&quot;);CONCATENATE(CHAR(9);CHAR(9);&quot;- &quot;;INDEX([$Hoja1.$A$1:.$BL$1048576];[.A794]+1;[.B7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30]+1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IF([.B795]=0;CONCATENATE(CHAR(9);[.A795];&quot;:&quot;);CONCATENATE(CHAR(9);CHAR(9);&quot;- &quot;;INDEX([$Hoja1.$A$1:.$BL$1048576];[.A795]+1;[.B7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31]+1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IF([.B796]=0;CONCATENATE(CHAR(9);[.A796];&quot;:&quot;);CONCATENATE(CHAR(9);CHAR(9);&quot;- &quot;;INDEX([$Hoja1.$A$1:.$BL$1048576];[.A796]+1;[.B7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32]+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IF([.B797]=0;CONCATENATE(CHAR(9);[.A797];&quot;:&quot;);CONCATENATE(CHAR(9);CHAR(9);&quot;- &quot;;INDEX([$Hoja1.$A$1:.$BL$1048576];[.A797]+1;[.B7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33]+1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IF([.B798]=0;CONCATENATE(CHAR(9);[.A798];&quot;:&quot;);CONCATENATE(CHAR(9);CHAR(9);&quot;- &quot;;INDEX([$Hoja1.$A$1:.$BL$1048576];[.A798]+1;[.B7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34]+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IF([.B799]=0;CONCATENATE(CHAR(9);[.A799];&quot;:&quot;);CONCATENATE(CHAR(9);CHAR(9);&quot;- &quot;;INDEX([$Hoja1.$A$1:.$BL$1048576];[.A799]+1;[.B7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35]+1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IF([.B800]=0;CONCATENATE(CHAR(9);[.A800];&quot;:&quot;);CONCATENATE(CHAR(9);CHAR(9);&quot;- &quot;;INDEX([$Hoja1.$A$1:.$BL$1048576];[.A800]+1;[.B8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36]+1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IF([.B801]=0;CONCATENATE(CHAR(9);[.A801];&quot;:&quot;);CONCATENATE(CHAR(9);CHAR(9);&quot;- &quot;;INDEX([$Hoja1.$A$1:.$BL$1048576];[.A801]+1;[.B8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37]+1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formula="of:=IF([.B802]=0;CONCATENATE(CHAR(9);[.A802];&quot;:&quot;);CONCATENATE(CHAR(9);CHAR(9);&quot;- &quot;;INDEX([$Hoja1.$A$1:.$BL$1048576];[.A802]+1;[.B8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38]+1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formula="of:=IF([.B803]=0;CONCATENATE(CHAR(9);[.A803];&quot;:&quot;);CONCATENATE(CHAR(9);CHAR(9);&quot;- &quot;;INDEX([$Hoja1.$A$1:.$BL$1048576];[.A803]+1;[.B8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39]+1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IF([.B804]=0;CONCATENATE(CHAR(9);[.A804];&quot;:&quot;);CONCATENATE(CHAR(9);CHAR(9);&quot;- &quot;;INDEX([$Hoja1.$A$1:.$BL$1048576];[.A804]+1;[.B8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40]+1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IF([.B805]=0;CONCATENATE(CHAR(9);[.A805];&quot;:&quot;);CONCATENATE(CHAR(9);CHAR(9);&quot;- &quot;;INDEX([$Hoja1.$A$1:.$BL$1048576];[.A805]+1;[.B8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41]+1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IF([.B806]=0;CONCATENATE(CHAR(9);[.A806];&quot;:&quot;);CONCATENATE(CHAR(9);CHAR(9);&quot;- &quot;;INDEX([$Hoja1.$A$1:.$BL$1048576];[.A806]+1;[.B8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42]+1"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IF([.B807]=0;CONCATENATE(CHAR(9);[.A807];&quot;:&quot;);CONCATENATE(CHAR(9);CHAR(9);&quot;- &quot;;INDEX([$Hoja1.$A$1:.$BL$1048576];[.A807]+1;[.B8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43]+1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formula="of:=IF([.B808]=0;CONCATENATE(CHAR(9);[.A808];&quot;:&quot;);CONCATENATE(CHAR(9);CHAR(9);&quot;- &quot;;INDEX([$Hoja1.$A$1:.$BL$1048576];[.A808]+1;[.B8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44]+1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IF([.B809]=0;CONCATENATE(CHAR(9);[.A809];&quot;:&quot;);CONCATENATE(CHAR(9);CHAR(9);&quot;- &quot;;INDEX([$Hoja1.$A$1:.$BL$1048576];[.A809]+1;[.B8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45]+1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IF([.B810]=0;CONCATENATE(CHAR(9);[.A810];&quot;:&quot;);CONCATENATE(CHAR(9);CHAR(9);&quot;- &quot;;INDEX([$Hoja1.$A$1:.$BL$1048576];[.A810]+1;[.B8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46]+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IF([.B811]=0;CONCATENATE(CHAR(9);[.A811];&quot;:&quot;);CONCATENATE(CHAR(9);CHAR(9);&quot;- &quot;;INDEX([$Hoja1.$A$1:.$BL$1048576];[.A811]+1;[.B811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747]+1"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F([.B812]=0;CONCATENATE(CHAR(9);[.A812];&quot;:&quot;);CONCATENATE(CHAR(9);CHAR(9);&quot;- &quot;;INDEX([$Hoja1.$A$1:.$BL$1048576];[.A812]+1;[.B812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748]+1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formula="of:=IF([.B813]=0;CONCATENATE(CHAR(9);[.A813];&quot;:&quot;);CONCATENATE(CHAR(9);CHAR(9);&quot;- &quot;;INDEX([$Hoja1.$A$1:.$BL$1048576];[.A813]+1;[.B813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749]+1"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formula="of:=IF([.B814]=0;CONCATENATE(CHAR(9);[.A814];&quot;:&quot;);CONCATENATE(CHAR(9);CHAR(9);&quot;- &quot;;INDEX([$Hoja1.$A$1:.$BL$1048576];[.A814]+1;[.B814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750]+1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formula="of:=IF([.B815]=0;CONCATENATE(CHAR(9);[.A815];&quot;:&quot;);CONCATENATE(CHAR(9);CHAR(9);&quot;- &quot;;INDEX([$Hoja1.$A$1:.$BL$1048576];[.A815]+1;[.B815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751]+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IF([.B816]=0;CONCATENATE(CHAR(9);[.A816];&quot;:&quot;);CONCATENATE(CHAR(9);CHAR(9);&quot;- &quot;;INDEX([$Hoja1.$A$1:.$BL$1048576];[.A816]+1;[.B8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52]+1"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formula="of:=IF([.B817]=0;CONCATENATE(CHAR(9);[.A817];&quot;:&quot;);CONCATENATE(CHAR(9);CHAR(9);&quot;- &quot;;INDEX([$Hoja1.$A$1:.$BL$1048576];[.A817]+1;[.B8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53]+1"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formula="of:=IF([.B818]=0;CONCATENATE(CHAR(9);[.A818];&quot;:&quot;);CONCATENATE(CHAR(9);CHAR(9);&quot;- &quot;;INDEX([$Hoja1.$A$1:.$BL$1048576];[.A818]+1;[.B8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54]+1"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formula="of:=IF([.B819]=0;CONCATENATE(CHAR(9);[.A819];&quot;:&quot;);CONCATENATE(CHAR(9);CHAR(9);&quot;- &quot;;INDEX([$Hoja1.$A$1:.$BL$1048576];[.A819]+1;[.B8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55]+1"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formula="of:=IF([.B820]=0;CONCATENATE(CHAR(9);[.A820];&quot;:&quot;);CONCATENATE(CHAR(9);CHAR(9);&quot;- &quot;;INDEX([$Hoja1.$A$1:.$BL$1048576];[.A820]+1;[.B8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56]+1"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formula="of:=IF([.B821]=0;CONCATENATE(CHAR(9);[.A821];&quot;:&quot;);CONCATENATE(CHAR(9);CHAR(9);&quot;- &quot;;INDEX([$Hoja1.$A$1:.$BL$1048576];[.A821]+1;[.B8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57]+1"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IF([.B822]=0;CONCATENATE(CHAR(9);[.A822];&quot;:&quot;);CONCATENATE(CHAR(9);CHAR(9);&quot;- &quot;;INDEX([$Hoja1.$A$1:.$BL$1048576];[.A822]+1;[.B8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58]+1"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IF([.B823]=0;CONCATENATE(CHAR(9);[.A823];&quot;:&quot;);CONCATENATE(CHAR(9);CHAR(9);&quot;- &quot;;INDEX([$Hoja1.$A$1:.$BL$1048576];[.A823]+1;[.B8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59]+1"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IF([.B824]=0;CONCATENATE(CHAR(9);[.A824];&quot;:&quot;);CONCATENATE(CHAR(9);CHAR(9);&quot;- &quot;;INDEX([$Hoja1.$A$1:.$BL$1048576];[.A824]+1;[.B8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60]+1"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IF([.B825]=0;CONCATENATE(CHAR(9);[.A825];&quot;:&quot;);CONCATENATE(CHAR(9);CHAR(9);&quot;- &quot;;INDEX([$Hoja1.$A$1:.$BL$1048576];[.A825]+1;[.B8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61]+1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formula="of:=IF([.B826]=0;CONCATENATE(CHAR(9);[.A826];&quot;:&quot;);CONCATENATE(CHAR(9);CHAR(9);&quot;- &quot;;INDEX([$Hoja1.$A$1:.$BL$1048576];[.A826]+1;[.B8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62]+1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IF([.B827]=0;CONCATENATE(CHAR(9);[.A827];&quot;:&quot;);CONCATENATE(CHAR(9);CHAR(9);&quot;- &quot;;INDEX([$Hoja1.$A$1:.$BL$1048576];[.A827]+1;[.B8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63]+1"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formula="of:=IF([.B828]=0;CONCATENATE(CHAR(9);[.A828];&quot;:&quot;);CONCATENATE(CHAR(9);CHAR(9);&quot;- &quot;;INDEX([$Hoja1.$A$1:.$BL$1048576];[.A828]+1;[.B8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64]+1"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formula="of:=IF([.B829]=0;CONCATENATE(CHAR(9);[.A829];&quot;:&quot;);CONCATENATE(CHAR(9);CHAR(9);&quot;- &quot;;INDEX([$Hoja1.$A$1:.$BL$1048576];[.A829]+1;[.B8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65]+1"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formula="of:=IF([.B830]=0;CONCATENATE(CHAR(9);[.A830];&quot;:&quot;);CONCATENATE(CHAR(9);CHAR(9);&quot;- &quot;;INDEX([$Hoja1.$A$1:.$BL$1048576];[.A830]+1;[.B8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66]+1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IF([.B831]=0;CONCATENATE(CHAR(9);[.A831];&quot;:&quot;);CONCATENATE(CHAR(9);CHAR(9);&quot;- &quot;;INDEX([$Hoja1.$A$1:.$BL$1048576];[.A831]+1;[.B8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67]+1"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formula="of:=IF([.B832]=0;CONCATENATE(CHAR(9);[.A832];&quot;:&quot;);CONCATENATE(CHAR(9);CHAR(9);&quot;- &quot;;INDEX([$Hoja1.$A$1:.$BL$1048576];[.A832]+1;[.B8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68]+1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formula="of:=IF([.B833]=0;CONCATENATE(CHAR(9);[.A833];&quot;:&quot;);CONCATENATE(CHAR(9);CHAR(9);&quot;- &quot;;INDEX([$Hoja1.$A$1:.$BL$1048576];[.A833]+1;[.B8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69]+1"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table:formula="of:=IF([.B834]=0;CONCATENATE(CHAR(9);[.A834];&quot;:&quot;);CONCATENATE(CHAR(9);CHAR(9);&quot;- &quot;;INDEX([$Hoja1.$A$1:.$BL$1048576];[.A834]+1;[.B8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70]+1"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formula="of:=IF([.B835]=0;CONCATENATE(CHAR(9);[.A835];&quot;:&quot;);CONCATENATE(CHAR(9);CHAR(9);&quot;- &quot;;INDEX([$Hoja1.$A$1:.$BL$1048576];[.A835]+1;[.B8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71]+1"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table:formula="of:=IF([.B836]=0;CONCATENATE(CHAR(9);[.A836];&quot;:&quot;);CONCATENATE(CHAR(9);CHAR(9);&quot;- &quot;;INDEX([$Hoja1.$A$1:.$BL$1048576];[.A836]+1;[.B8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72]+1"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formula="of:=IF([.B837]=0;CONCATENATE(CHAR(9);[.A837];&quot;:&quot;);CONCATENATE(CHAR(9);CHAR(9);&quot;- &quot;;INDEX([$Hoja1.$A$1:.$BL$1048576];[.A837]+1;[.B8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73]+1"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table:formula="of:=IF([.B838]=0;CONCATENATE(CHAR(9);[.A838];&quot;:&quot;);CONCATENATE(CHAR(9);CHAR(9);&quot;- &quot;;INDEX([$Hoja1.$A$1:.$BL$1048576];[.A838]+1;[.B8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74]+1"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table:formula="of:=IF([.B839]=0;CONCATENATE(CHAR(9);[.A839];&quot;:&quot;);CONCATENATE(CHAR(9);CHAR(9);&quot;- &quot;;INDEX([$Hoja1.$A$1:.$BL$1048576];[.A839]+1;[.B8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75]+1"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table:formula="of:=IF([.B840]=0;CONCATENATE(CHAR(9);[.A840];&quot;:&quot;);CONCATENATE(CHAR(9);CHAR(9);&quot;- &quot;;INDEX([$Hoja1.$A$1:.$BL$1048576];[.A840]+1;[.B8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76]+1"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formula="of:=IF([.B841]=0;CONCATENATE(CHAR(9);[.A841];&quot;:&quot;);CONCATENATE(CHAR(9);CHAR(9);&quot;- &quot;;INDEX([$Hoja1.$A$1:.$BL$1048576];[.A841]+1;[.B8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77]+1"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table:formula="of:=IF([.B842]=0;CONCATENATE(CHAR(9);[.A842];&quot;:&quot;);CONCATENATE(CHAR(9);CHAR(9);&quot;- &quot;;INDEX([$Hoja1.$A$1:.$BL$1048576];[.A842]+1;[.B8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78]+1"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table:formula="of:=IF([.B843]=0;CONCATENATE(CHAR(9);[.A843];&quot;:&quot;);CONCATENATE(CHAR(9);CHAR(9);&quot;- &quot;;INDEX([$Hoja1.$A$1:.$BL$1048576];[.A843]+1;[.B8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79]+1"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table:formula="of:=IF([.B844]=0;CONCATENATE(CHAR(9);[.A844];&quot;:&quot;);CONCATENATE(CHAR(9);CHAR(9);&quot;- &quot;;INDEX([$Hoja1.$A$1:.$BL$1048576];[.A844]+1;[.B8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80]+1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formula="of:=IF([.B845]=0;CONCATENATE(CHAR(9);[.A845];&quot;:&quot;);CONCATENATE(CHAR(9);CHAR(9);&quot;- &quot;;INDEX([$Hoja1.$A$1:.$BL$1048576];[.A845]+1;[.B8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81]+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[.B846]=0;CONCATENATE(CHAR(9);[.A846];&quot;:&quot;);CONCATENATE(CHAR(9);CHAR(9);&quot;- &quot;;INDEX([$Hoja1.$A$1:.$BL$1048576];[.A846]+1;[.B846])))" office:value-type="string" office:string-value="&#9;13:" calcext:value-type="string">
            <text:p><text:tab/>13:</text:p>
          </table:table-cell>
        </table:table-row>
        <table:table-row table:style-name="ro1">
          <table:table-cell table:formula="of:=[.A782]+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[.B847]=0;CONCATENATE(CHAR(9);[.A847];&quot;:&quot;);CONCATENATE(CHAR(9);CHAR(9);&quot;- &quot;;INDEX([$Hoja1.$A$1:.$BL$1048576];[.A847]+1;[.B8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83]+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IF([.B848]=0;CONCATENATE(CHAR(9);[.A848];&quot;:&quot;);CONCATENATE(CHAR(9);CHAR(9);&quot;- &quot;;INDEX([$Hoja1.$A$1:.$BL$1048576];[.A848]+1;[.B8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784]+1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IF([.B849]=0;CONCATENATE(CHAR(9);[.A849];&quot;:&quot;);CONCATENATE(CHAR(9);CHAR(9);&quot;- &quot;;INDEX([$Hoja1.$A$1:.$BL$1048576];[.A849]+1;[.B849])))" office:value-type="string" office:string-value="&#9;&#9;- P" calcext:value-type="string">
            <text:p><text:tab/><text:tab/>- P</text:p>
          </table:table-cell>
        </table:table-row>
        <table:table-row table:style-name="ro1">
          <table:table-cell table:formula="of:=[.A785]+1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IF([.B850]=0;CONCATENATE(CHAR(9);[.A850];&quot;:&quot;);CONCATENATE(CHAR(9);CHAR(9);&quot;- &quot;;INDEX([$Hoja1.$A$1:.$BL$1048576];[.A850]+1;[.B850])))" office:value-type="string" office:string-value="&#9;&#9;- P" calcext:value-type="string">
            <text:p><text:tab/><text:tab/>- P</text:p>
          </table:table-cell>
        </table:table-row>
        <table:table-row table:style-name="ro1">
          <table:table-cell table:formula="of:=[.A786]+1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IF([.B851]=0;CONCATENATE(CHAR(9);[.A851];&quot;:&quot;);CONCATENATE(CHAR(9);CHAR(9);&quot;- &quot;;INDEX([$Hoja1.$A$1:.$BL$1048576];[.A851]+1;[.B851])))" office:value-type="string" office:string-value="&#9;&#9;- P" calcext:value-type="string">
            <text:p><text:tab/><text:tab/>- P</text:p>
          </table:table-cell>
        </table:table-row>
        <table:table-row table:style-name="ro1">
          <table:table-cell table:formula="of:=[.A787]+1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IF([.B852]=0;CONCATENATE(CHAR(9);[.A852];&quot;:&quot;);CONCATENATE(CHAR(9);CHAR(9);&quot;- &quot;;INDEX([$Hoja1.$A$1:.$BL$1048576];[.A852]+1;[.B852])))" office:value-type="string" office:string-value="&#9;&#9;- P" calcext:value-type="string">
            <text:p><text:tab/><text:tab/>- P</text:p>
          </table:table-cell>
        </table:table-row>
        <table:table-row table:style-name="ro1">
          <table:table-cell table:formula="of:=[.A788]+1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IF([.B853]=0;CONCATENATE(CHAR(9);[.A853];&quot;:&quot;);CONCATENATE(CHAR(9);CHAR(9);&quot;- &quot;;INDEX([$Hoja1.$A$1:.$BL$1048576];[.A853]+1;[.B853])))" office:value-type="string" office:string-value="&#9;&#9;- M" calcext:value-type="string">
            <text:p><text:tab/><text:tab/>- M</text:p>
          </table:table-cell>
        </table:table-row>
        <table:table-row table:style-name="ro1">
          <table:table-cell table:formula="of:=[.A789]+1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IF([.B854]=0;CONCATENATE(CHAR(9);[.A854];&quot;:&quot;);CONCATENATE(CHAR(9);CHAR(9);&quot;- &quot;;INDEX([$Hoja1.$A$1:.$BL$1048576];[.A854]+1;[.B854])))" office:value-type="string" office:string-value="&#9;&#9;- M" calcext:value-type="string">
            <text:p><text:tab/><text:tab/>- M</text:p>
          </table:table-cell>
        </table:table-row>
        <table:table-row table:style-name="ro1">
          <table:table-cell table:formula="of:=[.A790]+1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IF([.B855]=0;CONCATENATE(CHAR(9);[.A855];&quot;:&quot;);CONCATENATE(CHAR(9);CHAR(9);&quot;- &quot;;INDEX([$Hoja1.$A$1:.$BL$1048576];[.A855]+1;[.B855])))" office:value-type="string" office:string-value="&#9;&#9;- M" calcext:value-type="string">
            <text:p><text:tab/><text:tab/>- M</text:p>
          </table:table-cell>
        </table:table-row>
        <table:table-row table:style-name="ro1">
          <table:table-cell table:formula="of:=[.A791]+1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IF([.B856]=0;CONCATENATE(CHAR(9);[.A856];&quot;:&quot;);CONCATENATE(CHAR(9);CHAR(9);&quot;- &quot;;INDEX([$Hoja1.$A$1:.$BL$1048576];[.A856]+1;[.B856])))" office:value-type="string" office:string-value="&#9;&#9;- M" calcext:value-type="string">
            <text:p><text:tab/><text:tab/>- M</text:p>
          </table:table-cell>
        </table:table-row>
        <table:table-row table:style-name="ro1">
          <table:table-cell table:formula="of:=[.A792]+1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IF([.B857]=0;CONCATENATE(CHAR(9);[.A857];&quot;:&quot;);CONCATENATE(CHAR(9);CHAR(9);&quot;- &quot;;INDEX([$Hoja1.$A$1:.$BL$1048576];[.A857]+1;[.B857])))" office:value-type="string" office:string-value="&#9;&#9;- P" calcext:value-type="string">
            <text:p><text:tab/><text:tab/>- P</text:p>
          </table:table-cell>
        </table:table-row>
        <table:table-row table:style-name="ro1">
          <table:table-cell table:formula="of:=[.A793]+1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IF([.B858]=0;CONCATENATE(CHAR(9);[.A858];&quot;:&quot;);CONCATENATE(CHAR(9);CHAR(9);&quot;- &quot;;INDEX([$Hoja1.$A$1:.$BL$1048576];[.A858]+1;[.B858])))" office:value-type="string" office:string-value="&#9;&#9;- P" calcext:value-type="string">
            <text:p><text:tab/><text:tab/>- P</text:p>
          </table:table-cell>
        </table:table-row>
        <table:table-row table:style-name="ro1">
          <table:table-cell table:formula="of:=[.A794]+1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IF([.B859]=0;CONCATENATE(CHAR(9);[.A859];&quot;:&quot;);CONCATENATE(CHAR(9);CHAR(9);&quot;- &quot;;INDEX([$Hoja1.$A$1:.$BL$1048576];[.A859]+1;[.B859])))" office:value-type="string" office:string-value="&#9;&#9;- P" calcext:value-type="string">
            <text:p><text:tab/><text:tab/>- P</text:p>
          </table:table-cell>
        </table:table-row>
        <table:table-row table:style-name="ro1">
          <table:table-cell table:formula="of:=[.A795]+1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IF([.B860]=0;CONCATENATE(CHAR(9);[.A860];&quot;:&quot;);CONCATENATE(CHAR(9);CHAR(9);&quot;- &quot;;INDEX([$Hoja1.$A$1:.$BL$1048576];[.A860]+1;[.B860])))" office:value-type="string" office:string-value="&#9;&#9;- P" calcext:value-type="string">
            <text:p><text:tab/><text:tab/>- P</text:p>
          </table:table-cell>
        </table:table-row>
        <table:table-row table:style-name="ro1">
          <table:table-cell table:formula="of:=[.A796]+1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IF([.B861]=0;CONCATENATE(CHAR(9);[.A861];&quot;:&quot;);CONCATENATE(CHAR(9);CHAR(9);&quot;- &quot;;INDEX([$Hoja1.$A$1:.$BL$1048576];[.A861]+1;[.B861])))" office:value-type="string" office:string-value="&#9;&#9;- P" calcext:value-type="string">
            <text:p><text:tab/><text:tab/>- P</text:p>
          </table:table-cell>
        </table:table-row>
        <table:table-row table:style-name="ro1">
          <table:table-cell table:formula="of:=[.A797]+1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IF([.B862]=0;CONCATENATE(CHAR(9);[.A862];&quot;:&quot;);CONCATENATE(CHAR(9);CHAR(9);&quot;- &quot;;INDEX([$Hoja1.$A$1:.$BL$1048576];[.A862]+1;[.B862])))" office:value-type="string" office:string-value="&#9;&#9;- P" calcext:value-type="string">
            <text:p><text:tab/><text:tab/>- P</text:p>
          </table:table-cell>
        </table:table-row>
        <table:table-row table:style-name="ro1">
          <table:table-cell table:formula="of:=[.A798]+1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IF([.B863]=0;CONCATENATE(CHAR(9);[.A863];&quot;:&quot;);CONCATENATE(CHAR(9);CHAR(9);&quot;- &quot;;INDEX([$Hoja1.$A$1:.$BL$1048576];[.A863]+1;[.B863])))" office:value-type="string" office:string-value="&#9;&#9;- P" calcext:value-type="string">
            <text:p><text:tab/><text:tab/>- P</text:p>
          </table:table-cell>
        </table:table-row>
        <table:table-row table:style-name="ro1">
          <table:table-cell table:formula="of:=[.A799]+1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IF([.B864]=0;CONCATENATE(CHAR(9);[.A864];&quot;:&quot;);CONCATENATE(CHAR(9);CHAR(9);&quot;- &quot;;INDEX([$Hoja1.$A$1:.$BL$1048576];[.A864]+1;[.B864])))" office:value-type="string" office:string-value="&#9;&#9;- P" calcext:value-type="string">
            <text:p><text:tab/><text:tab/>- P</text:p>
          </table:table-cell>
        </table:table-row>
        <table:table-row table:style-name="ro1">
          <table:table-cell table:formula="of:=[.A800]+1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IF([.B865]=0;CONCATENATE(CHAR(9);[.A865];&quot;:&quot;);CONCATENATE(CHAR(9);CHAR(9);&quot;- &quot;;INDEX([$Hoja1.$A$1:.$BL$1048576];[.A865]+1;[.B865])))" office:value-type="string" office:string-value="&#9;&#9;- P" calcext:value-type="string">
            <text:p><text:tab/><text:tab/>- P</text:p>
          </table:table-cell>
        </table:table-row>
        <table:table-row table:style-name="ro1">
          <table:table-cell table:formula="of:=[.A801]+1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IF([.B866]=0;CONCATENATE(CHAR(9);[.A866];&quot;:&quot;);CONCATENATE(CHAR(9);CHAR(9);&quot;- &quot;;INDEX([$Hoja1.$A$1:.$BL$1048576];[.A866]+1;[.B866])))" office:value-type="string" office:string-value="&#9;&#9;- P" calcext:value-type="string">
            <text:p><text:tab/><text:tab/>- P</text:p>
          </table:table-cell>
        </table:table-row>
        <table:table-row table:style-name="ro1">
          <table:table-cell table:formula="of:=[.A802]+1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formula="of:=IF([.B867]=0;CONCATENATE(CHAR(9);[.A867];&quot;:&quot;);CONCATENATE(CHAR(9);CHAR(9);&quot;- &quot;;INDEX([$Hoja1.$A$1:.$BL$1048576];[.A867]+1;[.B867])))" office:value-type="string" office:string-value="&#9;&#9;- P" calcext:value-type="string">
            <text:p><text:tab/><text:tab/>- P</text:p>
          </table:table-cell>
        </table:table-row>
        <table:table-row table:style-name="ro1">
          <table:table-cell table:formula="of:=[.A803]+1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formula="of:=IF([.B868]=0;CONCATENATE(CHAR(9);[.A868];&quot;:&quot;);CONCATENATE(CHAR(9);CHAR(9);&quot;- &quot;;INDEX([$Hoja1.$A$1:.$BL$1048576];[.A868]+1;[.B8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04]+1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IF([.B869]=0;CONCATENATE(CHAR(9);[.A869];&quot;:&quot;);CONCATENATE(CHAR(9);CHAR(9);&quot;- &quot;;INDEX([$Hoja1.$A$1:.$BL$1048576];[.A869]+1;[.B8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05]+1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formula="of:=IF([.B870]=0;CONCATENATE(CHAR(9);[.A870];&quot;:&quot;);CONCATENATE(CHAR(9);CHAR(9);&quot;- &quot;;INDEX([$Hoja1.$A$1:.$BL$1048576];[.A870]+1;[.B8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06]+1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IF([.B871]=0;CONCATENATE(CHAR(9);[.A871];&quot;:&quot;);CONCATENATE(CHAR(9);CHAR(9);&quot;- &quot;;INDEX([$Hoja1.$A$1:.$BL$1048576];[.A871]+1;[.B8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07]+1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IF([.B872]=0;CONCATENATE(CHAR(9);[.A872];&quot;:&quot;);CONCATENATE(CHAR(9);CHAR(9);&quot;- &quot;;INDEX([$Hoja1.$A$1:.$BL$1048576];[.A872]+1;[.B8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08]+1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formula="of:=IF([.B873]=0;CONCATENATE(CHAR(9);[.A873];&quot;:&quot;);CONCATENATE(CHAR(9);CHAR(9);&quot;- &quot;;INDEX([$Hoja1.$A$1:.$BL$1048576];[.A873]+1;[.B8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09]+1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formula="of:=IF([.B874]=0;CONCATENATE(CHAR(9);[.A874];&quot;:&quot;);CONCATENATE(CHAR(9);CHAR(9);&quot;- &quot;;INDEX([$Hoja1.$A$1:.$BL$1048576];[.A874]+1;[.B8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10]+1"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formula="of:=IF([.B875]=0;CONCATENATE(CHAR(9);[.A875];&quot;:&quot;);CONCATENATE(CHAR(9);CHAR(9);&quot;- &quot;;INDEX([$Hoja1.$A$1:.$BL$1048576];[.A875]+1;[.B8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11]+1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IF([.B876]=0;CONCATENATE(CHAR(9);[.A876];&quot;:&quot;);CONCATENATE(CHAR(9);CHAR(9);&quot;- &quot;;INDEX([$Hoja1.$A$1:.$BL$1048576];[.A876]+1;[.B876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812]+1"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formula="of:=IF([.B877]=0;CONCATENATE(CHAR(9);[.A877];&quot;:&quot;);CONCATENATE(CHAR(9);CHAR(9);&quot;- &quot;;INDEX([$Hoja1.$A$1:.$BL$1048576];[.A877]+1;[.B877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813]+1"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IF([.B878]=0;CONCATENATE(CHAR(9);[.A878];&quot;:&quot;);CONCATENATE(CHAR(9);CHAR(9);&quot;- &quot;;INDEX([$Hoja1.$A$1:.$BL$1048576];[.A878]+1;[.B878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814]+1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formula="of:=IF([.B879]=0;CONCATENATE(CHAR(9);[.A879];&quot;:&quot;);CONCATENATE(CHAR(9);CHAR(9);&quot;- &quot;;INDEX([$Hoja1.$A$1:.$BL$1048576];[.A879]+1;[.B879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815]+1"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formula="of:=IF([.B880]=0;CONCATENATE(CHAR(9);[.A880];&quot;:&quot;);CONCATENATE(CHAR(9);CHAR(9);&quot;- &quot;;INDEX([$Hoja1.$A$1:.$BL$1048576];[.A880]+1;[.B880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816]+1"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formula="of:=IF([.B881]=0;CONCATENATE(CHAR(9);[.A881];&quot;:&quot;);CONCATENATE(CHAR(9);CHAR(9);&quot;- &quot;;INDEX([$Hoja1.$A$1:.$BL$1048576];[.A881]+1;[.B8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17]+1"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formula="of:=IF([.B882]=0;CONCATENATE(CHAR(9);[.A882];&quot;:&quot;);CONCATENATE(CHAR(9);CHAR(9);&quot;- &quot;;INDEX([$Hoja1.$A$1:.$BL$1048576];[.A882]+1;[.B8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18]+1"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formula="of:=IF([.B883]=0;CONCATENATE(CHAR(9);[.A883];&quot;:&quot;);CONCATENATE(CHAR(9);CHAR(9);&quot;- &quot;;INDEX([$Hoja1.$A$1:.$BL$1048576];[.A883]+1;[.B8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19]+1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formula="of:=IF([.B884]=0;CONCATENATE(CHAR(9);[.A884];&quot;:&quot;);CONCATENATE(CHAR(9);CHAR(9);&quot;- &quot;;INDEX([$Hoja1.$A$1:.$BL$1048576];[.A884]+1;[.B8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20]+1"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formula="of:=IF([.B885]=0;CONCATENATE(CHAR(9);[.A885];&quot;:&quot;);CONCATENATE(CHAR(9);CHAR(9);&quot;- &quot;;INDEX([$Hoja1.$A$1:.$BL$1048576];[.A885]+1;[.B8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21]+1"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IF([.B886]=0;CONCATENATE(CHAR(9);[.A886];&quot;:&quot;);CONCATENATE(CHAR(9);CHAR(9);&quot;- &quot;;INDEX([$Hoja1.$A$1:.$BL$1048576];[.A886]+1;[.B8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22]+1"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IF([.B887]=0;CONCATENATE(CHAR(9);[.A887];&quot;:&quot;);CONCATENATE(CHAR(9);CHAR(9);&quot;- &quot;;INDEX([$Hoja1.$A$1:.$BL$1048576];[.A887]+1;[.B8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23]+1"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IF([.B888]=0;CONCATENATE(CHAR(9);[.A888];&quot;:&quot;);CONCATENATE(CHAR(9);CHAR(9);&quot;- &quot;;INDEX([$Hoja1.$A$1:.$BL$1048576];[.A888]+1;[.B8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24]+1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IF([.B889]=0;CONCATENATE(CHAR(9);[.A889];&quot;:&quot;);CONCATENATE(CHAR(9);CHAR(9);&quot;- &quot;;INDEX([$Hoja1.$A$1:.$BL$1048576];[.A889]+1;[.B8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25]+1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IF([.B890]=0;CONCATENATE(CHAR(9);[.A890];&quot;:&quot;);CONCATENATE(CHAR(9);CHAR(9);&quot;- &quot;;INDEX([$Hoja1.$A$1:.$BL$1048576];[.A890]+1;[.B8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26]+1"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IF([.B891]=0;CONCATENATE(CHAR(9);[.A891];&quot;:&quot;);CONCATENATE(CHAR(9);CHAR(9);&quot;- &quot;;INDEX([$Hoja1.$A$1:.$BL$1048576];[.A891]+1;[.B8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27]+1"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IF([.B892]=0;CONCATENATE(CHAR(9);[.A892];&quot;:&quot;);CONCATENATE(CHAR(9);CHAR(9);&quot;- &quot;;INDEX([$Hoja1.$A$1:.$BL$1048576];[.A892]+1;[.B8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28]+1"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IF([.B893]=0;CONCATENATE(CHAR(9);[.A893];&quot;:&quot;);CONCATENATE(CHAR(9);CHAR(9);&quot;- &quot;;INDEX([$Hoja1.$A$1:.$BL$1048576];[.A893]+1;[.B8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29]+1"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formula="of:=IF([.B894]=0;CONCATENATE(CHAR(9);[.A894];&quot;:&quot;);CONCATENATE(CHAR(9);CHAR(9);&quot;- &quot;;INDEX([$Hoja1.$A$1:.$BL$1048576];[.A894]+1;[.B8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30]+1"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IF([.B895]=0;CONCATENATE(CHAR(9);[.A895];&quot;:&quot;);CONCATENATE(CHAR(9);CHAR(9);&quot;- &quot;;INDEX([$Hoja1.$A$1:.$BL$1048576];[.A895]+1;[.B8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31]+1"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IF([.B896]=0;CONCATENATE(CHAR(9);[.A896];&quot;:&quot;);CONCATENATE(CHAR(9);CHAR(9);&quot;- &quot;;INDEX([$Hoja1.$A$1:.$BL$1048576];[.A896]+1;[.B8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32]+1"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formula="of:=IF([.B897]=0;CONCATENATE(CHAR(9);[.A897];&quot;:&quot;);CONCATENATE(CHAR(9);CHAR(9);&quot;- &quot;;INDEX([$Hoja1.$A$1:.$BL$1048576];[.A897]+1;[.B8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33]+1"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formula="of:=IF([.B898]=0;CONCATENATE(CHAR(9);[.A898];&quot;:&quot;);CONCATENATE(CHAR(9);CHAR(9);&quot;- &quot;;INDEX([$Hoja1.$A$1:.$BL$1048576];[.A898]+1;[.B8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34]+1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formula="of:=IF([.B899]=0;CONCATENATE(CHAR(9);[.A899];&quot;:&quot;);CONCATENATE(CHAR(9);CHAR(9);&quot;- &quot;;INDEX([$Hoja1.$A$1:.$BL$1048576];[.A899]+1;[.B8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35]+1"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formula="of:=IF([.B900]=0;CONCATENATE(CHAR(9);[.A900];&quot;:&quot;);CONCATENATE(CHAR(9);CHAR(9);&quot;- &quot;;INDEX([$Hoja1.$A$1:.$BL$1048576];[.A900]+1;[.B9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36]+1"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formula="of:=IF([.B901]=0;CONCATENATE(CHAR(9);[.A901];&quot;:&quot;);CONCATENATE(CHAR(9);CHAR(9);&quot;- &quot;;INDEX([$Hoja1.$A$1:.$BL$1048576];[.A901]+1;[.B9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37]+1"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formula="of:=IF([.B902]=0;CONCATENATE(CHAR(9);[.A902];&quot;:&quot;);CONCATENATE(CHAR(9);CHAR(9);&quot;- &quot;;INDEX([$Hoja1.$A$1:.$BL$1048576];[.A902]+1;[.B9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38]+1"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table:formula="of:=IF([.B903]=0;CONCATENATE(CHAR(9);[.A903];&quot;:&quot;);CONCATENATE(CHAR(9);CHAR(9);&quot;- &quot;;INDEX([$Hoja1.$A$1:.$BL$1048576];[.A903]+1;[.B9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39]+1"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formula="of:=IF([.B904]=0;CONCATENATE(CHAR(9);[.A904];&quot;:&quot;);CONCATENATE(CHAR(9);CHAR(9);&quot;- &quot;;INDEX([$Hoja1.$A$1:.$BL$1048576];[.A904]+1;[.B9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40]+1"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table:formula="of:=IF([.B905]=0;CONCATENATE(CHAR(9);[.A905];&quot;:&quot;);CONCATENATE(CHAR(9);CHAR(9);&quot;- &quot;;INDEX([$Hoja1.$A$1:.$BL$1048576];[.A905]+1;[.B9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41]+1"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table:formula="of:=IF([.B906]=0;CONCATENATE(CHAR(9);[.A906];&quot;:&quot;);CONCATENATE(CHAR(9);CHAR(9);&quot;- &quot;;INDEX([$Hoja1.$A$1:.$BL$1048576];[.A906]+1;[.B9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42]+1"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table:formula="of:=IF([.B907]=0;CONCATENATE(CHAR(9);[.A907];&quot;:&quot;);CONCATENATE(CHAR(9);CHAR(9);&quot;- &quot;;INDEX([$Hoja1.$A$1:.$BL$1048576];[.A907]+1;[.B9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43]+1"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table:formula="of:=IF([.B908]=0;CONCATENATE(CHAR(9);[.A908];&quot;:&quot;);CONCATENATE(CHAR(9);CHAR(9);&quot;- &quot;;INDEX([$Hoja1.$A$1:.$BL$1048576];[.A908]+1;[.B9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44]+1"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table:formula="of:=IF([.B909]=0;CONCATENATE(CHAR(9);[.A909];&quot;:&quot;);CONCATENATE(CHAR(9);CHAR(9);&quot;- &quot;;INDEX([$Hoja1.$A$1:.$BL$1048576];[.A909]+1;[.B9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45]+1"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formula="of:=IF([.B910]=0;CONCATENATE(CHAR(9);[.A910];&quot;:&quot;);CONCATENATE(CHAR(9);CHAR(9);&quot;- &quot;;INDEX([$Hoja1.$A$1:.$BL$1048576];[.A910]+1;[.B9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46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IF([.B911]=0;CONCATENATE(CHAR(9);[.A911];&quot;:&quot;);CONCATENATE(CHAR(9);CHAR(9);&quot;- &quot;;INDEX([$Hoja1.$A$1:.$BL$1048576];[.A911]+1;[.B911])))" office:value-type="string" office:string-value="&#9;14:" calcext:value-type="string">
            <text:p><text:tab/>14:</text:p>
          </table:table-cell>
        </table:table-row>
        <table:table-row table:style-name="ro1">
          <table:table-cell table:formula="of:=[.A847]+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[.B912]=0;CONCATENATE(CHAR(9);[.A912];&quot;:&quot;);CONCATENATE(CHAR(9);CHAR(9);&quot;- &quot;;INDEX([$Hoja1.$A$1:.$BL$1048576];[.A912]+1;[.B9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48]+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IF([.B913]=0;CONCATENATE(CHAR(9);[.A913];&quot;:&quot;);CONCATENATE(CHAR(9);CHAR(9);&quot;- &quot;;INDEX([$Hoja1.$A$1:.$BL$1048576];[.A913]+1;[.B9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49]+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IF([.B914]=0;CONCATENATE(CHAR(9);[.A914];&quot;:&quot;);CONCATENATE(CHAR(9);CHAR(9);&quot;- &quot;;INDEX([$Hoja1.$A$1:.$BL$1048576];[.A914]+1;[.B9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50]+1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IF([.B915]=0;CONCATENATE(CHAR(9);[.A915];&quot;:&quot;);CONCATENATE(CHAR(9);CHAR(9);&quot;- &quot;;INDEX([$Hoja1.$A$1:.$BL$1048576];[.A915]+1;[.B9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51]+1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IF([.B916]=0;CONCATENATE(CHAR(9);[.A916];&quot;:&quot;);CONCATENATE(CHAR(9);CHAR(9);&quot;- &quot;;INDEX([$Hoja1.$A$1:.$BL$1048576];[.A916]+1;[.B9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52]+1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IF([.B917]=0;CONCATENATE(CHAR(9);[.A917];&quot;:&quot;);CONCATENATE(CHAR(9);CHAR(9);&quot;- &quot;;INDEX([$Hoja1.$A$1:.$BL$1048576];[.A917]+1;[.B9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53]+1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IF([.B918]=0;CONCATENATE(CHAR(9);[.A918];&quot;:&quot;);CONCATENATE(CHAR(9);CHAR(9);&quot;- &quot;;INDEX([$Hoja1.$A$1:.$BL$1048576];[.A918]+1;[.B9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54]+1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IF([.B919]=0;CONCATENATE(CHAR(9);[.A919];&quot;:&quot;);CONCATENATE(CHAR(9);CHAR(9);&quot;- &quot;;INDEX([$Hoja1.$A$1:.$BL$1048576];[.A919]+1;[.B9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55]+1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IF([.B920]=0;CONCATENATE(CHAR(9);[.A920];&quot;:&quot;);CONCATENATE(CHAR(9);CHAR(9);&quot;- &quot;;INDEX([$Hoja1.$A$1:.$BL$1048576];[.A920]+1;[.B9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56]+1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IF([.B921]=0;CONCATENATE(CHAR(9);[.A921];&quot;:&quot;);CONCATENATE(CHAR(9);CHAR(9);&quot;- &quot;;INDEX([$Hoja1.$A$1:.$BL$1048576];[.A921]+1;[.B9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57]+1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IF([.B922]=0;CONCATENATE(CHAR(9);[.A922];&quot;:&quot;);CONCATENATE(CHAR(9);CHAR(9);&quot;- &quot;;INDEX([$Hoja1.$A$1:.$BL$1048576];[.A922]+1;[.B9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58]+1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IF([.B923]=0;CONCATENATE(CHAR(9);[.A923];&quot;:&quot;);CONCATENATE(CHAR(9);CHAR(9);&quot;- &quot;;INDEX([$Hoja1.$A$1:.$BL$1048576];[.A923]+1;[.B9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59]+1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IF([.B924]=0;CONCATENATE(CHAR(9);[.A924];&quot;:&quot;);CONCATENATE(CHAR(9);CHAR(9);&quot;- &quot;;INDEX([$Hoja1.$A$1:.$BL$1048576];[.A924]+1;[.B9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60]+1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formula="of:=IF([.B925]=0;CONCATENATE(CHAR(9);[.A925];&quot;:&quot;);CONCATENATE(CHAR(9);CHAR(9);&quot;- &quot;;INDEX([$Hoja1.$A$1:.$BL$1048576];[.A925]+1;[.B9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61]+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IF([.B926]=0;CONCATENATE(CHAR(9);[.A926];&quot;:&quot;);CONCATENATE(CHAR(9);CHAR(9);&quot;- &quot;;INDEX([$Hoja1.$A$1:.$BL$1048576];[.A926]+1;[.B9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62]+1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IF([.B927]=0;CONCATENATE(CHAR(9);[.A927];&quot;:&quot;);CONCATENATE(CHAR(9);CHAR(9);&quot;- &quot;;INDEX([$Hoja1.$A$1:.$BL$1048576];[.A927]+1;[.B9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63]+1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IF([.B928]=0;CONCATENATE(CHAR(9);[.A928];&quot;:&quot;);CONCATENATE(CHAR(9);CHAR(9);&quot;- &quot;;INDEX([$Hoja1.$A$1:.$BL$1048576];[.A928]+1;[.B9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64]+1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IF([.B929]=0;CONCATENATE(CHAR(9);[.A929];&quot;:&quot;);CONCATENATE(CHAR(9);CHAR(9);&quot;- &quot;;INDEX([$Hoja1.$A$1:.$BL$1048576];[.A929]+1;[.B9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65]+1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IF([.B930]=0;CONCATENATE(CHAR(9);[.A930];&quot;:&quot;);CONCATENATE(CHAR(9);CHAR(9);&quot;- &quot;;INDEX([$Hoja1.$A$1:.$BL$1048576];[.A930]+1;[.B9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66]+1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IF([.B931]=0;CONCATENATE(CHAR(9);[.A931];&quot;:&quot;);CONCATENATE(CHAR(9);CHAR(9);&quot;- &quot;;INDEX([$Hoja1.$A$1:.$BL$1048576];[.A931]+1;[.B9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67]+1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IF([.B932]=0;CONCATENATE(CHAR(9);[.A932];&quot;:&quot;);CONCATENATE(CHAR(9);CHAR(9);&quot;- &quot;;INDEX([$Hoja1.$A$1:.$BL$1048576];[.A932]+1;[.B9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68]+1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formula="of:=IF([.B933]=0;CONCATENATE(CHAR(9);[.A933];&quot;:&quot;);CONCATENATE(CHAR(9);CHAR(9);&quot;- &quot;;INDEX([$Hoja1.$A$1:.$BL$1048576];[.A933]+1;[.B9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69]+1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formula="of:=IF([.B934]=0;CONCATENATE(CHAR(9);[.A934];&quot;:&quot;);CONCATENATE(CHAR(9);CHAR(9);&quot;- &quot;;INDEX([$Hoja1.$A$1:.$BL$1048576];[.A934]+1;[.B9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70]+1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IF([.B935]=0;CONCATENATE(CHAR(9);[.A935];&quot;:&quot;);CONCATENATE(CHAR(9);CHAR(9);&quot;- &quot;;INDEX([$Hoja1.$A$1:.$BL$1048576];[.A935]+1;[.B9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71]+1"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formula="of:=IF([.B936]=0;CONCATENATE(CHAR(9);[.A936];&quot;:&quot;);CONCATENATE(CHAR(9);CHAR(9);&quot;- &quot;;INDEX([$Hoja1.$A$1:.$BL$1048576];[.A936]+1;[.B9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72]+1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IF([.B937]=0;CONCATENATE(CHAR(9);[.A937];&quot;:&quot;);CONCATENATE(CHAR(9);CHAR(9);&quot;- &quot;;INDEX([$Hoja1.$A$1:.$BL$1048576];[.A937]+1;[.B9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73]+1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IF([.B938]=0;CONCATENATE(CHAR(9);[.A938];&quot;:&quot;);CONCATENATE(CHAR(9);CHAR(9);&quot;- &quot;;INDEX([$Hoja1.$A$1:.$BL$1048576];[.A938]+1;[.B9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74]+1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IF([.B939]=0;CONCATENATE(CHAR(9);[.A939];&quot;:&quot;);CONCATENATE(CHAR(9);CHAR(9);&quot;- &quot;;INDEX([$Hoja1.$A$1:.$BL$1048576];[.A939]+1;[.B9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75]+1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formula="of:=IF([.B940]=0;CONCATENATE(CHAR(9);[.A940];&quot;:&quot;);CONCATENATE(CHAR(9);CHAR(9);&quot;- &quot;;INDEX([$Hoja1.$A$1:.$BL$1048576];[.A940]+1;[.B9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76]+1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IF([.B941]=0;CONCATENATE(CHAR(9);[.A941];&quot;:&quot;);CONCATENATE(CHAR(9);CHAR(9);&quot;- &quot;;INDEX([$Hoja1.$A$1:.$BL$1048576];[.A941]+1;[.B941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877]+1"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formula="of:=IF([.B942]=0;CONCATENATE(CHAR(9);[.A942];&quot;:&quot;);CONCATENATE(CHAR(9);CHAR(9);&quot;- &quot;;INDEX([$Hoja1.$A$1:.$BL$1048576];[.A942]+1;[.B942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878]+1"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formula="of:=IF([.B943]=0;CONCATENATE(CHAR(9);[.A943];&quot;:&quot;);CONCATENATE(CHAR(9);CHAR(9);&quot;- &quot;;INDEX([$Hoja1.$A$1:.$BL$1048576];[.A943]+1;[.B943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879]+1"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IF([.B944]=0;CONCATENATE(CHAR(9);[.A944];&quot;:&quot;);CONCATENATE(CHAR(9);CHAR(9);&quot;- &quot;;INDEX([$Hoja1.$A$1:.$BL$1048576];[.A944]+1;[.B944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880]+1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formula="of:=IF([.B945]=0;CONCATENATE(CHAR(9);[.A945];&quot;:&quot;);CONCATENATE(CHAR(9);CHAR(9);&quot;- &quot;;INDEX([$Hoja1.$A$1:.$BL$1048576];[.A945]+1;[.B945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881]+1"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IF([.B946]=0;CONCATENATE(CHAR(9);[.A946];&quot;:&quot;);CONCATENATE(CHAR(9);CHAR(9);&quot;- &quot;;INDEX([$Hoja1.$A$1:.$BL$1048576];[.A946]+1;[.B9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82]+1"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formula="of:=IF([.B947]=0;CONCATENATE(CHAR(9);[.A947];&quot;:&quot;);CONCATENATE(CHAR(9);CHAR(9);&quot;- &quot;;INDEX([$Hoja1.$A$1:.$BL$1048576];[.A947]+1;[.B9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83]+1"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table:formula="of:=IF([.B948]=0;CONCATENATE(CHAR(9);[.A948];&quot;:&quot;);CONCATENATE(CHAR(9);CHAR(9);&quot;- &quot;;INDEX([$Hoja1.$A$1:.$BL$1048576];[.A948]+1;[.B9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84]+1"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formula="of:=IF([.B949]=0;CONCATENATE(CHAR(9);[.A949];&quot;:&quot;);CONCATENATE(CHAR(9);CHAR(9);&quot;- &quot;;INDEX([$Hoja1.$A$1:.$BL$1048576];[.A949]+1;[.B9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85]+1"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formula="of:=IF([.B950]=0;CONCATENATE(CHAR(9);[.A950];&quot;:&quot;);CONCATENATE(CHAR(9);CHAR(9);&quot;- &quot;;INDEX([$Hoja1.$A$1:.$BL$1048576];[.A950]+1;[.B9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86]+1"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IF([.B951]=0;CONCATENATE(CHAR(9);[.A951];&quot;:&quot;);CONCATENATE(CHAR(9);CHAR(9);&quot;- &quot;;INDEX([$Hoja1.$A$1:.$BL$1048576];[.A951]+1;[.B9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87]+1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IF([.B952]=0;CONCATENATE(CHAR(9);[.A952];&quot;:&quot;);CONCATENATE(CHAR(9);CHAR(9);&quot;- &quot;;INDEX([$Hoja1.$A$1:.$BL$1048576];[.A952]+1;[.B9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88]+1"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IF([.B953]=0;CONCATENATE(CHAR(9);[.A953];&quot;:&quot;);CONCATENATE(CHAR(9);CHAR(9);&quot;- &quot;;INDEX([$Hoja1.$A$1:.$BL$1048576];[.A953]+1;[.B9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89]+1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IF([.B954]=0;CONCATENATE(CHAR(9);[.A954];&quot;:&quot;);CONCATENATE(CHAR(9);CHAR(9);&quot;- &quot;;INDEX([$Hoja1.$A$1:.$BL$1048576];[.A954]+1;[.B9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90]+1"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IF([.B955]=0;CONCATENATE(CHAR(9);[.A955];&quot;:&quot;);CONCATENATE(CHAR(9);CHAR(9);&quot;- &quot;;INDEX([$Hoja1.$A$1:.$BL$1048576];[.A955]+1;[.B9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91]+1"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IF([.B956]=0;CONCATENATE(CHAR(9);[.A956];&quot;:&quot;);CONCATENATE(CHAR(9);CHAR(9);&quot;- &quot;;INDEX([$Hoja1.$A$1:.$BL$1048576];[.A956]+1;[.B9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92]+1"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IF([.B957]=0;CONCATENATE(CHAR(9);[.A957];&quot;:&quot;);CONCATENATE(CHAR(9);CHAR(9);&quot;- &quot;;INDEX([$Hoja1.$A$1:.$BL$1048576];[.A957]+1;[.B9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93]+1"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IF([.B958]=0;CONCATENATE(CHAR(9);[.A958];&quot;:&quot;);CONCATENATE(CHAR(9);CHAR(9);&quot;- &quot;;INDEX([$Hoja1.$A$1:.$BL$1048576];[.A958]+1;[.B9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94]+1"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table:formula="of:=IF([.B959]=0;CONCATENATE(CHAR(9);[.A959];&quot;:&quot;);CONCATENATE(CHAR(9);CHAR(9);&quot;- &quot;;INDEX([$Hoja1.$A$1:.$BL$1048576];[.A959]+1;[.B9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95]+1"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IF([.B960]=0;CONCATENATE(CHAR(9);[.A960];&quot;:&quot;);CONCATENATE(CHAR(9);CHAR(9);&quot;- &quot;;INDEX([$Hoja1.$A$1:.$BL$1048576];[.A960]+1;[.B9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96]+1"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IF([.B961]=0;CONCATENATE(CHAR(9);[.A961];&quot;:&quot;);CONCATENATE(CHAR(9);CHAR(9);&quot;- &quot;;INDEX([$Hoja1.$A$1:.$BL$1048576];[.A961]+1;[.B9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97]+1"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IF([.B962]=0;CONCATENATE(CHAR(9);[.A962];&quot;:&quot;);CONCATENATE(CHAR(9);CHAR(9);&quot;- &quot;;INDEX([$Hoja1.$A$1:.$BL$1048576];[.A962]+1;[.B9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98]+1"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formula="of:=IF([.B963]=0;CONCATENATE(CHAR(9);[.A963];&quot;:&quot;);CONCATENATE(CHAR(9);CHAR(9);&quot;- &quot;;INDEX([$Hoja1.$A$1:.$BL$1048576];[.A963]+1;[.B9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899]+1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formula="of:=IF([.B964]=0;CONCATENATE(CHAR(9);[.A964];&quot;:&quot;);CONCATENATE(CHAR(9);CHAR(9);&quot;- &quot;;INDEX([$Hoja1.$A$1:.$BL$1048576];[.A964]+1;[.B9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00]+1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formula="of:=IF([.B965]=0;CONCATENATE(CHAR(9);[.A965];&quot;:&quot;);CONCATENATE(CHAR(9);CHAR(9);&quot;- &quot;;INDEX([$Hoja1.$A$1:.$BL$1048576];[.A965]+1;[.B9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01]+1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formula="of:=IF([.B966]=0;CONCATENATE(CHAR(9);[.A966];&quot;:&quot;);CONCATENATE(CHAR(9);CHAR(9);&quot;- &quot;;INDEX([$Hoja1.$A$1:.$BL$1048576];[.A966]+1;[.B9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02]+1"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formula="of:=IF([.B967]=0;CONCATENATE(CHAR(9);[.A967];&quot;:&quot;);CONCATENATE(CHAR(9);CHAR(9);&quot;- &quot;;INDEX([$Hoja1.$A$1:.$BL$1048576];[.A967]+1;[.B9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03]+1"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table:formula="of:=IF([.B968]=0;CONCATENATE(CHAR(9);[.A968];&quot;:&quot;);CONCATENATE(CHAR(9);CHAR(9);&quot;- &quot;;INDEX([$Hoja1.$A$1:.$BL$1048576];[.A968]+1;[.B9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04]+1"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table:formula="of:=IF([.B969]=0;CONCATENATE(CHAR(9);[.A969];&quot;:&quot;);CONCATENATE(CHAR(9);CHAR(9);&quot;- &quot;;INDEX([$Hoja1.$A$1:.$BL$1048576];[.A969]+1;[.B9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05]+1"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table:formula="of:=IF([.B970]=0;CONCATENATE(CHAR(9);[.A970];&quot;:&quot;);CONCATENATE(CHAR(9);CHAR(9);&quot;- &quot;;INDEX([$Hoja1.$A$1:.$BL$1048576];[.A970]+1;[.B9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06]+1"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table:formula="of:=IF([.B971]=0;CONCATENATE(CHAR(9);[.A971];&quot;:&quot;);CONCATENATE(CHAR(9);CHAR(9);&quot;- &quot;;INDEX([$Hoja1.$A$1:.$BL$1048576];[.A971]+1;[.B9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07]+1"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table:formula="of:=IF([.B972]=0;CONCATENATE(CHAR(9);[.A972];&quot;:&quot;);CONCATENATE(CHAR(9);CHAR(9);&quot;- &quot;;INDEX([$Hoja1.$A$1:.$BL$1048576];[.A972]+1;[.B9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08]+1"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table:formula="of:=IF([.B973]=0;CONCATENATE(CHAR(9);[.A973];&quot;:&quot;);CONCATENATE(CHAR(9);CHAR(9);&quot;- &quot;;INDEX([$Hoja1.$A$1:.$BL$1048576];[.A973]+1;[.B9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09]+1"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table:formula="of:=IF([.B974]=0;CONCATENATE(CHAR(9);[.A974];&quot;:&quot;);CONCATENATE(CHAR(9);CHAR(9);&quot;- &quot;;INDEX([$Hoja1.$A$1:.$BL$1048576];[.A974]+1;[.B9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10]+1"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formula="of:=IF([.B975]=0;CONCATENATE(CHAR(9);[.A975];&quot;:&quot;);CONCATENATE(CHAR(9);CHAR(9);&quot;- &quot;;INDEX([$Hoja1.$A$1:.$BL$1048576];[.A975]+1;[.B9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11]+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IF([.B976]=0;CONCATENATE(CHAR(9);[.A976];&quot;:&quot;);CONCATENATE(CHAR(9);CHAR(9);&quot;- &quot;;INDEX([$Hoja1.$A$1:.$BL$1048576];[.A976]+1;[.B976])))" office:value-type="string" office:string-value="&#9;15:" calcext:value-type="string">
            <text:p><text:tab/>15:</text:p>
          </table:table-cell>
        </table:table-row>
        <table:table-row table:style-name="ro1">
          <table:table-cell table:formula="of:=[.A912]+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IF([.B977]=0;CONCATENATE(CHAR(9);[.A977];&quot;:&quot;);CONCATENATE(CHAR(9);CHAR(9);&quot;- &quot;;INDEX([$Hoja1.$A$1:.$BL$1048576];[.A977]+1;[.B9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13]+1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IF([.B978]=0;CONCATENATE(CHAR(9);[.A978];&quot;:&quot;);CONCATENATE(CHAR(9);CHAR(9);&quot;- &quot;;INDEX([$Hoja1.$A$1:.$BL$1048576];[.A978]+1;[.B9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14]+1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IF([.B979]=0;CONCATENATE(CHAR(9);[.A979];&quot;:&quot;);CONCATENATE(CHAR(9);CHAR(9);&quot;- &quot;;INDEX([$Hoja1.$A$1:.$BL$1048576];[.A979]+1;[.B9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15]+1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IF([.B980]=0;CONCATENATE(CHAR(9);[.A980];&quot;:&quot;);CONCATENATE(CHAR(9);CHAR(9);&quot;- &quot;;INDEX([$Hoja1.$A$1:.$BL$1048576];[.A980]+1;[.B9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16]+1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IF([.B981]=0;CONCATENATE(CHAR(9);[.A981];&quot;:&quot;);CONCATENATE(CHAR(9);CHAR(9);&quot;- &quot;;INDEX([$Hoja1.$A$1:.$BL$1048576];[.A981]+1;[.B9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17]+1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IF([.B982]=0;CONCATENATE(CHAR(9);[.A982];&quot;:&quot;);CONCATENATE(CHAR(9);CHAR(9);&quot;- &quot;;INDEX([$Hoja1.$A$1:.$BL$1048576];[.A982]+1;[.B9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18]+1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IF([.B983]=0;CONCATENATE(CHAR(9);[.A983];&quot;:&quot;);CONCATENATE(CHAR(9);CHAR(9);&quot;- &quot;;INDEX([$Hoja1.$A$1:.$BL$1048576];[.A983]+1;[.B9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19]+1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IF([.B984]=0;CONCATENATE(CHAR(9);[.A984];&quot;:&quot;);CONCATENATE(CHAR(9);CHAR(9);&quot;- &quot;;INDEX([$Hoja1.$A$1:.$BL$1048576];[.A984]+1;[.B9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20]+1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IF([.B985]=0;CONCATENATE(CHAR(9);[.A985];&quot;:&quot;);CONCATENATE(CHAR(9);CHAR(9);&quot;- &quot;;INDEX([$Hoja1.$A$1:.$BL$1048576];[.A985]+1;[.B9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21]+1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IF([.B986]=0;CONCATENATE(CHAR(9);[.A986];&quot;:&quot;);CONCATENATE(CHAR(9);CHAR(9);&quot;- &quot;;INDEX([$Hoja1.$A$1:.$BL$1048576];[.A986]+1;[.B9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22]+1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IF([.B987]=0;CONCATENATE(CHAR(9);[.A987];&quot;:&quot;);CONCATENATE(CHAR(9);CHAR(9);&quot;- &quot;;INDEX([$Hoja1.$A$1:.$BL$1048576];[.A987]+1;[.B9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23]+1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IF([.B988]=0;CONCATENATE(CHAR(9);[.A988];&quot;:&quot;);CONCATENATE(CHAR(9);CHAR(9);&quot;- &quot;;INDEX([$Hoja1.$A$1:.$BL$1048576];[.A988]+1;[.B9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24]+1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IF([.B989]=0;CONCATENATE(CHAR(9);[.A989];&quot;:&quot;);CONCATENATE(CHAR(9);CHAR(9);&quot;- &quot;;INDEX([$Hoja1.$A$1:.$BL$1048576];[.A989]+1;[.B9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25]+1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IF([.B990]=0;CONCATENATE(CHAR(9);[.A990];&quot;:&quot;);CONCATENATE(CHAR(9);CHAR(9);&quot;- &quot;;INDEX([$Hoja1.$A$1:.$BL$1048576];[.A990]+1;[.B9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26]+1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formula="of:=IF([.B991]=0;CONCATENATE(CHAR(9);[.A991];&quot;:&quot;);CONCATENATE(CHAR(9);CHAR(9);&quot;- &quot;;INDEX([$Hoja1.$A$1:.$BL$1048576];[.A991]+1;[.B9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27]+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IF([.B992]=0;CONCATENATE(CHAR(9);[.A992];&quot;:&quot;);CONCATENATE(CHAR(9);CHAR(9);&quot;- &quot;;INDEX([$Hoja1.$A$1:.$BL$1048576];[.A992]+1;[.B9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28]+1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IF([.B993]=0;CONCATENATE(CHAR(9);[.A993];&quot;:&quot;);CONCATENATE(CHAR(9);CHAR(9);&quot;- &quot;;INDEX([$Hoja1.$A$1:.$BL$1048576];[.A993]+1;[.B9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29]+1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IF([.B994]=0;CONCATENATE(CHAR(9);[.A994];&quot;:&quot;);CONCATENATE(CHAR(9);CHAR(9);&quot;- &quot;;INDEX([$Hoja1.$A$1:.$BL$1048576];[.A994]+1;[.B9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30]+1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IF([.B995]=0;CONCATENATE(CHAR(9);[.A995];&quot;:&quot;);CONCATENATE(CHAR(9);CHAR(9);&quot;- &quot;;INDEX([$Hoja1.$A$1:.$BL$1048576];[.A995]+1;[.B9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31]+1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IF([.B996]=0;CONCATENATE(CHAR(9);[.A996];&quot;:&quot;);CONCATENATE(CHAR(9);CHAR(9);&quot;- &quot;;INDEX([$Hoja1.$A$1:.$BL$1048576];[.A996]+1;[.B9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32]+1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IF([.B997]=0;CONCATENATE(CHAR(9);[.A997];&quot;:&quot;);CONCATENATE(CHAR(9);CHAR(9);&quot;- &quot;;INDEX([$Hoja1.$A$1:.$BL$1048576];[.A997]+1;[.B9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33]+1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IF([.B998]=0;CONCATENATE(CHAR(9);[.A998];&quot;:&quot;);CONCATENATE(CHAR(9);CHAR(9);&quot;- &quot;;INDEX([$Hoja1.$A$1:.$BL$1048576];[.A998]+1;[.B9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34]+1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formula="of:=IF([.B999]=0;CONCATENATE(CHAR(9);[.A999];&quot;:&quot;);CONCATENATE(CHAR(9);CHAR(9);&quot;- &quot;;INDEX([$Hoja1.$A$1:.$BL$1048576];[.A999]+1;[.B9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35]+1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IF([.B1000]=0;CONCATENATE(CHAR(9);[.A1000];&quot;:&quot;);CONCATENATE(CHAR(9);CHAR(9);&quot;- &quot;;INDEX([$Hoja1.$A$1:.$BL$1048576];[.A1000]+1;[.B10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36]+1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IF([.B1001]=0;CONCATENATE(CHAR(9);[.A1001];&quot;:&quot;);CONCATENATE(CHAR(9);CHAR(9);&quot;- &quot;;INDEX([$Hoja1.$A$1:.$BL$1048576];[.A1001]+1;[.B10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37]+1"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formula="of:=IF([.B1002]=0;CONCATENATE(CHAR(9);[.A1002];&quot;:&quot;);CONCATENATE(CHAR(9);CHAR(9);&quot;- &quot;;INDEX([$Hoja1.$A$1:.$BL$1048576];[.A1002]+1;[.B10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38]+1"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formula="of:=IF([.B1003]=0;CONCATENATE(CHAR(9);[.A1003];&quot;:&quot;);CONCATENATE(CHAR(9);CHAR(9);&quot;- &quot;;INDEX([$Hoja1.$A$1:.$BL$1048576];[.A1003]+1;[.B10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39]+1"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formula="of:=IF([.B1004]=0;CONCATENATE(CHAR(9);[.A1004];&quot;:&quot;);CONCATENATE(CHAR(9);CHAR(9);&quot;- &quot;;INDEX([$Hoja1.$A$1:.$BL$1048576];[.A1004]+1;[.B10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40]+1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IF([.B1005]=0;CONCATENATE(CHAR(9);[.A1005];&quot;:&quot;);CONCATENATE(CHAR(9);CHAR(9);&quot;- &quot;;INDEX([$Hoja1.$A$1:.$BL$1048576];[.A1005]+1;[.B10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41]+1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IF([.B1006]=0;CONCATENATE(CHAR(9);[.A1006];&quot;:&quot;);CONCATENATE(CHAR(9);CHAR(9);&quot;- &quot;;INDEX([$Hoja1.$A$1:.$BL$1048576];[.A1006]+1;[.B1006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942]+1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IF([.B1007]=0;CONCATENATE(CHAR(9);[.A1007];&quot;:&quot;);CONCATENATE(CHAR(9);CHAR(9);&quot;- &quot;;INDEX([$Hoja1.$A$1:.$BL$1048576];[.A1007]+1;[.B1007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943]+1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IF([.B1008]=0;CONCATENATE(CHAR(9);[.A1008];&quot;:&quot;);CONCATENATE(CHAR(9);CHAR(9);&quot;- &quot;;INDEX([$Hoja1.$A$1:.$BL$1048576];[.A1008]+1;[.B1008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944]+1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formula="of:=IF([.B1009]=0;CONCATENATE(CHAR(9);[.A1009];&quot;:&quot;);CONCATENATE(CHAR(9);CHAR(9);&quot;- &quot;;INDEX([$Hoja1.$A$1:.$BL$1048576];[.A1009]+1;[.B1009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945]+1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formula="of:=IF([.B1010]=0;CONCATENATE(CHAR(9);[.A1010];&quot;:&quot;);CONCATENATE(CHAR(9);CHAR(9);&quot;- &quot;;INDEX([$Hoja1.$A$1:.$BL$1048576];[.A1010]+1;[.B1010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946]+1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formula="of:=IF([.B1011]=0;CONCATENATE(CHAR(9);[.A1011];&quot;:&quot;);CONCATENATE(CHAR(9);CHAR(9);&quot;- &quot;;INDEX([$Hoja1.$A$1:.$BL$1048576];[.A1011]+1;[.B10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47]+1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formula="of:=IF([.B1012]=0;CONCATENATE(CHAR(9);[.A1012];&quot;:&quot;);CONCATENATE(CHAR(9);CHAR(9);&quot;- &quot;;INDEX([$Hoja1.$A$1:.$BL$1048576];[.A1012]+1;[.B10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48]+1"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formula="of:=IF([.B1013]=0;CONCATENATE(CHAR(9);[.A1013];&quot;:&quot;);CONCATENATE(CHAR(9);CHAR(9);&quot;- &quot;;INDEX([$Hoja1.$A$1:.$BL$1048576];[.A1013]+1;[.B10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49]+1"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IF([.B1014]=0;CONCATENATE(CHAR(9);[.A1014];&quot;:&quot;);CONCATENATE(CHAR(9);CHAR(9);&quot;- &quot;;INDEX([$Hoja1.$A$1:.$BL$1048576];[.A1014]+1;[.B10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50]+1"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formula="of:=IF([.B1015]=0;CONCATENATE(CHAR(9);[.A1015];&quot;:&quot;);CONCATENATE(CHAR(9);CHAR(9);&quot;- &quot;;INDEX([$Hoja1.$A$1:.$BL$1048576];[.A1015]+1;[.B10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51]+1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IF([.B1016]=0;CONCATENATE(CHAR(9);[.A1016];&quot;:&quot;);CONCATENATE(CHAR(9);CHAR(9);&quot;- &quot;;INDEX([$Hoja1.$A$1:.$BL$1048576];[.A1016]+1;[.B10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52]+1"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formula="of:=IF([.B1017]=0;CONCATENATE(CHAR(9);[.A1017];&quot;:&quot;);CONCATENATE(CHAR(9);CHAR(9);&quot;- &quot;;INDEX([$Hoja1.$A$1:.$BL$1048576];[.A1017]+1;[.B10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53]+1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IF([.B1018]=0;CONCATENATE(CHAR(9);[.A1018];&quot;:&quot;);CONCATENATE(CHAR(9);CHAR(9);&quot;- &quot;;INDEX([$Hoja1.$A$1:.$BL$1048576];[.A1018]+1;[.B10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54]+1"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IF([.B1019]=0;CONCATENATE(CHAR(9);[.A1019];&quot;:&quot;);CONCATENATE(CHAR(9);CHAR(9);&quot;- &quot;;INDEX([$Hoja1.$A$1:.$BL$1048576];[.A1019]+1;[.B10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55]+1"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IF([.B1020]=0;CONCATENATE(CHAR(9);[.A1020];&quot;:&quot;);CONCATENATE(CHAR(9);CHAR(9);&quot;- &quot;;INDEX([$Hoja1.$A$1:.$BL$1048576];[.A1020]+1;[.B10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56]+1"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IF([.B1021]=0;CONCATENATE(CHAR(9);[.A1021];&quot;:&quot;);CONCATENATE(CHAR(9);CHAR(9);&quot;- &quot;;INDEX([$Hoja1.$A$1:.$BL$1048576];[.A1021]+1;[.B10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57]+1"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IF([.B1022]=0;CONCATENATE(CHAR(9);[.A1022];&quot;:&quot;);CONCATENATE(CHAR(9);CHAR(9);&quot;- &quot;;INDEX([$Hoja1.$A$1:.$BL$1048576];[.A1022]+1;[.B10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58]+1"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IF([.B1023]=0;CONCATENATE(CHAR(9);[.A1023];&quot;:&quot;);CONCATENATE(CHAR(9);CHAR(9);&quot;- &quot;;INDEX([$Hoja1.$A$1:.$BL$1048576];[.A1023]+1;[.B10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59]+1"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IF([.B1024]=0;CONCATENATE(CHAR(9);[.A1024];&quot;:&quot;);CONCATENATE(CHAR(9);CHAR(9);&quot;- &quot;;INDEX([$Hoja1.$A$1:.$BL$1048576];[.A1024]+1;[.B10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60]+1"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formula="of:=IF([.B1025]=0;CONCATENATE(CHAR(9);[.A1025];&quot;:&quot;);CONCATENATE(CHAR(9);CHAR(9);&quot;- &quot;;INDEX([$Hoja1.$A$1:.$BL$1048576];[.A1025]+1;[.B10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61]+1"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IF([.B1026]=0;CONCATENATE(CHAR(9);[.A1026];&quot;:&quot;);CONCATENATE(CHAR(9);CHAR(9);&quot;- &quot;;INDEX([$Hoja1.$A$1:.$BL$1048576];[.A1026]+1;[.B10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62]+1"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formula="of:=IF([.B1027]=0;CONCATENATE(CHAR(9);[.A1027];&quot;:&quot;);CONCATENATE(CHAR(9);CHAR(9);&quot;- &quot;;INDEX([$Hoja1.$A$1:.$BL$1048576];[.A1027]+1;[.B10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63]+1"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formula="of:=IF([.B1028]=0;CONCATENATE(CHAR(9);[.A1028];&quot;:&quot;);CONCATENATE(CHAR(9);CHAR(9);&quot;- &quot;;INDEX([$Hoja1.$A$1:.$BL$1048576];[.A1028]+1;[.B10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64]+1"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formula="of:=IF([.B1029]=0;CONCATENATE(CHAR(9);[.A1029];&quot;:&quot;);CONCATENATE(CHAR(9);CHAR(9);&quot;- &quot;;INDEX([$Hoja1.$A$1:.$BL$1048576];[.A1029]+1;[.B10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65]+1"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formula="of:=IF([.B1030]=0;CONCATENATE(CHAR(9);[.A1030];&quot;:&quot;);CONCATENATE(CHAR(9);CHAR(9);&quot;- &quot;;INDEX([$Hoja1.$A$1:.$BL$1048576];[.A1030]+1;[.B10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66]+1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formula="of:=IF([.B1031]=0;CONCATENATE(CHAR(9);[.A1031];&quot;:&quot;);CONCATENATE(CHAR(9);CHAR(9);&quot;- &quot;;INDEX([$Hoja1.$A$1:.$BL$1048576];[.A1031]+1;[.B10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67]+1"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table:formula="of:=IF([.B1032]=0;CONCATENATE(CHAR(9);[.A1032];&quot;:&quot;);CONCATENATE(CHAR(9);CHAR(9);&quot;- &quot;;INDEX([$Hoja1.$A$1:.$BL$1048576];[.A1032]+1;[.B10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68]+1"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table:formula="of:=IF([.B1033]=0;CONCATENATE(CHAR(9);[.A1033];&quot;:&quot;);CONCATENATE(CHAR(9);CHAR(9);&quot;- &quot;;INDEX([$Hoja1.$A$1:.$BL$1048576];[.A1033]+1;[.B10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69]+1"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table:formula="of:=IF([.B1034]=0;CONCATENATE(CHAR(9);[.A1034];&quot;:&quot;);CONCATENATE(CHAR(9);CHAR(9);&quot;- &quot;;INDEX([$Hoja1.$A$1:.$BL$1048576];[.A1034]+1;[.B10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70]+1"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table:formula="of:=IF([.B1035]=0;CONCATENATE(CHAR(9);[.A1035];&quot;:&quot;);CONCATENATE(CHAR(9);CHAR(9);&quot;- &quot;;INDEX([$Hoja1.$A$1:.$BL$1048576];[.A1035]+1;[.B10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71]+1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IF([.B1036]=0;CONCATENATE(CHAR(9);[.A1036];&quot;:&quot;);CONCATENATE(CHAR(9);CHAR(9);&quot;- &quot;;INDEX([$Hoja1.$A$1:.$BL$1048576];[.A1036]+1;[.B10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72]+1"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table:formula="of:=IF([.B1037]=0;CONCATENATE(CHAR(9);[.A1037];&quot;:&quot;);CONCATENATE(CHAR(9);CHAR(9);&quot;- &quot;;INDEX([$Hoja1.$A$1:.$BL$1048576];[.A1037]+1;[.B10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73]+1"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table:formula="of:=IF([.B1038]=0;CONCATENATE(CHAR(9);[.A1038];&quot;:&quot;);CONCATENATE(CHAR(9);CHAR(9);&quot;- &quot;;INDEX([$Hoja1.$A$1:.$BL$1048576];[.A1038]+1;[.B10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74]+1"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table:formula="of:=IF([.B1039]=0;CONCATENATE(CHAR(9);[.A1039];&quot;:&quot;);CONCATENATE(CHAR(9);CHAR(9);&quot;- &quot;;INDEX([$Hoja1.$A$1:.$BL$1048576];[.A1039]+1;[.B10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75]+1"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formula="of:=IF([.B1040]=0;CONCATENATE(CHAR(9);[.A1040];&quot;:&quot;);CONCATENATE(CHAR(9);CHAR(9);&quot;- &quot;;INDEX([$Hoja1.$A$1:.$BL$1048576];[.A1040]+1;[.B10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76]+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F([.B1041]=0;CONCATENATE(CHAR(9);[.A1041];&quot;:&quot;);CONCATENATE(CHAR(9);CHAR(9);&quot;- &quot;;INDEX([$Hoja1.$A$1:.$BL$1048576];[.A1041]+1;[.B1041])))" office:value-type="string" office:string-value="&#9;16:" calcext:value-type="string">
            <text:p><text:tab/>16:</text:p>
          </table:table-cell>
        </table:table-row>
        <table:table-row table:style-name="ro1">
          <table:table-cell table:formula="of:=[.A977]+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IF([.B1042]=0;CONCATENATE(CHAR(9);[.A1042];&quot;:&quot;);CONCATENATE(CHAR(9);CHAR(9);&quot;- &quot;;INDEX([$Hoja1.$A$1:.$BL$1048576];[.A1042]+1;[.B10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78]+1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IF([.B1043]=0;CONCATENATE(CHAR(9);[.A1043];&quot;:&quot;);CONCATENATE(CHAR(9);CHAR(9);&quot;- &quot;;INDEX([$Hoja1.$A$1:.$BL$1048576];[.A1043]+1;[.B10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79]+1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IF([.B1044]=0;CONCATENATE(CHAR(9);[.A1044];&quot;:&quot;);CONCATENATE(CHAR(9);CHAR(9);&quot;- &quot;;INDEX([$Hoja1.$A$1:.$BL$1048576];[.A1044]+1;[.B10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80]+1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IF([.B1045]=0;CONCATENATE(CHAR(9);[.A1045];&quot;:&quot;);CONCATENATE(CHAR(9);CHAR(9);&quot;- &quot;;INDEX([$Hoja1.$A$1:.$BL$1048576];[.A1045]+1;[.B10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81]+1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IF([.B1046]=0;CONCATENATE(CHAR(9);[.A1046];&quot;:&quot;);CONCATENATE(CHAR(9);CHAR(9);&quot;- &quot;;INDEX([$Hoja1.$A$1:.$BL$1048576];[.A1046]+1;[.B10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82]+1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IF([.B1047]=0;CONCATENATE(CHAR(9);[.A1047];&quot;:&quot;);CONCATENATE(CHAR(9);CHAR(9);&quot;- &quot;;INDEX([$Hoja1.$A$1:.$BL$1048576];[.A1047]+1;[.B10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83]+1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IF([.B1048]=0;CONCATENATE(CHAR(9);[.A1048];&quot;:&quot;);CONCATENATE(CHAR(9);CHAR(9);&quot;- &quot;;INDEX([$Hoja1.$A$1:.$BL$1048576];[.A1048]+1;[.B10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84]+1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IF([.B1049]=0;CONCATENATE(CHAR(9);[.A1049];&quot;:&quot;);CONCATENATE(CHAR(9);CHAR(9);&quot;- &quot;;INDEX([$Hoja1.$A$1:.$BL$1048576];[.A1049]+1;[.B10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85]+1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IF([.B1050]=0;CONCATENATE(CHAR(9);[.A1050];&quot;:&quot;);CONCATENATE(CHAR(9);CHAR(9);&quot;- &quot;;INDEX([$Hoja1.$A$1:.$BL$1048576];[.A1050]+1;[.B10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86]+1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IF([.B1051]=0;CONCATENATE(CHAR(9);[.A1051];&quot;:&quot;);CONCATENATE(CHAR(9);CHAR(9);&quot;- &quot;;INDEX([$Hoja1.$A$1:.$BL$1048576];[.A1051]+1;[.B10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87]+1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IF([.B1052]=0;CONCATENATE(CHAR(9);[.A1052];&quot;:&quot;);CONCATENATE(CHAR(9);CHAR(9);&quot;- &quot;;INDEX([$Hoja1.$A$1:.$BL$1048576];[.A1052]+1;[.B10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88]+1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IF([.B1053]=0;CONCATENATE(CHAR(9);[.A1053];&quot;:&quot;);CONCATENATE(CHAR(9);CHAR(9);&quot;- &quot;;INDEX([$Hoja1.$A$1:.$BL$1048576];[.A1053]+1;[.B10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89]+1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IF([.B1054]=0;CONCATENATE(CHAR(9);[.A1054];&quot;:&quot;);CONCATENATE(CHAR(9);CHAR(9);&quot;- &quot;;INDEX([$Hoja1.$A$1:.$BL$1048576];[.A1054]+1;[.B10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90]+1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IF([.B1055]=0;CONCATENATE(CHAR(9);[.A1055];&quot;:&quot;);CONCATENATE(CHAR(9);CHAR(9);&quot;- &quot;;INDEX([$Hoja1.$A$1:.$BL$1048576];[.A1055]+1;[.B10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91]+1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IF([.B1056]=0;CONCATENATE(CHAR(9);[.A1056];&quot;:&quot;);CONCATENATE(CHAR(9);CHAR(9);&quot;- &quot;;INDEX([$Hoja1.$A$1:.$BL$1048576];[.A1056]+1;[.B10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92]+1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formula="of:=IF([.B1057]=0;CONCATENATE(CHAR(9);[.A1057];&quot;:&quot;);CONCATENATE(CHAR(9);CHAR(9);&quot;- &quot;;INDEX([$Hoja1.$A$1:.$BL$1048576];[.A1057]+1;[.B10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93]+1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IF([.B1058]=0;CONCATENATE(CHAR(9);[.A1058];&quot;:&quot;);CONCATENATE(CHAR(9);CHAR(9);&quot;- &quot;;INDEX([$Hoja1.$A$1:.$BL$1048576];[.A1058]+1;[.B10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94]+1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IF([.B1059]=0;CONCATENATE(CHAR(9);[.A1059];&quot;:&quot;);CONCATENATE(CHAR(9);CHAR(9);&quot;- &quot;;INDEX([$Hoja1.$A$1:.$BL$1048576];[.A1059]+1;[.B10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95]+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IF([.B1060]=0;CONCATENATE(CHAR(9);[.A1060];&quot;:&quot;);CONCATENATE(CHAR(9);CHAR(9);&quot;- &quot;;INDEX([$Hoja1.$A$1:.$BL$1048576];[.A1060]+1;[.B10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96]+1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IF([.B1061]=0;CONCATENATE(CHAR(9);[.A1061];&quot;:&quot;);CONCATENATE(CHAR(9);CHAR(9);&quot;- &quot;;INDEX([$Hoja1.$A$1:.$BL$1048576];[.A1061]+1;[.B10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97]+1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formula="of:=IF([.B1062]=0;CONCATENATE(CHAR(9);[.A1062];&quot;:&quot;);CONCATENATE(CHAR(9);CHAR(9);&quot;- &quot;;INDEX([$Hoja1.$A$1:.$BL$1048576];[.A1062]+1;[.B10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98]+1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IF([.B1063]=0;CONCATENATE(CHAR(9);[.A1063];&quot;:&quot;);CONCATENATE(CHAR(9);CHAR(9);&quot;- &quot;;INDEX([$Hoja1.$A$1:.$BL$1048576];[.A1063]+1;[.B10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999]+1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IF([.B1064]=0;CONCATENATE(CHAR(9);[.A1064];&quot;:&quot;);CONCATENATE(CHAR(9);CHAR(9);&quot;- &quot;;INDEX([$Hoja1.$A$1:.$BL$1048576];[.A1064]+1;[.B10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00]+1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IF([.B1065]=0;CONCATENATE(CHAR(9);[.A1065];&quot;:&quot;);CONCATENATE(CHAR(9);CHAR(9);&quot;- &quot;;INDEX([$Hoja1.$A$1:.$BL$1048576];[.A1065]+1;[.B10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01]+1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formula="of:=IF([.B1066]=0;CONCATENATE(CHAR(9);[.A1066];&quot;:&quot;);CONCATENATE(CHAR(9);CHAR(9);&quot;- &quot;;INDEX([$Hoja1.$A$1:.$BL$1048576];[.A1066]+1;[.B10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02]+1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IF([.B1067]=0;CONCATENATE(CHAR(9);[.A1067];&quot;:&quot;);CONCATENATE(CHAR(9);CHAR(9);&quot;- &quot;;INDEX([$Hoja1.$A$1:.$BL$1048576];[.A1067]+1;[.B10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03]+1"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formula="of:=IF([.B1068]=0;CONCATENATE(CHAR(9);[.A1068];&quot;:&quot;);CONCATENATE(CHAR(9);CHAR(9);&quot;- &quot;;INDEX([$Hoja1.$A$1:.$BL$1048576];[.A1068]+1;[.B10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04]+1"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formula="of:=IF([.B1069]=0;CONCATENATE(CHAR(9);[.A1069];&quot;:&quot;);CONCATENATE(CHAR(9);CHAR(9);&quot;- &quot;;INDEX([$Hoja1.$A$1:.$BL$1048576];[.A1069]+1;[.B10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05]+1"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formula="of:=IF([.B1070]=0;CONCATENATE(CHAR(9);[.A1070];&quot;:&quot;);CONCATENATE(CHAR(9);CHAR(9);&quot;- &quot;;INDEX([$Hoja1.$A$1:.$BL$1048576];[.A1070]+1;[.B10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06]+1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IF([.B1071]=0;CONCATENATE(CHAR(9);[.A1071];&quot;:&quot;);CONCATENATE(CHAR(9);CHAR(9);&quot;- &quot;;INDEX([$Hoja1.$A$1:.$BL$1048576];[.A1071]+1;[.B1071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1007]+1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IF([.B1072]=0;CONCATENATE(CHAR(9);[.A1072];&quot;:&quot;);CONCATENATE(CHAR(9);CHAR(9);&quot;- &quot;;INDEX([$Hoja1.$A$1:.$BL$1048576];[.A1072]+1;[.B1072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1008]+1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IF([.B1073]=0;CONCATENATE(CHAR(9);[.A1073];&quot;:&quot;);CONCATENATE(CHAR(9);CHAR(9);&quot;- &quot;;INDEX([$Hoja1.$A$1:.$BL$1048576];[.A1073]+1;[.B1073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1009]+1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IF([.B1074]=0;CONCATENATE(CHAR(9);[.A1074];&quot;:&quot;);CONCATENATE(CHAR(9);CHAR(9);&quot;- &quot;;INDEX([$Hoja1.$A$1:.$BL$1048576];[.A1074]+1;[.B1074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1010]+1"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formula="of:=IF([.B1075]=0;CONCATENATE(CHAR(9);[.A1075];&quot;:&quot;);CONCATENATE(CHAR(9);CHAR(9);&quot;- &quot;;INDEX([$Hoja1.$A$1:.$BL$1048576];[.A1075]+1;[.B1075])))" office:value-type="string" office:string-value="&#9;&#9;- D" calcext:value-type="string">
            <text:p><text:tab/><text:tab/>- D</text:p>
          </table:table-cell>
        </table:table-row>
        <table:table-row table:style-name="ro1">
          <table:table-cell table:formula="of:=[.A1011]+1"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formula="of:=IF([.B1076]=0;CONCATENATE(CHAR(9);[.A1076];&quot;:&quot;);CONCATENATE(CHAR(9);CHAR(9);&quot;- &quot;;INDEX([$Hoja1.$A$1:.$BL$1048576];[.A1076]+1;[.B10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12]+1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formula="of:=IF([.B1077]=0;CONCATENATE(CHAR(9);[.A1077];&quot;:&quot;);CONCATENATE(CHAR(9);CHAR(9);&quot;- &quot;;INDEX([$Hoja1.$A$1:.$BL$1048576];[.A1077]+1;[.B10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13]+1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formula="of:=IF([.B1078]=0;CONCATENATE(CHAR(9);[.A1078];&quot;:&quot;);CONCATENATE(CHAR(9);CHAR(9);&quot;- &quot;;INDEX([$Hoja1.$A$1:.$BL$1048576];[.A1078]+1;[.B10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14]+1"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formula="of:=IF([.B1079]=0;CONCATENATE(CHAR(9);[.A1079];&quot;:&quot;);CONCATENATE(CHAR(9);CHAR(9);&quot;- &quot;;INDEX([$Hoja1.$A$1:.$BL$1048576];[.A1079]+1;[.B10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15]+1"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IF([.B1080]=0;CONCATENATE(CHAR(9);[.A1080];&quot;:&quot;);CONCATENATE(CHAR(9);CHAR(9);&quot;- &quot;;INDEX([$Hoja1.$A$1:.$BL$1048576];[.A1080]+1;[.B10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16]+1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formula="of:=IF([.B1081]=0;CONCATENATE(CHAR(9);[.A1081];&quot;:&quot;);CONCATENATE(CHAR(9);CHAR(9);&quot;- &quot;;INDEX([$Hoja1.$A$1:.$BL$1048576];[.A1081]+1;[.B10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17]+1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formula="of:=IF([.B1082]=0;CONCATENATE(CHAR(9);[.A1082];&quot;:&quot;);CONCATENATE(CHAR(9);CHAR(9);&quot;- &quot;;INDEX([$Hoja1.$A$1:.$BL$1048576];[.A1082]+1;[.B10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18]+1"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formula="of:=IF([.B1083]=0;CONCATENATE(CHAR(9);[.A1083];&quot;:&quot;);CONCATENATE(CHAR(9);CHAR(9);&quot;- &quot;;INDEX([$Hoja1.$A$1:.$BL$1048576];[.A1083]+1;[.B10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19]+1"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formula="of:=IF([.B1084]=0;CONCATENATE(CHAR(9);[.A1084];&quot;:&quot;);CONCATENATE(CHAR(9);CHAR(9);&quot;- &quot;;INDEX([$Hoja1.$A$1:.$BL$1048576];[.A1084]+1;[.B10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20]+1"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IF([.B1085]=0;CONCATENATE(CHAR(9);[.A1085];&quot;:&quot;);CONCATENATE(CHAR(9);CHAR(9);&quot;- &quot;;INDEX([$Hoja1.$A$1:.$BL$1048576];[.A1085]+1;[.B10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21]+1"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IF([.B1086]=0;CONCATENATE(CHAR(9);[.A1086];&quot;:&quot;);CONCATENATE(CHAR(9);CHAR(9);&quot;- &quot;;INDEX([$Hoja1.$A$1:.$BL$1048576];[.A1086]+1;[.B10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22]+1"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IF([.B1087]=0;CONCATENATE(CHAR(9);[.A1087];&quot;:&quot;);CONCATENATE(CHAR(9);CHAR(9);&quot;- &quot;;INDEX([$Hoja1.$A$1:.$BL$1048576];[.A1087]+1;[.B10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23]+1"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IF([.B1088]=0;CONCATENATE(CHAR(9);[.A1088];&quot;:&quot;);CONCATENATE(CHAR(9);CHAR(9);&quot;- &quot;;INDEX([$Hoja1.$A$1:.$BL$1048576];[.A1088]+1;[.B10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24]+1"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IF([.B1089]=0;CONCATENATE(CHAR(9);[.A1089];&quot;:&quot;);CONCATENATE(CHAR(9);CHAR(9);&quot;- &quot;;INDEX([$Hoja1.$A$1:.$BL$1048576];[.A1089]+1;[.B10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25]+1"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formula="of:=IF([.B1090]=0;CONCATENATE(CHAR(9);[.A1090];&quot;:&quot;);CONCATENATE(CHAR(9);CHAR(9);&quot;- &quot;;INDEX([$Hoja1.$A$1:.$BL$1048576];[.A1090]+1;[.B10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26]+1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IF([.B1091]=0;CONCATENATE(CHAR(9);[.A1091];&quot;:&quot;);CONCATENATE(CHAR(9);CHAR(9);&quot;- &quot;;INDEX([$Hoja1.$A$1:.$BL$1048576];[.A1091]+1;[.B10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27]+1"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table:formula="of:=IF([.B1092]=0;CONCATENATE(CHAR(9);[.A1092];&quot;:&quot;);CONCATENATE(CHAR(9);CHAR(9);&quot;- &quot;;INDEX([$Hoja1.$A$1:.$BL$1048576];[.A1092]+1;[.B10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28]+1"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table:formula="of:=IF([.B1093]=0;CONCATENATE(CHAR(9);[.A1093];&quot;:&quot;);CONCATENATE(CHAR(9);CHAR(9);&quot;- &quot;;INDEX([$Hoja1.$A$1:.$BL$1048576];[.A1093]+1;[.B10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29]+1"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formula="of:=IF([.B1094]=0;CONCATENATE(CHAR(9);[.A1094];&quot;:&quot;);CONCATENATE(CHAR(9);CHAR(9);&quot;- &quot;;INDEX([$Hoja1.$A$1:.$BL$1048576];[.A1094]+1;[.B10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30]+1"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table:formula="of:=IF([.B1095]=0;CONCATENATE(CHAR(9);[.A1095];&quot;:&quot;);CONCATENATE(CHAR(9);CHAR(9);&quot;- &quot;;INDEX([$Hoja1.$A$1:.$BL$1048576];[.A1095]+1;[.B10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31]+1"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formula="of:=IF([.B1096]=0;CONCATENATE(CHAR(9);[.A1096];&quot;:&quot;);CONCATENATE(CHAR(9);CHAR(9);&quot;- &quot;;INDEX([$Hoja1.$A$1:.$BL$1048576];[.A1096]+1;[.B10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32]+1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formula="of:=IF([.B1097]=0;CONCATENATE(CHAR(9);[.A1097];&quot;:&quot;);CONCATENATE(CHAR(9);CHAR(9);&quot;- &quot;;INDEX([$Hoja1.$A$1:.$BL$1048576];[.A1097]+1;[.B10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33]+1"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table:formula="of:=IF([.B1098]=0;CONCATENATE(CHAR(9);[.A1098];&quot;:&quot;);CONCATENATE(CHAR(9);CHAR(9);&quot;- &quot;;INDEX([$Hoja1.$A$1:.$BL$1048576];[.A1098]+1;[.B10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34]+1"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table:formula="of:=IF([.B1099]=0;CONCATENATE(CHAR(9);[.A1099];&quot;:&quot;);CONCATENATE(CHAR(9);CHAR(9);&quot;- &quot;;INDEX([$Hoja1.$A$1:.$BL$1048576];[.A1099]+1;[.B10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35]+1"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table:formula="of:=IF([.B1100]=0;CONCATENATE(CHAR(9);[.A1100];&quot;:&quot;);CONCATENATE(CHAR(9);CHAR(9);&quot;- &quot;;INDEX([$Hoja1.$A$1:.$BL$1048576];[.A1100]+1;[.B11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36]+1"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formula="of:=IF([.B1101]=0;CONCATENATE(CHAR(9);[.A1101];&quot;:&quot;);CONCATENATE(CHAR(9);CHAR(9);&quot;- &quot;;INDEX([$Hoja1.$A$1:.$BL$1048576];[.A1101]+1;[.B11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37]+1"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table:formula="of:=IF([.B1102]=0;CONCATENATE(CHAR(9);[.A1102];&quot;:&quot;);CONCATENATE(CHAR(9);CHAR(9);&quot;- &quot;;INDEX([$Hoja1.$A$1:.$BL$1048576];[.A1102]+1;[.B11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38]+1"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table:formula="of:=IF([.B1103]=0;CONCATENATE(CHAR(9);[.A1103];&quot;:&quot;);CONCATENATE(CHAR(9);CHAR(9);&quot;- &quot;;INDEX([$Hoja1.$A$1:.$BL$1048576];[.A1103]+1;[.B11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39]+1"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table:formula="of:=IF([.B1104]=0;CONCATENATE(CHAR(9);[.A1104];&quot;:&quot;);CONCATENATE(CHAR(9);CHAR(9);&quot;- &quot;;INDEX([$Hoja1.$A$1:.$BL$1048576];[.A1104]+1;[.B11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40]+1"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formula="of:=IF([.B1105]=0;CONCATENATE(CHAR(9);[.A1105];&quot;:&quot;);CONCATENATE(CHAR(9);CHAR(9);&quot;- &quot;;INDEX([$Hoja1.$A$1:.$BL$1048576];[.A1105]+1;[.B11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41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B1106]=0;CONCATENATE(CHAR(9);[.A1106];&quot;:&quot;);CONCATENATE(CHAR(9);CHAR(9);&quot;- &quot;;INDEX([$Hoja1.$A$1:.$BL$1048576];[.A1106]+1;[.B1106])))" office:value-type="string" office:string-value="&#9;17:" calcext:value-type="string">
            <text:p><text:tab/>17:</text:p>
          </table:table-cell>
        </table:table-row>
        <table:table-row table:style-name="ro1">
          <table:table-cell table:formula="of:=[.A1042]+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IF([.B1107]=0;CONCATENATE(CHAR(9);[.A1107];&quot;:&quot;);CONCATENATE(CHAR(9);CHAR(9);&quot;- &quot;;INDEX([$Hoja1.$A$1:.$BL$1048576];[.A1107]+1;[.B11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43]+1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IF([.B1108]=0;CONCATENATE(CHAR(9);[.A1108];&quot;:&quot;);CONCATENATE(CHAR(9);CHAR(9);&quot;- &quot;;INDEX([$Hoja1.$A$1:.$BL$1048576];[.A1108]+1;[.B11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44]+1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IF([.B1109]=0;CONCATENATE(CHAR(9);[.A1109];&quot;:&quot;);CONCATENATE(CHAR(9);CHAR(9);&quot;- &quot;;INDEX([$Hoja1.$A$1:.$BL$1048576];[.A1109]+1;[.B11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45]+1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IF([.B1110]=0;CONCATENATE(CHAR(9);[.A1110];&quot;:&quot;);CONCATENATE(CHAR(9);CHAR(9);&quot;- &quot;;INDEX([$Hoja1.$A$1:.$BL$1048576];[.A1110]+1;[.B11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46]+1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IF([.B1111]=0;CONCATENATE(CHAR(9);[.A1111];&quot;:&quot;);CONCATENATE(CHAR(9);CHAR(9);&quot;- &quot;;INDEX([$Hoja1.$A$1:.$BL$1048576];[.A1111]+1;[.B11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47]+1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IF([.B1112]=0;CONCATENATE(CHAR(9);[.A1112];&quot;:&quot;);CONCATENATE(CHAR(9);CHAR(9);&quot;- &quot;;INDEX([$Hoja1.$A$1:.$BL$1048576];[.A1112]+1;[.B11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48]+1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IF([.B1113]=0;CONCATENATE(CHAR(9);[.A1113];&quot;:&quot;);CONCATENATE(CHAR(9);CHAR(9);&quot;- &quot;;INDEX([$Hoja1.$A$1:.$BL$1048576];[.A1113]+1;[.B11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49]+1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IF([.B1114]=0;CONCATENATE(CHAR(9);[.A1114];&quot;:&quot;);CONCATENATE(CHAR(9);CHAR(9);&quot;- &quot;;INDEX([$Hoja1.$A$1:.$BL$1048576];[.A1114]+1;[.B11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50]+1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IF([.B1115]=0;CONCATENATE(CHAR(9);[.A1115];&quot;:&quot;);CONCATENATE(CHAR(9);CHAR(9);&quot;- &quot;;INDEX([$Hoja1.$A$1:.$BL$1048576];[.A1115]+1;[.B11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51]+1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IF([.B1116]=0;CONCATENATE(CHAR(9);[.A1116];&quot;:&quot;);CONCATENATE(CHAR(9);CHAR(9);&quot;- &quot;;INDEX([$Hoja1.$A$1:.$BL$1048576];[.A1116]+1;[.B11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52]+1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IF([.B1117]=0;CONCATENATE(CHAR(9);[.A1117];&quot;:&quot;);CONCATENATE(CHAR(9);CHAR(9);&quot;- &quot;;INDEX([$Hoja1.$A$1:.$BL$1048576];[.A1117]+1;[.B11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53]+1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IF([.B1118]=0;CONCATENATE(CHAR(9);[.A1118];&quot;:&quot;);CONCATENATE(CHAR(9);CHAR(9);&quot;- &quot;;INDEX([$Hoja1.$A$1:.$BL$1048576];[.A1118]+1;[.B11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54]+1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IF([.B1119]=0;CONCATENATE(CHAR(9);[.A1119];&quot;:&quot;);CONCATENATE(CHAR(9);CHAR(9);&quot;- &quot;;INDEX([$Hoja1.$A$1:.$BL$1048576];[.A1119]+1;[.B11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55]+1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IF([.B1120]=0;CONCATENATE(CHAR(9);[.A1120];&quot;:&quot;);CONCATENATE(CHAR(9);CHAR(9);&quot;- &quot;;INDEX([$Hoja1.$A$1:.$BL$1048576];[.A1120]+1;[.B11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56]+1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IF([.B1121]=0;CONCATENATE(CHAR(9);[.A1121];&quot;:&quot;);CONCATENATE(CHAR(9);CHAR(9);&quot;- &quot;;INDEX([$Hoja1.$A$1:.$BL$1048576];[.A1121]+1;[.B11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57]+1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IF([.B1122]=0;CONCATENATE(CHAR(9);[.A1122];&quot;:&quot;);CONCATENATE(CHAR(9);CHAR(9);&quot;- &quot;;INDEX([$Hoja1.$A$1:.$BL$1048576];[.A1122]+1;[.B11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58]+1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table:formula="of:=IF([.B1123]=0;CONCATENATE(CHAR(9);[.A1123];&quot;:&quot;);CONCATENATE(CHAR(9);CHAR(9);&quot;- &quot;;INDEX([$Hoja1.$A$1:.$BL$1048576];[.A1123]+1;[.B11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59]+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IF([.B1124]=0;CONCATENATE(CHAR(9);[.A1124];&quot;:&quot;);CONCATENATE(CHAR(9);CHAR(9);&quot;- &quot;;INDEX([$Hoja1.$A$1:.$BL$1048576];[.A1124]+1;[.B11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60]+1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IF([.B1125]=0;CONCATENATE(CHAR(9);[.A1125];&quot;:&quot;);CONCATENATE(CHAR(9);CHAR(9);&quot;- &quot;;INDEX([$Hoja1.$A$1:.$BL$1048576];[.A1125]+1;[.B11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61]+1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IF([.B1126]=0;CONCATENATE(CHAR(9);[.A1126];&quot;:&quot;);CONCATENATE(CHAR(9);CHAR(9);&quot;- &quot;;INDEX([$Hoja1.$A$1:.$BL$1048576];[.A1126]+1;[.B11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62]+1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IF([.B1127]=0;CONCATENATE(CHAR(9);[.A1127];&quot;:&quot;);CONCATENATE(CHAR(9);CHAR(9);&quot;- &quot;;INDEX([$Hoja1.$A$1:.$BL$1048576];[.A1127]+1;[.B11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63]+1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formula="of:=IF([.B1128]=0;CONCATENATE(CHAR(9);[.A1128];&quot;:&quot;);CONCATENATE(CHAR(9);CHAR(9);&quot;- &quot;;INDEX([$Hoja1.$A$1:.$BL$1048576];[.A1128]+1;[.B11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64]+1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IF([.B1129]=0;CONCATENATE(CHAR(9);[.A1129];&quot;:&quot;);CONCATENATE(CHAR(9);CHAR(9);&quot;- &quot;;INDEX([$Hoja1.$A$1:.$BL$1048576];[.A1129]+1;[.B11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65]+1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formula="of:=IF([.B1130]=0;CONCATENATE(CHAR(9);[.A1130];&quot;:&quot;);CONCATENATE(CHAR(9);CHAR(9);&quot;- &quot;;INDEX([$Hoja1.$A$1:.$BL$1048576];[.A1130]+1;[.B11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66]+1"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formula="of:=IF([.B1131]=0;CONCATENATE(CHAR(9);[.A1131];&quot;:&quot;);CONCATENATE(CHAR(9);CHAR(9);&quot;- &quot;;INDEX([$Hoja1.$A$1:.$BL$1048576];[.A1131]+1;[.B11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67]+1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formula="of:=IF([.B1132]=0;CONCATENATE(CHAR(9);[.A1132];&quot;:&quot;);CONCATENATE(CHAR(9);CHAR(9);&quot;- &quot;;INDEX([$Hoja1.$A$1:.$BL$1048576];[.A1132]+1;[.B11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68]+1"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formula="of:=IF([.B1133]=0;CONCATENATE(CHAR(9);[.A1133];&quot;:&quot;);CONCATENATE(CHAR(9);CHAR(9);&quot;- &quot;;INDEX([$Hoja1.$A$1:.$BL$1048576];[.A1133]+1;[.B11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69]+1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formula="of:=IF([.B1134]=0;CONCATENATE(CHAR(9);[.A1134];&quot;:&quot;);CONCATENATE(CHAR(9);CHAR(9);&quot;- &quot;;INDEX([$Hoja1.$A$1:.$BL$1048576];[.A1134]+1;[.B11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70]+1"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formula="of:=IF([.B1135]=0;CONCATENATE(CHAR(9);[.A1135];&quot;:&quot;);CONCATENATE(CHAR(9);CHAR(9);&quot;- &quot;;INDEX([$Hoja1.$A$1:.$BL$1048576];[.A1135]+1;[.B11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71]+1"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formula="of:=IF([.B1136]=0;CONCATENATE(CHAR(9);[.A1136];&quot;:&quot;);CONCATENATE(CHAR(9);CHAR(9);&quot;- &quot;;INDEX([$Hoja1.$A$1:.$BL$1048576];[.A1136]+1;[.B11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72]+1"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formula="of:=IF([.B1137]=0;CONCATENATE(CHAR(9);[.A1137];&quot;:&quot;);CONCATENATE(CHAR(9);CHAR(9);&quot;- &quot;;INDEX([$Hoja1.$A$1:.$BL$1048576];[.A1137]+1;[.B11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73]+1"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IF([.B1138]=0;CONCATENATE(CHAR(9);[.A1138];&quot;:&quot;);CONCATENATE(CHAR(9);CHAR(9);&quot;- &quot;;INDEX([$Hoja1.$A$1:.$BL$1048576];[.A1138]+1;[.B11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74]+1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formula="of:=IF([.B1139]=0;CONCATENATE(CHAR(9);[.A1139];&quot;:&quot;);CONCATENATE(CHAR(9);CHAR(9);&quot;- &quot;;INDEX([$Hoja1.$A$1:.$BL$1048576];[.A1139]+1;[.B11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75]+1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IF([.B1140]=0;CONCATENATE(CHAR(9);[.A1140];&quot;:&quot;);CONCATENATE(CHAR(9);CHAR(9);&quot;- &quot;;INDEX([$Hoja1.$A$1:.$BL$1048576];[.A1140]+1;[.B11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76]+1"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IF([.B1141]=0;CONCATENATE(CHAR(9);[.A1141];&quot;:&quot;);CONCATENATE(CHAR(9);CHAR(9);&quot;- &quot;;INDEX([$Hoja1.$A$1:.$BL$1048576];[.A1141]+1;[.B11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77]+1"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formula="of:=IF([.B1142]=0;CONCATENATE(CHAR(9);[.A1142];&quot;:&quot;);CONCATENATE(CHAR(9);CHAR(9);&quot;- &quot;;INDEX([$Hoja1.$A$1:.$BL$1048576];[.A1142]+1;[.B11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78]+1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formula="of:=IF([.B1143]=0;CONCATENATE(CHAR(9);[.A1143];&quot;:&quot;);CONCATENATE(CHAR(9);CHAR(9);&quot;- &quot;;INDEX([$Hoja1.$A$1:.$BL$1048576];[.A1143]+1;[.B11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79]+1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IF([.B1144]=0;CONCATENATE(CHAR(9);[.A1144];&quot;:&quot;);CONCATENATE(CHAR(9);CHAR(9);&quot;- &quot;;INDEX([$Hoja1.$A$1:.$BL$1048576];[.A1144]+1;[.B11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80]+1"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table:formula="of:=IF([.B1145]=0;CONCATENATE(CHAR(9);[.A1145];&quot;:&quot;);CONCATENATE(CHAR(9);CHAR(9);&quot;- &quot;;INDEX([$Hoja1.$A$1:.$BL$1048576];[.A1145]+1;[.B11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81]+1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formula="of:=IF([.B1146]=0;CONCATENATE(CHAR(9);[.A1146];&quot;:&quot;);CONCATENATE(CHAR(9);CHAR(9);&quot;- &quot;;INDEX([$Hoja1.$A$1:.$BL$1048576];[.A1146]+1;[.B11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82]+1"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formula="of:=IF([.B1147]=0;CONCATENATE(CHAR(9);[.A1147];&quot;:&quot;);CONCATENATE(CHAR(9);CHAR(9);&quot;- &quot;;INDEX([$Hoja1.$A$1:.$BL$1048576];[.A1147]+1;[.B11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83]+1"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formula="of:=IF([.B1148]=0;CONCATENATE(CHAR(9);[.A1148];&quot;:&quot;);CONCATENATE(CHAR(9);CHAR(9);&quot;- &quot;;INDEX([$Hoja1.$A$1:.$BL$1048576];[.A1148]+1;[.B11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84]+1"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formula="of:=IF([.B1149]=0;CONCATENATE(CHAR(9);[.A1149];&quot;:&quot;);CONCATENATE(CHAR(9);CHAR(9);&quot;- &quot;;INDEX([$Hoja1.$A$1:.$BL$1048576];[.A1149]+1;[.B11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85]+1"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table:formula="of:=IF([.B1150]=0;CONCATENATE(CHAR(9);[.A1150];&quot;:&quot;);CONCATENATE(CHAR(9);CHAR(9);&quot;- &quot;;INDEX([$Hoja1.$A$1:.$BL$1048576];[.A1150]+1;[.B11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86]+1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IF([.B1151]=0;CONCATENATE(CHAR(9);[.A1151];&quot;:&quot;);CONCATENATE(CHAR(9);CHAR(9);&quot;- &quot;;INDEX([$Hoja1.$A$1:.$BL$1048576];[.A1151]+1;[.B11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87]+1"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formula="of:=IF([.B1152]=0;CONCATENATE(CHAR(9);[.A1152];&quot;:&quot;);CONCATENATE(CHAR(9);CHAR(9);&quot;- &quot;;INDEX([$Hoja1.$A$1:.$BL$1048576];[.A1152]+1;[.B11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88]+1"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formula="of:=IF([.B1153]=0;CONCATENATE(CHAR(9);[.A1153];&quot;:&quot;);CONCATENATE(CHAR(9);CHAR(9);&quot;- &quot;;INDEX([$Hoja1.$A$1:.$BL$1048576];[.A1153]+1;[.B11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89]+1"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formula="of:=IF([.B1154]=0;CONCATENATE(CHAR(9);[.A1154];&quot;:&quot;);CONCATENATE(CHAR(9);CHAR(9);&quot;- &quot;;INDEX([$Hoja1.$A$1:.$BL$1048576];[.A1154]+1;[.B11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90]+1"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IF([.B1155]=0;CONCATENATE(CHAR(9);[.A1155];&quot;:&quot;);CONCATENATE(CHAR(9);CHAR(9);&quot;- &quot;;INDEX([$Hoja1.$A$1:.$BL$1048576];[.A1155]+1;[.B11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91]+1"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formula="of:=IF([.B1156]=0;CONCATENATE(CHAR(9);[.A1156];&quot;:&quot;);CONCATENATE(CHAR(9);CHAR(9);&quot;- &quot;;INDEX([$Hoja1.$A$1:.$BL$1048576];[.A1156]+1;[.B11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92]+1"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formula="of:=IF([.B1157]=0;CONCATENATE(CHAR(9);[.A1157];&quot;:&quot;);CONCATENATE(CHAR(9);CHAR(9);&quot;- &quot;;INDEX([$Hoja1.$A$1:.$BL$1048576];[.A1157]+1;[.B11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93]+1"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table:formula="of:=IF([.B1158]=0;CONCATENATE(CHAR(9);[.A1158];&quot;:&quot;);CONCATENATE(CHAR(9);CHAR(9);&quot;- &quot;;INDEX([$Hoja1.$A$1:.$BL$1048576];[.A1158]+1;[.B11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94]+1"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formula="of:=IF([.B1159]=0;CONCATENATE(CHAR(9);[.A1159];&quot;:&quot;);CONCATENATE(CHAR(9);CHAR(9);&quot;- &quot;;INDEX([$Hoja1.$A$1:.$BL$1048576];[.A1159]+1;[.B11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95]+1"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formula="of:=IF([.B1160]=0;CONCATENATE(CHAR(9);[.A1160];&quot;:&quot;);CONCATENATE(CHAR(9);CHAR(9);&quot;- &quot;;INDEX([$Hoja1.$A$1:.$BL$1048576];[.A1160]+1;[.B11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96]+1"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table:formula="of:=IF([.B1161]=0;CONCATENATE(CHAR(9);[.A1161];&quot;:&quot;);CONCATENATE(CHAR(9);CHAR(9);&quot;- &quot;;INDEX([$Hoja1.$A$1:.$BL$1048576];[.A1161]+1;[.B11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97]+1"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formula="of:=IF([.B1162]=0;CONCATENATE(CHAR(9);[.A1162];&quot;:&quot;);CONCATENATE(CHAR(9);CHAR(9);&quot;- &quot;;INDEX([$Hoja1.$A$1:.$BL$1048576];[.A1162]+1;[.B11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98]+1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formula="of:=IF([.B1163]=0;CONCATENATE(CHAR(9);[.A1163];&quot;:&quot;);CONCATENATE(CHAR(9);CHAR(9);&quot;- &quot;;INDEX([$Hoja1.$A$1:.$BL$1048576];[.A1163]+1;[.B11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099]+1"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table:formula="of:=IF([.B1164]=0;CONCATENATE(CHAR(9);[.A1164];&quot;:&quot;);CONCATENATE(CHAR(9);CHAR(9);&quot;- &quot;;INDEX([$Hoja1.$A$1:.$BL$1048576];[.A1164]+1;[.B11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00]+1"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table:formula="of:=IF([.B1165]=0;CONCATENATE(CHAR(9);[.A1165];&quot;:&quot;);CONCATENATE(CHAR(9);CHAR(9);&quot;- &quot;;INDEX([$Hoja1.$A$1:.$BL$1048576];[.A1165]+1;[.B11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01]+1"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formula="of:=IF([.B1166]=0;CONCATENATE(CHAR(9);[.A1166];&quot;:&quot;);CONCATENATE(CHAR(9);CHAR(9);&quot;- &quot;;INDEX([$Hoja1.$A$1:.$BL$1048576];[.A1166]+1;[.B11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02]+1"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table:formula="of:=IF([.B1167]=0;CONCATENATE(CHAR(9);[.A1167];&quot;:&quot;);CONCATENATE(CHAR(9);CHAR(9);&quot;- &quot;;INDEX([$Hoja1.$A$1:.$BL$1048576];[.A1167]+1;[.B11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03]+1"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table:formula="of:=IF([.B1168]=0;CONCATENATE(CHAR(9);[.A1168];&quot;:&quot;);CONCATENATE(CHAR(9);CHAR(9);&quot;- &quot;;INDEX([$Hoja1.$A$1:.$BL$1048576];[.A1168]+1;[.B11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04]+1"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table:formula="of:=IF([.B1169]=0;CONCATENATE(CHAR(9);[.A1169];&quot;:&quot;);CONCATENATE(CHAR(9);CHAR(9);&quot;- &quot;;INDEX([$Hoja1.$A$1:.$BL$1048576];[.A1169]+1;[.B11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05]+1"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table:formula="of:=IF([.B1170]=0;CONCATENATE(CHAR(9);[.A1170];&quot;:&quot;);CONCATENATE(CHAR(9);CHAR(9);&quot;- &quot;;INDEX([$Hoja1.$A$1:.$BL$1048576];[.A1170]+1;[.B11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06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IF([.B1171]=0;CONCATENATE(CHAR(9);[.A1171];&quot;:&quot;);CONCATENATE(CHAR(9);CHAR(9);&quot;- &quot;;INDEX([$Hoja1.$A$1:.$BL$1048576];[.A1171]+1;[.B1171])))" office:value-type="string" office:string-value="&#9;18:" calcext:value-type="string">
            <text:p><text:tab/>18:</text:p>
          </table:table-cell>
        </table:table-row>
        <table:table-row table:style-name="ro1">
          <table:table-cell table:formula="of:=[.A1107]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IF([.B1172]=0;CONCATENATE(CHAR(9);[.A1172];&quot;:&quot;);CONCATENATE(CHAR(9);CHAR(9);&quot;- &quot;;INDEX([$Hoja1.$A$1:.$BL$1048576];[.A1172]+1;[.B11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08]+1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IF([.B1173]=0;CONCATENATE(CHAR(9);[.A1173];&quot;:&quot;);CONCATENATE(CHAR(9);CHAR(9);&quot;- &quot;;INDEX([$Hoja1.$A$1:.$BL$1048576];[.A1173]+1;[.B11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09]+1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IF([.B1174]=0;CONCATENATE(CHAR(9);[.A1174];&quot;:&quot;);CONCATENATE(CHAR(9);CHAR(9);&quot;- &quot;;INDEX([$Hoja1.$A$1:.$BL$1048576];[.A1174]+1;[.B11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10]+1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IF([.B1175]=0;CONCATENATE(CHAR(9);[.A1175];&quot;:&quot;);CONCATENATE(CHAR(9);CHAR(9);&quot;- &quot;;INDEX([$Hoja1.$A$1:.$BL$1048576];[.A1175]+1;[.B11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11]+1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IF([.B1176]=0;CONCATENATE(CHAR(9);[.A1176];&quot;:&quot;);CONCATENATE(CHAR(9);CHAR(9);&quot;- &quot;;INDEX([$Hoja1.$A$1:.$BL$1048576];[.A1176]+1;[.B11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12]+1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IF([.B1177]=0;CONCATENATE(CHAR(9);[.A1177];&quot;:&quot;);CONCATENATE(CHAR(9);CHAR(9);&quot;- &quot;;INDEX([$Hoja1.$A$1:.$BL$1048576];[.A1177]+1;[.B11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13]+1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IF([.B1178]=0;CONCATENATE(CHAR(9);[.A1178];&quot;:&quot;);CONCATENATE(CHAR(9);CHAR(9);&quot;- &quot;;INDEX([$Hoja1.$A$1:.$BL$1048576];[.A1178]+1;[.B11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14]+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IF([.B1179]=0;CONCATENATE(CHAR(9);[.A1179];&quot;:&quot;);CONCATENATE(CHAR(9);CHAR(9);&quot;- &quot;;INDEX([$Hoja1.$A$1:.$BL$1048576];[.A1179]+1;[.B11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15]+1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IF([.B1180]=0;CONCATENATE(CHAR(9);[.A1180];&quot;:&quot;);CONCATENATE(CHAR(9);CHAR(9);&quot;- &quot;;INDEX([$Hoja1.$A$1:.$BL$1048576];[.A1180]+1;[.B11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16]+1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IF([.B1181]=0;CONCATENATE(CHAR(9);[.A1181];&quot;:&quot;);CONCATENATE(CHAR(9);CHAR(9);&quot;- &quot;;INDEX([$Hoja1.$A$1:.$BL$1048576];[.A1181]+1;[.B11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17]+1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IF([.B1182]=0;CONCATENATE(CHAR(9);[.A1182];&quot;:&quot;);CONCATENATE(CHAR(9);CHAR(9);&quot;- &quot;;INDEX([$Hoja1.$A$1:.$BL$1048576];[.A1182]+1;[.B11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18]+1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IF([.B1183]=0;CONCATENATE(CHAR(9);[.A1183];&quot;:&quot;);CONCATENATE(CHAR(9);CHAR(9);&quot;- &quot;;INDEX([$Hoja1.$A$1:.$BL$1048576];[.A1183]+1;[.B11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19]+1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IF([.B1184]=0;CONCATENATE(CHAR(9);[.A1184];&quot;:&quot;);CONCATENATE(CHAR(9);CHAR(9);&quot;- &quot;;INDEX([$Hoja1.$A$1:.$BL$1048576];[.A1184]+1;[.B11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20]+1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IF([.B1185]=0;CONCATENATE(CHAR(9);[.A1185];&quot;:&quot;);CONCATENATE(CHAR(9);CHAR(9);&quot;- &quot;;INDEX([$Hoja1.$A$1:.$BL$1048576];[.A1185]+1;[.B11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21]+1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IF([.B1186]=0;CONCATENATE(CHAR(9);[.A1186];&quot;:&quot;);CONCATENATE(CHAR(9);CHAR(9);&quot;- &quot;;INDEX([$Hoja1.$A$1:.$BL$1048576];[.A1186]+1;[.B11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22]+1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IF([.B1187]=0;CONCATENATE(CHAR(9);[.A1187];&quot;:&quot;);CONCATENATE(CHAR(9);CHAR(9);&quot;- &quot;;INDEX([$Hoja1.$A$1:.$BL$1048576];[.A1187]+1;[.B11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23]+1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IF([.B1188]=0;CONCATENATE(CHAR(9);[.A1188];&quot;:&quot;);CONCATENATE(CHAR(9);CHAR(9);&quot;- &quot;;INDEX([$Hoja1.$A$1:.$BL$1048576];[.A1188]+1;[.B11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24]+1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formula="of:=IF([.B1189]=0;CONCATENATE(CHAR(9);[.A1189];&quot;:&quot;);CONCATENATE(CHAR(9);CHAR(9);&quot;- &quot;;INDEX([$Hoja1.$A$1:.$BL$1048576];[.A1189]+1;[.B11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25]+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IF([.B1190]=0;CONCATENATE(CHAR(9);[.A1190];&quot;:&quot;);CONCATENATE(CHAR(9);CHAR(9);&quot;- &quot;;INDEX([$Hoja1.$A$1:.$BL$1048576];[.A1190]+1;[.B11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26]+1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IF([.B1191]=0;CONCATENATE(CHAR(9);[.A1191];&quot;:&quot;);CONCATENATE(CHAR(9);CHAR(9);&quot;- &quot;;INDEX([$Hoja1.$A$1:.$BL$1048576];[.A1191]+1;[.B11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27]+1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IF([.B1192]=0;CONCATENATE(CHAR(9);[.A1192];&quot;:&quot;);CONCATENATE(CHAR(9);CHAR(9);&quot;- &quot;;INDEX([$Hoja1.$A$1:.$BL$1048576];[.A1192]+1;[.B11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28]+1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IF([.B1193]=0;CONCATENATE(CHAR(9);[.A1193];&quot;:&quot;);CONCATENATE(CHAR(9);CHAR(9);&quot;- &quot;;INDEX([$Hoja1.$A$1:.$BL$1048576];[.A1193]+1;[.B11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29]+1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IF([.B1194]=0;CONCATENATE(CHAR(9);[.A1194];&quot;:&quot;);CONCATENATE(CHAR(9);CHAR(9);&quot;- &quot;;INDEX([$Hoja1.$A$1:.$BL$1048576];[.A1194]+1;[.B11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30]+1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IF([.B1195]=0;CONCATENATE(CHAR(9);[.A1195];&quot;:&quot;);CONCATENATE(CHAR(9);CHAR(9);&quot;- &quot;;INDEX([$Hoja1.$A$1:.$BL$1048576];[.A1195]+1;[.B11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31]+1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formula="of:=IF([.B1196]=0;CONCATENATE(CHAR(9);[.A1196];&quot;:&quot;);CONCATENATE(CHAR(9);CHAR(9);&quot;- &quot;;INDEX([$Hoja1.$A$1:.$BL$1048576];[.A1196]+1;[.B11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32]+1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formula="of:=IF([.B1197]=0;CONCATENATE(CHAR(9);[.A1197];&quot;:&quot;);CONCATENATE(CHAR(9);CHAR(9);&quot;- &quot;;INDEX([$Hoja1.$A$1:.$BL$1048576];[.A1197]+1;[.B11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33]+1"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formula="of:=IF([.B1198]=0;CONCATENATE(CHAR(9);[.A1198];&quot;:&quot;);CONCATENATE(CHAR(9);CHAR(9);&quot;- &quot;;INDEX([$Hoja1.$A$1:.$BL$1048576];[.A1198]+1;[.B11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34]+1"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formula="of:=IF([.B1199]=0;CONCATENATE(CHAR(9);[.A1199];&quot;:&quot;);CONCATENATE(CHAR(9);CHAR(9);&quot;- &quot;;INDEX([$Hoja1.$A$1:.$BL$1048576];[.A1199]+1;[.B11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35]+1"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formula="of:=IF([.B1200]=0;CONCATENATE(CHAR(9);[.A1200];&quot;:&quot;);CONCATENATE(CHAR(9);CHAR(9);&quot;- &quot;;INDEX([$Hoja1.$A$1:.$BL$1048576];[.A1200]+1;[.B12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36]+1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formula="of:=IF([.B1201]=0;CONCATENATE(CHAR(9);[.A1201];&quot;:&quot;);CONCATENATE(CHAR(9);CHAR(9);&quot;- &quot;;INDEX([$Hoja1.$A$1:.$BL$1048576];[.A1201]+1;[.B12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37]+1"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formula="of:=IF([.B1202]=0;CONCATENATE(CHAR(9);[.A1202];&quot;:&quot;);CONCATENATE(CHAR(9);CHAR(9);&quot;- &quot;;INDEX([$Hoja1.$A$1:.$BL$1048576];[.A1202]+1;[.B12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38]+1"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formula="of:=IF([.B1203]=0;CONCATENATE(CHAR(9);[.A1203];&quot;:&quot;);CONCATENATE(CHAR(9);CHAR(9);&quot;- &quot;;INDEX([$Hoja1.$A$1:.$BL$1048576];[.A1203]+1;[.B12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39]+1"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formula="of:=IF([.B1204]=0;CONCATENATE(CHAR(9);[.A1204];&quot;:&quot;);CONCATENATE(CHAR(9);CHAR(9);&quot;- &quot;;INDEX([$Hoja1.$A$1:.$BL$1048576];[.A1204]+1;[.B12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40]+1"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formula="of:=IF([.B1205]=0;CONCATENATE(CHAR(9);[.A1205];&quot;:&quot;);CONCATENATE(CHAR(9);CHAR(9);&quot;- &quot;;INDEX([$Hoja1.$A$1:.$BL$1048576];[.A1205]+1;[.B12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41]+1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IF([.B1206]=0;CONCATENATE(CHAR(9);[.A1206];&quot;:&quot;);CONCATENATE(CHAR(9);CHAR(9);&quot;- &quot;;INDEX([$Hoja1.$A$1:.$BL$1048576];[.A1206]+1;[.B12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42]+1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formula="of:=IF([.B1207]=0;CONCATENATE(CHAR(9);[.A1207];&quot;:&quot;);CONCATENATE(CHAR(9);CHAR(9);&quot;- &quot;;INDEX([$Hoja1.$A$1:.$BL$1048576];[.A1207]+1;[.B12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43]+1"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IF([.B1208]=0;CONCATENATE(CHAR(9);[.A1208];&quot;:&quot;);CONCATENATE(CHAR(9);CHAR(9);&quot;- &quot;;INDEX([$Hoja1.$A$1:.$BL$1048576];[.A1208]+1;[.B12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44]+1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formula="of:=IF([.B1209]=0;CONCATENATE(CHAR(9);[.A1209];&quot;:&quot;);CONCATENATE(CHAR(9);CHAR(9);&quot;- &quot;;INDEX([$Hoja1.$A$1:.$BL$1048576];[.A1209]+1;[.B12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45]+1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formula="of:=IF([.B1210]=0;CONCATENATE(CHAR(9);[.A1210];&quot;:&quot;);CONCATENATE(CHAR(9);CHAR(9);&quot;- &quot;;INDEX([$Hoja1.$A$1:.$BL$1048576];[.A1210]+1;[.B12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46]+1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formula="of:=IF([.B1211]=0;CONCATENATE(CHAR(9);[.A1211];&quot;:&quot;);CONCATENATE(CHAR(9);CHAR(9);&quot;- &quot;;INDEX([$Hoja1.$A$1:.$BL$1048576];[.A1211]+1;[.B12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47]+1"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formula="of:=IF([.B1212]=0;CONCATENATE(CHAR(9);[.A1212];&quot;:&quot;);CONCATENATE(CHAR(9);CHAR(9);&quot;- &quot;;INDEX([$Hoja1.$A$1:.$BL$1048576];[.A1212]+1;[.B12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48]+1"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table:formula="of:=IF([.B1213]=0;CONCATENATE(CHAR(9);[.A1213];&quot;:&quot;);CONCATENATE(CHAR(9);CHAR(9);&quot;- &quot;;INDEX([$Hoja1.$A$1:.$BL$1048576];[.A1213]+1;[.B12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49]+1"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table:formula="of:=IF([.B1214]=0;CONCATENATE(CHAR(9);[.A1214];&quot;:&quot;);CONCATENATE(CHAR(9);CHAR(9);&quot;- &quot;;INDEX([$Hoja1.$A$1:.$BL$1048576];[.A1214]+1;[.B12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50]+1"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formula="of:=IF([.B1215]=0;CONCATENATE(CHAR(9);[.A1215];&quot;:&quot;);CONCATENATE(CHAR(9);CHAR(9);&quot;- &quot;;INDEX([$Hoja1.$A$1:.$BL$1048576];[.A1215]+1;[.B12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51]+1"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formula="of:=IF([.B1216]=0;CONCATENATE(CHAR(9);[.A1216];&quot;:&quot;);CONCATENATE(CHAR(9);CHAR(9);&quot;- &quot;;INDEX([$Hoja1.$A$1:.$BL$1048576];[.A1216]+1;[.B12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52]+1"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table:formula="of:=IF([.B1217]=0;CONCATENATE(CHAR(9);[.A1217];&quot;:&quot;);CONCATENATE(CHAR(9);CHAR(9);&quot;- &quot;;INDEX([$Hoja1.$A$1:.$BL$1048576];[.A1217]+1;[.B12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53]+1"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table:formula="of:=IF([.B1218]=0;CONCATENATE(CHAR(9);[.A1218];&quot;:&quot;);CONCATENATE(CHAR(9);CHAR(9);&quot;- &quot;;INDEX([$Hoja1.$A$1:.$BL$1048576];[.A1218]+1;[.B12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54]+1"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formula="of:=IF([.B1219]=0;CONCATENATE(CHAR(9);[.A1219];&quot;:&quot;);CONCATENATE(CHAR(9);CHAR(9);&quot;- &quot;;INDEX([$Hoja1.$A$1:.$BL$1048576];[.A1219]+1;[.B12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55]+1"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table:formula="of:=IF([.B1220]=0;CONCATENATE(CHAR(9);[.A1220];&quot;:&quot;);CONCATENATE(CHAR(9);CHAR(9);&quot;- &quot;;INDEX([$Hoja1.$A$1:.$BL$1048576];[.A1220]+1;[.B12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56]+1"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formula="of:=IF([.B1221]=0;CONCATENATE(CHAR(9);[.A1221];&quot;:&quot;);CONCATENATE(CHAR(9);CHAR(9);&quot;- &quot;;INDEX([$Hoja1.$A$1:.$BL$1048576];[.A1221]+1;[.B12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57]+1"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table:formula="of:=IF([.B1222]=0;CONCATENATE(CHAR(9);[.A1222];&quot;:&quot;);CONCATENATE(CHAR(9);CHAR(9);&quot;- &quot;;INDEX([$Hoja1.$A$1:.$BL$1048576];[.A1222]+1;[.B12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58]+1"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table:formula="of:=IF([.B1223]=0;CONCATENATE(CHAR(9);[.A1223];&quot;:&quot;);CONCATENATE(CHAR(9);CHAR(9);&quot;- &quot;;INDEX([$Hoja1.$A$1:.$BL$1048576];[.A1223]+1;[.B12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59]+1"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formula="of:=IF([.B1224]=0;CONCATENATE(CHAR(9);[.A1224];&quot;:&quot;);CONCATENATE(CHAR(9);CHAR(9);&quot;- &quot;;INDEX([$Hoja1.$A$1:.$BL$1048576];[.A1224]+1;[.B12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60]+1"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table:formula="of:=IF([.B1225]=0;CONCATENATE(CHAR(9);[.A1225];&quot;:&quot;);CONCATENATE(CHAR(9);CHAR(9);&quot;- &quot;;INDEX([$Hoja1.$A$1:.$BL$1048576];[.A1225]+1;[.B12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61]+1"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formula="of:=IF([.B1226]=0;CONCATENATE(CHAR(9);[.A1226];&quot;:&quot;);CONCATENATE(CHAR(9);CHAR(9);&quot;- &quot;;INDEX([$Hoja1.$A$1:.$BL$1048576];[.A1226]+1;[.B12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62]+1"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table:formula="of:=IF([.B1227]=0;CONCATENATE(CHAR(9);[.A1227];&quot;:&quot;);CONCATENATE(CHAR(9);CHAR(9);&quot;- &quot;;INDEX([$Hoja1.$A$1:.$BL$1048576];[.A1227]+1;[.B12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63]+1"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table:formula="of:=IF([.B1228]=0;CONCATENATE(CHAR(9);[.A1228];&quot;:&quot;);CONCATENATE(CHAR(9);CHAR(9);&quot;- &quot;;INDEX([$Hoja1.$A$1:.$BL$1048576];[.A1228]+1;[.B12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64]+1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formula="of:=IF([.B1229]=0;CONCATENATE(CHAR(9);[.A1229];&quot;:&quot;);CONCATENATE(CHAR(9);CHAR(9);&quot;- &quot;;INDEX([$Hoja1.$A$1:.$BL$1048576];[.A1229]+1;[.B12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65]+1"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table:formula="of:=IF([.B1230]=0;CONCATENATE(CHAR(9);[.A1230];&quot;:&quot;);CONCATENATE(CHAR(9);CHAR(9);&quot;- &quot;;INDEX([$Hoja1.$A$1:.$BL$1048576];[.A1230]+1;[.B12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66]+1"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formula="of:=IF([.B1231]=0;CONCATENATE(CHAR(9);[.A1231];&quot;:&quot;);CONCATENATE(CHAR(9);CHAR(9);&quot;- &quot;;INDEX([$Hoja1.$A$1:.$BL$1048576];[.A1231]+1;[.B12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67]+1"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table:formula="of:=IF([.B1232]=0;CONCATENATE(CHAR(9);[.A1232];&quot;:&quot;);CONCATENATE(CHAR(9);CHAR(9);&quot;- &quot;;INDEX([$Hoja1.$A$1:.$BL$1048576];[.A1232]+1;[.B12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68]+1"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table:formula="of:=IF([.B1233]=0;CONCATENATE(CHAR(9);[.A1233];&quot;:&quot;);CONCATENATE(CHAR(9);CHAR(9);&quot;- &quot;;INDEX([$Hoja1.$A$1:.$BL$1048576];[.A1233]+1;[.B12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69]+1"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table:formula="of:=IF([.B1234]=0;CONCATENATE(CHAR(9);[.A1234];&quot;:&quot;);CONCATENATE(CHAR(9);CHAR(9);&quot;- &quot;;INDEX([$Hoja1.$A$1:.$BL$1048576];[.A1234]+1;[.B12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70]+1"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table:formula="of:=IF([.B1235]=0;CONCATENATE(CHAR(9);[.A1235];&quot;:&quot;);CONCATENATE(CHAR(9);CHAR(9);&quot;- &quot;;INDEX([$Hoja1.$A$1:.$BL$1048576];[.A1235]+1;[.B12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71]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IF([.B1236]=0;CONCATENATE(CHAR(9);[.A1236];&quot;:&quot;);CONCATENATE(CHAR(9);CHAR(9);&quot;- &quot;;INDEX([$Hoja1.$A$1:.$BL$1048576];[.A1236]+1;[.B1236])))" office:value-type="string" office:string-value="&#9;19:" calcext:value-type="string">
            <text:p><text:tab/>19:</text:p>
          </table:table-cell>
        </table:table-row>
        <table:table-row table:style-name="ro1">
          <table:table-cell table:formula="of:=[.A1172]+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([.B1237]=0;CONCATENATE(CHAR(9);[.A1237];&quot;:&quot;);CONCATENATE(CHAR(9);CHAR(9);&quot;- &quot;;INDEX([$Hoja1.$A$1:.$BL$1048576];[.A1237]+1;[.B12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73]+1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IF([.B1238]=0;CONCATENATE(CHAR(9);[.A1238];&quot;:&quot;);CONCATENATE(CHAR(9);CHAR(9);&quot;- &quot;;INDEX([$Hoja1.$A$1:.$BL$1048576];[.A1238]+1;[.B12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74]+1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IF([.B1239]=0;CONCATENATE(CHAR(9);[.A1239];&quot;:&quot;);CONCATENATE(CHAR(9);CHAR(9);&quot;- &quot;;INDEX([$Hoja1.$A$1:.$BL$1048576];[.A1239]+1;[.B12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75]+1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IF([.B1240]=0;CONCATENATE(CHAR(9);[.A1240];&quot;:&quot;);CONCATENATE(CHAR(9);CHAR(9);&quot;- &quot;;INDEX([$Hoja1.$A$1:.$BL$1048576];[.A1240]+1;[.B12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76]+1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IF([.B1241]=0;CONCATENATE(CHAR(9);[.A1241];&quot;:&quot;);CONCATENATE(CHAR(9);CHAR(9);&quot;- &quot;;INDEX([$Hoja1.$A$1:.$BL$1048576];[.A1241]+1;[.B12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77]+1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IF([.B1242]=0;CONCATENATE(CHAR(9);[.A1242];&quot;:&quot;);CONCATENATE(CHAR(9);CHAR(9);&quot;- &quot;;INDEX([$Hoja1.$A$1:.$BL$1048576];[.A1242]+1;[.B12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78]+1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IF([.B1243]=0;CONCATENATE(CHAR(9);[.A1243];&quot;:&quot;);CONCATENATE(CHAR(9);CHAR(9);&quot;- &quot;;INDEX([$Hoja1.$A$1:.$BL$1048576];[.A1243]+1;[.B12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79]+1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IF([.B1244]=0;CONCATENATE(CHAR(9);[.A1244];&quot;:&quot;);CONCATENATE(CHAR(9);CHAR(9);&quot;- &quot;;INDEX([$Hoja1.$A$1:.$BL$1048576];[.A1244]+1;[.B12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80]+1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IF([.B1245]=0;CONCATENATE(CHAR(9);[.A1245];&quot;:&quot;);CONCATENATE(CHAR(9);CHAR(9);&quot;- &quot;;INDEX([$Hoja1.$A$1:.$BL$1048576];[.A1245]+1;[.B12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81]+1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IF([.B1246]=0;CONCATENATE(CHAR(9);[.A1246];&quot;:&quot;);CONCATENATE(CHAR(9);CHAR(9);&quot;- &quot;;INDEX([$Hoja1.$A$1:.$BL$1048576];[.A1246]+1;[.B12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82]+1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IF([.B1247]=0;CONCATENATE(CHAR(9);[.A1247];&quot;:&quot;);CONCATENATE(CHAR(9);CHAR(9);&quot;- &quot;;INDEX([$Hoja1.$A$1:.$BL$1048576];[.A1247]+1;[.B12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83]+1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IF([.B1248]=0;CONCATENATE(CHAR(9);[.A1248];&quot;:&quot;);CONCATENATE(CHAR(9);CHAR(9);&quot;- &quot;;INDEX([$Hoja1.$A$1:.$BL$1048576];[.A1248]+1;[.B12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84]+1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IF([.B1249]=0;CONCATENATE(CHAR(9);[.A1249];&quot;:&quot;);CONCATENATE(CHAR(9);CHAR(9);&quot;- &quot;;INDEX([$Hoja1.$A$1:.$BL$1048576];[.A1249]+1;[.B12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85]+1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IF([.B1250]=0;CONCATENATE(CHAR(9);[.A1250];&quot;:&quot;);CONCATENATE(CHAR(9);CHAR(9);&quot;- &quot;;INDEX([$Hoja1.$A$1:.$BL$1048576];[.A1250]+1;[.B12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86]+1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IF([.B1251]=0;CONCATENATE(CHAR(9);[.A1251];&quot;:&quot;);CONCATENATE(CHAR(9);CHAR(9);&quot;- &quot;;INDEX([$Hoja1.$A$1:.$BL$1048576];[.A1251]+1;[.B12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87]+1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IF([.B1252]=0;CONCATENATE(CHAR(9);[.A1252];&quot;:&quot;);CONCATENATE(CHAR(9);CHAR(9);&quot;- &quot;;INDEX([$Hoja1.$A$1:.$BL$1048576];[.A1252]+1;[.B12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88]+1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IF([.B1253]=0;CONCATENATE(CHAR(9);[.A1253];&quot;:&quot;);CONCATENATE(CHAR(9);CHAR(9);&quot;- &quot;;INDEX([$Hoja1.$A$1:.$BL$1048576];[.A1253]+1;[.B12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89]+1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IF([.B1254]=0;CONCATENATE(CHAR(9);[.A1254];&quot;:&quot;);CONCATENATE(CHAR(9);CHAR(9);&quot;- &quot;;INDEX([$Hoja1.$A$1:.$BL$1048576];[.A1254]+1;[.B12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90]+1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table:formula="of:=IF([.B1255]=0;CONCATENATE(CHAR(9);[.A1255];&quot;:&quot;);CONCATENATE(CHAR(9);CHAR(9);&quot;- &quot;;INDEX([$Hoja1.$A$1:.$BL$1048576];[.A1255]+1;[.B12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91]+1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IF([.B1256]=0;CONCATENATE(CHAR(9);[.A1256];&quot;:&quot;);CONCATENATE(CHAR(9);CHAR(9);&quot;- &quot;;INDEX([$Hoja1.$A$1:.$BL$1048576];[.A1256]+1;[.B12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92]+1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IF([.B1257]=0;CONCATENATE(CHAR(9);[.A1257];&quot;:&quot;);CONCATENATE(CHAR(9);CHAR(9);&quot;- &quot;;INDEX([$Hoja1.$A$1:.$BL$1048576];[.A1257]+1;[.B12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93]+1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IF([.B1258]=0;CONCATENATE(CHAR(9);[.A1258];&quot;:&quot;);CONCATENATE(CHAR(9);CHAR(9);&quot;- &quot;;INDEX([$Hoja1.$A$1:.$BL$1048576];[.A1258]+1;[.B12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94]+1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formula="of:=IF([.B1259]=0;CONCATENATE(CHAR(9);[.A1259];&quot;:&quot;);CONCATENATE(CHAR(9);CHAR(9);&quot;- &quot;;INDEX([$Hoja1.$A$1:.$BL$1048576];[.A1259]+1;[.B12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95]+1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IF([.B1260]=0;CONCATENATE(CHAR(9);[.A1260];&quot;:&quot;);CONCATENATE(CHAR(9);CHAR(9);&quot;- &quot;;INDEX([$Hoja1.$A$1:.$BL$1048576];[.A1260]+1;[.B12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96]+1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formula="of:=IF([.B1261]=0;CONCATENATE(CHAR(9);[.A1261];&quot;:&quot;);CONCATENATE(CHAR(9);CHAR(9);&quot;- &quot;;INDEX([$Hoja1.$A$1:.$BL$1048576];[.A1261]+1;[.B12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97]+1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formula="of:=IF([.B1262]=0;CONCATENATE(CHAR(9);[.A1262];&quot;:&quot;);CONCATENATE(CHAR(9);CHAR(9);&quot;- &quot;;INDEX([$Hoja1.$A$1:.$BL$1048576];[.A1262]+1;[.B12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98]+1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formula="of:=IF([.B1263]=0;CONCATENATE(CHAR(9);[.A1263];&quot;:&quot;);CONCATENATE(CHAR(9);CHAR(9);&quot;- &quot;;INDEX([$Hoja1.$A$1:.$BL$1048576];[.A1263]+1;[.B12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199]+1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formula="of:=IF([.B1264]=0;CONCATENATE(CHAR(9);[.A1264];&quot;:&quot;);CONCATENATE(CHAR(9);CHAR(9);&quot;- &quot;;INDEX([$Hoja1.$A$1:.$BL$1048576];[.A1264]+1;[.B12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00]+1"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formula="of:=IF([.B1265]=0;CONCATENATE(CHAR(9);[.A1265];&quot;:&quot;);CONCATENATE(CHAR(9);CHAR(9);&quot;- &quot;;INDEX([$Hoja1.$A$1:.$BL$1048576];[.A1265]+1;[.B12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01]+1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formula="of:=IF([.B1266]=0;CONCATENATE(CHAR(9);[.A1266];&quot;:&quot;);CONCATENATE(CHAR(9);CHAR(9);&quot;- &quot;;INDEX([$Hoja1.$A$1:.$BL$1048576];[.A1266]+1;[.B12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02]+1"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formula="of:=IF([.B1267]=0;CONCATENATE(CHAR(9);[.A1267];&quot;:&quot;);CONCATENATE(CHAR(9);CHAR(9);&quot;- &quot;;INDEX([$Hoja1.$A$1:.$BL$1048576];[.A1267]+1;[.B12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03]+1"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formula="of:=IF([.B1268]=0;CONCATENATE(CHAR(9);[.A1268];&quot;:&quot;);CONCATENATE(CHAR(9);CHAR(9);&quot;- &quot;;INDEX([$Hoja1.$A$1:.$BL$1048576];[.A1268]+1;[.B12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04]+1"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formula="of:=IF([.B1269]=0;CONCATENATE(CHAR(9);[.A1269];&quot;:&quot;);CONCATENATE(CHAR(9);CHAR(9);&quot;- &quot;;INDEX([$Hoja1.$A$1:.$BL$1048576];[.A1269]+1;[.B12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05]+1"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formula="of:=IF([.B1270]=0;CONCATENATE(CHAR(9);[.A1270];&quot;:&quot;);CONCATENATE(CHAR(9);CHAR(9);&quot;- &quot;;INDEX([$Hoja1.$A$1:.$BL$1048576];[.A1270]+1;[.B12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06]+1"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formula="of:=IF([.B1271]=0;CONCATENATE(CHAR(9);[.A1271];&quot;:&quot;);CONCATENATE(CHAR(9);CHAR(9);&quot;- &quot;;INDEX([$Hoja1.$A$1:.$BL$1048576];[.A1271]+1;[.B12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07]+1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IF([.B1272]=0;CONCATENATE(CHAR(9);[.A1272];&quot;:&quot;);CONCATENATE(CHAR(9);CHAR(9);&quot;- &quot;;INDEX([$Hoja1.$A$1:.$BL$1048576];[.A1272]+1;[.B12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08]+1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formula="of:=IF([.B1273]=0;CONCATENATE(CHAR(9);[.A1273];&quot;:&quot;);CONCATENATE(CHAR(9);CHAR(9);&quot;- &quot;;INDEX([$Hoja1.$A$1:.$BL$1048576];[.A1273]+1;[.B12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09]+1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formula="of:=IF([.B1274]=0;CONCATENATE(CHAR(9);[.A1274];&quot;:&quot;);CONCATENATE(CHAR(9);CHAR(9);&quot;- &quot;;INDEX([$Hoja1.$A$1:.$BL$1048576];[.A1274]+1;[.B12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10]+1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formula="of:=IF([.B1275]=0;CONCATENATE(CHAR(9);[.A1275];&quot;:&quot;);CONCATENATE(CHAR(9);CHAR(9);&quot;- &quot;;INDEX([$Hoja1.$A$1:.$BL$1048576];[.A1275]+1;[.B12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11]+1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formula="of:=IF([.B1276]=0;CONCATENATE(CHAR(9);[.A1276];&quot;:&quot;);CONCATENATE(CHAR(9);CHAR(9);&quot;- &quot;;INDEX([$Hoja1.$A$1:.$BL$1048576];[.A1276]+1;[.B12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12]+1"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formula="of:=IF([.B1277]=0;CONCATENATE(CHAR(9);[.A1277];&quot;:&quot;);CONCATENATE(CHAR(9);CHAR(9);&quot;- &quot;;INDEX([$Hoja1.$A$1:.$BL$1048576];[.A1277]+1;[.B12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13]+1"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formula="of:=IF([.B1278]=0;CONCATENATE(CHAR(9);[.A1278];&quot;:&quot;);CONCATENATE(CHAR(9);CHAR(9);&quot;- &quot;;INDEX([$Hoja1.$A$1:.$BL$1048576];[.A1278]+1;[.B12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14]+1"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table:formula="of:=IF([.B1279]=0;CONCATENATE(CHAR(9);[.A1279];&quot;:&quot;);CONCATENATE(CHAR(9);CHAR(9);&quot;- &quot;;INDEX([$Hoja1.$A$1:.$BL$1048576];[.A1279]+1;[.B12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15]+1"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table:formula="of:=IF([.B1280]=0;CONCATENATE(CHAR(9);[.A1280];&quot;:&quot;);CONCATENATE(CHAR(9);CHAR(9);&quot;- &quot;;INDEX([$Hoja1.$A$1:.$BL$1048576];[.A1280]+1;[.B12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16]+1"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table:formula="of:=IF([.B1281]=0;CONCATENATE(CHAR(9);[.A1281];&quot;:&quot;);CONCATENATE(CHAR(9);CHAR(9);&quot;- &quot;;INDEX([$Hoja1.$A$1:.$BL$1048576];[.A1281]+1;[.B12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17]+1"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formula="of:=IF([.B1282]=0;CONCATENATE(CHAR(9);[.A1282];&quot;:&quot;);CONCATENATE(CHAR(9);CHAR(9);&quot;- &quot;;INDEX([$Hoja1.$A$1:.$BL$1048576];[.A1282]+1;[.B12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18]+1"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table:formula="of:=IF([.B1283]=0;CONCATENATE(CHAR(9);[.A1283];&quot;:&quot;);CONCATENATE(CHAR(9);CHAR(9);&quot;- &quot;;INDEX([$Hoja1.$A$1:.$BL$1048576];[.A1283]+1;[.B12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19]+1"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table:formula="of:=IF([.B1284]=0;CONCATENATE(CHAR(9);[.A1284];&quot;:&quot;);CONCATENATE(CHAR(9);CHAR(9);&quot;- &quot;;INDEX([$Hoja1.$A$1:.$BL$1048576];[.A1284]+1;[.B12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20]+1"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table:formula="of:=IF([.B1285]=0;CONCATENATE(CHAR(9);[.A1285];&quot;:&quot;);CONCATENATE(CHAR(9);CHAR(9);&quot;- &quot;;INDEX([$Hoja1.$A$1:.$BL$1048576];[.A1285]+1;[.B12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21]+1"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table:formula="of:=IF([.B1286]=0;CONCATENATE(CHAR(9);[.A1286];&quot;:&quot;);CONCATENATE(CHAR(9);CHAR(9);&quot;- &quot;;INDEX([$Hoja1.$A$1:.$BL$1048576];[.A1286]+1;[.B12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22]+1"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table:formula="of:=IF([.B1287]=0;CONCATENATE(CHAR(9);[.A1287];&quot;:&quot;);CONCATENATE(CHAR(9);CHAR(9);&quot;- &quot;;INDEX([$Hoja1.$A$1:.$BL$1048576];[.A1287]+1;[.B12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23]+1"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table:formula="of:=IF([.B1288]=0;CONCATENATE(CHAR(9);[.A1288];&quot;:&quot;);CONCATENATE(CHAR(9);CHAR(9);&quot;- &quot;;INDEX([$Hoja1.$A$1:.$BL$1048576];[.A1288]+1;[.B12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24]+1"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formula="of:=IF([.B1289]=0;CONCATENATE(CHAR(9);[.A1289];&quot;:&quot;);CONCATENATE(CHAR(9);CHAR(9);&quot;- &quot;;INDEX([$Hoja1.$A$1:.$BL$1048576];[.A1289]+1;[.B12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25]+1"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table:formula="of:=IF([.B1290]=0;CONCATENATE(CHAR(9);[.A1290];&quot;:&quot;);CONCATENATE(CHAR(9);CHAR(9);&quot;- &quot;;INDEX([$Hoja1.$A$1:.$BL$1048576];[.A1290]+1;[.B12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26]+1"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table:formula="of:=IF([.B1291]=0;CONCATENATE(CHAR(9);[.A1291];&quot;:&quot;);CONCATENATE(CHAR(9);CHAR(9);&quot;- &quot;;INDEX([$Hoja1.$A$1:.$BL$1048576];[.A1291]+1;[.B12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27]+1"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table:formula="of:=IF([.B1292]=0;CONCATENATE(CHAR(9);[.A1292];&quot;:&quot;);CONCATENATE(CHAR(9);CHAR(9);&quot;- &quot;;INDEX([$Hoja1.$A$1:.$BL$1048576];[.A1292]+1;[.B12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28]+1"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table:formula="of:=IF([.B1293]=0;CONCATENATE(CHAR(9);[.A1293];&quot;:&quot;);CONCATENATE(CHAR(9);CHAR(9);&quot;- &quot;;INDEX([$Hoja1.$A$1:.$BL$1048576];[.A1293]+1;[.B12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29]+1"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table:formula="of:=IF([.B1294]=0;CONCATENATE(CHAR(9);[.A1294];&quot;:&quot;);CONCATENATE(CHAR(9);CHAR(9);&quot;- &quot;;INDEX([$Hoja1.$A$1:.$BL$1048576];[.A1294]+1;[.B12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30]+1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formula="of:=IF([.B1295]=0;CONCATENATE(CHAR(9);[.A1295];&quot;:&quot;);CONCATENATE(CHAR(9);CHAR(9);&quot;- &quot;;INDEX([$Hoja1.$A$1:.$BL$1048576];[.A1295]+1;[.B12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31]+1"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table:formula="of:=IF([.B1296]=0;CONCATENATE(CHAR(9);[.A1296];&quot;:&quot;);CONCATENATE(CHAR(9);CHAR(9);&quot;- &quot;;INDEX([$Hoja1.$A$1:.$BL$1048576];[.A1296]+1;[.B12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32]+1"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table:formula="of:=IF([.B1297]=0;CONCATENATE(CHAR(9);[.A1297];&quot;:&quot;);CONCATENATE(CHAR(9);CHAR(9);&quot;- &quot;;INDEX([$Hoja1.$A$1:.$BL$1048576];[.A1297]+1;[.B12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33]+1"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table:formula="of:=IF([.B1298]=0;CONCATENATE(CHAR(9);[.A1298];&quot;:&quot;);CONCATENATE(CHAR(9);CHAR(9);&quot;- &quot;;INDEX([$Hoja1.$A$1:.$BL$1048576];[.A1298]+1;[.B12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34]+1"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table:formula="of:=IF([.B1299]=0;CONCATENATE(CHAR(9);[.A1299];&quot;:&quot;);CONCATENATE(CHAR(9);CHAR(9);&quot;- &quot;;INDEX([$Hoja1.$A$1:.$BL$1048576];[.A1299]+1;[.B12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35]+1"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table:formula="of:=IF([.B1300]=0;CONCATENATE(CHAR(9);[.A1300];&quot;:&quot;);CONCATENATE(CHAR(9);CHAR(9);&quot;- &quot;;INDEX([$Hoja1.$A$1:.$BL$1048576];[.A1300]+1;[.B13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36]+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[.B1301]=0;CONCATENATE(CHAR(9);[.A1301];&quot;:&quot;);CONCATENATE(CHAR(9);CHAR(9);&quot;- &quot;;INDEX([$Hoja1.$A$1:.$BL$1048576];[.A1301]+1;[.B1301])))" office:value-type="string" office:string-value="&#9;20:" calcext:value-type="string">
            <text:p><text:tab/>20:</text:p>
          </table:table-cell>
        </table:table-row>
        <table:table-row table:style-name="ro1">
          <table:table-cell table:formula="of:=[.A1237]+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[.B1302]=0;CONCATENATE(CHAR(9);[.A1302];&quot;:&quot;);CONCATENATE(CHAR(9);CHAR(9);&quot;- &quot;;INDEX([$Hoja1.$A$1:.$BL$1048576];[.A1302]+1;[.B13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38]+1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IF([.B1303]=0;CONCATENATE(CHAR(9);[.A1303];&quot;:&quot;);CONCATENATE(CHAR(9);CHAR(9);&quot;- &quot;;INDEX([$Hoja1.$A$1:.$BL$1048576];[.A1303]+1;[.B13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39]+1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IF([.B1304]=0;CONCATENATE(CHAR(9);[.A1304];&quot;:&quot;);CONCATENATE(CHAR(9);CHAR(9);&quot;- &quot;;INDEX([$Hoja1.$A$1:.$BL$1048576];[.A1304]+1;[.B13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40]+1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IF([.B1305]=0;CONCATENATE(CHAR(9);[.A1305];&quot;:&quot;);CONCATENATE(CHAR(9);CHAR(9);&quot;- &quot;;INDEX([$Hoja1.$A$1:.$BL$1048576];[.A1305]+1;[.B13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41]+1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IF([.B1306]=0;CONCATENATE(CHAR(9);[.A1306];&quot;:&quot;);CONCATENATE(CHAR(9);CHAR(9);&quot;- &quot;;INDEX([$Hoja1.$A$1:.$BL$1048576];[.A1306]+1;[.B13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42]+1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IF([.B1307]=0;CONCATENATE(CHAR(9);[.A1307];&quot;:&quot;);CONCATENATE(CHAR(9);CHAR(9);&quot;- &quot;;INDEX([$Hoja1.$A$1:.$BL$1048576];[.A1307]+1;[.B13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43]+1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IF([.B1308]=0;CONCATENATE(CHAR(9);[.A1308];&quot;:&quot;);CONCATENATE(CHAR(9);CHAR(9);&quot;- &quot;;INDEX([$Hoja1.$A$1:.$BL$1048576];[.A1308]+1;[.B13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44]+1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IF([.B1309]=0;CONCATENATE(CHAR(9);[.A1309];&quot;:&quot;);CONCATENATE(CHAR(9);CHAR(9);&quot;- &quot;;INDEX([$Hoja1.$A$1:.$BL$1048576];[.A1309]+1;[.B13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45]+1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IF([.B1310]=0;CONCATENATE(CHAR(9);[.A1310];&quot;:&quot;);CONCATENATE(CHAR(9);CHAR(9);&quot;- &quot;;INDEX([$Hoja1.$A$1:.$BL$1048576];[.A1310]+1;[.B13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46]+1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IF([.B1311]=0;CONCATENATE(CHAR(9);[.A1311];&quot;:&quot;);CONCATENATE(CHAR(9);CHAR(9);&quot;- &quot;;INDEX([$Hoja1.$A$1:.$BL$1048576];[.A1311]+1;[.B13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47]+1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IF([.B1312]=0;CONCATENATE(CHAR(9);[.A1312];&quot;:&quot;);CONCATENATE(CHAR(9);CHAR(9);&quot;- &quot;;INDEX([$Hoja1.$A$1:.$BL$1048576];[.A1312]+1;[.B13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48]+1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IF([.B1313]=0;CONCATENATE(CHAR(9);[.A1313];&quot;:&quot;);CONCATENATE(CHAR(9);CHAR(9);&quot;- &quot;;INDEX([$Hoja1.$A$1:.$BL$1048576];[.A1313]+1;[.B13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49]+1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IF([.B1314]=0;CONCATENATE(CHAR(9);[.A1314];&quot;:&quot;);CONCATENATE(CHAR(9);CHAR(9);&quot;- &quot;;INDEX([$Hoja1.$A$1:.$BL$1048576];[.A1314]+1;[.B13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50]+1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IF([.B1315]=0;CONCATENATE(CHAR(9);[.A1315];&quot;:&quot;);CONCATENATE(CHAR(9);CHAR(9);&quot;- &quot;;INDEX([$Hoja1.$A$1:.$BL$1048576];[.A1315]+1;[.B13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51]+1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IF([.B1316]=0;CONCATENATE(CHAR(9);[.A1316];&quot;:&quot;);CONCATENATE(CHAR(9);CHAR(9);&quot;- &quot;;INDEX([$Hoja1.$A$1:.$BL$1048576];[.A1316]+1;[.B13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52]+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IF([.B1317]=0;CONCATENATE(CHAR(9);[.A1317];&quot;:&quot;);CONCATENATE(CHAR(9);CHAR(9);&quot;- &quot;;INDEX([$Hoja1.$A$1:.$BL$1048576];[.A1317]+1;[.B13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53]+1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IF([.B1318]=0;CONCATENATE(CHAR(9);[.A1318];&quot;:&quot;);CONCATENATE(CHAR(9);CHAR(9);&quot;- &quot;;INDEX([$Hoja1.$A$1:.$BL$1048576];[.A1318]+1;[.B13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54]+1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IF([.B1319]=0;CONCATENATE(CHAR(9);[.A1319];&quot;:&quot;);CONCATENATE(CHAR(9);CHAR(9);&quot;- &quot;;INDEX([$Hoja1.$A$1:.$BL$1048576];[.A1319]+1;[.B13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55]+1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IF([.B1320]=0;CONCATENATE(CHAR(9);[.A1320];&quot;:&quot;);CONCATENATE(CHAR(9);CHAR(9);&quot;- &quot;;INDEX([$Hoja1.$A$1:.$BL$1048576];[.A1320]+1;[.B13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56]+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IF([.B1321]=0;CONCATENATE(CHAR(9);[.A1321];&quot;:&quot;);CONCATENATE(CHAR(9);CHAR(9);&quot;- &quot;;INDEX([$Hoja1.$A$1:.$BL$1048576];[.A1321]+1;[.B13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57]+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IF([.B1322]=0;CONCATENATE(CHAR(9);[.A1322];&quot;:&quot;);CONCATENATE(CHAR(9);CHAR(9);&quot;- &quot;;INDEX([$Hoja1.$A$1:.$BL$1048576];[.A1322]+1;[.B13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58]+1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IF([.B1323]=0;CONCATENATE(CHAR(9);[.A1323];&quot;:&quot;);CONCATENATE(CHAR(9);CHAR(9);&quot;- &quot;;INDEX([$Hoja1.$A$1:.$BL$1048576];[.A1323]+1;[.B13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59]+1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IF([.B1324]=0;CONCATENATE(CHAR(9);[.A1324];&quot;:&quot;);CONCATENATE(CHAR(9);CHAR(9);&quot;- &quot;;INDEX([$Hoja1.$A$1:.$BL$1048576];[.A1324]+1;[.B13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60]+1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IF([.B1325]=0;CONCATENATE(CHAR(9);[.A1325];&quot;:&quot;);CONCATENATE(CHAR(9);CHAR(9);&quot;- &quot;;INDEX([$Hoja1.$A$1:.$BL$1048576];[.A1325]+1;[.B13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61]+1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IF([.B1326]=0;CONCATENATE(CHAR(9);[.A1326];&quot;:&quot;);CONCATENATE(CHAR(9);CHAR(9);&quot;- &quot;;INDEX([$Hoja1.$A$1:.$BL$1048576];[.A1326]+1;[.B13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62]+1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formula="of:=IF([.B1327]=0;CONCATENATE(CHAR(9);[.A1327];&quot;:&quot;);CONCATENATE(CHAR(9);CHAR(9);&quot;- &quot;;INDEX([$Hoja1.$A$1:.$BL$1048576];[.A1327]+1;[.B13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63]+1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formula="of:=IF([.B1328]=0;CONCATENATE(CHAR(9);[.A1328];&quot;:&quot;);CONCATENATE(CHAR(9);CHAR(9);&quot;- &quot;;INDEX([$Hoja1.$A$1:.$BL$1048576];[.A1328]+1;[.B13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64]+1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formula="of:=IF([.B1329]=0;CONCATENATE(CHAR(9);[.A1329];&quot;:&quot;);CONCATENATE(CHAR(9);CHAR(9);&quot;- &quot;;INDEX([$Hoja1.$A$1:.$BL$1048576];[.A1329]+1;[.B13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65]+1"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formula="of:=IF([.B1330]=0;CONCATENATE(CHAR(9);[.A1330];&quot;:&quot;);CONCATENATE(CHAR(9);CHAR(9);&quot;- &quot;;INDEX([$Hoja1.$A$1:.$BL$1048576];[.A1330]+1;[.B13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66]+1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IF([.B1331]=0;CONCATENATE(CHAR(9);[.A1331];&quot;:&quot;);CONCATENATE(CHAR(9);CHAR(9);&quot;- &quot;;INDEX([$Hoja1.$A$1:.$BL$1048576];[.A1331]+1;[.B13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67]+1"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IF([.B1332]=0;CONCATENATE(CHAR(9);[.A1332];&quot;:&quot;);CONCATENATE(CHAR(9);CHAR(9);&quot;- &quot;;INDEX([$Hoja1.$A$1:.$BL$1048576];[.A1332]+1;[.B13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68]+1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formula="of:=IF([.B1333]=0;CONCATENATE(CHAR(9);[.A1333];&quot;:&quot;);CONCATENATE(CHAR(9);CHAR(9);&quot;- &quot;;INDEX([$Hoja1.$A$1:.$BL$1048576];[.A1333]+1;[.B13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69]+1"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formula="of:=IF([.B1334]=0;CONCATENATE(CHAR(9);[.A1334];&quot;:&quot;);CONCATENATE(CHAR(9);CHAR(9);&quot;- &quot;;INDEX([$Hoja1.$A$1:.$BL$1048576];[.A1334]+1;[.B13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70]+1"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IF([.B1335]=0;CONCATENATE(CHAR(9);[.A1335];&quot;:&quot;);CONCATENATE(CHAR(9);CHAR(9);&quot;- &quot;;INDEX([$Hoja1.$A$1:.$BL$1048576];[.A1335]+1;[.B13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71]+1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IF([.B1336]=0;CONCATENATE(CHAR(9);[.A1336];&quot;:&quot;);CONCATENATE(CHAR(9);CHAR(9);&quot;- &quot;;INDEX([$Hoja1.$A$1:.$BL$1048576];[.A1336]+1;[.B13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72]+1"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formula="of:=IF([.B1337]=0;CONCATENATE(CHAR(9);[.A1337];&quot;:&quot;);CONCATENATE(CHAR(9);CHAR(9);&quot;- &quot;;INDEX([$Hoja1.$A$1:.$BL$1048576];[.A1337]+1;[.B13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73]+1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IF([.B1338]=0;CONCATENATE(CHAR(9);[.A1338];&quot;:&quot;);CONCATENATE(CHAR(9);CHAR(9);&quot;- &quot;;INDEX([$Hoja1.$A$1:.$BL$1048576];[.A1338]+1;[.B13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74]+1"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formula="of:=IF([.B1339]=0;CONCATENATE(CHAR(9);[.A1339];&quot;:&quot;);CONCATENATE(CHAR(9);CHAR(9);&quot;- &quot;;INDEX([$Hoja1.$A$1:.$BL$1048576];[.A1339]+1;[.B13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75]+1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formula="of:=IF([.B1340]=0;CONCATENATE(CHAR(9);[.A1340];&quot;:&quot;);CONCATENATE(CHAR(9);CHAR(9);&quot;- &quot;;INDEX([$Hoja1.$A$1:.$BL$1048576];[.A1340]+1;[.B13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76]+1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IF([.B1341]=0;CONCATENATE(CHAR(9);[.A1341];&quot;:&quot;);CONCATENATE(CHAR(9);CHAR(9);&quot;- &quot;;INDEX([$Hoja1.$A$1:.$BL$1048576];[.A1341]+1;[.B13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77]+1"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formula="of:=IF([.B1342]=0;CONCATENATE(CHAR(9);[.A1342];&quot;:&quot;);CONCATENATE(CHAR(9);CHAR(9);&quot;- &quot;;INDEX([$Hoja1.$A$1:.$BL$1048576];[.A1342]+1;[.B13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78]+1"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formula="of:=IF([.B1343]=0;CONCATENATE(CHAR(9);[.A1343];&quot;:&quot;);CONCATENATE(CHAR(9);CHAR(9);&quot;- &quot;;INDEX([$Hoja1.$A$1:.$BL$1048576];[.A1343]+1;[.B13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79]+1"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formula="of:=IF([.B1344]=0;CONCATENATE(CHAR(9);[.A1344];&quot;:&quot;);CONCATENATE(CHAR(9);CHAR(9);&quot;- &quot;;INDEX([$Hoja1.$A$1:.$BL$1048576];[.A1344]+1;[.B13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80]+1"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table:formula="of:=IF([.B1345]=0;CONCATENATE(CHAR(9);[.A1345];&quot;:&quot;);CONCATENATE(CHAR(9);CHAR(9);&quot;- &quot;;INDEX([$Hoja1.$A$1:.$BL$1048576];[.A1345]+1;[.B13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81]+1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IF([.B1346]=0;CONCATENATE(CHAR(9);[.A1346];&quot;:&quot;);CONCATENATE(CHAR(9);CHAR(9);&quot;- &quot;;INDEX([$Hoja1.$A$1:.$BL$1048576];[.A1346]+1;[.B13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82]+1"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formula="of:=IF([.B1347]=0;CONCATENATE(CHAR(9);[.A1347];&quot;:&quot;);CONCATENATE(CHAR(9);CHAR(9);&quot;- &quot;;INDEX([$Hoja1.$A$1:.$BL$1048576];[.A1347]+1;[.B13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83]+1"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table:formula="of:=IF([.B1348]=0;CONCATENATE(CHAR(9);[.A1348];&quot;:&quot;);CONCATENATE(CHAR(9);CHAR(9);&quot;- &quot;;INDEX([$Hoja1.$A$1:.$BL$1048576];[.A1348]+1;[.B13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84]+1"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IF([.B1349]=0;CONCATENATE(CHAR(9);[.A1349];&quot;:&quot;);CONCATENATE(CHAR(9);CHAR(9);&quot;- &quot;;INDEX([$Hoja1.$A$1:.$BL$1048576];[.A1349]+1;[.B13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85]+1"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table:formula="of:=IF([.B1350]=0;CONCATENATE(CHAR(9);[.A1350];&quot;:&quot;);CONCATENATE(CHAR(9);CHAR(9);&quot;- &quot;;INDEX([$Hoja1.$A$1:.$BL$1048576];[.A1350]+1;[.B13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86]+1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IF([.B1351]=0;CONCATENATE(CHAR(9);[.A1351];&quot;:&quot;);CONCATENATE(CHAR(9);CHAR(9);&quot;- &quot;;INDEX([$Hoja1.$A$1:.$BL$1048576];[.A1351]+1;[.B13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87]+1"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IF([.B1352]=0;CONCATENATE(CHAR(9);[.A1352];&quot;:&quot;);CONCATENATE(CHAR(9);CHAR(9);&quot;- &quot;;INDEX([$Hoja1.$A$1:.$BL$1048576];[.A1352]+1;[.B13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88]+1"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formula="of:=IF([.B1353]=0;CONCATENATE(CHAR(9);[.A1353];&quot;:&quot;);CONCATENATE(CHAR(9);CHAR(9);&quot;- &quot;;INDEX([$Hoja1.$A$1:.$BL$1048576];[.A1353]+1;[.B13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89]+1"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table:formula="of:=IF([.B1354]=0;CONCATENATE(CHAR(9);[.A1354];&quot;:&quot;);CONCATENATE(CHAR(9);CHAR(9);&quot;- &quot;;INDEX([$Hoja1.$A$1:.$BL$1048576];[.A1354]+1;[.B13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90]+1"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table:formula="of:=IF([.B1355]=0;CONCATENATE(CHAR(9);[.A1355];&quot;:&quot;);CONCATENATE(CHAR(9);CHAR(9);&quot;- &quot;;INDEX([$Hoja1.$A$1:.$BL$1048576];[.A1355]+1;[.B13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91]+1"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formula="of:=IF([.B1356]=0;CONCATENATE(CHAR(9);[.A1356];&quot;:&quot;);CONCATENATE(CHAR(9);CHAR(9);&quot;- &quot;;INDEX([$Hoja1.$A$1:.$BL$1048576];[.A1356]+1;[.B13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92]+1"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formula="of:=IF([.B1357]=0;CONCATENATE(CHAR(9);[.A1357];&quot;:&quot;);CONCATENATE(CHAR(9);CHAR(9);&quot;- &quot;;INDEX([$Hoja1.$A$1:.$BL$1048576];[.A1357]+1;[.B13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93]+1"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table:formula="of:=IF([.B1358]=0;CONCATENATE(CHAR(9);[.A1358];&quot;:&quot;);CONCATENATE(CHAR(9);CHAR(9);&quot;- &quot;;INDEX([$Hoja1.$A$1:.$BL$1048576];[.A1358]+1;[.B13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94]+1"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table:formula="of:=IF([.B1359]=0;CONCATENATE(CHAR(9);[.A1359];&quot;:&quot;);CONCATENATE(CHAR(9);CHAR(9);&quot;- &quot;;INDEX([$Hoja1.$A$1:.$BL$1048576];[.A1359]+1;[.B13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95]+1"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formula="of:=IF([.B1360]=0;CONCATENATE(CHAR(9);[.A1360];&quot;:&quot;);CONCATENATE(CHAR(9);CHAR(9);&quot;- &quot;;INDEX([$Hoja1.$A$1:.$BL$1048576];[.A1360]+1;[.B13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96]+1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formula="of:=IF([.B1361]=0;CONCATENATE(CHAR(9);[.A1361];&quot;:&quot;);CONCATENATE(CHAR(9);CHAR(9);&quot;- &quot;;INDEX([$Hoja1.$A$1:.$BL$1048576];[.A1361]+1;[.B13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97]+1"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formula="of:=IF([.B1362]=0;CONCATENATE(CHAR(9);[.A1362];&quot;:&quot;);CONCATENATE(CHAR(9);CHAR(9);&quot;- &quot;;INDEX([$Hoja1.$A$1:.$BL$1048576];[.A1362]+1;[.B13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98]+1"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table:formula="of:=IF([.B1363]=0;CONCATENATE(CHAR(9);[.A1363];&quot;:&quot;);CONCATENATE(CHAR(9);CHAR(9);&quot;- &quot;;INDEX([$Hoja1.$A$1:.$BL$1048576];[.A1363]+1;[.B13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299]+1"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table:formula="of:=IF([.B1364]=0;CONCATENATE(CHAR(9);[.A1364];&quot;:&quot;);CONCATENATE(CHAR(9);CHAR(9);&quot;- &quot;;INDEX([$Hoja1.$A$1:.$BL$1048576];[.A1364]+1;[.B13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00]+1"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formula="of:=IF([.B1365]=0;CONCATENATE(CHAR(9);[.A1365];&quot;:&quot;);CONCATENATE(CHAR(9);CHAR(9);&quot;- &quot;;INDEX([$Hoja1.$A$1:.$BL$1048576];[.A1365]+1;[.B13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01]+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([.B1366]=0;CONCATENATE(CHAR(9);[.A1366];&quot;:&quot;);CONCATENATE(CHAR(9);CHAR(9);&quot;- &quot;;INDEX([$Hoja1.$A$1:.$BL$1048576];[.A1366]+1;[.B1366])))" office:value-type="string" office:string-value="&#9;21:" calcext:value-type="string">
            <text:p><text:tab/>21:</text:p>
          </table:table-cell>
        </table:table-row>
        <table:table-row table:style-name="ro1">
          <table:table-cell table:formula="of:=[.A1302]+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B1367]=0;CONCATENATE(CHAR(9);[.A1367];&quot;:&quot;);CONCATENATE(CHAR(9);CHAR(9);&quot;- &quot;;INDEX([$Hoja1.$A$1:.$BL$1048576];[.A1367]+1;[.B13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03]+1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IF([.B1368]=0;CONCATENATE(CHAR(9);[.A1368];&quot;:&quot;);CONCATENATE(CHAR(9);CHAR(9);&quot;- &quot;;INDEX([$Hoja1.$A$1:.$BL$1048576];[.A1368]+1;[.B13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04]+1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IF([.B1369]=0;CONCATENATE(CHAR(9);[.A1369];&quot;:&quot;);CONCATENATE(CHAR(9);CHAR(9);&quot;- &quot;;INDEX([$Hoja1.$A$1:.$BL$1048576];[.A1369]+1;[.B13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05]+1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IF([.B1370]=0;CONCATENATE(CHAR(9);[.A1370];&quot;:&quot;);CONCATENATE(CHAR(9);CHAR(9);&quot;- &quot;;INDEX([$Hoja1.$A$1:.$BL$1048576];[.A1370]+1;[.B13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06]+1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IF([.B1371]=0;CONCATENATE(CHAR(9);[.A1371];&quot;:&quot;);CONCATENATE(CHAR(9);CHAR(9);&quot;- &quot;;INDEX([$Hoja1.$A$1:.$BL$1048576];[.A1371]+1;[.B13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07]+1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IF([.B1372]=0;CONCATENATE(CHAR(9);[.A1372];&quot;:&quot;);CONCATENATE(CHAR(9);CHAR(9);&quot;- &quot;;INDEX([$Hoja1.$A$1:.$BL$1048576];[.A1372]+1;[.B13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08]+1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IF([.B1373]=0;CONCATENATE(CHAR(9);[.A1373];&quot;:&quot;);CONCATENATE(CHAR(9);CHAR(9);&quot;- &quot;;INDEX([$Hoja1.$A$1:.$BL$1048576];[.A1373]+1;[.B13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09]+1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IF([.B1374]=0;CONCATENATE(CHAR(9);[.A1374];&quot;:&quot;);CONCATENATE(CHAR(9);CHAR(9);&quot;- &quot;;INDEX([$Hoja1.$A$1:.$BL$1048576];[.A1374]+1;[.B13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10]+1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IF([.B1375]=0;CONCATENATE(CHAR(9);[.A1375];&quot;:&quot;);CONCATENATE(CHAR(9);CHAR(9);&quot;- &quot;;INDEX([$Hoja1.$A$1:.$BL$1048576];[.A1375]+1;[.B13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11]+1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IF([.B1376]=0;CONCATENATE(CHAR(9);[.A1376];&quot;:&quot;);CONCATENATE(CHAR(9);CHAR(9);&quot;- &quot;;INDEX([$Hoja1.$A$1:.$BL$1048576];[.A1376]+1;[.B13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12]+1"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IF([.B1377]=0;CONCATENATE(CHAR(9);[.A1377];&quot;:&quot;);CONCATENATE(CHAR(9);CHAR(9);&quot;- &quot;;INDEX([$Hoja1.$A$1:.$BL$1048576];[.A1377]+1;[.B13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13]+1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IF([.B1378]=0;CONCATENATE(CHAR(9);[.A1378];&quot;:&quot;);CONCATENATE(CHAR(9);CHAR(9);&quot;- &quot;;INDEX([$Hoja1.$A$1:.$BL$1048576];[.A1378]+1;[.B13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14]+1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IF([.B1379]=0;CONCATENATE(CHAR(9);[.A1379];&quot;:&quot;);CONCATENATE(CHAR(9);CHAR(9);&quot;- &quot;;INDEX([$Hoja1.$A$1:.$BL$1048576];[.A1379]+1;[.B13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15]+1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IF([.B1380]=0;CONCATENATE(CHAR(9);[.A1380];&quot;:&quot;);CONCATENATE(CHAR(9);CHAR(9);&quot;- &quot;;INDEX([$Hoja1.$A$1:.$BL$1048576];[.A1380]+1;[.B13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16]+1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IF([.B1381]=0;CONCATENATE(CHAR(9);[.A1381];&quot;:&quot;);CONCATENATE(CHAR(9);CHAR(9);&quot;- &quot;;INDEX([$Hoja1.$A$1:.$BL$1048576];[.A1381]+1;[.B13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17]+1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IF([.B1382]=0;CONCATENATE(CHAR(9);[.A1382];&quot;:&quot;);CONCATENATE(CHAR(9);CHAR(9);&quot;- &quot;;INDEX([$Hoja1.$A$1:.$BL$1048576];[.A1382]+1;[.B13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18]+1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formula="of:=IF([.B1383]=0;CONCATENATE(CHAR(9);[.A1383];&quot;:&quot;);CONCATENATE(CHAR(9);CHAR(9);&quot;- &quot;;INDEX([$Hoja1.$A$1:.$BL$1048576];[.A1383]+1;[.B13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19]+1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IF([.B1384]=0;CONCATENATE(CHAR(9);[.A1384];&quot;:&quot;);CONCATENATE(CHAR(9);CHAR(9);&quot;- &quot;;INDEX([$Hoja1.$A$1:.$BL$1048576];[.A1384]+1;[.B13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20]+1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IF([.B1385]=0;CONCATENATE(CHAR(9);[.A1385];&quot;:&quot;);CONCATENATE(CHAR(9);CHAR(9);&quot;- &quot;;INDEX([$Hoja1.$A$1:.$BL$1048576];[.A1385]+1;[.B13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21]+1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IF([.B1386]=0;CONCATENATE(CHAR(9);[.A1386];&quot;:&quot;);CONCATENATE(CHAR(9);CHAR(9);&quot;- &quot;;INDEX([$Hoja1.$A$1:.$BL$1048576];[.A1386]+1;[.B13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22]+1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formula="of:=IF([.B1387]=0;CONCATENATE(CHAR(9);[.A1387];&quot;:&quot;);CONCATENATE(CHAR(9);CHAR(9);&quot;- &quot;;INDEX([$Hoja1.$A$1:.$BL$1048576];[.A1387]+1;[.B13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23]+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IF([.B1388]=0;CONCATENATE(CHAR(9);[.A1388];&quot;:&quot;);CONCATENATE(CHAR(9);CHAR(9);&quot;- &quot;;INDEX([$Hoja1.$A$1:.$BL$1048576];[.A1388]+1;[.B13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24]+1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IF([.B1389]=0;CONCATENATE(CHAR(9);[.A1389];&quot;:&quot;);CONCATENATE(CHAR(9);CHAR(9);&quot;- &quot;;INDEX([$Hoja1.$A$1:.$BL$1048576];[.A1389]+1;[.B13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25]+1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IF([.B1390]=0;CONCATENATE(CHAR(9);[.A1390];&quot;:&quot;);CONCATENATE(CHAR(9);CHAR(9);&quot;- &quot;;INDEX([$Hoja1.$A$1:.$BL$1048576];[.A1390]+1;[.B13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26]+1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formula="of:=IF([.B1391]=0;CONCATENATE(CHAR(9);[.A1391];&quot;:&quot;);CONCATENATE(CHAR(9);CHAR(9);&quot;- &quot;;INDEX([$Hoja1.$A$1:.$BL$1048576];[.A1391]+1;[.B13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27]+1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formula="of:=IF([.B1392]=0;CONCATENATE(CHAR(9);[.A1392];&quot;:&quot;);CONCATENATE(CHAR(9);CHAR(9);&quot;- &quot;;INDEX([$Hoja1.$A$1:.$BL$1048576];[.A1392]+1;[.B13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28]+1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formula="of:=IF([.B1393]=0;CONCATENATE(CHAR(9);[.A1393];&quot;:&quot;);CONCATENATE(CHAR(9);CHAR(9);&quot;- &quot;;INDEX([$Hoja1.$A$1:.$BL$1048576];[.A1393]+1;[.B13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29]+1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formula="of:=IF([.B1394]=0;CONCATENATE(CHAR(9);[.A1394];&quot;:&quot;);CONCATENATE(CHAR(9);CHAR(9);&quot;- &quot;;INDEX([$Hoja1.$A$1:.$BL$1048576];[.A1394]+1;[.B13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30]+1"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formula="of:=IF([.B1395]=0;CONCATENATE(CHAR(9);[.A1395];&quot;:&quot;);CONCATENATE(CHAR(9);CHAR(9);&quot;- &quot;;INDEX([$Hoja1.$A$1:.$BL$1048576];[.A1395]+1;[.B13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31]+1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formula="of:=IF([.B1396]=0;CONCATENATE(CHAR(9);[.A1396];&quot;:&quot;);CONCATENATE(CHAR(9);CHAR(9);&quot;- &quot;;INDEX([$Hoja1.$A$1:.$BL$1048576];[.A1396]+1;[.B13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32]+1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formula="of:=IF([.B1397]=0;CONCATENATE(CHAR(9);[.A1397];&quot;:&quot;);CONCATENATE(CHAR(9);CHAR(9);&quot;- &quot;;INDEX([$Hoja1.$A$1:.$BL$1048576];[.A1397]+1;[.B13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33]+1"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formula="of:=IF([.B1398]=0;CONCATENATE(CHAR(9);[.A1398];&quot;:&quot;);CONCATENATE(CHAR(9);CHAR(9);&quot;- &quot;;INDEX([$Hoja1.$A$1:.$BL$1048576];[.A1398]+1;[.B13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34]+1"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formula="of:=IF([.B1399]=0;CONCATENATE(CHAR(9);[.A1399];&quot;:&quot;);CONCATENATE(CHAR(9);CHAR(9);&quot;- &quot;;INDEX([$Hoja1.$A$1:.$BL$1048576];[.A1399]+1;[.B13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35]+1"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IF([.B1400]=0;CONCATENATE(CHAR(9);[.A1400];&quot;:&quot;);CONCATENATE(CHAR(9);CHAR(9);&quot;- &quot;;INDEX([$Hoja1.$A$1:.$BL$1048576];[.A1400]+1;[.B14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36]+1"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formula="of:=IF([.B1401]=0;CONCATENATE(CHAR(9);[.A1401];&quot;:&quot;);CONCATENATE(CHAR(9);CHAR(9);&quot;- &quot;;INDEX([$Hoja1.$A$1:.$BL$1048576];[.A1401]+1;[.B14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37]+1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formula="of:=IF([.B1402]=0;CONCATENATE(CHAR(9);[.A1402];&quot;:&quot;);CONCATENATE(CHAR(9);CHAR(9);&quot;- &quot;;INDEX([$Hoja1.$A$1:.$BL$1048576];[.A1402]+1;[.B14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38]+1"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table:formula="of:=IF([.B1403]=0;CONCATENATE(CHAR(9);[.A1403];&quot;:&quot;);CONCATENATE(CHAR(9);CHAR(9);&quot;- &quot;;INDEX([$Hoja1.$A$1:.$BL$1048576];[.A1403]+1;[.B14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39]+1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IF([.B1404]=0;CONCATENATE(CHAR(9);[.A1404];&quot;:&quot;);CONCATENATE(CHAR(9);CHAR(9);&quot;- &quot;;INDEX([$Hoja1.$A$1:.$BL$1048576];[.A1404]+1;[.B14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40]+1"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formula="of:=IF([.B1405]=0;CONCATENATE(CHAR(9);[.A1405];&quot;:&quot;);CONCATENATE(CHAR(9);CHAR(9);&quot;- &quot;;INDEX([$Hoja1.$A$1:.$BL$1048576];[.A1405]+1;[.B14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41]+1"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formula="of:=IF([.B1406]=0;CONCATENATE(CHAR(9);[.A1406];&quot;:&quot;);CONCATENATE(CHAR(9);CHAR(9);&quot;- &quot;;INDEX([$Hoja1.$A$1:.$BL$1048576];[.A1406]+1;[.B14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42]+1"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formula="of:=IF([.B1407]=0;CONCATENATE(CHAR(9);[.A1407];&quot;:&quot;);CONCATENATE(CHAR(9);CHAR(9);&quot;- &quot;;INDEX([$Hoja1.$A$1:.$BL$1048576];[.A1407]+1;[.B14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43]+1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IF([.B1408]=0;CONCATENATE(CHAR(9);[.A1408];&quot;:&quot;);CONCATENATE(CHAR(9);CHAR(9);&quot;- &quot;;INDEX([$Hoja1.$A$1:.$BL$1048576];[.A1408]+1;[.B14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44]+1"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formula="of:=IF([.B1409]=0;CONCATENATE(CHAR(9);[.A1409];&quot;:&quot;);CONCATENATE(CHAR(9);CHAR(9);&quot;- &quot;;INDEX([$Hoja1.$A$1:.$BL$1048576];[.A1409]+1;[.B14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45]+1"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table:formula="of:=IF([.B1410]=0;CONCATENATE(CHAR(9);[.A1410];&quot;:&quot;);CONCATENATE(CHAR(9);CHAR(9);&quot;- &quot;;INDEX([$Hoja1.$A$1:.$BL$1048576];[.A1410]+1;[.B14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46]+1"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formula="of:=IF([.B1411]=0;CONCATENATE(CHAR(9);[.A1411];&quot;:&quot;);CONCATENATE(CHAR(9);CHAR(9);&quot;- &quot;;INDEX([$Hoja1.$A$1:.$BL$1048576];[.A1411]+1;[.B14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47]+1"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table:formula="of:=IF([.B1412]=0;CONCATENATE(CHAR(9);[.A1412];&quot;:&quot;);CONCATENATE(CHAR(9);CHAR(9);&quot;- &quot;;INDEX([$Hoja1.$A$1:.$BL$1048576];[.A1412]+1;[.B14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48]+1"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formula="of:=IF([.B1413]=0;CONCATENATE(CHAR(9);[.A1413];&quot;:&quot;);CONCATENATE(CHAR(9);CHAR(9);&quot;- &quot;;INDEX([$Hoja1.$A$1:.$BL$1048576];[.A1413]+1;[.B14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49]+1"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table:formula="of:=IF([.B1414]=0;CONCATENATE(CHAR(9);[.A1414];&quot;:&quot;);CONCATENATE(CHAR(9);CHAR(9);&quot;- &quot;;INDEX([$Hoja1.$A$1:.$BL$1048576];[.A1414]+1;[.B14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50]+1"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table:formula="of:=IF([.B1415]=0;CONCATENATE(CHAR(9);[.A1415];&quot;:&quot;);CONCATENATE(CHAR(9);CHAR(9);&quot;- &quot;;INDEX([$Hoja1.$A$1:.$BL$1048576];[.A1415]+1;[.B14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51]+1"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table:formula="of:=IF([.B1416]=0;CONCATENATE(CHAR(9);[.A1416];&quot;:&quot;);CONCATENATE(CHAR(9);CHAR(9);&quot;- &quot;;INDEX([$Hoja1.$A$1:.$BL$1048576];[.A1416]+1;[.B14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52]+1"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table:formula="of:=IF([.B1417]=0;CONCATENATE(CHAR(9);[.A1417];&quot;:&quot;);CONCATENATE(CHAR(9);CHAR(9);&quot;- &quot;;INDEX([$Hoja1.$A$1:.$BL$1048576];[.A1417]+1;[.B14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53]+1"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table:formula="of:=IF([.B1418]=0;CONCATENATE(CHAR(9);[.A1418];&quot;:&quot;);CONCATENATE(CHAR(9);CHAR(9);&quot;- &quot;;INDEX([$Hoja1.$A$1:.$BL$1048576];[.A1418]+1;[.B14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54]+1"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table:formula="of:=IF([.B1419]=0;CONCATENATE(CHAR(9);[.A1419];&quot;:&quot;);CONCATENATE(CHAR(9);CHAR(9);&quot;- &quot;;INDEX([$Hoja1.$A$1:.$BL$1048576];[.A1419]+1;[.B14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55]+1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table:formula="of:=IF([.B1420]=0;CONCATENATE(CHAR(9);[.A1420];&quot;:&quot;);CONCATENATE(CHAR(9);CHAR(9);&quot;- &quot;;INDEX([$Hoja1.$A$1:.$BL$1048576];[.A1420]+1;[.B14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56]+1"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formula="of:=IF([.B1421]=0;CONCATENATE(CHAR(9);[.A1421];&quot;:&quot;);CONCATENATE(CHAR(9);CHAR(9);&quot;- &quot;;INDEX([$Hoja1.$A$1:.$BL$1048576];[.A1421]+1;[.B14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57]+1"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table:formula="of:=IF([.B1422]=0;CONCATENATE(CHAR(9);[.A1422];&quot;:&quot;);CONCATENATE(CHAR(9);CHAR(9);&quot;- &quot;;INDEX([$Hoja1.$A$1:.$BL$1048576];[.A1422]+1;[.B14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58]+1"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formula="of:=IF([.B1423]=0;CONCATENATE(CHAR(9);[.A1423];&quot;:&quot;);CONCATENATE(CHAR(9);CHAR(9);&quot;- &quot;;INDEX([$Hoja1.$A$1:.$BL$1048576];[.A1423]+1;[.B14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59]+1"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table:formula="of:=IF([.B1424]=0;CONCATENATE(CHAR(9);[.A1424];&quot;:&quot;);CONCATENATE(CHAR(9);CHAR(9);&quot;- &quot;;INDEX([$Hoja1.$A$1:.$BL$1048576];[.A1424]+1;[.B14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60]+1"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table:formula="of:=IF([.B1425]=0;CONCATENATE(CHAR(9);[.A1425];&quot;:&quot;);CONCATENATE(CHAR(9);CHAR(9);&quot;- &quot;;INDEX([$Hoja1.$A$1:.$BL$1048576];[.A1425]+1;[.B14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61]+1"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table:formula="of:=IF([.B1426]=0;CONCATENATE(CHAR(9);[.A1426];&quot;:&quot;);CONCATENATE(CHAR(9);CHAR(9);&quot;- &quot;;INDEX([$Hoja1.$A$1:.$BL$1048576];[.A1426]+1;[.B14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62]+1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formula="of:=IF([.B1427]=0;CONCATENATE(CHAR(9);[.A1427];&quot;:&quot;);CONCATENATE(CHAR(9);CHAR(9);&quot;- &quot;;INDEX([$Hoja1.$A$1:.$BL$1048576];[.A1427]+1;[.B14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63]+1"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table:formula="of:=IF([.B1428]=0;CONCATENATE(CHAR(9);[.A1428];&quot;:&quot;);CONCATENATE(CHAR(9);CHAR(9);&quot;- &quot;;INDEX([$Hoja1.$A$1:.$BL$1048576];[.A1428]+1;[.B14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64]+1"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formula="of:=IF([.B1429]=0;CONCATENATE(CHAR(9);[.A1429];&quot;:&quot;);CONCATENATE(CHAR(9);CHAR(9);&quot;- &quot;;INDEX([$Hoja1.$A$1:.$BL$1048576];[.A1429]+1;[.B14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65]+1"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table:formula="of:=IF([.B1430]=0;CONCATENATE(CHAR(9);[.A1430];&quot;:&quot;);CONCATENATE(CHAR(9);CHAR(9);&quot;- &quot;;INDEX([$Hoja1.$A$1:.$BL$1048576];[.A1430]+1;[.B14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66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B1431]=0;CONCATENATE(CHAR(9);[.A1431];&quot;:&quot;);CONCATENATE(CHAR(9);CHAR(9);&quot;- &quot;;INDEX([$Hoja1.$A$1:.$BL$1048576];[.A1431]+1;[.B1431])))" office:value-type="string" office:string-value="&#9;22:" calcext:value-type="string">
            <text:p><text:tab/>22:</text:p>
          </table:table-cell>
        </table:table-row>
        <table:table-row table:style-name="ro1">
          <table:table-cell table:formula="of:=[.A1367]+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B1432]=0;CONCATENATE(CHAR(9);[.A1432];&quot;:&quot;);CONCATENATE(CHAR(9);CHAR(9);&quot;- &quot;;INDEX([$Hoja1.$A$1:.$BL$1048576];[.A1432]+1;[.B14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68]+1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IF([.B1433]=0;CONCATENATE(CHAR(9);[.A1433];&quot;:&quot;);CONCATENATE(CHAR(9);CHAR(9);&quot;- &quot;;INDEX([$Hoja1.$A$1:.$BL$1048576];[.A1433]+1;[.B14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69]+1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IF([.B1434]=0;CONCATENATE(CHAR(9);[.A1434];&quot;:&quot;);CONCATENATE(CHAR(9);CHAR(9);&quot;- &quot;;INDEX([$Hoja1.$A$1:.$BL$1048576];[.A1434]+1;[.B14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70]+1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IF([.B1435]=0;CONCATENATE(CHAR(9);[.A1435];&quot;:&quot;);CONCATENATE(CHAR(9);CHAR(9);&quot;- &quot;;INDEX([$Hoja1.$A$1:.$BL$1048576];[.A1435]+1;[.B14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71]+1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IF([.B1436]=0;CONCATENATE(CHAR(9);[.A1436];&quot;:&quot;);CONCATENATE(CHAR(9);CHAR(9);&quot;- &quot;;INDEX([$Hoja1.$A$1:.$BL$1048576];[.A1436]+1;[.B14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72]+1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IF([.B1437]=0;CONCATENATE(CHAR(9);[.A1437];&quot;:&quot;);CONCATENATE(CHAR(9);CHAR(9);&quot;- &quot;;INDEX([$Hoja1.$A$1:.$BL$1048576];[.A1437]+1;[.B14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73]+1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IF([.B1438]=0;CONCATENATE(CHAR(9);[.A1438];&quot;:&quot;);CONCATENATE(CHAR(9);CHAR(9);&quot;- &quot;;INDEX([$Hoja1.$A$1:.$BL$1048576];[.A1438]+1;[.B14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74]+1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IF([.B1439]=0;CONCATENATE(CHAR(9);[.A1439];&quot;:&quot;);CONCATENATE(CHAR(9);CHAR(9);&quot;- &quot;;INDEX([$Hoja1.$A$1:.$BL$1048576];[.A1439]+1;[.B14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75]+1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IF([.B1440]=0;CONCATENATE(CHAR(9);[.A1440];&quot;:&quot;);CONCATENATE(CHAR(9);CHAR(9);&quot;- &quot;;INDEX([$Hoja1.$A$1:.$BL$1048576];[.A1440]+1;[.B14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76]+1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IF([.B1441]=0;CONCATENATE(CHAR(9);[.A1441];&quot;:&quot;);CONCATENATE(CHAR(9);CHAR(9);&quot;- &quot;;INDEX([$Hoja1.$A$1:.$BL$1048576];[.A1441]+1;[.B14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77]+1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IF([.B1442]=0;CONCATENATE(CHAR(9);[.A1442];&quot;:&quot;);CONCATENATE(CHAR(9);CHAR(9);&quot;- &quot;;INDEX([$Hoja1.$A$1:.$BL$1048576];[.A1442]+1;[.B14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78]+1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IF([.B1443]=0;CONCATENATE(CHAR(9);[.A1443];&quot;:&quot;);CONCATENATE(CHAR(9);CHAR(9);&quot;- &quot;;INDEX([$Hoja1.$A$1:.$BL$1048576];[.A1443]+1;[.B14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79]+1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IF([.B1444]=0;CONCATENATE(CHAR(9);[.A1444];&quot;:&quot;);CONCATENATE(CHAR(9);CHAR(9);&quot;- &quot;;INDEX([$Hoja1.$A$1:.$BL$1048576];[.A1444]+1;[.B14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80]+1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IF([.B1445]=0;CONCATENATE(CHAR(9);[.A1445];&quot;:&quot;);CONCATENATE(CHAR(9);CHAR(9);&quot;- &quot;;INDEX([$Hoja1.$A$1:.$BL$1048576];[.A1445]+1;[.B14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81]+1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IF([.B1446]=0;CONCATENATE(CHAR(9);[.A1446];&quot;:&quot;);CONCATENATE(CHAR(9);CHAR(9);&quot;- &quot;;INDEX([$Hoja1.$A$1:.$BL$1048576];[.A1446]+1;[.B14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82]+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IF([.B1447]=0;CONCATENATE(CHAR(9);[.A1447];&quot;:&quot;);CONCATENATE(CHAR(9);CHAR(9);&quot;- &quot;;INDEX([$Hoja1.$A$1:.$BL$1048576];[.A1447]+1;[.B14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83]+1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IF([.B1448]=0;CONCATENATE(CHAR(9);[.A1448];&quot;:&quot;);CONCATENATE(CHAR(9);CHAR(9);&quot;- &quot;;INDEX([$Hoja1.$A$1:.$BL$1048576];[.A1448]+1;[.B14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84]+1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IF([.B1449]=0;CONCATENATE(CHAR(9);[.A1449];&quot;:&quot;);CONCATENATE(CHAR(9);CHAR(9);&quot;- &quot;;INDEX([$Hoja1.$A$1:.$BL$1048576];[.A1449]+1;[.B14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85]+1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formula="of:=IF([.B1450]=0;CONCATENATE(CHAR(9);[.A1450];&quot;:&quot;);CONCATENATE(CHAR(9);CHAR(9);&quot;- &quot;;INDEX([$Hoja1.$A$1:.$BL$1048576];[.A1450]+1;[.B14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86]+1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IF([.B1451]=0;CONCATENATE(CHAR(9);[.A1451];&quot;:&quot;);CONCATENATE(CHAR(9);CHAR(9);&quot;- &quot;;INDEX([$Hoja1.$A$1:.$BL$1048576];[.A1451]+1;[.B14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87]+1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IF([.B1452]=0;CONCATENATE(CHAR(9);[.A1452];&quot;:&quot;);CONCATENATE(CHAR(9);CHAR(9);&quot;- &quot;;INDEX([$Hoja1.$A$1:.$BL$1048576];[.A1452]+1;[.B14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88]+1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formula="of:=IF([.B1453]=0;CONCATENATE(CHAR(9);[.A1453];&quot;:&quot;);CONCATENATE(CHAR(9);CHAR(9);&quot;- &quot;;INDEX([$Hoja1.$A$1:.$BL$1048576];[.A1453]+1;[.B14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89]+1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IF([.B1454]=0;CONCATENATE(CHAR(9);[.A1454];&quot;:&quot;);CONCATENATE(CHAR(9);CHAR(9);&quot;- &quot;;INDEX([$Hoja1.$A$1:.$BL$1048576];[.A1454]+1;[.B14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90]+1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IF([.B1455]=0;CONCATENATE(CHAR(9);[.A1455];&quot;:&quot;);CONCATENATE(CHAR(9);CHAR(9);&quot;- &quot;;INDEX([$Hoja1.$A$1:.$BL$1048576];[.A1455]+1;[.B14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91]+1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formula="of:=IF([.B1456]=0;CONCATENATE(CHAR(9);[.A1456];&quot;:&quot;);CONCATENATE(CHAR(9);CHAR(9);&quot;- &quot;;INDEX([$Hoja1.$A$1:.$BL$1048576];[.A1456]+1;[.B14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92]+1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IF([.B1457]=0;CONCATENATE(CHAR(9);[.A1457];&quot;:&quot;);CONCATENATE(CHAR(9);CHAR(9);&quot;- &quot;;INDEX([$Hoja1.$A$1:.$BL$1048576];[.A1457]+1;[.B14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93]+1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formula="of:=IF([.B1458]=0;CONCATENATE(CHAR(9);[.A1458];&quot;:&quot;);CONCATENATE(CHAR(9);CHAR(9);&quot;- &quot;;INDEX([$Hoja1.$A$1:.$BL$1048576];[.A1458]+1;[.B14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94]+1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formula="of:=IF([.B1459]=0;CONCATENATE(CHAR(9);[.A1459];&quot;:&quot;);CONCATENATE(CHAR(9);CHAR(9);&quot;- &quot;;INDEX([$Hoja1.$A$1:.$BL$1048576];[.A1459]+1;[.B14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95]+1"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formula="of:=IF([.B1460]=0;CONCATENATE(CHAR(9);[.A1460];&quot;:&quot;);CONCATENATE(CHAR(9);CHAR(9);&quot;- &quot;;INDEX([$Hoja1.$A$1:.$BL$1048576];[.A1460]+1;[.B14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96]+1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IF([.B1461]=0;CONCATENATE(CHAR(9);[.A1461];&quot;:&quot;);CONCATENATE(CHAR(9);CHAR(9);&quot;- &quot;;INDEX([$Hoja1.$A$1:.$BL$1048576];[.A1461]+1;[.B14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97]+1"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IF([.B1462]=0;CONCATENATE(CHAR(9);[.A1462];&quot;:&quot;);CONCATENATE(CHAR(9);CHAR(9);&quot;- &quot;;INDEX([$Hoja1.$A$1:.$BL$1048576];[.A1462]+1;[.B14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98]+1"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formula="of:=IF([.B1463]=0;CONCATENATE(CHAR(9);[.A1463];&quot;:&quot;);CONCATENATE(CHAR(9);CHAR(9);&quot;- &quot;;INDEX([$Hoja1.$A$1:.$BL$1048576];[.A1463]+1;[.B14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399]+1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IF([.B1464]=0;CONCATENATE(CHAR(9);[.A1464];&quot;:&quot;);CONCATENATE(CHAR(9);CHAR(9);&quot;- &quot;;INDEX([$Hoja1.$A$1:.$BL$1048576];[.A1464]+1;[.B14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00]+1"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formula="of:=IF([.B1465]=0;CONCATENATE(CHAR(9);[.A1465];&quot;:&quot;);CONCATENATE(CHAR(9);CHAR(9);&quot;- &quot;;INDEX([$Hoja1.$A$1:.$BL$1048576];[.A1465]+1;[.B14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01]+1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formula="of:=IF([.B1466]=0;CONCATENATE(CHAR(9);[.A1466];&quot;:&quot;);CONCATENATE(CHAR(9);CHAR(9);&quot;- &quot;;INDEX([$Hoja1.$A$1:.$BL$1048576];[.A1466]+1;[.B14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02]+1"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formula="of:=IF([.B1467]=0;CONCATENATE(CHAR(9);[.A1467];&quot;:&quot;);CONCATENATE(CHAR(9);CHAR(9);&quot;- &quot;;INDEX([$Hoja1.$A$1:.$BL$1048576];[.A1467]+1;[.B14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03]+1"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formula="of:=IF([.B1468]=0;CONCATENATE(CHAR(9);[.A1468];&quot;:&quot;);CONCATENATE(CHAR(9);CHAR(9);&quot;- &quot;;INDEX([$Hoja1.$A$1:.$BL$1048576];[.A1468]+1;[.B14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04]+1"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table:formula="of:=IF([.B1469]=0;CONCATENATE(CHAR(9);[.A1469];&quot;:&quot;);CONCATENATE(CHAR(9);CHAR(9);&quot;- &quot;;INDEX([$Hoja1.$A$1:.$BL$1048576];[.A1469]+1;[.B14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05]+1"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formula="of:=IF([.B1470]=0;CONCATENATE(CHAR(9);[.A1470];&quot;:&quot;);CONCATENATE(CHAR(9);CHAR(9);&quot;- &quot;;INDEX([$Hoja1.$A$1:.$BL$1048576];[.A1470]+1;[.B14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06]+1"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formula="of:=IF([.B1471]=0;CONCATENATE(CHAR(9);[.A1471];&quot;:&quot;);CONCATENATE(CHAR(9);CHAR(9);&quot;- &quot;;INDEX([$Hoja1.$A$1:.$BL$1048576];[.A1471]+1;[.B14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07]+1"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table:formula="of:=IF([.B1472]=0;CONCATENATE(CHAR(9);[.A1472];&quot;:&quot;);CONCATENATE(CHAR(9);CHAR(9);&quot;- &quot;;INDEX([$Hoja1.$A$1:.$BL$1048576];[.A1472]+1;[.B14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08]+1"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IF([.B1473]=0;CONCATENATE(CHAR(9);[.A1473];&quot;:&quot;);CONCATENATE(CHAR(9);CHAR(9);&quot;- &quot;;INDEX([$Hoja1.$A$1:.$BL$1048576];[.A1473]+1;[.B14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09]+1"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formula="of:=IF([.B1474]=0;CONCATENATE(CHAR(9);[.A1474];&quot;:&quot;);CONCATENATE(CHAR(9);CHAR(9);&quot;- &quot;;INDEX([$Hoja1.$A$1:.$BL$1048576];[.A1474]+1;[.B14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10]+1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formula="of:=IF([.B1475]=0;CONCATENATE(CHAR(9);[.A1475];&quot;:&quot;);CONCATENATE(CHAR(9);CHAR(9);&quot;- &quot;;INDEX([$Hoja1.$A$1:.$BL$1048576];[.A1475]+1;[.B14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11]+1"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table:formula="of:=IF([.B1476]=0;CONCATENATE(CHAR(9);[.A1476];&quot;:&quot;);CONCATENATE(CHAR(9);CHAR(9);&quot;- &quot;;INDEX([$Hoja1.$A$1:.$BL$1048576];[.A1476]+1;[.B14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12]+1"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formula="of:=IF([.B1477]=0;CONCATENATE(CHAR(9);[.A1477];&quot;:&quot;);CONCATENATE(CHAR(9);CHAR(9);&quot;- &quot;;INDEX([$Hoja1.$A$1:.$BL$1048576];[.A1477]+1;[.B14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13]+1"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table:formula="of:=IF([.B1478]=0;CONCATENATE(CHAR(9);[.A1478];&quot;:&quot;);CONCATENATE(CHAR(9);CHAR(9);&quot;- &quot;;INDEX([$Hoja1.$A$1:.$BL$1048576];[.A1478]+1;[.B14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14]+1"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formula="of:=IF([.B1479]=0;CONCATENATE(CHAR(9);[.A1479];&quot;:&quot;);CONCATENATE(CHAR(9);CHAR(9);&quot;- &quot;;INDEX([$Hoja1.$A$1:.$BL$1048576];[.A1479]+1;[.B14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15]+1"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formula="of:=IF([.B1480]=0;CONCATENATE(CHAR(9);[.A1480];&quot;:&quot;);CONCATENATE(CHAR(9);CHAR(9);&quot;- &quot;;INDEX([$Hoja1.$A$1:.$BL$1048576];[.A1480]+1;[.B14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16]+1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IF([.B1481]=0;CONCATENATE(CHAR(9);[.A1481];&quot;:&quot;);CONCATENATE(CHAR(9);CHAR(9);&quot;- &quot;;INDEX([$Hoja1.$A$1:.$BL$1048576];[.A1481]+1;[.B14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17]+1"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table:formula="of:=IF([.B1482]=0;CONCATENATE(CHAR(9);[.A1482];&quot;:&quot;);CONCATENATE(CHAR(9);CHAR(9);&quot;- &quot;;INDEX([$Hoja1.$A$1:.$BL$1048576];[.A1482]+1;[.B14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18]+1"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table:formula="of:=IF([.B1483]=0;CONCATENATE(CHAR(9);[.A1483];&quot;:&quot;);CONCATENATE(CHAR(9);CHAR(9);&quot;- &quot;;INDEX([$Hoja1.$A$1:.$BL$1048576];[.A1483]+1;[.B14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19]+1"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formula="of:=IF([.B1484]=0;CONCATENATE(CHAR(9);[.A1484];&quot;:&quot;);CONCATENATE(CHAR(9);CHAR(9);&quot;- &quot;;INDEX([$Hoja1.$A$1:.$BL$1048576];[.A1484]+1;[.B14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20]+1"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table:formula="of:=IF([.B1485]=0;CONCATENATE(CHAR(9);[.A1485];&quot;:&quot;);CONCATENATE(CHAR(9);CHAR(9);&quot;- &quot;;INDEX([$Hoja1.$A$1:.$BL$1048576];[.A1485]+1;[.B14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21]+1"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table:formula="of:=IF([.B1486]=0;CONCATENATE(CHAR(9);[.A1486];&quot;:&quot;);CONCATENATE(CHAR(9);CHAR(9);&quot;- &quot;;INDEX([$Hoja1.$A$1:.$BL$1048576];[.A1486]+1;[.B14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22]+1"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formula="of:=IF([.B1487]=0;CONCATENATE(CHAR(9);[.A1487];&quot;:&quot;);CONCATENATE(CHAR(9);CHAR(9);&quot;- &quot;;INDEX([$Hoja1.$A$1:.$BL$1048576];[.A1487]+1;[.B14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23]+1"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table:formula="of:=IF([.B1488]=0;CONCATENATE(CHAR(9);[.A1488];&quot;:&quot;);CONCATENATE(CHAR(9);CHAR(9);&quot;- &quot;;INDEX([$Hoja1.$A$1:.$BL$1048576];[.A1488]+1;[.B14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24]+1"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formula="of:=IF([.B1489]=0;CONCATENATE(CHAR(9);[.A1489];&quot;:&quot;);CONCATENATE(CHAR(9);CHAR(9);&quot;- &quot;;INDEX([$Hoja1.$A$1:.$BL$1048576];[.A1489]+1;[.B14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25]+1"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table:formula="of:=IF([.B1490]=0;CONCATENATE(CHAR(9);[.A1490];&quot;:&quot;);CONCATENATE(CHAR(9);CHAR(9);&quot;- &quot;;INDEX([$Hoja1.$A$1:.$BL$1048576];[.A1490]+1;[.B14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26]+1"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table:formula="of:=IF([.B1491]=0;CONCATENATE(CHAR(9);[.A1491];&quot;:&quot;);CONCATENATE(CHAR(9);CHAR(9);&quot;- &quot;;INDEX([$Hoja1.$A$1:.$BL$1048576];[.A1491]+1;[.B14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27]+1"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table:formula="of:=IF([.B1492]=0;CONCATENATE(CHAR(9);[.A1492];&quot;:&quot;);CONCATENATE(CHAR(9);CHAR(9);&quot;- &quot;;INDEX([$Hoja1.$A$1:.$BL$1048576];[.A1492]+1;[.B14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28]+1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formula="of:=IF([.B1493]=0;CONCATENATE(CHAR(9);[.A1493];&quot;:&quot;);CONCATENATE(CHAR(9);CHAR(9);&quot;- &quot;;INDEX([$Hoja1.$A$1:.$BL$1048576];[.A1493]+1;[.B14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29]+1"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table:formula="of:=IF([.B1494]=0;CONCATENATE(CHAR(9);[.A1494];&quot;:&quot;);CONCATENATE(CHAR(9);CHAR(9);&quot;- &quot;;INDEX([$Hoja1.$A$1:.$BL$1048576];[.A1494]+1;[.B14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30]+1"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table:formula="of:=IF([.B1495]=0;CONCATENATE(CHAR(9);[.A1495];&quot;:&quot;);CONCATENATE(CHAR(9);CHAR(9);&quot;- &quot;;INDEX([$Hoja1.$A$1:.$BL$1048576];[.A1495]+1;[.B14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31]+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IF([.B1496]=0;CONCATENATE(CHAR(9);[.A1496];&quot;:&quot;);CONCATENATE(CHAR(9);CHAR(9);&quot;- &quot;;INDEX([$Hoja1.$A$1:.$BL$1048576];[.A1496]+1;[.B1496])))" office:value-type="string" office:string-value="&#9;23:" calcext:value-type="string">
            <text:p><text:tab/>23:</text:p>
          </table:table-cell>
        </table:table-row>
        <table:table-row table:style-name="ro1">
          <table:table-cell table:formula="of:=[.A1432]+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.B1497]=0;CONCATENATE(CHAR(9);[.A1497];&quot;:&quot;);CONCATENATE(CHAR(9);CHAR(9);&quot;- &quot;;INDEX([$Hoja1.$A$1:.$BL$1048576];[.A1497]+1;[.B14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33]+1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IF([.B1498]=0;CONCATENATE(CHAR(9);[.A1498];&quot;:&quot;);CONCATENATE(CHAR(9);CHAR(9);&quot;- &quot;;INDEX([$Hoja1.$A$1:.$BL$1048576];[.A1498]+1;[.B14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34]+1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IF([.B1499]=0;CONCATENATE(CHAR(9);[.A1499];&quot;:&quot;);CONCATENATE(CHAR(9);CHAR(9);&quot;- &quot;;INDEX([$Hoja1.$A$1:.$BL$1048576];[.A1499]+1;[.B14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35]+1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IF([.B1500]=0;CONCATENATE(CHAR(9);[.A1500];&quot;:&quot;);CONCATENATE(CHAR(9);CHAR(9);&quot;- &quot;;INDEX([$Hoja1.$A$1:.$BL$1048576];[.A1500]+1;[.B15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36]+1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IF([.B1501]=0;CONCATENATE(CHAR(9);[.A1501];&quot;:&quot;);CONCATENATE(CHAR(9);CHAR(9);&quot;- &quot;;INDEX([$Hoja1.$A$1:.$BL$1048576];[.A1501]+1;[.B15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37]+1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IF([.B1502]=0;CONCATENATE(CHAR(9);[.A1502];&quot;:&quot;);CONCATENATE(CHAR(9);CHAR(9);&quot;- &quot;;INDEX([$Hoja1.$A$1:.$BL$1048576];[.A1502]+1;[.B15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38]+1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IF([.B1503]=0;CONCATENATE(CHAR(9);[.A1503];&quot;:&quot;);CONCATENATE(CHAR(9);CHAR(9);&quot;- &quot;;INDEX([$Hoja1.$A$1:.$BL$1048576];[.A1503]+1;[.B15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39]+1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IF([.B1504]=0;CONCATENATE(CHAR(9);[.A1504];&quot;:&quot;);CONCATENATE(CHAR(9);CHAR(9);&quot;- &quot;;INDEX([$Hoja1.$A$1:.$BL$1048576];[.A1504]+1;[.B15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40]+1"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IF([.B1505]=0;CONCATENATE(CHAR(9);[.A1505];&quot;:&quot;);CONCATENATE(CHAR(9);CHAR(9);&quot;- &quot;;INDEX([$Hoja1.$A$1:.$BL$1048576];[.A1505]+1;[.B15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41]+1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IF([.B1506]=0;CONCATENATE(CHAR(9);[.A1506];&quot;:&quot;);CONCATENATE(CHAR(9);CHAR(9);&quot;- &quot;;INDEX([$Hoja1.$A$1:.$BL$1048576];[.A1506]+1;[.B15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42]+1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IF([.B1507]=0;CONCATENATE(CHAR(9);[.A1507];&quot;:&quot;);CONCATENATE(CHAR(9);CHAR(9);&quot;- &quot;;INDEX([$Hoja1.$A$1:.$BL$1048576];[.A1507]+1;[.B15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43]+1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IF([.B1508]=0;CONCATENATE(CHAR(9);[.A1508];&quot;:&quot;);CONCATENATE(CHAR(9);CHAR(9);&quot;- &quot;;INDEX([$Hoja1.$A$1:.$BL$1048576];[.A1508]+1;[.B15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44]+1"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IF([.B1509]=0;CONCATENATE(CHAR(9);[.A1509];&quot;:&quot;);CONCATENATE(CHAR(9);CHAR(9);&quot;- &quot;;INDEX([$Hoja1.$A$1:.$BL$1048576];[.A1509]+1;[.B15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45]+1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IF([.B1510]=0;CONCATENATE(CHAR(9);[.A1510];&quot;:&quot;);CONCATENATE(CHAR(9);CHAR(9);&quot;- &quot;;INDEX([$Hoja1.$A$1:.$BL$1048576];[.A1510]+1;[.B15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46]+1"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IF([.B1511]=0;CONCATENATE(CHAR(9);[.A1511];&quot;:&quot;);CONCATENATE(CHAR(9);CHAR(9);&quot;- &quot;;INDEX([$Hoja1.$A$1:.$BL$1048576];[.A1511]+1;[.B15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47]+1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formula="of:=IF([.B1512]=0;CONCATENATE(CHAR(9);[.A1512];&quot;:&quot;);CONCATENATE(CHAR(9);CHAR(9);&quot;- &quot;;INDEX([$Hoja1.$A$1:.$BL$1048576];[.A1512]+1;[.B15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48]+1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IF([.B1513]=0;CONCATENATE(CHAR(9);[.A1513];&quot;:&quot;);CONCATENATE(CHAR(9);CHAR(9);&quot;- &quot;;INDEX([$Hoja1.$A$1:.$BL$1048576];[.A1513]+1;[.B15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49]+1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IF([.B1514]=0;CONCATENATE(CHAR(9);[.A1514];&quot;:&quot;);CONCATENATE(CHAR(9);CHAR(9);&quot;- &quot;;INDEX([$Hoja1.$A$1:.$BL$1048576];[.A1514]+1;[.B15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50]+1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IF([.B1515]=0;CONCATENATE(CHAR(9);[.A1515];&quot;:&quot;);CONCATENATE(CHAR(9);CHAR(9);&quot;- &quot;;INDEX([$Hoja1.$A$1:.$BL$1048576];[.A1515]+1;[.B15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51]+1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IF([.B1516]=0;CONCATENATE(CHAR(9);[.A1516];&quot;:&quot;);CONCATENATE(CHAR(9);CHAR(9);&quot;- &quot;;INDEX([$Hoja1.$A$1:.$BL$1048576];[.A1516]+1;[.B15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52]+1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IF([.B1517]=0;CONCATENATE(CHAR(9);[.A1517];&quot;:&quot;);CONCATENATE(CHAR(9);CHAR(9);&quot;- &quot;;INDEX([$Hoja1.$A$1:.$BL$1048576];[.A1517]+1;[.B15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53]+1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formula="of:=IF([.B1518]=0;CONCATENATE(CHAR(9);[.A1518];&quot;:&quot;);CONCATENATE(CHAR(9);CHAR(9);&quot;- &quot;;INDEX([$Hoja1.$A$1:.$BL$1048576];[.A1518]+1;[.B15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54]+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formula="of:=IF([.B1519]=0;CONCATENATE(CHAR(9);[.A1519];&quot;:&quot;);CONCATENATE(CHAR(9);CHAR(9);&quot;- &quot;;INDEX([$Hoja1.$A$1:.$BL$1048576];[.A1519]+1;[.B15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55]+1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formula="of:=IF([.B1520]=0;CONCATENATE(CHAR(9);[.A1520];&quot;:&quot;);CONCATENATE(CHAR(9);CHAR(9);&quot;- &quot;;INDEX([$Hoja1.$A$1:.$BL$1048576];[.A1520]+1;[.B15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56]+1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IF([.B1521]=0;CONCATENATE(CHAR(9);[.A1521];&quot;:&quot;);CONCATENATE(CHAR(9);CHAR(9);&quot;- &quot;;INDEX([$Hoja1.$A$1:.$BL$1048576];[.A1521]+1;[.B15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57]+1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formula="of:=IF([.B1522]=0;CONCATENATE(CHAR(9);[.A1522];&quot;:&quot;);CONCATENATE(CHAR(9);CHAR(9);&quot;- &quot;;INDEX([$Hoja1.$A$1:.$BL$1048576];[.A1522]+1;[.B15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58]+1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formula="of:=IF([.B1523]=0;CONCATENATE(CHAR(9);[.A1523];&quot;:&quot;);CONCATENATE(CHAR(9);CHAR(9);&quot;- &quot;;INDEX([$Hoja1.$A$1:.$BL$1048576];[.A1523]+1;[.B15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59]+1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formula="of:=IF([.B1524]=0;CONCATENATE(CHAR(9);[.A1524];&quot;:&quot;);CONCATENATE(CHAR(9);CHAR(9);&quot;- &quot;;INDEX([$Hoja1.$A$1:.$BL$1048576];[.A1524]+1;[.B15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60]+1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formula="of:=IF([.B1525]=0;CONCATENATE(CHAR(9);[.A1525];&quot;:&quot;);CONCATENATE(CHAR(9);CHAR(9);&quot;- &quot;;INDEX([$Hoja1.$A$1:.$BL$1048576];[.A1525]+1;[.B15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61]+1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formula="of:=IF([.B1526]=0;CONCATENATE(CHAR(9);[.A1526];&quot;:&quot;);CONCATENATE(CHAR(9);CHAR(9);&quot;- &quot;;INDEX([$Hoja1.$A$1:.$BL$1048576];[.A1526]+1;[.B15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62]+1"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formula="of:=IF([.B1527]=0;CONCATENATE(CHAR(9);[.A1527];&quot;:&quot;);CONCATENATE(CHAR(9);CHAR(9);&quot;- &quot;;INDEX([$Hoja1.$A$1:.$BL$1048576];[.A1527]+1;[.B15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63]+1"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IF([.B1528]=0;CONCATENATE(CHAR(9);[.A1528];&quot;:&quot;);CONCATENATE(CHAR(9);CHAR(9);&quot;- &quot;;INDEX([$Hoja1.$A$1:.$BL$1048576];[.A1528]+1;[.B15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64]+1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formula="of:=IF([.B1529]=0;CONCATENATE(CHAR(9);[.A1529];&quot;:&quot;);CONCATENATE(CHAR(9);CHAR(9);&quot;- &quot;;INDEX([$Hoja1.$A$1:.$BL$1048576];[.A1529]+1;[.B15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65]+1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formula="of:=IF([.B1530]=0;CONCATENATE(CHAR(9);[.A1530];&quot;:&quot;);CONCATENATE(CHAR(9);CHAR(9);&quot;- &quot;;INDEX([$Hoja1.$A$1:.$BL$1048576];[.A1530]+1;[.B15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66]+1"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formula="of:=IF([.B1531]=0;CONCATENATE(CHAR(9);[.A1531];&quot;:&quot;);CONCATENATE(CHAR(9);CHAR(9);&quot;- &quot;;INDEX([$Hoja1.$A$1:.$BL$1048576];[.A1531]+1;[.B15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67]+1"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formula="of:=IF([.B1532]=0;CONCATENATE(CHAR(9);[.A1532];&quot;:&quot;);CONCATENATE(CHAR(9);CHAR(9);&quot;- &quot;;INDEX([$Hoja1.$A$1:.$BL$1048576];[.A1532]+1;[.B15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68]+1"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formula="of:=IF([.B1533]=0;CONCATENATE(CHAR(9);[.A1533];&quot;:&quot;);CONCATENATE(CHAR(9);CHAR(9);&quot;- &quot;;INDEX([$Hoja1.$A$1:.$BL$1048576];[.A1533]+1;[.B15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69]+1"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table:formula="of:=IF([.B1534]=0;CONCATENATE(CHAR(9);[.A1534];&quot;:&quot;);CONCATENATE(CHAR(9);CHAR(9);&quot;- &quot;;INDEX([$Hoja1.$A$1:.$BL$1048576];[.A1534]+1;[.B15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70]+1"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table:formula="of:=IF([.B1535]=0;CONCATENATE(CHAR(9);[.A1535];&quot;:&quot;);CONCATENATE(CHAR(9);CHAR(9);&quot;- &quot;;INDEX([$Hoja1.$A$1:.$BL$1048576];[.A1535]+1;[.B15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71]+1"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formula="of:=IF([.B1536]=0;CONCATENATE(CHAR(9);[.A1536];&quot;:&quot;);CONCATENATE(CHAR(9);CHAR(9);&quot;- &quot;;INDEX([$Hoja1.$A$1:.$BL$1048576];[.A1536]+1;[.B15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72]+1"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table:formula="of:=IF([.B1537]=0;CONCATENATE(CHAR(9);[.A1537];&quot;:&quot;);CONCATENATE(CHAR(9);CHAR(9);&quot;- &quot;;INDEX([$Hoja1.$A$1:.$BL$1048576];[.A1537]+1;[.B15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73]+1"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table:formula="of:=IF([.B1538]=0;CONCATENATE(CHAR(9);[.A1538];&quot;:&quot;);CONCATENATE(CHAR(9);CHAR(9);&quot;- &quot;;INDEX([$Hoja1.$A$1:.$BL$1048576];[.A1538]+1;[.B15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74]+1"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table:formula="of:=IF([.B1539]=0;CONCATENATE(CHAR(9);[.A1539];&quot;:&quot;);CONCATENATE(CHAR(9);CHAR(9);&quot;- &quot;;INDEX([$Hoja1.$A$1:.$BL$1048576];[.A1539]+1;[.B15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75]+1"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formula="of:=IF([.B1540]=0;CONCATENATE(CHAR(9);[.A1540];&quot;:&quot;);CONCATENATE(CHAR(9);CHAR(9);&quot;- &quot;;INDEX([$Hoja1.$A$1:.$BL$1048576];[.A1540]+1;[.B15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76]+1"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formula="of:=IF([.B1541]=0;CONCATENATE(CHAR(9);[.A1541];&quot;:&quot;);CONCATENATE(CHAR(9);CHAR(9);&quot;- &quot;;INDEX([$Hoja1.$A$1:.$BL$1048576];[.A1541]+1;[.B15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77]+1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table:formula="of:=IF([.B1542]=0;CONCATENATE(CHAR(9);[.A1542];&quot;:&quot;);CONCATENATE(CHAR(9);CHAR(9);&quot;- &quot;;INDEX([$Hoja1.$A$1:.$BL$1048576];[.A1542]+1;[.B15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78]+1"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table:formula="of:=IF([.B1543]=0;CONCATENATE(CHAR(9);[.A1543];&quot;:&quot;);CONCATENATE(CHAR(9);CHAR(9);&quot;- &quot;;INDEX([$Hoja1.$A$1:.$BL$1048576];[.A1543]+1;[.B15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79]+1"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table:formula="of:=IF([.B1544]=0;CONCATENATE(CHAR(9);[.A1544];&quot;:&quot;);CONCATENATE(CHAR(9);CHAR(9);&quot;- &quot;;INDEX([$Hoja1.$A$1:.$BL$1048576];[.A1544]+1;[.B15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80]+1"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table:formula="of:=IF([.B1545]=0;CONCATENATE(CHAR(9);[.A1545];&quot;:&quot;);CONCATENATE(CHAR(9);CHAR(9);&quot;- &quot;;INDEX([$Hoja1.$A$1:.$BL$1048576];[.A1545]+1;[.B15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81]+1"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IF([.B1546]=0;CONCATENATE(CHAR(9);[.A1546];&quot;:&quot;);CONCATENATE(CHAR(9);CHAR(9);&quot;- &quot;;INDEX([$Hoja1.$A$1:.$BL$1048576];[.A1546]+1;[.B15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82]+1"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table:formula="of:=IF([.B1547]=0;CONCATENATE(CHAR(9);[.A1547];&quot;:&quot;);CONCATENATE(CHAR(9);CHAR(9);&quot;- &quot;;INDEX([$Hoja1.$A$1:.$BL$1048576];[.A1547]+1;[.B15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83]+1"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formula="of:=IF([.B1548]=0;CONCATENATE(CHAR(9);[.A1548];&quot;:&quot;);CONCATENATE(CHAR(9);CHAR(9);&quot;- &quot;;INDEX([$Hoja1.$A$1:.$BL$1048576];[.A1548]+1;[.B15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84]+1"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table:formula="of:=IF([.B1549]=0;CONCATENATE(CHAR(9);[.A1549];&quot;:&quot;);CONCATENATE(CHAR(9);CHAR(9);&quot;- &quot;;INDEX([$Hoja1.$A$1:.$BL$1048576];[.A1549]+1;[.B15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85]+1"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table:formula="of:=IF([.B1550]=0;CONCATENATE(CHAR(9);[.A1550];&quot;:&quot;);CONCATENATE(CHAR(9);CHAR(9);&quot;- &quot;;INDEX([$Hoja1.$A$1:.$BL$1048576];[.A1550]+1;[.B15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86]+1"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table:formula="of:=IF([.B1551]=0;CONCATENATE(CHAR(9);[.A1551];&quot;:&quot;);CONCATENATE(CHAR(9);CHAR(9);&quot;- &quot;;INDEX([$Hoja1.$A$1:.$BL$1048576];[.A1551]+1;[.B15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87]+1"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formula="of:=IF([.B1552]=0;CONCATENATE(CHAR(9);[.A1552];&quot;:&quot;);CONCATENATE(CHAR(9);CHAR(9);&quot;- &quot;;INDEX([$Hoja1.$A$1:.$BL$1048576];[.A1552]+1;[.B15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88]+1"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table:formula="of:=IF([.B1553]=0;CONCATENATE(CHAR(9);[.A1553];&quot;:&quot;);CONCATENATE(CHAR(9);CHAR(9);&quot;- &quot;;INDEX([$Hoja1.$A$1:.$BL$1048576];[.A1553]+1;[.B15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89]+1"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table:formula="of:=IF([.B1554]=0;CONCATENATE(CHAR(9);[.A1554];&quot;:&quot;);CONCATENATE(CHAR(9);CHAR(9);&quot;- &quot;;INDEX([$Hoja1.$A$1:.$BL$1048576];[.A1554]+1;[.B15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90]+1"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table:formula="of:=IF([.B1555]=0;CONCATENATE(CHAR(9);[.A1555];&quot;:&quot;);CONCATENATE(CHAR(9);CHAR(9);&quot;- &quot;;INDEX([$Hoja1.$A$1:.$BL$1048576];[.A1555]+1;[.B15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91]+1"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table:formula="of:=IF([.B1556]=0;CONCATENATE(CHAR(9);[.A1556];&quot;:&quot;);CONCATENATE(CHAR(9);CHAR(9);&quot;- &quot;;INDEX([$Hoja1.$A$1:.$BL$1048576];[.A1556]+1;[.B15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92]+1"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formula="of:=IF([.B1557]=0;CONCATENATE(CHAR(9);[.A1557];&quot;:&quot;);CONCATENATE(CHAR(9);CHAR(9);&quot;- &quot;;INDEX([$Hoja1.$A$1:.$BL$1048576];[.A1557]+1;[.B15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93]+1"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table:formula="of:=IF([.B1558]=0;CONCATENATE(CHAR(9);[.A1558];&quot;:&quot;);CONCATENATE(CHAR(9);CHAR(9);&quot;- &quot;;INDEX([$Hoja1.$A$1:.$BL$1048576];[.A1558]+1;[.B15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94]+1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formula="of:=IF([.B1559]=0;CONCATENATE(CHAR(9);[.A1559];&quot;:&quot;);CONCATENATE(CHAR(9);CHAR(9);&quot;- &quot;;INDEX([$Hoja1.$A$1:.$BL$1048576];[.A1559]+1;[.B15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95]+1"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table:formula="of:=IF([.B1560]=0;CONCATENATE(CHAR(9);[.A1560];&quot;:&quot;);CONCATENATE(CHAR(9);CHAR(9);&quot;- &quot;;INDEX([$Hoja1.$A$1:.$BL$1048576];[.A1560]+1;[.B15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96]+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IF([.B1561]=0;CONCATENATE(CHAR(9);[.A1561];&quot;:&quot;);CONCATENATE(CHAR(9);CHAR(9);&quot;- &quot;;INDEX([$Hoja1.$A$1:.$BL$1048576];[.A1561]+1;[.B1561])))" office:value-type="string" office:string-value="&#9;24:" calcext:value-type="string">
            <text:p><text:tab/>24:</text:p>
          </table:table-cell>
        </table:table-row>
        <table:table-row table:style-name="ro1">
          <table:table-cell table:formula="of:=[.A1497]+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.B1562]=0;CONCATENATE(CHAR(9);[.A1562];&quot;:&quot;);CONCATENATE(CHAR(9);CHAR(9);&quot;- &quot;;INDEX([$Hoja1.$A$1:.$BL$1048576];[.A1562]+1;[.B15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98]+1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IF([.B1563]=0;CONCATENATE(CHAR(9);[.A1563];&quot;:&quot;);CONCATENATE(CHAR(9);CHAR(9);&quot;- &quot;;INDEX([$Hoja1.$A$1:.$BL$1048576];[.A1563]+1;[.B15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499]+1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IF([.B1564]=0;CONCATENATE(CHAR(9);[.A1564];&quot;:&quot;);CONCATENATE(CHAR(9);CHAR(9);&quot;- &quot;;INDEX([$Hoja1.$A$1:.$BL$1048576];[.A1564]+1;[.B15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00]+1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IF([.B1565]=0;CONCATENATE(CHAR(9);[.A1565];&quot;:&quot;);CONCATENATE(CHAR(9);CHAR(9);&quot;- &quot;;INDEX([$Hoja1.$A$1:.$BL$1048576];[.A1565]+1;[.B15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01]+1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IF([.B1566]=0;CONCATENATE(CHAR(9);[.A1566];&quot;:&quot;);CONCATENATE(CHAR(9);CHAR(9);&quot;- &quot;;INDEX([$Hoja1.$A$1:.$BL$1048576];[.A1566]+1;[.B15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02]+1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IF([.B1567]=0;CONCATENATE(CHAR(9);[.A1567];&quot;:&quot;);CONCATENATE(CHAR(9);CHAR(9);&quot;- &quot;;INDEX([$Hoja1.$A$1:.$BL$1048576];[.A1567]+1;[.B15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03]+1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IF([.B1568]=0;CONCATENATE(CHAR(9);[.A1568];&quot;:&quot;);CONCATENATE(CHAR(9);CHAR(9);&quot;- &quot;;INDEX([$Hoja1.$A$1:.$BL$1048576];[.A1568]+1;[.B15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04]+1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IF([.B1569]=0;CONCATENATE(CHAR(9);[.A1569];&quot;:&quot;);CONCATENATE(CHAR(9);CHAR(9);&quot;- &quot;;INDEX([$Hoja1.$A$1:.$BL$1048576];[.A1569]+1;[.B15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05]+1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IF([.B1570]=0;CONCATENATE(CHAR(9);[.A1570];&quot;:&quot;);CONCATENATE(CHAR(9);CHAR(9);&quot;- &quot;;INDEX([$Hoja1.$A$1:.$BL$1048576];[.A1570]+1;[.B15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06]+1"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IF([.B1571]=0;CONCATENATE(CHAR(9);[.A1571];&quot;:&quot;);CONCATENATE(CHAR(9);CHAR(9);&quot;- &quot;;INDEX([$Hoja1.$A$1:.$BL$1048576];[.A1571]+1;[.B15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07]+1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formula="of:=IF([.B1572]=0;CONCATENATE(CHAR(9);[.A1572];&quot;:&quot;);CONCATENATE(CHAR(9);CHAR(9);&quot;- &quot;;INDEX([$Hoja1.$A$1:.$BL$1048576];[.A1572]+1;[.B15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08]+1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IF([.B1573]=0;CONCATENATE(CHAR(9);[.A1573];&quot;:&quot;);CONCATENATE(CHAR(9);CHAR(9);&quot;- &quot;;INDEX([$Hoja1.$A$1:.$BL$1048576];[.A1573]+1;[.B15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09]+1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IF([.B1574]=0;CONCATENATE(CHAR(9);[.A1574];&quot;:&quot;);CONCATENATE(CHAR(9);CHAR(9);&quot;- &quot;;INDEX([$Hoja1.$A$1:.$BL$1048576];[.A1574]+1;[.B15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10]+1"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IF([.B1575]=0;CONCATENATE(CHAR(9);[.A1575];&quot;:&quot;);CONCATENATE(CHAR(9);CHAR(9);&quot;- &quot;;INDEX([$Hoja1.$A$1:.$BL$1048576];[.A1575]+1;[.B15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11]+1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IF([.B1576]=0;CONCATENATE(CHAR(9);[.A1576];&quot;:&quot;);CONCATENATE(CHAR(9);CHAR(9);&quot;- &quot;;INDEX([$Hoja1.$A$1:.$BL$1048576];[.A1576]+1;[.B15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12]+1"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IF([.B1577]=0;CONCATENATE(CHAR(9);[.A1577];&quot;:&quot;);CONCATENATE(CHAR(9);CHAR(9);&quot;- &quot;;INDEX([$Hoja1.$A$1:.$BL$1048576];[.A1577]+1;[.B15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13]+1"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IF([.B1578]=0;CONCATENATE(CHAR(9);[.A1578];&quot;:&quot;);CONCATENATE(CHAR(9);CHAR(9);&quot;- &quot;;INDEX([$Hoja1.$A$1:.$BL$1048576];[.A1578]+1;[.B15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14]+1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IF([.B1579]=0;CONCATENATE(CHAR(9);[.A1579];&quot;:&quot;);CONCATENATE(CHAR(9);CHAR(9);&quot;- &quot;;INDEX([$Hoja1.$A$1:.$BL$1048576];[.A1579]+1;[.B15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15]+1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IF([.B1580]=0;CONCATENATE(CHAR(9);[.A1580];&quot;:&quot;);CONCATENATE(CHAR(9);CHAR(9);&quot;- &quot;;INDEX([$Hoja1.$A$1:.$BL$1048576];[.A1580]+1;[.B15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16]+1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IF([.B1581]=0;CONCATENATE(CHAR(9);[.A1581];&quot;:&quot;);CONCATENATE(CHAR(9);CHAR(9);&quot;- &quot;;INDEX([$Hoja1.$A$1:.$BL$1048576];[.A1581]+1;[.B15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17]+1"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formula="of:=IF([.B1582]=0;CONCATENATE(CHAR(9);[.A1582];&quot;:&quot;);CONCATENATE(CHAR(9);CHAR(9);&quot;- &quot;;INDEX([$Hoja1.$A$1:.$BL$1048576];[.A1582]+1;[.B15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18]+1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IF([.B1583]=0;CONCATENATE(CHAR(9);[.A1583];&quot;:&quot;);CONCATENATE(CHAR(9);CHAR(9);&quot;- &quot;;INDEX([$Hoja1.$A$1:.$BL$1048576];[.A1583]+1;[.B15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19]+1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formula="of:=IF([.B1584]=0;CONCATENATE(CHAR(9);[.A1584];&quot;:&quot;);CONCATENATE(CHAR(9);CHAR(9);&quot;- &quot;;INDEX([$Hoja1.$A$1:.$BL$1048576];[.A1584]+1;[.B15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20]+1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formula="of:=IF([.B1585]=0;CONCATENATE(CHAR(9);[.A1585];&quot;:&quot;);CONCATENATE(CHAR(9);CHAR(9);&quot;- &quot;;INDEX([$Hoja1.$A$1:.$BL$1048576];[.A1585]+1;[.B15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21]+1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IF([.B1586]=0;CONCATENATE(CHAR(9);[.A1586];&quot;:&quot;);CONCATENATE(CHAR(9);CHAR(9);&quot;- &quot;;INDEX([$Hoja1.$A$1:.$BL$1048576];[.A1586]+1;[.B15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22]+1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formula="of:=IF([.B1587]=0;CONCATENATE(CHAR(9);[.A1587];&quot;:&quot;);CONCATENATE(CHAR(9);CHAR(9);&quot;- &quot;;INDEX([$Hoja1.$A$1:.$BL$1048576];[.A1587]+1;[.B15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23]+1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formula="of:=IF([.B1588]=0;CONCATENATE(CHAR(9);[.A1588];&quot;:&quot;);CONCATENATE(CHAR(9);CHAR(9);&quot;- &quot;;INDEX([$Hoja1.$A$1:.$BL$1048576];[.A1588]+1;[.B15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24]+1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formula="of:=IF([.B1589]=0;CONCATENATE(CHAR(9);[.A1589];&quot;:&quot;);CONCATENATE(CHAR(9);CHAR(9);&quot;- &quot;;INDEX([$Hoja1.$A$1:.$BL$1048576];[.A1589]+1;[.B15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25]+1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formula="of:=IF([.B1590]=0;CONCATENATE(CHAR(9);[.A1590];&quot;:&quot;);CONCATENATE(CHAR(9);CHAR(9);&quot;- &quot;;INDEX([$Hoja1.$A$1:.$BL$1048576];[.A1590]+1;[.B15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26]+1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IF([.B1591]=0;CONCATENATE(CHAR(9);[.A1591];&quot;:&quot;);CONCATENATE(CHAR(9);CHAR(9);&quot;- &quot;;INDEX([$Hoja1.$A$1:.$BL$1048576];[.A1591]+1;[.B15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27]+1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IF([.B1592]=0;CONCATENATE(CHAR(9);[.A1592];&quot;:&quot;);CONCATENATE(CHAR(9);CHAR(9);&quot;- &quot;;INDEX([$Hoja1.$A$1:.$BL$1048576];[.A1592]+1;[.B15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28]+1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IF([.B1593]=0;CONCATENATE(CHAR(9);[.A1593];&quot;:&quot;);CONCATENATE(CHAR(9);CHAR(9);&quot;- &quot;;INDEX([$Hoja1.$A$1:.$BL$1048576];[.A1593]+1;[.B15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29]+1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formula="of:=IF([.B1594]=0;CONCATENATE(CHAR(9);[.A1594];&quot;:&quot;);CONCATENATE(CHAR(9);CHAR(9);&quot;- &quot;;INDEX([$Hoja1.$A$1:.$BL$1048576];[.A1594]+1;[.B15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30]+1"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formula="of:=IF([.B1595]=0;CONCATENATE(CHAR(9);[.A1595];&quot;:&quot;);CONCATENATE(CHAR(9);CHAR(9);&quot;- &quot;;INDEX([$Hoja1.$A$1:.$BL$1048576];[.A1595]+1;[.B15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31]+1"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formula="of:=IF([.B1596]=0;CONCATENATE(CHAR(9);[.A1596];&quot;:&quot;);CONCATENATE(CHAR(9);CHAR(9);&quot;- &quot;;INDEX([$Hoja1.$A$1:.$BL$1048576];[.A1596]+1;[.B15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32]+1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formula="of:=IF([.B1597]=0;CONCATENATE(CHAR(9);[.A1597];&quot;:&quot;);CONCATENATE(CHAR(9);CHAR(9);&quot;- &quot;;INDEX([$Hoja1.$A$1:.$BL$1048576];[.A1597]+1;[.B15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33]+1"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formula="of:=IF([.B1598]=0;CONCATENATE(CHAR(9);[.A1598];&quot;:&quot;);CONCATENATE(CHAR(9);CHAR(9);&quot;- &quot;;INDEX([$Hoja1.$A$1:.$BL$1048576];[.A1598]+1;[.B15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34]+1"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IF([.B1599]=0;CONCATENATE(CHAR(9);[.A1599];&quot;:&quot;);CONCATENATE(CHAR(9);CHAR(9);&quot;- &quot;;INDEX([$Hoja1.$A$1:.$BL$1048576];[.A1599]+1;[.B15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35]+1"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formula="of:=IF([.B1600]=0;CONCATENATE(CHAR(9);[.A1600];&quot;:&quot;);CONCATENATE(CHAR(9);CHAR(9);&quot;- &quot;;INDEX([$Hoja1.$A$1:.$BL$1048576];[.A1600]+1;[.B16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36]+1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formula="of:=IF([.B1601]=0;CONCATENATE(CHAR(9);[.A1601];&quot;:&quot;);CONCATENATE(CHAR(9);CHAR(9);&quot;- &quot;;INDEX([$Hoja1.$A$1:.$BL$1048576];[.A1601]+1;[.B16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37]+1"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table:formula="of:=IF([.B1602]=0;CONCATENATE(CHAR(9);[.A1602];&quot;:&quot;);CONCATENATE(CHAR(9);CHAR(9);&quot;- &quot;;INDEX([$Hoja1.$A$1:.$BL$1048576];[.A1602]+1;[.B16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38]+1"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table:formula="of:=IF([.B1603]=0;CONCATENATE(CHAR(9);[.A1603];&quot;:&quot;);CONCATENATE(CHAR(9);CHAR(9);&quot;- &quot;;INDEX([$Hoja1.$A$1:.$BL$1048576];[.A1603]+1;[.B16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39]+1"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formula="of:=IF([.B1604]=0;CONCATENATE(CHAR(9);[.A1604];&quot;:&quot;);CONCATENATE(CHAR(9);CHAR(9);&quot;- &quot;;INDEX([$Hoja1.$A$1:.$BL$1048576];[.A1604]+1;[.B16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40]+1"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table:formula="of:=IF([.B1605]=0;CONCATENATE(CHAR(9);[.A1605];&quot;:&quot;);CONCATENATE(CHAR(9);CHAR(9);&quot;- &quot;;INDEX([$Hoja1.$A$1:.$BL$1048576];[.A1605]+1;[.B16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41]+1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formula="of:=IF([.B1606]=0;CONCATENATE(CHAR(9);[.A1606];&quot;:&quot;);CONCATENATE(CHAR(9);CHAR(9);&quot;- &quot;;INDEX([$Hoja1.$A$1:.$BL$1048576];[.A1606]+1;[.B16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42]+1"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table:formula="of:=IF([.B1607]=0;CONCATENATE(CHAR(9);[.A1607];&quot;:&quot;);CONCATENATE(CHAR(9);CHAR(9);&quot;- &quot;;INDEX([$Hoja1.$A$1:.$BL$1048576];[.A1607]+1;[.B16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43]+1"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formula="of:=IF([.B1608]=0;CONCATENATE(CHAR(9);[.A1608];&quot;:&quot;);CONCATENATE(CHAR(9);CHAR(9);&quot;- &quot;;INDEX([$Hoja1.$A$1:.$BL$1048576];[.A1608]+1;[.B16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44]+1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IF([.B1609]=0;CONCATENATE(CHAR(9);[.A1609];&quot;:&quot;);CONCATENATE(CHAR(9);CHAR(9);&quot;- &quot;;INDEX([$Hoja1.$A$1:.$BL$1048576];[.A1609]+1;[.B16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45]+1"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table:formula="of:=IF([.B1610]=0;CONCATENATE(CHAR(9);[.A1610];&quot;:&quot;);CONCATENATE(CHAR(9);CHAR(9);&quot;- &quot;;INDEX([$Hoja1.$A$1:.$BL$1048576];[.A1610]+1;[.B16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46]+1"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formula="of:=IF([.B1611]=0;CONCATENATE(CHAR(9);[.A1611];&quot;:&quot;);CONCATENATE(CHAR(9);CHAR(9);&quot;- &quot;;INDEX([$Hoja1.$A$1:.$BL$1048576];[.A1611]+1;[.B16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47]+1"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table:formula="of:=IF([.B1612]=0;CONCATENATE(CHAR(9);[.A1612];&quot;:&quot;);CONCATENATE(CHAR(9);CHAR(9);&quot;- &quot;;INDEX([$Hoja1.$A$1:.$BL$1048576];[.A1612]+1;[.B16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48]+1"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formula="of:=IF([.B1613]=0;CONCATENATE(CHAR(9);[.A1613];&quot;:&quot;);CONCATENATE(CHAR(9);CHAR(9);&quot;- &quot;;INDEX([$Hoja1.$A$1:.$BL$1048576];[.A1613]+1;[.B16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49]+1"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table:formula="of:=IF([.B1614]=0;CONCATENATE(CHAR(9);[.A1614];&quot;:&quot;);CONCATENATE(CHAR(9);CHAR(9);&quot;- &quot;;INDEX([$Hoja1.$A$1:.$BL$1048576];[.A1614]+1;[.B16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50]+1"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IF([.B1615]=0;CONCATENATE(CHAR(9);[.A1615];&quot;:&quot;);CONCATENATE(CHAR(9);CHAR(9);&quot;- &quot;;INDEX([$Hoja1.$A$1:.$BL$1048576];[.A1615]+1;[.B16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51]+1"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table:formula="of:=IF([.B1616]=0;CONCATENATE(CHAR(9);[.A1616];&quot;:&quot;);CONCATENATE(CHAR(9);CHAR(9);&quot;- &quot;;INDEX([$Hoja1.$A$1:.$BL$1048576];[.A1616]+1;[.B16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52]+1"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IF([.B1617]=0;CONCATENATE(CHAR(9);[.A1617];&quot;:&quot;);CONCATENATE(CHAR(9);CHAR(9);&quot;- &quot;;INDEX([$Hoja1.$A$1:.$BL$1048576];[.A1617]+1;[.B16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53]+1"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table:formula="of:=IF([.B1618]=0;CONCATENATE(CHAR(9);[.A1618];&quot;:&quot;);CONCATENATE(CHAR(9);CHAR(9);&quot;- &quot;;INDEX([$Hoja1.$A$1:.$BL$1048576];[.A1618]+1;[.B16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54]+1"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table:formula="of:=IF([.B1619]=0;CONCATENATE(CHAR(9);[.A1619];&quot;:&quot;);CONCATENATE(CHAR(9);CHAR(9);&quot;- &quot;;INDEX([$Hoja1.$A$1:.$BL$1048576];[.A1619]+1;[.B16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55]+1"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table:formula="of:=IF([.B1620]=0;CONCATENATE(CHAR(9);[.A1620];&quot;:&quot;);CONCATENATE(CHAR(9);CHAR(9);&quot;- &quot;;INDEX([$Hoja1.$A$1:.$BL$1048576];[.A1620]+1;[.B16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56]+1"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formula="of:=IF([.B1621]=0;CONCATENATE(CHAR(9);[.A1621];&quot;:&quot;);CONCATENATE(CHAR(9);CHAR(9);&quot;- &quot;;INDEX([$Hoja1.$A$1:.$BL$1048576];[.A1621]+1;[.B16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57]+1"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table:formula="of:=IF([.B1622]=0;CONCATENATE(CHAR(9);[.A1622];&quot;:&quot;);CONCATENATE(CHAR(9);CHAR(9);&quot;- &quot;;INDEX([$Hoja1.$A$1:.$BL$1048576];[.A1622]+1;[.B16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58]+1"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table:formula="of:=IF([.B1623]=0;CONCATENATE(CHAR(9);[.A1623];&quot;:&quot;);CONCATENATE(CHAR(9);CHAR(9);&quot;- &quot;;INDEX([$Hoja1.$A$1:.$BL$1048576];[.A1623]+1;[.B16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59]+1"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formula="of:=IF([.B1624]=0;CONCATENATE(CHAR(9);[.A1624];&quot;:&quot;);CONCATENATE(CHAR(9);CHAR(9);&quot;- &quot;;INDEX([$Hoja1.$A$1:.$BL$1048576];[.A1624]+1;[.B16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60]+1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formula="of:=IF([.B1625]=0;CONCATENATE(CHAR(9);[.A1625];&quot;:&quot;);CONCATENATE(CHAR(9);CHAR(9);&quot;- &quot;;INDEX([$Hoja1.$A$1:.$BL$1048576];[.A1625]+1;[.B16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61]+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B1626]=0;CONCATENATE(CHAR(9);[.A1626];&quot;:&quot;);CONCATENATE(CHAR(9);CHAR(9);&quot;- &quot;;INDEX([$Hoja1.$A$1:.$BL$1048576];[.A1626]+1;[.B1626])))" office:value-type="string" office:string-value="&#9;25:" calcext:value-type="string">
            <text:p><text:tab/>25:</text:p>
          </table:table-cell>
        </table:table-row>
        <table:table-row table:style-name="ro1">
          <table:table-cell table:formula="of:=[.A1562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B1627]=0;CONCATENATE(CHAR(9);[.A1627];&quot;:&quot;);CONCATENATE(CHAR(9);CHAR(9);&quot;- &quot;;INDEX([$Hoja1.$A$1:.$BL$1048576];[.A1627]+1;[.B16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63]+1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IF([.B1628]=0;CONCATENATE(CHAR(9);[.A1628];&quot;:&quot;);CONCATENATE(CHAR(9);CHAR(9);&quot;- &quot;;INDEX([$Hoja1.$A$1:.$BL$1048576];[.A1628]+1;[.B16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64]+1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IF([.B1629]=0;CONCATENATE(CHAR(9);[.A1629];&quot;:&quot;);CONCATENATE(CHAR(9);CHAR(9);&quot;- &quot;;INDEX([$Hoja1.$A$1:.$BL$1048576];[.A1629]+1;[.B16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65]+1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IF([.B1630]=0;CONCATENATE(CHAR(9);[.A1630];&quot;:&quot;);CONCATENATE(CHAR(9);CHAR(9);&quot;- &quot;;INDEX([$Hoja1.$A$1:.$BL$1048576];[.A1630]+1;[.B16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66]+1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IF([.B1631]=0;CONCATENATE(CHAR(9);[.A1631];&quot;:&quot;);CONCATENATE(CHAR(9);CHAR(9);&quot;- &quot;;INDEX([$Hoja1.$A$1:.$BL$1048576];[.A1631]+1;[.B16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67]+1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IF([.B1632]=0;CONCATENATE(CHAR(9);[.A1632];&quot;:&quot;);CONCATENATE(CHAR(9);CHAR(9);&quot;- &quot;;INDEX([$Hoja1.$A$1:.$BL$1048576];[.A1632]+1;[.B16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68]+1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IF([.B1633]=0;CONCATENATE(CHAR(9);[.A1633];&quot;:&quot;);CONCATENATE(CHAR(9);CHAR(9);&quot;- &quot;;INDEX([$Hoja1.$A$1:.$BL$1048576];[.A1633]+1;[.B16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69]+1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IF([.B1634]=0;CONCATENATE(CHAR(9);[.A1634];&quot;:&quot;);CONCATENATE(CHAR(9);CHAR(9);&quot;- &quot;;INDEX([$Hoja1.$A$1:.$BL$1048576];[.A1634]+1;[.B16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70]+1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IF([.B1635]=0;CONCATENATE(CHAR(9);[.A1635];&quot;:&quot;);CONCATENATE(CHAR(9);CHAR(9);&quot;- &quot;;INDEX([$Hoja1.$A$1:.$BL$1048576];[.A1635]+1;[.B16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71]+1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IF([.B1636]=0;CONCATENATE(CHAR(9);[.A1636];&quot;:&quot;);CONCATENATE(CHAR(9);CHAR(9);&quot;- &quot;;INDEX([$Hoja1.$A$1:.$BL$1048576];[.A1636]+1;[.B16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72]+1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IF([.B1637]=0;CONCATENATE(CHAR(9);[.A1637];&quot;:&quot;);CONCATENATE(CHAR(9);CHAR(9);&quot;- &quot;;INDEX([$Hoja1.$A$1:.$BL$1048576];[.A1637]+1;[.B16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73]+1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IF([.B1638]=0;CONCATENATE(CHAR(9);[.A1638];&quot;:&quot;);CONCATENATE(CHAR(9);CHAR(9);&quot;- &quot;;INDEX([$Hoja1.$A$1:.$BL$1048576];[.A1638]+1;[.B16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74]+1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IF([.B1639]=0;CONCATENATE(CHAR(9);[.A1639];&quot;:&quot;);CONCATENATE(CHAR(9);CHAR(9);&quot;- &quot;;INDEX([$Hoja1.$A$1:.$BL$1048576];[.A1639]+1;[.B16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75]+1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formula="of:=IF([.B1640]=0;CONCATENATE(CHAR(9);[.A1640];&quot;:&quot;);CONCATENATE(CHAR(9);CHAR(9);&quot;- &quot;;INDEX([$Hoja1.$A$1:.$BL$1048576];[.A1640]+1;[.B16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76]+1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IF([.B1641]=0;CONCATENATE(CHAR(9);[.A1641];&quot;:&quot;);CONCATENATE(CHAR(9);CHAR(9);&quot;- &quot;;INDEX([$Hoja1.$A$1:.$BL$1048576];[.A1641]+1;[.B16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77]+1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IF([.B1642]=0;CONCATENATE(CHAR(9);[.A1642];&quot;:&quot;);CONCATENATE(CHAR(9);CHAR(9);&quot;- &quot;;INDEX([$Hoja1.$A$1:.$BL$1048576];[.A1642]+1;[.B16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78]+1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F([.B1643]=0;CONCATENATE(CHAR(9);[.A1643];&quot;:&quot;);CONCATENATE(CHAR(9);CHAR(9);&quot;- &quot;;INDEX([$Hoja1.$A$1:.$BL$1048576];[.A1643]+1;[.B16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79]+1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IF([.B1644]=0;CONCATENATE(CHAR(9);[.A1644];&quot;:&quot;);CONCATENATE(CHAR(9);CHAR(9);&quot;- &quot;;INDEX([$Hoja1.$A$1:.$BL$1048576];[.A1644]+1;[.B16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80]+1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IF([.B1645]=0;CONCATENATE(CHAR(9);[.A1645];&quot;:&quot;);CONCATENATE(CHAR(9);CHAR(9);&quot;- &quot;;INDEX([$Hoja1.$A$1:.$BL$1048576];[.A1645]+1;[.B16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81]+1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IF([.B1646]=0;CONCATENATE(CHAR(9);[.A1646];&quot;:&quot;);CONCATENATE(CHAR(9);CHAR(9);&quot;- &quot;;INDEX([$Hoja1.$A$1:.$BL$1048576];[.A1646]+1;[.B16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82]+1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IF([.B1647]=0;CONCATENATE(CHAR(9);[.A1647];&quot;:&quot;);CONCATENATE(CHAR(9);CHAR(9);&quot;- &quot;;INDEX([$Hoja1.$A$1:.$BL$1048576];[.A1647]+1;[.B16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83]+1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formula="of:=IF([.B1648]=0;CONCATENATE(CHAR(9);[.A1648];&quot;:&quot;);CONCATENATE(CHAR(9);CHAR(9);&quot;- &quot;;INDEX([$Hoja1.$A$1:.$BL$1048576];[.A1648]+1;[.B16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84]+1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IF([.B1649]=0;CONCATENATE(CHAR(9);[.A1649];&quot;:&quot;);CONCATENATE(CHAR(9);CHAR(9);&quot;- &quot;;INDEX([$Hoja1.$A$1:.$BL$1048576];[.A1649]+1;[.B16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85]+1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IF([.B1650]=0;CONCATENATE(CHAR(9);[.A1650];&quot;:&quot;);CONCATENATE(CHAR(9);CHAR(9);&quot;- &quot;;INDEX([$Hoja1.$A$1:.$BL$1048576];[.A1650]+1;[.B16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86]+1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IF([.B1651]=0;CONCATENATE(CHAR(9);[.A1651];&quot;:&quot;);CONCATENATE(CHAR(9);CHAR(9);&quot;- &quot;;INDEX([$Hoja1.$A$1:.$BL$1048576];[.A1651]+1;[.B16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87]+1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IF([.B1652]=0;CONCATENATE(CHAR(9);[.A1652];&quot;:&quot;);CONCATENATE(CHAR(9);CHAR(9);&quot;- &quot;;INDEX([$Hoja1.$A$1:.$BL$1048576];[.A1652]+1;[.B16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88]+1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formula="of:=IF([.B1653]=0;CONCATENATE(CHAR(9);[.A1653];&quot;:&quot;);CONCATENATE(CHAR(9);CHAR(9);&quot;- &quot;;INDEX([$Hoja1.$A$1:.$BL$1048576];[.A1653]+1;[.B16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89]+1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formula="of:=IF([.B1654]=0;CONCATENATE(CHAR(9);[.A1654];&quot;:&quot;);CONCATENATE(CHAR(9);CHAR(9);&quot;- &quot;;INDEX([$Hoja1.$A$1:.$BL$1048576];[.A1654]+1;[.B16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90]+1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formula="of:=IF([.B1655]=0;CONCATENATE(CHAR(9);[.A1655];&quot;:&quot;);CONCATENATE(CHAR(9);CHAR(9);&quot;- &quot;;INDEX([$Hoja1.$A$1:.$BL$1048576];[.A1655]+1;[.B16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91]+1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IF([.B1656]=0;CONCATENATE(CHAR(9);[.A1656];&quot;:&quot;);CONCATENATE(CHAR(9);CHAR(9);&quot;- &quot;;INDEX([$Hoja1.$A$1:.$BL$1048576];[.A1656]+1;[.B16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92]+1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formula="of:=IF([.B1657]=0;CONCATENATE(CHAR(9);[.A1657];&quot;:&quot;);CONCATENATE(CHAR(9);CHAR(9);&quot;- &quot;;INDEX([$Hoja1.$A$1:.$BL$1048576];[.A1657]+1;[.B16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93]+1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formula="of:=IF([.B1658]=0;CONCATENATE(CHAR(9);[.A1658];&quot;:&quot;);CONCATENATE(CHAR(9);CHAR(9);&quot;- &quot;;INDEX([$Hoja1.$A$1:.$BL$1048576];[.A1658]+1;[.B16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94]+1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formula="of:=IF([.B1659]=0;CONCATENATE(CHAR(9);[.A1659];&quot;:&quot;);CONCATENATE(CHAR(9);CHAR(9);&quot;- &quot;;INDEX([$Hoja1.$A$1:.$BL$1048576];[.A1659]+1;[.B16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95]+1"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IF([.B1660]=0;CONCATENATE(CHAR(9);[.A1660];&quot;:&quot;);CONCATENATE(CHAR(9);CHAR(9);&quot;- &quot;;INDEX([$Hoja1.$A$1:.$BL$1048576];[.A1660]+1;[.B16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96]+1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IF([.B1661]=0;CONCATENATE(CHAR(9);[.A1661];&quot;:&quot;);CONCATENATE(CHAR(9);CHAR(9);&quot;- &quot;;INDEX([$Hoja1.$A$1:.$BL$1048576];[.A1661]+1;[.B16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97]+1"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formula="of:=IF([.B1662]=0;CONCATENATE(CHAR(9);[.A1662];&quot;:&quot;);CONCATENATE(CHAR(9);CHAR(9);&quot;- &quot;;INDEX([$Hoja1.$A$1:.$BL$1048576];[.A1662]+1;[.B16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98]+1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formula="of:=IF([.B1663]=0;CONCATENATE(CHAR(9);[.A1663];&quot;:&quot;);CONCATENATE(CHAR(9);CHAR(9);&quot;- &quot;;INDEX([$Hoja1.$A$1:.$BL$1048576];[.A1663]+1;[.B16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599]+1"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formula="of:=IF([.B1664]=0;CONCATENATE(CHAR(9);[.A1664];&quot;:&quot;);CONCATENATE(CHAR(9);CHAR(9);&quot;- &quot;;INDEX([$Hoja1.$A$1:.$BL$1048576];[.A1664]+1;[.B16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00]+1"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formula="of:=IF([.B1665]=0;CONCATENATE(CHAR(9);[.A1665];&quot;:&quot;);CONCATENATE(CHAR(9);CHAR(9);&quot;- &quot;;INDEX([$Hoja1.$A$1:.$BL$1048576];[.A1665]+1;[.B16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01]+1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IF([.B1666]=0;CONCATENATE(CHAR(9);[.A1666];&quot;:&quot;);CONCATENATE(CHAR(9);CHAR(9);&quot;- &quot;;INDEX([$Hoja1.$A$1:.$BL$1048576];[.A1666]+1;[.B16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02]+1"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table:formula="of:=IF([.B1667]=0;CONCATENATE(CHAR(9);[.A1667];&quot;:&quot;);CONCATENATE(CHAR(9);CHAR(9);&quot;- &quot;;INDEX([$Hoja1.$A$1:.$BL$1048576];[.A1667]+1;[.B16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03]+1"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formula="of:=IF([.B1668]=0;CONCATENATE(CHAR(9);[.A1668];&quot;:&quot;);CONCATENATE(CHAR(9);CHAR(9);&quot;- &quot;;INDEX([$Hoja1.$A$1:.$BL$1048576];[.A1668]+1;[.B16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04]+1"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formula="of:=IF([.B1669]=0;CONCATENATE(CHAR(9);[.A1669];&quot;:&quot;);CONCATENATE(CHAR(9);CHAR(9);&quot;- &quot;;INDEX([$Hoja1.$A$1:.$BL$1048576];[.A1669]+1;[.B16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05]+1"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formula="of:=IF([.B1670]=0;CONCATENATE(CHAR(9);[.A1670];&quot;:&quot;);CONCATENATE(CHAR(9);CHAR(9);&quot;- &quot;;INDEX([$Hoja1.$A$1:.$BL$1048576];[.A1670]+1;[.B16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06]+1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formula="of:=IF([.B1671]=0;CONCATENATE(CHAR(9);[.A1671];&quot;:&quot;);CONCATENATE(CHAR(9);CHAR(9);&quot;- &quot;;INDEX([$Hoja1.$A$1:.$BL$1048576];[.A1671]+1;[.B16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07]+1"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table:formula="of:=IF([.B1672]=0;CONCATENATE(CHAR(9);[.A1672];&quot;:&quot;);CONCATENATE(CHAR(9);CHAR(9);&quot;- &quot;;INDEX([$Hoja1.$A$1:.$BL$1048576];[.A1672]+1;[.B16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08]+1"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table:formula="of:=IF([.B1673]=0;CONCATENATE(CHAR(9);[.A1673];&quot;:&quot;);CONCATENATE(CHAR(9);CHAR(9);&quot;- &quot;;INDEX([$Hoja1.$A$1:.$BL$1048576];[.A1673]+1;[.B16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09]+1"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formula="of:=IF([.B1674]=0;CONCATENATE(CHAR(9);[.A1674];&quot;:&quot;);CONCATENATE(CHAR(9);CHAR(9);&quot;- &quot;;INDEX([$Hoja1.$A$1:.$BL$1048576];[.A1674]+1;[.B16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10]+1"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formula="of:=IF([.B1675]=0;CONCATENATE(CHAR(9);[.A1675];&quot;:&quot;);CONCATENATE(CHAR(9);CHAR(9);&quot;- &quot;;INDEX([$Hoja1.$A$1:.$BL$1048576];[.A1675]+1;[.B16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11]+1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IF([.B1676]=0;CONCATENATE(CHAR(9);[.A1676];&quot;:&quot;);CONCATENATE(CHAR(9);CHAR(9);&quot;- &quot;;INDEX([$Hoja1.$A$1:.$BL$1048576];[.A1676]+1;[.B16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12]+1"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formula="of:=IF([.B1677]=0;CONCATENATE(CHAR(9);[.A1677];&quot;:&quot;);CONCATENATE(CHAR(9);CHAR(9);&quot;- &quot;;INDEX([$Hoja1.$A$1:.$BL$1048576];[.A1677]+1;[.B16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13]+1"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table:formula="of:=IF([.B1678]=0;CONCATENATE(CHAR(9);[.A1678];&quot;:&quot;);CONCATENATE(CHAR(9);CHAR(9);&quot;- &quot;;INDEX([$Hoja1.$A$1:.$BL$1048576];[.A1678]+1;[.B16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14]+1"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table:formula="of:=IF([.B1679]=0;CONCATENATE(CHAR(9);[.A1679];&quot;:&quot;);CONCATENATE(CHAR(9);CHAR(9);&quot;- &quot;;INDEX([$Hoja1.$A$1:.$BL$1048576];[.A1679]+1;[.B16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15]+1"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table:formula="of:=IF([.B1680]=0;CONCATENATE(CHAR(9);[.A1680];&quot;:&quot;);CONCATENATE(CHAR(9);CHAR(9);&quot;- &quot;;INDEX([$Hoja1.$A$1:.$BL$1048576];[.A1680]+1;[.B16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16]+1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formula="of:=IF([.B1681]=0;CONCATENATE(CHAR(9);[.A1681];&quot;:&quot;);CONCATENATE(CHAR(9);CHAR(9);&quot;- &quot;;INDEX([$Hoja1.$A$1:.$BL$1048576];[.A1681]+1;[.B16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17]+1"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table:formula="of:=IF([.B1682]=0;CONCATENATE(CHAR(9);[.A1682];&quot;:&quot;);CONCATENATE(CHAR(9);CHAR(9);&quot;- &quot;;INDEX([$Hoja1.$A$1:.$BL$1048576];[.A1682]+1;[.B16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18]+1"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table:formula="of:=IF([.B1683]=0;CONCATENATE(CHAR(9);[.A1683];&quot;:&quot;);CONCATENATE(CHAR(9);CHAR(9);&quot;- &quot;;INDEX([$Hoja1.$A$1:.$BL$1048576];[.A1683]+1;[.B16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19]+1"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formula="of:=IF([.B1684]=0;CONCATENATE(CHAR(9);[.A1684];&quot;:&quot;);CONCATENATE(CHAR(9);CHAR(9);&quot;- &quot;;INDEX([$Hoja1.$A$1:.$BL$1048576];[.A1684]+1;[.B16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20]+1"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table:formula="of:=IF([.B1685]=0;CONCATENATE(CHAR(9);[.A1685];&quot;:&quot;);CONCATENATE(CHAR(9);CHAR(9);&quot;- &quot;;INDEX([$Hoja1.$A$1:.$BL$1048576];[.A1685]+1;[.B16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21]+1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formula="of:=IF([.B1686]=0;CONCATENATE(CHAR(9);[.A1686];&quot;:&quot;);CONCATENATE(CHAR(9);CHAR(9);&quot;- &quot;;INDEX([$Hoja1.$A$1:.$BL$1048576];[.A1686]+1;[.B16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22]+1"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table:formula="of:=IF([.B1687]=0;CONCATENATE(CHAR(9);[.A1687];&quot;:&quot;);CONCATENATE(CHAR(9);CHAR(9);&quot;- &quot;;INDEX([$Hoja1.$A$1:.$BL$1048576];[.A1687]+1;[.B16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23]+1"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table:formula="of:=IF([.B1688]=0;CONCATENATE(CHAR(9);[.A1688];&quot;:&quot;);CONCATENATE(CHAR(9);CHAR(9);&quot;- &quot;;INDEX([$Hoja1.$A$1:.$BL$1048576];[.A1688]+1;[.B16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24]+1"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formula="of:=IF([.B1689]=0;CONCATENATE(CHAR(9);[.A1689];&quot;:&quot;);CONCATENATE(CHAR(9);CHAR(9);&quot;- &quot;;INDEX([$Hoja1.$A$1:.$BL$1048576];[.A1689]+1;[.B16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25]+1"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formula="of:=IF([.B1690]=0;CONCATENATE(CHAR(9);[.A1690];&quot;:&quot;);CONCATENATE(CHAR(9);CHAR(9);&quot;- &quot;;INDEX([$Hoja1.$A$1:.$BL$1048576];[.A1690]+1;[.B16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26]+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IF([.B1691]=0;CONCATENATE(CHAR(9);[.A1691];&quot;:&quot;);CONCATENATE(CHAR(9);CHAR(9);&quot;- &quot;;INDEX([$Hoja1.$A$1:.$BL$1048576];[.A1691]+1;[.B1691])))" office:value-type="string" office:string-value="&#9;26:" calcext:value-type="string">
            <text:p><text:tab/>26:</text:p>
          </table:table-cell>
        </table:table-row>
        <table:table-row table:style-name="ro1">
          <table:table-cell table:formula="of:=[.A1627]+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.B1692]=0;CONCATENATE(CHAR(9);[.A1692];&quot;:&quot;);CONCATENATE(CHAR(9);CHAR(9);&quot;- &quot;;INDEX([$Hoja1.$A$1:.$BL$1048576];[.A1692]+1;[.B16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28]+1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IF([.B1693]=0;CONCATENATE(CHAR(9);[.A1693];&quot;:&quot;);CONCATENATE(CHAR(9);CHAR(9);&quot;- &quot;;INDEX([$Hoja1.$A$1:.$BL$1048576];[.A1693]+1;[.B16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29]+1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IF([.B1694]=0;CONCATENATE(CHAR(9);[.A1694];&quot;:&quot;);CONCATENATE(CHAR(9);CHAR(9);&quot;- &quot;;INDEX([$Hoja1.$A$1:.$BL$1048576];[.A1694]+1;[.B16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30]+1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IF([.B1695]=0;CONCATENATE(CHAR(9);[.A1695];&quot;:&quot;);CONCATENATE(CHAR(9);CHAR(9);&quot;- &quot;;INDEX([$Hoja1.$A$1:.$BL$1048576];[.A1695]+1;[.B16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31]+1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IF([.B1696]=0;CONCATENATE(CHAR(9);[.A1696];&quot;:&quot;);CONCATENATE(CHAR(9);CHAR(9);&quot;- &quot;;INDEX([$Hoja1.$A$1:.$BL$1048576];[.A1696]+1;[.B16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32]+1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formula="of:=IF([.B1697]=0;CONCATENATE(CHAR(9);[.A1697];&quot;:&quot;);CONCATENATE(CHAR(9);CHAR(9);&quot;- &quot;;INDEX([$Hoja1.$A$1:.$BL$1048576];[.A1697]+1;[.B16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33]+1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IF([.B1698]=0;CONCATENATE(CHAR(9);[.A1698];&quot;:&quot;);CONCATENATE(CHAR(9);CHAR(9);&quot;- &quot;;INDEX([$Hoja1.$A$1:.$BL$1048576];[.A1698]+1;[.B16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34]+1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IF([.B1699]=0;CONCATENATE(CHAR(9);[.A1699];&quot;:&quot;);CONCATENATE(CHAR(9);CHAR(9);&quot;- &quot;;INDEX([$Hoja1.$A$1:.$BL$1048576];[.A1699]+1;[.B16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35]+1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IF([.B1700]=0;CONCATENATE(CHAR(9);[.A1700];&quot;:&quot;);CONCATENATE(CHAR(9);CHAR(9);&quot;- &quot;;INDEX([$Hoja1.$A$1:.$BL$1048576];[.A1700]+1;[.B17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36]+1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formula="of:=IF([.B1701]=0;CONCATENATE(CHAR(9);[.A1701];&quot;:&quot;);CONCATENATE(CHAR(9);CHAR(9);&quot;- &quot;;INDEX([$Hoja1.$A$1:.$BL$1048576];[.A1701]+1;[.B17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37]+1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IF([.B1702]=0;CONCATENATE(CHAR(9);[.A1702];&quot;:&quot;);CONCATENATE(CHAR(9);CHAR(9);&quot;- &quot;;INDEX([$Hoja1.$A$1:.$BL$1048576];[.A1702]+1;[.B17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38]+1"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formula="of:=IF([.B1703]=0;CONCATENATE(CHAR(9);[.A1703];&quot;:&quot;);CONCATENATE(CHAR(9);CHAR(9);&quot;- &quot;;INDEX([$Hoja1.$A$1:.$BL$1048576];[.A1703]+1;[.B17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39]+1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formula="of:=IF([.B1704]=0;CONCATENATE(CHAR(9);[.A1704];&quot;:&quot;);CONCATENATE(CHAR(9);CHAR(9);&quot;- &quot;;INDEX([$Hoja1.$A$1:.$BL$1048576];[.A1704]+1;[.B17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40]+1"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IF([.B1705]=0;CONCATENATE(CHAR(9);[.A1705];&quot;:&quot;);CONCATENATE(CHAR(9);CHAR(9);&quot;- &quot;;INDEX([$Hoja1.$A$1:.$BL$1048576];[.A1705]+1;[.B17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41]+1"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formula="of:=IF([.B1706]=0;CONCATENATE(CHAR(9);[.A1706];&quot;:&quot;);CONCATENATE(CHAR(9);CHAR(9);&quot;- &quot;;INDEX([$Hoja1.$A$1:.$BL$1048576];[.A1706]+1;[.B17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42]+1"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formula="of:=IF([.B1707]=0;CONCATENATE(CHAR(9);[.A1707];&quot;:&quot;);CONCATENATE(CHAR(9);CHAR(9);&quot;- &quot;;INDEX([$Hoja1.$A$1:.$BL$1048576];[.A1707]+1;[.B17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43]+1"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formula="of:=IF([.B1708]=0;CONCATENATE(CHAR(9);[.A1708];&quot;:&quot;);CONCATENATE(CHAR(9);CHAR(9);&quot;- &quot;;INDEX([$Hoja1.$A$1:.$BL$1048576];[.A1708]+1;[.B17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44]+1"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IF([.B1709]=0;CONCATENATE(CHAR(9);[.A1709];&quot;:&quot;);CONCATENATE(CHAR(9);CHAR(9);&quot;- &quot;;INDEX([$Hoja1.$A$1:.$BL$1048576];[.A1709]+1;[.B17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45]+1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IF([.B1710]=0;CONCATENATE(CHAR(9);[.A1710];&quot;:&quot;);CONCATENATE(CHAR(9);CHAR(9);&quot;- &quot;;INDEX([$Hoja1.$A$1:.$BL$1048576];[.A1710]+1;[.B17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46]+1"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formula="of:=IF([.B1711]=0;CONCATENATE(CHAR(9);[.A1711];&quot;:&quot;);CONCATENATE(CHAR(9);CHAR(9);&quot;- &quot;;INDEX([$Hoja1.$A$1:.$BL$1048576];[.A1711]+1;[.B17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47]+1"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IF([.B1712]=0;CONCATENATE(CHAR(9);[.A1712];&quot;:&quot;);CONCATENATE(CHAR(9);CHAR(9);&quot;- &quot;;INDEX([$Hoja1.$A$1:.$BL$1048576];[.A1712]+1;[.B17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48]+1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IF([.B1713]=0;CONCATENATE(CHAR(9);[.A1713];&quot;:&quot;);CONCATENATE(CHAR(9);CHAR(9);&quot;- &quot;;INDEX([$Hoja1.$A$1:.$BL$1048576];[.A1713]+1;[.B17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49]+1"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formula="of:=IF([.B1714]=0;CONCATENATE(CHAR(9);[.A1714];&quot;:&quot;);CONCATENATE(CHAR(9);CHAR(9);&quot;- &quot;;INDEX([$Hoja1.$A$1:.$BL$1048576];[.A1714]+1;[.B17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50]+1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formula="of:=IF([.B1715]=0;CONCATENATE(CHAR(9);[.A1715];&quot;:&quot;);CONCATENATE(CHAR(9);CHAR(9);&quot;- &quot;;INDEX([$Hoja1.$A$1:.$BL$1048576];[.A1715]+1;[.B17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51]+1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IF([.B1716]=0;CONCATENATE(CHAR(9);[.A1716];&quot;:&quot;);CONCATENATE(CHAR(9);CHAR(9);&quot;- &quot;;INDEX([$Hoja1.$A$1:.$BL$1048576];[.A1716]+1;[.B17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52]+1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table:formula="of:=IF([.B1717]=0;CONCATENATE(CHAR(9);[.A1717];&quot;:&quot;);CONCATENATE(CHAR(9);CHAR(9);&quot;- &quot;;INDEX([$Hoja1.$A$1:.$BL$1048576];[.A1717]+1;[.B17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53]+1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formula="of:=IF([.B1718]=0;CONCATENATE(CHAR(9);[.A1718];&quot;:&quot;);CONCATENATE(CHAR(9);CHAR(9);&quot;- &quot;;INDEX([$Hoja1.$A$1:.$BL$1048576];[.A1718]+1;[.B17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54]+1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formula="of:=IF([.B1719]=0;CONCATENATE(CHAR(9);[.A1719];&quot;:&quot;);CONCATENATE(CHAR(9);CHAR(9);&quot;- &quot;;INDEX([$Hoja1.$A$1:.$BL$1048576];[.A1719]+1;[.B17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55]+1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IF([.B1720]=0;CONCATENATE(CHAR(9);[.A1720];&quot;:&quot;);CONCATENATE(CHAR(9);CHAR(9);&quot;- &quot;;INDEX([$Hoja1.$A$1:.$BL$1048576];[.A1720]+1;[.B17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56]+1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formula="of:=IF([.B1721]=0;CONCATENATE(CHAR(9);[.A1721];&quot;:&quot;);CONCATENATE(CHAR(9);CHAR(9);&quot;- &quot;;INDEX([$Hoja1.$A$1:.$BL$1048576];[.A1721]+1;[.B17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57]+1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formula="of:=IF([.B1722]=0;CONCATENATE(CHAR(9);[.A1722];&quot;:&quot;);CONCATENATE(CHAR(9);CHAR(9);&quot;- &quot;;INDEX([$Hoja1.$A$1:.$BL$1048576];[.A1722]+1;[.B17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58]+1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IF([.B1723]=0;CONCATENATE(CHAR(9);[.A1723];&quot;:&quot;);CONCATENATE(CHAR(9);CHAR(9);&quot;- &quot;;INDEX([$Hoja1.$A$1:.$BL$1048576];[.A1723]+1;[.B17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59]+1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formula="of:=IF([.B1724]=0;CONCATENATE(CHAR(9);[.A1724];&quot;:&quot;);CONCATENATE(CHAR(9);CHAR(9);&quot;- &quot;;INDEX([$Hoja1.$A$1:.$BL$1048576];[.A1724]+1;[.B17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60]+1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formula="of:=IF([.B1725]=0;CONCATENATE(CHAR(9);[.A1725];&quot;:&quot;);CONCATENATE(CHAR(9);CHAR(9);&quot;- &quot;;INDEX([$Hoja1.$A$1:.$BL$1048576];[.A1725]+1;[.B17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61]+1"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formula="of:=IF([.B1726]=0;CONCATENATE(CHAR(9);[.A1726];&quot;:&quot;);CONCATENATE(CHAR(9);CHAR(9);&quot;- &quot;;INDEX([$Hoja1.$A$1:.$BL$1048576];[.A1726]+1;[.B17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62]+1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formula="of:=IF([.B1727]=0;CONCATENATE(CHAR(9);[.A1727];&quot;:&quot;);CONCATENATE(CHAR(9);CHAR(9);&quot;- &quot;;INDEX([$Hoja1.$A$1:.$BL$1048576];[.A1727]+1;[.B17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63]+1"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formula="of:=IF([.B1728]=0;CONCATENATE(CHAR(9);[.A1728];&quot;:&quot;);CONCATENATE(CHAR(9);CHAR(9);&quot;- &quot;;INDEX([$Hoja1.$A$1:.$BL$1048576];[.A1728]+1;[.B17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64]+1"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formula="of:=IF([.B1729]=0;CONCATENATE(CHAR(9);[.A1729];&quot;:&quot;);CONCATENATE(CHAR(9);CHAR(9);&quot;- &quot;;INDEX([$Hoja1.$A$1:.$BL$1048576];[.A1729]+1;[.B17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65]+1"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formula="of:=IF([.B1730]=0;CONCATENATE(CHAR(9);[.A1730];&quot;:&quot;);CONCATENATE(CHAR(9);CHAR(9);&quot;- &quot;;INDEX([$Hoja1.$A$1:.$BL$1048576];[.A1730]+1;[.B17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66]+1"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formula="of:=IF([.B1731]=0;CONCATENATE(CHAR(9);[.A1731];&quot;:&quot;);CONCATENATE(CHAR(9);CHAR(9);&quot;- &quot;;INDEX([$Hoja1.$A$1:.$BL$1048576];[.A1731]+1;[.B17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67]+1"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formula="of:=IF([.B1732]=0;CONCATENATE(CHAR(9);[.A1732];&quot;:&quot;);CONCATENATE(CHAR(9);CHAR(9);&quot;- &quot;;INDEX([$Hoja1.$A$1:.$BL$1048576];[.A1732]+1;[.B17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68]+1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formula="of:=IF([.B1733]=0;CONCATENATE(CHAR(9);[.A1733];&quot;:&quot;);CONCATENATE(CHAR(9);CHAR(9);&quot;- &quot;;INDEX([$Hoja1.$A$1:.$BL$1048576];[.A1733]+1;[.B17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69]+1"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formula="of:=IF([.B1734]=0;CONCATENATE(CHAR(9);[.A1734];&quot;:&quot;);CONCATENATE(CHAR(9);CHAR(9);&quot;- &quot;;INDEX([$Hoja1.$A$1:.$BL$1048576];[.A1734]+1;[.B17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70]+1"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formula="of:=IF([.B1735]=0;CONCATENATE(CHAR(9);[.A1735];&quot;:&quot;);CONCATENATE(CHAR(9);CHAR(9);&quot;- &quot;;INDEX([$Hoja1.$A$1:.$BL$1048576];[.A1735]+1;[.B17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71]+1"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table:formula="of:=IF([.B1736]=0;CONCATENATE(CHAR(9);[.A1736];&quot;:&quot;);CONCATENATE(CHAR(9);CHAR(9);&quot;- &quot;;INDEX([$Hoja1.$A$1:.$BL$1048576];[.A1736]+1;[.B17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72]+1"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formula="of:=IF([.B1737]=0;CONCATENATE(CHAR(9);[.A1737];&quot;:&quot;);CONCATENATE(CHAR(9);CHAR(9);&quot;- &quot;;INDEX([$Hoja1.$A$1:.$BL$1048576];[.A1737]+1;[.B17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73]+1"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formula="of:=IF([.B1738]=0;CONCATENATE(CHAR(9);[.A1738];&quot;:&quot;);CONCATENATE(CHAR(9);CHAR(9);&quot;- &quot;;INDEX([$Hoja1.$A$1:.$BL$1048576];[.A1738]+1;[.B17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74]+1"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formula="of:=IF([.B1739]=0;CONCATENATE(CHAR(9);[.A1739];&quot;:&quot;);CONCATENATE(CHAR(9);CHAR(9);&quot;- &quot;;INDEX([$Hoja1.$A$1:.$BL$1048576];[.A1739]+1;[.B17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75]+1"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table:formula="of:=IF([.B1740]=0;CONCATENATE(CHAR(9);[.A1740];&quot;:&quot;);CONCATENATE(CHAR(9);CHAR(9);&quot;- &quot;;INDEX([$Hoja1.$A$1:.$BL$1048576];[.A1740]+1;[.B17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76]+1"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formula="of:=IF([.B1741]=0;CONCATENATE(CHAR(9);[.A1741];&quot;:&quot;);CONCATENATE(CHAR(9);CHAR(9);&quot;- &quot;;INDEX([$Hoja1.$A$1:.$BL$1048576];[.A1741]+1;[.B17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77]+1"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table:formula="of:=IF([.B1742]=0;CONCATENATE(CHAR(9);[.A1742];&quot;:&quot;);CONCATENATE(CHAR(9);CHAR(9);&quot;- &quot;;INDEX([$Hoja1.$A$1:.$BL$1048576];[.A1742]+1;[.B17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78]+1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formula="of:=IF([.B1743]=0;CONCATENATE(CHAR(9);[.A1743];&quot;:&quot;);CONCATENATE(CHAR(9);CHAR(9);&quot;- &quot;;INDEX([$Hoja1.$A$1:.$BL$1048576];[.A1743]+1;[.B17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79]+1"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table:formula="of:=IF([.B1744]=0;CONCATENATE(CHAR(9);[.A1744];&quot;:&quot;);CONCATENATE(CHAR(9);CHAR(9);&quot;- &quot;;INDEX([$Hoja1.$A$1:.$BL$1048576];[.A1744]+1;[.B17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80]+1"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table:formula="of:=IF([.B1745]=0;CONCATENATE(CHAR(9);[.A1745];&quot;:&quot;);CONCATENATE(CHAR(9);CHAR(9);&quot;- &quot;;INDEX([$Hoja1.$A$1:.$BL$1048576];[.A1745]+1;[.B17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81]+1"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table:formula="of:=IF([.B1746]=0;CONCATENATE(CHAR(9);[.A1746];&quot;:&quot;);CONCATENATE(CHAR(9);CHAR(9);&quot;- &quot;;INDEX([$Hoja1.$A$1:.$BL$1048576];[.A1746]+1;[.B17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82]+1"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formula="of:=IF([.B1747]=0;CONCATENATE(CHAR(9);[.A1747];&quot;:&quot;);CONCATENATE(CHAR(9);CHAR(9);&quot;- &quot;;INDEX([$Hoja1.$A$1:.$BL$1048576];[.A1747]+1;[.B17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83]+1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table:formula="of:=IF([.B1748]=0;CONCATENATE(CHAR(9);[.A1748];&quot;:&quot;);CONCATENATE(CHAR(9);CHAR(9);&quot;- &quot;;INDEX([$Hoja1.$A$1:.$BL$1048576];[.A1748]+1;[.B17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84]+1"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table:formula="of:=IF([.B1749]=0;CONCATENATE(CHAR(9);[.A1749];&quot;:&quot;);CONCATENATE(CHAR(9);CHAR(9);&quot;- &quot;;INDEX([$Hoja1.$A$1:.$BL$1048576];[.A1749]+1;[.B17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85]+1"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table:formula="of:=IF([.B1750]=0;CONCATENATE(CHAR(9);[.A1750];&quot;:&quot;);CONCATENATE(CHAR(9);CHAR(9);&quot;- &quot;;INDEX([$Hoja1.$A$1:.$BL$1048576];[.A1750]+1;[.B17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86]+1"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formula="of:=IF([.B1751]=0;CONCATENATE(CHAR(9);[.A1751];&quot;:&quot;);CONCATENATE(CHAR(9);CHAR(9);&quot;- &quot;;INDEX([$Hoja1.$A$1:.$BL$1048576];[.A1751]+1;[.B17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87]+1"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table:formula="of:=IF([.B1752]=0;CONCATENATE(CHAR(9);[.A1752];&quot;:&quot;);CONCATENATE(CHAR(9);CHAR(9);&quot;- &quot;;INDEX([$Hoja1.$A$1:.$BL$1048576];[.A1752]+1;[.B17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88]+1"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table:formula="of:=IF([.B1753]=0;CONCATENATE(CHAR(9);[.A1753];&quot;:&quot;);CONCATENATE(CHAR(9);CHAR(9);&quot;- &quot;;INDEX([$Hoja1.$A$1:.$BL$1048576];[.A1753]+1;[.B17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89]+1"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table:formula="of:=IF([.B1754]=0;CONCATENATE(CHAR(9);[.A1754];&quot;:&quot;);CONCATENATE(CHAR(9);CHAR(9);&quot;- &quot;;INDEX([$Hoja1.$A$1:.$BL$1048576];[.A1754]+1;[.B17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90]+1"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table:formula="of:=IF([.B1755]=0;CONCATENATE(CHAR(9);[.A1755];&quot;:&quot;);CONCATENATE(CHAR(9);CHAR(9);&quot;- &quot;;INDEX([$Hoja1.$A$1:.$BL$1048576];[.A1755]+1;[.B17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91]+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IF([.B1756]=0;CONCATENATE(CHAR(9);[.A1756];&quot;:&quot;);CONCATENATE(CHAR(9);CHAR(9);&quot;- &quot;;INDEX([$Hoja1.$A$1:.$BL$1048576];[.A1756]+1;[.B1756])))" office:value-type="string" office:string-value="&#9;27:" calcext:value-type="string">
            <text:p><text:tab/>27:</text:p>
          </table:table-cell>
        </table:table-row>
        <table:table-row table:style-name="ro1">
          <table:table-cell table:formula="of:=[.A1692]+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.B1757]=0;CONCATENATE(CHAR(9);[.A1757];&quot;:&quot;);CONCATENATE(CHAR(9);CHAR(9);&quot;- &quot;;INDEX([$Hoja1.$A$1:.$BL$1048576];[.A1757]+1;[.B17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93]+1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IF([.B1758]=0;CONCATENATE(CHAR(9);[.A1758];&quot;:&quot;);CONCATENATE(CHAR(9);CHAR(9);&quot;- &quot;;INDEX([$Hoja1.$A$1:.$BL$1048576];[.A1758]+1;[.B17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94]+1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IF([.B1759]=0;CONCATENATE(CHAR(9);[.A1759];&quot;:&quot;);CONCATENATE(CHAR(9);CHAR(9);&quot;- &quot;;INDEX([$Hoja1.$A$1:.$BL$1048576];[.A1759]+1;[.B17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95]+1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IF([.B1760]=0;CONCATENATE(CHAR(9);[.A1760];&quot;:&quot;);CONCATENATE(CHAR(9);CHAR(9);&quot;- &quot;;INDEX([$Hoja1.$A$1:.$BL$1048576];[.A1760]+1;[.B17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96]+1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IF([.B1761]=0;CONCATENATE(CHAR(9);[.A1761];&quot;:&quot;);CONCATENATE(CHAR(9);CHAR(9);&quot;- &quot;;INDEX([$Hoja1.$A$1:.$BL$1048576];[.A1761]+1;[.B17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97]+1"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IF([.B1762]=0;CONCATENATE(CHAR(9);[.A1762];&quot;:&quot;);CONCATENATE(CHAR(9);CHAR(9);&quot;- &quot;;INDEX([$Hoja1.$A$1:.$BL$1048576];[.A1762]+1;[.B17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98]+1"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IF([.B1763]=0;CONCATENATE(CHAR(9);[.A1763];&quot;:&quot;);CONCATENATE(CHAR(9);CHAR(9);&quot;- &quot;;INDEX([$Hoja1.$A$1:.$BL$1048576];[.A1763]+1;[.B17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699]+1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IF([.B1764]=0;CONCATENATE(CHAR(9);[.A1764];&quot;:&quot;);CONCATENATE(CHAR(9);CHAR(9);&quot;- &quot;;INDEX([$Hoja1.$A$1:.$BL$1048576];[.A1764]+1;[.B17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00]+1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IF([.B1765]=0;CONCATENATE(CHAR(9);[.A1765];&quot;:&quot;);CONCATENATE(CHAR(9);CHAR(9);&quot;- &quot;;INDEX([$Hoja1.$A$1:.$BL$1048576];[.A1765]+1;[.B17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01]+1"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IF([.B1766]=0;CONCATENATE(CHAR(9);[.A1766];&quot;:&quot;);CONCATENATE(CHAR(9);CHAR(9);&quot;- &quot;;INDEX([$Hoja1.$A$1:.$BL$1048576];[.A1766]+1;[.B17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02]+1"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formula="of:=IF([.B1767]=0;CONCATENATE(CHAR(9);[.A1767];&quot;:&quot;);CONCATENATE(CHAR(9);CHAR(9);&quot;- &quot;;INDEX([$Hoja1.$A$1:.$BL$1048576];[.A1767]+1;[.B17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03]+1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formula="of:=IF([.B1768]=0;CONCATENATE(CHAR(9);[.A1768];&quot;:&quot;);CONCATENATE(CHAR(9);CHAR(9);&quot;- &quot;;INDEX([$Hoja1.$A$1:.$BL$1048576];[.A1768]+1;[.B17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04]+1"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IF([.B1769]=0;CONCATENATE(CHAR(9);[.A1769];&quot;:&quot;);CONCATENATE(CHAR(9);CHAR(9);&quot;- &quot;;INDEX([$Hoja1.$A$1:.$BL$1048576];[.A1769]+1;[.B17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05]+1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formula="of:=IF([.B1770]=0;CONCATENATE(CHAR(9);[.A1770];&quot;:&quot;);CONCATENATE(CHAR(9);CHAR(9);&quot;- &quot;;INDEX([$Hoja1.$A$1:.$BL$1048576];[.A1770]+1;[.B17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06]+1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formula="of:=IF([.B1771]=0;CONCATENATE(CHAR(9);[.A1771];&quot;:&quot;);CONCATENATE(CHAR(9);CHAR(9);&quot;- &quot;;INDEX([$Hoja1.$A$1:.$BL$1048576];[.A1771]+1;[.B17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07]+1"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formula="of:=IF([.B1772]=0;CONCATENATE(CHAR(9);[.A1772];&quot;:&quot;);CONCATENATE(CHAR(9);CHAR(9);&quot;- &quot;;INDEX([$Hoja1.$A$1:.$BL$1048576];[.A1772]+1;[.B17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08]+1"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formula="of:=IF([.B1773]=0;CONCATENATE(CHAR(9);[.A1773];&quot;:&quot;);CONCATENATE(CHAR(9);CHAR(9);&quot;- &quot;;INDEX([$Hoja1.$A$1:.$BL$1048576];[.A1773]+1;[.B17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09]+1"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IF([.B1774]=0;CONCATENATE(CHAR(9);[.A1774];&quot;:&quot;);CONCATENATE(CHAR(9);CHAR(9);&quot;- &quot;;INDEX([$Hoja1.$A$1:.$BL$1048576];[.A1774]+1;[.B17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10]+1"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IF([.B1775]=0;CONCATENATE(CHAR(9);[.A1775];&quot;:&quot;);CONCATENATE(CHAR(9);CHAR(9);&quot;- &quot;;INDEX([$Hoja1.$A$1:.$BL$1048576];[.A1775]+1;[.B17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11]+1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IF([.B1776]=0;CONCATENATE(CHAR(9);[.A1776];&quot;:&quot;);CONCATENATE(CHAR(9);CHAR(9);&quot;- &quot;;INDEX([$Hoja1.$A$1:.$BL$1048576];[.A1776]+1;[.B17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12]+1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IF([.B1777]=0;CONCATENATE(CHAR(9);[.A1777];&quot;:&quot;);CONCATENATE(CHAR(9);CHAR(9);&quot;- &quot;;INDEX([$Hoja1.$A$1:.$BL$1048576];[.A1777]+1;[.B17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13]+1"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IF([.B1778]=0;CONCATENATE(CHAR(9);[.A1778];&quot;:&quot;);CONCATENATE(CHAR(9);CHAR(9);&quot;- &quot;;INDEX([$Hoja1.$A$1:.$BL$1048576];[.A1778]+1;[.B17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14]+1"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formula="of:=IF([.B1779]=0;CONCATENATE(CHAR(9);[.A1779];&quot;:&quot;);CONCATENATE(CHAR(9);CHAR(9);&quot;- &quot;;INDEX([$Hoja1.$A$1:.$BL$1048576];[.A1779]+1;[.B17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15]+1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formula="of:=IF([.B1780]=0;CONCATENATE(CHAR(9);[.A1780];&quot;:&quot;);CONCATENATE(CHAR(9);CHAR(9);&quot;- &quot;;INDEX([$Hoja1.$A$1:.$BL$1048576];[.A1780]+1;[.B17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16]+1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formula="of:=IF([.B1781]=0;CONCATENATE(CHAR(9);[.A1781];&quot;:&quot;);CONCATENATE(CHAR(9);CHAR(9);&quot;- &quot;;INDEX([$Hoja1.$A$1:.$BL$1048576];[.A1781]+1;[.B17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17]+1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formula="of:=IF([.B1782]=0;CONCATENATE(CHAR(9);[.A1782];&quot;:&quot;);CONCATENATE(CHAR(9);CHAR(9);&quot;- &quot;;INDEX([$Hoja1.$A$1:.$BL$1048576];[.A1782]+1;[.B17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18]+1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table:formula="of:=IF([.B1783]=0;CONCATENATE(CHAR(9);[.A1783];&quot;:&quot;);CONCATENATE(CHAR(9);CHAR(9);&quot;- &quot;;INDEX([$Hoja1.$A$1:.$BL$1048576];[.A1783]+1;[.B17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19]+1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formula="of:=IF([.B1784]=0;CONCATENATE(CHAR(9);[.A1784];&quot;:&quot;);CONCATENATE(CHAR(9);CHAR(9);&quot;- &quot;;INDEX([$Hoja1.$A$1:.$BL$1048576];[.A1784]+1;[.B17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20]+1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formula="of:=IF([.B1785]=0;CONCATENATE(CHAR(9);[.A1785];&quot;:&quot;);CONCATENATE(CHAR(9);CHAR(9);&quot;- &quot;;INDEX([$Hoja1.$A$1:.$BL$1048576];[.A1785]+1;[.B17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21]+1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formula="of:=IF([.B1786]=0;CONCATENATE(CHAR(9);[.A1786];&quot;:&quot;);CONCATENATE(CHAR(9);CHAR(9);&quot;- &quot;;INDEX([$Hoja1.$A$1:.$BL$1048576];[.A1786]+1;[.B17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22]+1"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formula="of:=IF([.B1787]=0;CONCATENATE(CHAR(9);[.A1787];&quot;:&quot;);CONCATENATE(CHAR(9);CHAR(9);&quot;- &quot;;INDEX([$Hoja1.$A$1:.$BL$1048576];[.A1787]+1;[.B17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23]+1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formula="of:=IF([.B1788]=0;CONCATENATE(CHAR(9);[.A1788];&quot;:&quot;);CONCATENATE(CHAR(9);CHAR(9);&quot;- &quot;;INDEX([$Hoja1.$A$1:.$BL$1048576];[.A1788]+1;[.B17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24]+1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formula="of:=IF([.B1789]=0;CONCATENATE(CHAR(9);[.A1789];&quot;:&quot;);CONCATENATE(CHAR(9);CHAR(9);&quot;- &quot;;INDEX([$Hoja1.$A$1:.$BL$1048576];[.A1789]+1;[.B17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25]+1"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formula="of:=IF([.B1790]=0;CONCATENATE(CHAR(9);[.A1790];&quot;:&quot;);CONCATENATE(CHAR(9);CHAR(9);&quot;- &quot;;INDEX([$Hoja1.$A$1:.$BL$1048576];[.A1790]+1;[.B17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26]+1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formula="of:=IF([.B1791]=0;CONCATENATE(CHAR(9);[.A1791];&quot;:&quot;);CONCATENATE(CHAR(9);CHAR(9);&quot;- &quot;;INDEX([$Hoja1.$A$1:.$BL$1048576];[.A1791]+1;[.B17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27]+1"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formula="of:=IF([.B1792]=0;CONCATENATE(CHAR(9);[.A1792];&quot;:&quot;);CONCATENATE(CHAR(9);CHAR(9);&quot;- &quot;;INDEX([$Hoja1.$A$1:.$BL$1048576];[.A1792]+1;[.B17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28]+1"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formula="of:=IF([.B1793]=0;CONCATENATE(CHAR(9);[.A1793];&quot;:&quot;);CONCATENATE(CHAR(9);CHAR(9);&quot;- &quot;;INDEX([$Hoja1.$A$1:.$BL$1048576];[.A1793]+1;[.B17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29]+1"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formula="of:=IF([.B1794]=0;CONCATENATE(CHAR(9);[.A1794];&quot;:&quot;);CONCATENATE(CHAR(9);CHAR(9);&quot;- &quot;;INDEX([$Hoja1.$A$1:.$BL$1048576];[.A1794]+1;[.B17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30]+1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formula="of:=IF([.B1795]=0;CONCATENATE(CHAR(9);[.A1795];&quot;:&quot;);CONCATENATE(CHAR(9);CHAR(9);&quot;- &quot;;INDEX([$Hoja1.$A$1:.$BL$1048576];[.A1795]+1;[.B17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31]+1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formula="of:=IF([.B1796]=0;CONCATENATE(CHAR(9);[.A1796];&quot;:&quot;);CONCATENATE(CHAR(9);CHAR(9);&quot;- &quot;;INDEX([$Hoja1.$A$1:.$BL$1048576];[.A1796]+1;[.B17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32]+1"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formula="of:=IF([.B1797]=0;CONCATENATE(CHAR(9);[.A1797];&quot;:&quot;);CONCATENATE(CHAR(9);CHAR(9);&quot;- &quot;;INDEX([$Hoja1.$A$1:.$BL$1048576];[.A1797]+1;[.B17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33]+1"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formula="of:=IF([.B1798]=0;CONCATENATE(CHAR(9);[.A1798];&quot;:&quot;);CONCATENATE(CHAR(9);CHAR(9);&quot;- &quot;;INDEX([$Hoja1.$A$1:.$BL$1048576];[.A1798]+1;[.B17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34]+1"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formula="of:=IF([.B1799]=0;CONCATENATE(CHAR(9);[.A1799];&quot;:&quot;);CONCATENATE(CHAR(9);CHAR(9);&quot;- &quot;;INDEX([$Hoja1.$A$1:.$BL$1048576];[.A1799]+1;[.B17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35]+1"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formula="of:=IF([.B1800]=0;CONCATENATE(CHAR(9);[.A1800];&quot;:&quot;);CONCATENATE(CHAR(9);CHAR(9);&quot;- &quot;;INDEX([$Hoja1.$A$1:.$BL$1048576];[.A1800]+1;[.B18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36]+1"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formula="of:=IF([.B1801]=0;CONCATENATE(CHAR(9);[.A1801];&quot;:&quot;);CONCATENATE(CHAR(9);CHAR(9);&quot;- &quot;;INDEX([$Hoja1.$A$1:.$BL$1048576];[.A1801]+1;[.B18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37]+1"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formula="of:=IF([.B1802]=0;CONCATENATE(CHAR(9);[.A1802];&quot;:&quot;);CONCATENATE(CHAR(9);CHAR(9);&quot;- &quot;;INDEX([$Hoja1.$A$1:.$BL$1048576];[.A1802]+1;[.B18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38]+1"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formula="of:=IF([.B1803]=0;CONCATENATE(CHAR(9);[.A1803];&quot;:&quot;);CONCATENATE(CHAR(9);CHAR(9);&quot;- &quot;;INDEX([$Hoja1.$A$1:.$BL$1048576];[.A1803]+1;[.B18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39]+1"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formula="of:=IF([.B1804]=0;CONCATENATE(CHAR(9);[.A1804];&quot;:&quot;);CONCATENATE(CHAR(9);CHAR(9);&quot;- &quot;;INDEX([$Hoja1.$A$1:.$BL$1048576];[.A1804]+1;[.B18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40]+1"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formula="of:=IF([.B1805]=0;CONCATENATE(CHAR(9);[.A1805];&quot;:&quot;);CONCATENATE(CHAR(9);CHAR(9);&quot;- &quot;;INDEX([$Hoja1.$A$1:.$BL$1048576];[.A1805]+1;[.B18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41]+1"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formula="of:=IF([.B1806]=0;CONCATENATE(CHAR(9);[.A1806];&quot;:&quot;);CONCATENATE(CHAR(9);CHAR(9);&quot;- &quot;;INDEX([$Hoja1.$A$1:.$BL$1048576];[.A1806]+1;[.B18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42]+1"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formula="of:=IF([.B1807]=0;CONCATENATE(CHAR(9);[.A1807];&quot;:&quot;);CONCATENATE(CHAR(9);CHAR(9);&quot;- &quot;;INDEX([$Hoja1.$A$1:.$BL$1048576];[.A1807]+1;[.B18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43]+1"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formula="of:=IF([.B1808]=0;CONCATENATE(CHAR(9);[.A1808];&quot;:&quot;);CONCATENATE(CHAR(9);CHAR(9);&quot;- &quot;;INDEX([$Hoja1.$A$1:.$BL$1048576];[.A1808]+1;[.B18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44]+1"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formula="of:=IF([.B1809]=0;CONCATENATE(CHAR(9);[.A1809];&quot;:&quot;);CONCATENATE(CHAR(9);CHAR(9);&quot;- &quot;;INDEX([$Hoja1.$A$1:.$BL$1048576];[.A1809]+1;[.B18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45]+1"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formula="of:=IF([.B1810]=0;CONCATENATE(CHAR(9);[.A1810];&quot;:&quot;);CONCATENATE(CHAR(9);CHAR(9);&quot;- &quot;;INDEX([$Hoja1.$A$1:.$BL$1048576];[.A1810]+1;[.B18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46]+1"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formula="of:=IF([.B1811]=0;CONCATENATE(CHAR(9);[.A1811];&quot;:&quot;);CONCATENATE(CHAR(9);CHAR(9);&quot;- &quot;;INDEX([$Hoja1.$A$1:.$BL$1048576];[.A1811]+1;[.B18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47]+1"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formula="of:=IF([.B1812]=0;CONCATENATE(CHAR(9);[.A1812];&quot;:&quot;);CONCATENATE(CHAR(9);CHAR(9);&quot;- &quot;;INDEX([$Hoja1.$A$1:.$BL$1048576];[.A1812]+1;[.B18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48]+1"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formula="of:=IF([.B1813]=0;CONCATENATE(CHAR(9);[.A1813];&quot;:&quot;);CONCATENATE(CHAR(9);CHAR(9);&quot;- &quot;;INDEX([$Hoja1.$A$1:.$BL$1048576];[.A1813]+1;[.B18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49]+1"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formula="of:=IF([.B1814]=0;CONCATENATE(CHAR(9);[.A1814];&quot;:&quot;);CONCATENATE(CHAR(9);CHAR(9);&quot;- &quot;;INDEX([$Hoja1.$A$1:.$BL$1048576];[.A1814]+1;[.B18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50]+1"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formula="of:=IF([.B1815]=0;CONCATENATE(CHAR(9);[.A1815];&quot;:&quot;);CONCATENATE(CHAR(9);CHAR(9);&quot;- &quot;;INDEX([$Hoja1.$A$1:.$BL$1048576];[.A1815]+1;[.B18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51]+1"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formula="of:=IF([.B1816]=0;CONCATENATE(CHAR(9);[.A1816];&quot;:&quot;);CONCATENATE(CHAR(9);CHAR(9);&quot;- &quot;;INDEX([$Hoja1.$A$1:.$BL$1048576];[.A1816]+1;[.B18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52]+1"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table:formula="of:=IF([.B1817]=0;CONCATENATE(CHAR(9);[.A1817];&quot;:&quot;);CONCATENATE(CHAR(9);CHAR(9);&quot;- &quot;;INDEX([$Hoja1.$A$1:.$BL$1048576];[.A1817]+1;[.B18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53]+1"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table:formula="of:=IF([.B1818]=0;CONCATENATE(CHAR(9);[.A1818];&quot;:&quot;);CONCATENATE(CHAR(9);CHAR(9);&quot;- &quot;;INDEX([$Hoja1.$A$1:.$BL$1048576];[.A1818]+1;[.B18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54]+1"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table:formula="of:=IF([.B1819]=0;CONCATENATE(CHAR(9);[.A1819];&quot;:&quot;);CONCATENATE(CHAR(9);CHAR(9);&quot;- &quot;;INDEX([$Hoja1.$A$1:.$BL$1048576];[.A1819]+1;[.B18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55]+1"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table:formula="of:=IF([.B1820]=0;CONCATENATE(CHAR(9);[.A1820];&quot;:&quot;);CONCATENATE(CHAR(9);CHAR(9);&quot;- &quot;;INDEX([$Hoja1.$A$1:.$BL$1048576];[.A1820]+1;[.B18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56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IF([.B1821]=0;CONCATENATE(CHAR(9);[.A1821];&quot;:&quot;);CONCATENATE(CHAR(9);CHAR(9);&quot;- &quot;;INDEX([$Hoja1.$A$1:.$BL$1048576];[.A1821]+1;[.B1821])))" office:value-type="string" office:string-value="&#9;28:" calcext:value-type="string">
            <text:p><text:tab/>28:</text:p>
          </table:table-cell>
        </table:table-row>
        <table:table-row table:style-name="ro1">
          <table:table-cell table:formula="of:=[.A1757]+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[.B1822]=0;CONCATENATE(CHAR(9);[.A1822];&quot;:&quot;);CONCATENATE(CHAR(9);CHAR(9);&quot;- &quot;;INDEX([$Hoja1.$A$1:.$BL$1048576];[.A1822]+1;[.B18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58]+1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IF([.B1823]=0;CONCATENATE(CHAR(9);[.A1823];&quot;:&quot;);CONCATENATE(CHAR(9);CHAR(9);&quot;- &quot;;INDEX([$Hoja1.$A$1:.$BL$1048576];[.A1823]+1;[.B18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59]+1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IF([.B1824]=0;CONCATENATE(CHAR(9);[.A1824];&quot;:&quot;);CONCATENATE(CHAR(9);CHAR(9);&quot;- &quot;;INDEX([$Hoja1.$A$1:.$BL$1048576];[.A1824]+1;[.B18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60]+1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IF([.B1825]=0;CONCATENATE(CHAR(9);[.A1825];&quot;:&quot;);CONCATENATE(CHAR(9);CHAR(9);&quot;- &quot;;INDEX([$Hoja1.$A$1:.$BL$1048576];[.A1825]+1;[.B18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61]+1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IF([.B1826]=0;CONCATENATE(CHAR(9);[.A1826];&quot;:&quot;);CONCATENATE(CHAR(9);CHAR(9);&quot;- &quot;;INDEX([$Hoja1.$A$1:.$BL$1048576];[.A1826]+1;[.B18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62]+1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formula="of:=IF([.B1827]=0;CONCATENATE(CHAR(9);[.A1827];&quot;:&quot;);CONCATENATE(CHAR(9);CHAR(9);&quot;- &quot;;INDEX([$Hoja1.$A$1:.$BL$1048576];[.A1827]+1;[.B18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63]+1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IF([.B1828]=0;CONCATENATE(CHAR(9);[.A1828];&quot;:&quot;);CONCATENATE(CHAR(9);CHAR(9);&quot;- &quot;;INDEX([$Hoja1.$A$1:.$BL$1048576];[.A1828]+1;[.B18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64]+1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IF([.B1829]=0;CONCATENATE(CHAR(9);[.A1829];&quot;:&quot;);CONCATENATE(CHAR(9);CHAR(9);&quot;- &quot;;INDEX([$Hoja1.$A$1:.$BL$1048576];[.A1829]+1;[.B18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65]+1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IF([.B1830]=0;CONCATENATE(CHAR(9);[.A1830];&quot;:&quot;);CONCATENATE(CHAR(9);CHAR(9);&quot;- &quot;;INDEX([$Hoja1.$A$1:.$BL$1048576];[.A1830]+1;[.B18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66]+1"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IF([.B1831]=0;CONCATENATE(CHAR(9);[.A1831];&quot;:&quot;);CONCATENATE(CHAR(9);CHAR(9);&quot;- &quot;;INDEX([$Hoja1.$A$1:.$BL$1048576];[.A1831]+1;[.B18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67]+1"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IF([.B1832]=0;CONCATENATE(CHAR(9);[.A1832];&quot;:&quot;);CONCATENATE(CHAR(9);CHAR(9);&quot;- &quot;;INDEX([$Hoja1.$A$1:.$BL$1048576];[.A1832]+1;[.B18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68]+1"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IF([.B1833]=0;CONCATENATE(CHAR(9);[.A1833];&quot;:&quot;);CONCATENATE(CHAR(9);CHAR(9);&quot;- &quot;;INDEX([$Hoja1.$A$1:.$BL$1048576];[.A1833]+1;[.B18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69]+1"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formula="of:=IF([.B1834]=0;CONCATENATE(CHAR(9);[.A1834];&quot;:&quot;);CONCATENATE(CHAR(9);CHAR(9);&quot;- &quot;;INDEX([$Hoja1.$A$1:.$BL$1048576];[.A1834]+1;[.B18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70]+1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IF([.B1835]=0;CONCATENATE(CHAR(9);[.A1835];&quot;:&quot;);CONCATENATE(CHAR(9);CHAR(9);&quot;- &quot;;INDEX([$Hoja1.$A$1:.$BL$1048576];[.A1835]+1;[.B18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71]+1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formula="of:=IF([.B1836]=0;CONCATENATE(CHAR(9);[.A1836];&quot;:&quot;);CONCATENATE(CHAR(9);CHAR(9);&quot;- &quot;;INDEX([$Hoja1.$A$1:.$BL$1048576];[.A1836]+1;[.B18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72]+1"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IF([.B1837]=0;CONCATENATE(CHAR(9);[.A1837];&quot;:&quot;);CONCATENATE(CHAR(9);CHAR(9);&quot;- &quot;;INDEX([$Hoja1.$A$1:.$BL$1048576];[.A1837]+1;[.B18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73]+1"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formula="of:=IF([.B1838]=0;CONCATENATE(CHAR(9);[.A1838];&quot;:&quot;);CONCATENATE(CHAR(9);CHAR(9);&quot;- &quot;;INDEX([$Hoja1.$A$1:.$BL$1048576];[.A1838]+1;[.B18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74]+1"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formula="of:=IF([.B1839]=0;CONCATENATE(CHAR(9);[.A1839];&quot;:&quot;);CONCATENATE(CHAR(9);CHAR(9);&quot;- &quot;;INDEX([$Hoja1.$A$1:.$BL$1048576];[.A1839]+1;[.B18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75]+1"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formula="of:=IF([.B1840]=0;CONCATENATE(CHAR(9);[.A1840];&quot;:&quot;);CONCATENATE(CHAR(9);CHAR(9);&quot;- &quot;;INDEX([$Hoja1.$A$1:.$BL$1048576];[.A1840]+1;[.B18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76]+1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IF([.B1841]=0;CONCATENATE(CHAR(9);[.A1841];&quot;:&quot;);CONCATENATE(CHAR(9);CHAR(9);&quot;- &quot;;INDEX([$Hoja1.$A$1:.$BL$1048576];[.A1841]+1;[.B18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77]+1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formula="of:=IF([.B1842]=0;CONCATENATE(CHAR(9);[.A1842];&quot;:&quot;);CONCATENATE(CHAR(9);CHAR(9);&quot;- &quot;;INDEX([$Hoja1.$A$1:.$BL$1048576];[.A1842]+1;[.B18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78]+1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formula="of:=IF([.B1843]=0;CONCATENATE(CHAR(9);[.A1843];&quot;:&quot;);CONCATENATE(CHAR(9);CHAR(9);&quot;- &quot;;INDEX([$Hoja1.$A$1:.$BL$1048576];[.A1843]+1;[.B18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79]+1"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formula="of:=IF([.B1844]=0;CONCATENATE(CHAR(9);[.A1844];&quot;:&quot;);CONCATENATE(CHAR(9);CHAR(9);&quot;- &quot;;INDEX([$Hoja1.$A$1:.$BL$1048576];[.A1844]+1;[.B18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80]+1"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formula="of:=IF([.B1845]=0;CONCATENATE(CHAR(9);[.A1845];&quot;:&quot;);CONCATENATE(CHAR(9);CHAR(9);&quot;- &quot;;INDEX([$Hoja1.$A$1:.$BL$1048576];[.A1845]+1;[.B18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81]+1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IF([.B1846]=0;CONCATENATE(CHAR(9);[.A1846];&quot;:&quot;);CONCATENATE(CHAR(9);CHAR(9);&quot;- &quot;;INDEX([$Hoja1.$A$1:.$BL$1048576];[.A1846]+1;[.B18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82]+1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formula="of:=IF([.B1847]=0;CONCATENATE(CHAR(9);[.A1847];&quot;:&quot;);CONCATENATE(CHAR(9);CHAR(9);&quot;- &quot;;INDEX([$Hoja1.$A$1:.$BL$1048576];[.A1847]+1;[.B18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83]+1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formula="of:=IF([.B1848]=0;CONCATENATE(CHAR(9);[.A1848];&quot;:&quot;);CONCATENATE(CHAR(9);CHAR(9);&quot;- &quot;;INDEX([$Hoja1.$A$1:.$BL$1048576];[.A1848]+1;[.B18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84]+1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table:formula="of:=IF([.B1849]=0;CONCATENATE(CHAR(9);[.A1849];&quot;:&quot;);CONCATENATE(CHAR(9);CHAR(9);&quot;- &quot;;INDEX([$Hoja1.$A$1:.$BL$1048576];[.A1849]+1;[.B18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85]+1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formula="of:=IF([.B1850]=0;CONCATENATE(CHAR(9);[.A1850];&quot;:&quot;);CONCATENATE(CHAR(9);CHAR(9);&quot;- &quot;;INDEX([$Hoja1.$A$1:.$BL$1048576];[.A1850]+1;[.B18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86]+1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IF([.B1851]=0;CONCATENATE(CHAR(9);[.A1851];&quot;:&quot;);CONCATENATE(CHAR(9);CHAR(9);&quot;- &quot;;INDEX([$Hoja1.$A$1:.$BL$1048576];[.A1851]+1;[.B18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87]+1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formula="of:=IF([.B1852]=0;CONCATENATE(CHAR(9);[.A1852];&quot;:&quot;);CONCATENATE(CHAR(9);CHAR(9);&quot;- &quot;;INDEX([$Hoja1.$A$1:.$BL$1048576];[.A1852]+1;[.B18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88]+1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formula="of:=IF([.B1853]=0;CONCATENATE(CHAR(9);[.A1853];&quot;:&quot;);CONCATENATE(CHAR(9);CHAR(9);&quot;- &quot;;INDEX([$Hoja1.$A$1:.$BL$1048576];[.A1853]+1;[.B18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89]+1"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formula="of:=IF([.B1854]=0;CONCATENATE(CHAR(9);[.A1854];&quot;:&quot;);CONCATENATE(CHAR(9);CHAR(9);&quot;- &quot;;INDEX([$Hoja1.$A$1:.$BL$1048576];[.A1854]+1;[.B18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90]+1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formula="of:=IF([.B1855]=0;CONCATENATE(CHAR(9);[.A1855];&quot;:&quot;);CONCATENATE(CHAR(9);CHAR(9);&quot;- &quot;;INDEX([$Hoja1.$A$1:.$BL$1048576];[.A1855]+1;[.B18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91]+1"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IF([.B1856]=0;CONCATENATE(CHAR(9);[.A1856];&quot;:&quot;);CONCATENATE(CHAR(9);CHAR(9);&quot;- &quot;;INDEX([$Hoja1.$A$1:.$BL$1048576];[.A1856]+1;[.B18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92]+1"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formula="of:=IF([.B1857]=0;CONCATENATE(CHAR(9);[.A1857];&quot;:&quot;);CONCATENATE(CHAR(9);CHAR(9);&quot;- &quot;;INDEX([$Hoja1.$A$1:.$BL$1048576];[.A1857]+1;[.B18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93]+1"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formula="of:=IF([.B1858]=0;CONCATENATE(CHAR(9);[.A1858];&quot;:&quot;);CONCATENATE(CHAR(9);CHAR(9);&quot;- &quot;;INDEX([$Hoja1.$A$1:.$BL$1048576];[.A1858]+1;[.B18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94]+1"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formula="of:=IF([.B1859]=0;CONCATENATE(CHAR(9);[.A1859];&quot;:&quot;);CONCATENATE(CHAR(9);CHAR(9);&quot;- &quot;;INDEX([$Hoja1.$A$1:.$BL$1048576];[.A1859]+1;[.B18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95]+1"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formula="of:=IF([.B1860]=0;CONCATENATE(CHAR(9);[.A1860];&quot;:&quot;);CONCATENATE(CHAR(9);CHAR(9);&quot;- &quot;;INDEX([$Hoja1.$A$1:.$BL$1048576];[.A1860]+1;[.B18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96]+1"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formula="of:=IF([.B1861]=0;CONCATENATE(CHAR(9);[.A1861];&quot;:&quot;);CONCATENATE(CHAR(9);CHAR(9);&quot;- &quot;;INDEX([$Hoja1.$A$1:.$BL$1048576];[.A1861]+1;[.B18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97]+1"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table:formula="of:=IF([.B1862]=0;CONCATENATE(CHAR(9);[.A1862];&quot;:&quot;);CONCATENATE(CHAR(9);CHAR(9);&quot;- &quot;;INDEX([$Hoja1.$A$1:.$BL$1048576];[.A1862]+1;[.B18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98]+1"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formula="of:=IF([.B1863]=0;CONCATENATE(CHAR(9);[.A1863];&quot;:&quot;);CONCATENATE(CHAR(9);CHAR(9);&quot;- &quot;;INDEX([$Hoja1.$A$1:.$BL$1048576];[.A1863]+1;[.B18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799]+1"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formula="of:=IF([.B1864]=0;CONCATENATE(CHAR(9);[.A1864];&quot;:&quot;);CONCATENATE(CHAR(9);CHAR(9);&quot;- &quot;;INDEX([$Hoja1.$A$1:.$BL$1048576];[.A1864]+1;[.B18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00]+1"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formula="of:=IF([.B1865]=0;CONCATENATE(CHAR(9);[.A1865];&quot;:&quot;);CONCATENATE(CHAR(9);CHAR(9);&quot;- &quot;;INDEX([$Hoja1.$A$1:.$BL$1048576];[.A1865]+1;[.B18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01]+1"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formula="of:=IF([.B1866]=0;CONCATENATE(CHAR(9);[.A1866];&quot;:&quot;);CONCATENATE(CHAR(9);CHAR(9);&quot;- &quot;;INDEX([$Hoja1.$A$1:.$BL$1048576];[.A1866]+1;[.B18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02]+1"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formula="of:=IF([.B1867]=0;CONCATENATE(CHAR(9);[.A1867];&quot;:&quot;);CONCATENATE(CHAR(9);CHAR(9);&quot;- &quot;;INDEX([$Hoja1.$A$1:.$BL$1048576];[.A1867]+1;[.B18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03]+1"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table:formula="of:=IF([.B1868]=0;CONCATENATE(CHAR(9);[.A1868];&quot;:&quot;);CONCATENATE(CHAR(9);CHAR(9);&quot;- &quot;;INDEX([$Hoja1.$A$1:.$BL$1048576];[.A1868]+1;[.B18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04]+1"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formula="of:=IF([.B1869]=0;CONCATENATE(CHAR(9);[.A1869];&quot;:&quot;);CONCATENATE(CHAR(9);CHAR(9);&quot;- &quot;;INDEX([$Hoja1.$A$1:.$BL$1048576];[.A1869]+1;[.B18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05]+1"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table:formula="of:=IF([.B1870]=0;CONCATENATE(CHAR(9);[.A1870];&quot;:&quot;);CONCATENATE(CHAR(9);CHAR(9);&quot;- &quot;;INDEX([$Hoja1.$A$1:.$BL$1048576];[.A1870]+1;[.B18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06]+1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IF([.B1871]=0;CONCATENATE(CHAR(9);[.A1871];&quot;:&quot;);CONCATENATE(CHAR(9);CHAR(9);&quot;- &quot;;INDEX([$Hoja1.$A$1:.$BL$1048576];[.A1871]+1;[.B18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07]+1"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table:formula="of:=IF([.B1872]=0;CONCATENATE(CHAR(9);[.A1872];&quot;:&quot;);CONCATENATE(CHAR(9);CHAR(9);&quot;- &quot;;INDEX([$Hoja1.$A$1:.$BL$1048576];[.A1872]+1;[.B18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08]+1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formula="of:=IF([.B1873]=0;CONCATENATE(CHAR(9);[.A1873];&quot;:&quot;);CONCATENATE(CHAR(9);CHAR(9);&quot;- &quot;;INDEX([$Hoja1.$A$1:.$BL$1048576];[.A1873]+1;[.B18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09]+1"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formula="of:=IF([.B1874]=0;CONCATENATE(CHAR(9);[.A1874];&quot;:&quot;);CONCATENATE(CHAR(9);CHAR(9);&quot;- &quot;;INDEX([$Hoja1.$A$1:.$BL$1048576];[.A1874]+1;[.B18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10]+1"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table:formula="of:=IF([.B1875]=0;CONCATENATE(CHAR(9);[.A1875];&quot;:&quot;);CONCATENATE(CHAR(9);CHAR(9);&quot;- &quot;;INDEX([$Hoja1.$A$1:.$BL$1048576];[.A1875]+1;[.B18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11]+1"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table:formula="of:=IF([.B1876]=0;CONCATENATE(CHAR(9);[.A1876];&quot;:&quot;);CONCATENATE(CHAR(9);CHAR(9);&quot;- &quot;;INDEX([$Hoja1.$A$1:.$BL$1048576];[.A1876]+1;[.B18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12]+1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formula="of:=IF([.B1877]=0;CONCATENATE(CHAR(9);[.A1877];&quot;:&quot;);CONCATENATE(CHAR(9);CHAR(9);&quot;- &quot;;INDEX([$Hoja1.$A$1:.$BL$1048576];[.A1877]+1;[.B18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13]+1"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table:formula="of:=IF([.B1878]=0;CONCATENATE(CHAR(9);[.A1878];&quot;:&quot;);CONCATENATE(CHAR(9);CHAR(9);&quot;- &quot;;INDEX([$Hoja1.$A$1:.$BL$1048576];[.A1878]+1;[.B18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14]+1"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table:formula="of:=IF([.B1879]=0;CONCATENATE(CHAR(9);[.A1879];&quot;:&quot;);CONCATENATE(CHAR(9);CHAR(9);&quot;- &quot;;INDEX([$Hoja1.$A$1:.$BL$1048576];[.A1879]+1;[.B18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15]+1"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table:formula="of:=IF([.B1880]=0;CONCATENATE(CHAR(9);[.A1880];&quot;:&quot;);CONCATENATE(CHAR(9);CHAR(9);&quot;- &quot;;INDEX([$Hoja1.$A$1:.$BL$1048576];[.A1880]+1;[.B18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16]+1"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formula="of:=IF([.B1881]=0;CONCATENATE(CHAR(9);[.A1881];&quot;:&quot;);CONCATENATE(CHAR(9);CHAR(9);&quot;- &quot;;INDEX([$Hoja1.$A$1:.$BL$1048576];[.A1881]+1;[.B18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17]+1"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table:formula="of:=IF([.B1882]=0;CONCATENATE(CHAR(9);[.A1882];&quot;:&quot;);CONCATENATE(CHAR(9);CHAR(9);&quot;- &quot;;INDEX([$Hoja1.$A$1:.$BL$1048576];[.A1882]+1;[.B18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18]+1"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table:formula="of:=IF([.B1883]=0;CONCATENATE(CHAR(9);[.A1883];&quot;:&quot;);CONCATENATE(CHAR(9);CHAR(9);&quot;- &quot;;INDEX([$Hoja1.$A$1:.$BL$1048576];[.A1883]+1;[.B18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19]+1"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table:formula="of:=IF([.B1884]=0;CONCATENATE(CHAR(9);[.A1884];&quot;:&quot;);CONCATENATE(CHAR(9);CHAR(9);&quot;- &quot;;INDEX([$Hoja1.$A$1:.$BL$1048576];[.A1884]+1;[.B18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20]+1"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table:formula="of:=IF([.B1885]=0;CONCATENATE(CHAR(9);[.A1885];&quot;:&quot;);CONCATENATE(CHAR(9);CHAR(9);&quot;- &quot;;INDEX([$Hoja1.$A$1:.$BL$1048576];[.A1885]+1;[.B18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21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IF([.B1886]=0;CONCATENATE(CHAR(9);[.A1886];&quot;:&quot;);CONCATENATE(CHAR(9);CHAR(9);&quot;- &quot;;INDEX([$Hoja1.$A$1:.$BL$1048576];[.A1886]+1;[.B1886])))" office:value-type="string" office:string-value="&#9;29:" calcext:value-type="string">
            <text:p><text:tab/>29:</text:p>
          </table:table-cell>
        </table:table-row>
        <table:table-row table:style-name="ro1">
          <table:table-cell table:formula="of:=[.A1822]+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[.B1887]=0;CONCATENATE(CHAR(9);[.A1887];&quot;:&quot;);CONCATENATE(CHAR(9);CHAR(9);&quot;- &quot;;INDEX([$Hoja1.$A$1:.$BL$1048576];[.A1887]+1;[.B18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23]+1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IF([.B1888]=0;CONCATENATE(CHAR(9);[.A1888];&quot;:&quot;);CONCATENATE(CHAR(9);CHAR(9);&quot;- &quot;;INDEX([$Hoja1.$A$1:.$BL$1048576];[.A1888]+1;[.B18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24]+1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IF([.B1889]=0;CONCATENATE(CHAR(9);[.A1889];&quot;:&quot;);CONCATENATE(CHAR(9);CHAR(9);&quot;- &quot;;INDEX([$Hoja1.$A$1:.$BL$1048576];[.A1889]+1;[.B18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25]+1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IF([.B1890]=0;CONCATENATE(CHAR(9);[.A1890];&quot;:&quot;);CONCATENATE(CHAR(9);CHAR(9);&quot;- &quot;;INDEX([$Hoja1.$A$1:.$BL$1048576];[.A1890]+1;[.B18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26]+1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IF([.B1891]=0;CONCATENATE(CHAR(9);[.A1891];&quot;:&quot;);CONCATENATE(CHAR(9);CHAR(9);&quot;- &quot;;INDEX([$Hoja1.$A$1:.$BL$1048576];[.A1891]+1;[.B18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27]+1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formula="of:=IF([.B1892]=0;CONCATENATE(CHAR(9);[.A1892];&quot;:&quot;);CONCATENATE(CHAR(9);CHAR(9);&quot;- &quot;;INDEX([$Hoja1.$A$1:.$BL$1048576];[.A1892]+1;[.B18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28]+1"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IF([.B1893]=0;CONCATENATE(CHAR(9);[.A1893];&quot;:&quot;);CONCATENATE(CHAR(9);CHAR(9);&quot;- &quot;;INDEX([$Hoja1.$A$1:.$BL$1048576];[.A1893]+1;[.B18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29]+1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IF([.B1894]=0;CONCATENATE(CHAR(9);[.A1894];&quot;:&quot;);CONCATENATE(CHAR(9);CHAR(9);&quot;- &quot;;INDEX([$Hoja1.$A$1:.$BL$1048576];[.A1894]+1;[.B18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30]+1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formula="of:=IF([.B1895]=0;CONCATENATE(CHAR(9);[.A1895];&quot;:&quot;);CONCATENATE(CHAR(9);CHAR(9);&quot;- &quot;;INDEX([$Hoja1.$A$1:.$BL$1048576];[.A1895]+1;[.B18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31]+1"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IF([.B1896]=0;CONCATENATE(CHAR(9);[.A1896];&quot;:&quot;);CONCATENATE(CHAR(9);CHAR(9);&quot;- &quot;;INDEX([$Hoja1.$A$1:.$BL$1048576];[.A1896]+1;[.B18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32]+1"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IF([.B1897]=0;CONCATENATE(CHAR(9);[.A1897];&quot;:&quot;);CONCATENATE(CHAR(9);CHAR(9);&quot;- &quot;;INDEX([$Hoja1.$A$1:.$BL$1048576];[.A1897]+1;[.B18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33]+1"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formula="of:=IF([.B1898]=0;CONCATENATE(CHAR(9);[.A1898];&quot;:&quot;);CONCATENATE(CHAR(9);CHAR(9);&quot;- &quot;;INDEX([$Hoja1.$A$1:.$BL$1048576];[.A1898]+1;[.B18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34]+1"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formula="of:=IF([.B1899]=0;CONCATENATE(CHAR(9);[.A1899];&quot;:&quot;);CONCATENATE(CHAR(9);CHAR(9);&quot;- &quot;;INDEX([$Hoja1.$A$1:.$BL$1048576];[.A1899]+1;[.B18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35]+1"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formula="of:=IF([.B1900]=0;CONCATENATE(CHAR(9);[.A1900];&quot;:&quot;);CONCATENATE(CHAR(9);CHAR(9);&quot;- &quot;;INDEX([$Hoja1.$A$1:.$BL$1048576];[.A1900]+1;[.B19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36]+1"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formula="of:=IF([.B1901]=0;CONCATENATE(CHAR(9);[.A1901];&quot;:&quot;);CONCATENATE(CHAR(9);CHAR(9);&quot;- &quot;;INDEX([$Hoja1.$A$1:.$BL$1048576];[.A1901]+1;[.B19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37]+1"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formula="of:=IF([.B1902]=0;CONCATENATE(CHAR(9);[.A1902];&quot;:&quot;);CONCATENATE(CHAR(9);CHAR(9);&quot;- &quot;;INDEX([$Hoja1.$A$1:.$BL$1048576];[.A1902]+1;[.B19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38]+1"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formula="of:=IF([.B1903]=0;CONCATENATE(CHAR(9);[.A1903];&quot;:&quot;);CONCATENATE(CHAR(9);CHAR(9);&quot;- &quot;;INDEX([$Hoja1.$A$1:.$BL$1048576];[.A1903]+1;[.B19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39]+1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formula="of:=IF([.B1904]=0;CONCATENATE(CHAR(9);[.A1904];&quot;:&quot;);CONCATENATE(CHAR(9);CHAR(9);&quot;- &quot;;INDEX([$Hoja1.$A$1:.$BL$1048576];[.A1904]+1;[.B19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40]+1"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formula="of:=IF([.B1905]=0;CONCATENATE(CHAR(9);[.A1905];&quot;:&quot;);CONCATENATE(CHAR(9);CHAR(9);&quot;- &quot;;INDEX([$Hoja1.$A$1:.$BL$1048576];[.A1905]+1;[.B19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41]+1"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formula="of:=IF([.B1906]=0;CONCATENATE(CHAR(9);[.A1906];&quot;:&quot;);CONCATENATE(CHAR(9);CHAR(9);&quot;- &quot;;INDEX([$Hoja1.$A$1:.$BL$1048576];[.A1906]+1;[.B19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42]+1"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formula="of:=IF([.B1907]=0;CONCATENATE(CHAR(9);[.A1907];&quot;:&quot;);CONCATENATE(CHAR(9);CHAR(9);&quot;- &quot;;INDEX([$Hoja1.$A$1:.$BL$1048576];[.A1907]+1;[.B19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43]+1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formula="of:=IF([.B1908]=0;CONCATENATE(CHAR(9);[.A1908];&quot;:&quot;);CONCATENATE(CHAR(9);CHAR(9);&quot;- &quot;;INDEX([$Hoja1.$A$1:.$BL$1048576];[.A1908]+1;[.B19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44]+1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formula="of:=IF([.B1909]=0;CONCATENATE(CHAR(9);[.A1909];&quot;:&quot;);CONCATENATE(CHAR(9);CHAR(9);&quot;- &quot;;INDEX([$Hoja1.$A$1:.$BL$1048576];[.A1909]+1;[.B19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45]+1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formula="of:=IF([.B1910]=0;CONCATENATE(CHAR(9);[.A1910];&quot;:&quot;);CONCATENATE(CHAR(9);CHAR(9);&quot;- &quot;;INDEX([$Hoja1.$A$1:.$BL$1048576];[.A1910]+1;[.B19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46]+1"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IF([.B1911]=0;CONCATENATE(CHAR(9);[.A1911];&quot;:&quot;);CONCATENATE(CHAR(9);CHAR(9);&quot;- &quot;;INDEX([$Hoja1.$A$1:.$BL$1048576];[.A1911]+1;[.B19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47]+1"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IF([.B1912]=0;CONCATENATE(CHAR(9);[.A1912];&quot;:&quot;);CONCATENATE(CHAR(9);CHAR(9);&quot;- &quot;;INDEX([$Hoja1.$A$1:.$BL$1048576];[.A1912]+1;[.B19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48]+1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formula="of:=IF([.B1913]=0;CONCATENATE(CHAR(9);[.A1913];&quot;:&quot;);CONCATENATE(CHAR(9);CHAR(9);&quot;- &quot;;INDEX([$Hoja1.$A$1:.$BL$1048576];[.A1913]+1;[.B19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49]+1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IF([.B1914]=0;CONCATENATE(CHAR(9);[.A1914];&quot;:&quot;);CONCATENATE(CHAR(9);CHAR(9);&quot;- &quot;;INDEX([$Hoja1.$A$1:.$BL$1048576];[.A1914]+1;[.B19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50]+1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table:formula="of:=IF([.B1915]=0;CONCATENATE(CHAR(9);[.A1915];&quot;:&quot;);CONCATENATE(CHAR(9);CHAR(9);&quot;- &quot;;INDEX([$Hoja1.$A$1:.$BL$1048576];[.A1915]+1;[.B19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51]+1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formula="of:=IF([.B1916]=0;CONCATENATE(CHAR(9);[.A1916];&quot;:&quot;);CONCATENATE(CHAR(9);CHAR(9);&quot;- &quot;;INDEX([$Hoja1.$A$1:.$BL$1048576];[.A1916]+1;[.B19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52]+1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formula="of:=IF([.B1917]=0;CONCATENATE(CHAR(9);[.A1917];&quot;:&quot;);CONCATENATE(CHAR(9);CHAR(9);&quot;- &quot;;INDEX([$Hoja1.$A$1:.$BL$1048576];[.A1917]+1;[.B19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53]+1"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formula="of:=IF([.B1918]=0;CONCATENATE(CHAR(9);[.A1918];&quot;:&quot;);CONCATENATE(CHAR(9);CHAR(9);&quot;- &quot;;INDEX([$Hoja1.$A$1:.$BL$1048576];[.A1918]+1;[.B19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54]+1"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formula="of:=IF([.B1919]=0;CONCATENATE(CHAR(9);[.A1919];&quot;:&quot;);CONCATENATE(CHAR(9);CHAR(9);&quot;- &quot;;INDEX([$Hoja1.$A$1:.$BL$1048576];[.A1919]+1;[.B19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55]+1"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formula="of:=IF([.B1920]=0;CONCATENATE(CHAR(9);[.A1920];&quot;:&quot;);CONCATENATE(CHAR(9);CHAR(9);&quot;- &quot;;INDEX([$Hoja1.$A$1:.$BL$1048576];[.A1920]+1;[.B19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56]+1"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formula="of:=IF([.B1921]=0;CONCATENATE(CHAR(9);[.A1921];&quot;:&quot;);CONCATENATE(CHAR(9);CHAR(9);&quot;- &quot;;INDEX([$Hoja1.$A$1:.$BL$1048576];[.A1921]+1;[.B19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57]+1"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formula="of:=IF([.B1922]=0;CONCATENATE(CHAR(9);[.A1922];&quot;:&quot;);CONCATENATE(CHAR(9);CHAR(9);&quot;- &quot;;INDEX([$Hoja1.$A$1:.$BL$1048576];[.A1922]+1;[.B19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58]+1"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formula="of:=IF([.B1923]=0;CONCATENATE(CHAR(9);[.A1923];&quot;:&quot;);CONCATENATE(CHAR(9);CHAR(9);&quot;- &quot;;INDEX([$Hoja1.$A$1:.$BL$1048576];[.A1923]+1;[.B19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59]+1"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formula="of:=IF([.B1924]=0;CONCATENATE(CHAR(9);[.A1924];&quot;:&quot;);CONCATENATE(CHAR(9);CHAR(9);&quot;- &quot;;INDEX([$Hoja1.$A$1:.$BL$1048576];[.A1924]+1;[.B19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60]+1"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formula="of:=IF([.B1925]=0;CONCATENATE(CHAR(9);[.A1925];&quot;:&quot;);CONCATENATE(CHAR(9);CHAR(9);&quot;- &quot;;INDEX([$Hoja1.$A$1:.$BL$1048576];[.A1925]+1;[.B19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61]+1"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formula="of:=IF([.B1926]=0;CONCATENATE(CHAR(9);[.A1926];&quot;:&quot;);CONCATENATE(CHAR(9);CHAR(9);&quot;- &quot;;INDEX([$Hoja1.$A$1:.$BL$1048576];[.A1926]+1;[.B19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62]+1"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formula="of:=IF([.B1927]=0;CONCATENATE(CHAR(9);[.A1927];&quot;:&quot;);CONCATENATE(CHAR(9);CHAR(9);&quot;- &quot;;INDEX([$Hoja1.$A$1:.$BL$1048576];[.A1927]+1;[.B19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63]+1"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table:formula="of:=IF([.B1928]=0;CONCATENATE(CHAR(9);[.A1928];&quot;:&quot;);CONCATENATE(CHAR(9);CHAR(9);&quot;- &quot;;INDEX([$Hoja1.$A$1:.$BL$1048576];[.A1928]+1;[.B19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64]+1"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formula="of:=IF([.B1929]=0;CONCATENATE(CHAR(9);[.A1929];&quot;:&quot;);CONCATENATE(CHAR(9);CHAR(9);&quot;- &quot;;INDEX([$Hoja1.$A$1:.$BL$1048576];[.A1929]+1;[.B19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65]+1"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table:formula="of:=IF([.B1930]=0;CONCATENATE(CHAR(9);[.A1930];&quot;:&quot;);CONCATENATE(CHAR(9);CHAR(9);&quot;- &quot;;INDEX([$Hoja1.$A$1:.$BL$1048576];[.A1930]+1;[.B19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66]+1"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formula="of:=IF([.B1931]=0;CONCATENATE(CHAR(9);[.A1931];&quot;:&quot;);CONCATENATE(CHAR(9);CHAR(9);&quot;- &quot;;INDEX([$Hoja1.$A$1:.$BL$1048576];[.A1931]+1;[.B19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67]+1"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formula="of:=IF([.B1932]=0;CONCATENATE(CHAR(9);[.A1932];&quot;:&quot;);CONCATENATE(CHAR(9);CHAR(9);&quot;- &quot;;INDEX([$Hoja1.$A$1:.$BL$1048576];[.A1932]+1;[.B19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68]+1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formula="of:=IF([.B1933]=0;CONCATENATE(CHAR(9);[.A1933];&quot;:&quot;);CONCATENATE(CHAR(9);CHAR(9);&quot;- &quot;;INDEX([$Hoja1.$A$1:.$BL$1048576];[.A1933]+1;[.B19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69]+1"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table:formula="of:=IF([.B1934]=0;CONCATENATE(CHAR(9);[.A1934];&quot;:&quot;);CONCATENATE(CHAR(9);CHAR(9);&quot;- &quot;;INDEX([$Hoja1.$A$1:.$BL$1048576];[.A1934]+1;[.B19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70]+1"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table:formula="of:=IF([.B1935]=0;CONCATENATE(CHAR(9);[.A1935];&quot;:&quot;);CONCATENATE(CHAR(9);CHAR(9);&quot;- &quot;;INDEX([$Hoja1.$A$1:.$BL$1048576];[.A1935]+1;[.B19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71]+1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IF([.B1936]=0;CONCATENATE(CHAR(9);[.A1936];&quot;:&quot;);CONCATENATE(CHAR(9);CHAR(9);&quot;- &quot;;INDEX([$Hoja1.$A$1:.$BL$1048576];[.A1936]+1;[.B19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72]+1"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table:formula="of:=IF([.B1937]=0;CONCATENATE(CHAR(9);[.A1937];&quot;:&quot;);CONCATENATE(CHAR(9);CHAR(9);&quot;- &quot;;INDEX([$Hoja1.$A$1:.$BL$1048576];[.A1937]+1;[.B19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73]+1"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table:formula="of:=IF([.B1938]=0;CONCATENATE(CHAR(9);[.A1938];&quot;:&quot;);CONCATENATE(CHAR(9);CHAR(9);&quot;- &quot;;INDEX([$Hoja1.$A$1:.$BL$1048576];[.A1938]+1;[.B19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74]+1"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table:formula="of:=IF([.B1939]=0;CONCATENATE(CHAR(9);[.A1939];&quot;:&quot;);CONCATENATE(CHAR(9);CHAR(9);&quot;- &quot;;INDEX([$Hoja1.$A$1:.$BL$1048576];[.A1939]+1;[.B19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75]+1"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table:formula="of:=IF([.B1940]=0;CONCATENATE(CHAR(9);[.A1940];&quot;:&quot;);CONCATENATE(CHAR(9);CHAR(9);&quot;- &quot;;INDEX([$Hoja1.$A$1:.$BL$1048576];[.A1940]+1;[.B19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76]+1"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table:formula="of:=IF([.B1941]=0;CONCATENATE(CHAR(9);[.A1941];&quot;:&quot;);CONCATENATE(CHAR(9);CHAR(9);&quot;- &quot;;INDEX([$Hoja1.$A$1:.$BL$1048576];[.A1941]+1;[.B19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77]+1"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table:formula="of:=IF([.B1942]=0;CONCATENATE(CHAR(9);[.A1942];&quot;:&quot;);CONCATENATE(CHAR(9);CHAR(9);&quot;- &quot;;INDEX([$Hoja1.$A$1:.$BL$1048576];[.A1942]+1;[.B19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78]+1"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table:formula="of:=IF([.B1943]=0;CONCATENATE(CHAR(9);[.A1943];&quot;:&quot;);CONCATENATE(CHAR(9);CHAR(9);&quot;- &quot;;INDEX([$Hoja1.$A$1:.$BL$1048576];[.A1943]+1;[.B19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79]+1"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table:formula="of:=IF([.B1944]=0;CONCATENATE(CHAR(9);[.A1944];&quot;:&quot;);CONCATENATE(CHAR(9);CHAR(9);&quot;- &quot;;INDEX([$Hoja1.$A$1:.$BL$1048576];[.A1944]+1;[.B19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80]+1"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formula="of:=IF([.B1945]=0;CONCATENATE(CHAR(9);[.A1945];&quot;:&quot;);CONCATENATE(CHAR(9);CHAR(9);&quot;- &quot;;INDEX([$Hoja1.$A$1:.$BL$1048576];[.A1945]+1;[.B19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81]+1"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table:formula="of:=IF([.B1946]=0;CONCATENATE(CHAR(9);[.A1946];&quot;:&quot;);CONCATENATE(CHAR(9);CHAR(9);&quot;- &quot;;INDEX([$Hoja1.$A$1:.$BL$1048576];[.A1946]+1;[.B19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82]+1"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table:formula="of:=IF([.B1947]=0;CONCATENATE(CHAR(9);[.A1947];&quot;:&quot;);CONCATENATE(CHAR(9);CHAR(9);&quot;- &quot;;INDEX([$Hoja1.$A$1:.$BL$1048576];[.A1947]+1;[.B19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83]+1"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table:formula="of:=IF([.B1948]=0;CONCATENATE(CHAR(9);[.A1948];&quot;:&quot;);CONCATENATE(CHAR(9);CHAR(9);&quot;- &quot;;INDEX([$Hoja1.$A$1:.$BL$1048576];[.A1948]+1;[.B19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84]+1"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table:formula="of:=IF([.B1949]=0;CONCATENATE(CHAR(9);[.A1949];&quot;:&quot;);CONCATENATE(CHAR(9);CHAR(9);&quot;- &quot;;INDEX([$Hoja1.$A$1:.$BL$1048576];[.A1949]+1;[.B19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85]+1"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table:formula="of:=IF([.B1950]=0;CONCATENATE(CHAR(9);[.A1950];&quot;:&quot;);CONCATENATE(CHAR(9);CHAR(9);&quot;- &quot;;INDEX([$Hoja1.$A$1:.$BL$1048576];[.A1950]+1;[.B19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86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[.B1951]=0;CONCATENATE(CHAR(9);[.A1951];&quot;:&quot;);CONCATENATE(CHAR(9);CHAR(9);&quot;- &quot;;INDEX([$Hoja1.$A$1:.$BL$1048576];[.A1951]+1;[.B1951])))" office:value-type="string" office:string-value="&#9;30:" calcext:value-type="string">
            <text:p><text:tab/>30:</text:p>
          </table:table-cell>
        </table:table-row>
        <table:table-row table:style-name="ro1">
          <table:table-cell table:formula="of:=[.A1887]+1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.B1952]=0;CONCATENATE(CHAR(9);[.A1952];&quot;:&quot;);CONCATENATE(CHAR(9);CHAR(9);&quot;- &quot;;INDEX([$Hoja1.$A$1:.$BL$1048576];[.A1952]+1;[.B19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88]+1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IF([.B1953]=0;CONCATENATE(CHAR(9);[.A1953];&quot;:&quot;);CONCATENATE(CHAR(9);CHAR(9);&quot;- &quot;;INDEX([$Hoja1.$A$1:.$BL$1048576];[.A1953]+1;[.B19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89]+1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IF([.B1954]=0;CONCATENATE(CHAR(9);[.A1954];&quot;:&quot;);CONCATENATE(CHAR(9);CHAR(9);&quot;- &quot;;INDEX([$Hoja1.$A$1:.$BL$1048576];[.A1954]+1;[.B19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90]+1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IF([.B1955]=0;CONCATENATE(CHAR(9);[.A1955];&quot;:&quot;);CONCATENATE(CHAR(9);CHAR(9);&quot;- &quot;;INDEX([$Hoja1.$A$1:.$BL$1048576];[.A1955]+1;[.B19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91]+1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IF([.B1956]=0;CONCATENATE(CHAR(9);[.A1956];&quot;:&quot;);CONCATENATE(CHAR(9);CHAR(9);&quot;- &quot;;INDEX([$Hoja1.$A$1:.$BL$1048576];[.A1956]+1;[.B19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92]+1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IF([.B1957]=0;CONCATENATE(CHAR(9);[.A1957];&quot;:&quot;);CONCATENATE(CHAR(9);CHAR(9);&quot;- &quot;;INDEX([$Hoja1.$A$1:.$BL$1048576];[.A1957]+1;[.B19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93]+1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IF([.B1958]=0;CONCATENATE(CHAR(9);[.A1958];&quot;:&quot;);CONCATENATE(CHAR(9);CHAR(9);&quot;- &quot;;INDEX([$Hoja1.$A$1:.$BL$1048576];[.A1958]+1;[.B19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94]+1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IF([.B1959]=0;CONCATENATE(CHAR(9);[.A1959];&quot;:&quot;);CONCATENATE(CHAR(9);CHAR(9);&quot;- &quot;;INDEX([$Hoja1.$A$1:.$BL$1048576];[.A1959]+1;[.B19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95]+1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IF([.B1960]=0;CONCATENATE(CHAR(9);[.A1960];&quot;:&quot;);CONCATENATE(CHAR(9);CHAR(9);&quot;- &quot;;INDEX([$Hoja1.$A$1:.$BL$1048576];[.A1960]+1;[.B19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96]+1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IF([.B1961]=0;CONCATENATE(CHAR(9);[.A1961];&quot;:&quot;);CONCATENATE(CHAR(9);CHAR(9);&quot;- &quot;;INDEX([$Hoja1.$A$1:.$BL$1048576];[.A1961]+1;[.B19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97]+1"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IF([.B1962]=0;CONCATENATE(CHAR(9);[.A1962];&quot;:&quot;);CONCATENATE(CHAR(9);CHAR(9);&quot;- &quot;;INDEX([$Hoja1.$A$1:.$BL$1048576];[.A1962]+1;[.B19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98]+1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IF([.B1963]=0;CONCATENATE(CHAR(9);[.A1963];&quot;:&quot;);CONCATENATE(CHAR(9);CHAR(9);&quot;- &quot;;INDEX([$Hoja1.$A$1:.$BL$1048576];[.A1963]+1;[.B19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899]+1"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formula="of:=IF([.B1964]=0;CONCATENATE(CHAR(9);[.A1964];&quot;:&quot;);CONCATENATE(CHAR(9);CHAR(9);&quot;- &quot;;INDEX([$Hoja1.$A$1:.$BL$1048576];[.A1964]+1;[.B19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00]+1"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IF([.B1965]=0;CONCATENATE(CHAR(9);[.A1965];&quot;:&quot;);CONCATENATE(CHAR(9);CHAR(9);&quot;- &quot;;INDEX([$Hoja1.$A$1:.$BL$1048576];[.A1965]+1;[.B19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01]+1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IF([.B1966]=0;CONCATENATE(CHAR(9);[.A1966];&quot;:&quot;);CONCATENATE(CHAR(9);CHAR(9);&quot;- &quot;;INDEX([$Hoja1.$A$1:.$BL$1048576];[.A1966]+1;[.B19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02]+1"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IF([.B1967]=0;CONCATENATE(CHAR(9);[.A1967];&quot;:&quot;);CONCATENATE(CHAR(9);CHAR(9);&quot;- &quot;;INDEX([$Hoja1.$A$1:.$BL$1048576];[.A1967]+1;[.B19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03]+1"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formula="of:=IF([.B1968]=0;CONCATENATE(CHAR(9);[.A1968];&quot;:&quot;);CONCATENATE(CHAR(9);CHAR(9);&quot;- &quot;;INDEX([$Hoja1.$A$1:.$BL$1048576];[.A1968]+1;[.B19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04]+1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IF([.B1969]=0;CONCATENATE(CHAR(9);[.A1969];&quot;:&quot;);CONCATENATE(CHAR(9);CHAR(9);&quot;- &quot;;INDEX([$Hoja1.$A$1:.$BL$1048576];[.A1969]+1;[.B19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05]+1"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IF([.B1970]=0;CONCATENATE(CHAR(9);[.A1970];&quot;:&quot;);CONCATENATE(CHAR(9);CHAR(9);&quot;- &quot;;INDEX([$Hoja1.$A$1:.$BL$1048576];[.A1970]+1;[.B19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06]+1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IF([.B1971]=0;CONCATENATE(CHAR(9);[.A1971];&quot;:&quot;);CONCATENATE(CHAR(9);CHAR(9);&quot;- &quot;;INDEX([$Hoja1.$A$1:.$BL$1048576];[.A1971]+1;[.B19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07]+1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formula="of:=IF([.B1972]=0;CONCATENATE(CHAR(9);[.A1972];&quot;:&quot;);CONCATENATE(CHAR(9);CHAR(9);&quot;- &quot;;INDEX([$Hoja1.$A$1:.$BL$1048576];[.A1972]+1;[.B19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08]+1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IF([.B1973]=0;CONCATENATE(CHAR(9);[.A1973];&quot;:&quot;);CONCATENATE(CHAR(9);CHAR(9);&quot;- &quot;;INDEX([$Hoja1.$A$1:.$BL$1048576];[.A1973]+1;[.B19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09]+1"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IF([.B1974]=0;CONCATENATE(CHAR(9);[.A1974];&quot;:&quot;);CONCATENATE(CHAR(9);CHAR(9);&quot;- &quot;;INDEX([$Hoja1.$A$1:.$BL$1048576];[.A1974]+1;[.B19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10]+1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formula="of:=IF([.B1975]=0;CONCATENATE(CHAR(9);[.A1975];&quot;:&quot;);CONCATENATE(CHAR(9);CHAR(9);&quot;- &quot;;INDEX([$Hoja1.$A$1:.$BL$1048576];[.A1975]+1;[.B19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11]+1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IF([.B1976]=0;CONCATENATE(CHAR(9);[.A1976];&quot;:&quot;);CONCATENATE(CHAR(9);CHAR(9);&quot;- &quot;;INDEX([$Hoja1.$A$1:.$BL$1048576];[.A1976]+1;[.B19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12]+1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formula="of:=IF([.B1977]=0;CONCATENATE(CHAR(9);[.A1977];&quot;:&quot;);CONCATENATE(CHAR(9);CHAR(9);&quot;- &quot;;INDEX([$Hoja1.$A$1:.$BL$1048576];[.A1977]+1;[.B19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13]+1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IF([.B1978]=0;CONCATENATE(CHAR(9);[.A1978];&quot;:&quot;);CONCATENATE(CHAR(9);CHAR(9);&quot;- &quot;;INDEX([$Hoja1.$A$1:.$BL$1048576];[.A1978]+1;[.B19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14]+1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formula="of:=IF([.B1979]=0;CONCATENATE(CHAR(9);[.A1979];&quot;:&quot;);CONCATENATE(CHAR(9);CHAR(9);&quot;- &quot;;INDEX([$Hoja1.$A$1:.$BL$1048576];[.A1979]+1;[.B19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15]+1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IF([.B1980]=0;CONCATENATE(CHAR(9);[.A1980];&quot;:&quot;);CONCATENATE(CHAR(9);CHAR(9);&quot;- &quot;;INDEX([$Hoja1.$A$1:.$BL$1048576];[.A1980]+1;[.B19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16]+1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formula="of:=IF([.B1981]=0;CONCATENATE(CHAR(9);[.A1981];&quot;:&quot;);CONCATENATE(CHAR(9);CHAR(9);&quot;- &quot;;INDEX([$Hoja1.$A$1:.$BL$1048576];[.A1981]+1;[.B19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17]+1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formula="of:=IF([.B1982]=0;CONCATENATE(CHAR(9);[.A1982];&quot;:&quot;);CONCATENATE(CHAR(9);CHAR(9);&quot;- &quot;;INDEX([$Hoja1.$A$1:.$BL$1048576];[.A1982]+1;[.B19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18]+1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IF([.B1983]=0;CONCATENATE(CHAR(9);[.A1983];&quot;:&quot;);CONCATENATE(CHAR(9);CHAR(9);&quot;- &quot;;INDEX([$Hoja1.$A$1:.$BL$1048576];[.A1983]+1;[.B19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19]+1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formula="of:=IF([.B1984]=0;CONCATENATE(CHAR(9);[.A1984];&quot;:&quot;);CONCATENATE(CHAR(9);CHAR(9);&quot;- &quot;;INDEX([$Hoja1.$A$1:.$BL$1048576];[.A1984]+1;[.B19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20]+1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formula="of:=IF([.B1985]=0;CONCATENATE(CHAR(9);[.A1985];&quot;:&quot;);CONCATENATE(CHAR(9);CHAR(9);&quot;- &quot;;INDEX([$Hoja1.$A$1:.$BL$1048576];[.A1985]+1;[.B19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21]+1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IF([.B1986]=0;CONCATENATE(CHAR(9);[.A1986];&quot;:&quot;);CONCATENATE(CHAR(9);CHAR(9);&quot;- &quot;;INDEX([$Hoja1.$A$1:.$BL$1048576];[.A1986]+1;[.B19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22]+1"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formula="of:=IF([.B1987]=0;CONCATENATE(CHAR(9);[.A1987];&quot;:&quot;);CONCATENATE(CHAR(9);CHAR(9);&quot;- &quot;;INDEX([$Hoja1.$A$1:.$BL$1048576];[.A1987]+1;[.B19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23]+1"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formula="of:=IF([.B1988]=0;CONCATENATE(CHAR(9);[.A1988];&quot;:&quot;);CONCATENATE(CHAR(9);CHAR(9);&quot;- &quot;;INDEX([$Hoja1.$A$1:.$BL$1048576];[.A1988]+1;[.B19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24]+1"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formula="of:=IF([.B1989]=0;CONCATENATE(CHAR(9);[.A1989];&quot;:&quot;);CONCATENATE(CHAR(9);CHAR(9);&quot;- &quot;;INDEX([$Hoja1.$A$1:.$BL$1048576];[.A1989]+1;[.B19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25]+1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formula="of:=IF([.B1990]=0;CONCATENATE(CHAR(9);[.A1990];&quot;:&quot;);CONCATENATE(CHAR(9);CHAR(9);&quot;- &quot;;INDEX([$Hoja1.$A$1:.$BL$1048576];[.A1990]+1;[.B19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26]+1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IF([.B1991]=0;CONCATENATE(CHAR(9);[.A1991];&quot;:&quot;);CONCATENATE(CHAR(9);CHAR(9);&quot;- &quot;;INDEX([$Hoja1.$A$1:.$BL$1048576];[.A1991]+1;[.B19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27]+1"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IF([.B1992]=0;CONCATENATE(CHAR(9);[.A1992];&quot;:&quot;);CONCATENATE(CHAR(9);CHAR(9);&quot;- &quot;;INDEX([$Hoja1.$A$1:.$BL$1048576];[.A1992]+1;[.B19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28]+1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formula="of:=IF([.B1993]=0;CONCATENATE(CHAR(9);[.A1993];&quot;:&quot;);CONCATENATE(CHAR(9);CHAR(9);&quot;- &quot;;INDEX([$Hoja1.$A$1:.$BL$1048576];[.A1993]+1;[.B19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29]+1"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formula="of:=IF([.B1994]=0;CONCATENATE(CHAR(9);[.A1994];&quot;:&quot;);CONCATENATE(CHAR(9);CHAR(9);&quot;- &quot;;INDEX([$Hoja1.$A$1:.$BL$1048576];[.A1994]+1;[.B19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30]+1"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formula="of:=IF([.B1995]=0;CONCATENATE(CHAR(9);[.A1995];&quot;:&quot;);CONCATENATE(CHAR(9);CHAR(9);&quot;- &quot;;INDEX([$Hoja1.$A$1:.$BL$1048576];[.A1995]+1;[.B19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31]+1"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formula="of:=IF([.B1996]=0;CONCATENATE(CHAR(9);[.A1996];&quot;:&quot;);CONCATENATE(CHAR(9);CHAR(9);&quot;- &quot;;INDEX([$Hoja1.$A$1:.$BL$1048576];[.A1996]+1;[.B19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32]+1"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table:formula="of:=IF([.B1997]=0;CONCATENATE(CHAR(9);[.A1997];&quot;:&quot;);CONCATENATE(CHAR(9);CHAR(9);&quot;- &quot;;INDEX([$Hoja1.$A$1:.$BL$1048576];[.A1997]+1;[.B19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33]+1"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formula="of:=IF([.B1998]=0;CONCATENATE(CHAR(9);[.A1998];&quot;:&quot;);CONCATENATE(CHAR(9);CHAR(9);&quot;- &quot;;INDEX([$Hoja1.$A$1:.$BL$1048576];[.A1998]+1;[.B19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34]+1"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formula="of:=IF([.B1999]=0;CONCATENATE(CHAR(9);[.A1999];&quot;:&quot;);CONCATENATE(CHAR(9);CHAR(9);&quot;- &quot;;INDEX([$Hoja1.$A$1:.$BL$1048576];[.A1999]+1;[.B19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35]+1"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formula="of:=IF([.B2000]=0;CONCATENATE(CHAR(9);[.A2000];&quot;:&quot;);CONCATENATE(CHAR(9);CHAR(9);&quot;- &quot;;INDEX([$Hoja1.$A$1:.$BL$1048576];[.A2000]+1;[.B20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36]+1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IF([.B2001]=0;CONCATENATE(CHAR(9);[.A2001];&quot;:&quot;);CONCATENATE(CHAR(9);CHAR(9);&quot;- &quot;;INDEX([$Hoja1.$A$1:.$BL$1048576];[.A2001]+1;[.B20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37]+1"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table:formula="of:=IF([.B2002]=0;CONCATENATE(CHAR(9);[.A2002];&quot;:&quot;);CONCATENATE(CHAR(9);CHAR(9);&quot;- &quot;;INDEX([$Hoja1.$A$1:.$BL$1048576];[.A2002]+1;[.B20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38]+1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formula="of:=IF([.B2003]=0;CONCATENATE(CHAR(9);[.A2003];&quot;:&quot;);CONCATENATE(CHAR(9);CHAR(9);&quot;- &quot;;INDEX([$Hoja1.$A$1:.$BL$1048576];[.A2003]+1;[.B20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39]+1"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formula="of:=IF([.B2004]=0;CONCATENATE(CHAR(9);[.A2004];&quot;:&quot;);CONCATENATE(CHAR(9);CHAR(9);&quot;- &quot;;INDEX([$Hoja1.$A$1:.$BL$1048576];[.A2004]+1;[.B20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40]+1"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formula="of:=IF([.B2005]=0;CONCATENATE(CHAR(9);[.A2005];&quot;:&quot;);CONCATENATE(CHAR(9);CHAR(9);&quot;- &quot;;INDEX([$Hoja1.$A$1:.$BL$1048576];[.A2005]+1;[.B20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41]+1"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formula="of:=IF([.B2006]=0;CONCATENATE(CHAR(9);[.A2006];&quot;:&quot;);CONCATENATE(CHAR(9);CHAR(9);&quot;- &quot;;INDEX([$Hoja1.$A$1:.$BL$1048576];[.A2006]+1;[.B20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42]+1"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formula="of:=IF([.B2007]=0;CONCATENATE(CHAR(9);[.A2007];&quot;:&quot;);CONCATENATE(CHAR(9);CHAR(9);&quot;- &quot;;INDEX([$Hoja1.$A$1:.$BL$1048576];[.A2007]+1;[.B20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43]+1"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table:formula="of:=IF([.B2008]=0;CONCATENATE(CHAR(9);[.A2008];&quot;:&quot;);CONCATENATE(CHAR(9);CHAR(9);&quot;- &quot;;INDEX([$Hoja1.$A$1:.$BL$1048576];[.A2008]+1;[.B20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44]+1"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table:formula="of:=IF([.B2009]=0;CONCATENATE(CHAR(9);[.A2009];&quot;:&quot;);CONCATENATE(CHAR(9);CHAR(9);&quot;- &quot;;INDEX([$Hoja1.$A$1:.$BL$1048576];[.A2009]+1;[.B20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45]+1"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table:formula="of:=IF([.B2010]=0;CONCATENATE(CHAR(9);[.A2010];&quot;:&quot;);CONCATENATE(CHAR(9);CHAR(9);&quot;- &quot;;INDEX([$Hoja1.$A$1:.$BL$1048576];[.A2010]+1;[.B20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46]+1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formula="of:=IF([.B2011]=0;CONCATENATE(CHAR(9);[.A2011];&quot;:&quot;);CONCATENATE(CHAR(9);CHAR(9);&quot;- &quot;;INDEX([$Hoja1.$A$1:.$BL$1048576];[.A2011]+1;[.B20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47]+1"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table:formula="of:=IF([.B2012]=0;CONCATENATE(CHAR(9);[.A2012];&quot;:&quot;);CONCATENATE(CHAR(9);CHAR(9);&quot;- &quot;;INDEX([$Hoja1.$A$1:.$BL$1048576];[.A2012]+1;[.B20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48]+1"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table:formula="of:=IF([.B2013]=0;CONCATENATE(CHAR(9);[.A2013];&quot;:&quot;);CONCATENATE(CHAR(9);CHAR(9);&quot;- &quot;;INDEX([$Hoja1.$A$1:.$BL$1048576];[.A2013]+1;[.B20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49]+1"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table:formula="of:=IF([.B2014]=0;CONCATENATE(CHAR(9);[.A2014];&quot;:&quot;);CONCATENATE(CHAR(9);CHAR(9);&quot;- &quot;;INDEX([$Hoja1.$A$1:.$BL$1048576];[.A2014]+1;[.B20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50]+1"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formula="of:=IF([.B2015]=0;CONCATENATE(CHAR(9);[.A2015];&quot;:&quot;);CONCATENATE(CHAR(9);CHAR(9);&quot;- &quot;;INDEX([$Hoja1.$A$1:.$BL$1048576];[.A2015]+1;[.B20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51]+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IF([.B2016]=0;CONCATENATE(CHAR(9);[.A2016];&quot;:&quot;);CONCATENATE(CHAR(9);CHAR(9);&quot;- &quot;;INDEX([$Hoja1.$A$1:.$BL$1048576];[.A2016]+1;[.B2016])))" office:value-type="string" office:string-value="&#9;31:" calcext:value-type="string">
            <text:p><text:tab/>31:</text:p>
          </table:table-cell>
        </table:table-row>
        <table:table-row table:style-name="ro1">
          <table:table-cell table:formula="of:=[.A1952]+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.B2017]=0;CONCATENATE(CHAR(9);[.A2017];&quot;:&quot;);CONCATENATE(CHAR(9);CHAR(9);&quot;- &quot;;INDEX([$Hoja1.$A$1:.$BL$1048576];[.A2017]+1;[.B20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53]+1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IF([.B2018]=0;CONCATENATE(CHAR(9);[.A2018];&quot;:&quot;);CONCATENATE(CHAR(9);CHAR(9);&quot;- &quot;;INDEX([$Hoja1.$A$1:.$BL$1048576];[.A2018]+1;[.B20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54]+1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IF([.B2019]=0;CONCATENATE(CHAR(9);[.A2019];&quot;:&quot;);CONCATENATE(CHAR(9);CHAR(9);&quot;- &quot;;INDEX([$Hoja1.$A$1:.$BL$1048576];[.A2019]+1;[.B20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55]+1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IF([.B2020]=0;CONCATENATE(CHAR(9);[.A2020];&quot;:&quot;);CONCATENATE(CHAR(9);CHAR(9);&quot;- &quot;;INDEX([$Hoja1.$A$1:.$BL$1048576];[.A2020]+1;[.B20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56]+1"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IF([.B2021]=0;CONCATENATE(CHAR(9);[.A2021];&quot;:&quot;);CONCATENATE(CHAR(9);CHAR(9);&quot;- &quot;;INDEX([$Hoja1.$A$1:.$BL$1048576];[.A2021]+1;[.B20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57]+1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IF([.B2022]=0;CONCATENATE(CHAR(9);[.A2022];&quot;:&quot;);CONCATENATE(CHAR(9);CHAR(9);&quot;- &quot;;INDEX([$Hoja1.$A$1:.$BL$1048576];[.A2022]+1;[.B20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58]+1"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formula="of:=IF([.B2023]=0;CONCATENATE(CHAR(9);[.A2023];&quot;:&quot;);CONCATENATE(CHAR(9);CHAR(9);&quot;- &quot;;INDEX([$Hoja1.$A$1:.$BL$1048576];[.A2023]+1;[.B20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59]+1"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formula="of:=IF([.B2024]=0;CONCATENATE(CHAR(9);[.A2024];&quot;:&quot;);CONCATENATE(CHAR(9);CHAR(9);&quot;- &quot;;INDEX([$Hoja1.$A$1:.$BL$1048576];[.A2024]+1;[.B20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60]+1"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IF([.B2025]=0;CONCATENATE(CHAR(9);[.A2025];&quot;:&quot;);CONCATENATE(CHAR(9);CHAR(9);&quot;- &quot;;INDEX([$Hoja1.$A$1:.$BL$1048576];[.A2025]+1;[.B20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61]+1"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formula="of:=IF([.B2026]=0;CONCATENATE(CHAR(9);[.A2026];&quot;:&quot;);CONCATENATE(CHAR(9);CHAR(9);&quot;- &quot;;INDEX([$Hoja1.$A$1:.$BL$1048576];[.A2026]+1;[.B20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62]+1"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formula="of:=IF([.B2027]=0;CONCATENATE(CHAR(9);[.A2027];&quot;:&quot;);CONCATENATE(CHAR(9);CHAR(9);&quot;- &quot;;INDEX([$Hoja1.$A$1:.$BL$1048576];[.A2027]+1;[.B20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63]+1"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formula="of:=IF([.B2028]=0;CONCATENATE(CHAR(9);[.A2028];&quot;:&quot;);CONCATENATE(CHAR(9);CHAR(9);&quot;- &quot;;INDEX([$Hoja1.$A$1:.$BL$1048576];[.A2028]+1;[.B20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64]+1"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formula="of:=IF([.B2029]=0;CONCATENATE(CHAR(9);[.A2029];&quot;:&quot;);CONCATENATE(CHAR(9);CHAR(9);&quot;- &quot;;INDEX([$Hoja1.$A$1:.$BL$1048576];[.A2029]+1;[.B20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65]+1"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formula="of:=IF([.B2030]=0;CONCATENATE(CHAR(9);[.A2030];&quot;:&quot;);CONCATENATE(CHAR(9);CHAR(9);&quot;- &quot;;INDEX([$Hoja1.$A$1:.$BL$1048576];[.A2030]+1;[.B20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66]+1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IF([.B2031]=0;CONCATENATE(CHAR(9);[.A2031];&quot;:&quot;);CONCATENATE(CHAR(9);CHAR(9);&quot;- &quot;;INDEX([$Hoja1.$A$1:.$BL$1048576];[.A2031]+1;[.B20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67]+1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formula="of:=IF([.B2032]=0;CONCATENATE(CHAR(9);[.A2032];&quot;:&quot;);CONCATENATE(CHAR(9);CHAR(9);&quot;- &quot;;INDEX([$Hoja1.$A$1:.$BL$1048576];[.A2032]+1;[.B20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68]+1"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formula="of:=IF([.B2033]=0;CONCATENATE(CHAR(9);[.A2033];&quot;:&quot;);CONCATENATE(CHAR(9);CHAR(9);&quot;- &quot;;INDEX([$Hoja1.$A$1:.$BL$1048576];[.A2033]+1;[.B20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69]+1"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formula="of:=IF([.B2034]=0;CONCATENATE(CHAR(9);[.A2034];&quot;:&quot;);CONCATENATE(CHAR(9);CHAR(9);&quot;- &quot;;INDEX([$Hoja1.$A$1:.$BL$1048576];[.A2034]+1;[.B20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70]+1"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formula="of:=IF([.B2035]=0;CONCATENATE(CHAR(9);[.A2035];&quot;:&quot;);CONCATENATE(CHAR(9);CHAR(9);&quot;- &quot;;INDEX([$Hoja1.$A$1:.$BL$1048576];[.A2035]+1;[.B20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71]+1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formula="of:=IF([.B2036]=0;CONCATENATE(CHAR(9);[.A2036];&quot;:&quot;);CONCATENATE(CHAR(9);CHAR(9);&quot;- &quot;;INDEX([$Hoja1.$A$1:.$BL$1048576];[.A2036]+1;[.B20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72]+1"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formula="of:=IF([.B2037]=0;CONCATENATE(CHAR(9);[.A2037];&quot;:&quot;);CONCATENATE(CHAR(9);CHAR(9);&quot;- &quot;;INDEX([$Hoja1.$A$1:.$BL$1048576];[.A2037]+1;[.B20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73]+1"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formula="of:=IF([.B2038]=0;CONCATENATE(CHAR(9);[.A2038];&quot;:&quot;);CONCATENATE(CHAR(9);CHAR(9);&quot;- &quot;;INDEX([$Hoja1.$A$1:.$BL$1048576];[.A2038]+1;[.B20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74]+1"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formula="of:=IF([.B2039]=0;CONCATENATE(CHAR(9);[.A2039];&quot;:&quot;);CONCATENATE(CHAR(9);CHAR(9);&quot;- &quot;;INDEX([$Hoja1.$A$1:.$BL$1048576];[.A2039]+1;[.B20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75]+1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IF([.B2040]=0;CONCATENATE(CHAR(9);[.A2040];&quot;:&quot;);CONCATENATE(CHAR(9);CHAR(9);&quot;- &quot;;INDEX([$Hoja1.$A$1:.$BL$1048576];[.A2040]+1;[.B20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76]+1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formula="of:=IF([.B2041]=0;CONCATENATE(CHAR(9);[.A2041];&quot;:&quot;);CONCATENATE(CHAR(9);CHAR(9);&quot;- &quot;;INDEX([$Hoja1.$A$1:.$BL$1048576];[.A2041]+1;[.B20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77]+1"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formula="of:=IF([.B2042]=0;CONCATENATE(CHAR(9);[.A2042];&quot;:&quot;);CONCATENATE(CHAR(9);CHAR(9);&quot;- &quot;;INDEX([$Hoja1.$A$1:.$BL$1048576];[.A2042]+1;[.B20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78]+1"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formula="of:=IF([.B2043]=0;CONCATENATE(CHAR(9);[.A2043];&quot;:&quot;);CONCATENATE(CHAR(9);CHAR(9);&quot;- &quot;;INDEX([$Hoja1.$A$1:.$BL$1048576];[.A2043]+1;[.B20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79]+1"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formula="of:=IF([.B2044]=0;CONCATENATE(CHAR(9);[.A2044];&quot;:&quot;);CONCATENATE(CHAR(9);CHAR(9);&quot;- &quot;;INDEX([$Hoja1.$A$1:.$BL$1048576];[.A2044]+1;[.B20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80]+1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formula="of:=IF([.B2045]=0;CONCATENATE(CHAR(9);[.A2045];&quot;:&quot;);CONCATENATE(CHAR(9);CHAR(9);&quot;- &quot;;INDEX([$Hoja1.$A$1:.$BL$1048576];[.A2045]+1;[.B20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81]+1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IF([.B2046]=0;CONCATENATE(CHAR(9);[.A2046];&quot;:&quot;);CONCATENATE(CHAR(9);CHAR(9);&quot;- &quot;;INDEX([$Hoja1.$A$1:.$BL$1048576];[.A2046]+1;[.B20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82]+1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formula="of:=IF([.B2047]=0;CONCATENATE(CHAR(9);[.A2047];&quot;:&quot;);CONCATENATE(CHAR(9);CHAR(9);&quot;- &quot;;INDEX([$Hoja1.$A$1:.$BL$1048576];[.A2047]+1;[.B20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83]+1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formula="of:=IF([.B2048]=0;CONCATENATE(CHAR(9);[.A2048];&quot;:&quot;);CONCATENATE(CHAR(9);CHAR(9);&quot;- &quot;;INDEX([$Hoja1.$A$1:.$BL$1048576];[.A2048]+1;[.B20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84]+1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formula="of:=IF([.B2049]=0;CONCATENATE(CHAR(9);[.A2049];&quot;:&quot;);CONCATENATE(CHAR(9);CHAR(9);&quot;- &quot;;INDEX([$Hoja1.$A$1:.$BL$1048576];[.A2049]+1;[.B20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85]+1"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formula="of:=IF([.B2050]=0;CONCATENATE(CHAR(9);[.A2050];&quot;:&quot;);CONCATENATE(CHAR(9);CHAR(9);&quot;- &quot;;INDEX([$Hoja1.$A$1:.$BL$1048576];[.A2050]+1;[.B20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86]+1"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formula="of:=IF([.B2051]=0;CONCATENATE(CHAR(9);[.A2051];&quot;:&quot;);CONCATENATE(CHAR(9);CHAR(9);&quot;- &quot;;INDEX([$Hoja1.$A$1:.$BL$1048576];[.A2051]+1;[.B20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87]+1"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formula="of:=IF([.B2052]=0;CONCATENATE(CHAR(9);[.A2052];&quot;:&quot;);CONCATENATE(CHAR(9);CHAR(9);&quot;- &quot;;INDEX([$Hoja1.$A$1:.$BL$1048576];[.A2052]+1;[.B20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88]+1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formula="of:=IF([.B2053]=0;CONCATENATE(CHAR(9);[.A2053];&quot;:&quot;);CONCATENATE(CHAR(9);CHAR(9);&quot;- &quot;;INDEX([$Hoja1.$A$1:.$BL$1048576];[.A2053]+1;[.B20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89]+1"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formula="of:=IF([.B2054]=0;CONCATENATE(CHAR(9);[.A2054];&quot;:&quot;);CONCATENATE(CHAR(9);CHAR(9);&quot;- &quot;;INDEX([$Hoja1.$A$1:.$BL$1048576];[.A2054]+1;[.B20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90]+1"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formula="of:=IF([.B2055]=0;CONCATENATE(CHAR(9);[.A2055];&quot;:&quot;);CONCATENATE(CHAR(9);CHAR(9);&quot;- &quot;;INDEX([$Hoja1.$A$1:.$BL$1048576];[.A2055]+1;[.B20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91]+1"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formula="of:=IF([.B2056]=0;CONCATENATE(CHAR(9);[.A2056];&quot;:&quot;);CONCATENATE(CHAR(9);CHAR(9);&quot;- &quot;;INDEX([$Hoja1.$A$1:.$BL$1048576];[.A2056]+1;[.B20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92]+1"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formula="of:=IF([.B2057]=0;CONCATENATE(CHAR(9);[.A2057];&quot;:&quot;);CONCATENATE(CHAR(9);CHAR(9);&quot;- &quot;;INDEX([$Hoja1.$A$1:.$BL$1048576];[.A2057]+1;[.B20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93]+1"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formula="of:=IF([.B2058]=0;CONCATENATE(CHAR(9);[.A2058];&quot;:&quot;);CONCATENATE(CHAR(9);CHAR(9);&quot;- &quot;;INDEX([$Hoja1.$A$1:.$BL$1048576];[.A2058]+1;[.B20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94]+1"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formula="of:=IF([.B2059]=0;CONCATENATE(CHAR(9);[.A2059];&quot;:&quot;);CONCATENATE(CHAR(9);CHAR(9);&quot;- &quot;;INDEX([$Hoja1.$A$1:.$BL$1048576];[.A2059]+1;[.B20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95]+1"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formula="of:=IF([.B2060]=0;CONCATENATE(CHAR(9);[.A2060];&quot;:&quot;);CONCATENATE(CHAR(9);CHAR(9);&quot;- &quot;;INDEX([$Hoja1.$A$1:.$BL$1048576];[.A2060]+1;[.B20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96]+1"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formula="of:=IF([.B2061]=0;CONCATENATE(CHAR(9);[.A2061];&quot;:&quot;);CONCATENATE(CHAR(9);CHAR(9);&quot;- &quot;;INDEX([$Hoja1.$A$1:.$BL$1048576];[.A2061]+1;[.B20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97]+1"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table:formula="of:=IF([.B2062]=0;CONCATENATE(CHAR(9);[.A2062];&quot;:&quot;);CONCATENATE(CHAR(9);CHAR(9);&quot;- &quot;;INDEX([$Hoja1.$A$1:.$BL$1048576];[.A2062]+1;[.B20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98]+1"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table:formula="of:=IF([.B2063]=0;CONCATENATE(CHAR(9);[.A2063];&quot;:&quot;);CONCATENATE(CHAR(9);CHAR(9);&quot;- &quot;;INDEX([$Hoja1.$A$1:.$BL$1048576];[.A2063]+1;[.B20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1999]+1"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formula="of:=IF([.B2064]=0;CONCATENATE(CHAR(9);[.A2064];&quot;:&quot;);CONCATENATE(CHAR(9);CHAR(9);&quot;- &quot;;INDEX([$Hoja1.$A$1:.$BL$1048576];[.A2064]+1;[.B20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00]+1"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table:formula="of:=IF([.B2065]=0;CONCATENATE(CHAR(9);[.A2065];&quot;:&quot;);CONCATENATE(CHAR(9);CHAR(9);&quot;- &quot;;INDEX([$Hoja1.$A$1:.$BL$1048576];[.A2065]+1;[.B20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01]+1"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formula="of:=IF([.B2066]=0;CONCATENATE(CHAR(9);[.A2066];&quot;:&quot;);CONCATENATE(CHAR(9);CHAR(9);&quot;- &quot;;INDEX([$Hoja1.$A$1:.$BL$1048576];[.A2066]+1;[.B20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02]+1"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formula="of:=IF([.B2067]=0;CONCATENATE(CHAR(9);[.A2067];&quot;:&quot;);CONCATENATE(CHAR(9);CHAR(9);&quot;- &quot;;INDEX([$Hoja1.$A$1:.$BL$1048576];[.A2067]+1;[.B20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03]+1"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table:formula="of:=IF([.B2068]=0;CONCATENATE(CHAR(9);[.A2068];&quot;:&quot;);CONCATENATE(CHAR(9);CHAR(9);&quot;- &quot;;INDEX([$Hoja1.$A$1:.$BL$1048576];[.A2068]+1;[.B20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04]+1"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formula="of:=IF([.B2069]=0;CONCATENATE(CHAR(9);[.A2069];&quot;:&quot;);CONCATENATE(CHAR(9);CHAR(9);&quot;- &quot;;INDEX([$Hoja1.$A$1:.$BL$1048576];[.A2069]+1;[.B20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05]+1"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table:formula="of:=IF([.B2070]=0;CONCATENATE(CHAR(9);[.A2070];&quot;:&quot;);CONCATENATE(CHAR(9);CHAR(9);&quot;- &quot;;INDEX([$Hoja1.$A$1:.$BL$1048576];[.A2070]+1;[.B20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06]+1"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table:formula="of:=IF([.B2071]=0;CONCATENATE(CHAR(9);[.A2071];&quot;:&quot;);CONCATENATE(CHAR(9);CHAR(9);&quot;- &quot;;INDEX([$Hoja1.$A$1:.$BL$1048576];[.A2071]+1;[.B20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07]+1"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table:formula="of:=IF([.B2072]=0;CONCATENATE(CHAR(9);[.A2072];&quot;:&quot;);CONCATENATE(CHAR(9);CHAR(9);&quot;- &quot;;INDEX([$Hoja1.$A$1:.$BL$1048576];[.A2072]+1;[.B20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08]+1"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table:formula="of:=IF([.B2073]=0;CONCATENATE(CHAR(9);[.A2073];&quot;:&quot;);CONCATENATE(CHAR(9);CHAR(9);&quot;- &quot;;INDEX([$Hoja1.$A$1:.$BL$1048576];[.A2073]+1;[.B20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09]+1"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table:formula="of:=IF([.B2074]=0;CONCATENATE(CHAR(9);[.A2074];&quot;:&quot;);CONCATENATE(CHAR(9);CHAR(9);&quot;- &quot;;INDEX([$Hoja1.$A$1:.$BL$1048576];[.A2074]+1;[.B20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10]+1"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table:formula="of:=IF([.B2075]=0;CONCATENATE(CHAR(9);[.A2075];&quot;:&quot;);CONCATENATE(CHAR(9);CHAR(9);&quot;- &quot;;INDEX([$Hoja1.$A$1:.$BL$1048576];[.A2075]+1;[.B20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11]+1"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table:formula="of:=IF([.B2076]=0;CONCATENATE(CHAR(9);[.A2076];&quot;:&quot;);CONCATENATE(CHAR(9);CHAR(9);&quot;- &quot;;INDEX([$Hoja1.$A$1:.$BL$1048576];[.A2076]+1;[.B20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12]+1"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table:formula="of:=IF([.B2077]=0;CONCATENATE(CHAR(9);[.A2077];&quot;:&quot;);CONCATENATE(CHAR(9);CHAR(9);&quot;- &quot;;INDEX([$Hoja1.$A$1:.$BL$1048576];[.A2077]+1;[.B20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13]+1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formula="of:=IF([.B2078]=0;CONCATENATE(CHAR(9);[.A2078];&quot;:&quot;);CONCATENATE(CHAR(9);CHAR(9);&quot;- &quot;;INDEX([$Hoja1.$A$1:.$BL$1048576];[.A2078]+1;[.B20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14]+1"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table:formula="of:=IF([.B2079]=0;CONCATENATE(CHAR(9);[.A2079];&quot;:&quot;);CONCATENATE(CHAR(9);CHAR(9);&quot;- &quot;;INDEX([$Hoja1.$A$1:.$BL$1048576];[.A2079]+1;[.B20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15]+1"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table:formula="of:=IF([.B2080]=0;CONCATENATE(CHAR(9);[.A2080];&quot;:&quot;);CONCATENATE(CHAR(9);CHAR(9);&quot;- &quot;;INDEX([$Hoja1.$A$1:.$BL$1048576];[.A2080]+1;[.B20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16]+1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IF([.B2081]=0;CONCATENATE(CHAR(9);[.A2081];&quot;:&quot;);CONCATENATE(CHAR(9);CHAR(9);&quot;- &quot;;INDEX([$Hoja1.$A$1:.$BL$1048576];[.A2081]+1;[.B2081])))" office:value-type="string" office:string-value="&#9;32:" calcext:value-type="string">
            <text:p><text:tab/>32:</text:p>
          </table:table-cell>
        </table:table-row>
        <table:table-row table:style-name="ro1">
          <table:table-cell table:formula="of:=[.A2017]+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[.B2082]=0;CONCATENATE(CHAR(9);[.A2082];&quot;:&quot;);CONCATENATE(CHAR(9);CHAR(9);&quot;- &quot;;INDEX([$Hoja1.$A$1:.$BL$1048576];[.A2082]+1;[.B20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18]+1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IF([.B2083]=0;CONCATENATE(CHAR(9);[.A2083];&quot;:&quot;);CONCATENATE(CHAR(9);CHAR(9);&quot;- &quot;;INDEX([$Hoja1.$A$1:.$BL$1048576];[.A2083]+1;[.B20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19]+1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IF([.B2084]=0;CONCATENATE(CHAR(9);[.A2084];&quot;:&quot;);CONCATENATE(CHAR(9);CHAR(9);&quot;- &quot;;INDEX([$Hoja1.$A$1:.$BL$1048576];[.A2084]+1;[.B20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20]+1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IF([.B2085]=0;CONCATENATE(CHAR(9);[.A2085];&quot;:&quot;);CONCATENATE(CHAR(9);CHAR(9);&quot;- &quot;;INDEX([$Hoja1.$A$1:.$BL$1048576];[.A2085]+1;[.B20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21]+1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IF([.B2086]=0;CONCATENATE(CHAR(9);[.A2086];&quot;:&quot;);CONCATENATE(CHAR(9);CHAR(9);&quot;- &quot;;INDEX([$Hoja1.$A$1:.$BL$1048576];[.A2086]+1;[.B20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22]+1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IF([.B2087]=0;CONCATENATE(CHAR(9);[.A2087];&quot;:&quot;);CONCATENATE(CHAR(9);CHAR(9);&quot;- &quot;;INDEX([$Hoja1.$A$1:.$BL$1048576];[.A2087]+1;[.B20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23]+1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IF([.B2088]=0;CONCATENATE(CHAR(9);[.A2088];&quot;:&quot;);CONCATENATE(CHAR(9);CHAR(9);&quot;- &quot;;INDEX([$Hoja1.$A$1:.$BL$1048576];[.A2088]+1;[.B20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24]+1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IF([.B2089]=0;CONCATENATE(CHAR(9);[.A2089];&quot;:&quot;);CONCATENATE(CHAR(9);CHAR(9);&quot;- &quot;;INDEX([$Hoja1.$A$1:.$BL$1048576];[.A2089]+1;[.B20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25]+1"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IF([.B2090]=0;CONCATENATE(CHAR(9);[.A2090];&quot;:&quot;);CONCATENATE(CHAR(9);CHAR(9);&quot;- &quot;;INDEX([$Hoja1.$A$1:.$BL$1048576];[.A2090]+1;[.B20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26]+1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IF([.B2091]=0;CONCATENATE(CHAR(9);[.A2091];&quot;:&quot;);CONCATENATE(CHAR(9);CHAR(9);&quot;- &quot;;INDEX([$Hoja1.$A$1:.$BL$1048576];[.A2091]+1;[.B20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27]+1"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formula="of:=IF([.B2092]=0;CONCATENATE(CHAR(9);[.A2092];&quot;:&quot;);CONCATENATE(CHAR(9);CHAR(9);&quot;- &quot;;INDEX([$Hoja1.$A$1:.$BL$1048576];[.A2092]+1;[.B20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28]+1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formula="of:=IF([.B2093]=0;CONCATENATE(CHAR(9);[.A2093];&quot;:&quot;);CONCATENATE(CHAR(9);CHAR(9);&quot;- &quot;;INDEX([$Hoja1.$A$1:.$BL$1048576];[.A2093]+1;[.B20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29]+1"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formula="of:=IF([.B2094]=0;CONCATENATE(CHAR(9);[.A2094];&quot;:&quot;);CONCATENATE(CHAR(9);CHAR(9);&quot;- &quot;;INDEX([$Hoja1.$A$1:.$BL$1048576];[.A2094]+1;[.B20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30]+1"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formula="of:=IF([.B2095]=0;CONCATENATE(CHAR(9);[.A2095];&quot;:&quot;);CONCATENATE(CHAR(9);CHAR(9);&quot;- &quot;;INDEX([$Hoja1.$A$1:.$BL$1048576];[.A2095]+1;[.B20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31]+1"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formula="of:=IF([.B2096]=0;CONCATENATE(CHAR(9);[.A2096];&quot;:&quot;);CONCATENATE(CHAR(9);CHAR(9);&quot;- &quot;;INDEX([$Hoja1.$A$1:.$BL$1048576];[.A2096]+1;[.B20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32]+1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IF([.B2097]=0;CONCATENATE(CHAR(9);[.A2097];&quot;:&quot;);CONCATENATE(CHAR(9);CHAR(9);&quot;- &quot;;INDEX([$Hoja1.$A$1:.$BL$1048576];[.A2097]+1;[.B20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33]+1"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formula="of:=IF([.B2098]=0;CONCATENATE(CHAR(9);[.A2098];&quot;:&quot;);CONCATENATE(CHAR(9);CHAR(9);&quot;- &quot;;INDEX([$Hoja1.$A$1:.$BL$1048576];[.A2098]+1;[.B20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34]+1"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formula="of:=IF([.B2099]=0;CONCATENATE(CHAR(9);[.A2099];&quot;:&quot;);CONCATENATE(CHAR(9);CHAR(9);&quot;- &quot;;INDEX([$Hoja1.$A$1:.$BL$1048576];[.A2099]+1;[.B20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35]+1"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formula="of:=IF([.B2100]=0;CONCATENATE(CHAR(9);[.A2100];&quot;:&quot;);CONCATENATE(CHAR(9);CHAR(9);&quot;- &quot;;INDEX([$Hoja1.$A$1:.$BL$1048576];[.A2100]+1;[.B21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36]+1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IF([.B2101]=0;CONCATENATE(CHAR(9);[.A2101];&quot;:&quot;);CONCATENATE(CHAR(9);CHAR(9);&quot;- &quot;;INDEX([$Hoja1.$A$1:.$BL$1048576];[.A2101]+1;[.B21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37]+1"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formula="of:=IF([.B2102]=0;CONCATENATE(CHAR(9);[.A2102];&quot;:&quot;);CONCATENATE(CHAR(9);CHAR(9);&quot;- &quot;;INDEX([$Hoja1.$A$1:.$BL$1048576];[.A2102]+1;[.B21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38]+1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formula="of:=IF([.B2103]=0;CONCATENATE(CHAR(9);[.A2103];&quot;:&quot;);CONCATENATE(CHAR(9);CHAR(9);&quot;- &quot;;INDEX([$Hoja1.$A$1:.$BL$1048576];[.A2103]+1;[.B21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39]+1"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IF([.B2104]=0;CONCATENATE(CHAR(9);[.A2104];&quot;:&quot;);CONCATENATE(CHAR(9);CHAR(9);&quot;- &quot;;INDEX([$Hoja1.$A$1:.$BL$1048576];[.A2104]+1;[.B21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40]+1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formula="of:=IF([.B2105]=0;CONCATENATE(CHAR(9);[.A2105];&quot;:&quot;);CONCATENATE(CHAR(9);CHAR(9);&quot;- &quot;;INDEX([$Hoja1.$A$1:.$BL$1048576];[.A2105]+1;[.B21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41]+1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IF([.B2106]=0;CONCATENATE(CHAR(9);[.A2106];&quot;:&quot;);CONCATENATE(CHAR(9);CHAR(9);&quot;- &quot;;INDEX([$Hoja1.$A$1:.$BL$1048576];[.A2106]+1;[.B21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42]+1"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formula="of:=IF([.B2107]=0;CONCATENATE(CHAR(9);[.A2107];&quot;:&quot;);CONCATENATE(CHAR(9);CHAR(9);&quot;- &quot;;INDEX([$Hoja1.$A$1:.$BL$1048576];[.A2107]+1;[.B21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43]+1"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formula="of:=IF([.B2108]=0;CONCATENATE(CHAR(9);[.A2108];&quot;:&quot;);CONCATENATE(CHAR(9);CHAR(9);&quot;- &quot;;INDEX([$Hoja1.$A$1:.$BL$1048576];[.A2108]+1;[.B21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44]+1"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formula="of:=IF([.B2109]=0;CONCATENATE(CHAR(9);[.A2109];&quot;:&quot;);CONCATENATE(CHAR(9);CHAR(9);&quot;- &quot;;INDEX([$Hoja1.$A$1:.$BL$1048576];[.A2109]+1;[.B21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45]+1"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formula="of:=IF([.B2110]=0;CONCATENATE(CHAR(9);[.A2110];&quot;:&quot;);CONCATENATE(CHAR(9);CHAR(9);&quot;- &quot;;INDEX([$Hoja1.$A$1:.$BL$1048576];[.A2110]+1;[.B21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46]+1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formula="of:=IF([.B2111]=0;CONCATENATE(CHAR(9);[.A2111];&quot;:&quot;);CONCATENATE(CHAR(9);CHAR(9);&quot;- &quot;;INDEX([$Hoja1.$A$1:.$BL$1048576];[.A2111]+1;[.B21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47]+1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IF([.B2112]=0;CONCATENATE(CHAR(9);[.A2112];&quot;:&quot;);CONCATENATE(CHAR(9);CHAR(9);&quot;- &quot;;INDEX([$Hoja1.$A$1:.$BL$1048576];[.A2112]+1;[.B21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48]+1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formula="of:=IF([.B2113]=0;CONCATENATE(CHAR(9);[.A2113];&quot;:&quot;);CONCATENATE(CHAR(9);CHAR(9);&quot;- &quot;;INDEX([$Hoja1.$A$1:.$BL$1048576];[.A2113]+1;[.B21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49]+1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IF([.B2114]=0;CONCATENATE(CHAR(9);[.A2114];&quot;:&quot;);CONCATENATE(CHAR(9);CHAR(9);&quot;- &quot;;INDEX([$Hoja1.$A$1:.$BL$1048576];[.A2114]+1;[.B21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50]+1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formula="of:=IF([.B2115]=0;CONCATENATE(CHAR(9);[.A2115];&quot;:&quot;);CONCATENATE(CHAR(9);CHAR(9);&quot;- &quot;;INDEX([$Hoja1.$A$1:.$BL$1048576];[.A2115]+1;[.B21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51]+1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formula="of:=IF([.B2116]=0;CONCATENATE(CHAR(9);[.A2116];&quot;:&quot;);CONCATENATE(CHAR(9);CHAR(9);&quot;- &quot;;INDEX([$Hoja1.$A$1:.$BL$1048576];[.A2116]+1;[.B21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52]+1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formula="of:=IF([.B2117]=0;CONCATENATE(CHAR(9);[.A2117];&quot;:&quot;);CONCATENATE(CHAR(9);CHAR(9);&quot;- &quot;;INDEX([$Hoja1.$A$1:.$BL$1048576];[.A2117]+1;[.B21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53]+1"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formula="of:=IF([.B2118]=0;CONCATENATE(CHAR(9);[.A2118];&quot;:&quot;);CONCATENATE(CHAR(9);CHAR(9);&quot;- &quot;;INDEX([$Hoja1.$A$1:.$BL$1048576];[.A2118]+1;[.B21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54]+1"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formula="of:=IF([.B2119]=0;CONCATENATE(CHAR(9);[.A2119];&quot;:&quot;);CONCATENATE(CHAR(9);CHAR(9);&quot;- &quot;;INDEX([$Hoja1.$A$1:.$BL$1048576];[.A2119]+1;[.B21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55]+1"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formula="of:=IF([.B2120]=0;CONCATENATE(CHAR(9);[.A2120];&quot;:&quot;);CONCATENATE(CHAR(9);CHAR(9);&quot;- &quot;;INDEX([$Hoja1.$A$1:.$BL$1048576];[.A2120]+1;[.B21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56]+1"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formula="of:=IF([.B2121]=0;CONCATENATE(CHAR(9);[.A2121];&quot;:&quot;);CONCATENATE(CHAR(9);CHAR(9);&quot;- &quot;;INDEX([$Hoja1.$A$1:.$BL$1048576];[.A2121]+1;[.B21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57]+1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formula="of:=IF([.B2122]=0;CONCATENATE(CHAR(9);[.A2122];&quot;:&quot;);CONCATENATE(CHAR(9);CHAR(9);&quot;- &quot;;INDEX([$Hoja1.$A$1:.$BL$1048576];[.A2122]+1;[.B21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58]+1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formula="of:=IF([.B2123]=0;CONCATENATE(CHAR(9);[.A2123];&quot;:&quot;);CONCATENATE(CHAR(9);CHAR(9);&quot;- &quot;;INDEX([$Hoja1.$A$1:.$BL$1048576];[.A2123]+1;[.B21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59]+1"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formula="of:=IF([.B2124]=0;CONCATENATE(CHAR(9);[.A2124];&quot;:&quot;);CONCATENATE(CHAR(9);CHAR(9);&quot;- &quot;;INDEX([$Hoja1.$A$1:.$BL$1048576];[.A2124]+1;[.B21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60]+1"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formula="of:=IF([.B2125]=0;CONCATENATE(CHAR(9);[.A2125];&quot;:&quot;);CONCATENATE(CHAR(9);CHAR(9);&quot;- &quot;;INDEX([$Hoja1.$A$1:.$BL$1048576];[.A2125]+1;[.B21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61]+1"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formula="of:=IF([.B2126]=0;CONCATENATE(CHAR(9);[.A2126];&quot;:&quot;);CONCATENATE(CHAR(9);CHAR(9);&quot;- &quot;;INDEX([$Hoja1.$A$1:.$BL$1048576];[.A2126]+1;[.B21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62]+1"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formula="of:=IF([.B2127]=0;CONCATENATE(CHAR(9);[.A2127];&quot;:&quot;);CONCATENATE(CHAR(9);CHAR(9);&quot;- &quot;;INDEX([$Hoja1.$A$1:.$BL$1048576];[.A2127]+1;[.B21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63]+1"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formula="of:=IF([.B2128]=0;CONCATENATE(CHAR(9);[.A2128];&quot;:&quot;);CONCATENATE(CHAR(9);CHAR(9);&quot;- &quot;;INDEX([$Hoja1.$A$1:.$BL$1048576];[.A2128]+1;[.B21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64]+1"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formula="of:=IF([.B2129]=0;CONCATENATE(CHAR(9);[.A2129];&quot;:&quot;);CONCATENATE(CHAR(9);CHAR(9);&quot;- &quot;;INDEX([$Hoja1.$A$1:.$BL$1048576];[.A2129]+1;[.B21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65]+1"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table:formula="of:=IF([.B2130]=0;CONCATENATE(CHAR(9);[.A2130];&quot;:&quot;);CONCATENATE(CHAR(9);CHAR(9);&quot;- &quot;;INDEX([$Hoja1.$A$1:.$BL$1048576];[.A2130]+1;[.B21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66]+1"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IF([.B2131]=0;CONCATENATE(CHAR(9);[.A2131];&quot;:&quot;);CONCATENATE(CHAR(9);CHAR(9);&quot;- &quot;;INDEX([$Hoja1.$A$1:.$BL$1048576];[.A2131]+1;[.B21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67]+1"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formula="of:=IF([.B2132]=0;CONCATENATE(CHAR(9);[.A2132];&quot;:&quot;);CONCATENATE(CHAR(9);CHAR(9);&quot;- &quot;;INDEX([$Hoja1.$A$1:.$BL$1048576];[.A2132]+1;[.B21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68]+1"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table:formula="of:=IF([.B2133]=0;CONCATENATE(CHAR(9);[.A2133];&quot;:&quot;);CONCATENATE(CHAR(9);CHAR(9);&quot;- &quot;;INDEX([$Hoja1.$A$1:.$BL$1048576];[.A2133]+1;[.B21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69]+1"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formula="of:=IF([.B2134]=0;CONCATENATE(CHAR(9);[.A2134];&quot;:&quot;);CONCATENATE(CHAR(9);CHAR(9);&quot;- &quot;;INDEX([$Hoja1.$A$1:.$BL$1048576];[.A2134]+1;[.B21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70]+1"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table:formula="of:=IF([.B2135]=0;CONCATENATE(CHAR(9);[.A2135];&quot;:&quot;);CONCATENATE(CHAR(9);CHAR(9);&quot;- &quot;;INDEX([$Hoja1.$A$1:.$BL$1048576];[.A2135]+1;[.B21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71]+1"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formula="of:=IF([.B2136]=0;CONCATENATE(CHAR(9);[.A2136];&quot;:&quot;);CONCATENATE(CHAR(9);CHAR(9);&quot;- &quot;;INDEX([$Hoja1.$A$1:.$BL$1048576];[.A2136]+1;[.B21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72]+1"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formula="of:=IF([.B2137]=0;CONCATENATE(CHAR(9);[.A2137];&quot;:&quot;);CONCATENATE(CHAR(9);CHAR(9);&quot;- &quot;;INDEX([$Hoja1.$A$1:.$BL$1048576];[.A2137]+1;[.B21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73]+1"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formula="of:=IF([.B2138]=0;CONCATENATE(CHAR(9);[.A2138];&quot;:&quot;);CONCATENATE(CHAR(9);CHAR(9);&quot;- &quot;;INDEX([$Hoja1.$A$1:.$BL$1048576];[.A2138]+1;[.B21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74]+1"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formula="of:=IF([.B2139]=0;CONCATENATE(CHAR(9);[.A2139];&quot;:&quot;);CONCATENATE(CHAR(9);CHAR(9);&quot;- &quot;;INDEX([$Hoja1.$A$1:.$BL$1048576];[.A2139]+1;[.B21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75]+1"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table:formula="of:=IF([.B2140]=0;CONCATENATE(CHAR(9);[.A2140];&quot;:&quot;);CONCATENATE(CHAR(9);CHAR(9);&quot;- &quot;;INDEX([$Hoja1.$A$1:.$BL$1048576];[.A2140]+1;[.B21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76]+1"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table:formula="of:=IF([.B2141]=0;CONCATENATE(CHAR(9);[.A2141];&quot;:&quot;);CONCATENATE(CHAR(9);CHAR(9);&quot;- &quot;;INDEX([$Hoja1.$A$1:.$BL$1048576];[.A2141]+1;[.B21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77]+1"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table:formula="of:=IF([.B2142]=0;CONCATENATE(CHAR(9);[.A2142];&quot;:&quot;);CONCATENATE(CHAR(9);CHAR(9);&quot;- &quot;;INDEX([$Hoja1.$A$1:.$BL$1048576];[.A2142]+1;[.B21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78]+1"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table:formula="of:=IF([.B2143]=0;CONCATENATE(CHAR(9);[.A2143];&quot;:&quot;);CONCATENATE(CHAR(9);CHAR(9);&quot;- &quot;;INDEX([$Hoja1.$A$1:.$BL$1048576];[.A2143]+1;[.B21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79]+1"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table:formula="of:=IF([.B2144]=0;CONCATENATE(CHAR(9);[.A2144];&quot;:&quot;);CONCATENATE(CHAR(9);CHAR(9);&quot;- &quot;;INDEX([$Hoja1.$A$1:.$BL$1048576];[.A2144]+1;[.B21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80]+1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IF([.B2145]=0;CONCATENATE(CHAR(9);[.A2145];&quot;:&quot;);CONCATENATE(CHAR(9);CHAR(9);&quot;- &quot;;INDEX([$Hoja1.$A$1:.$BL$1048576];[.A2145]+1;[.B21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81]+1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IF([.B2146]=0;CONCATENATE(CHAR(9);[.A2146];&quot;:&quot;);CONCATENATE(CHAR(9);CHAR(9);&quot;- &quot;;INDEX([$Hoja1.$A$1:.$BL$1048576];[.A2146]+1;[.B2146])))" office:value-type="string" office:string-value="&#9;33:" calcext:value-type="string">
            <text:p><text:tab/>33:</text:p>
          </table:table-cell>
        </table:table-row>
        <table:table-row table:style-name="ro1">
          <table:table-cell table:formula="of:=[.A2082]+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IF([.B2147]=0;CONCATENATE(CHAR(9);[.A2147];&quot;:&quot;);CONCATENATE(CHAR(9);CHAR(9);&quot;- &quot;;INDEX([$Hoja1.$A$1:.$BL$1048576];[.A2147]+1;[.B21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83]+1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IF([.B2148]=0;CONCATENATE(CHAR(9);[.A2148];&quot;:&quot;);CONCATENATE(CHAR(9);CHAR(9);&quot;- &quot;;INDEX([$Hoja1.$A$1:.$BL$1048576];[.A2148]+1;[.B21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84]+1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IF([.B2149]=0;CONCATENATE(CHAR(9);[.A2149];&quot;:&quot;);CONCATENATE(CHAR(9);CHAR(9);&quot;- &quot;;INDEX([$Hoja1.$A$1:.$BL$1048576];[.A2149]+1;[.B21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85]+1"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IF([.B2150]=0;CONCATENATE(CHAR(9);[.A2150];&quot;:&quot;);CONCATENATE(CHAR(9);CHAR(9);&quot;- &quot;;INDEX([$Hoja1.$A$1:.$BL$1048576];[.A2150]+1;[.B21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86]+1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IF([.B2151]=0;CONCATENATE(CHAR(9);[.A2151];&quot;:&quot;);CONCATENATE(CHAR(9);CHAR(9);&quot;- &quot;;INDEX([$Hoja1.$A$1:.$BL$1048576];[.A2151]+1;[.B21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87]+1"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IF([.B2152]=0;CONCATENATE(CHAR(9);[.A2152];&quot;:&quot;);CONCATENATE(CHAR(9);CHAR(9);&quot;- &quot;;INDEX([$Hoja1.$A$1:.$BL$1048576];[.A2152]+1;[.B21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88]+1"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IF([.B2153]=0;CONCATENATE(CHAR(9);[.A2153];&quot;:&quot;);CONCATENATE(CHAR(9);CHAR(9);&quot;- &quot;;INDEX([$Hoja1.$A$1:.$BL$1048576];[.A2153]+1;[.B21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89]+1"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formula="of:=IF([.B2154]=0;CONCATENATE(CHAR(9);[.A2154];&quot;:&quot;);CONCATENATE(CHAR(9);CHAR(9);&quot;- &quot;;INDEX([$Hoja1.$A$1:.$BL$1048576];[.A2154]+1;[.B21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90]+1"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IF([.B2155]=0;CONCATENATE(CHAR(9);[.A2155];&quot;:&quot;);CONCATENATE(CHAR(9);CHAR(9);&quot;- &quot;;INDEX([$Hoja1.$A$1:.$BL$1048576];[.A2155]+1;[.B21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91]+1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IF([.B2156]=0;CONCATENATE(CHAR(9);[.A2156];&quot;:&quot;);CONCATENATE(CHAR(9);CHAR(9);&quot;- &quot;;INDEX([$Hoja1.$A$1:.$BL$1048576];[.A2156]+1;[.B21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92]+1"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formula="of:=IF([.B2157]=0;CONCATENATE(CHAR(9);[.A2157];&quot;:&quot;);CONCATENATE(CHAR(9);CHAR(9);&quot;- &quot;;INDEX([$Hoja1.$A$1:.$BL$1048576];[.A2157]+1;[.B21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93]+1"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formula="of:=IF([.B2158]=0;CONCATENATE(CHAR(9);[.A2158];&quot;:&quot;);CONCATENATE(CHAR(9);CHAR(9);&quot;- &quot;;INDEX([$Hoja1.$A$1:.$BL$1048576];[.A2158]+1;[.B21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94]+1"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formula="of:=IF([.B2159]=0;CONCATENATE(CHAR(9);[.A2159];&quot;:&quot;);CONCATENATE(CHAR(9);CHAR(9);&quot;- &quot;;INDEX([$Hoja1.$A$1:.$BL$1048576];[.A2159]+1;[.B21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95]+1"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formula="of:=IF([.B2160]=0;CONCATENATE(CHAR(9);[.A2160];&quot;:&quot;);CONCATENATE(CHAR(9);CHAR(9);&quot;- &quot;;INDEX([$Hoja1.$A$1:.$BL$1048576];[.A2160]+1;[.B21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96]+1"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formula="of:=IF([.B2161]=0;CONCATENATE(CHAR(9);[.A2161];&quot;:&quot;);CONCATENATE(CHAR(9);CHAR(9);&quot;- &quot;;INDEX([$Hoja1.$A$1:.$BL$1048576];[.A2161]+1;[.B21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97]+1"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formula="of:=IF([.B2162]=0;CONCATENATE(CHAR(9);[.A2162];&quot;:&quot;);CONCATENATE(CHAR(9);CHAR(9);&quot;- &quot;;INDEX([$Hoja1.$A$1:.$BL$1048576];[.A2162]+1;[.B21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98]+1"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formula="of:=IF([.B2163]=0;CONCATENATE(CHAR(9);[.A2163];&quot;:&quot;);CONCATENATE(CHAR(9);CHAR(9);&quot;- &quot;;INDEX([$Hoja1.$A$1:.$BL$1048576];[.A2163]+1;[.B21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099]+1"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formula="of:=IF([.B2164]=0;CONCATENATE(CHAR(9);[.A2164];&quot;:&quot;);CONCATENATE(CHAR(9);CHAR(9);&quot;- &quot;;INDEX([$Hoja1.$A$1:.$BL$1048576];[.A2164]+1;[.B21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00]+1"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formula="of:=IF([.B2165]=0;CONCATENATE(CHAR(9);[.A2165];&quot;:&quot;);CONCATENATE(CHAR(9);CHAR(9);&quot;- &quot;;INDEX([$Hoja1.$A$1:.$BL$1048576];[.A2165]+1;[.B21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01]+1"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formula="of:=IF([.B2166]=0;CONCATENATE(CHAR(9);[.A2166];&quot;:&quot;);CONCATENATE(CHAR(9);CHAR(9);&quot;- &quot;;INDEX([$Hoja1.$A$1:.$BL$1048576];[.A2166]+1;[.B21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02]+1"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formula="of:=IF([.B2167]=0;CONCATENATE(CHAR(9);[.A2167];&quot;:&quot;);CONCATENATE(CHAR(9);CHAR(9);&quot;- &quot;;INDEX([$Hoja1.$A$1:.$BL$1048576];[.A2167]+1;[.B21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03]+1"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IF([.B2168]=0;CONCATENATE(CHAR(9);[.A2168];&quot;:&quot;);CONCATENATE(CHAR(9);CHAR(9);&quot;- &quot;;INDEX([$Hoja1.$A$1:.$BL$1048576];[.A2168]+1;[.B21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04]+1"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table:formula="of:=IF([.B2169]=0;CONCATENATE(CHAR(9);[.A2169];&quot;:&quot;);CONCATENATE(CHAR(9);CHAR(9);&quot;- &quot;;INDEX([$Hoja1.$A$1:.$BL$1048576];[.A2169]+1;[.B21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05]+1"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formula="of:=IF([.B2170]=0;CONCATENATE(CHAR(9);[.A2170];&quot;:&quot;);CONCATENATE(CHAR(9);CHAR(9);&quot;- &quot;;INDEX([$Hoja1.$A$1:.$BL$1048576];[.A2170]+1;[.B21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06]+1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formula="of:=IF([.B2171]=0;CONCATENATE(CHAR(9);[.A2171];&quot;:&quot;);CONCATENATE(CHAR(9);CHAR(9);&quot;- &quot;;INDEX([$Hoja1.$A$1:.$BL$1048576];[.A2171]+1;[.B21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07]+1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formula="of:=IF([.B2172]=0;CONCATENATE(CHAR(9);[.A2172];&quot;:&quot;);CONCATENATE(CHAR(9);CHAR(9);&quot;- &quot;;INDEX([$Hoja1.$A$1:.$BL$1048576];[.A2172]+1;[.B21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08]+1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formula="of:=IF([.B2173]=0;CONCATENATE(CHAR(9);[.A2173];&quot;:&quot;);CONCATENATE(CHAR(9);CHAR(9);&quot;- &quot;;INDEX([$Hoja1.$A$1:.$BL$1048576];[.A2173]+1;[.B21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09]+1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IF([.B2174]=0;CONCATENATE(CHAR(9);[.A2174];&quot;:&quot;);CONCATENATE(CHAR(9);CHAR(9);&quot;- &quot;;INDEX([$Hoja1.$A$1:.$BL$1048576];[.A2174]+1;[.B21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10]+1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formula="of:=IF([.B2175]=0;CONCATENATE(CHAR(9);[.A2175];&quot;:&quot;);CONCATENATE(CHAR(9);CHAR(9);&quot;- &quot;;INDEX([$Hoja1.$A$1:.$BL$1048576];[.A2175]+1;[.B21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11]+1"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formula="of:=IF([.B2176]=0;CONCATENATE(CHAR(9);[.A2176];&quot;:&quot;);CONCATENATE(CHAR(9);CHAR(9);&quot;- &quot;;INDEX([$Hoja1.$A$1:.$BL$1048576];[.A2176]+1;[.B21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12]+1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formula="of:=IF([.B2177]=0;CONCATENATE(CHAR(9);[.A2177];&quot;:&quot;);CONCATENATE(CHAR(9);CHAR(9);&quot;- &quot;;INDEX([$Hoja1.$A$1:.$BL$1048576];[.A2177]+1;[.B21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13]+1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formula="of:=IF([.B2178]=0;CONCATENATE(CHAR(9);[.A2178];&quot;:&quot;);CONCATENATE(CHAR(9);CHAR(9);&quot;- &quot;;INDEX([$Hoja1.$A$1:.$BL$1048576];[.A2178]+1;[.B21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14]+1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formula="of:=IF([.B2179]=0;CONCATENATE(CHAR(9);[.A2179];&quot;:&quot;);CONCATENATE(CHAR(9);CHAR(9);&quot;- &quot;;INDEX([$Hoja1.$A$1:.$BL$1048576];[.A2179]+1;[.B21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15]+1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formula="of:=IF([.B2180]=0;CONCATENATE(CHAR(9);[.A2180];&quot;:&quot;);CONCATENATE(CHAR(9);CHAR(9);&quot;- &quot;;INDEX([$Hoja1.$A$1:.$BL$1048576];[.A2180]+1;[.B21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16]+1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formula="of:=IF([.B2181]=0;CONCATENATE(CHAR(9);[.A2181];&quot;:&quot;);CONCATENATE(CHAR(9);CHAR(9);&quot;- &quot;;INDEX([$Hoja1.$A$1:.$BL$1048576];[.A2181]+1;[.B21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17]+1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formula="of:=IF([.B2182]=0;CONCATENATE(CHAR(9);[.A2182];&quot;:&quot;);CONCATENATE(CHAR(9);CHAR(9);&quot;- &quot;;INDEX([$Hoja1.$A$1:.$BL$1048576];[.A2182]+1;[.B21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18]+1"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formula="of:=IF([.B2183]=0;CONCATENATE(CHAR(9);[.A2183];&quot;:&quot;);CONCATENATE(CHAR(9);CHAR(9);&quot;- &quot;;INDEX([$Hoja1.$A$1:.$BL$1048576];[.A2183]+1;[.B21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19]+1"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IF([.B2184]=0;CONCATENATE(CHAR(9);[.A2184];&quot;:&quot;);CONCATENATE(CHAR(9);CHAR(9);&quot;- &quot;;INDEX([$Hoja1.$A$1:.$BL$1048576];[.A2184]+1;[.B21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20]+1"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formula="of:=IF([.B2185]=0;CONCATENATE(CHAR(9);[.A2185];&quot;:&quot;);CONCATENATE(CHAR(9);CHAR(9);&quot;- &quot;;INDEX([$Hoja1.$A$1:.$BL$1048576];[.A2185]+1;[.B21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21]+1"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formula="of:=IF([.B2186]=0;CONCATENATE(CHAR(9);[.A2186];&quot;:&quot;);CONCATENATE(CHAR(9);CHAR(9);&quot;- &quot;;INDEX([$Hoja1.$A$1:.$BL$1048576];[.A2186]+1;[.B21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22]+1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formula="of:=IF([.B2187]=0;CONCATENATE(CHAR(9);[.A2187];&quot;:&quot;);CONCATENATE(CHAR(9);CHAR(9);&quot;- &quot;;INDEX([$Hoja1.$A$1:.$BL$1048576];[.A2187]+1;[.B21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23]+1"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formula="of:=IF([.B2188]=0;CONCATENATE(CHAR(9);[.A2188];&quot;:&quot;);CONCATENATE(CHAR(9);CHAR(9);&quot;- &quot;;INDEX([$Hoja1.$A$1:.$BL$1048576];[.A2188]+1;[.B21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24]+1"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formula="of:=IF([.B2189]=0;CONCATENATE(CHAR(9);[.A2189];&quot;:&quot;);CONCATENATE(CHAR(9);CHAR(9);&quot;- &quot;;INDEX([$Hoja1.$A$1:.$BL$1048576];[.A2189]+1;[.B21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25]+1"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formula="of:=IF([.B2190]=0;CONCATENATE(CHAR(9);[.A2190];&quot;:&quot;);CONCATENATE(CHAR(9);CHAR(9);&quot;- &quot;;INDEX([$Hoja1.$A$1:.$BL$1048576];[.A2190]+1;[.B21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26]+1"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formula="of:=IF([.B2191]=0;CONCATENATE(CHAR(9);[.A2191];&quot;:&quot;);CONCATENATE(CHAR(9);CHAR(9);&quot;- &quot;;INDEX([$Hoja1.$A$1:.$BL$1048576];[.A2191]+1;[.B21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27]+1"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table:formula="of:=IF([.B2192]=0;CONCATENATE(CHAR(9);[.A2192];&quot;:&quot;);CONCATENATE(CHAR(9);CHAR(9);&quot;- &quot;;INDEX([$Hoja1.$A$1:.$BL$1048576];[.A2192]+1;[.B21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28]+1"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formula="of:=IF([.B2193]=0;CONCATENATE(CHAR(9);[.A2193];&quot;:&quot;);CONCATENATE(CHAR(9);CHAR(9);&quot;- &quot;;INDEX([$Hoja1.$A$1:.$BL$1048576];[.A2193]+1;[.B21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29]+1"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formula="of:=IF([.B2194]=0;CONCATENATE(CHAR(9);[.A2194];&quot;:&quot;);CONCATENATE(CHAR(9);CHAR(9);&quot;- &quot;;INDEX([$Hoja1.$A$1:.$BL$1048576];[.A2194]+1;[.B21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30]+1"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table:formula="of:=IF([.B2195]=0;CONCATENATE(CHAR(9);[.A2195];&quot;:&quot;);CONCATENATE(CHAR(9);CHAR(9);&quot;- &quot;;INDEX([$Hoja1.$A$1:.$BL$1048576];[.A2195]+1;[.B21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31]+1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IF([.B2196]=0;CONCATENATE(CHAR(9);[.A2196];&quot;:&quot;);CONCATENATE(CHAR(9);CHAR(9);&quot;- &quot;;INDEX([$Hoja1.$A$1:.$BL$1048576];[.A2196]+1;[.B21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32]+1"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table:formula="of:=IF([.B2197]=0;CONCATENATE(CHAR(9);[.A2197];&quot;:&quot;);CONCATENATE(CHAR(9);CHAR(9);&quot;- &quot;;INDEX([$Hoja1.$A$1:.$BL$1048576];[.A2197]+1;[.B21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33]+1"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formula="of:=IF([.B2198]=0;CONCATENATE(CHAR(9);[.A2198];&quot;:&quot;);CONCATENATE(CHAR(9);CHAR(9);&quot;- &quot;;INDEX([$Hoja1.$A$1:.$BL$1048576];[.A2198]+1;[.B21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34]+1"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table:formula="of:=IF([.B2199]=0;CONCATENATE(CHAR(9);[.A2199];&quot;:&quot;);CONCATENATE(CHAR(9);CHAR(9);&quot;- &quot;;INDEX([$Hoja1.$A$1:.$BL$1048576];[.A2199]+1;[.B21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35]+1"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table:formula="of:=IF([.B2200]=0;CONCATENATE(CHAR(9);[.A2200];&quot;:&quot;);CONCATENATE(CHAR(9);CHAR(9);&quot;- &quot;;INDEX([$Hoja1.$A$1:.$BL$1048576];[.A2200]+1;[.B22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36]+1"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table:formula="of:=IF([.B2201]=0;CONCATENATE(CHAR(9);[.A2201];&quot;:&quot;);CONCATENATE(CHAR(9);CHAR(9);&quot;- &quot;;INDEX([$Hoja1.$A$1:.$BL$1048576];[.A2201]+1;[.B22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37]+1"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table:formula="of:=IF([.B2202]=0;CONCATENATE(CHAR(9);[.A2202];&quot;:&quot;);CONCATENATE(CHAR(9);CHAR(9);&quot;- &quot;;INDEX([$Hoja1.$A$1:.$BL$1048576];[.A2202]+1;[.B22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38]+1"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table:formula="of:=IF([.B2203]=0;CONCATENATE(CHAR(9);[.A2203];&quot;:&quot;);CONCATENATE(CHAR(9);CHAR(9);&quot;- &quot;;INDEX([$Hoja1.$A$1:.$BL$1048576];[.A2203]+1;[.B22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39]+1"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table:formula="of:=IF([.B2204]=0;CONCATENATE(CHAR(9);[.A2204];&quot;:&quot;);CONCATENATE(CHAR(9);CHAR(9);&quot;- &quot;;INDEX([$Hoja1.$A$1:.$BL$1048576];[.A2204]+1;[.B22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40]+1"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table:formula="of:=IF([.B2205]=0;CONCATENATE(CHAR(9);[.A2205];&quot;:&quot;);CONCATENATE(CHAR(9);CHAR(9);&quot;- &quot;;INDEX([$Hoja1.$A$1:.$BL$1048576];[.A2205]+1;[.B22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41]+1"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formula="of:=IF([.B2206]=0;CONCATENATE(CHAR(9);[.A2206];&quot;:&quot;);CONCATENATE(CHAR(9);CHAR(9);&quot;- &quot;;INDEX([$Hoja1.$A$1:.$BL$1048576];[.A2206]+1;[.B22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42]+1"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table:formula="of:=IF([.B2207]=0;CONCATENATE(CHAR(9);[.A2207];&quot;:&quot;);CONCATENATE(CHAR(9);CHAR(9);&quot;- &quot;;INDEX([$Hoja1.$A$1:.$BL$1048576];[.A2207]+1;[.B22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43]+1"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table:formula="of:=IF([.B2208]=0;CONCATENATE(CHAR(9);[.A2208];&quot;:&quot;);CONCATENATE(CHAR(9);CHAR(9);&quot;- &quot;;INDEX([$Hoja1.$A$1:.$BL$1048576];[.A2208]+1;[.B22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44]+1"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table:formula="of:=IF([.B2209]=0;CONCATENATE(CHAR(9);[.A2209];&quot;:&quot;);CONCATENATE(CHAR(9);CHAR(9);&quot;- &quot;;INDEX([$Hoja1.$A$1:.$BL$1048576];[.A2209]+1;[.B22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45]+1"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table:formula="of:=IF([.B2210]=0;CONCATENATE(CHAR(9);[.A2210];&quot;:&quot;);CONCATENATE(CHAR(9);CHAR(9);&quot;- &quot;;INDEX([$Hoja1.$A$1:.$BL$1048576];[.A2210]+1;[.B22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46]+1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IF([.B2211]=0;CONCATENATE(CHAR(9);[.A2211];&quot;:&quot;);CONCATENATE(CHAR(9);CHAR(9);&quot;- &quot;;INDEX([$Hoja1.$A$1:.$BL$1048576];[.A2211]+1;[.B2211])))" office:value-type="string" office:string-value="&#9;34:" calcext:value-type="string">
            <text:p><text:tab/>34:</text:p>
          </table:table-cell>
        </table:table-row>
        <table:table-row table:style-name="ro1">
          <table:table-cell table:formula="of:=[.A2147]+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.B2212]=0;CONCATENATE(CHAR(9);[.A2212];&quot;:&quot;);CONCATENATE(CHAR(9);CHAR(9);&quot;- &quot;;INDEX([$Hoja1.$A$1:.$BL$1048576];[.A2212]+1;[.B22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48]+1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IF([.B2213]=0;CONCATENATE(CHAR(9);[.A2213];&quot;:&quot;);CONCATENATE(CHAR(9);CHAR(9);&quot;- &quot;;INDEX([$Hoja1.$A$1:.$BL$1048576];[.A2213]+1;[.B22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49]+1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IF([.B2214]=0;CONCATENATE(CHAR(9);[.A2214];&quot;:&quot;);CONCATENATE(CHAR(9);CHAR(9);&quot;- &quot;;INDEX([$Hoja1.$A$1:.$BL$1048576];[.A2214]+1;[.B22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50]+1"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IF([.B2215]=0;CONCATENATE(CHAR(9);[.A2215];&quot;:&quot;);CONCATENATE(CHAR(9);CHAR(9);&quot;- &quot;;INDEX([$Hoja1.$A$1:.$BL$1048576];[.A2215]+1;[.B22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51]+1"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IF([.B2216]=0;CONCATENATE(CHAR(9);[.A2216];&quot;:&quot;);CONCATENATE(CHAR(9);CHAR(9);&quot;- &quot;;INDEX([$Hoja1.$A$1:.$BL$1048576];[.A2216]+1;[.B22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52]+1"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IF([.B2217]=0;CONCATENATE(CHAR(9);[.A2217];&quot;:&quot;);CONCATENATE(CHAR(9);CHAR(9);&quot;- &quot;;INDEX([$Hoja1.$A$1:.$BL$1048576];[.A2217]+1;[.B22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53]+1"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formula="of:=IF([.B2218]=0;CONCATENATE(CHAR(9);[.A2218];&quot;:&quot;);CONCATENATE(CHAR(9);CHAR(9);&quot;- &quot;;INDEX([$Hoja1.$A$1:.$BL$1048576];[.A2218]+1;[.B22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54]+1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formula="of:=IF([.B2219]=0;CONCATENATE(CHAR(9);[.A2219];&quot;:&quot;);CONCATENATE(CHAR(9);CHAR(9);&quot;- &quot;;INDEX([$Hoja1.$A$1:.$BL$1048576];[.A2219]+1;[.B22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55]+1"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formula="of:=IF([.B2220]=0;CONCATENATE(CHAR(9);[.A2220];&quot;:&quot;);CONCATENATE(CHAR(9);CHAR(9);&quot;- &quot;;INDEX([$Hoja1.$A$1:.$BL$1048576];[.A2220]+1;[.B22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56]+1"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IF([.B2221]=0;CONCATENATE(CHAR(9);[.A2221];&quot;:&quot;);CONCATENATE(CHAR(9);CHAR(9);&quot;- &quot;;INDEX([$Hoja1.$A$1:.$BL$1048576];[.A2221]+1;[.B22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57]+1"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formula="of:=IF([.B2222]=0;CONCATENATE(CHAR(9);[.A2222];&quot;:&quot;);CONCATENATE(CHAR(9);CHAR(9);&quot;- &quot;;INDEX([$Hoja1.$A$1:.$BL$1048576];[.A2222]+1;[.B22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58]+1"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formula="of:=IF([.B2223]=0;CONCATENATE(CHAR(9);[.A2223];&quot;:&quot;);CONCATENATE(CHAR(9);CHAR(9);&quot;- &quot;;INDEX([$Hoja1.$A$1:.$BL$1048576];[.A2223]+1;[.B22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59]+1"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formula="of:=IF([.B2224]=0;CONCATENATE(CHAR(9);[.A2224];&quot;:&quot;);CONCATENATE(CHAR(9);CHAR(9);&quot;- &quot;;INDEX([$Hoja1.$A$1:.$BL$1048576];[.A2224]+1;[.B22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60]+1"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formula="of:=IF([.B2225]=0;CONCATENATE(CHAR(9);[.A2225];&quot;:&quot;);CONCATENATE(CHAR(9);CHAR(9);&quot;- &quot;;INDEX([$Hoja1.$A$1:.$BL$1048576];[.A2225]+1;[.B22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61]+1"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formula="of:=IF([.B2226]=0;CONCATENATE(CHAR(9);[.A2226];&quot;:&quot;);CONCATENATE(CHAR(9);CHAR(9);&quot;- &quot;;INDEX([$Hoja1.$A$1:.$BL$1048576];[.A2226]+1;[.B22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62]+1"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formula="of:=IF([.B2227]=0;CONCATENATE(CHAR(9);[.A2227];&quot;:&quot;);CONCATENATE(CHAR(9);CHAR(9);&quot;- &quot;;INDEX([$Hoja1.$A$1:.$BL$1048576];[.A2227]+1;[.B22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63]+1"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formula="of:=IF([.B2228]=0;CONCATENATE(CHAR(9);[.A2228];&quot;:&quot;);CONCATENATE(CHAR(9);CHAR(9);&quot;- &quot;;INDEX([$Hoja1.$A$1:.$BL$1048576];[.A2228]+1;[.B22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64]+1"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formula="of:=IF([.B2229]=0;CONCATENATE(CHAR(9);[.A2229];&quot;:&quot;);CONCATENATE(CHAR(9);CHAR(9);&quot;- &quot;;INDEX([$Hoja1.$A$1:.$BL$1048576];[.A2229]+1;[.B22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65]+1"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formula="of:=IF([.B2230]=0;CONCATENATE(CHAR(9);[.A2230];&quot;:&quot;);CONCATENATE(CHAR(9);CHAR(9);&quot;- &quot;;INDEX([$Hoja1.$A$1:.$BL$1048576];[.A2230]+1;[.B22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66]+1"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IF([.B2231]=0;CONCATENATE(CHAR(9);[.A2231];&quot;:&quot;);CONCATENATE(CHAR(9);CHAR(9);&quot;- &quot;;INDEX([$Hoja1.$A$1:.$BL$1048576];[.A2231]+1;[.B22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67]+1"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IF([.B2232]=0;CONCATENATE(CHAR(9);[.A2232];&quot;:&quot;);CONCATENATE(CHAR(9);CHAR(9);&quot;- &quot;;INDEX([$Hoja1.$A$1:.$BL$1048576];[.A2232]+1;[.B22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68]+1"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formula="of:=IF([.B2233]=0;CONCATENATE(CHAR(9);[.A2233];&quot;:&quot;);CONCATENATE(CHAR(9);CHAR(9);&quot;- &quot;;INDEX([$Hoja1.$A$1:.$BL$1048576];[.A2233]+1;[.B22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69]+1"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formula="of:=IF([.B2234]=0;CONCATENATE(CHAR(9);[.A2234];&quot;:&quot;);CONCATENATE(CHAR(9);CHAR(9);&quot;- &quot;;INDEX([$Hoja1.$A$1:.$BL$1048576];[.A2234]+1;[.B22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70]+1"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IF([.B2235]=0;CONCATENATE(CHAR(9);[.A2235];&quot;:&quot;);CONCATENATE(CHAR(9);CHAR(9);&quot;- &quot;;INDEX([$Hoja1.$A$1:.$BL$1048576];[.A2235]+1;[.B22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71]+1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formula="of:=IF([.B2236]=0;CONCATENATE(CHAR(9);[.A2236];&quot;:&quot;);CONCATENATE(CHAR(9);CHAR(9);&quot;- &quot;;INDEX([$Hoja1.$A$1:.$BL$1048576];[.A2236]+1;[.B22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72]+1"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formula="of:=IF([.B2237]=0;CONCATENATE(CHAR(9);[.A2237];&quot;:&quot;);CONCATENATE(CHAR(9);CHAR(9);&quot;- &quot;;INDEX([$Hoja1.$A$1:.$BL$1048576];[.A2237]+1;[.B22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73]+1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formula="of:=IF([.B2238]=0;CONCATENATE(CHAR(9);[.A2238];&quot;:&quot;);CONCATENATE(CHAR(9);CHAR(9);&quot;- &quot;;INDEX([$Hoja1.$A$1:.$BL$1048576];[.A2238]+1;[.B22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74]+1"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formula="of:=IF([.B2239]=0;CONCATENATE(CHAR(9);[.A2239];&quot;:&quot;);CONCATENATE(CHAR(9);CHAR(9);&quot;- &quot;;INDEX([$Hoja1.$A$1:.$BL$1048576];[.A2239]+1;[.B22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75]+1"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formula="of:=IF([.B2240]=0;CONCATENATE(CHAR(9);[.A2240];&quot;:&quot;);CONCATENATE(CHAR(9);CHAR(9);&quot;- &quot;;INDEX([$Hoja1.$A$1:.$BL$1048576];[.A2240]+1;[.B22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76]+1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formula="of:=IF([.B2241]=0;CONCATENATE(CHAR(9);[.A2241];&quot;:&quot;);CONCATENATE(CHAR(9);CHAR(9);&quot;- &quot;;INDEX([$Hoja1.$A$1:.$BL$1048576];[.A2241]+1;[.B22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77]+1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formula="of:=IF([.B2242]=0;CONCATENATE(CHAR(9);[.A2242];&quot;:&quot;);CONCATENATE(CHAR(9);CHAR(9);&quot;- &quot;;INDEX([$Hoja1.$A$1:.$BL$1048576];[.A2242]+1;[.B22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78]+1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formula="of:=IF([.B2243]=0;CONCATENATE(CHAR(9);[.A2243];&quot;:&quot;);CONCATENATE(CHAR(9);CHAR(9);&quot;- &quot;;INDEX([$Hoja1.$A$1:.$BL$1048576];[.A2243]+1;[.B22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79]+1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formula="of:=IF([.B2244]=0;CONCATENATE(CHAR(9);[.A2244];&quot;:&quot;);CONCATENATE(CHAR(9);CHAR(9);&quot;- &quot;;INDEX([$Hoja1.$A$1:.$BL$1048576];[.A2244]+1;[.B22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80]+1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formula="of:=IF([.B2245]=0;CONCATENATE(CHAR(9);[.A2245];&quot;:&quot;);CONCATENATE(CHAR(9);CHAR(9);&quot;- &quot;;INDEX([$Hoja1.$A$1:.$BL$1048576];[.A2245]+1;[.B22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81]+1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formula="of:=IF([.B2246]=0;CONCATENATE(CHAR(9);[.A2246];&quot;:&quot;);CONCATENATE(CHAR(9);CHAR(9);&quot;- &quot;;INDEX([$Hoja1.$A$1:.$BL$1048576];[.A2246]+1;[.B22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82]+1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formula="of:=IF([.B2247]=0;CONCATENATE(CHAR(9);[.A2247];&quot;:&quot;);CONCATENATE(CHAR(9);CHAR(9);&quot;- &quot;;INDEX([$Hoja1.$A$1:.$BL$1048576];[.A2247]+1;[.B22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83]+1"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formula="of:=IF([.B2248]=0;CONCATENATE(CHAR(9);[.A2248];&quot;:&quot;);CONCATENATE(CHAR(9);CHAR(9);&quot;- &quot;;INDEX([$Hoja1.$A$1:.$BL$1048576];[.A2248]+1;[.B22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84]+1"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formula="of:=IF([.B2249]=0;CONCATENATE(CHAR(9);[.A2249];&quot;:&quot;);CONCATENATE(CHAR(9);CHAR(9);&quot;- &quot;;INDEX([$Hoja1.$A$1:.$BL$1048576];[.A2249]+1;[.B22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85]+1"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formula="of:=IF([.B2250]=0;CONCATENATE(CHAR(9);[.A2250];&quot;:&quot;);CONCATENATE(CHAR(9);CHAR(9);&quot;- &quot;;INDEX([$Hoja1.$A$1:.$BL$1048576];[.A2250]+1;[.B22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86]+1"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formula="of:=IF([.B2251]=0;CONCATENATE(CHAR(9);[.A2251];&quot;:&quot;);CONCATENATE(CHAR(9);CHAR(9);&quot;- &quot;;INDEX([$Hoja1.$A$1:.$BL$1048576];[.A2251]+1;[.B22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87]+1"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formula="of:=IF([.B2252]=0;CONCATENATE(CHAR(9);[.A2252];&quot;:&quot;);CONCATENATE(CHAR(9);CHAR(9);&quot;- &quot;;INDEX([$Hoja1.$A$1:.$BL$1048576];[.A2252]+1;[.B22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88]+1"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formula="of:=IF([.B2253]=0;CONCATENATE(CHAR(9);[.A2253];&quot;:&quot;);CONCATENATE(CHAR(9);CHAR(9);&quot;- &quot;;INDEX([$Hoja1.$A$1:.$BL$1048576];[.A2253]+1;[.B22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89]+1"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formula="of:=IF([.B2254]=0;CONCATENATE(CHAR(9);[.A2254];&quot;:&quot;);CONCATENATE(CHAR(9);CHAR(9);&quot;- &quot;;INDEX([$Hoja1.$A$1:.$BL$1048576];[.A2254]+1;[.B22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90]+1"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formula="of:=IF([.B2255]=0;CONCATENATE(CHAR(9);[.A2255];&quot;:&quot;);CONCATENATE(CHAR(9);CHAR(9);&quot;- &quot;;INDEX([$Hoja1.$A$1:.$BL$1048576];[.A2255]+1;[.B22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91]+1"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formula="of:=IF([.B2256]=0;CONCATENATE(CHAR(9);[.A2256];&quot;:&quot;);CONCATENATE(CHAR(9);CHAR(9);&quot;- &quot;;INDEX([$Hoja1.$A$1:.$BL$1048576];[.A2256]+1;[.B22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92]+1"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formula="of:=IF([.B2257]=0;CONCATENATE(CHAR(9);[.A2257];&quot;:&quot;);CONCATENATE(CHAR(9);CHAR(9);&quot;- &quot;;INDEX([$Hoja1.$A$1:.$BL$1048576];[.A2257]+1;[.B22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93]+1"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table:formula="of:=IF([.B2258]=0;CONCATENATE(CHAR(9);[.A2258];&quot;:&quot;);CONCATENATE(CHAR(9);CHAR(9);&quot;- &quot;;INDEX([$Hoja1.$A$1:.$BL$1048576];[.A2258]+1;[.B22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94]+1"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formula="of:=IF([.B2259]=0;CONCATENATE(CHAR(9);[.A2259];&quot;:&quot;);CONCATENATE(CHAR(9);CHAR(9);&quot;- &quot;;INDEX([$Hoja1.$A$1:.$BL$1048576];[.A2259]+1;[.B22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95]+1"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table:formula="of:=IF([.B2260]=0;CONCATENATE(CHAR(9);[.A2260];&quot;:&quot;);CONCATENATE(CHAR(9);CHAR(9);&quot;- &quot;;INDEX([$Hoja1.$A$1:.$BL$1048576];[.A2260]+1;[.B22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96]+1"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formula="of:=IF([.B2261]=0;CONCATENATE(CHAR(9);[.A2261];&quot;:&quot;);CONCATENATE(CHAR(9);CHAR(9);&quot;- &quot;;INDEX([$Hoja1.$A$1:.$BL$1048576];[.A2261]+1;[.B22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97]+1"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table:formula="of:=IF([.B2262]=0;CONCATENATE(CHAR(9);[.A2262];&quot;:&quot;);CONCATENATE(CHAR(9);CHAR(9);&quot;- &quot;;INDEX([$Hoja1.$A$1:.$BL$1048576];[.A2262]+1;[.B22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98]+1"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table:formula="of:=IF([.B2263]=0;CONCATENATE(CHAR(9);[.A2263];&quot;:&quot;);CONCATENATE(CHAR(9);CHAR(9);&quot;- &quot;;INDEX([$Hoja1.$A$1:.$BL$1048576];[.A2263]+1;[.B22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199]+1"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formula="of:=IF([.B2264]=0;CONCATENATE(CHAR(9);[.A2264];&quot;:&quot;);CONCATENATE(CHAR(9);CHAR(9);&quot;- &quot;;INDEX([$Hoja1.$A$1:.$BL$1048576];[.A2264]+1;[.B22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00]+1"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table:formula="of:=IF([.B2265]=0;CONCATENATE(CHAR(9);[.A2265];&quot;:&quot;);CONCATENATE(CHAR(9);CHAR(9);&quot;- &quot;;INDEX([$Hoja1.$A$1:.$BL$1048576];[.A2265]+1;[.B22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01]+1"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formula="of:=IF([.B2266]=0;CONCATENATE(CHAR(9);[.A2266];&quot;:&quot;);CONCATENATE(CHAR(9);CHAR(9);&quot;- &quot;;INDEX([$Hoja1.$A$1:.$BL$1048576];[.A2266]+1;[.B22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02]+1"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table:formula="of:=IF([.B2267]=0;CONCATENATE(CHAR(9);[.A2267];&quot;:&quot;);CONCATENATE(CHAR(9);CHAR(9);&quot;- &quot;;INDEX([$Hoja1.$A$1:.$BL$1048576];[.A2267]+1;[.B22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03]+1"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table:formula="of:=IF([.B2268]=0;CONCATENATE(CHAR(9);[.A2268];&quot;:&quot;);CONCATENATE(CHAR(9);CHAR(9);&quot;- &quot;;INDEX([$Hoja1.$A$1:.$BL$1048576];[.A2268]+1;[.B22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04]+1"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formula="of:=IF([.B2269]=0;CONCATENATE(CHAR(9);[.A2269];&quot;:&quot;);CONCATENATE(CHAR(9);CHAR(9);&quot;- &quot;;INDEX([$Hoja1.$A$1:.$BL$1048576];[.A2269]+1;[.B22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05]+1"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table:formula="of:=IF([.B2270]=0;CONCATENATE(CHAR(9);[.A2270];&quot;:&quot;);CONCATENATE(CHAR(9);CHAR(9);&quot;- &quot;;INDEX([$Hoja1.$A$1:.$BL$1048576];[.A2270]+1;[.B22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06]+1"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formula="of:=IF([.B2271]=0;CONCATENATE(CHAR(9);[.A2271];&quot;:&quot;);CONCATENATE(CHAR(9);CHAR(9);&quot;- &quot;;INDEX([$Hoja1.$A$1:.$BL$1048576];[.A2271]+1;[.B22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07]+1"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formula="of:=IF([.B2272]=0;CONCATENATE(CHAR(9);[.A2272];&quot;:&quot;);CONCATENATE(CHAR(9);CHAR(9);&quot;- &quot;;INDEX([$Hoja1.$A$1:.$BL$1048576];[.A2272]+1;[.B22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08]+1"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formula="of:=IF([.B2273]=0;CONCATENATE(CHAR(9);[.A2273];&quot;:&quot;);CONCATENATE(CHAR(9);CHAR(9);&quot;- &quot;;INDEX([$Hoja1.$A$1:.$BL$1048576];[.A2273]+1;[.B22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09]+1"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table:formula="of:=IF([.B2274]=0;CONCATENATE(CHAR(9);[.A2274];&quot;:&quot;);CONCATENATE(CHAR(9);CHAR(9);&quot;- &quot;;INDEX([$Hoja1.$A$1:.$BL$1048576];[.A2274]+1;[.B22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10]+1"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table:formula="of:=IF([.B2275]=0;CONCATENATE(CHAR(9);[.A2275];&quot;:&quot;);CONCATENATE(CHAR(9);CHAR(9);&quot;- &quot;;INDEX([$Hoja1.$A$1:.$BL$1048576];[.A2275]+1;[.B22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11]+1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IF([.B2276]=0;CONCATENATE(CHAR(9);[.A2276];&quot;:&quot;);CONCATENATE(CHAR(9);CHAR(9);&quot;- &quot;;INDEX([$Hoja1.$A$1:.$BL$1048576];[.A2276]+1;[.B2276])))" office:value-type="string" office:string-value="&#9;35:" calcext:value-type="string">
            <text:p><text:tab/>35:</text:p>
          </table:table-cell>
        </table:table-row>
        <table:table-row table:style-name="ro1">
          <table:table-cell table:formula="of:=[.A2212]+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.B2277]=0;CONCATENATE(CHAR(9);[.A2277];&quot;:&quot;);CONCATENATE(CHAR(9);CHAR(9);&quot;- &quot;;INDEX([$Hoja1.$A$1:.$BL$1048576];[.A2277]+1;[.B22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13]+1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IF([.B2278]=0;CONCATENATE(CHAR(9);[.A2278];&quot;:&quot;);CONCATENATE(CHAR(9);CHAR(9);&quot;- &quot;;INDEX([$Hoja1.$A$1:.$BL$1048576];[.A2278]+1;[.B22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14]+1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IF([.B2279]=0;CONCATENATE(CHAR(9);[.A2279];&quot;:&quot;);CONCATENATE(CHAR(9);CHAR(9);&quot;- &quot;;INDEX([$Hoja1.$A$1:.$BL$1048576];[.A2279]+1;[.B22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15]+1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IF([.B2280]=0;CONCATENATE(CHAR(9);[.A2280];&quot;:&quot;);CONCATENATE(CHAR(9);CHAR(9);&quot;- &quot;;INDEX([$Hoja1.$A$1:.$BL$1048576];[.A2280]+1;[.B22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16]+1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IF([.B2281]=0;CONCATENATE(CHAR(9);[.A2281];&quot;:&quot;);CONCATENATE(CHAR(9);CHAR(9);&quot;- &quot;;INDEX([$Hoja1.$A$1:.$BL$1048576];[.A2281]+1;[.B22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17]+1"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IF([.B2282]=0;CONCATENATE(CHAR(9);[.A2282];&quot;:&quot;);CONCATENATE(CHAR(9);CHAR(9);&quot;- &quot;;INDEX([$Hoja1.$A$1:.$BL$1048576];[.A2282]+1;[.B22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18]+1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formula="of:=IF([.B2283]=0;CONCATENATE(CHAR(9);[.A2283];&quot;:&quot;);CONCATENATE(CHAR(9);CHAR(9);&quot;- &quot;;INDEX([$Hoja1.$A$1:.$BL$1048576];[.A2283]+1;[.B22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19]+1"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formula="of:=IF([.B2284]=0;CONCATENATE(CHAR(9);[.A2284];&quot;:&quot;);CONCATENATE(CHAR(9);CHAR(9);&quot;- &quot;;INDEX([$Hoja1.$A$1:.$BL$1048576];[.A2284]+1;[.B22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20]+1"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IF([.B2285]=0;CONCATENATE(CHAR(9);[.A2285];&quot;:&quot;);CONCATENATE(CHAR(9);CHAR(9);&quot;- &quot;;INDEX([$Hoja1.$A$1:.$BL$1048576];[.A2285]+1;[.B22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21]+1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IF([.B2286]=0;CONCATENATE(CHAR(9);[.A2286];&quot;:&quot;);CONCATENATE(CHAR(9);CHAR(9);&quot;- &quot;;INDEX([$Hoja1.$A$1:.$BL$1048576];[.A2286]+1;[.B22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22]+1"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formula="of:=IF([.B2287]=0;CONCATENATE(CHAR(9);[.A2287];&quot;:&quot;);CONCATENATE(CHAR(9);CHAR(9);&quot;- &quot;;INDEX([$Hoja1.$A$1:.$BL$1048576];[.A2287]+1;[.B22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23]+1"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formula="of:=IF([.B2288]=0;CONCATENATE(CHAR(9);[.A2288];&quot;:&quot;);CONCATENATE(CHAR(9);CHAR(9);&quot;- &quot;;INDEX([$Hoja1.$A$1:.$BL$1048576];[.A2288]+1;[.B22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24]+1"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formula="of:=IF([.B2289]=0;CONCATENATE(CHAR(9);[.A2289];&quot;:&quot;);CONCATENATE(CHAR(9);CHAR(9);&quot;- &quot;;INDEX([$Hoja1.$A$1:.$BL$1048576];[.A2289]+1;[.B22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25]+1"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formula="of:=IF([.B2290]=0;CONCATENATE(CHAR(9);[.A2290];&quot;:&quot;);CONCATENATE(CHAR(9);CHAR(9);&quot;- &quot;;INDEX([$Hoja1.$A$1:.$BL$1048576];[.A2290]+1;[.B22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26]+1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formula="of:=IF([.B2291]=0;CONCATENATE(CHAR(9);[.A2291];&quot;:&quot;);CONCATENATE(CHAR(9);CHAR(9);&quot;- &quot;;INDEX([$Hoja1.$A$1:.$BL$1048576];[.A2291]+1;[.B22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27]+1"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IF([.B2292]=0;CONCATENATE(CHAR(9);[.A2292];&quot;:&quot;);CONCATENATE(CHAR(9);CHAR(9);&quot;- &quot;;INDEX([$Hoja1.$A$1:.$BL$1048576];[.A2292]+1;[.B22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28]+1"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formula="of:=IF([.B2293]=0;CONCATENATE(CHAR(9);[.A2293];&quot;:&quot;);CONCATENATE(CHAR(9);CHAR(9);&quot;- &quot;;INDEX([$Hoja1.$A$1:.$BL$1048576];[.A2293]+1;[.B22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29]+1"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formula="of:=IF([.B2294]=0;CONCATENATE(CHAR(9);[.A2294];&quot;:&quot;);CONCATENATE(CHAR(9);CHAR(9);&quot;- &quot;;INDEX([$Hoja1.$A$1:.$BL$1048576];[.A2294]+1;[.B22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30]+1"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formula="of:=IF([.B2295]=0;CONCATENATE(CHAR(9);[.A2295];&quot;:&quot;);CONCATENATE(CHAR(9);CHAR(9);&quot;- &quot;;INDEX([$Hoja1.$A$1:.$BL$1048576];[.A2295]+1;[.B22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31]+1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IF([.B2296]=0;CONCATENATE(CHAR(9);[.A2296];&quot;:&quot;);CONCATENATE(CHAR(9);CHAR(9);&quot;- &quot;;INDEX([$Hoja1.$A$1:.$BL$1048576];[.A2296]+1;[.B22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32]+1"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IF([.B2297]=0;CONCATENATE(CHAR(9);[.A2297];&quot;:&quot;);CONCATENATE(CHAR(9);CHAR(9);&quot;- &quot;;INDEX([$Hoja1.$A$1:.$BL$1048576];[.A2297]+1;[.B22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33]+1"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formula="of:=IF([.B2298]=0;CONCATENATE(CHAR(9);[.A2298];&quot;:&quot;);CONCATENATE(CHAR(9);CHAR(9);&quot;- &quot;;INDEX([$Hoja1.$A$1:.$BL$1048576];[.A2298]+1;[.B22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34]+1"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formula="of:=IF([.B2299]=0;CONCATENATE(CHAR(9);[.A2299];&quot;:&quot;);CONCATENATE(CHAR(9);CHAR(9);&quot;- &quot;;INDEX([$Hoja1.$A$1:.$BL$1048576];[.A2299]+1;[.B22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35]+1"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IF([.B2300]=0;CONCATENATE(CHAR(9);[.A2300];&quot;:&quot;);CONCATENATE(CHAR(9);CHAR(9);&quot;- &quot;;INDEX([$Hoja1.$A$1:.$BL$1048576];[.A2300]+1;[.B23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36]+1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formula="of:=IF([.B2301]=0;CONCATENATE(CHAR(9);[.A2301];&quot;:&quot;);CONCATENATE(CHAR(9);CHAR(9);&quot;- &quot;;INDEX([$Hoja1.$A$1:.$BL$1048576];[.A2301]+1;[.B23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37]+1"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formula="of:=IF([.B2302]=0;CONCATENATE(CHAR(9);[.A2302];&quot;:&quot;);CONCATENATE(CHAR(9);CHAR(9);&quot;- &quot;;INDEX([$Hoja1.$A$1:.$BL$1048576];[.A2302]+1;[.B23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38]+1"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formula="of:=IF([.B2303]=0;CONCATENATE(CHAR(9);[.A2303];&quot;:&quot;);CONCATENATE(CHAR(9);CHAR(9);&quot;- &quot;;INDEX([$Hoja1.$A$1:.$BL$1048576];[.A2303]+1;[.B23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39]+1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IF([.B2304]=0;CONCATENATE(CHAR(9);[.A2304];&quot;:&quot;);CONCATENATE(CHAR(9);CHAR(9);&quot;- &quot;;INDEX([$Hoja1.$A$1:.$BL$1048576];[.A2304]+1;[.B23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40]+1"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formula="of:=IF([.B2305]=0;CONCATENATE(CHAR(9);[.A2305];&quot;:&quot;);CONCATENATE(CHAR(9);CHAR(9);&quot;- &quot;;INDEX([$Hoja1.$A$1:.$BL$1048576];[.A2305]+1;[.B23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41]+1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IF([.B2306]=0;CONCATENATE(CHAR(9);[.A2306];&quot;:&quot;);CONCATENATE(CHAR(9);CHAR(9);&quot;- &quot;;INDEX([$Hoja1.$A$1:.$BL$1048576];[.A2306]+1;[.B23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42]+1"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formula="of:=IF([.B2307]=0;CONCATENATE(CHAR(9);[.A2307];&quot;:&quot;);CONCATENATE(CHAR(9);CHAR(9);&quot;- &quot;;INDEX([$Hoja1.$A$1:.$BL$1048576];[.A2307]+1;[.B23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43]+1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formula="of:=IF([.B2308]=0;CONCATENATE(CHAR(9);[.A2308];&quot;:&quot;);CONCATENATE(CHAR(9);CHAR(9);&quot;- &quot;;INDEX([$Hoja1.$A$1:.$BL$1048576];[.A2308]+1;[.B23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44]+1"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formula="of:=IF([.B2309]=0;CONCATENATE(CHAR(9);[.A2309];&quot;:&quot;);CONCATENATE(CHAR(9);CHAR(9);&quot;- &quot;;INDEX([$Hoja1.$A$1:.$BL$1048576];[.A2309]+1;[.B23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45]+1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formula="of:=IF([.B2310]=0;CONCATENATE(CHAR(9);[.A2310];&quot;:&quot;);CONCATENATE(CHAR(9);CHAR(9);&quot;- &quot;;INDEX([$Hoja1.$A$1:.$BL$1048576];[.A2310]+1;[.B23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46]+1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formula="of:=IF([.B2311]=0;CONCATENATE(CHAR(9);[.A2311];&quot;:&quot;);CONCATENATE(CHAR(9);CHAR(9);&quot;- &quot;;INDEX([$Hoja1.$A$1:.$BL$1048576];[.A2311]+1;[.B23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47]+1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formula="of:=IF([.B2312]=0;CONCATENATE(CHAR(9);[.A2312];&quot;:&quot;);CONCATENATE(CHAR(9);CHAR(9);&quot;- &quot;;INDEX([$Hoja1.$A$1:.$BL$1048576];[.A2312]+1;[.B23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48]+1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IF([.B2313]=0;CONCATENATE(CHAR(9);[.A2313];&quot;:&quot;);CONCATENATE(CHAR(9);CHAR(9);&quot;- &quot;;INDEX([$Hoja1.$A$1:.$BL$1048576];[.A2313]+1;[.B23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49]+1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formula="of:=IF([.B2314]=0;CONCATENATE(CHAR(9);[.A2314];&quot;:&quot;);CONCATENATE(CHAR(9);CHAR(9);&quot;- &quot;;INDEX([$Hoja1.$A$1:.$BL$1048576];[.A2314]+1;[.B23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50]+1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formula="of:=IF([.B2315]=0;CONCATENATE(CHAR(9);[.A2315];&quot;:&quot;);CONCATENATE(CHAR(9);CHAR(9);&quot;- &quot;;INDEX([$Hoja1.$A$1:.$BL$1048576];[.A2315]+1;[.B23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51]+1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formula="of:=IF([.B2316]=0;CONCATENATE(CHAR(9);[.A2316];&quot;:&quot;);CONCATENATE(CHAR(9);CHAR(9);&quot;- &quot;;INDEX([$Hoja1.$A$1:.$BL$1048576];[.A2316]+1;[.B23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52]+1"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formula="of:=IF([.B2317]=0;CONCATENATE(CHAR(9);[.A2317];&quot;:&quot;);CONCATENATE(CHAR(9);CHAR(9);&quot;- &quot;;INDEX([$Hoja1.$A$1:.$BL$1048576];[.A2317]+1;[.B23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53]+1"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IF([.B2318]=0;CONCATENATE(CHAR(9);[.A2318];&quot;:&quot;);CONCATENATE(CHAR(9);CHAR(9);&quot;- &quot;;INDEX([$Hoja1.$A$1:.$BL$1048576];[.A2318]+1;[.B23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54]+1"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formula="of:=IF([.B2319]=0;CONCATENATE(CHAR(9);[.A2319];&quot;:&quot;);CONCATENATE(CHAR(9);CHAR(9);&quot;- &quot;;INDEX([$Hoja1.$A$1:.$BL$1048576];[.A2319]+1;[.B23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55]+1"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formula="of:=IF([.B2320]=0;CONCATENATE(CHAR(9);[.A2320];&quot;:&quot;);CONCATENATE(CHAR(9);CHAR(9);&quot;- &quot;;INDEX([$Hoja1.$A$1:.$BL$1048576];[.A2320]+1;[.B23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56]+1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formula="of:=IF([.B2321]=0;CONCATENATE(CHAR(9);[.A2321];&quot;:&quot;);CONCATENATE(CHAR(9);CHAR(9);&quot;- &quot;;INDEX([$Hoja1.$A$1:.$BL$1048576];[.A2321]+1;[.B23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57]+1"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formula="of:=IF([.B2322]=0;CONCATENATE(CHAR(9);[.A2322];&quot;:&quot;);CONCATENATE(CHAR(9);CHAR(9);&quot;- &quot;;INDEX([$Hoja1.$A$1:.$BL$1048576];[.A2322]+1;[.B23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58]+1"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formula="of:=IF([.B2323]=0;CONCATENATE(CHAR(9);[.A2323];&quot;:&quot;);CONCATENATE(CHAR(9);CHAR(9);&quot;- &quot;;INDEX([$Hoja1.$A$1:.$BL$1048576];[.A2323]+1;[.B23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59]+1"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formula="of:=IF([.B2324]=0;CONCATENATE(CHAR(9);[.A2324];&quot;:&quot;);CONCATENATE(CHAR(9);CHAR(9);&quot;- &quot;;INDEX([$Hoja1.$A$1:.$BL$1048576];[.A2324]+1;[.B23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60]+1"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formula="of:=IF([.B2325]=0;CONCATENATE(CHAR(9);[.A2325];&quot;:&quot;);CONCATENATE(CHAR(9);CHAR(9);&quot;- &quot;;INDEX([$Hoja1.$A$1:.$BL$1048576];[.A2325]+1;[.B23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61]+1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IF([.B2326]=0;CONCATENATE(CHAR(9);[.A2326];&quot;:&quot;);CONCATENATE(CHAR(9);CHAR(9);&quot;- &quot;;INDEX([$Hoja1.$A$1:.$BL$1048576];[.A2326]+1;[.B23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62]+1"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formula="of:=IF([.B2327]=0;CONCATENATE(CHAR(9);[.A2327];&quot;:&quot;);CONCATENATE(CHAR(9);CHAR(9);&quot;- &quot;;INDEX([$Hoja1.$A$1:.$BL$1048576];[.A2327]+1;[.B23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63]+1"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formula="of:=IF([.B2328]=0;CONCATENATE(CHAR(9);[.A2328];&quot;:&quot;);CONCATENATE(CHAR(9);CHAR(9);&quot;- &quot;;INDEX([$Hoja1.$A$1:.$BL$1048576];[.A2328]+1;[.B23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64]+1"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table:formula="of:=IF([.B2329]=0;CONCATENATE(CHAR(9);[.A2329];&quot;:&quot;);CONCATENATE(CHAR(9);CHAR(9);&quot;- &quot;;INDEX([$Hoja1.$A$1:.$BL$1048576];[.A2329]+1;[.B23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65]+1"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table:formula="of:=IF([.B2330]=0;CONCATENATE(CHAR(9);[.A2330];&quot;:&quot;);CONCATENATE(CHAR(9);CHAR(9);&quot;- &quot;;INDEX([$Hoja1.$A$1:.$BL$1048576];[.A2330]+1;[.B23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66]+1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formula="of:=IF([.B2331]=0;CONCATENATE(CHAR(9);[.A2331];&quot;:&quot;);CONCATENATE(CHAR(9);CHAR(9);&quot;- &quot;;INDEX([$Hoja1.$A$1:.$BL$1048576];[.A2331]+1;[.B23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67]+1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formula="of:=IF([.B2332]=0;CONCATENATE(CHAR(9);[.A2332];&quot;:&quot;);CONCATENATE(CHAR(9);CHAR(9);&quot;- &quot;;INDEX([$Hoja1.$A$1:.$BL$1048576];[.A2332]+1;[.B23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68]+1"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table:formula="of:=IF([.B2333]=0;CONCATENATE(CHAR(9);[.A2333];&quot;:&quot;);CONCATENATE(CHAR(9);CHAR(9);&quot;- &quot;;INDEX([$Hoja1.$A$1:.$BL$1048576];[.A2333]+1;[.B23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69]+1"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table:formula="of:=IF([.B2334]=0;CONCATENATE(CHAR(9);[.A2334];&quot;:&quot;);CONCATENATE(CHAR(9);CHAR(9);&quot;- &quot;;INDEX([$Hoja1.$A$1:.$BL$1048576];[.A2334]+1;[.B23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70]+1"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table:formula="of:=IF([.B2335]=0;CONCATENATE(CHAR(9);[.A2335];&quot;:&quot;);CONCATENATE(CHAR(9);CHAR(9);&quot;- &quot;;INDEX([$Hoja1.$A$1:.$BL$1048576];[.A2335]+1;[.B23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71]+1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formula="of:=IF([.B2336]=0;CONCATENATE(CHAR(9);[.A2336];&quot;:&quot;);CONCATENATE(CHAR(9);CHAR(9);&quot;- &quot;;INDEX([$Hoja1.$A$1:.$BL$1048576];[.A2336]+1;[.B23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72]+1"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table:formula="of:=IF([.B2337]=0;CONCATENATE(CHAR(9);[.A2337];&quot;:&quot;);CONCATENATE(CHAR(9);CHAR(9);&quot;- &quot;;INDEX([$Hoja1.$A$1:.$BL$1048576];[.A2337]+1;[.B23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73]+1"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formula="of:=IF([.B2338]=0;CONCATENATE(CHAR(9);[.A2338];&quot;:&quot;);CONCATENATE(CHAR(9);CHAR(9);&quot;- &quot;;INDEX([$Hoja1.$A$1:.$BL$1048576];[.A2338]+1;[.B23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74]+1"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formula="of:=IF([.B2339]=0;CONCATENATE(CHAR(9);[.A2339];&quot;:&quot;);CONCATENATE(CHAR(9);CHAR(9);&quot;- &quot;;INDEX([$Hoja1.$A$1:.$BL$1048576];[.A2339]+1;[.B23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75]+1"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table:formula="of:=IF([.B2340]=0;CONCATENATE(CHAR(9);[.A2340];&quot;:&quot;);CONCATENATE(CHAR(9);CHAR(9);&quot;- &quot;;INDEX([$Hoja1.$A$1:.$BL$1048576];[.A2340]+1;[.B23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76]+1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IF([.B2341]=0;CONCATENATE(CHAR(9);[.A2341];&quot;:&quot;);CONCATENATE(CHAR(9);CHAR(9);&quot;- &quot;;INDEX([$Hoja1.$A$1:.$BL$1048576];[.A2341]+1;[.B2341])))" office:value-type="string" office:string-value="&#9;36:" calcext:value-type="string">
            <text:p><text:tab/>36:</text:p>
          </table:table-cell>
        </table:table-row>
        <table:table-row table:style-name="ro1">
          <table:table-cell table:formula="of:=[.A2277]+1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IF([.B2342]=0;CONCATENATE(CHAR(9);[.A2342];&quot;:&quot;);CONCATENATE(CHAR(9);CHAR(9);&quot;- &quot;;INDEX([$Hoja1.$A$1:.$BL$1048576];[.A2342]+1;[.B23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78]+1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IF([.B2343]=0;CONCATENATE(CHAR(9);[.A2343];&quot;:&quot;);CONCATENATE(CHAR(9);CHAR(9);&quot;- &quot;;INDEX([$Hoja1.$A$1:.$BL$1048576];[.A2343]+1;[.B23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79]+1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IF([.B2344]=0;CONCATENATE(CHAR(9);[.A2344];&quot;:&quot;);CONCATENATE(CHAR(9);CHAR(9);&quot;- &quot;;INDEX([$Hoja1.$A$1:.$BL$1048576];[.A2344]+1;[.B23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80]+1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IF([.B2345]=0;CONCATENATE(CHAR(9);[.A2345];&quot;:&quot;);CONCATENATE(CHAR(9);CHAR(9);&quot;- &quot;;INDEX([$Hoja1.$A$1:.$BL$1048576];[.A2345]+1;[.B23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81]+1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IF([.B2346]=0;CONCATENATE(CHAR(9);[.A2346];&quot;:&quot;);CONCATENATE(CHAR(9);CHAR(9);&quot;- &quot;;INDEX([$Hoja1.$A$1:.$BL$1048576];[.A2346]+1;[.B23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82]+1"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IF([.B2347]=0;CONCATENATE(CHAR(9);[.A2347];&quot;:&quot;);CONCATENATE(CHAR(9);CHAR(9);&quot;- &quot;;INDEX([$Hoja1.$A$1:.$BL$1048576];[.A2347]+1;[.B23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83]+1"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formula="of:=IF([.B2348]=0;CONCATENATE(CHAR(9);[.A2348];&quot;:&quot;);CONCATENATE(CHAR(9);CHAR(9);&quot;- &quot;;INDEX([$Hoja1.$A$1:.$BL$1048576];[.A2348]+1;[.B23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84]+1"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formula="of:=IF([.B2349]=0;CONCATENATE(CHAR(9);[.A2349];&quot;:&quot;);CONCATENATE(CHAR(9);CHAR(9);&quot;- &quot;;INDEX([$Hoja1.$A$1:.$BL$1048576];[.A2349]+1;[.B23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85]+1"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formula="of:=IF([.B2350]=0;CONCATENATE(CHAR(9);[.A2350];&quot;:&quot;);CONCATENATE(CHAR(9);CHAR(9);&quot;- &quot;;INDEX([$Hoja1.$A$1:.$BL$1048576];[.A2350]+1;[.B23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86]+1"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IF([.B2351]=0;CONCATENATE(CHAR(9);[.A2351];&quot;:&quot;);CONCATENATE(CHAR(9);CHAR(9);&quot;- &quot;;INDEX([$Hoja1.$A$1:.$BL$1048576];[.A2351]+1;[.B23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87]+1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formula="of:=IF([.B2352]=0;CONCATENATE(CHAR(9);[.A2352];&quot;:&quot;);CONCATENATE(CHAR(9);CHAR(9);&quot;- &quot;;INDEX([$Hoja1.$A$1:.$BL$1048576];[.A2352]+1;[.B23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88]+1"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formula="of:=IF([.B2353]=0;CONCATENATE(CHAR(9);[.A2353];&quot;:&quot;);CONCATENATE(CHAR(9);CHAR(9);&quot;- &quot;;INDEX([$Hoja1.$A$1:.$BL$1048576];[.A2353]+1;[.B23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89]+1"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formula="of:=IF([.B2354]=0;CONCATENATE(CHAR(9);[.A2354];&quot;:&quot;);CONCATENATE(CHAR(9);CHAR(9);&quot;- &quot;;INDEX([$Hoja1.$A$1:.$BL$1048576];[.A2354]+1;[.B23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90]+1"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formula="of:=IF([.B2355]=0;CONCATENATE(CHAR(9);[.A2355];&quot;:&quot;);CONCATENATE(CHAR(9);CHAR(9);&quot;- &quot;;INDEX([$Hoja1.$A$1:.$BL$1048576];[.A2355]+1;[.B23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91]+1"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formula="of:=IF([.B2356]=0;CONCATENATE(CHAR(9);[.A2356];&quot;:&quot;);CONCATENATE(CHAR(9);CHAR(9);&quot;- &quot;;INDEX([$Hoja1.$A$1:.$BL$1048576];[.A2356]+1;[.B23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92]+1"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formula="of:=IF([.B2357]=0;CONCATENATE(CHAR(9);[.A2357];&quot;:&quot;);CONCATENATE(CHAR(9);CHAR(9);&quot;- &quot;;INDEX([$Hoja1.$A$1:.$BL$1048576];[.A2357]+1;[.B23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93]+1"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table:formula="of:=IF([.B2358]=0;CONCATENATE(CHAR(9);[.A2358];&quot;:&quot;);CONCATENATE(CHAR(9);CHAR(9);&quot;- &quot;;INDEX([$Hoja1.$A$1:.$BL$1048576];[.A2358]+1;[.B23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94]+1"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formula="of:=IF([.B2359]=0;CONCATENATE(CHAR(9);[.A2359];&quot;:&quot;);CONCATENATE(CHAR(9);CHAR(9);&quot;- &quot;;INDEX([$Hoja1.$A$1:.$BL$1048576];[.A2359]+1;[.B23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95]+1"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IF([.B2360]=0;CONCATENATE(CHAR(9);[.A2360];&quot;:&quot;);CONCATENATE(CHAR(9);CHAR(9);&quot;- &quot;;INDEX([$Hoja1.$A$1:.$BL$1048576];[.A2360]+1;[.B23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96]+1"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formula="of:=IF([.B2361]=0;CONCATENATE(CHAR(9);[.A2361];&quot;:&quot;);CONCATENATE(CHAR(9);CHAR(9);&quot;- &quot;;INDEX([$Hoja1.$A$1:.$BL$1048576];[.A2361]+1;[.B23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97]+1"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formula="of:=IF([.B2362]=0;CONCATENATE(CHAR(9);[.A2362];&quot;:&quot;);CONCATENATE(CHAR(9);CHAR(9);&quot;- &quot;;INDEX([$Hoja1.$A$1:.$BL$1048576];[.A2362]+1;[.B23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98]+1"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formula="of:=IF([.B2363]=0;CONCATENATE(CHAR(9);[.A2363];&quot;:&quot;);CONCATENATE(CHAR(9);CHAR(9);&quot;- &quot;;INDEX([$Hoja1.$A$1:.$BL$1048576];[.A2363]+1;[.B23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299]+1"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formula="of:=IF([.B2364]=0;CONCATENATE(CHAR(9);[.A2364];&quot;:&quot;);CONCATENATE(CHAR(9);CHAR(9);&quot;- &quot;;INDEX([$Hoja1.$A$1:.$BL$1048576];[.A2364]+1;[.B23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00]+1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formula="of:=IF([.B2365]=0;CONCATENATE(CHAR(9);[.A2365];&quot;:&quot;);CONCATENATE(CHAR(9);CHAR(9);&quot;- &quot;;INDEX([$Hoja1.$A$1:.$BL$1048576];[.A2365]+1;[.B23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01]+1"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formula="of:=IF([.B2366]=0;CONCATENATE(CHAR(9);[.A2366];&quot;:&quot;);CONCATENATE(CHAR(9);CHAR(9);&quot;- &quot;;INDEX([$Hoja1.$A$1:.$BL$1048576];[.A2366]+1;[.B23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02]+1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formula="of:=IF([.B2367]=0;CONCATENATE(CHAR(9);[.A2367];&quot;:&quot;);CONCATENATE(CHAR(9);CHAR(9);&quot;- &quot;;INDEX([$Hoja1.$A$1:.$BL$1048576];[.A2367]+1;[.B23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03]+1"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formula="of:=IF([.B2368]=0;CONCATENATE(CHAR(9);[.A2368];&quot;:&quot;);CONCATENATE(CHAR(9);CHAR(9);&quot;- &quot;;INDEX([$Hoja1.$A$1:.$BL$1048576];[.A2368]+1;[.B23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04]+1"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formula="of:=IF([.B2369]=0;CONCATENATE(CHAR(9);[.A2369];&quot;:&quot;);CONCATENATE(CHAR(9);CHAR(9);&quot;- &quot;;INDEX([$Hoja1.$A$1:.$BL$1048576];[.A2369]+1;[.B23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05]+1"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formula="of:=IF([.B2370]=0;CONCATENATE(CHAR(9);[.A2370];&quot;:&quot;);CONCATENATE(CHAR(9);CHAR(9);&quot;- &quot;;INDEX([$Hoja1.$A$1:.$BL$1048576];[.A2370]+1;[.B23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06]+1"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formula="of:=IF([.B2371]=0;CONCATENATE(CHAR(9);[.A2371];&quot;:&quot;);CONCATENATE(CHAR(9);CHAR(9);&quot;- &quot;;INDEX([$Hoja1.$A$1:.$BL$1048576];[.A2371]+1;[.B23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07]+1"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formula="of:=IF([.B2372]=0;CONCATENATE(CHAR(9);[.A2372];&quot;:&quot;);CONCATENATE(CHAR(9);CHAR(9);&quot;- &quot;;INDEX([$Hoja1.$A$1:.$BL$1048576];[.A2372]+1;[.B23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08]+1"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formula="of:=IF([.B2373]=0;CONCATENATE(CHAR(9);[.A2373];&quot;:&quot;);CONCATENATE(CHAR(9);CHAR(9);&quot;- &quot;;INDEX([$Hoja1.$A$1:.$BL$1048576];[.A2373]+1;[.B23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09]+1"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formula="of:=IF([.B2374]=0;CONCATENATE(CHAR(9);[.A2374];&quot;:&quot;);CONCATENATE(CHAR(9);CHAR(9);&quot;- &quot;;INDEX([$Hoja1.$A$1:.$BL$1048576];[.A2374]+1;[.B23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10]+1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formula="of:=IF([.B2375]=0;CONCATENATE(CHAR(9);[.A2375];&quot;:&quot;);CONCATENATE(CHAR(9);CHAR(9);&quot;- &quot;;INDEX([$Hoja1.$A$1:.$BL$1048576];[.A2375]+1;[.B23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11]+1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formula="of:=IF([.B2376]=0;CONCATENATE(CHAR(9);[.A2376];&quot;:&quot;);CONCATENATE(CHAR(9);CHAR(9);&quot;- &quot;;INDEX([$Hoja1.$A$1:.$BL$1048576];[.A2376]+1;[.B23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12]+1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table:formula="of:=IF([.B2377]=0;CONCATENATE(CHAR(9);[.A2377];&quot;:&quot;);CONCATENATE(CHAR(9);CHAR(9);&quot;- &quot;;INDEX([$Hoja1.$A$1:.$BL$1048576];[.A2377]+1;[.B23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13]+1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formula="of:=IF([.B2378]=0;CONCATENATE(CHAR(9);[.A2378];&quot;:&quot;);CONCATENATE(CHAR(9);CHAR(9);&quot;- &quot;;INDEX([$Hoja1.$A$1:.$BL$1048576];[.A2378]+1;[.B23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14]+1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formula="of:=IF([.B2379]=0;CONCATENATE(CHAR(9);[.A2379];&quot;:&quot;);CONCATENATE(CHAR(9);CHAR(9);&quot;- &quot;;INDEX([$Hoja1.$A$1:.$BL$1048576];[.A2379]+1;[.B23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15]+1"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formula="of:=IF([.B2380]=0;CONCATENATE(CHAR(9);[.A2380];&quot;:&quot;);CONCATENATE(CHAR(9);CHAR(9);&quot;- &quot;;INDEX([$Hoja1.$A$1:.$BL$1048576];[.A2380]+1;[.B23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16]+1"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formula="of:=IF([.B2381]=0;CONCATENATE(CHAR(9);[.A2381];&quot;:&quot;);CONCATENATE(CHAR(9);CHAR(9);&quot;- &quot;;INDEX([$Hoja1.$A$1:.$BL$1048576];[.A2381]+1;[.B23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17]+1"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formula="of:=IF([.B2382]=0;CONCATENATE(CHAR(9);[.A2382];&quot;:&quot;);CONCATENATE(CHAR(9);CHAR(9);&quot;- &quot;;INDEX([$Hoja1.$A$1:.$BL$1048576];[.A2382]+1;[.B23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18]+1"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formula="of:=IF([.B2383]=0;CONCATENATE(CHAR(9);[.A2383];&quot;:&quot;);CONCATENATE(CHAR(9);CHAR(9);&quot;- &quot;;INDEX([$Hoja1.$A$1:.$BL$1048576];[.A2383]+1;[.B23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19]+1"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formula="of:=IF([.B2384]=0;CONCATENATE(CHAR(9);[.A2384];&quot;:&quot;);CONCATENATE(CHAR(9);CHAR(9);&quot;- &quot;;INDEX([$Hoja1.$A$1:.$BL$1048576];[.A2384]+1;[.B23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20]+1"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formula="of:=IF([.B2385]=0;CONCATENATE(CHAR(9);[.A2385];&quot;:&quot;);CONCATENATE(CHAR(9);CHAR(9);&quot;- &quot;;INDEX([$Hoja1.$A$1:.$BL$1048576];[.A2385]+1;[.B23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21]+1"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formula="of:=IF([.B2386]=0;CONCATENATE(CHAR(9);[.A2386];&quot;:&quot;);CONCATENATE(CHAR(9);CHAR(9);&quot;- &quot;;INDEX([$Hoja1.$A$1:.$BL$1048576];[.A2386]+1;[.B23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22]+1"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formula="of:=IF([.B2387]=0;CONCATENATE(CHAR(9);[.A2387];&quot;:&quot;);CONCATENATE(CHAR(9);CHAR(9);&quot;- &quot;;INDEX([$Hoja1.$A$1:.$BL$1048576];[.A2387]+1;[.B23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23]+1"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formula="of:=IF([.B2388]=0;CONCATENATE(CHAR(9);[.A2388];&quot;:&quot;);CONCATENATE(CHAR(9);CHAR(9);&quot;- &quot;;INDEX([$Hoja1.$A$1:.$BL$1048576];[.A2388]+1;[.B23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24]+1"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formula="of:=IF([.B2389]=0;CONCATENATE(CHAR(9);[.A2389];&quot;:&quot;);CONCATENATE(CHAR(9);CHAR(9);&quot;- &quot;;INDEX([$Hoja1.$A$1:.$BL$1048576];[.A2389]+1;[.B23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25]+1"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formula="of:=IF([.B2390]=0;CONCATENATE(CHAR(9);[.A2390];&quot;:&quot;);CONCATENATE(CHAR(9);CHAR(9);&quot;- &quot;;INDEX([$Hoja1.$A$1:.$BL$1048576];[.A2390]+1;[.B23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26]+1"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formula="of:=IF([.B2391]=0;CONCATENATE(CHAR(9);[.A2391];&quot;:&quot;);CONCATENATE(CHAR(9);CHAR(9);&quot;- &quot;;INDEX([$Hoja1.$A$1:.$BL$1048576];[.A2391]+1;[.B23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27]+1"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formula="of:=IF([.B2392]=0;CONCATENATE(CHAR(9);[.A2392];&quot;:&quot;);CONCATENATE(CHAR(9);CHAR(9);&quot;- &quot;;INDEX([$Hoja1.$A$1:.$BL$1048576];[.A2392]+1;[.B23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28]+1"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formula="of:=IF([.B2393]=0;CONCATENATE(CHAR(9);[.A2393];&quot;:&quot;);CONCATENATE(CHAR(9);CHAR(9);&quot;- &quot;;INDEX([$Hoja1.$A$1:.$BL$1048576];[.A2393]+1;[.B23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29]+1"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formula="of:=IF([.B2394]=0;CONCATENATE(CHAR(9);[.A2394];&quot;:&quot;);CONCATENATE(CHAR(9);CHAR(9);&quot;- &quot;;INDEX([$Hoja1.$A$1:.$BL$1048576];[.A2394]+1;[.B23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30]+1"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formula="of:=IF([.B2395]=0;CONCATENATE(CHAR(9);[.A2395];&quot;:&quot;);CONCATENATE(CHAR(9);CHAR(9);&quot;- &quot;;INDEX([$Hoja1.$A$1:.$BL$1048576];[.A2395]+1;[.B23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31]+1"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table:formula="of:=IF([.B2396]=0;CONCATENATE(CHAR(9);[.A2396];&quot;:&quot;);CONCATENATE(CHAR(9);CHAR(9);&quot;- &quot;;INDEX([$Hoja1.$A$1:.$BL$1048576];[.A2396]+1;[.B23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32]+1"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table:formula="of:=IF([.B2397]=0;CONCATENATE(CHAR(9);[.A2397];&quot;:&quot;);CONCATENATE(CHAR(9);CHAR(9);&quot;- &quot;;INDEX([$Hoja1.$A$1:.$BL$1048576];[.A2397]+1;[.B23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33]+1"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table:formula="of:=IF([.B2398]=0;CONCATENATE(CHAR(9);[.A2398];&quot;:&quot;);CONCATENATE(CHAR(9);CHAR(9);&quot;- &quot;;INDEX([$Hoja1.$A$1:.$BL$1048576];[.A2398]+1;[.B23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34]+1"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table:formula="of:=IF([.B2399]=0;CONCATENATE(CHAR(9);[.A2399];&quot;:&quot;);CONCATENATE(CHAR(9);CHAR(9);&quot;- &quot;;INDEX([$Hoja1.$A$1:.$BL$1048576];[.A2399]+1;[.B23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35]+1"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table:formula="of:=IF([.B2400]=0;CONCATENATE(CHAR(9);[.A2400];&quot;:&quot;);CONCATENATE(CHAR(9);CHAR(9);&quot;- &quot;;INDEX([$Hoja1.$A$1:.$BL$1048576];[.A2400]+1;[.B24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36]+1"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table:formula="of:=IF([.B2401]=0;CONCATENATE(CHAR(9);[.A2401];&quot;:&quot;);CONCATENATE(CHAR(9);CHAR(9);&quot;- &quot;;INDEX([$Hoja1.$A$1:.$BL$1048576];[.A2401]+1;[.B24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37]+1"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table:formula="of:=IF([.B2402]=0;CONCATENATE(CHAR(9);[.A2402];&quot;:&quot;);CONCATENATE(CHAR(9);CHAR(9);&quot;- &quot;;INDEX([$Hoja1.$A$1:.$BL$1048576];[.A2402]+1;[.B24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38]+1"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formula="of:=IF([.B2403]=0;CONCATENATE(CHAR(9);[.A2403];&quot;:&quot;);CONCATENATE(CHAR(9);CHAR(9);&quot;- &quot;;INDEX([$Hoja1.$A$1:.$BL$1048576];[.A2403]+1;[.B24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39]+1"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table:formula="of:=IF([.B2404]=0;CONCATENATE(CHAR(9);[.A2404];&quot;:&quot;);CONCATENATE(CHAR(9);CHAR(9);&quot;- &quot;;INDEX([$Hoja1.$A$1:.$BL$1048576];[.A2404]+1;[.B24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40]+1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table:formula="of:=IF([.B2405]=0;CONCATENATE(CHAR(9);[.A2405];&quot;:&quot;);CONCATENATE(CHAR(9);CHAR(9);&quot;- &quot;;INDEX([$Hoja1.$A$1:.$BL$1048576];[.A2405]+1;[.B24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41]+1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IF([.B2406]=0;CONCATENATE(CHAR(9);[.A2406];&quot;:&quot;);CONCATENATE(CHAR(9);CHAR(9);&quot;- &quot;;INDEX([$Hoja1.$A$1:.$BL$1048576];[.A2406]+1;[.B2406])))" office:value-type="string" office:string-value="&#9;37:" calcext:value-type="string">
            <text:p><text:tab/>37:</text:p>
          </table:table-cell>
        </table:table-row>
        <table:table-row table:style-name="ro1">
          <table:table-cell table:formula="of:=[.A2342]+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IF([.B2407]=0;CONCATENATE(CHAR(9);[.A2407];&quot;:&quot;);CONCATENATE(CHAR(9);CHAR(9);&quot;- &quot;;INDEX([$Hoja1.$A$1:.$BL$1048576];[.A2407]+1;[.B24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43]+1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IF([.B2408]=0;CONCATENATE(CHAR(9);[.A2408];&quot;:&quot;);CONCATENATE(CHAR(9);CHAR(9);&quot;- &quot;;INDEX([$Hoja1.$A$1:.$BL$1048576];[.A2408]+1;[.B24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44]+1"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IF([.B2409]=0;CONCATENATE(CHAR(9);[.A2409];&quot;:&quot;);CONCATENATE(CHAR(9);CHAR(9);&quot;- &quot;;INDEX([$Hoja1.$A$1:.$BL$1048576];[.A2409]+1;[.B24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45]+1"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formula="of:=IF([.B2410]=0;CONCATENATE(CHAR(9);[.A2410];&quot;:&quot;);CONCATENATE(CHAR(9);CHAR(9);&quot;- &quot;;INDEX([$Hoja1.$A$1:.$BL$1048576];[.A2410]+1;[.B24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46]+1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formula="of:=IF([.B2411]=0;CONCATENATE(CHAR(9);[.A2411];&quot;:&quot;);CONCATENATE(CHAR(9);CHAR(9);&quot;- &quot;;INDEX([$Hoja1.$A$1:.$BL$1048576];[.A2411]+1;[.B24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47]+1"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IF([.B2412]=0;CONCATENATE(CHAR(9);[.A2412];&quot;:&quot;);CONCATENATE(CHAR(9);CHAR(9);&quot;- &quot;;INDEX([$Hoja1.$A$1:.$BL$1048576];[.A2412]+1;[.B24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48]+1"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formula="of:=IF([.B2413]=0;CONCATENATE(CHAR(9);[.A2413];&quot;:&quot;);CONCATENATE(CHAR(9);CHAR(9);&quot;- &quot;;INDEX([$Hoja1.$A$1:.$BL$1048576];[.A2413]+1;[.B24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49]+1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IF([.B2414]=0;CONCATENATE(CHAR(9);[.A2414];&quot;:&quot;);CONCATENATE(CHAR(9);CHAR(9);&quot;- &quot;;INDEX([$Hoja1.$A$1:.$BL$1048576];[.A2414]+1;[.B24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50]+1"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IF([.B2415]=0;CONCATENATE(CHAR(9);[.A2415];&quot;:&quot;);CONCATENATE(CHAR(9);CHAR(9);&quot;- &quot;;INDEX([$Hoja1.$A$1:.$BL$1048576];[.A2415]+1;[.B24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51]+1"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IF([.B2416]=0;CONCATENATE(CHAR(9);[.A2416];&quot;:&quot;);CONCATENATE(CHAR(9);CHAR(9);&quot;- &quot;;INDEX([$Hoja1.$A$1:.$BL$1048576];[.A2416]+1;[.B24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52]+1"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IF([.B2417]=0;CONCATENATE(CHAR(9);[.A2417];&quot;:&quot;);CONCATENATE(CHAR(9);CHAR(9);&quot;- &quot;;INDEX([$Hoja1.$A$1:.$BL$1048576];[.A2417]+1;[.B24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53]+1"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formula="of:=IF([.B2418]=0;CONCATENATE(CHAR(9);[.A2418];&quot;:&quot;);CONCATENATE(CHAR(9);CHAR(9);&quot;- &quot;;INDEX([$Hoja1.$A$1:.$BL$1048576];[.A2418]+1;[.B24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54]+1"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formula="of:=IF([.B2419]=0;CONCATENATE(CHAR(9);[.A2419];&quot;:&quot;);CONCATENATE(CHAR(9);CHAR(9);&quot;- &quot;;INDEX([$Hoja1.$A$1:.$BL$1048576];[.A2419]+1;[.B24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55]+1"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formula="of:=IF([.B2420]=0;CONCATENATE(CHAR(9);[.A2420];&quot;:&quot;);CONCATENATE(CHAR(9);CHAR(9);&quot;- &quot;;INDEX([$Hoja1.$A$1:.$BL$1048576];[.A2420]+1;[.B24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56]+1"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formula="of:=IF([.B2421]=0;CONCATENATE(CHAR(9);[.A2421];&quot;:&quot;);CONCATENATE(CHAR(9);CHAR(9);&quot;- &quot;;INDEX([$Hoja1.$A$1:.$BL$1048576];[.A2421]+1;[.B24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57]+1"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formula="of:=IF([.B2422]=0;CONCATENATE(CHAR(9);[.A2422];&quot;:&quot;);CONCATENATE(CHAR(9);CHAR(9);&quot;- &quot;;INDEX([$Hoja1.$A$1:.$BL$1048576];[.A2422]+1;[.B24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58]+1"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formula="of:=IF([.B2423]=0;CONCATENATE(CHAR(9);[.A2423];&quot;:&quot;);CONCATENATE(CHAR(9);CHAR(9);&quot;- &quot;;INDEX([$Hoja1.$A$1:.$BL$1048576];[.A2423]+1;[.B24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59]+1"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IF([.B2424]=0;CONCATENATE(CHAR(9);[.A2424];&quot;:&quot;);CONCATENATE(CHAR(9);CHAR(9);&quot;- &quot;;INDEX([$Hoja1.$A$1:.$BL$1048576];[.A2424]+1;[.B24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60]+1"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formula="of:=IF([.B2425]=0;CONCATENATE(CHAR(9);[.A2425];&quot;:&quot;);CONCATENATE(CHAR(9);CHAR(9);&quot;- &quot;;INDEX([$Hoja1.$A$1:.$BL$1048576];[.A2425]+1;[.B24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61]+1"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formula="of:=IF([.B2426]=0;CONCATENATE(CHAR(9);[.A2426];&quot;:&quot;);CONCATENATE(CHAR(9);CHAR(9);&quot;- &quot;;INDEX([$Hoja1.$A$1:.$BL$1048576];[.A2426]+1;[.B24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62]+1"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formula="of:=IF([.B2427]=0;CONCATENATE(CHAR(9);[.A2427];&quot;:&quot;);CONCATENATE(CHAR(9);CHAR(9);&quot;- &quot;;INDEX([$Hoja1.$A$1:.$BL$1048576];[.A2427]+1;[.B24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63]+1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formula="of:=IF([.B2428]=0;CONCATENATE(CHAR(9);[.A2428];&quot;:&quot;);CONCATENATE(CHAR(9);CHAR(9);&quot;- &quot;;INDEX([$Hoja1.$A$1:.$BL$1048576];[.A2428]+1;[.B24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64]+1"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formula="of:=IF([.B2429]=0;CONCATENATE(CHAR(9);[.A2429];&quot;:&quot;);CONCATENATE(CHAR(9);CHAR(9);&quot;- &quot;;INDEX([$Hoja1.$A$1:.$BL$1048576];[.A2429]+1;[.B24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65]+1"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formula="of:=IF([.B2430]=0;CONCATENATE(CHAR(9);[.A2430];&quot;:&quot;);CONCATENATE(CHAR(9);CHAR(9);&quot;- &quot;;INDEX([$Hoja1.$A$1:.$BL$1048576];[.A2430]+1;[.B24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66]+1"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table:formula="of:=IF([.B2431]=0;CONCATENATE(CHAR(9);[.A2431];&quot;:&quot;);CONCATENATE(CHAR(9);CHAR(9);&quot;- &quot;;INDEX([$Hoja1.$A$1:.$BL$1048576];[.A2431]+1;[.B24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67]+1"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formula="of:=IF([.B2432]=0;CONCATENATE(CHAR(9);[.A2432];&quot;:&quot;);CONCATENATE(CHAR(9);CHAR(9);&quot;- &quot;;INDEX([$Hoja1.$A$1:.$BL$1048576];[.A2432]+1;[.B24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68]+1"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IF([.B2433]=0;CONCATENATE(CHAR(9);[.A2433];&quot;:&quot;);CONCATENATE(CHAR(9);CHAR(9);&quot;- &quot;;INDEX([$Hoja1.$A$1:.$BL$1048576];[.A2433]+1;[.B24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69]+1"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formula="of:=IF([.B2434]=0;CONCATENATE(CHAR(9);[.A2434];&quot;:&quot;);CONCATENATE(CHAR(9);CHAR(9);&quot;- &quot;;INDEX([$Hoja1.$A$1:.$BL$1048576];[.A2434]+1;[.B24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70]+1"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table:formula="of:=IF([.B2435]=0;CONCATENATE(CHAR(9);[.A2435];&quot;:&quot;);CONCATENATE(CHAR(9);CHAR(9);&quot;- &quot;;INDEX([$Hoja1.$A$1:.$BL$1048576];[.A2435]+1;[.B24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71]+1"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formula="of:=IF([.B2436]=0;CONCATENATE(CHAR(9);[.A2436];&quot;:&quot;);CONCATENATE(CHAR(9);CHAR(9);&quot;- &quot;;INDEX([$Hoja1.$A$1:.$BL$1048576];[.A2436]+1;[.B24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72]+1"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formula="of:=IF([.B2437]=0;CONCATENATE(CHAR(9);[.A2437];&quot;:&quot;);CONCATENATE(CHAR(9);CHAR(9);&quot;- &quot;;INDEX([$Hoja1.$A$1:.$BL$1048576];[.A2437]+1;[.B24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73]+1"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formula="of:=IF([.B2438]=0;CONCATENATE(CHAR(9);[.A2438];&quot;:&quot;);CONCATENATE(CHAR(9);CHAR(9);&quot;- &quot;;INDEX([$Hoja1.$A$1:.$BL$1048576];[.A2438]+1;[.B24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74]+1"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formula="of:=IF([.B2439]=0;CONCATENATE(CHAR(9);[.A2439];&quot;:&quot;);CONCATENATE(CHAR(9);CHAR(9);&quot;- &quot;;INDEX([$Hoja1.$A$1:.$BL$1048576];[.A2439]+1;[.B24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75]+1"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formula="of:=IF([.B2440]=0;CONCATENATE(CHAR(9);[.A2440];&quot;:&quot;);CONCATENATE(CHAR(9);CHAR(9);&quot;- &quot;;INDEX([$Hoja1.$A$1:.$BL$1048576];[.A2440]+1;[.B24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76]+1"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formula="of:=IF([.B2441]=0;CONCATENATE(CHAR(9);[.A2441];&quot;:&quot;);CONCATENATE(CHAR(9);CHAR(9);&quot;- &quot;;INDEX([$Hoja1.$A$1:.$BL$1048576];[.A2441]+1;[.B24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77]+1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formula="of:=IF([.B2442]=0;CONCATENATE(CHAR(9);[.A2442];&quot;:&quot;);CONCATENATE(CHAR(9);CHAR(9);&quot;- &quot;;INDEX([$Hoja1.$A$1:.$BL$1048576];[.A2442]+1;[.B24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78]+1"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 table:formula="of:=IF([.B2443]=0;CONCATENATE(CHAR(9);[.A2443];&quot;:&quot;);CONCATENATE(CHAR(9);CHAR(9);&quot;- &quot;;INDEX([$Hoja1.$A$1:.$BL$1048576];[.A2443]+1;[.B24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79]+1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formula="of:=IF([.B2444]=0;CONCATENATE(CHAR(9);[.A2444];&quot;:&quot;);CONCATENATE(CHAR(9);CHAR(9);&quot;- &quot;;INDEX([$Hoja1.$A$1:.$BL$1048576];[.A2444]+1;[.B24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80]+1"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formula="of:=IF([.B2445]=0;CONCATENATE(CHAR(9);[.A2445];&quot;:&quot;);CONCATENATE(CHAR(9);CHAR(9);&quot;- &quot;;INDEX([$Hoja1.$A$1:.$BL$1048576];[.A2445]+1;[.B24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81]+1"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formula="of:=IF([.B2446]=0;CONCATENATE(CHAR(9);[.A2446];&quot;:&quot;);CONCATENATE(CHAR(9);CHAR(9);&quot;- &quot;;INDEX([$Hoja1.$A$1:.$BL$1048576];[.A2446]+1;[.B24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82]+1"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formula="of:=IF([.B2447]=0;CONCATENATE(CHAR(9);[.A2447];&quot;:&quot;);CONCATENATE(CHAR(9);CHAR(9);&quot;- &quot;;INDEX([$Hoja1.$A$1:.$BL$1048576];[.A2447]+1;[.B24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83]+1"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formula="of:=IF([.B2448]=0;CONCATENATE(CHAR(9);[.A2448];&quot;:&quot;);CONCATENATE(CHAR(9);CHAR(9);&quot;- &quot;;INDEX([$Hoja1.$A$1:.$BL$1048576];[.A2448]+1;[.B24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84]+1"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formula="of:=IF([.B2449]=0;CONCATENATE(CHAR(9);[.A2449];&quot;:&quot;);CONCATENATE(CHAR(9);CHAR(9);&quot;- &quot;;INDEX([$Hoja1.$A$1:.$BL$1048576];[.A2449]+1;[.B24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85]+1"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formula="of:=IF([.B2450]=0;CONCATENATE(CHAR(9);[.A2450];&quot;:&quot;);CONCATENATE(CHAR(9);CHAR(9);&quot;- &quot;;INDEX([$Hoja1.$A$1:.$BL$1048576];[.A2450]+1;[.B24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86]+1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formula="of:=IF([.B2451]=0;CONCATENATE(CHAR(9);[.A2451];&quot;:&quot;);CONCATENATE(CHAR(9);CHAR(9);&quot;- &quot;;INDEX([$Hoja1.$A$1:.$BL$1048576];[.A2451]+1;[.B24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87]+1"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formula="of:=IF([.B2452]=0;CONCATENATE(CHAR(9);[.A2452];&quot;:&quot;);CONCATENATE(CHAR(9);CHAR(9);&quot;- &quot;;INDEX([$Hoja1.$A$1:.$BL$1048576];[.A2452]+1;[.B24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88]+1"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formula="of:=IF([.B2453]=0;CONCATENATE(CHAR(9);[.A2453];&quot;:&quot;);CONCATENATE(CHAR(9);CHAR(9);&quot;- &quot;;INDEX([$Hoja1.$A$1:.$BL$1048576];[.A2453]+1;[.B24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89]+1"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formula="of:=IF([.B2454]=0;CONCATENATE(CHAR(9);[.A2454];&quot;:&quot;);CONCATENATE(CHAR(9);CHAR(9);&quot;- &quot;;INDEX([$Hoja1.$A$1:.$BL$1048576];[.A2454]+1;[.B24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90]+1"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formula="of:=IF([.B2455]=0;CONCATENATE(CHAR(9);[.A2455];&quot;:&quot;);CONCATENATE(CHAR(9);CHAR(9);&quot;- &quot;;INDEX([$Hoja1.$A$1:.$BL$1048576];[.A2455]+1;[.B24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91]+1"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formula="of:=IF([.B2456]=0;CONCATENATE(CHAR(9);[.A2456];&quot;:&quot;);CONCATENATE(CHAR(9);CHAR(9);&quot;- &quot;;INDEX([$Hoja1.$A$1:.$BL$1048576];[.A2456]+1;[.B24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92]+1"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table:formula="of:=IF([.B2457]=0;CONCATENATE(CHAR(9);[.A2457];&quot;:&quot;);CONCATENATE(CHAR(9);CHAR(9);&quot;- &quot;;INDEX([$Hoja1.$A$1:.$BL$1048576];[.A2457]+1;[.B24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93]+1"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table:formula="of:=IF([.B2458]=0;CONCATENATE(CHAR(9);[.A2458];&quot;:&quot;);CONCATENATE(CHAR(9);CHAR(9);&quot;- &quot;;INDEX([$Hoja1.$A$1:.$BL$1048576];[.A2458]+1;[.B24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94]+1"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table:formula="of:=IF([.B2459]=0;CONCATENATE(CHAR(9);[.A2459];&quot;:&quot;);CONCATENATE(CHAR(9);CHAR(9);&quot;- &quot;;INDEX([$Hoja1.$A$1:.$BL$1048576];[.A2459]+1;[.B24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95]+1"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formula="of:=IF([.B2460]=0;CONCATENATE(CHAR(9);[.A2460];&quot;:&quot;);CONCATENATE(CHAR(9);CHAR(9);&quot;- &quot;;INDEX([$Hoja1.$A$1:.$BL$1048576];[.A2460]+1;[.B24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96]+1"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formula="of:=IF([.B2461]=0;CONCATENATE(CHAR(9);[.A2461];&quot;:&quot;);CONCATENATE(CHAR(9);CHAR(9);&quot;- &quot;;INDEX([$Hoja1.$A$1:.$BL$1048576];[.A2461]+1;[.B24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97]+1"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formula="of:=IF([.B2462]=0;CONCATENATE(CHAR(9);[.A2462];&quot;:&quot;);CONCATENATE(CHAR(9);CHAR(9);&quot;- &quot;;INDEX([$Hoja1.$A$1:.$BL$1048576];[.A2462]+1;[.B24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98]+1"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table:formula="of:=IF([.B2463]=0;CONCATENATE(CHAR(9);[.A2463];&quot;:&quot;);CONCATENATE(CHAR(9);CHAR(9);&quot;- &quot;;INDEX([$Hoja1.$A$1:.$BL$1048576];[.A2463]+1;[.B24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399]+1"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table:formula="of:=IF([.B2464]=0;CONCATENATE(CHAR(9);[.A2464];&quot;:&quot;);CONCATENATE(CHAR(9);CHAR(9);&quot;- &quot;;INDEX([$Hoja1.$A$1:.$BL$1048576];[.A2464]+1;[.B24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00]+1"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formula="of:=IF([.B2465]=0;CONCATENATE(CHAR(9);[.A2465];&quot;:&quot;);CONCATENATE(CHAR(9);CHAR(9);&quot;- &quot;;INDEX([$Hoja1.$A$1:.$BL$1048576];[.A2465]+1;[.B24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01]+1"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table:formula="of:=IF([.B2466]=0;CONCATENATE(CHAR(9);[.A2466];&quot;:&quot;);CONCATENATE(CHAR(9);CHAR(9);&quot;- &quot;;INDEX([$Hoja1.$A$1:.$BL$1048576];[.A2466]+1;[.B24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02]+1"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table:formula="of:=IF([.B2467]=0;CONCATENATE(CHAR(9);[.A2467];&quot;:&quot;);CONCATENATE(CHAR(9);CHAR(9);&quot;- &quot;;INDEX([$Hoja1.$A$1:.$BL$1048576];[.A2467]+1;[.B24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03]+1"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formula="of:=IF([.B2468]=0;CONCATENATE(CHAR(9);[.A2468];&quot;:&quot;);CONCATENATE(CHAR(9);CHAR(9);&quot;- &quot;;INDEX([$Hoja1.$A$1:.$BL$1048576];[.A2468]+1;[.B24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04]+1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IF([.B2469]=0;CONCATENATE(CHAR(9);[.A2469];&quot;:&quot;);CONCATENATE(CHAR(9);CHAR(9);&quot;- &quot;;INDEX([$Hoja1.$A$1:.$BL$1048576];[.A2469]+1;[.B24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05]+1"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table:formula="of:=IF([.B2470]=0;CONCATENATE(CHAR(9);[.A2470];&quot;:&quot;);CONCATENATE(CHAR(9);CHAR(9);&quot;- &quot;;INDEX([$Hoja1.$A$1:.$BL$1048576];[.A2470]+1;[.B24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06]+1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IF([.B2471]=0;CONCATENATE(CHAR(9);[.A2471];&quot;:&quot;);CONCATENATE(CHAR(9);CHAR(9);&quot;- &quot;;INDEX([$Hoja1.$A$1:.$BL$1048576];[.A2471]+1;[.B2471])))" office:value-type="string" office:string-value="&#9;38:" calcext:value-type="string">
            <text:p><text:tab/>38:</text:p>
          </table:table-cell>
        </table:table-row>
        <table:table-row table:style-name="ro1">
          <table:table-cell table:formula="of:=[.A2407]+1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IF([.B2472]=0;CONCATENATE(CHAR(9);[.A2472];&quot;:&quot;);CONCATENATE(CHAR(9);CHAR(9);&quot;- &quot;;INDEX([$Hoja1.$A$1:.$BL$1048576];[.A2472]+1;[.B24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08]+1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IF([.B2473]=0;CONCATENATE(CHAR(9);[.A2473];&quot;:&quot;);CONCATENATE(CHAR(9);CHAR(9);&quot;- &quot;;INDEX([$Hoja1.$A$1:.$BL$1048576];[.A2473]+1;[.B24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09]+1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IF([.B2474]=0;CONCATENATE(CHAR(9);[.A2474];&quot;:&quot;);CONCATENATE(CHAR(9);CHAR(9);&quot;- &quot;;INDEX([$Hoja1.$A$1:.$BL$1048576];[.A2474]+1;[.B24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10]+1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IF([.B2475]=0;CONCATENATE(CHAR(9);[.A2475];&quot;:&quot;);CONCATENATE(CHAR(9);CHAR(9);&quot;- &quot;;INDEX([$Hoja1.$A$1:.$BL$1048576];[.A2475]+1;[.B24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11]+1"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formula="of:=IF([.B2476]=0;CONCATENATE(CHAR(9);[.A2476];&quot;:&quot;);CONCATENATE(CHAR(9);CHAR(9);&quot;- &quot;;INDEX([$Hoja1.$A$1:.$BL$1048576];[.A2476]+1;[.B24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12]+1"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formula="of:=IF([.B2477]=0;CONCATENATE(CHAR(9);[.A2477];&quot;:&quot;);CONCATENATE(CHAR(9);CHAR(9);&quot;- &quot;;INDEX([$Hoja1.$A$1:.$BL$1048576];[.A2477]+1;[.B24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13]+1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formula="of:=IF([.B2478]=0;CONCATENATE(CHAR(9);[.A2478];&quot;:&quot;);CONCATENATE(CHAR(9);CHAR(9);&quot;- &quot;;INDEX([$Hoja1.$A$1:.$BL$1048576];[.A2478]+1;[.B24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14]+1"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IF([.B2479]=0;CONCATENATE(CHAR(9);[.A2479];&quot;:&quot;);CONCATENATE(CHAR(9);CHAR(9);&quot;- &quot;;INDEX([$Hoja1.$A$1:.$BL$1048576];[.A2479]+1;[.B24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15]+1"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formula="of:=IF([.B2480]=0;CONCATENATE(CHAR(9);[.A2480];&quot;:&quot;);CONCATENATE(CHAR(9);CHAR(9);&quot;- &quot;;INDEX([$Hoja1.$A$1:.$BL$1048576];[.A2480]+1;[.B24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16]+1"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IF([.B2481]=0;CONCATENATE(CHAR(9);[.A2481];&quot;:&quot;);CONCATENATE(CHAR(9);CHAR(9);&quot;- &quot;;INDEX([$Hoja1.$A$1:.$BL$1048576];[.A2481]+1;[.B24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17]+1"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formula="of:=IF([.B2482]=0;CONCATENATE(CHAR(9);[.A2482];&quot;:&quot;);CONCATENATE(CHAR(9);CHAR(9);&quot;- &quot;;INDEX([$Hoja1.$A$1:.$BL$1048576];[.A2482]+1;[.B24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18]+1"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formula="of:=IF([.B2483]=0;CONCATENATE(CHAR(9);[.A2483];&quot;:&quot;);CONCATENATE(CHAR(9);CHAR(9);&quot;- &quot;;INDEX([$Hoja1.$A$1:.$BL$1048576];[.A2483]+1;[.B24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19]+1"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formula="of:=IF([.B2484]=0;CONCATENATE(CHAR(9);[.A2484];&quot;:&quot;);CONCATENATE(CHAR(9);CHAR(9);&quot;- &quot;;INDEX([$Hoja1.$A$1:.$BL$1048576];[.A2484]+1;[.B24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20]+1"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table:formula="of:=IF([.B2485]=0;CONCATENATE(CHAR(9);[.A2485];&quot;:&quot;);CONCATENATE(CHAR(9);CHAR(9);&quot;- &quot;;INDEX([$Hoja1.$A$1:.$BL$1048576];[.A2485]+1;[.B24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21]+1"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formula="of:=IF([.B2486]=0;CONCATENATE(CHAR(9);[.A2486];&quot;:&quot;);CONCATENATE(CHAR(9);CHAR(9);&quot;- &quot;;INDEX([$Hoja1.$A$1:.$BL$1048576];[.A2486]+1;[.B24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22]+1"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formula="of:=IF([.B2487]=0;CONCATENATE(CHAR(9);[.A2487];&quot;:&quot;);CONCATENATE(CHAR(9);CHAR(9);&quot;- &quot;;INDEX([$Hoja1.$A$1:.$BL$1048576];[.A2487]+1;[.B24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23]+1"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IF([.B2488]=0;CONCATENATE(CHAR(9);[.A2488];&quot;:&quot;);CONCATENATE(CHAR(9);CHAR(9);&quot;- &quot;;INDEX([$Hoja1.$A$1:.$BL$1048576];[.A2488]+1;[.B24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24]+1"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formula="of:=IF([.B2489]=0;CONCATENATE(CHAR(9);[.A2489];&quot;:&quot;);CONCATENATE(CHAR(9);CHAR(9);&quot;- &quot;;INDEX([$Hoja1.$A$1:.$BL$1048576];[.A2489]+1;[.B24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25]+1"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formula="of:=IF([.B2490]=0;CONCATENATE(CHAR(9);[.A2490];&quot;:&quot;);CONCATENATE(CHAR(9);CHAR(9);&quot;- &quot;;INDEX([$Hoja1.$A$1:.$BL$1048576];[.A2490]+1;[.B24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26]+1"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IF([.B2491]=0;CONCATENATE(CHAR(9);[.A2491];&quot;:&quot;);CONCATENATE(CHAR(9);CHAR(9);&quot;- &quot;;INDEX([$Hoja1.$A$1:.$BL$1048576];[.A2491]+1;[.B24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27]+1"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table:formula="of:=IF([.B2492]=0;CONCATENATE(CHAR(9);[.A2492];&quot;:&quot;);CONCATENATE(CHAR(9);CHAR(9);&quot;- &quot;;INDEX([$Hoja1.$A$1:.$BL$1048576];[.A2492]+1;[.B24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28]+1"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formula="of:=IF([.B2493]=0;CONCATENATE(CHAR(9);[.A2493];&quot;:&quot;);CONCATENATE(CHAR(9);CHAR(9);&quot;- &quot;;INDEX([$Hoja1.$A$1:.$BL$1048576];[.A2493]+1;[.B24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29]+1"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formula="of:=IF([.B2494]=0;CONCATENATE(CHAR(9);[.A2494];&quot;:&quot;);CONCATENATE(CHAR(9);CHAR(9);&quot;- &quot;;INDEX([$Hoja1.$A$1:.$BL$1048576];[.A2494]+1;[.B24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30]+1"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formula="of:=IF([.B2495]=0;CONCATENATE(CHAR(9);[.A2495];&quot;:&quot;);CONCATENATE(CHAR(9);CHAR(9);&quot;- &quot;;INDEX([$Hoja1.$A$1:.$BL$1048576];[.A2495]+1;[.B24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31]+1"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formula="of:=IF([.B2496]=0;CONCATENATE(CHAR(9);[.A2496];&quot;:&quot;);CONCATENATE(CHAR(9);CHAR(9);&quot;- &quot;;INDEX([$Hoja1.$A$1:.$BL$1048576];[.A2496]+1;[.B24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32]+1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formula="of:=IF([.B2497]=0;CONCATENATE(CHAR(9);[.A2497];&quot;:&quot;);CONCATENATE(CHAR(9);CHAR(9);&quot;- &quot;;INDEX([$Hoja1.$A$1:.$BL$1048576];[.A2497]+1;[.B24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33]+1"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formula="of:=IF([.B2498]=0;CONCATENATE(CHAR(9);[.A2498];&quot;:&quot;);CONCATENATE(CHAR(9);CHAR(9);&quot;- &quot;;INDEX([$Hoja1.$A$1:.$BL$1048576];[.A2498]+1;[.B24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34]+1"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formula="of:=IF([.B2499]=0;CONCATENATE(CHAR(9);[.A2499];&quot;:&quot;);CONCATENATE(CHAR(9);CHAR(9);&quot;- &quot;;INDEX([$Hoja1.$A$1:.$BL$1048576];[.A2499]+1;[.B24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35]+1"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table:formula="of:=IF([.B2500]=0;CONCATENATE(CHAR(9);[.A2500];&quot;:&quot;);CONCATENATE(CHAR(9);CHAR(9);&quot;- &quot;;INDEX([$Hoja1.$A$1:.$BL$1048576];[.A2500]+1;[.B25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36]+1"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formula="of:=IF([.B2501]=0;CONCATENATE(CHAR(9);[.A2501];&quot;:&quot;);CONCATENATE(CHAR(9);CHAR(9);&quot;- &quot;;INDEX([$Hoja1.$A$1:.$BL$1048576];[.A2501]+1;[.B25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37]+1"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formula="of:=IF([.B2502]=0;CONCATENATE(CHAR(9);[.A2502];&quot;:&quot;);CONCATENATE(CHAR(9);CHAR(9);&quot;- &quot;;INDEX([$Hoja1.$A$1:.$BL$1048576];[.A2502]+1;[.B25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38]+1"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formula="of:=IF([.B2503]=0;CONCATENATE(CHAR(9);[.A2503];&quot;:&quot;);CONCATENATE(CHAR(9);CHAR(9);&quot;- &quot;;INDEX([$Hoja1.$A$1:.$BL$1048576];[.A2503]+1;[.B25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39]+1"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formula="of:=IF([.B2504]=0;CONCATENATE(CHAR(9);[.A2504];&quot;:&quot;);CONCATENATE(CHAR(9);CHAR(9);&quot;- &quot;;INDEX([$Hoja1.$A$1:.$BL$1048576];[.A2504]+1;[.B25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40]+1"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formula="of:=IF([.B2505]=0;CONCATENATE(CHAR(9);[.A2505];&quot;:&quot;);CONCATENATE(CHAR(9);CHAR(9);&quot;- &quot;;INDEX([$Hoja1.$A$1:.$BL$1048576];[.A2505]+1;[.B25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41]+1"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formula="of:=IF([.B2506]=0;CONCATENATE(CHAR(9);[.A2506];&quot;:&quot;);CONCATENATE(CHAR(9);CHAR(9);&quot;- &quot;;INDEX([$Hoja1.$A$1:.$BL$1048576];[.A2506]+1;[.B25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42]+1"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formula="of:=IF([.B2507]=0;CONCATENATE(CHAR(9);[.A2507];&quot;:&quot;);CONCATENATE(CHAR(9);CHAR(9);&quot;- &quot;;INDEX([$Hoja1.$A$1:.$BL$1048576];[.A2507]+1;[.B25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43]+1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formula="of:=IF([.B2508]=0;CONCATENATE(CHAR(9);[.A2508];&quot;:&quot;);CONCATENATE(CHAR(9);CHAR(9);&quot;- &quot;;INDEX([$Hoja1.$A$1:.$BL$1048576];[.A2508]+1;[.B25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44]+1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IF([.B2509]=0;CONCATENATE(CHAR(9);[.A2509];&quot;:&quot;);CONCATENATE(CHAR(9);CHAR(9);&quot;- &quot;;INDEX([$Hoja1.$A$1:.$BL$1048576];[.A2509]+1;[.B25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45]+1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formula="of:=IF([.B2510]=0;CONCATENATE(CHAR(9);[.A2510];&quot;:&quot;);CONCATENATE(CHAR(9);CHAR(9);&quot;- &quot;;INDEX([$Hoja1.$A$1:.$BL$1048576];[.A2510]+1;[.B25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46]+1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IF([.B2511]=0;CONCATENATE(CHAR(9);[.A2511];&quot;:&quot;);CONCATENATE(CHAR(9);CHAR(9);&quot;- &quot;;INDEX([$Hoja1.$A$1:.$BL$1048576];[.A2511]+1;[.B25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47]+1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formula="of:=IF([.B2512]=0;CONCATENATE(CHAR(9);[.A2512];&quot;:&quot;);CONCATENATE(CHAR(9);CHAR(9);&quot;- &quot;;INDEX([$Hoja1.$A$1:.$BL$1048576];[.A2512]+1;[.B25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48]+1"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formula="of:=IF([.B2513]=0;CONCATENATE(CHAR(9);[.A2513];&quot;:&quot;);CONCATENATE(CHAR(9);CHAR(9);&quot;- &quot;;INDEX([$Hoja1.$A$1:.$BL$1048576];[.A2513]+1;[.B25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49]+1"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formula="of:=IF([.B2514]=0;CONCATENATE(CHAR(9);[.A2514];&quot;:&quot;);CONCATENATE(CHAR(9);CHAR(9);&quot;- &quot;;INDEX([$Hoja1.$A$1:.$BL$1048576];[.A2514]+1;[.B25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50]+1"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formula="of:=IF([.B2515]=0;CONCATENATE(CHAR(9);[.A2515];&quot;:&quot;);CONCATENATE(CHAR(9);CHAR(9);&quot;- &quot;;INDEX([$Hoja1.$A$1:.$BL$1048576];[.A2515]+1;[.B25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51]+1"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formula="of:=IF([.B2516]=0;CONCATENATE(CHAR(9);[.A2516];&quot;:&quot;);CONCATENATE(CHAR(9);CHAR(9);&quot;- &quot;;INDEX([$Hoja1.$A$1:.$BL$1048576];[.A2516]+1;[.B25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52]+1"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formula="of:=IF([.B2517]=0;CONCATENATE(CHAR(9);[.A2517];&quot;:&quot;);CONCATENATE(CHAR(9);CHAR(9);&quot;- &quot;;INDEX([$Hoja1.$A$1:.$BL$1048576];[.A2517]+1;[.B25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53]+1"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formula="of:=IF([.B2518]=0;CONCATENATE(CHAR(9);[.A2518];&quot;:&quot;);CONCATENATE(CHAR(9);CHAR(9);&quot;- &quot;;INDEX([$Hoja1.$A$1:.$BL$1048576];[.A2518]+1;[.B25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54]+1"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formula="of:=IF([.B2519]=0;CONCATENATE(CHAR(9);[.A2519];&quot;:&quot;);CONCATENATE(CHAR(9);CHAR(9);&quot;- &quot;;INDEX([$Hoja1.$A$1:.$BL$1048576];[.A2519]+1;[.B25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55]+1"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table:formula="of:=IF([.B2520]=0;CONCATENATE(CHAR(9);[.A2520];&quot;:&quot;);CONCATENATE(CHAR(9);CHAR(9);&quot;- &quot;;INDEX([$Hoja1.$A$1:.$BL$1048576];[.A2520]+1;[.B25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56]+1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IF([.B2521]=0;CONCATENATE(CHAR(9);[.A2521];&quot;:&quot;);CONCATENATE(CHAR(9);CHAR(9);&quot;- &quot;;INDEX([$Hoja1.$A$1:.$BL$1048576];[.A2521]+1;[.B25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57]+1"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table:formula="of:=IF([.B2522]=0;CONCATENATE(CHAR(9);[.A2522];&quot;:&quot;);CONCATENATE(CHAR(9);CHAR(9);&quot;- &quot;;INDEX([$Hoja1.$A$1:.$BL$1048576];[.A2522]+1;[.B25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58]+1"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table:formula="of:=IF([.B2523]=0;CONCATENATE(CHAR(9);[.A2523];&quot;:&quot;);CONCATENATE(CHAR(9);CHAR(9);&quot;- &quot;;INDEX([$Hoja1.$A$1:.$BL$1048576];[.A2523]+1;[.B25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59]+1"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table:formula="of:=IF([.B2524]=0;CONCATENATE(CHAR(9);[.A2524];&quot;:&quot;);CONCATENATE(CHAR(9);CHAR(9);&quot;- &quot;;INDEX([$Hoja1.$A$1:.$BL$1048576];[.A2524]+1;[.B25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60]+1"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table:formula="of:=IF([.B2525]=0;CONCATENATE(CHAR(9);[.A2525];&quot;:&quot;);CONCATENATE(CHAR(9);CHAR(9);&quot;- &quot;;INDEX([$Hoja1.$A$1:.$BL$1048576];[.A2525]+1;[.B25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61]+1"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table:formula="of:=IF([.B2526]=0;CONCATENATE(CHAR(9);[.A2526];&quot;:&quot;);CONCATENATE(CHAR(9);CHAR(9);&quot;- &quot;;INDEX([$Hoja1.$A$1:.$BL$1048576];[.A2526]+1;[.B25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62]+1"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table:formula="of:=IF([.B2527]=0;CONCATENATE(CHAR(9);[.A2527];&quot;:&quot;);CONCATENATE(CHAR(9);CHAR(9);&quot;- &quot;;INDEX([$Hoja1.$A$1:.$BL$1048576];[.A2527]+1;[.B25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63]+1"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table:formula="of:=IF([.B2528]=0;CONCATENATE(CHAR(9);[.A2528];&quot;:&quot;);CONCATENATE(CHAR(9);CHAR(9);&quot;- &quot;;INDEX([$Hoja1.$A$1:.$BL$1048576];[.A2528]+1;[.B25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64]+1"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table:formula="of:=IF([.B2529]=0;CONCATENATE(CHAR(9);[.A2529];&quot;:&quot;);CONCATENATE(CHAR(9);CHAR(9);&quot;- &quot;;INDEX([$Hoja1.$A$1:.$BL$1048576];[.A2529]+1;[.B25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65]+1"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table:formula="of:=IF([.B2530]=0;CONCATENATE(CHAR(9);[.A2530];&quot;:&quot;);CONCATENATE(CHAR(9);CHAR(9);&quot;- &quot;;INDEX([$Hoja1.$A$1:.$BL$1048576];[.A2530]+1;[.B25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66]+1"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table:formula="of:=IF([.B2531]=0;CONCATENATE(CHAR(9);[.A2531];&quot;:&quot;);CONCATENATE(CHAR(9);CHAR(9);&quot;- &quot;;INDEX([$Hoja1.$A$1:.$BL$1048576];[.A2531]+1;[.B25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67]+1"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table:formula="of:=IF([.B2532]=0;CONCATENATE(CHAR(9);[.A2532];&quot;:&quot;);CONCATENATE(CHAR(9);CHAR(9);&quot;- &quot;;INDEX([$Hoja1.$A$1:.$BL$1048576];[.A2532]+1;[.B25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68]+1"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table:formula="of:=IF([.B2533]=0;CONCATENATE(CHAR(9);[.A2533];&quot;:&quot;);CONCATENATE(CHAR(9);CHAR(9);&quot;- &quot;;INDEX([$Hoja1.$A$1:.$BL$1048576];[.A2533]+1;[.B25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69]+1"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table:formula="of:=IF([.B2534]=0;CONCATENATE(CHAR(9);[.A2534];&quot;:&quot;);CONCATENATE(CHAR(9);CHAR(9);&quot;- &quot;;INDEX([$Hoja1.$A$1:.$BL$1048576];[.A2534]+1;[.B25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70]+1"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table:formula="of:=IF([.B2535]=0;CONCATENATE(CHAR(9);[.A2535];&quot;:&quot;);CONCATENATE(CHAR(9);CHAR(9);&quot;- &quot;;INDEX([$Hoja1.$A$1:.$BL$1048576];[.A2535]+1;[.B25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71]+1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IF([.B2536]=0;CONCATENATE(CHAR(9);[.A2536];&quot;:&quot;);CONCATENATE(CHAR(9);CHAR(9);&quot;- &quot;;INDEX([$Hoja1.$A$1:.$BL$1048576];[.A2536]+1;[.B2536])))" office:value-type="string" office:string-value="&#9;39:" calcext:value-type="string">
            <text:p><text:tab/>39:</text:p>
          </table:table-cell>
        </table:table-row>
        <table:table-row table:style-name="ro1">
          <table:table-cell table:formula="of:=[.A2472]+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.B2537]=0;CONCATENATE(CHAR(9);[.A2537];&quot;:&quot;);CONCATENATE(CHAR(9);CHAR(9);&quot;- &quot;;INDEX([$Hoja1.$A$1:.$BL$1048576];[.A2537]+1;[.B25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73]+1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IF([.B2538]=0;CONCATENATE(CHAR(9);[.A2538];&quot;:&quot;);CONCATENATE(CHAR(9);CHAR(9);&quot;- &quot;;INDEX([$Hoja1.$A$1:.$BL$1048576];[.A2538]+1;[.B25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74]+1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IF([.B2539]=0;CONCATENATE(CHAR(9);[.A2539];&quot;:&quot;);CONCATENATE(CHAR(9);CHAR(9);&quot;- &quot;;INDEX([$Hoja1.$A$1:.$BL$1048576];[.A2539]+1;[.B25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75]+1"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IF([.B2540]=0;CONCATENATE(CHAR(9);[.A2540];&quot;:&quot;);CONCATENATE(CHAR(9);CHAR(9);&quot;- &quot;;INDEX([$Hoja1.$A$1:.$BL$1048576];[.A2540]+1;[.B25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76]+1"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formula="of:=IF([.B2541]=0;CONCATENATE(CHAR(9);[.A2541];&quot;:&quot;);CONCATENATE(CHAR(9);CHAR(9);&quot;- &quot;;INDEX([$Hoja1.$A$1:.$BL$1048576];[.A2541]+1;[.B25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77]+1"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formula="of:=IF([.B2542]=0;CONCATENATE(CHAR(9);[.A2542];&quot;:&quot;);CONCATENATE(CHAR(9);CHAR(9);&quot;- &quot;;INDEX([$Hoja1.$A$1:.$BL$1048576];[.A2542]+1;[.B25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78]+1"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formula="of:=IF([.B2543]=0;CONCATENATE(CHAR(9);[.A2543];&quot;:&quot;);CONCATENATE(CHAR(9);CHAR(9);&quot;- &quot;;INDEX([$Hoja1.$A$1:.$BL$1048576];[.A2543]+1;[.B25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79]+1"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formula="of:=IF([.B2544]=0;CONCATENATE(CHAR(9);[.A2544];&quot;:&quot;);CONCATENATE(CHAR(9);CHAR(9);&quot;- &quot;;INDEX([$Hoja1.$A$1:.$BL$1048576];[.A2544]+1;[.B25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80]+1"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formula="of:=IF([.B2545]=0;CONCATENATE(CHAR(9);[.A2545];&quot;:&quot;);CONCATENATE(CHAR(9);CHAR(9);&quot;- &quot;;INDEX([$Hoja1.$A$1:.$BL$1048576];[.A2545]+1;[.B25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81]+1"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IF([.B2546]=0;CONCATENATE(CHAR(9);[.A2546];&quot;:&quot;);CONCATENATE(CHAR(9);CHAR(9);&quot;- &quot;;INDEX([$Hoja1.$A$1:.$BL$1048576];[.A2546]+1;[.B25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82]+1"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IF([.B2547]=0;CONCATENATE(CHAR(9);[.A2547];&quot;:&quot;);CONCATENATE(CHAR(9);CHAR(9);&quot;- &quot;;INDEX([$Hoja1.$A$1:.$BL$1048576];[.A2547]+1;[.B25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83]+1"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formula="of:=IF([.B2548]=0;CONCATENATE(CHAR(9);[.A2548];&quot;:&quot;);CONCATENATE(CHAR(9);CHAR(9);&quot;- &quot;;INDEX([$Hoja1.$A$1:.$BL$1048576];[.A2548]+1;[.B25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84]+1"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formula="of:=IF([.B2549]=0;CONCATENATE(CHAR(9);[.A2549];&quot;:&quot;);CONCATENATE(CHAR(9);CHAR(9);&quot;- &quot;;INDEX([$Hoja1.$A$1:.$BL$1048576];[.A2549]+1;[.B25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85]+1"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formula="of:=IF([.B2550]=0;CONCATENATE(CHAR(9);[.A2550];&quot;:&quot;);CONCATENATE(CHAR(9);CHAR(9);&quot;- &quot;;INDEX([$Hoja1.$A$1:.$BL$1048576];[.A2550]+1;[.B25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86]+1"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formula="of:=IF([.B2551]=0;CONCATENATE(CHAR(9);[.A2551];&quot;:&quot;);CONCATENATE(CHAR(9);CHAR(9);&quot;- &quot;;INDEX([$Hoja1.$A$1:.$BL$1048576];[.A2551]+1;[.B25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87]+1"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IF([.B2552]=0;CONCATENATE(CHAR(9);[.A2552];&quot;:&quot;);CONCATENATE(CHAR(9);CHAR(9);&quot;- &quot;;INDEX([$Hoja1.$A$1:.$BL$1048576];[.A2552]+1;[.B25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88]+1"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table:formula="of:=IF([.B2553]=0;CONCATENATE(CHAR(9);[.A2553];&quot;:&quot;);CONCATENATE(CHAR(9);CHAR(9);&quot;- &quot;;INDEX([$Hoja1.$A$1:.$BL$1048576];[.A2553]+1;[.B25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89]+1"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formula="of:=IF([.B2554]=0;CONCATENATE(CHAR(9);[.A2554];&quot;:&quot;);CONCATENATE(CHAR(9);CHAR(9);&quot;- &quot;;INDEX([$Hoja1.$A$1:.$BL$1048576];[.A2554]+1;[.B25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90]+1"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formula="of:=IF([.B2555]=0;CONCATENATE(CHAR(9);[.A2555];&quot;:&quot;);CONCATENATE(CHAR(9);CHAR(9);&quot;- &quot;;INDEX([$Hoja1.$A$1:.$BL$1048576];[.A2555]+1;[.B25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91]+1"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formula="of:=IF([.B2556]=0;CONCATENATE(CHAR(9);[.A2556];&quot;:&quot;);CONCATENATE(CHAR(9);CHAR(9);&quot;- &quot;;INDEX([$Hoja1.$A$1:.$BL$1048576];[.A2556]+1;[.B25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92]+1"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formula="of:=IF([.B2557]=0;CONCATENATE(CHAR(9);[.A2557];&quot;:&quot;);CONCATENATE(CHAR(9);CHAR(9);&quot;- &quot;;INDEX([$Hoja1.$A$1:.$BL$1048576];[.A2557]+1;[.B25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93]+1"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formula="of:=IF([.B2558]=0;CONCATENATE(CHAR(9);[.A2558];&quot;:&quot;);CONCATENATE(CHAR(9);CHAR(9);&quot;- &quot;;INDEX([$Hoja1.$A$1:.$BL$1048576];[.A2558]+1;[.B25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94]+1"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formula="of:=IF([.B2559]=0;CONCATENATE(CHAR(9);[.A2559];&quot;:&quot;);CONCATENATE(CHAR(9);CHAR(9);&quot;- &quot;;INDEX([$Hoja1.$A$1:.$BL$1048576];[.A2559]+1;[.B25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95]+1"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formula="of:=IF([.B2560]=0;CONCATENATE(CHAR(9);[.A2560];&quot;:&quot;);CONCATENATE(CHAR(9);CHAR(9);&quot;- &quot;;INDEX([$Hoja1.$A$1:.$BL$1048576];[.A2560]+1;[.B25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96]+1"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formula="of:=IF([.B2561]=0;CONCATENATE(CHAR(9);[.A2561];&quot;:&quot;);CONCATENATE(CHAR(9);CHAR(9);&quot;- &quot;;INDEX([$Hoja1.$A$1:.$BL$1048576];[.A2561]+1;[.B25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97]+1"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table:formula="of:=IF([.B2562]=0;CONCATENATE(CHAR(9);[.A2562];&quot;:&quot;);CONCATENATE(CHAR(9);CHAR(9);&quot;- &quot;;INDEX([$Hoja1.$A$1:.$BL$1048576];[.A2562]+1;[.B25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98]+1"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table:formula="of:=IF([.B2563]=0;CONCATENATE(CHAR(9);[.A2563];&quot;:&quot;);CONCATENATE(CHAR(9);CHAR(9);&quot;- &quot;;INDEX([$Hoja1.$A$1:.$BL$1048576];[.A2563]+1;[.B25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499]+1"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table:formula="of:=IF([.B2564]=0;CONCATENATE(CHAR(9);[.A2564];&quot;:&quot;);CONCATENATE(CHAR(9);CHAR(9);&quot;- &quot;;INDEX([$Hoja1.$A$1:.$BL$1048576];[.A2564]+1;[.B25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00]+1"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table:formula="of:=IF([.B2565]=0;CONCATENATE(CHAR(9);[.A2565];&quot;:&quot;);CONCATENATE(CHAR(9);CHAR(9);&quot;- &quot;;INDEX([$Hoja1.$A$1:.$BL$1048576];[.A2565]+1;[.B25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01]+1"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formula="of:=IF([.B2566]=0;CONCATENATE(CHAR(9);[.A2566];&quot;:&quot;);CONCATENATE(CHAR(9);CHAR(9);&quot;- &quot;;INDEX([$Hoja1.$A$1:.$BL$1048576];[.A2566]+1;[.B25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02]+1"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table:formula="of:=IF([.B2567]=0;CONCATENATE(CHAR(9);[.A2567];&quot;:&quot;);CONCATENATE(CHAR(9);CHAR(9);&quot;- &quot;;INDEX([$Hoja1.$A$1:.$BL$1048576];[.A2567]+1;[.B25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03]+1"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formula="of:=IF([.B2568]=0;CONCATENATE(CHAR(9);[.A2568];&quot;:&quot;);CONCATENATE(CHAR(9);CHAR(9);&quot;- &quot;;INDEX([$Hoja1.$A$1:.$BL$1048576];[.A2568]+1;[.B25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04]+1"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formula="of:=IF([.B2569]=0;CONCATENATE(CHAR(9);[.A2569];&quot;:&quot;);CONCATENATE(CHAR(9);CHAR(9);&quot;- &quot;;INDEX([$Hoja1.$A$1:.$BL$1048576];[.A2569]+1;[.B25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05]+1"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formula="of:=IF([.B2570]=0;CONCATENATE(CHAR(9);[.A2570];&quot;:&quot;);CONCATENATE(CHAR(9);CHAR(9);&quot;- &quot;;INDEX([$Hoja1.$A$1:.$BL$1048576];[.A2570]+1;[.B25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06]+1"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formula="of:=IF([.B2571]=0;CONCATENATE(CHAR(9);[.A2571];&quot;:&quot;);CONCATENATE(CHAR(9);CHAR(9);&quot;- &quot;;INDEX([$Hoja1.$A$1:.$BL$1048576];[.A2571]+1;[.B25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07]+1"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formula="of:=IF([.B2572]=0;CONCATENATE(CHAR(9);[.A2572];&quot;:&quot;);CONCATENATE(CHAR(9);CHAR(9);&quot;- &quot;;INDEX([$Hoja1.$A$1:.$BL$1048576];[.A2572]+1;[.B25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08]+1"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formula="of:=IF([.B2573]=0;CONCATENATE(CHAR(9);[.A2573];&quot;:&quot;);CONCATENATE(CHAR(9);CHAR(9);&quot;- &quot;;INDEX([$Hoja1.$A$1:.$BL$1048576];[.A2573]+1;[.B25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09]+1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formula="of:=IF([.B2574]=0;CONCATENATE(CHAR(9);[.A2574];&quot;:&quot;);CONCATENATE(CHAR(9);CHAR(9);&quot;- &quot;;INDEX([$Hoja1.$A$1:.$BL$1048576];[.A2574]+1;[.B25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10]+1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table:formula="of:=IF([.B2575]=0;CONCATENATE(CHAR(9);[.A2575];&quot;:&quot;);CONCATENATE(CHAR(9);CHAR(9);&quot;- &quot;;INDEX([$Hoja1.$A$1:.$BL$1048576];[.A2575]+1;[.B25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11]+1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formula="of:=IF([.B2576]=0;CONCATENATE(CHAR(9);[.A2576];&quot;:&quot;);CONCATENATE(CHAR(9);CHAR(9);&quot;- &quot;;INDEX([$Hoja1.$A$1:.$BL$1048576];[.A2576]+1;[.B25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12]+1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formula="of:=IF([.B2577]=0;CONCATENATE(CHAR(9);[.A2577];&quot;:&quot;);CONCATENATE(CHAR(9);CHAR(9);&quot;- &quot;;INDEX([$Hoja1.$A$1:.$BL$1048576];[.A2577]+1;[.B25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13]+1"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formula="of:=IF([.B2578]=0;CONCATENATE(CHAR(9);[.A2578];&quot;:&quot;);CONCATENATE(CHAR(9);CHAR(9);&quot;- &quot;;INDEX([$Hoja1.$A$1:.$BL$1048576];[.A2578]+1;[.B25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14]+1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formula="of:=IF([.B2579]=0;CONCATENATE(CHAR(9);[.A2579];&quot;:&quot;);CONCATENATE(CHAR(9);CHAR(9);&quot;- &quot;;INDEX([$Hoja1.$A$1:.$BL$1048576];[.A2579]+1;[.B25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15]+1"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formula="of:=IF([.B2580]=0;CONCATENATE(CHAR(9);[.A2580];&quot;:&quot;);CONCATENATE(CHAR(9);CHAR(9);&quot;- &quot;;INDEX([$Hoja1.$A$1:.$BL$1048576];[.A2580]+1;[.B25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16]+1"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formula="of:=IF([.B2581]=0;CONCATENATE(CHAR(9);[.A2581];&quot;:&quot;);CONCATENATE(CHAR(9);CHAR(9);&quot;- &quot;;INDEX([$Hoja1.$A$1:.$BL$1048576];[.A2581]+1;[.B25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17]+1"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formula="of:=IF([.B2582]=0;CONCATENATE(CHAR(9);[.A2582];&quot;:&quot;);CONCATENATE(CHAR(9);CHAR(9);&quot;- &quot;;INDEX([$Hoja1.$A$1:.$BL$1048576];[.A2582]+1;[.B25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18]+1"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formula="of:=IF([.B2583]=0;CONCATENATE(CHAR(9);[.A2583];&quot;:&quot;);CONCATENATE(CHAR(9);CHAR(9);&quot;- &quot;;INDEX([$Hoja1.$A$1:.$BL$1048576];[.A2583]+1;[.B25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19]+1"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formula="of:=IF([.B2584]=0;CONCATENATE(CHAR(9);[.A2584];&quot;:&quot;);CONCATENATE(CHAR(9);CHAR(9);&quot;- &quot;;INDEX([$Hoja1.$A$1:.$BL$1048576];[.A2584]+1;[.B25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20]+1"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formula="of:=IF([.B2585]=0;CONCATENATE(CHAR(9);[.A2585];&quot;:&quot;);CONCATENATE(CHAR(9);CHAR(9);&quot;- &quot;;INDEX([$Hoja1.$A$1:.$BL$1048576];[.A2585]+1;[.B25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21]+1"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IF([.B2586]=0;CONCATENATE(CHAR(9);[.A2586];&quot;:&quot;);CONCATENATE(CHAR(9);CHAR(9);&quot;- &quot;;INDEX([$Hoja1.$A$1:.$BL$1048576];[.A2586]+1;[.B25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22]+1"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formula="of:=IF([.B2587]=0;CONCATENATE(CHAR(9);[.A2587];&quot;:&quot;);CONCATENATE(CHAR(9);CHAR(9);&quot;- &quot;;INDEX([$Hoja1.$A$1:.$BL$1048576];[.A2587]+1;[.B25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23]+1"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table:formula="of:=IF([.B2588]=0;CONCATENATE(CHAR(9);[.A2588];&quot;:&quot;);CONCATENATE(CHAR(9);CHAR(9);&quot;- &quot;;INDEX([$Hoja1.$A$1:.$BL$1048576];[.A2588]+1;[.B25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24]+1"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table:formula="of:=IF([.B2589]=0;CONCATENATE(CHAR(9);[.A2589];&quot;:&quot;);CONCATENATE(CHAR(9);CHAR(9);&quot;- &quot;;INDEX([$Hoja1.$A$1:.$BL$1048576];[.A2589]+1;[.B25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25]+1"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table:formula="of:=IF([.B2590]=0;CONCATENATE(CHAR(9);[.A2590];&quot;:&quot;);CONCATENATE(CHAR(9);CHAR(9);&quot;- &quot;;INDEX([$Hoja1.$A$1:.$BL$1048576];[.A2590]+1;[.B25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26]+1"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formula="of:=IF([.B2591]=0;CONCATENATE(CHAR(9);[.A2591];&quot;:&quot;);CONCATENATE(CHAR(9);CHAR(9);&quot;- &quot;;INDEX([$Hoja1.$A$1:.$BL$1048576];[.A2591]+1;[.B25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27]+1"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table:formula="of:=IF([.B2592]=0;CONCATENATE(CHAR(9);[.A2592];&quot;:&quot;);CONCATENATE(CHAR(9);CHAR(9);&quot;- &quot;;INDEX([$Hoja1.$A$1:.$BL$1048576];[.A2592]+1;[.B25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28]+1"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table:formula="of:=IF([.B2593]=0;CONCATENATE(CHAR(9);[.A2593];&quot;:&quot;);CONCATENATE(CHAR(9);CHAR(9);&quot;- &quot;;INDEX([$Hoja1.$A$1:.$BL$1048576];[.A2593]+1;[.B25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29]+1"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table:formula="of:=IF([.B2594]=0;CONCATENATE(CHAR(9);[.A2594];&quot;:&quot;);CONCATENATE(CHAR(9);CHAR(9);&quot;- &quot;;INDEX([$Hoja1.$A$1:.$BL$1048576];[.A2594]+1;[.B25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30]+1"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table:formula="of:=IF([.B2595]=0;CONCATENATE(CHAR(9);[.A2595];&quot;:&quot;);CONCATENATE(CHAR(9);CHAR(9);&quot;- &quot;;INDEX([$Hoja1.$A$1:.$BL$1048576];[.A2595]+1;[.B25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31]+1"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table:formula="of:=IF([.B2596]=0;CONCATENATE(CHAR(9);[.A2596];&quot;:&quot;);CONCATENATE(CHAR(9);CHAR(9);&quot;- &quot;;INDEX([$Hoja1.$A$1:.$BL$1048576];[.A2596]+1;[.B25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32]+1"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formula="of:=IF([.B2597]=0;CONCATENATE(CHAR(9);[.A2597];&quot;:&quot;);CONCATENATE(CHAR(9);CHAR(9);&quot;- &quot;;INDEX([$Hoja1.$A$1:.$BL$1048576];[.A2597]+1;[.B25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33]+1"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table:formula="of:=IF([.B2598]=0;CONCATENATE(CHAR(9);[.A2598];&quot;:&quot;);CONCATENATE(CHAR(9);CHAR(9);&quot;- &quot;;INDEX([$Hoja1.$A$1:.$BL$1048576];[.A2598]+1;[.B25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34]+1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table:formula="of:=IF([.B2599]=0;CONCATENATE(CHAR(9);[.A2599];&quot;:&quot;);CONCATENATE(CHAR(9);CHAR(9);&quot;- &quot;;INDEX([$Hoja1.$A$1:.$BL$1048576];[.A2599]+1;[.B25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35]+1"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table:formula="of:=IF([.B2600]=0;CONCATENATE(CHAR(9);[.A2600];&quot;:&quot;);CONCATENATE(CHAR(9);CHAR(9);&quot;- &quot;;INDEX([$Hoja1.$A$1:.$BL$1048576];[.A2600]+1;[.B26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36]+1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IF([.B2601]=0;CONCATENATE(CHAR(9);[.A2601];&quot;:&quot;);CONCATENATE(CHAR(9);CHAR(9);&quot;- &quot;;INDEX([$Hoja1.$A$1:.$BL$1048576];[.A2601]+1;[.B2601])))" office:value-type="string" office:string-value="&#9;40:" calcext:value-type="string">
            <text:p><text:tab/>40:</text:p>
          </table:table-cell>
        </table:table-row>
        <table:table-row table:style-name="ro1">
          <table:table-cell table:formula="of:=[.A2537]+1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IF([.B2602]=0;CONCATENATE(CHAR(9);[.A2602];&quot;:&quot;);CONCATENATE(CHAR(9);CHAR(9);&quot;- &quot;;INDEX([$Hoja1.$A$1:.$BL$1048576];[.A2602]+1;[.B26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38]+1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IF([.B2603]=0;CONCATENATE(CHAR(9);[.A2603];&quot;:&quot;);CONCATENATE(CHAR(9);CHAR(9);&quot;- &quot;;INDEX([$Hoja1.$A$1:.$BL$1048576];[.A2603]+1;[.B26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39]+1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IF([.B2604]=0;CONCATENATE(CHAR(9);[.A2604];&quot;:&quot;);CONCATENATE(CHAR(9);CHAR(9);&quot;- &quot;;INDEX([$Hoja1.$A$1:.$BL$1048576];[.A2604]+1;[.B26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40]+1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IF([.B2605]=0;CONCATENATE(CHAR(9);[.A2605];&quot;:&quot;);CONCATENATE(CHAR(9);CHAR(9);&quot;- &quot;;INDEX([$Hoja1.$A$1:.$BL$1048576];[.A2605]+1;[.B26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41]+1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IF([.B2606]=0;CONCATENATE(CHAR(9);[.A2606];&quot;:&quot;);CONCATENATE(CHAR(9);CHAR(9);&quot;- &quot;;INDEX([$Hoja1.$A$1:.$BL$1048576];[.A2606]+1;[.B26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42]+1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IF([.B2607]=0;CONCATENATE(CHAR(9);[.A2607];&quot;:&quot;);CONCATENATE(CHAR(9);CHAR(9);&quot;- &quot;;INDEX([$Hoja1.$A$1:.$BL$1048576];[.A2607]+1;[.B26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43]+1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IF([.B2608]=0;CONCATENATE(CHAR(9);[.A2608];&quot;:&quot;);CONCATENATE(CHAR(9);CHAR(9);&quot;- &quot;;INDEX([$Hoja1.$A$1:.$BL$1048576];[.A2608]+1;[.B26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44]+1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IF([.B2609]=0;CONCATENATE(CHAR(9);[.A2609];&quot;:&quot;);CONCATENATE(CHAR(9);CHAR(9);&quot;- &quot;;INDEX([$Hoja1.$A$1:.$BL$1048576];[.A2609]+1;[.B26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45]+1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formula="of:=IF([.B2610]=0;CONCATENATE(CHAR(9);[.A2610];&quot;:&quot;);CONCATENATE(CHAR(9);CHAR(9);&quot;- &quot;;INDEX([$Hoja1.$A$1:.$BL$1048576];[.A2610]+1;[.B26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46]+1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IF([.B2611]=0;CONCATENATE(CHAR(9);[.A2611];&quot;:&quot;);CONCATENATE(CHAR(9);CHAR(9);&quot;- &quot;;INDEX([$Hoja1.$A$1:.$BL$1048576];[.A2611]+1;[.B26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47]+1"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formula="of:=IF([.B2612]=0;CONCATENATE(CHAR(9);[.A2612];&quot;:&quot;);CONCATENATE(CHAR(9);CHAR(9);&quot;- &quot;;INDEX([$Hoja1.$A$1:.$BL$1048576];[.A2612]+1;[.B26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48]+1"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IF([.B2613]=0;CONCATENATE(CHAR(9);[.A2613];&quot;:&quot;);CONCATENATE(CHAR(9);CHAR(9);&quot;- &quot;;INDEX([$Hoja1.$A$1:.$BL$1048576];[.A2613]+1;[.B26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49]+1"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IF([.B2614]=0;CONCATENATE(CHAR(9);[.A2614];&quot;:&quot;);CONCATENATE(CHAR(9);CHAR(9);&quot;- &quot;;INDEX([$Hoja1.$A$1:.$BL$1048576];[.A2614]+1;[.B26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50]+1"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formula="of:=IF([.B2615]=0;CONCATENATE(CHAR(9);[.A2615];&quot;:&quot;);CONCATENATE(CHAR(9);CHAR(9);&quot;- &quot;;INDEX([$Hoja1.$A$1:.$BL$1048576];[.A2615]+1;[.B26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51]+1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IF([.B2616]=0;CONCATENATE(CHAR(9);[.A2616];&quot;:&quot;);CONCATENATE(CHAR(9);CHAR(9);&quot;- &quot;;INDEX([$Hoja1.$A$1:.$BL$1048576];[.A2616]+1;[.B26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52]+1"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formula="of:=IF([.B2617]=0;CONCATENATE(CHAR(9);[.A2617];&quot;:&quot;);CONCATENATE(CHAR(9);CHAR(9);&quot;- &quot;;INDEX([$Hoja1.$A$1:.$BL$1048576];[.A2617]+1;[.B26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53]+1"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formula="of:=IF([.B2618]=0;CONCATENATE(CHAR(9);[.A2618];&quot;:&quot;);CONCATENATE(CHAR(9);CHAR(9);&quot;- &quot;;INDEX([$Hoja1.$A$1:.$BL$1048576];[.A2618]+1;[.B26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54]+1"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formula="of:=IF([.B2619]=0;CONCATENATE(CHAR(9);[.A2619];&quot;:&quot;);CONCATENATE(CHAR(9);CHAR(9);&quot;- &quot;;INDEX([$Hoja1.$A$1:.$BL$1048576];[.A2619]+1;[.B26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55]+1"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formula="of:=IF([.B2620]=0;CONCATENATE(CHAR(9);[.A2620];&quot;:&quot;);CONCATENATE(CHAR(9);CHAR(9);&quot;- &quot;;INDEX([$Hoja1.$A$1:.$BL$1048576];[.A2620]+1;[.B26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56]+1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IF([.B2621]=0;CONCATENATE(CHAR(9);[.A2621];&quot;:&quot;);CONCATENATE(CHAR(9);CHAR(9);&quot;- &quot;;INDEX([$Hoja1.$A$1:.$BL$1048576];[.A2621]+1;[.B26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57]+1"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formula="of:=IF([.B2622]=0;CONCATENATE(CHAR(9);[.A2622];&quot;:&quot;);CONCATENATE(CHAR(9);CHAR(9);&quot;- &quot;;INDEX([$Hoja1.$A$1:.$BL$1048576];[.A2622]+1;[.B26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58]+1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formula="of:=IF([.B2623]=0;CONCATENATE(CHAR(9);[.A2623];&quot;:&quot;);CONCATENATE(CHAR(9);CHAR(9);&quot;- &quot;;INDEX([$Hoja1.$A$1:.$BL$1048576];[.A2623]+1;[.B26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59]+1"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formula="of:=IF([.B2624]=0;CONCATENATE(CHAR(9);[.A2624];&quot;:&quot;);CONCATENATE(CHAR(9);CHAR(9);&quot;- &quot;;INDEX([$Hoja1.$A$1:.$BL$1048576];[.A2624]+1;[.B26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60]+1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IF([.B2625]=0;CONCATENATE(CHAR(9);[.A2625];&quot;:&quot;);CONCATENATE(CHAR(9);CHAR(9);&quot;- &quot;;INDEX([$Hoja1.$A$1:.$BL$1048576];[.A2625]+1;[.B26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61]+1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IF([.B2626]=0;CONCATENATE(CHAR(9);[.A2626];&quot;:&quot;);CONCATENATE(CHAR(9);CHAR(9);&quot;- &quot;;INDEX([$Hoja1.$A$1:.$BL$1048576];[.A2626]+1;[.B26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62]+1"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formula="of:=IF([.B2627]=0;CONCATENATE(CHAR(9);[.A2627];&quot;:&quot;);CONCATENATE(CHAR(9);CHAR(9);&quot;- &quot;;INDEX([$Hoja1.$A$1:.$BL$1048576];[.A2627]+1;[.B26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63]+1"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formula="of:=IF([.B2628]=0;CONCATENATE(CHAR(9);[.A2628];&quot;:&quot;);CONCATENATE(CHAR(9);CHAR(9);&quot;- &quot;;INDEX([$Hoja1.$A$1:.$BL$1048576];[.A2628]+1;[.B26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64]+1"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formula="of:=IF([.B2629]=0;CONCATENATE(CHAR(9);[.A2629];&quot;:&quot;);CONCATENATE(CHAR(9);CHAR(9);&quot;- &quot;;INDEX([$Hoja1.$A$1:.$BL$1048576];[.A2629]+1;[.B26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65]+1"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formula="of:=IF([.B2630]=0;CONCATENATE(CHAR(9);[.A2630];&quot;:&quot;);CONCATENATE(CHAR(9);CHAR(9);&quot;- &quot;;INDEX([$Hoja1.$A$1:.$BL$1048576];[.A2630]+1;[.B26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66]+1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IF([.B2631]=0;CONCATENATE(CHAR(9);[.A2631];&quot;:&quot;);CONCATENATE(CHAR(9);CHAR(9);&quot;- &quot;;INDEX([$Hoja1.$A$1:.$BL$1048576];[.A2631]+1;[.B26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67]+1"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formula="of:=IF([.B2632]=0;CONCATENATE(CHAR(9);[.A2632];&quot;:&quot;);CONCATENATE(CHAR(9);CHAR(9);&quot;- &quot;;INDEX([$Hoja1.$A$1:.$BL$1048576];[.A2632]+1;[.B26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68]+1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formula="of:=IF([.B2633]=0;CONCATENATE(CHAR(9);[.A2633];&quot;:&quot;);CONCATENATE(CHAR(9);CHAR(9);&quot;- &quot;;INDEX([$Hoja1.$A$1:.$BL$1048576];[.A2633]+1;[.B26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69]+1"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formula="of:=IF([.B2634]=0;CONCATENATE(CHAR(9);[.A2634];&quot;:&quot;);CONCATENATE(CHAR(9);CHAR(9);&quot;- &quot;;INDEX([$Hoja1.$A$1:.$BL$1048576];[.A2634]+1;[.B26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70]+1"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formula="of:=IF([.B2635]=0;CONCATENATE(CHAR(9);[.A2635];&quot;:&quot;);CONCATENATE(CHAR(9);CHAR(9);&quot;- &quot;;INDEX([$Hoja1.$A$1:.$BL$1048576];[.A2635]+1;[.B26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71]+1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IF([.B2636]=0;CONCATENATE(CHAR(9);[.A2636];&quot;:&quot;);CONCATENATE(CHAR(9);CHAR(9);&quot;- &quot;;INDEX([$Hoja1.$A$1:.$BL$1048576];[.A2636]+1;[.B26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72]+1"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formula="of:=IF([.B2637]=0;CONCATENATE(CHAR(9);[.A2637];&quot;:&quot;);CONCATENATE(CHAR(9);CHAR(9);&quot;- &quot;;INDEX([$Hoja1.$A$1:.$BL$1048576];[.A2637]+1;[.B26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73]+1"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formula="of:=IF([.B2638]=0;CONCATENATE(CHAR(9);[.A2638];&quot;:&quot;);CONCATENATE(CHAR(9);CHAR(9);&quot;- &quot;;INDEX([$Hoja1.$A$1:.$BL$1048576];[.A2638]+1;[.B26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74]+1"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formula="of:=IF([.B2639]=0;CONCATENATE(CHAR(9);[.A2639];&quot;:&quot;);CONCATENATE(CHAR(9);CHAR(9);&quot;- &quot;;INDEX([$Hoja1.$A$1:.$BL$1048576];[.A2639]+1;[.B26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75]+1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formula="of:=IF([.B2640]=0;CONCATENATE(CHAR(9);[.A2640];&quot;:&quot;);CONCATENATE(CHAR(9);CHAR(9);&quot;- &quot;;INDEX([$Hoja1.$A$1:.$BL$1048576];[.A2640]+1;[.B26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76]+1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formula="of:=IF([.B2641]=0;CONCATENATE(CHAR(9);[.A2641];&quot;:&quot;);CONCATENATE(CHAR(9);CHAR(9);&quot;- &quot;;INDEX([$Hoja1.$A$1:.$BL$1048576];[.A2641]+1;[.B26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77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IF([.B2642]=0;CONCATENATE(CHAR(9);[.A2642];&quot;:&quot;);CONCATENATE(CHAR(9);CHAR(9);&quot;- &quot;;INDEX([$Hoja1.$A$1:.$BL$1048576];[.A2642]+1;[.B26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78]+1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IF([.B2643]=0;CONCATENATE(CHAR(9);[.A2643];&quot;:&quot;);CONCATENATE(CHAR(9);CHAR(9);&quot;- &quot;;INDEX([$Hoja1.$A$1:.$BL$1048576];[.A2643]+1;[.B26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79]+1"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formula="of:=IF([.B2644]=0;CONCATENATE(CHAR(9);[.A2644];&quot;:&quot;);CONCATENATE(CHAR(9);CHAR(9);&quot;- &quot;;INDEX([$Hoja1.$A$1:.$BL$1048576];[.A2644]+1;[.B26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80]+1"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formula="of:=IF([.B2645]=0;CONCATENATE(CHAR(9);[.A2645];&quot;:&quot;);CONCATENATE(CHAR(9);CHAR(9);&quot;- &quot;;INDEX([$Hoja1.$A$1:.$BL$1048576];[.A2645]+1;[.B26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81]+1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formula="of:=IF([.B2646]=0;CONCATENATE(CHAR(9);[.A2646];&quot;:&quot;);CONCATENATE(CHAR(9);CHAR(9);&quot;- &quot;;INDEX([$Hoja1.$A$1:.$BL$1048576];[.A2646]+1;[.B26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82]+1"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formula="of:=IF([.B2647]=0;CONCATENATE(CHAR(9);[.A2647];&quot;:&quot;);CONCATENATE(CHAR(9);CHAR(9);&quot;- &quot;;INDEX([$Hoja1.$A$1:.$BL$1048576];[.A2647]+1;[.B26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83]+1"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formula="of:=IF([.B2648]=0;CONCATENATE(CHAR(9);[.A2648];&quot;:&quot;);CONCATENATE(CHAR(9);CHAR(9);&quot;- &quot;;INDEX([$Hoja1.$A$1:.$BL$1048576];[.A2648]+1;[.B26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84]+1"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formula="of:=IF([.B2649]=0;CONCATENATE(CHAR(9);[.A2649];&quot;:&quot;);CONCATENATE(CHAR(9);CHAR(9);&quot;- &quot;;INDEX([$Hoja1.$A$1:.$BL$1048576];[.A2649]+1;[.B26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85]+1"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formula="of:=IF([.B2650]=0;CONCATENATE(CHAR(9);[.A2650];&quot;:&quot;);CONCATENATE(CHAR(9);CHAR(9);&quot;- &quot;;INDEX([$Hoja1.$A$1:.$BL$1048576];[.A2650]+1;[.B26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86]+1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IF([.B2651]=0;CONCATENATE(CHAR(9);[.A2651];&quot;:&quot;);CONCATENATE(CHAR(9);CHAR(9);&quot;- &quot;;INDEX([$Hoja1.$A$1:.$BL$1048576];[.A2651]+1;[.B26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87]+1"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table:formula="of:=IF([.B2652]=0;CONCATENATE(CHAR(9);[.A2652];&quot;:&quot;);CONCATENATE(CHAR(9);CHAR(9);&quot;- &quot;;INDEX([$Hoja1.$A$1:.$BL$1048576];[.A2652]+1;[.B26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88]+1"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formula="of:=IF([.B2653]=0;CONCATENATE(CHAR(9);[.A2653];&quot;:&quot;);CONCATENATE(CHAR(9);CHAR(9);&quot;- &quot;;INDEX([$Hoja1.$A$1:.$BL$1048576];[.A2653]+1;[.B26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89]+1"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table:formula="of:=IF([.B2654]=0;CONCATENATE(CHAR(9);[.A2654];&quot;:&quot;);CONCATENATE(CHAR(9);CHAR(9);&quot;- &quot;;INDEX([$Hoja1.$A$1:.$BL$1048576];[.A2654]+1;[.B26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90]+1"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table:formula="of:=IF([.B2655]=0;CONCATENATE(CHAR(9);[.A2655];&quot;:&quot;);CONCATENATE(CHAR(9);CHAR(9);&quot;- &quot;;INDEX([$Hoja1.$A$1:.$BL$1048576];[.A2655]+1;[.B26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91]+1"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formula="of:=IF([.B2656]=0;CONCATENATE(CHAR(9);[.A2656];&quot;:&quot;);CONCATENATE(CHAR(9);CHAR(9);&quot;- &quot;;INDEX([$Hoja1.$A$1:.$BL$1048576];[.A2656]+1;[.B26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92]+1"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formula="of:=IF([.B2657]=0;CONCATENATE(CHAR(9);[.A2657];&quot;:&quot;);CONCATENATE(CHAR(9);CHAR(9);&quot;- &quot;;INDEX([$Hoja1.$A$1:.$BL$1048576];[.A2657]+1;[.B26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93]+1"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table:formula="of:=IF([.B2658]=0;CONCATENATE(CHAR(9);[.A2658];&quot;:&quot;);CONCATENATE(CHAR(9);CHAR(9);&quot;- &quot;;INDEX([$Hoja1.$A$1:.$BL$1048576];[.A2658]+1;[.B26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94]+1"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table:formula="of:=IF([.B2659]=0;CONCATENATE(CHAR(9);[.A2659];&quot;:&quot;);CONCATENATE(CHAR(9);CHAR(9);&quot;- &quot;;INDEX([$Hoja1.$A$1:.$BL$1048576];[.A2659]+1;[.B26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95]+1"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table:formula="of:=IF([.B2660]=0;CONCATENATE(CHAR(9);[.A2660];&quot;:&quot;);CONCATENATE(CHAR(9);CHAR(9);&quot;- &quot;;INDEX([$Hoja1.$A$1:.$BL$1048576];[.A2660]+1;[.B26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96]+1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IF([.B2661]=0;CONCATENATE(CHAR(9);[.A2661];&quot;:&quot;);CONCATENATE(CHAR(9);CHAR(9);&quot;- &quot;;INDEX([$Hoja1.$A$1:.$BL$1048576];[.A2661]+1;[.B26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97]+1"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table:formula="of:=IF([.B2662]=0;CONCATENATE(CHAR(9);[.A2662];&quot;:&quot;);CONCATENATE(CHAR(9);CHAR(9);&quot;- &quot;;INDEX([$Hoja1.$A$1:.$BL$1048576];[.A2662]+1;[.B26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98]+1"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formula="of:=IF([.B2663]=0;CONCATENATE(CHAR(9);[.A2663];&quot;:&quot;);CONCATENATE(CHAR(9);CHAR(9);&quot;- &quot;;INDEX([$Hoja1.$A$1:.$BL$1048576];[.A2663]+1;[.B26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599]+1"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formula="of:=IF([.B2664]=0;CONCATENATE(CHAR(9);[.A2664];&quot;:&quot;);CONCATENATE(CHAR(9);CHAR(9);&quot;- &quot;;INDEX([$Hoja1.$A$1:.$BL$1048576];[.A2664]+1;[.B26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00]+1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formula="of:=IF([.B2665]=0;CONCATENATE(CHAR(9);[.A2665];&quot;:&quot;);CONCATENATE(CHAR(9);CHAR(9);&quot;- &quot;;INDEX([$Hoja1.$A$1:.$BL$1048576];[.A2665]+1;[.B26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01]+1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IF([.B2666]=0;CONCATENATE(CHAR(9);[.A2666];&quot;:&quot;);CONCATENATE(CHAR(9);CHAR(9);&quot;- &quot;;INDEX([$Hoja1.$A$1:.$BL$1048576];[.A2666]+1;[.B2666])))" office:value-type="string" office:string-value="&#9;41:" calcext:value-type="string">
            <text:p><text:tab/>41:</text:p>
          </table:table-cell>
        </table:table-row>
        <table:table-row table:style-name="ro1">
          <table:table-cell table:formula="of:=[.A2602]+1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B2667]=0;CONCATENATE(CHAR(9);[.A2667];&quot;:&quot;);CONCATENATE(CHAR(9);CHAR(9);&quot;- &quot;;INDEX([$Hoja1.$A$1:.$BL$1048576];[.A2667]+1;[.B26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03]+1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IF([.B2668]=0;CONCATENATE(CHAR(9);[.A2668];&quot;:&quot;);CONCATENATE(CHAR(9);CHAR(9);&quot;- &quot;;INDEX([$Hoja1.$A$1:.$BL$1048576];[.A2668]+1;[.B26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04]+1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IF([.B2669]=0;CONCATENATE(CHAR(9);[.A2669];&quot;:&quot;);CONCATENATE(CHAR(9);CHAR(9);&quot;- &quot;;INDEX([$Hoja1.$A$1:.$BL$1048576];[.A2669]+1;[.B26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05]+1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IF([.B2670]=0;CONCATENATE(CHAR(9);[.A2670];&quot;:&quot;);CONCATENATE(CHAR(9);CHAR(9);&quot;- &quot;;INDEX([$Hoja1.$A$1:.$BL$1048576];[.A2670]+1;[.B26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06]+1"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formula="of:=IF([.B2671]=0;CONCATENATE(CHAR(9);[.A2671];&quot;:&quot;);CONCATENATE(CHAR(9);CHAR(9);&quot;- &quot;;INDEX([$Hoja1.$A$1:.$BL$1048576];[.A2671]+1;[.B26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07]+1"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formula="of:=IF([.B2672]=0;CONCATENATE(CHAR(9);[.A2672];&quot;:&quot;);CONCATENATE(CHAR(9);CHAR(9);&quot;- &quot;;INDEX([$Hoja1.$A$1:.$BL$1048576];[.A2672]+1;[.B26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08]+1"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formula="of:=IF([.B2673]=0;CONCATENATE(CHAR(9);[.A2673];&quot;:&quot;);CONCATENATE(CHAR(9);CHAR(9);&quot;- &quot;;INDEX([$Hoja1.$A$1:.$BL$1048576];[.A2673]+1;[.B26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09]+1"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formula="of:=IF([.B2674]=0;CONCATENATE(CHAR(9);[.A2674];&quot;:&quot;);CONCATENATE(CHAR(9);CHAR(9);&quot;- &quot;;INDEX([$Hoja1.$A$1:.$BL$1048576];[.A2674]+1;[.B26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10]+1"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formula="of:=IF([.B2675]=0;CONCATENATE(CHAR(9);[.A2675];&quot;:&quot;);CONCATENATE(CHAR(9);CHAR(9);&quot;- &quot;;INDEX([$Hoja1.$A$1:.$BL$1048576];[.A2675]+1;[.B26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11]+1"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IF([.B2676]=0;CONCATENATE(CHAR(9);[.A2676];&quot;:&quot;);CONCATENATE(CHAR(9);CHAR(9);&quot;- &quot;;INDEX([$Hoja1.$A$1:.$BL$1048576];[.A2676]+1;[.B26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12]+1"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IF([.B2677]=0;CONCATENATE(CHAR(9);[.A2677];&quot;:&quot;);CONCATENATE(CHAR(9);CHAR(9);&quot;- &quot;;INDEX([$Hoja1.$A$1:.$BL$1048576];[.A2677]+1;[.B26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13]+1"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formula="of:=IF([.B2678]=0;CONCATENATE(CHAR(9);[.A2678];&quot;:&quot;);CONCATENATE(CHAR(9);CHAR(9);&quot;- &quot;;INDEX([$Hoja1.$A$1:.$BL$1048576];[.A2678]+1;[.B26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14]+1"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formula="of:=IF([.B2679]=0;CONCATENATE(CHAR(9);[.A2679];&quot;:&quot;);CONCATENATE(CHAR(9);CHAR(9);&quot;- &quot;;INDEX([$Hoja1.$A$1:.$BL$1048576];[.A2679]+1;[.B26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15]+1"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IF([.B2680]=0;CONCATENATE(CHAR(9);[.A2680];&quot;:&quot;);CONCATENATE(CHAR(9);CHAR(9);&quot;- &quot;;INDEX([$Hoja1.$A$1:.$BL$1048576];[.A2680]+1;[.B26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16]+1"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formula="of:=IF([.B2681]=0;CONCATENATE(CHAR(9);[.A2681];&quot;:&quot;);CONCATENATE(CHAR(9);CHAR(9);&quot;- &quot;;INDEX([$Hoja1.$A$1:.$BL$1048576];[.A2681]+1;[.B26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17]+1"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formula="of:=IF([.B2682]=0;CONCATENATE(CHAR(9);[.A2682];&quot;:&quot;);CONCATENATE(CHAR(9);CHAR(9);&quot;- &quot;;INDEX([$Hoja1.$A$1:.$BL$1048576];[.A2682]+1;[.B26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18]+1"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formula="of:=IF([.B2683]=0;CONCATENATE(CHAR(9);[.A2683];&quot;:&quot;);CONCATENATE(CHAR(9);CHAR(9);&quot;- &quot;;INDEX([$Hoja1.$A$1:.$BL$1048576];[.A2683]+1;[.B26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19]+1"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table:formula="of:=IF([.B2684]=0;CONCATENATE(CHAR(9);[.A2684];&quot;:&quot;);CONCATENATE(CHAR(9);CHAR(9);&quot;- &quot;;INDEX([$Hoja1.$A$1:.$BL$1048576];[.A2684]+1;[.B26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20]+1"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table:formula="of:=IF([.B2685]=0;CONCATENATE(CHAR(9);[.A2685];&quot;:&quot;);CONCATENATE(CHAR(9);CHAR(9);&quot;- &quot;;INDEX([$Hoja1.$A$1:.$BL$1048576];[.A2685]+1;[.B26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21]+1"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formula="of:=IF([.B2686]=0;CONCATENATE(CHAR(9);[.A2686];&quot;:&quot;);CONCATENATE(CHAR(9);CHAR(9);&quot;- &quot;;INDEX([$Hoja1.$A$1:.$BL$1048576];[.A2686]+1;[.B26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22]+1"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formula="of:=IF([.B2687]=0;CONCATENATE(CHAR(9);[.A2687];&quot;:&quot;);CONCATENATE(CHAR(9);CHAR(9);&quot;- &quot;;INDEX([$Hoja1.$A$1:.$BL$1048576];[.A2687]+1;[.B26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23]+1"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table:formula="of:=IF([.B2688]=0;CONCATENATE(CHAR(9);[.A2688];&quot;:&quot;);CONCATENATE(CHAR(9);CHAR(9);&quot;- &quot;;INDEX([$Hoja1.$A$1:.$BL$1048576];[.A2688]+1;[.B26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24]+1"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formula="of:=IF([.B2689]=0;CONCATENATE(CHAR(9);[.A2689];&quot;:&quot;);CONCATENATE(CHAR(9);CHAR(9);&quot;- &quot;;INDEX([$Hoja1.$A$1:.$BL$1048576];[.A2689]+1;[.B26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25]+1"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formula="of:=IF([.B2690]=0;CONCATENATE(CHAR(9);[.A2690];&quot;:&quot;);CONCATENATE(CHAR(9);CHAR(9);&quot;- &quot;;INDEX([$Hoja1.$A$1:.$BL$1048576];[.A2690]+1;[.B26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26]+1"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formula="of:=IF([.B2691]=0;CONCATENATE(CHAR(9);[.A2691];&quot;:&quot;);CONCATENATE(CHAR(9);CHAR(9);&quot;- &quot;;INDEX([$Hoja1.$A$1:.$BL$1048576];[.A2691]+1;[.B26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27]+1"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table:formula="of:=IF([.B2692]=0;CONCATENATE(CHAR(9);[.A2692];&quot;:&quot;);CONCATENATE(CHAR(9);CHAR(9);&quot;- &quot;;INDEX([$Hoja1.$A$1:.$BL$1048576];[.A2692]+1;[.B26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28]+1"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formula="of:=IF([.B2693]=0;CONCATENATE(CHAR(9);[.A2693];&quot;:&quot;);CONCATENATE(CHAR(9);CHAR(9);&quot;- &quot;;INDEX([$Hoja1.$A$1:.$BL$1048576];[.A2693]+1;[.B26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29]+1"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table:formula="of:=IF([.B2694]=0;CONCATENATE(CHAR(9);[.A2694];&quot;:&quot;);CONCATENATE(CHAR(9);CHAR(9);&quot;- &quot;;INDEX([$Hoja1.$A$1:.$BL$1048576];[.A2694]+1;[.B26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30]+1"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formula="of:=IF([.B2695]=0;CONCATENATE(CHAR(9);[.A2695];&quot;:&quot;);CONCATENATE(CHAR(9);CHAR(9);&quot;- &quot;;INDEX([$Hoja1.$A$1:.$BL$1048576];[.A2695]+1;[.B26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31]+1"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formula="of:=IF([.B2696]=0;CONCATENATE(CHAR(9);[.A2696];&quot;:&quot;);CONCATENATE(CHAR(9);CHAR(9);&quot;- &quot;;INDEX([$Hoja1.$A$1:.$BL$1048576];[.A2696]+1;[.B26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32]+1"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table:formula="of:=IF([.B2697]=0;CONCATENATE(CHAR(9);[.A2697];&quot;:&quot;);CONCATENATE(CHAR(9);CHAR(9);&quot;- &quot;;INDEX([$Hoja1.$A$1:.$BL$1048576];[.A2697]+1;[.B26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33]+1"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table:formula="of:=IF([.B2698]=0;CONCATENATE(CHAR(9);[.A2698];&quot;:&quot;);CONCATENATE(CHAR(9);CHAR(9);&quot;- &quot;;INDEX([$Hoja1.$A$1:.$BL$1048576];[.A2698]+1;[.B26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34]+1"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table:formula="of:=IF([.B2699]=0;CONCATENATE(CHAR(9);[.A2699];&quot;:&quot;);CONCATENATE(CHAR(9);CHAR(9);&quot;- &quot;;INDEX([$Hoja1.$A$1:.$BL$1048576];[.A2699]+1;[.B26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35]+1"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formula="of:=IF([.B2700]=0;CONCATENATE(CHAR(9);[.A2700];&quot;:&quot;);CONCATENATE(CHAR(9);CHAR(9);&quot;- &quot;;INDEX([$Hoja1.$A$1:.$BL$1048576];[.A2700]+1;[.B27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36]+1"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formula="of:=IF([.B2701]=0;CONCATENATE(CHAR(9);[.A2701];&quot;:&quot;);CONCATENATE(CHAR(9);CHAR(9);&quot;- &quot;;INDEX([$Hoja1.$A$1:.$BL$1048576];[.A2701]+1;[.B27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37]+1"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formula="of:=IF([.B2702]=0;CONCATENATE(CHAR(9);[.A2702];&quot;:&quot;);CONCATENATE(CHAR(9);CHAR(9);&quot;- &quot;;INDEX([$Hoja1.$A$1:.$BL$1048576];[.A2702]+1;[.B27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38]+1"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formula="of:=IF([.B2703]=0;CONCATENATE(CHAR(9);[.A2703];&quot;:&quot;);CONCATENATE(CHAR(9);CHAR(9);&quot;- &quot;;INDEX([$Hoja1.$A$1:.$BL$1048576];[.A2703]+1;[.B27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39]+1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formula="of:=IF([.B2704]=0;CONCATENATE(CHAR(9);[.A2704];&quot;:&quot;);CONCATENATE(CHAR(9);CHAR(9);&quot;- &quot;;INDEX([$Hoja1.$A$1:.$BL$1048576];[.A2704]+1;[.B27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40]+1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formula="of:=IF([.B2705]=0;CONCATENATE(CHAR(9);[.A2705];&quot;:&quot;);CONCATENATE(CHAR(9);CHAR(9);&quot;- &quot;;INDEX([$Hoja1.$A$1:.$BL$1048576];[.A2705]+1;[.B27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41]+1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formula="of:=IF([.B2706]=0;CONCATENATE(CHAR(9);[.A2706];&quot;:&quot;);CONCATENATE(CHAR(9);CHAR(9);&quot;- &quot;;INDEX([$Hoja1.$A$1:.$BL$1048576];[.A2706]+1;[.B27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42]+1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table:formula="of:=IF([.B2707]=0;CONCATENATE(CHAR(9);[.A2707];&quot;:&quot;);CONCATENATE(CHAR(9);CHAR(9);&quot;- &quot;;INDEX([$Hoja1.$A$1:.$BL$1048576];[.A2707]+1;[.B27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43]+1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IF([.B2708]=0;CONCATENATE(CHAR(9);[.A2708];&quot;:&quot;);CONCATENATE(CHAR(9);CHAR(9);&quot;- &quot;;INDEX([$Hoja1.$A$1:.$BL$1048576];[.A2708]+1;[.B27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44]+1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formula="of:=IF([.B2709]=0;CONCATENATE(CHAR(9);[.A2709];&quot;:&quot;);CONCATENATE(CHAR(9);CHAR(9);&quot;- &quot;;INDEX([$Hoja1.$A$1:.$BL$1048576];[.A2709]+1;[.B27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45]+1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formula="of:=IF([.B2710]=0;CONCATENATE(CHAR(9);[.A2710];&quot;:&quot;);CONCATENATE(CHAR(9);CHAR(9);&quot;- &quot;;INDEX([$Hoja1.$A$1:.$BL$1048576];[.A2710]+1;[.B27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46]+1"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formula="of:=IF([.B2711]=0;CONCATENATE(CHAR(9);[.A2711];&quot;:&quot;);CONCATENATE(CHAR(9);CHAR(9);&quot;- &quot;;INDEX([$Hoja1.$A$1:.$BL$1048576];[.A2711]+1;[.B27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47]+1"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formula="of:=IF([.B2712]=0;CONCATENATE(CHAR(9);[.A2712];&quot;:&quot;);CONCATENATE(CHAR(9);CHAR(9);&quot;- &quot;;INDEX([$Hoja1.$A$1:.$BL$1048576];[.A2712]+1;[.B27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48]+1"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formula="of:=IF([.B2713]=0;CONCATENATE(CHAR(9);[.A2713];&quot;:&quot;);CONCATENATE(CHAR(9);CHAR(9);&quot;- &quot;;INDEX([$Hoja1.$A$1:.$BL$1048576];[.A2713]+1;[.B27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49]+1"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formula="of:=IF([.B2714]=0;CONCATENATE(CHAR(9);[.A2714];&quot;:&quot;);CONCATENATE(CHAR(9);CHAR(9);&quot;- &quot;;INDEX([$Hoja1.$A$1:.$BL$1048576];[.A2714]+1;[.B27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50]+1"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formula="of:=IF([.B2715]=0;CONCATENATE(CHAR(9);[.A2715];&quot;:&quot;);CONCATENATE(CHAR(9);CHAR(9);&quot;- &quot;;INDEX([$Hoja1.$A$1:.$BL$1048576];[.A2715]+1;[.B27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51]+1"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formula="of:=IF([.B2716]=0;CONCATENATE(CHAR(9);[.A2716];&quot;:&quot;);CONCATENATE(CHAR(9);CHAR(9);&quot;- &quot;;INDEX([$Hoja1.$A$1:.$BL$1048576];[.A2716]+1;[.B27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52]+1"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formula="of:=IF([.B2717]=0;CONCATENATE(CHAR(9);[.A2717];&quot;:&quot;);CONCATENATE(CHAR(9);CHAR(9);&quot;- &quot;;INDEX([$Hoja1.$A$1:.$BL$1048576];[.A2717]+1;[.B27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53]+1"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formula="of:=IF([.B2718]=0;CONCATENATE(CHAR(9);[.A2718];&quot;:&quot;);CONCATENATE(CHAR(9);CHAR(9);&quot;- &quot;;INDEX([$Hoja1.$A$1:.$BL$1048576];[.A2718]+1;[.B27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54]+1"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table:formula="of:=IF([.B2719]=0;CONCATENATE(CHAR(9);[.A2719];&quot;:&quot;);CONCATENATE(CHAR(9);CHAR(9);&quot;- &quot;;INDEX([$Hoja1.$A$1:.$BL$1048576];[.A2719]+1;[.B27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55]+1"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table:formula="of:=IF([.B2720]=0;CONCATENATE(CHAR(9);[.A2720];&quot;:&quot;);CONCATENATE(CHAR(9);CHAR(9);&quot;- &quot;;INDEX([$Hoja1.$A$1:.$BL$1048576];[.A2720]+1;[.B27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56]+1"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formula="of:=IF([.B2721]=0;CONCATENATE(CHAR(9);[.A2721];&quot;:&quot;);CONCATENATE(CHAR(9);CHAR(9);&quot;- &quot;;INDEX([$Hoja1.$A$1:.$BL$1048576];[.A2721]+1;[.B27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57]+1"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table:formula="of:=IF([.B2722]=0;CONCATENATE(CHAR(9);[.A2722];&quot;:&quot;);CONCATENATE(CHAR(9);CHAR(9);&quot;- &quot;;INDEX([$Hoja1.$A$1:.$BL$1048576];[.A2722]+1;[.B27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58]+1"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formula="of:=IF([.B2723]=0;CONCATENATE(CHAR(9);[.A2723];&quot;:&quot;);CONCATENATE(CHAR(9);CHAR(9);&quot;- &quot;;INDEX([$Hoja1.$A$1:.$BL$1048576];[.A2723]+1;[.B27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59]+1"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formula="of:=IF([.B2724]=0;CONCATENATE(CHAR(9);[.A2724];&quot;:&quot;);CONCATENATE(CHAR(9);CHAR(9);&quot;- &quot;;INDEX([$Hoja1.$A$1:.$BL$1048576];[.A2724]+1;[.B27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60]+1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IF([.B2725]=0;CONCATENATE(CHAR(9);[.A2725];&quot;:&quot;);CONCATENATE(CHAR(9);CHAR(9);&quot;- &quot;;INDEX([$Hoja1.$A$1:.$BL$1048576];[.A2725]+1;[.B27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61]+1"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table:formula="of:=IF([.B2726]=0;CONCATENATE(CHAR(9);[.A2726];&quot;:&quot;);CONCATENATE(CHAR(9);CHAR(9);&quot;- &quot;;INDEX([$Hoja1.$A$1:.$BL$1048576];[.A2726]+1;[.B27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62]+1"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table:formula="of:=IF([.B2727]=0;CONCATENATE(CHAR(9);[.A2727];&quot;:&quot;);CONCATENATE(CHAR(9);CHAR(9);&quot;- &quot;;INDEX([$Hoja1.$A$1:.$BL$1048576];[.A2727]+1;[.B27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63]+1"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table:formula="of:=IF([.B2728]=0;CONCATENATE(CHAR(9);[.A2728];&quot;:&quot;);CONCATENATE(CHAR(9);CHAR(9);&quot;- &quot;;INDEX([$Hoja1.$A$1:.$BL$1048576];[.A2728]+1;[.B27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64]+1"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table:formula="of:=IF([.B2729]=0;CONCATENATE(CHAR(9);[.A2729];&quot;:&quot;);CONCATENATE(CHAR(9);CHAR(9);&quot;- &quot;;INDEX([$Hoja1.$A$1:.$BL$1048576];[.A2729]+1;[.B27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65]+1"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table:formula="of:=IF([.B2730]=0;CONCATENATE(CHAR(9);[.A2730];&quot;:&quot;);CONCATENATE(CHAR(9);CHAR(9);&quot;- &quot;;INDEX([$Hoja1.$A$1:.$BL$1048576];[.A2730]+1;[.B27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66]+1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IF([.B2731]=0;CONCATENATE(CHAR(9);[.A2731];&quot;:&quot;);CONCATENATE(CHAR(9);CHAR(9);&quot;- &quot;;INDEX([$Hoja1.$A$1:.$BL$1048576];[.A2731]+1;[.B2731])))" office:value-type="string" office:string-value="&#9;42:" calcext:value-type="string">
            <text:p><text:tab/>42:</text:p>
          </table:table-cell>
        </table:table-row>
        <table:table-row table:style-name="ro1">
          <table:table-cell table:formula="of:=[.A2667]+1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.B2732]=0;CONCATENATE(CHAR(9);[.A2732];&quot;:&quot;);CONCATENATE(CHAR(9);CHAR(9);&quot;- &quot;;INDEX([$Hoja1.$A$1:.$BL$1048576];[.A2732]+1;[.B27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68]+1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IF([.B2733]=0;CONCATENATE(CHAR(9);[.A2733];&quot;:&quot;);CONCATENATE(CHAR(9);CHAR(9);&quot;- &quot;;INDEX([$Hoja1.$A$1:.$BL$1048576];[.A2733]+1;[.B27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69]+1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formula="of:=IF([.B2734]=0;CONCATENATE(CHAR(9);[.A2734];&quot;:&quot;);CONCATENATE(CHAR(9);CHAR(9);&quot;- &quot;;INDEX([$Hoja1.$A$1:.$BL$1048576];[.A2734]+1;[.B27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70]+1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IF([.B2735]=0;CONCATENATE(CHAR(9);[.A2735];&quot;:&quot;);CONCATENATE(CHAR(9);CHAR(9);&quot;- &quot;;INDEX([$Hoja1.$A$1:.$BL$1048576];[.A2735]+1;[.B27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71]+1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formula="of:=IF([.B2736]=0;CONCATENATE(CHAR(9);[.A2736];&quot;:&quot;);CONCATENATE(CHAR(9);CHAR(9);&quot;- &quot;;INDEX([$Hoja1.$A$1:.$BL$1048576];[.A2736]+1;[.B27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72]+1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IF([.B2737]=0;CONCATENATE(CHAR(9);[.A2737];&quot;:&quot;);CONCATENATE(CHAR(9);CHAR(9);&quot;- &quot;;INDEX([$Hoja1.$A$1:.$BL$1048576];[.A2737]+1;[.B27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73]+1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formula="of:=IF([.B2738]=0;CONCATENATE(CHAR(9);[.A2738];&quot;:&quot;);CONCATENATE(CHAR(9);CHAR(9);&quot;- &quot;;INDEX([$Hoja1.$A$1:.$BL$1048576];[.A2738]+1;[.B27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74]+1"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formula="of:=IF([.B2739]=0;CONCATENATE(CHAR(9);[.A2739];&quot;:&quot;);CONCATENATE(CHAR(9);CHAR(9);&quot;- &quot;;INDEX([$Hoja1.$A$1:.$BL$1048576];[.A2739]+1;[.B27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75]+1"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formula="of:=IF([.B2740]=0;CONCATENATE(CHAR(9);[.A2740];&quot;:&quot;);CONCATENATE(CHAR(9);CHAR(9);&quot;- &quot;;INDEX([$Hoja1.$A$1:.$BL$1048576];[.A2740]+1;[.B27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76]+1"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formula="of:=IF([.B2741]=0;CONCATENATE(CHAR(9);[.A2741];&quot;:&quot;);CONCATENATE(CHAR(9);CHAR(9);&quot;- &quot;;INDEX([$Hoja1.$A$1:.$BL$1048576];[.A2741]+1;[.B27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77]+1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formula="of:=IF([.B2742]=0;CONCATENATE(CHAR(9);[.A2742];&quot;:&quot;);CONCATENATE(CHAR(9);CHAR(9);&quot;- &quot;;INDEX([$Hoja1.$A$1:.$BL$1048576];[.A2742]+1;[.B27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78]+1"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formula="of:=IF([.B2743]=0;CONCATENATE(CHAR(9);[.A2743];&quot;:&quot;);CONCATENATE(CHAR(9);CHAR(9);&quot;- &quot;;INDEX([$Hoja1.$A$1:.$BL$1048576];[.A2743]+1;[.B27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79]+1"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IF([.B2744]=0;CONCATENATE(CHAR(9);[.A2744];&quot;:&quot;);CONCATENATE(CHAR(9);CHAR(9);&quot;- &quot;;INDEX([$Hoja1.$A$1:.$BL$1048576];[.A2744]+1;[.B27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80]+1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formula="of:=IF([.B2745]=0;CONCATENATE(CHAR(9);[.A2745];&quot;:&quot;);CONCATENATE(CHAR(9);CHAR(9);&quot;- &quot;;INDEX([$Hoja1.$A$1:.$BL$1048576];[.A2745]+1;[.B27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81]+1"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formula="of:=IF([.B2746]=0;CONCATENATE(CHAR(9);[.A2746];&quot;:&quot;);CONCATENATE(CHAR(9);CHAR(9);&quot;- &quot;;INDEX([$Hoja1.$A$1:.$BL$1048576];[.A2746]+1;[.B27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82]+1"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formula="of:=IF([.B2747]=0;CONCATENATE(CHAR(9);[.A2747];&quot;:&quot;);CONCATENATE(CHAR(9);CHAR(9);&quot;- &quot;;INDEX([$Hoja1.$A$1:.$BL$1048576];[.A2747]+1;[.B27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83]+1"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table:formula="of:=IF([.B2748]=0;CONCATENATE(CHAR(9);[.A2748];&quot;:&quot;);CONCATENATE(CHAR(9);CHAR(9);&quot;- &quot;;INDEX([$Hoja1.$A$1:.$BL$1048576];[.A2748]+1;[.B27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84]+1"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formula="of:=IF([.B2749]=0;CONCATENATE(CHAR(9);[.A2749];&quot;:&quot;);CONCATENATE(CHAR(9);CHAR(9);&quot;- &quot;;INDEX([$Hoja1.$A$1:.$BL$1048576];[.A2749]+1;[.B27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85]+1"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table:formula="of:=IF([.B2750]=0;CONCATENATE(CHAR(9);[.A2750];&quot;:&quot;);CONCATENATE(CHAR(9);CHAR(9);&quot;- &quot;;INDEX([$Hoja1.$A$1:.$BL$1048576];[.A2750]+1;[.B27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86]+1"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formula="of:=IF([.B2751]=0;CONCATENATE(CHAR(9);[.A2751];&quot;:&quot;);CONCATENATE(CHAR(9);CHAR(9);&quot;- &quot;;INDEX([$Hoja1.$A$1:.$BL$1048576];[.A2751]+1;[.B27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87]+1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formula="of:=IF([.B2752]=0;CONCATENATE(CHAR(9);[.A2752];&quot;:&quot;);CONCATENATE(CHAR(9);CHAR(9);&quot;- &quot;;INDEX([$Hoja1.$A$1:.$BL$1048576];[.A2752]+1;[.B27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88]+1"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formula="of:=IF([.B2753]=0;CONCATENATE(CHAR(9);[.A2753];&quot;:&quot;);CONCATENATE(CHAR(9);CHAR(9);&quot;- &quot;;INDEX([$Hoja1.$A$1:.$BL$1048576];[.A2753]+1;[.B27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89]+1"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table:formula="of:=IF([.B2754]=0;CONCATENATE(CHAR(9);[.A2754];&quot;:&quot;);CONCATENATE(CHAR(9);CHAR(9);&quot;- &quot;;INDEX([$Hoja1.$A$1:.$BL$1048576];[.A2754]+1;[.B27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90]+1"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formula="of:=IF([.B2755]=0;CONCATENATE(CHAR(9);[.A2755];&quot;:&quot;);CONCATENATE(CHAR(9);CHAR(9);&quot;- &quot;;INDEX([$Hoja1.$A$1:.$BL$1048576];[.A2755]+1;[.B27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91]+1"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IF([.B2756]=0;CONCATENATE(CHAR(9);[.A2756];&quot;:&quot;);CONCATENATE(CHAR(9);CHAR(9);&quot;- &quot;;INDEX([$Hoja1.$A$1:.$BL$1048576];[.A2756]+1;[.B27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92]+1"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formula="of:=IF([.B2757]=0;CONCATENATE(CHAR(9);[.A2757];&quot;:&quot;);CONCATENATE(CHAR(9);CHAR(9);&quot;- &quot;;INDEX([$Hoja1.$A$1:.$BL$1048576];[.A2757]+1;[.B27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93]+1"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table:formula="of:=IF([.B2758]=0;CONCATENATE(CHAR(9);[.A2758];&quot;:&quot;);CONCATENATE(CHAR(9);CHAR(9);&quot;- &quot;;INDEX([$Hoja1.$A$1:.$BL$1048576];[.A2758]+1;[.B27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94]+1"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formula="of:=IF([.B2759]=0;CONCATENATE(CHAR(9);[.A2759];&quot;:&quot;);CONCATENATE(CHAR(9);CHAR(9);&quot;- &quot;;INDEX([$Hoja1.$A$1:.$BL$1048576];[.A2759]+1;[.B27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95]+1"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formula="of:=IF([.B2760]=0;CONCATENATE(CHAR(9);[.A2760];&quot;:&quot;);CONCATENATE(CHAR(9);CHAR(9);&quot;- &quot;;INDEX([$Hoja1.$A$1:.$BL$1048576];[.A2760]+1;[.B27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96]+1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formula="of:=IF([.B2761]=0;CONCATENATE(CHAR(9);[.A2761];&quot;:&quot;);CONCATENATE(CHAR(9);CHAR(9);&quot;- &quot;;INDEX([$Hoja1.$A$1:.$BL$1048576];[.A2761]+1;[.B27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97]+1"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formula="of:=IF([.B2762]=0;CONCATENATE(CHAR(9);[.A2762];&quot;:&quot;);CONCATENATE(CHAR(9);CHAR(9);&quot;- &quot;;INDEX([$Hoja1.$A$1:.$BL$1048576];[.A2762]+1;[.B27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98]+1"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table:formula="of:=IF([.B2763]=0;CONCATENATE(CHAR(9);[.A2763];&quot;:&quot;);CONCATENATE(CHAR(9);CHAR(9);&quot;- &quot;;INDEX([$Hoja1.$A$1:.$BL$1048576];[.A2763]+1;[.B27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699]+1"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formula="of:=IF([.B2764]=0;CONCATENATE(CHAR(9);[.A2764];&quot;:&quot;);CONCATENATE(CHAR(9);CHAR(9);&quot;- &quot;;INDEX([$Hoja1.$A$1:.$BL$1048576];[.A2764]+1;[.B27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00]+1"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table:formula="of:=IF([.B2765]=0;CONCATENATE(CHAR(9);[.A2765];&quot;:&quot;);CONCATENATE(CHAR(9);CHAR(9);&quot;- &quot;;INDEX([$Hoja1.$A$1:.$BL$1048576];[.A2765]+1;[.B27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01]+1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formula="of:=IF([.B2766]=0;CONCATENATE(CHAR(9);[.A2766];&quot;:&quot;);CONCATENATE(CHAR(9);CHAR(9);&quot;- &quot;;INDEX([$Hoja1.$A$1:.$BL$1048576];[.A2766]+1;[.B27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02]+1"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formula="of:=IF([.B2767]=0;CONCATENATE(CHAR(9);[.A2767];&quot;:&quot;);CONCATENATE(CHAR(9);CHAR(9);&quot;- &quot;;INDEX([$Hoja1.$A$1:.$BL$1048576];[.A2767]+1;[.B27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03]+1"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formula="of:=IF([.B2768]=0;CONCATENATE(CHAR(9);[.A2768];&quot;:&quot;);CONCATENATE(CHAR(9);CHAR(9);&quot;- &quot;;INDEX([$Hoja1.$A$1:.$BL$1048576];[.A2768]+1;[.B27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04]+1"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formula="of:=IF([.B2769]=0;CONCATENATE(CHAR(9);[.A2769];&quot;:&quot;);CONCATENATE(CHAR(9);CHAR(9);&quot;- &quot;;INDEX([$Hoja1.$A$1:.$BL$1048576];[.A2769]+1;[.B27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05]+1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formula="of:=IF([.B2770]=0;CONCATENATE(CHAR(9);[.A2770];&quot;:&quot;);CONCATENATE(CHAR(9);CHAR(9);&quot;- &quot;;INDEX([$Hoja1.$A$1:.$BL$1048576];[.A2770]+1;[.B27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06]+1"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formula="of:=IF([.B2771]=0;CONCATENATE(CHAR(9);[.A2771];&quot;:&quot;);CONCATENATE(CHAR(9);CHAR(9);&quot;- &quot;;INDEX([$Hoja1.$A$1:.$BL$1048576];[.A2771]+1;[.B27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07]+1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formula="of:=IF([.B2772]=0;CONCATENATE(CHAR(9);[.A2772];&quot;:&quot;);CONCATENATE(CHAR(9);CHAR(9);&quot;- &quot;;INDEX([$Hoja1.$A$1:.$BL$1048576];[.A2772]+1;[.B27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08]+1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table:formula="of:=IF([.B2773]=0;CONCATENATE(CHAR(9);[.A2773];&quot;:&quot;);CONCATENATE(CHAR(9);CHAR(9);&quot;- &quot;;INDEX([$Hoja1.$A$1:.$BL$1048576];[.A2773]+1;[.B27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09]+1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formula="of:=IF([.B2774]=0;CONCATENATE(CHAR(9);[.A2774];&quot;:&quot;);CONCATENATE(CHAR(9);CHAR(9);&quot;- &quot;;INDEX([$Hoja1.$A$1:.$BL$1048576];[.A2774]+1;[.B27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10]+1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IF([.B2775]=0;CONCATENATE(CHAR(9);[.A2775];&quot;:&quot;);CONCATENATE(CHAR(9);CHAR(9);&quot;- &quot;;INDEX([$Hoja1.$A$1:.$BL$1048576];[.A2775]+1;[.B27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11]+1"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formula="of:=IF([.B2776]=0;CONCATENATE(CHAR(9);[.A2776];&quot;:&quot;);CONCATENATE(CHAR(9);CHAR(9);&quot;- &quot;;INDEX([$Hoja1.$A$1:.$BL$1048576];[.A2776]+1;[.B27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12]+1"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formula="of:=IF([.B2777]=0;CONCATENATE(CHAR(9);[.A2777];&quot;:&quot;);CONCATENATE(CHAR(9);CHAR(9);&quot;- &quot;;INDEX([$Hoja1.$A$1:.$BL$1048576];[.A2777]+1;[.B27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13]+1"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formula="of:=IF([.B2778]=0;CONCATENATE(CHAR(9);[.A2778];&quot;:&quot;);CONCATENATE(CHAR(9);CHAR(9);&quot;- &quot;;INDEX([$Hoja1.$A$1:.$BL$1048576];[.A2778]+1;[.B27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14]+1"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formula="of:=IF([.B2779]=0;CONCATENATE(CHAR(9);[.A2779];&quot;:&quot;);CONCATENATE(CHAR(9);CHAR(9);&quot;- &quot;;INDEX([$Hoja1.$A$1:.$BL$1048576];[.A2779]+1;[.B27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15]+1"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formula="of:=IF([.B2780]=0;CONCATENATE(CHAR(9);[.A2780];&quot;:&quot;);CONCATENATE(CHAR(9);CHAR(9);&quot;- &quot;;INDEX([$Hoja1.$A$1:.$BL$1048576];[.A2780]+1;[.B27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16]+1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formula="of:=IF([.B2781]=0;CONCATENATE(CHAR(9);[.A2781];&quot;:&quot;);CONCATENATE(CHAR(9);CHAR(9);&quot;- &quot;;INDEX([$Hoja1.$A$1:.$BL$1048576];[.A2781]+1;[.B27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17]+1"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formula="of:=IF([.B2782]=0;CONCATENATE(CHAR(9);[.A2782];&quot;:&quot;);CONCATENATE(CHAR(9);CHAR(9);&quot;- &quot;;INDEX([$Hoja1.$A$1:.$BL$1048576];[.A2782]+1;[.B27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18]+1"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table:formula="of:=IF([.B2783]=0;CONCATENATE(CHAR(9);[.A2783];&quot;:&quot;);CONCATENATE(CHAR(9);CHAR(9);&quot;- &quot;;INDEX([$Hoja1.$A$1:.$BL$1048576];[.A2783]+1;[.B27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19]+1"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table:formula="of:=IF([.B2784]=0;CONCATENATE(CHAR(9);[.A2784];&quot;:&quot;);CONCATENATE(CHAR(9);CHAR(9);&quot;- &quot;;INDEX([$Hoja1.$A$1:.$BL$1048576];[.A2784]+1;[.B27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20]+1"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table:formula="of:=IF([.B2785]=0;CONCATENATE(CHAR(9);[.A2785];&quot;:&quot;);CONCATENATE(CHAR(9);CHAR(9);&quot;- &quot;;INDEX([$Hoja1.$A$1:.$BL$1048576];[.A2785]+1;[.B27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21]+1"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table:formula="of:=IF([.B2786]=0;CONCATENATE(CHAR(9);[.A2786];&quot;:&quot;);CONCATENATE(CHAR(9);CHAR(9);&quot;- &quot;;INDEX([$Hoja1.$A$1:.$BL$1048576];[.A2786]+1;[.B27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22]+1"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formula="of:=IF([.B2787]=0;CONCATENATE(CHAR(9);[.A2787];&quot;:&quot;);CONCATENATE(CHAR(9);CHAR(9);&quot;- &quot;;INDEX([$Hoja1.$A$1:.$BL$1048576];[.A2787]+1;[.B27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23]+1"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table:formula="of:=IF([.B2788]=0;CONCATENATE(CHAR(9);[.A2788];&quot;:&quot;);CONCATENATE(CHAR(9);CHAR(9);&quot;- &quot;;INDEX([$Hoja1.$A$1:.$BL$1048576];[.A2788]+1;[.B27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24]+1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IF([.B2789]=0;CONCATENATE(CHAR(9);[.A2789];&quot;:&quot;);CONCATENATE(CHAR(9);CHAR(9);&quot;- &quot;;INDEX([$Hoja1.$A$1:.$BL$1048576];[.A2789]+1;[.B27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25]+1"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table:formula="of:=IF([.B2790]=0;CONCATENATE(CHAR(9);[.A2790];&quot;:&quot;);CONCATENATE(CHAR(9);CHAR(9);&quot;- &quot;;INDEX([$Hoja1.$A$1:.$BL$1048576];[.A2790]+1;[.B27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26]+1"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formula="of:=IF([.B2791]=0;CONCATENATE(CHAR(9);[.A2791];&quot;:&quot;);CONCATENATE(CHAR(9);CHAR(9);&quot;- &quot;;INDEX([$Hoja1.$A$1:.$BL$1048576];[.A2791]+1;[.B27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27]+1"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table:formula="of:=IF([.B2792]=0;CONCATENATE(CHAR(9);[.A2792];&quot;:&quot;);CONCATENATE(CHAR(9);CHAR(9);&quot;- &quot;;INDEX([$Hoja1.$A$1:.$BL$1048576];[.A2792]+1;[.B27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28]+1"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IF([.B2793]=0;CONCATENATE(CHAR(9);[.A2793];&quot;:&quot;);CONCATENATE(CHAR(9);CHAR(9);&quot;- &quot;;INDEX([$Hoja1.$A$1:.$BL$1048576];[.A2793]+1;[.B27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29]+1"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table:formula="of:=IF([.B2794]=0;CONCATENATE(CHAR(9);[.A2794];&quot;:&quot;);CONCATENATE(CHAR(9);CHAR(9);&quot;- &quot;;INDEX([$Hoja1.$A$1:.$BL$1048576];[.A2794]+1;[.B27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30]+1"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table:formula="of:=IF([.B2795]=0;CONCATENATE(CHAR(9);[.A2795];&quot;:&quot;);CONCATENATE(CHAR(9);CHAR(9);&quot;- &quot;;INDEX([$Hoja1.$A$1:.$BL$1048576];[.A2795]+1;[.B27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31]+1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IF([.B2796]=0;CONCATENATE(CHAR(9);[.A2796];&quot;:&quot;);CONCATENATE(CHAR(9);CHAR(9);&quot;- &quot;;INDEX([$Hoja1.$A$1:.$BL$1048576];[.A2796]+1;[.B2796])))" office:value-type="string" office:string-value="&#9;43:" calcext:value-type="string">
            <text:p><text:tab/>43:</text:p>
          </table:table-cell>
        </table:table-row>
        <table:table-row table:style-name="ro1">
          <table:table-cell table:formula="of:=[.A2732]+1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.B2797]=0;CONCATENATE(CHAR(9);[.A2797];&quot;:&quot;);CONCATENATE(CHAR(9);CHAR(9);&quot;- &quot;;INDEX([$Hoja1.$A$1:.$BL$1048576];[.A2797]+1;[.B27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33]+1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IF([.B2798]=0;CONCATENATE(CHAR(9);[.A2798];&quot;:&quot;);CONCATENATE(CHAR(9);CHAR(9);&quot;- &quot;;INDEX([$Hoja1.$A$1:.$BL$1048576];[.A2798]+1;[.B27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34]+1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IF([.B2799]=0;CONCATENATE(CHAR(9);[.A2799];&quot;:&quot;);CONCATENATE(CHAR(9);CHAR(9);&quot;- &quot;;INDEX([$Hoja1.$A$1:.$BL$1048576];[.A2799]+1;[.B27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35]+1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IF([.B2800]=0;CONCATENATE(CHAR(9);[.A2800];&quot;:&quot;);CONCATENATE(CHAR(9);CHAR(9);&quot;- &quot;;INDEX([$Hoja1.$A$1:.$BL$1048576];[.A2800]+1;[.B28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36]+1"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IF([.B2801]=0;CONCATENATE(CHAR(9);[.A2801];&quot;:&quot;);CONCATENATE(CHAR(9);CHAR(9);&quot;- &quot;;INDEX([$Hoja1.$A$1:.$BL$1048576];[.A2801]+1;[.B28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37]+1"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IF([.B2802]=0;CONCATENATE(CHAR(9);[.A2802];&quot;:&quot;);CONCATENATE(CHAR(9);CHAR(9);&quot;- &quot;;INDEX([$Hoja1.$A$1:.$BL$1048576];[.A2802]+1;[.B28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38]+1"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formula="of:=IF([.B2803]=0;CONCATENATE(CHAR(9);[.A2803];&quot;:&quot;);CONCATENATE(CHAR(9);CHAR(9);&quot;- &quot;;INDEX([$Hoja1.$A$1:.$BL$1048576];[.A2803]+1;[.B28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39]+1"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formula="of:=IF([.B2804]=0;CONCATENATE(CHAR(9);[.A2804];&quot;:&quot;);CONCATENATE(CHAR(9);CHAR(9);&quot;- &quot;;INDEX([$Hoja1.$A$1:.$BL$1048576];[.A2804]+1;[.B28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40]+1"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formula="of:=IF([.B2805]=0;CONCATENATE(CHAR(9);[.A2805];&quot;:&quot;);CONCATENATE(CHAR(9);CHAR(9);&quot;- &quot;;INDEX([$Hoja1.$A$1:.$BL$1048576];[.A2805]+1;[.B28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41]+1"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IF([.B2806]=0;CONCATENATE(CHAR(9);[.A2806];&quot;:&quot;);CONCATENATE(CHAR(9);CHAR(9);&quot;- &quot;;INDEX([$Hoja1.$A$1:.$BL$1048576];[.A2806]+1;[.B28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42]+1"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formula="of:=IF([.B2807]=0;CONCATENATE(CHAR(9);[.A2807];&quot;:&quot;);CONCATENATE(CHAR(9);CHAR(9);&quot;- &quot;;INDEX([$Hoja1.$A$1:.$BL$1048576];[.A2807]+1;[.B28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43]+1"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IF([.B2808]=0;CONCATENATE(CHAR(9);[.A2808];&quot;:&quot;);CONCATENATE(CHAR(9);CHAR(9);&quot;- &quot;;INDEX([$Hoja1.$A$1:.$BL$1048576];[.A2808]+1;[.B28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44]+1"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formula="of:=IF([.B2809]=0;CONCATENATE(CHAR(9);[.A2809];&quot;:&quot;);CONCATENATE(CHAR(9);CHAR(9);&quot;- &quot;;INDEX([$Hoja1.$A$1:.$BL$1048576];[.A2809]+1;[.B28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45]+1"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formula="of:=IF([.B2810]=0;CONCATENATE(CHAR(9);[.A2810];&quot;:&quot;);CONCATENATE(CHAR(9);CHAR(9);&quot;- &quot;;INDEX([$Hoja1.$A$1:.$BL$1048576];[.A2810]+1;[.B28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46]+1"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table:formula="of:=IF([.B2811]=0;CONCATENATE(CHAR(9);[.A2811];&quot;:&quot;);CONCATENATE(CHAR(9);CHAR(9);&quot;- &quot;;INDEX([$Hoja1.$A$1:.$BL$1048576];[.A2811]+1;[.B28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47]+1"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formula="of:=IF([.B2812]=0;CONCATENATE(CHAR(9);[.A2812];&quot;:&quot;);CONCATENATE(CHAR(9);CHAR(9);&quot;- &quot;;INDEX([$Hoja1.$A$1:.$BL$1048576];[.A2812]+1;[.B28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48]+1"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formula="of:=IF([.B2813]=0;CONCATENATE(CHAR(9);[.A2813];&quot;:&quot;);CONCATENATE(CHAR(9);CHAR(9);&quot;- &quot;;INDEX([$Hoja1.$A$1:.$BL$1048576];[.A2813]+1;[.B28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49]+1"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table:formula="of:=IF([.B2814]=0;CONCATENATE(CHAR(9);[.A2814];&quot;:&quot;);CONCATENATE(CHAR(9);CHAR(9);&quot;- &quot;;INDEX([$Hoja1.$A$1:.$BL$1048576];[.A2814]+1;[.B28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50]+1"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table:formula="of:=IF([.B2815]=0;CONCATENATE(CHAR(9);[.A2815];&quot;:&quot;);CONCATENATE(CHAR(9);CHAR(9);&quot;- &quot;;INDEX([$Hoja1.$A$1:.$BL$1048576];[.A2815]+1;[.B28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51]+1"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formula="of:=IF([.B2816]=0;CONCATENATE(CHAR(9);[.A2816];&quot;:&quot;);CONCATENATE(CHAR(9);CHAR(9);&quot;- &quot;;INDEX([$Hoja1.$A$1:.$BL$1048576];[.A2816]+1;[.B28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52]+1"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formula="of:=IF([.B2817]=0;CONCATENATE(CHAR(9);[.A2817];&quot;:&quot;);CONCATENATE(CHAR(9);CHAR(9);&quot;- &quot;;INDEX([$Hoja1.$A$1:.$BL$1048576];[.A2817]+1;[.B28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53]+1"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formula="of:=IF([.B2818]=0;CONCATENATE(CHAR(9);[.A2818];&quot;:&quot;);CONCATENATE(CHAR(9);CHAR(9);&quot;- &quot;;INDEX([$Hoja1.$A$1:.$BL$1048576];[.A2818]+1;[.B28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54]+1"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formula="of:=IF([.B2819]=0;CONCATENATE(CHAR(9);[.A2819];&quot;:&quot;);CONCATENATE(CHAR(9);CHAR(9);&quot;- &quot;;INDEX([$Hoja1.$A$1:.$BL$1048576];[.A2819]+1;[.B28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55]+1"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formula="of:=IF([.B2820]=0;CONCATENATE(CHAR(9);[.A2820];&quot;:&quot;);CONCATENATE(CHAR(9);CHAR(9);&quot;- &quot;;INDEX([$Hoja1.$A$1:.$BL$1048576];[.A2820]+1;[.B28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56]+1"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formula="of:=IF([.B2821]=0;CONCATENATE(CHAR(9);[.A2821];&quot;:&quot;);CONCATENATE(CHAR(9);CHAR(9);&quot;- &quot;;INDEX([$Hoja1.$A$1:.$BL$1048576];[.A2821]+1;[.B28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57]+1"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formula="of:=IF([.B2822]=0;CONCATENATE(CHAR(9);[.A2822];&quot;:&quot;);CONCATENATE(CHAR(9);CHAR(9);&quot;- &quot;;INDEX([$Hoja1.$A$1:.$BL$1048576];[.A2822]+1;[.B28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58]+1"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table:formula="of:=IF([.B2823]=0;CONCATENATE(CHAR(9);[.A2823];&quot;:&quot;);CONCATENATE(CHAR(9);CHAR(9);&quot;- &quot;;INDEX([$Hoja1.$A$1:.$BL$1048576];[.A2823]+1;[.B28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59]+1"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table:formula="of:=IF([.B2824]=0;CONCATENATE(CHAR(9);[.A2824];&quot;:&quot;);CONCATENATE(CHAR(9);CHAR(9);&quot;- &quot;;INDEX([$Hoja1.$A$1:.$BL$1048576];[.A2824]+1;[.B28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60]+1"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formula="of:=IF([.B2825]=0;CONCATENATE(CHAR(9);[.A2825];&quot;:&quot;);CONCATENATE(CHAR(9);CHAR(9);&quot;- &quot;;INDEX([$Hoja1.$A$1:.$BL$1048576];[.A2825]+1;[.B28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61]+1"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formula="of:=IF([.B2826]=0;CONCATENATE(CHAR(9);[.A2826];&quot;:&quot;);CONCATENATE(CHAR(9);CHAR(9);&quot;- &quot;;INDEX([$Hoja1.$A$1:.$BL$1048576];[.A2826]+1;[.B28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62]+1"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IF([.B2827]=0;CONCATENATE(CHAR(9);[.A2827];&quot;:&quot;);CONCATENATE(CHAR(9);CHAR(9);&quot;- &quot;;INDEX([$Hoja1.$A$1:.$BL$1048576];[.A2827]+1;[.B28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63]+1"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formula="of:=IF([.B2828]=0;CONCATENATE(CHAR(9);[.A2828];&quot;:&quot;);CONCATENATE(CHAR(9);CHAR(9);&quot;- &quot;;INDEX([$Hoja1.$A$1:.$BL$1048576];[.A2828]+1;[.B28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64]+1"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formula="of:=IF([.B2829]=0;CONCATENATE(CHAR(9);[.A2829];&quot;:&quot;);CONCATENATE(CHAR(9);CHAR(9);&quot;- &quot;;INDEX([$Hoja1.$A$1:.$BL$1048576];[.A2829]+1;[.B28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65]+1"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formula="of:=IF([.B2830]=0;CONCATENATE(CHAR(9);[.A2830];&quot;:&quot;);CONCATENATE(CHAR(9);CHAR(9);&quot;- &quot;;INDEX([$Hoja1.$A$1:.$BL$1048576];[.A2830]+1;[.B28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66]+1"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formula="of:=IF([.B2831]=0;CONCATENATE(CHAR(9);[.A2831];&quot;:&quot;);CONCATENATE(CHAR(9);CHAR(9);&quot;- &quot;;INDEX([$Hoja1.$A$1:.$BL$1048576];[.A2831]+1;[.B28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67]+1"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formula="of:=IF([.B2832]=0;CONCATENATE(CHAR(9);[.A2832];&quot;:&quot;);CONCATENATE(CHAR(9);CHAR(9);&quot;- &quot;;INDEX([$Hoja1.$A$1:.$BL$1048576];[.A2832]+1;[.B28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68]+1"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table:formula="of:=IF([.B2833]=0;CONCATENATE(CHAR(9);[.A2833];&quot;:&quot;);CONCATENATE(CHAR(9);CHAR(9);&quot;- &quot;;INDEX([$Hoja1.$A$1:.$BL$1048576];[.A2833]+1;[.B28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69]+1"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formula="of:=IF([.B2834]=0;CONCATENATE(CHAR(9);[.A2834];&quot;:&quot;);CONCATENATE(CHAR(9);CHAR(9);&quot;- &quot;;INDEX([$Hoja1.$A$1:.$BL$1048576];[.A2834]+1;[.B28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70]+1"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formula="of:=IF([.B2835]=0;CONCATENATE(CHAR(9);[.A2835];&quot;:&quot;);CONCATENATE(CHAR(9);CHAR(9);&quot;- &quot;;INDEX([$Hoja1.$A$1:.$BL$1048576];[.A2835]+1;[.B28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71]+1"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formula="of:=IF([.B2836]=0;CONCATENATE(CHAR(9);[.A2836];&quot;:&quot;);CONCATENATE(CHAR(9);CHAR(9);&quot;- &quot;;INDEX([$Hoja1.$A$1:.$BL$1048576];[.A2836]+1;[.B28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72]+1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formula="of:=IF([.B2837]=0;CONCATENATE(CHAR(9);[.A2837];&quot;:&quot;);CONCATENATE(CHAR(9);CHAR(9);&quot;- &quot;;INDEX([$Hoja1.$A$1:.$BL$1048576];[.A2837]+1;[.B28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73]+1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formula="of:=IF([.B2838]=0;CONCATENATE(CHAR(9);[.A2838];&quot;:&quot;);CONCATENATE(CHAR(9);CHAR(9);&quot;- &quot;;INDEX([$Hoja1.$A$1:.$BL$1048576];[.A2838]+1;[.B28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74]+1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table:formula="of:=IF([.B2839]=0;CONCATENATE(CHAR(9);[.A2839];&quot;:&quot;);CONCATENATE(CHAR(9);CHAR(9);&quot;- &quot;;INDEX([$Hoja1.$A$1:.$BL$1048576];[.A2839]+1;[.B28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75]+1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formula="of:=IF([.B2840]=0;CONCATENATE(CHAR(9);[.A2840];&quot;:&quot;);CONCATENATE(CHAR(9);CHAR(9);&quot;- &quot;;INDEX([$Hoja1.$A$1:.$BL$1048576];[.A2840]+1;[.B28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76]+1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formula="of:=IF([.B2841]=0;CONCATENATE(CHAR(9);[.A2841];&quot;:&quot;);CONCATENATE(CHAR(9);CHAR(9);&quot;- &quot;;INDEX([$Hoja1.$A$1:.$BL$1048576];[.A2841]+1;[.B28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77]+1"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formula="of:=IF([.B2842]=0;CONCATENATE(CHAR(9);[.A2842];&quot;:&quot;);CONCATENATE(CHAR(9);CHAR(9);&quot;- &quot;;INDEX([$Hoja1.$A$1:.$BL$1048576];[.A2842]+1;[.B28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78]+1"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formula="of:=IF([.B2843]=0;CONCATENATE(CHAR(9);[.A2843];&quot;:&quot;);CONCATENATE(CHAR(9);CHAR(9);&quot;- &quot;;INDEX([$Hoja1.$A$1:.$BL$1048576];[.A2843]+1;[.B28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79]+1"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formula="of:=IF([.B2844]=0;CONCATENATE(CHAR(9);[.A2844];&quot;:&quot;);CONCATENATE(CHAR(9);CHAR(9);&quot;- &quot;;INDEX([$Hoja1.$A$1:.$BL$1048576];[.A2844]+1;[.B28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80]+1"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formula="of:=IF([.B2845]=0;CONCATENATE(CHAR(9);[.A2845];&quot;:&quot;);CONCATENATE(CHAR(9);CHAR(9);&quot;- &quot;;INDEX([$Hoja1.$A$1:.$BL$1048576];[.A2845]+1;[.B28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81]+1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IF([.B2846]=0;CONCATENATE(CHAR(9);[.A2846];&quot;:&quot;);CONCATENATE(CHAR(9);CHAR(9);&quot;- &quot;;INDEX([$Hoja1.$A$1:.$BL$1048576];[.A2846]+1;[.B28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82]+1"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table:formula="of:=IF([.B2847]=0;CONCATENATE(CHAR(9);[.A2847];&quot;:&quot;);CONCATENATE(CHAR(9);CHAR(9);&quot;- &quot;;INDEX([$Hoja1.$A$1:.$BL$1048576];[.A2847]+1;[.B28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83]+1"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formula="of:=IF([.B2848]=0;CONCATENATE(CHAR(9);[.A2848];&quot;:&quot;);CONCATENATE(CHAR(9);CHAR(9);&quot;- &quot;;INDEX([$Hoja1.$A$1:.$BL$1048576];[.A2848]+1;[.B28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84]+1"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formula="of:=IF([.B2849]=0;CONCATENATE(CHAR(9);[.A2849];&quot;:&quot;);CONCATENATE(CHAR(9);CHAR(9);&quot;- &quot;;INDEX([$Hoja1.$A$1:.$BL$1048576];[.A2849]+1;[.B28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85]+1"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table:formula="of:=IF([.B2850]=0;CONCATENATE(CHAR(9);[.A2850];&quot;:&quot;);CONCATENATE(CHAR(9);CHAR(9);&quot;- &quot;;INDEX([$Hoja1.$A$1:.$BL$1048576];[.A2850]+1;[.B28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86]+1"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formula="of:=IF([.B2851]=0;CONCATENATE(CHAR(9);[.A2851];&quot;:&quot;);CONCATENATE(CHAR(9);CHAR(9);&quot;- &quot;;INDEX([$Hoja1.$A$1:.$BL$1048576];[.A2851]+1;[.B28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87]+1"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table:formula="of:=IF([.B2852]=0;CONCATENATE(CHAR(9);[.A2852];&quot;:&quot;);CONCATENATE(CHAR(9);CHAR(9);&quot;- &quot;;INDEX([$Hoja1.$A$1:.$BL$1048576];[.A2852]+1;[.B28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88]+1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IF([.B2853]=0;CONCATENATE(CHAR(9);[.A2853];&quot;:&quot;);CONCATENATE(CHAR(9);CHAR(9);&quot;- &quot;;INDEX([$Hoja1.$A$1:.$BL$1048576];[.A2853]+1;[.B28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89]+1"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table:formula="of:=IF([.B2854]=0;CONCATENATE(CHAR(9);[.A2854];&quot;:&quot;);CONCATENATE(CHAR(9);CHAR(9);&quot;- &quot;;INDEX([$Hoja1.$A$1:.$BL$1048576];[.A2854]+1;[.B28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90]+1"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formula="of:=IF([.B2855]=0;CONCATENATE(CHAR(9);[.A2855];&quot;:&quot;);CONCATENATE(CHAR(9);CHAR(9);&quot;- &quot;;INDEX([$Hoja1.$A$1:.$BL$1048576];[.A2855]+1;[.B28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91]+1"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formula="of:=IF([.B2856]=0;CONCATENATE(CHAR(9);[.A2856];&quot;:&quot;);CONCATENATE(CHAR(9);CHAR(9);&quot;- &quot;;INDEX([$Hoja1.$A$1:.$BL$1048576];[.A2856]+1;[.B28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92]+1"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table:formula="of:=IF([.B2857]=0;CONCATENATE(CHAR(9);[.A2857];&quot;:&quot;);CONCATENATE(CHAR(9);CHAR(9);&quot;- &quot;;INDEX([$Hoja1.$A$1:.$BL$1048576];[.A2857]+1;[.B28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93]+1"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formula="of:=IF([.B2858]=0;CONCATENATE(CHAR(9);[.A2858];&quot;:&quot;);CONCATENATE(CHAR(9);CHAR(9);&quot;- &quot;;INDEX([$Hoja1.$A$1:.$BL$1048576];[.A2858]+1;[.B28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94]+1"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formula="of:=IF([.B2859]=0;CONCATENATE(CHAR(9);[.A2859];&quot;:&quot;);CONCATENATE(CHAR(9);CHAR(9);&quot;- &quot;;INDEX([$Hoja1.$A$1:.$BL$1048576];[.A2859]+1;[.B28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95]+1"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table:formula="of:=IF([.B2860]=0;CONCATENATE(CHAR(9);[.A2860];&quot;:&quot;);CONCATENATE(CHAR(9);CHAR(9);&quot;- &quot;;INDEX([$Hoja1.$A$1:.$BL$1048576];[.A2860]+1;[.B28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96]+1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IF([.B2861]=0;CONCATENATE(CHAR(9);[.A2861];&quot;:&quot;);CONCATENATE(CHAR(9);CHAR(9);&quot;- &quot;;INDEX([$Hoja1.$A$1:.$BL$1048576];[.A2861]+1;[.B2861])))" office:value-type="string" office:string-value="&#9;44:" calcext:value-type="string">
            <text:p><text:tab/>44:</text:p>
          </table:table-cell>
        </table:table-row>
        <table:table-row table:style-name="ro1">
          <table:table-cell table:formula="of:=[.A2797]+1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IF([.B2862]=0;CONCATENATE(CHAR(9);[.A2862];&quot;:&quot;);CONCATENATE(CHAR(9);CHAR(9);&quot;- &quot;;INDEX([$Hoja1.$A$1:.$BL$1048576];[.A2862]+1;[.B28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98]+1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IF([.B2863]=0;CONCATENATE(CHAR(9);[.A2863];&quot;:&quot;);CONCATENATE(CHAR(9);CHAR(9);&quot;- &quot;;INDEX([$Hoja1.$A$1:.$BL$1048576];[.A2863]+1;[.B28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799]+1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IF([.B2864]=0;CONCATENATE(CHAR(9);[.A2864];&quot;:&quot;);CONCATENATE(CHAR(9);CHAR(9);&quot;- &quot;;INDEX([$Hoja1.$A$1:.$BL$1048576];[.A2864]+1;[.B28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00]+1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IF([.B2865]=0;CONCATENATE(CHAR(9);[.A2865];&quot;:&quot;);CONCATENATE(CHAR(9);CHAR(9);&quot;- &quot;;INDEX([$Hoja1.$A$1:.$BL$1048576];[.A2865]+1;[.B28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01]+1"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IF([.B2866]=0;CONCATENATE(CHAR(9);[.A2866];&quot;:&quot;);CONCATENATE(CHAR(9);CHAR(9);&quot;- &quot;;INDEX([$Hoja1.$A$1:.$BL$1048576];[.A2866]+1;[.B28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02]+1"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IF([.B2867]=0;CONCATENATE(CHAR(9);[.A2867];&quot;:&quot;);CONCATENATE(CHAR(9);CHAR(9);&quot;- &quot;;INDEX([$Hoja1.$A$1:.$BL$1048576];[.A2867]+1;[.B28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03]+1"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formula="of:=IF([.B2868]=0;CONCATENATE(CHAR(9);[.A2868];&quot;:&quot;);CONCATENATE(CHAR(9);CHAR(9);&quot;- &quot;;INDEX([$Hoja1.$A$1:.$BL$1048576];[.A2868]+1;[.B28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04]+1"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formula="of:=IF([.B2869]=0;CONCATENATE(CHAR(9);[.A2869];&quot;:&quot;);CONCATENATE(CHAR(9);CHAR(9);&quot;- &quot;;INDEX([$Hoja1.$A$1:.$BL$1048576];[.A2869]+1;[.B28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05]+1"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formula="of:=IF([.B2870]=0;CONCATENATE(CHAR(9);[.A2870];&quot;:&quot;);CONCATENATE(CHAR(9);CHAR(9);&quot;- &quot;;INDEX([$Hoja1.$A$1:.$BL$1048576];[.A2870]+1;[.B28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06]+1"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IF([.B2871]=0;CONCATENATE(CHAR(9);[.A2871];&quot;:&quot;);CONCATENATE(CHAR(9);CHAR(9);&quot;- &quot;;INDEX([$Hoja1.$A$1:.$BL$1048576];[.A2871]+1;[.B28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07]+1"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IF([.B2872]=0;CONCATENATE(CHAR(9);[.A2872];&quot;:&quot;);CONCATENATE(CHAR(9);CHAR(9);&quot;- &quot;;INDEX([$Hoja1.$A$1:.$BL$1048576];[.A2872]+1;[.B28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08]+1"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table:formula="of:=IF([.B2873]=0;CONCATENATE(CHAR(9);[.A2873];&quot;:&quot;);CONCATENATE(CHAR(9);CHAR(9);&quot;- &quot;;INDEX([$Hoja1.$A$1:.$BL$1048576];[.A2873]+1;[.B28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09]+1"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table:formula="of:=IF([.B2874]=0;CONCATENATE(CHAR(9);[.A2874];&quot;:&quot;);CONCATENATE(CHAR(9);CHAR(9);&quot;- &quot;;INDEX([$Hoja1.$A$1:.$BL$1048576];[.A2874]+1;[.B28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10]+1"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table:formula="of:=IF([.B2875]=0;CONCATENATE(CHAR(9);[.A2875];&quot;:&quot;);CONCATENATE(CHAR(9);CHAR(9);&quot;- &quot;;INDEX([$Hoja1.$A$1:.$BL$1048576];[.A2875]+1;[.B28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11]+1"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formula="of:=IF([.B2876]=0;CONCATENATE(CHAR(9);[.A2876];&quot;:&quot;);CONCATENATE(CHAR(9);CHAR(9);&quot;- &quot;;INDEX([$Hoja1.$A$1:.$BL$1048576];[.A2876]+1;[.B28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12]+1"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formula="of:=IF([.B2877]=0;CONCATENATE(CHAR(9);[.A2877];&quot;:&quot;);CONCATENATE(CHAR(9);CHAR(9);&quot;- &quot;;INDEX([$Hoja1.$A$1:.$BL$1048576];[.A2877]+1;[.B28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13]+1"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table:formula="of:=IF([.B2878]=0;CONCATENATE(CHAR(9);[.A2878];&quot;:&quot;);CONCATENATE(CHAR(9);CHAR(9);&quot;- &quot;;INDEX([$Hoja1.$A$1:.$BL$1048576];[.A2878]+1;[.B28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14]+1"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table:formula="of:=IF([.B2879]=0;CONCATENATE(CHAR(9);[.A2879];&quot;:&quot;);CONCATENATE(CHAR(9);CHAR(9);&quot;- &quot;;INDEX([$Hoja1.$A$1:.$BL$1048576];[.A2879]+1;[.B28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15]+1"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formula="of:=IF([.B2880]=0;CONCATENATE(CHAR(9);[.A2880];&quot;:&quot;);CONCATENATE(CHAR(9);CHAR(9);&quot;- &quot;;INDEX([$Hoja1.$A$1:.$BL$1048576];[.A2880]+1;[.B28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16]+1"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formula="of:=IF([.B2881]=0;CONCATENATE(CHAR(9);[.A2881];&quot;:&quot;);CONCATENATE(CHAR(9);CHAR(9);&quot;- &quot;;INDEX([$Hoja1.$A$1:.$BL$1048576];[.A2881]+1;[.B28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17]+1"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table:formula="of:=IF([.B2882]=0;CONCATENATE(CHAR(9);[.A2882];&quot;:&quot;);CONCATENATE(CHAR(9);CHAR(9);&quot;- &quot;;INDEX([$Hoja1.$A$1:.$BL$1048576];[.A2882]+1;[.B28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18]+1"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formula="of:=IF([.B2883]=0;CONCATENATE(CHAR(9);[.A2883];&quot;:&quot;);CONCATENATE(CHAR(9);CHAR(9);&quot;- &quot;;INDEX([$Hoja1.$A$1:.$BL$1048576];[.A2883]+1;[.B28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19]+1"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table:formula="of:=IF([.B2884]=0;CONCATENATE(CHAR(9);[.A2884];&quot;:&quot;);CONCATENATE(CHAR(9);CHAR(9);&quot;- &quot;;INDEX([$Hoja1.$A$1:.$BL$1048576];[.A2884]+1;[.B28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20]+1"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formula="of:=IF([.B2885]=0;CONCATENATE(CHAR(9);[.A2885];&quot;:&quot;);CONCATENATE(CHAR(9);CHAR(9);&quot;- &quot;;INDEX([$Hoja1.$A$1:.$BL$1048576];[.A2885]+1;[.B28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21]+1"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formula="of:=IF([.B2886]=0;CONCATENATE(CHAR(9);[.A2886];&quot;:&quot;);CONCATENATE(CHAR(9);CHAR(9);&quot;- &quot;;INDEX([$Hoja1.$A$1:.$BL$1048576];[.A2886]+1;[.B28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22]+1"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formula="of:=IF([.B2887]=0;CONCATENATE(CHAR(9);[.A2887];&quot;:&quot;);CONCATENATE(CHAR(9);CHAR(9);&quot;- &quot;;INDEX([$Hoja1.$A$1:.$BL$1048576];[.A2887]+1;[.B28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23]+1"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table:formula="of:=IF([.B2888]=0;CONCATENATE(CHAR(9);[.A2888];&quot;:&quot;);CONCATENATE(CHAR(9);CHAR(9);&quot;- &quot;;INDEX([$Hoja1.$A$1:.$BL$1048576];[.A2888]+1;[.B28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24]+1"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table:formula="of:=IF([.B2889]=0;CONCATENATE(CHAR(9);[.A2889];&quot;:&quot;);CONCATENATE(CHAR(9);CHAR(9);&quot;- &quot;;INDEX([$Hoja1.$A$1:.$BL$1048576];[.A2889]+1;[.B28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25]+1"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formula="of:=IF([.B2890]=0;CONCATENATE(CHAR(9);[.A2890];&quot;:&quot;);CONCATENATE(CHAR(9);CHAR(9);&quot;- &quot;;INDEX([$Hoja1.$A$1:.$BL$1048576];[.A2890]+1;[.B28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26]+1"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table:formula="of:=IF([.B2891]=0;CONCATENATE(CHAR(9);[.A2891];&quot;:&quot;);CONCATENATE(CHAR(9);CHAR(9);&quot;- &quot;;INDEX([$Hoja1.$A$1:.$BL$1048576];[.A2891]+1;[.B28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27]+1"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table:formula="of:=IF([.B2892]=0;CONCATENATE(CHAR(9);[.A2892];&quot;:&quot;);CONCATENATE(CHAR(9);CHAR(9);&quot;- &quot;;INDEX([$Hoja1.$A$1:.$BL$1048576];[.A2892]+1;[.B28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28]+1"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table:formula="of:=IF([.B2893]=0;CONCATENATE(CHAR(9);[.A2893];&quot;:&quot;);CONCATENATE(CHAR(9);CHAR(9);&quot;- &quot;;INDEX([$Hoja1.$A$1:.$BL$1048576];[.A2893]+1;[.B28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29]+1"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table:formula="of:=IF([.B2894]=0;CONCATENATE(CHAR(9);[.A2894];&quot;:&quot;);CONCATENATE(CHAR(9);CHAR(9);&quot;- &quot;;INDEX([$Hoja1.$A$1:.$BL$1048576];[.A2894]+1;[.B28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30]+1"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table:formula="of:=IF([.B2895]=0;CONCATENATE(CHAR(9);[.A2895];&quot;:&quot;);CONCATENATE(CHAR(9);CHAR(9);&quot;- &quot;;INDEX([$Hoja1.$A$1:.$BL$1048576];[.A2895]+1;[.B28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31]+1"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formula="of:=IF([.B2896]=0;CONCATENATE(CHAR(9);[.A2896];&quot;:&quot;);CONCATENATE(CHAR(9);CHAR(9);&quot;- &quot;;INDEX([$Hoja1.$A$1:.$BL$1048576];[.A2896]+1;[.B28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32]+1"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formula="of:=IF([.B2897]=0;CONCATENATE(CHAR(9);[.A2897];&quot;:&quot;);CONCATENATE(CHAR(9);CHAR(9);&quot;- &quot;;INDEX([$Hoja1.$A$1:.$BL$1048576];[.A2897]+1;[.B28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33]+1"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formula="of:=IF([.B2898]=0;CONCATENATE(CHAR(9);[.A2898];&quot;:&quot;);CONCATENATE(CHAR(9);CHAR(9);&quot;- &quot;;INDEX([$Hoja1.$A$1:.$BL$1048576];[.A2898]+1;[.B28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34]+1"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formula="of:=IF([.B2899]=0;CONCATENATE(CHAR(9);[.A2899];&quot;:&quot;);CONCATENATE(CHAR(9);CHAR(9);&quot;- &quot;;INDEX([$Hoja1.$A$1:.$BL$1048576];[.A2899]+1;[.B28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35]+1"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formula="of:=IF([.B2900]=0;CONCATENATE(CHAR(9);[.A2900];&quot;:&quot;);CONCATENATE(CHAR(9);CHAR(9);&quot;- &quot;;INDEX([$Hoja1.$A$1:.$BL$1048576];[.A2900]+1;[.B29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36]+1"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formula="of:=IF([.B2901]=0;CONCATENATE(CHAR(9);[.A2901];&quot;:&quot;);CONCATENATE(CHAR(9);CHAR(9);&quot;- &quot;;INDEX([$Hoja1.$A$1:.$BL$1048576];[.A2901]+1;[.B29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37]+1"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formula="of:=IF([.B2902]=0;CONCATENATE(CHAR(9);[.A2902];&quot;:&quot;);CONCATENATE(CHAR(9);CHAR(9);&quot;- &quot;;INDEX([$Hoja1.$A$1:.$BL$1048576];[.A2902]+1;[.B29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38]+1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formula="of:=IF([.B2903]=0;CONCATENATE(CHAR(9);[.A2903];&quot;:&quot;);CONCATENATE(CHAR(9);CHAR(9);&quot;- &quot;;INDEX([$Hoja1.$A$1:.$BL$1048576];[.A2903]+1;[.B29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39]+1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formula="of:=IF([.B2904]=0;CONCATENATE(CHAR(9);[.A2904];&quot;:&quot;);CONCATENATE(CHAR(9);CHAR(9);&quot;- &quot;;INDEX([$Hoja1.$A$1:.$BL$1048576];[.A2904]+1;[.B29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40]+1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table:formula="of:=IF([.B2905]=0;CONCATENATE(CHAR(9);[.A2905];&quot;:&quot;);CONCATENATE(CHAR(9);CHAR(9);&quot;- &quot;;INDEX([$Hoja1.$A$1:.$BL$1048576];[.A2905]+1;[.B29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41]+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IF([.B2906]=0;CONCATENATE(CHAR(9);[.A2906];&quot;:&quot;);CONCATENATE(CHAR(9);CHAR(9);&quot;- &quot;;INDEX([$Hoja1.$A$1:.$BL$1048576];[.A2906]+1;[.B29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42]+1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formula="of:=IF([.B2907]=0;CONCATENATE(CHAR(9);[.A2907];&quot;:&quot;);CONCATENATE(CHAR(9);CHAR(9);&quot;- &quot;;INDEX([$Hoja1.$A$1:.$BL$1048576];[.A2907]+1;[.B29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43]+1"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formula="of:=IF([.B2908]=0;CONCATENATE(CHAR(9);[.A2908];&quot;:&quot;);CONCATENATE(CHAR(9);CHAR(9);&quot;- &quot;;INDEX([$Hoja1.$A$1:.$BL$1048576];[.A2908]+1;[.B29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44]+1"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formula="of:=IF([.B2909]=0;CONCATENATE(CHAR(9);[.A2909];&quot;:&quot;);CONCATENATE(CHAR(9);CHAR(9);&quot;- &quot;;INDEX([$Hoja1.$A$1:.$BL$1048576];[.A2909]+1;[.B29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45]+1"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formula="of:=IF([.B2910]=0;CONCATENATE(CHAR(9);[.A2910];&quot;:&quot;);CONCATENATE(CHAR(9);CHAR(9);&quot;- &quot;;INDEX([$Hoja1.$A$1:.$BL$1048576];[.A2910]+1;[.B29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46]+1"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formula="of:=IF([.B2911]=0;CONCATENATE(CHAR(9);[.A2911];&quot;:&quot;);CONCATENATE(CHAR(9);CHAR(9);&quot;- &quot;;INDEX([$Hoja1.$A$1:.$BL$1048576];[.A2911]+1;[.B29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47]+1"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formula="of:=IF([.B2912]=0;CONCATENATE(CHAR(9);[.A2912];&quot;:&quot;);CONCATENATE(CHAR(9);CHAR(9);&quot;- &quot;;INDEX([$Hoja1.$A$1:.$BL$1048576];[.A2912]+1;[.B29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48]+1"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table:formula="of:=IF([.B2913]=0;CONCATENATE(CHAR(9);[.A2913];&quot;:&quot;);CONCATENATE(CHAR(9);CHAR(9);&quot;- &quot;;INDEX([$Hoja1.$A$1:.$BL$1048576];[.A2913]+1;[.B29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49]+1"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formula="of:=IF([.B2914]=0;CONCATENATE(CHAR(9);[.A2914];&quot;:&quot;);CONCATENATE(CHAR(9);CHAR(9);&quot;- &quot;;INDEX([$Hoja1.$A$1:.$BL$1048576];[.A2914]+1;[.B29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50]+1"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table:formula="of:=IF([.B2915]=0;CONCATENATE(CHAR(9);[.A2915];&quot;:&quot;);CONCATENATE(CHAR(9);CHAR(9);&quot;- &quot;;INDEX([$Hoja1.$A$1:.$BL$1048576];[.A2915]+1;[.B29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51]+1"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table:formula="of:=IF([.B2916]=0;CONCATENATE(CHAR(9);[.A2916];&quot;:&quot;);CONCATENATE(CHAR(9);CHAR(9);&quot;- &quot;;INDEX([$Hoja1.$A$1:.$BL$1048576];[.A2916]+1;[.B29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52]+1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IF([.B2917]=0;CONCATENATE(CHAR(9);[.A2917];&quot;:&quot;);CONCATENATE(CHAR(9);CHAR(9);&quot;- &quot;;INDEX([$Hoja1.$A$1:.$BL$1048576];[.A2917]+1;[.B29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53]+1"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formula="of:=IF([.B2918]=0;CONCATENATE(CHAR(9);[.A2918];&quot;:&quot;);CONCATENATE(CHAR(9);CHAR(9);&quot;- &quot;;INDEX([$Hoja1.$A$1:.$BL$1048576];[.A2918]+1;[.B29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54]+1"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table:formula="of:=IF([.B2919]=0;CONCATENATE(CHAR(9);[.A2919];&quot;:&quot;);CONCATENATE(CHAR(9);CHAR(9);&quot;- &quot;;INDEX([$Hoja1.$A$1:.$BL$1048576];[.A2919]+1;[.B29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55]+1"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table:formula="of:=IF([.B2920]=0;CONCATENATE(CHAR(9);[.A2920];&quot;:&quot;);CONCATENATE(CHAR(9);CHAR(9);&quot;- &quot;;INDEX([$Hoja1.$A$1:.$BL$1048576];[.A2920]+1;[.B29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56]+1"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formula="of:=IF([.B2921]=0;CONCATENATE(CHAR(9);[.A2921];&quot;:&quot;);CONCATENATE(CHAR(9);CHAR(9);&quot;- &quot;;INDEX([$Hoja1.$A$1:.$BL$1048576];[.A2921]+1;[.B29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57]+1"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table:formula="of:=IF([.B2922]=0;CONCATENATE(CHAR(9);[.A2922];&quot;:&quot;);CONCATENATE(CHAR(9);CHAR(9);&quot;- &quot;;INDEX([$Hoja1.$A$1:.$BL$1048576];[.A2922]+1;[.B29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58]+1"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formula="of:=IF([.B2923]=0;CONCATENATE(CHAR(9);[.A2923];&quot;:&quot;);CONCATENATE(CHAR(9);CHAR(9);&quot;- &quot;;INDEX([$Hoja1.$A$1:.$BL$1048576];[.A2923]+1;[.B29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59]+1"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table:formula="of:=IF([.B2924]=0;CONCATENATE(CHAR(9);[.A2924];&quot;:&quot;);CONCATENATE(CHAR(9);CHAR(9);&quot;- &quot;;INDEX([$Hoja1.$A$1:.$BL$1048576];[.A2924]+1;[.B29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60]+1"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table:formula="of:=IF([.B2925]=0;CONCATENATE(CHAR(9);[.A2925];&quot;:&quot;);CONCATENATE(CHAR(9);CHAR(9);&quot;- &quot;;INDEX([$Hoja1.$A$1:.$BL$1048576];[.A2925]+1;[.B29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61]+1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IF([.B2926]=0;CONCATENATE(CHAR(9);[.A2926];&quot;:&quot;);CONCATENATE(CHAR(9);CHAR(9);&quot;- &quot;;INDEX([$Hoja1.$A$1:.$BL$1048576];[.A2926]+1;[.B2926])))" office:value-type="string" office:string-value="&#9;45:" calcext:value-type="string">
            <text:p><text:tab/>45:</text:p>
          </table:table-cell>
        </table:table-row>
        <table:table-row table:style-name="ro1">
          <table:table-cell table:formula="of:=[.A2862]+1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[.B2927]=0;CONCATENATE(CHAR(9);[.A2927];&quot;:&quot;);CONCATENATE(CHAR(9);CHAR(9);&quot;- &quot;;INDEX([$Hoja1.$A$1:.$BL$1048576];[.A2927]+1;[.B29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63]+1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IF([.B2928]=0;CONCATENATE(CHAR(9);[.A2928];&quot;:&quot;);CONCATENATE(CHAR(9);CHAR(9);&quot;- &quot;;INDEX([$Hoja1.$A$1:.$BL$1048576];[.A2928]+1;[.B29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64]+1"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IF([.B2929]=0;CONCATENATE(CHAR(9);[.A2929];&quot;:&quot;);CONCATENATE(CHAR(9);CHAR(9);&quot;- &quot;;INDEX([$Hoja1.$A$1:.$BL$1048576];[.A2929]+1;[.B29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65]+1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IF([.B2930]=0;CONCATENATE(CHAR(9);[.A2930];&quot;:&quot;);CONCATENATE(CHAR(9);CHAR(9);&quot;- &quot;;INDEX([$Hoja1.$A$1:.$BL$1048576];[.A2930]+1;[.B29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66]+1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IF([.B2931]=0;CONCATENATE(CHAR(9);[.A2931];&quot;:&quot;);CONCATENATE(CHAR(9);CHAR(9);&quot;- &quot;;INDEX([$Hoja1.$A$1:.$BL$1048576];[.A2931]+1;[.B29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67]+1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formula="of:=IF([.B2932]=0;CONCATENATE(CHAR(9);[.A2932];&quot;:&quot;);CONCATENATE(CHAR(9);CHAR(9);&quot;- &quot;;INDEX([$Hoja1.$A$1:.$BL$1048576];[.A2932]+1;[.B29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68]+1"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formula="of:=IF([.B2933]=0;CONCATENATE(CHAR(9);[.A2933];&quot;:&quot;);CONCATENATE(CHAR(9);CHAR(9);&quot;- &quot;;INDEX([$Hoja1.$A$1:.$BL$1048576];[.A2933]+1;[.B29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69]+1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formula="of:=IF([.B2934]=0;CONCATENATE(CHAR(9);[.A2934];&quot;:&quot;);CONCATENATE(CHAR(9);CHAR(9);&quot;- &quot;;INDEX([$Hoja1.$A$1:.$BL$1048576];[.A2934]+1;[.B29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70]+1"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IF([.B2935]=0;CONCATENATE(CHAR(9);[.A2935];&quot;:&quot;);CONCATENATE(CHAR(9);CHAR(9);&quot;- &quot;;INDEX([$Hoja1.$A$1:.$BL$1048576];[.A2935]+1;[.B29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71]+1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IF([.B2936]=0;CONCATENATE(CHAR(9);[.A2936];&quot;:&quot;);CONCATENATE(CHAR(9);CHAR(9);&quot;- &quot;;INDEX([$Hoja1.$A$1:.$BL$1048576];[.A2936]+1;[.B29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72]+1"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formula="of:=IF([.B2937]=0;CONCATENATE(CHAR(9);[.A2937];&quot;:&quot;);CONCATENATE(CHAR(9);CHAR(9);&quot;- &quot;;INDEX([$Hoja1.$A$1:.$BL$1048576];[.A2937]+1;[.B29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73]+1"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formula="of:=IF([.B2938]=0;CONCATENATE(CHAR(9);[.A2938];&quot;:&quot;);CONCATENATE(CHAR(9);CHAR(9);&quot;- &quot;;INDEX([$Hoja1.$A$1:.$BL$1048576];[.A2938]+1;[.B29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74]+1"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formula="of:=IF([.B2939]=0;CONCATENATE(CHAR(9);[.A2939];&quot;:&quot;);CONCATENATE(CHAR(9);CHAR(9);&quot;- &quot;;INDEX([$Hoja1.$A$1:.$BL$1048576];[.A2939]+1;[.B29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75]+1"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table:formula="of:=IF([.B2940]=0;CONCATENATE(CHAR(9);[.A2940];&quot;:&quot;);CONCATENATE(CHAR(9);CHAR(9);&quot;- &quot;;INDEX([$Hoja1.$A$1:.$BL$1048576];[.A2940]+1;[.B29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76]+1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formula="of:=IF([.B2941]=0;CONCATENATE(CHAR(9);[.A2941];&quot;:&quot;);CONCATENATE(CHAR(9);CHAR(9);&quot;- &quot;;INDEX([$Hoja1.$A$1:.$BL$1048576];[.A2941]+1;[.B29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77]+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formula="of:=IF([.B2942]=0;CONCATENATE(CHAR(9);[.A2942];&quot;:&quot;);CONCATENATE(CHAR(9);CHAR(9);&quot;- &quot;;INDEX([$Hoja1.$A$1:.$BL$1048576];[.A2942]+1;[.B29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78]+1"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formula="of:=IF([.B2943]=0;CONCATENATE(CHAR(9);[.A2943];&quot;:&quot;);CONCATENATE(CHAR(9);CHAR(9);&quot;- &quot;;INDEX([$Hoja1.$A$1:.$BL$1048576];[.A2943]+1;[.B29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79]+1"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formula="of:=IF([.B2944]=0;CONCATENATE(CHAR(9);[.A2944];&quot;:&quot;);CONCATENATE(CHAR(9);CHAR(9);&quot;- &quot;;INDEX([$Hoja1.$A$1:.$BL$1048576];[.A2944]+1;[.B29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80]+1"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formula="of:=IF([.B2945]=0;CONCATENATE(CHAR(9);[.A2945];&quot;:&quot;);CONCATENATE(CHAR(9);CHAR(9);&quot;- &quot;;INDEX([$Hoja1.$A$1:.$BL$1048576];[.A2945]+1;[.B29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81]+1"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IF([.B2946]=0;CONCATENATE(CHAR(9);[.A2946];&quot;:&quot;);CONCATENATE(CHAR(9);CHAR(9);&quot;- &quot;;INDEX([$Hoja1.$A$1:.$BL$1048576];[.A2946]+1;[.B29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82]+1"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table:formula="of:=IF([.B2947]=0;CONCATENATE(CHAR(9);[.A2947];&quot;:&quot;);CONCATENATE(CHAR(9);CHAR(9);&quot;- &quot;;INDEX([$Hoja1.$A$1:.$BL$1048576];[.A2947]+1;[.B29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83]+1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table:formula="of:=IF([.B2948]=0;CONCATENATE(CHAR(9);[.A2948];&quot;:&quot;);CONCATENATE(CHAR(9);CHAR(9);&quot;- &quot;;INDEX([$Hoja1.$A$1:.$BL$1048576];[.A2948]+1;[.B29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84]+1"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formula="of:=IF([.B2949]=0;CONCATENATE(CHAR(9);[.A2949];&quot;:&quot;);CONCATENATE(CHAR(9);CHAR(9);&quot;- &quot;;INDEX([$Hoja1.$A$1:.$BL$1048576];[.A2949]+1;[.B29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85]+1"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formula="of:=IF([.B2950]=0;CONCATENATE(CHAR(9);[.A2950];&quot;:&quot;);CONCATENATE(CHAR(9);CHAR(9);&quot;- &quot;;INDEX([$Hoja1.$A$1:.$BL$1048576];[.A2950]+1;[.B29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86]+1"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formula="of:=IF([.B2951]=0;CONCATENATE(CHAR(9);[.A2951];&quot;:&quot;);CONCATENATE(CHAR(9);CHAR(9);&quot;- &quot;;INDEX([$Hoja1.$A$1:.$BL$1048576];[.A2951]+1;[.B29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87]+1"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formula="of:=IF([.B2952]=0;CONCATENATE(CHAR(9);[.A2952];&quot;:&quot;);CONCATENATE(CHAR(9);CHAR(9);&quot;- &quot;;INDEX([$Hoja1.$A$1:.$BL$1048576];[.A2952]+1;[.B29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88]+1"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formula="of:=IF([.B2953]=0;CONCATENATE(CHAR(9);[.A2953];&quot;:&quot;);CONCATENATE(CHAR(9);CHAR(9);&quot;- &quot;;INDEX([$Hoja1.$A$1:.$BL$1048576];[.A2953]+1;[.B29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89]+1"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table:formula="of:=IF([.B2954]=0;CONCATENATE(CHAR(9);[.A2954];&quot;:&quot;);CONCATENATE(CHAR(9);CHAR(9);&quot;- &quot;;INDEX([$Hoja1.$A$1:.$BL$1048576];[.A2954]+1;[.B29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90]+1"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formula="of:=IF([.B2955]=0;CONCATENATE(CHAR(9);[.A2955];&quot;:&quot;);CONCATENATE(CHAR(9);CHAR(9);&quot;- &quot;;INDEX([$Hoja1.$A$1:.$BL$1048576];[.A2955]+1;[.B29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91]+1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IF([.B2956]=0;CONCATENATE(CHAR(9);[.A2956];&quot;:&quot;);CONCATENATE(CHAR(9);CHAR(9);&quot;- &quot;;INDEX([$Hoja1.$A$1:.$BL$1048576];[.A2956]+1;[.B29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92]+1"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formula="of:=IF([.B2957]=0;CONCATENATE(CHAR(9);[.A2957];&quot;:&quot;);CONCATENATE(CHAR(9);CHAR(9);&quot;- &quot;;INDEX([$Hoja1.$A$1:.$BL$1048576];[.A2957]+1;[.B29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93]+1"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formula="of:=IF([.B2958]=0;CONCATENATE(CHAR(9);[.A2958];&quot;:&quot;);CONCATENATE(CHAR(9);CHAR(9);&quot;- &quot;;INDEX([$Hoja1.$A$1:.$BL$1048576];[.A2958]+1;[.B29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94]+1"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formula="of:=IF([.B2959]=0;CONCATENATE(CHAR(9);[.A2959];&quot;:&quot;);CONCATENATE(CHAR(9);CHAR(9);&quot;- &quot;;INDEX([$Hoja1.$A$1:.$BL$1048576];[.A2959]+1;[.B29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95]+1"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IF([.B2960]=0;CONCATENATE(CHAR(9);[.A2960];&quot;:&quot;);CONCATENATE(CHAR(9);CHAR(9);&quot;- &quot;;INDEX([$Hoja1.$A$1:.$BL$1048576];[.A2960]+1;[.B29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96]+1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IF([.B2961]=0;CONCATENATE(CHAR(9);[.A2961];&quot;:&quot;);CONCATENATE(CHAR(9);CHAR(9);&quot;- &quot;;INDEX([$Hoja1.$A$1:.$BL$1048576];[.A2961]+1;[.B29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97]+1"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formula="of:=IF([.B2962]=0;CONCATENATE(CHAR(9);[.A2962];&quot;:&quot;);CONCATENATE(CHAR(9);CHAR(9);&quot;- &quot;;INDEX([$Hoja1.$A$1:.$BL$1048576];[.A2962]+1;[.B29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98]+1"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formula="of:=IF([.B2963]=0;CONCATENATE(CHAR(9);[.A2963];&quot;:&quot;);CONCATENATE(CHAR(9);CHAR(9);&quot;- &quot;;INDEX([$Hoja1.$A$1:.$BL$1048576];[.A2963]+1;[.B29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899]+1"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formula="of:=IF([.B2964]=0;CONCATENATE(CHAR(9);[.A2964];&quot;:&quot;);CONCATENATE(CHAR(9);CHAR(9);&quot;- &quot;;INDEX([$Hoja1.$A$1:.$BL$1048576];[.A2964]+1;[.B29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00]+1"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formula="of:=IF([.B2965]=0;CONCATENATE(CHAR(9);[.A2965];&quot;:&quot;);CONCATENATE(CHAR(9);CHAR(9);&quot;- &quot;;INDEX([$Hoja1.$A$1:.$BL$1048576];[.A2965]+1;[.B29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01]+1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IF([.B2966]=0;CONCATENATE(CHAR(9);[.A2966];&quot;:&quot;);CONCATENATE(CHAR(9);CHAR(9);&quot;- &quot;;INDEX([$Hoja1.$A$1:.$BL$1048576];[.A2966]+1;[.B29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02]+1"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formula="of:=IF([.B2967]=0;CONCATENATE(CHAR(9);[.A2967];&quot;:&quot;);CONCATENATE(CHAR(9);CHAR(9);&quot;- &quot;;INDEX([$Hoja1.$A$1:.$BL$1048576];[.A2967]+1;[.B29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03]+1"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formula="of:=IF([.B2968]=0;CONCATENATE(CHAR(9);[.A2968];&quot;:&quot;);CONCATENATE(CHAR(9);CHAR(9);&quot;- &quot;;INDEX([$Hoja1.$A$1:.$BL$1048576];[.A2968]+1;[.B29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04]+1"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formula="of:=IF([.B2969]=0;CONCATENATE(CHAR(9);[.A2969];&quot;:&quot;);CONCATENATE(CHAR(9);CHAR(9);&quot;- &quot;;INDEX([$Hoja1.$A$1:.$BL$1048576];[.A2969]+1;[.B29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05]+1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formula="of:=IF([.B2970]=0;CONCATENATE(CHAR(9);[.A2970];&quot;:&quot;);CONCATENATE(CHAR(9);CHAR(9);&quot;- &quot;;INDEX([$Hoja1.$A$1:.$BL$1048576];[.A2970]+1;[.B29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06]+1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table:formula="of:=IF([.B2971]=0;CONCATENATE(CHAR(9);[.A2971];&quot;:&quot;);CONCATENATE(CHAR(9);CHAR(9);&quot;- &quot;;INDEX([$Hoja1.$A$1:.$BL$1048576];[.A2971]+1;[.B29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07]+1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formula="of:=IF([.B2972]=0;CONCATENATE(CHAR(9);[.A2972];&quot;:&quot;);CONCATENATE(CHAR(9);CHAR(9);&quot;- &quot;;INDEX([$Hoja1.$A$1:.$BL$1048576];[.A2972]+1;[.B29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08]+1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IF([.B2973]=0;CONCATENATE(CHAR(9);[.A2973];&quot;:&quot;);CONCATENATE(CHAR(9);CHAR(9);&quot;- &quot;;INDEX([$Hoja1.$A$1:.$BL$1048576];[.A2973]+1;[.B29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09]+1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formula="of:=IF([.B2974]=0;CONCATENATE(CHAR(9);[.A2974];&quot;:&quot;);CONCATENATE(CHAR(9);CHAR(9);&quot;- &quot;;INDEX([$Hoja1.$A$1:.$BL$1048576];[.A2974]+1;[.B29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10]+1"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formula="of:=IF([.B2975]=0;CONCATENATE(CHAR(9);[.A2975];&quot;:&quot;);CONCATENATE(CHAR(9);CHAR(9);&quot;- &quot;;INDEX([$Hoja1.$A$1:.$BL$1048576];[.A2975]+1;[.B29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11]+1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formula="of:=IF([.B2976]=0;CONCATENATE(CHAR(9);[.A2976];&quot;:&quot;);CONCATENATE(CHAR(9);CHAR(9);&quot;- &quot;;INDEX([$Hoja1.$A$1:.$BL$1048576];[.A2976]+1;[.B29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12]+1"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formula="of:=IF([.B2977]=0;CONCATENATE(CHAR(9);[.A2977];&quot;:&quot;);CONCATENATE(CHAR(9);CHAR(9);&quot;- &quot;;INDEX([$Hoja1.$A$1:.$BL$1048576];[.A2977]+1;[.B29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13]+1"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formula="of:=IF([.B2978]=0;CONCATENATE(CHAR(9);[.A2978];&quot;:&quot;);CONCATENATE(CHAR(9);CHAR(9);&quot;- &quot;;INDEX([$Hoja1.$A$1:.$BL$1048576];[.A2978]+1;[.B29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14]+1"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formula="of:=IF([.B2979]=0;CONCATENATE(CHAR(9);[.A2979];&quot;:&quot;);CONCATENATE(CHAR(9);CHAR(9);&quot;- &quot;;INDEX([$Hoja1.$A$1:.$BL$1048576];[.A2979]+1;[.B29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15]+1"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formula="of:=IF([.B2980]=0;CONCATENATE(CHAR(9);[.A2980];&quot;:&quot;);CONCATENATE(CHAR(9);CHAR(9);&quot;- &quot;;INDEX([$Hoja1.$A$1:.$BL$1048576];[.A2980]+1;[.B29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16]+1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IF([.B2981]=0;CONCATENATE(CHAR(9);[.A2981];&quot;:&quot;);CONCATENATE(CHAR(9);CHAR(9);&quot;- &quot;;INDEX([$Hoja1.$A$1:.$BL$1048576];[.A2981]+1;[.B29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17]+1"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formula="of:=IF([.B2982]=0;CONCATENATE(CHAR(9);[.A2982];&quot;:&quot;);CONCATENATE(CHAR(9);CHAR(9);&quot;- &quot;;INDEX([$Hoja1.$A$1:.$BL$1048576];[.A2982]+1;[.B29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18]+1"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table:formula="of:=IF([.B2983]=0;CONCATENATE(CHAR(9);[.A2983];&quot;:&quot;);CONCATENATE(CHAR(9);CHAR(9);&quot;- &quot;;INDEX([$Hoja1.$A$1:.$BL$1048576];[.A2983]+1;[.B29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19]+1"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table:formula="of:=IF([.B2984]=0;CONCATENATE(CHAR(9);[.A2984];&quot;:&quot;);CONCATENATE(CHAR(9);CHAR(9);&quot;- &quot;;INDEX([$Hoja1.$A$1:.$BL$1048576];[.A2984]+1;[.B29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20]+1"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formula="of:=IF([.B2985]=0;CONCATENATE(CHAR(9);[.A2985];&quot;:&quot;);CONCATENATE(CHAR(9);CHAR(9);&quot;- &quot;;INDEX([$Hoja1.$A$1:.$BL$1048576];[.A2985]+1;[.B29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21]+1"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formula="of:=IF([.B2986]=0;CONCATENATE(CHAR(9);[.A2986];&quot;:&quot;);CONCATENATE(CHAR(9);CHAR(9);&quot;- &quot;;INDEX([$Hoja1.$A$1:.$BL$1048576];[.A2986]+1;[.B29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22]+1"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formula="of:=IF([.B2987]=0;CONCATENATE(CHAR(9);[.A2987];&quot;:&quot;);CONCATENATE(CHAR(9);CHAR(9);&quot;- &quot;;INDEX([$Hoja1.$A$1:.$BL$1048576];[.A2987]+1;[.B29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23]+1"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table:formula="of:=IF([.B2988]=0;CONCATENATE(CHAR(9);[.A2988];&quot;:&quot;);CONCATENATE(CHAR(9);CHAR(9);&quot;- &quot;;INDEX([$Hoja1.$A$1:.$BL$1048576];[.A2988]+1;[.B29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24]+1"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table:formula="of:=IF([.B2989]=0;CONCATENATE(CHAR(9);[.A2989];&quot;:&quot;);CONCATENATE(CHAR(9);CHAR(9);&quot;- &quot;;INDEX([$Hoja1.$A$1:.$BL$1048576];[.A2989]+1;[.B29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25]+1"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formula="of:=IF([.B2990]=0;CONCATENATE(CHAR(9);[.A2990];&quot;:&quot;);CONCATENATE(CHAR(9);CHAR(9);&quot;- &quot;;INDEX([$Hoja1.$A$1:.$BL$1048576];[.A2990]+1;[.B29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26]+1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IF([.B2991]=0;CONCATENATE(CHAR(9);[.A2991];&quot;:&quot;);CONCATENATE(CHAR(9);CHAR(9);&quot;- &quot;;INDEX([$Hoja1.$A$1:.$BL$1048576];[.A2991]+1;[.B2991])))" office:value-type="string" office:string-value="&#9;46:" calcext:value-type="string">
            <text:p><text:tab/>46:</text:p>
          </table:table-cell>
        </table:table-row>
        <table:table-row table:style-name="ro1">
          <table:table-cell table:formula="of:=[.A2927]+1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.B2992]=0;CONCATENATE(CHAR(9);[.A2992];&quot;:&quot;);CONCATENATE(CHAR(9);CHAR(9);&quot;- &quot;;INDEX([$Hoja1.$A$1:.$BL$1048576];[.A2992]+1;[.B29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28]+1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IF([.B2993]=0;CONCATENATE(CHAR(9);[.A2993];&quot;:&quot;);CONCATENATE(CHAR(9);CHAR(9);&quot;- &quot;;INDEX([$Hoja1.$A$1:.$BL$1048576];[.A2993]+1;[.B29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29]+1"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IF([.B2994]=0;CONCATENATE(CHAR(9);[.A2994];&quot;:&quot;);CONCATENATE(CHAR(9);CHAR(9);&quot;- &quot;;INDEX([$Hoja1.$A$1:.$BL$1048576];[.A2994]+1;[.B29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30]+1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IF([.B2995]=0;CONCATENATE(CHAR(9);[.A2995];&quot;:&quot;);CONCATENATE(CHAR(9);CHAR(9);&quot;- &quot;;INDEX([$Hoja1.$A$1:.$BL$1048576];[.A2995]+1;[.B29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31]+1"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IF([.B2996]=0;CONCATENATE(CHAR(9);[.A2996];&quot;:&quot;);CONCATENATE(CHAR(9);CHAR(9);&quot;- &quot;;INDEX([$Hoja1.$A$1:.$BL$1048576];[.A2996]+1;[.B29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32]+1"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IF([.B2997]=0;CONCATENATE(CHAR(9);[.A2997];&quot;:&quot;);CONCATENATE(CHAR(9);CHAR(9);&quot;- &quot;;INDEX([$Hoja1.$A$1:.$BL$1048576];[.A2997]+1;[.B29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33]+1"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formula="of:=IF([.B2998]=0;CONCATENATE(CHAR(9);[.A2998];&quot;:&quot;);CONCATENATE(CHAR(9);CHAR(9);&quot;- &quot;;INDEX([$Hoja1.$A$1:.$BL$1048576];[.A2998]+1;[.B29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34]+1"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IF([.B2999]=0;CONCATENATE(CHAR(9);[.A2999];&quot;:&quot;);CONCATENATE(CHAR(9);CHAR(9);&quot;- &quot;;INDEX([$Hoja1.$A$1:.$BL$1048576];[.A2999]+1;[.B29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35]+1"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IF([.B3000]=0;CONCATENATE(CHAR(9);[.A3000];&quot;:&quot;);CONCATENATE(CHAR(9);CHAR(9);&quot;- &quot;;INDEX([$Hoja1.$A$1:.$BL$1048576];[.A3000]+1;[.B30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36]+1"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formula="of:=IF([.B3001]=0;CONCATENATE(CHAR(9);[.A3001];&quot;:&quot;);CONCATENATE(CHAR(9);CHAR(9);&quot;- &quot;;INDEX([$Hoja1.$A$1:.$BL$1048576];[.A3001]+1;[.B30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37]+1"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formula="of:=IF([.B3002]=0;CONCATENATE(CHAR(9);[.A3002];&quot;:&quot;);CONCATENATE(CHAR(9);CHAR(9);&quot;- &quot;;INDEX([$Hoja1.$A$1:.$BL$1048576];[.A3002]+1;[.B30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38]+1"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table:formula="of:=IF([.B3003]=0;CONCATENATE(CHAR(9);[.A3003];&quot;:&quot;);CONCATENATE(CHAR(9);CHAR(9);&quot;- &quot;;INDEX([$Hoja1.$A$1:.$BL$1048576];[.A3003]+1;[.B30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39]+1"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formula="of:=IF([.B3004]=0;CONCATENATE(CHAR(9);[.A3004];&quot;:&quot;);CONCATENATE(CHAR(9);CHAR(9);&quot;- &quot;;INDEX([$Hoja1.$A$1:.$BL$1048576];[.A3004]+1;[.B30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40]+1"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formula="of:=IF([.B3005]=0;CONCATENATE(CHAR(9);[.A3005];&quot;:&quot;);CONCATENATE(CHAR(9);CHAR(9);&quot;- &quot;;INDEX([$Hoja1.$A$1:.$BL$1048576];[.A3005]+1;[.B30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41]+1"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formula="of:=IF([.B3006]=0;CONCATENATE(CHAR(9);[.A3006];&quot;:&quot;);CONCATENATE(CHAR(9);CHAR(9);&quot;- &quot;;INDEX([$Hoja1.$A$1:.$BL$1048576];[.A3006]+1;[.B30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42]+1"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formula="of:=IF([.B3007]=0;CONCATENATE(CHAR(9);[.A3007];&quot;:&quot;);CONCATENATE(CHAR(9);CHAR(9);&quot;- &quot;;INDEX([$Hoja1.$A$1:.$BL$1048576];[.A3007]+1;[.B30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43]+1"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table:formula="of:=IF([.B3008]=0;CONCATENATE(CHAR(9);[.A3008];&quot;:&quot;);CONCATENATE(CHAR(9);CHAR(9);&quot;- &quot;;INDEX([$Hoja1.$A$1:.$BL$1048576];[.A3008]+1;[.B30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44]+1"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formula="of:=IF([.B3009]=0;CONCATENATE(CHAR(9);[.A3009];&quot;:&quot;);CONCATENATE(CHAR(9);CHAR(9);&quot;- &quot;;INDEX([$Hoja1.$A$1:.$BL$1048576];[.A3009]+1;[.B30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45]+1"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table:formula="of:=IF([.B3010]=0;CONCATENATE(CHAR(9);[.A3010];&quot;:&quot;);CONCATENATE(CHAR(9);CHAR(9);&quot;- &quot;;INDEX([$Hoja1.$A$1:.$BL$1048576];[.A3010]+1;[.B30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46]+1"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table:formula="of:=IF([.B3011]=0;CONCATENATE(CHAR(9);[.A3011];&quot;:&quot;);CONCATENATE(CHAR(9);CHAR(9);&quot;- &quot;;INDEX([$Hoja1.$A$1:.$BL$1048576];[.A3011]+1;[.B30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47]+1"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table:formula="of:=IF([.B3012]=0;CONCATENATE(CHAR(9);[.A3012];&quot;:&quot;);CONCATENATE(CHAR(9);CHAR(9);&quot;- &quot;;INDEX([$Hoja1.$A$1:.$BL$1048576];[.A3012]+1;[.B30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48]+1"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table:formula="of:=IF([.B3013]=0;CONCATENATE(CHAR(9);[.A3013];&quot;:&quot;);CONCATENATE(CHAR(9);CHAR(9);&quot;- &quot;;INDEX([$Hoja1.$A$1:.$BL$1048576];[.A3013]+1;[.B30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49]+1"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formula="of:=IF([.B3014]=0;CONCATENATE(CHAR(9);[.A3014];&quot;:&quot;);CONCATENATE(CHAR(9);CHAR(9);&quot;- &quot;;INDEX([$Hoja1.$A$1:.$BL$1048576];[.A3014]+1;[.B30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50]+1"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table:formula="of:=IF([.B3015]=0;CONCATENATE(CHAR(9);[.A3015];&quot;:&quot;);CONCATENATE(CHAR(9);CHAR(9);&quot;- &quot;;INDEX([$Hoja1.$A$1:.$BL$1048576];[.A3015]+1;[.B30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51]+1"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formula="of:=IF([.B3016]=0;CONCATENATE(CHAR(9);[.A3016];&quot;:&quot;);CONCATENATE(CHAR(9);CHAR(9);&quot;- &quot;;INDEX([$Hoja1.$A$1:.$BL$1048576];[.A3016]+1;[.B30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52]+1"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table:formula="of:=IF([.B3017]=0;CONCATENATE(CHAR(9);[.A3017];&quot;:&quot;);CONCATENATE(CHAR(9);CHAR(9);&quot;- &quot;;INDEX([$Hoja1.$A$1:.$BL$1048576];[.A3017]+1;[.B30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53]+1"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formula="of:=IF([.B3018]=0;CONCATENATE(CHAR(9);[.A3018];&quot;:&quot;);CONCATENATE(CHAR(9);CHAR(9);&quot;- &quot;;INDEX([$Hoja1.$A$1:.$BL$1048576];[.A3018]+1;[.B30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54]+1"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formula="of:=IF([.B3019]=0;CONCATENATE(CHAR(9);[.A3019];&quot;:&quot;);CONCATENATE(CHAR(9);CHAR(9);&quot;- &quot;;INDEX([$Hoja1.$A$1:.$BL$1048576];[.A3019]+1;[.B30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55]+1"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table:formula="of:=IF([.B3020]=0;CONCATENATE(CHAR(9);[.A3020];&quot;:&quot;);CONCATENATE(CHAR(9);CHAR(9);&quot;- &quot;;INDEX([$Hoja1.$A$1:.$BL$1048576];[.A3020]+1;[.B30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56]+1"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formula="of:=IF([.B3021]=0;CONCATENATE(CHAR(9);[.A3021];&quot;:&quot;);CONCATENATE(CHAR(9);CHAR(9);&quot;- &quot;;INDEX([$Hoja1.$A$1:.$BL$1048576];[.A3021]+1;[.B30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57]+1"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formula="of:=IF([.B3022]=0;CONCATENATE(CHAR(9);[.A3022];&quot;:&quot;);CONCATENATE(CHAR(9);CHAR(9);&quot;- &quot;;INDEX([$Hoja1.$A$1:.$BL$1048576];[.A3022]+1;[.B30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58]+1"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formula="of:=IF([.B3023]=0;CONCATENATE(CHAR(9);[.A3023];&quot;:&quot;);CONCATENATE(CHAR(9);CHAR(9);&quot;- &quot;;INDEX([$Hoja1.$A$1:.$BL$1048576];[.A3023]+1;[.B30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59]+1"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table:formula="of:=IF([.B3024]=0;CONCATENATE(CHAR(9);[.A3024];&quot;:&quot;);CONCATENATE(CHAR(9);CHAR(9);&quot;- &quot;;INDEX([$Hoja1.$A$1:.$BL$1048576];[.A3024]+1;[.B30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60]+1"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table:formula="of:=IF([.B3025]=0;CONCATENATE(CHAR(9);[.A3025];&quot;:&quot;);CONCATENATE(CHAR(9);CHAR(9);&quot;- &quot;;INDEX([$Hoja1.$A$1:.$BL$1048576];[.A3025]+1;[.B30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61]+1"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formula="of:=IF([.B3026]=0;CONCATENATE(CHAR(9);[.A3026];&quot;:&quot;);CONCATENATE(CHAR(9);CHAR(9);&quot;- &quot;;INDEX([$Hoja1.$A$1:.$BL$1048576];[.A3026]+1;[.B30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62]+1"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formula="of:=IF([.B3027]=0;CONCATENATE(CHAR(9);[.A3027];&quot;:&quot;);CONCATENATE(CHAR(9);CHAR(9);&quot;- &quot;;INDEX([$Hoja1.$A$1:.$BL$1048576];[.A3027]+1;[.B30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63]+1"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table:formula="of:=IF([.B3028]=0;CONCATENATE(CHAR(9);[.A3028];&quot;:&quot;);CONCATENATE(CHAR(9);CHAR(9);&quot;- &quot;;INDEX([$Hoja1.$A$1:.$BL$1048576];[.A3028]+1;[.B30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64]+1"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table:formula="of:=IF([.B3029]=0;CONCATENATE(CHAR(9);[.A3029];&quot;:&quot;);CONCATENATE(CHAR(9);CHAR(9);&quot;- &quot;;INDEX([$Hoja1.$A$1:.$BL$1048576];[.A3029]+1;[.B30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65]+1"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formula="of:=IF([.B3030]=0;CONCATENATE(CHAR(9);[.A3030];&quot;:&quot;);CONCATENATE(CHAR(9);CHAR(9);&quot;- &quot;;INDEX([$Hoja1.$A$1:.$BL$1048576];[.A3030]+1;[.B30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66]+1"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formula="of:=IF([.B3031]=0;CONCATENATE(CHAR(9);[.A3031];&quot;:&quot;);CONCATENATE(CHAR(9);CHAR(9);&quot;- &quot;;INDEX([$Hoja1.$A$1:.$BL$1048576];[.A3031]+1;[.B30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67]+1"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formula="of:=IF([.B3032]=0;CONCATENATE(CHAR(9);[.A3032];&quot;:&quot;);CONCATENATE(CHAR(9);CHAR(9);&quot;- &quot;;INDEX([$Hoja1.$A$1:.$BL$1048576];[.A3032]+1;[.B30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68]+1"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formula="of:=IF([.B3033]=0;CONCATENATE(CHAR(9);[.A3033];&quot;:&quot;);CONCATENATE(CHAR(9);CHAR(9);&quot;- &quot;;INDEX([$Hoja1.$A$1:.$BL$1048576];[.A3033]+1;[.B30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69]+1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formula="of:=IF([.B3034]=0;CONCATENATE(CHAR(9);[.A3034];&quot;:&quot;);CONCATENATE(CHAR(9);CHAR(9);&quot;- &quot;;INDEX([$Hoja1.$A$1:.$BL$1048576];[.A3034]+1;[.B30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70]+1"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formula="of:=IF([.B3035]=0;CONCATENATE(CHAR(9);[.A3035];&quot;:&quot;);CONCATENATE(CHAR(9);CHAR(9);&quot;- &quot;;INDEX([$Hoja1.$A$1:.$BL$1048576];[.A3035]+1;[.B30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71]+1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formula="of:=IF([.B3036]=0;CONCATENATE(CHAR(9);[.A3036];&quot;:&quot;);CONCATENATE(CHAR(9);CHAR(9);&quot;- &quot;;INDEX([$Hoja1.$A$1:.$BL$1048576];[.A3036]+1;[.B30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72]+1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table:formula="of:=IF([.B3037]=0;CONCATENATE(CHAR(9);[.A3037];&quot;:&quot;);CONCATENATE(CHAR(9);CHAR(9);&quot;- &quot;;INDEX([$Hoja1.$A$1:.$BL$1048576];[.A3037]+1;[.B30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73]+1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formula="of:=IF([.B3038]=0;CONCATENATE(CHAR(9);[.A3038];&quot;:&quot;);CONCATENATE(CHAR(9);CHAR(9);&quot;- &quot;;INDEX([$Hoja1.$A$1:.$BL$1048576];[.A3038]+1;[.B30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74]+1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IF([.B3039]=0;CONCATENATE(CHAR(9);[.A3039];&quot;:&quot;);CONCATENATE(CHAR(9);CHAR(9);&quot;- &quot;;INDEX([$Hoja1.$A$1:.$BL$1048576];[.A3039]+1;[.B30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75]+1"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formula="of:=IF([.B3040]=0;CONCATENATE(CHAR(9);[.A3040];&quot;:&quot;);CONCATENATE(CHAR(9);CHAR(9);&quot;- &quot;;INDEX([$Hoja1.$A$1:.$BL$1048576];[.A3040]+1;[.B30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76]+1"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IF([.B3041]=0;CONCATENATE(CHAR(9);[.A3041];&quot;:&quot;);CONCATENATE(CHAR(9);CHAR(9);&quot;- &quot;;INDEX([$Hoja1.$A$1:.$BL$1048576];[.A3041]+1;[.B30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77]+1"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table:formula="of:=IF([.B3042]=0;CONCATENATE(CHAR(9);[.A3042];&quot;:&quot;);CONCATENATE(CHAR(9);CHAR(9);&quot;- &quot;;INDEX([$Hoja1.$A$1:.$BL$1048576];[.A3042]+1;[.B30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78]+1"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formula="of:=IF([.B3043]=0;CONCATENATE(CHAR(9);[.A3043];&quot;:&quot;);CONCATENATE(CHAR(9);CHAR(9);&quot;- &quot;;INDEX([$Hoja1.$A$1:.$BL$1048576];[.A3043]+1;[.B30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79]+1"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formula="of:=IF([.B3044]=0;CONCATENATE(CHAR(9);[.A3044];&quot;:&quot;);CONCATENATE(CHAR(9);CHAR(9);&quot;- &quot;;INDEX([$Hoja1.$A$1:.$BL$1048576];[.A3044]+1;[.B30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80]+1"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IF([.B3045]=0;CONCATENATE(CHAR(9);[.A3045];&quot;:&quot;);CONCATENATE(CHAR(9);CHAR(9);&quot;- &quot;;INDEX([$Hoja1.$A$1:.$BL$1048576];[.A3045]+1;[.B30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81]+1"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table:formula="of:=IF([.B3046]=0;CONCATENATE(CHAR(9);[.A3046];&quot;:&quot;);CONCATENATE(CHAR(9);CHAR(9);&quot;- &quot;;INDEX([$Hoja1.$A$1:.$BL$1048576];[.A3046]+1;[.B30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82]+1"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formula="of:=IF([.B3047]=0;CONCATENATE(CHAR(9);[.A3047];&quot;:&quot;);CONCATENATE(CHAR(9);CHAR(9);&quot;- &quot;;INDEX([$Hoja1.$A$1:.$BL$1048576];[.A3047]+1;[.B30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83]+1"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formula="of:=IF([.B3048]=0;CONCATENATE(CHAR(9);[.A3048];&quot;:&quot;);CONCATENATE(CHAR(9);CHAR(9);&quot;- &quot;;INDEX([$Hoja1.$A$1:.$BL$1048576];[.A3048]+1;[.B30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84]+1"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table:formula="of:=IF([.B3049]=0;CONCATENATE(CHAR(9);[.A3049];&quot;:&quot;);CONCATENATE(CHAR(9);CHAR(9);&quot;- &quot;;INDEX([$Hoja1.$A$1:.$BL$1048576];[.A3049]+1;[.B30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85]+1"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formula="of:=IF([.B3050]=0;CONCATENATE(CHAR(9);[.A3050];&quot;:&quot;);CONCATENATE(CHAR(9);CHAR(9);&quot;- &quot;;INDEX([$Hoja1.$A$1:.$BL$1048576];[.A3050]+1;[.B30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86]+1"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formula="of:=IF([.B3051]=0;CONCATENATE(CHAR(9);[.A3051];&quot;:&quot;);CONCATENATE(CHAR(9);CHAR(9);&quot;- &quot;;INDEX([$Hoja1.$A$1:.$BL$1048576];[.A3051]+1;[.B30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87]+1"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table:formula="of:=IF([.B3052]=0;CONCATENATE(CHAR(9);[.A3052];&quot;:&quot;);CONCATENATE(CHAR(9);CHAR(9);&quot;- &quot;;INDEX([$Hoja1.$A$1:.$BL$1048576];[.A3052]+1;[.B30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88]+1"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formula="of:=IF([.B3053]=0;CONCATENATE(CHAR(9);[.A3053];&quot;:&quot;);CONCATENATE(CHAR(9);CHAR(9);&quot;- &quot;;INDEX([$Hoja1.$A$1:.$BL$1048576];[.A3053]+1;[.B30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89]+1"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table:formula="of:=IF([.B3054]=0;CONCATENATE(CHAR(9);[.A3054];&quot;:&quot;);CONCATENATE(CHAR(9);CHAR(9);&quot;- &quot;;INDEX([$Hoja1.$A$1:.$BL$1048576];[.A3054]+1;[.B30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90]+1"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table:formula="of:=IF([.B3055]=0;CONCATENATE(CHAR(9);[.A3055];&quot;:&quot;);CONCATENATE(CHAR(9);CHAR(9);&quot;- &quot;;INDEX([$Hoja1.$A$1:.$BL$1048576];[.A3055]+1;[.B30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91]+1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IF([.B3056]=0;CONCATENATE(CHAR(9);[.A3056];&quot;:&quot;);CONCATENATE(CHAR(9);CHAR(9);&quot;- &quot;;INDEX([$Hoja1.$A$1:.$BL$1048576];[.A3056]+1;[.B3056])))" office:value-type="string" office:string-value="&#9;47:" calcext:value-type="string">
            <text:p><text:tab/>47:</text:p>
          </table:table-cell>
        </table:table-row>
        <table:table-row table:style-name="ro1">
          <table:table-cell table:formula="of:=[.A2992]+1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[.B3057]=0;CONCATENATE(CHAR(9);[.A3057];&quot;:&quot;);CONCATENATE(CHAR(9);CHAR(9);&quot;- &quot;;INDEX([$Hoja1.$A$1:.$BL$1048576];[.A3057]+1;[.B30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93]+1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IF([.B3058]=0;CONCATENATE(CHAR(9);[.A3058];&quot;:&quot;);CONCATENATE(CHAR(9);CHAR(9);&quot;- &quot;;INDEX([$Hoja1.$A$1:.$BL$1048576];[.A3058]+1;[.B30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94]+1"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formula="of:=IF([.B3059]=0;CONCATENATE(CHAR(9);[.A3059];&quot;:&quot;);CONCATENATE(CHAR(9);CHAR(9);&quot;- &quot;;INDEX([$Hoja1.$A$1:.$BL$1048576];[.A3059]+1;[.B30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95]+1"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IF([.B3060]=0;CONCATENATE(CHAR(9);[.A3060];&quot;:&quot;);CONCATENATE(CHAR(9);CHAR(9);&quot;- &quot;;INDEX([$Hoja1.$A$1:.$BL$1048576];[.A3060]+1;[.B30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96]+1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IF([.B3061]=0;CONCATENATE(CHAR(9);[.A3061];&quot;:&quot;);CONCATENATE(CHAR(9);CHAR(9);&quot;- &quot;;INDEX([$Hoja1.$A$1:.$BL$1048576];[.A3061]+1;[.B30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97]+1"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formula="of:=IF([.B3062]=0;CONCATENATE(CHAR(9);[.A3062];&quot;:&quot;);CONCATENATE(CHAR(9);CHAR(9);&quot;- &quot;;INDEX([$Hoja1.$A$1:.$BL$1048576];[.A3062]+1;[.B30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98]+1"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formula="of:=IF([.B3063]=0;CONCATENATE(CHAR(9);[.A3063];&quot;:&quot;);CONCATENATE(CHAR(9);CHAR(9);&quot;- &quot;;INDEX([$Hoja1.$A$1:.$BL$1048576];[.A3063]+1;[.B30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2999]+1"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IF([.B3064]=0;CONCATENATE(CHAR(9);[.A3064];&quot;:&quot;);CONCATENATE(CHAR(9);CHAR(9);&quot;- &quot;;INDEX([$Hoja1.$A$1:.$BL$1048576];[.A3064]+1;[.B30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00]+1"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formula="of:=IF([.B3065]=0;CONCATENATE(CHAR(9);[.A3065];&quot;:&quot;);CONCATENATE(CHAR(9);CHAR(9);&quot;- &quot;;INDEX([$Hoja1.$A$1:.$BL$1048576];[.A3065]+1;[.B30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01]+1"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formula="of:=IF([.B3066]=0;CONCATENATE(CHAR(9);[.A3066];&quot;:&quot;);CONCATENATE(CHAR(9);CHAR(9);&quot;- &quot;;INDEX([$Hoja1.$A$1:.$BL$1048576];[.A3066]+1;[.B30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02]+1"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formula="of:=IF([.B3067]=0;CONCATENATE(CHAR(9);[.A3067];&quot;:&quot;);CONCATENATE(CHAR(9);CHAR(9);&quot;- &quot;;INDEX([$Hoja1.$A$1:.$BL$1048576];[.A3067]+1;[.B30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03]+1"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table:formula="of:=IF([.B3068]=0;CONCATENATE(CHAR(9);[.A3068];&quot;:&quot;);CONCATENATE(CHAR(9);CHAR(9);&quot;- &quot;;INDEX([$Hoja1.$A$1:.$BL$1048576];[.A3068]+1;[.B30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04]+1"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table:formula="of:=IF([.B3069]=0;CONCATENATE(CHAR(9);[.A3069];&quot;:&quot;);CONCATENATE(CHAR(9);CHAR(9);&quot;- &quot;;INDEX([$Hoja1.$A$1:.$BL$1048576];[.A3069]+1;[.B30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05]+1"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table:formula="of:=IF([.B3070]=0;CONCATENATE(CHAR(9);[.A3070];&quot;:&quot;);CONCATENATE(CHAR(9);CHAR(9);&quot;- &quot;;INDEX([$Hoja1.$A$1:.$BL$1048576];[.A3070]+1;[.B30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06]+1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IF([.B3071]=0;CONCATENATE(CHAR(9);[.A3071];&quot;:&quot;);CONCATENATE(CHAR(9);CHAR(9);&quot;- &quot;;INDEX([$Hoja1.$A$1:.$BL$1048576];[.A3071]+1;[.B30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07]+1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formula="of:=IF([.B3072]=0;CONCATENATE(CHAR(9);[.A3072];&quot;:&quot;);CONCATENATE(CHAR(9);CHAR(9);&quot;- &quot;;INDEX([$Hoja1.$A$1:.$BL$1048576];[.A3072]+1;[.B30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08]+1"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table:formula="of:=IF([.B3073]=0;CONCATENATE(CHAR(9);[.A3073];&quot;:&quot;);CONCATENATE(CHAR(9);CHAR(9);&quot;- &quot;;INDEX([$Hoja1.$A$1:.$BL$1048576];[.A3073]+1;[.B30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09]+1"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table:formula="of:=IF([.B3074]=0;CONCATENATE(CHAR(9);[.A3074];&quot;:&quot;);CONCATENATE(CHAR(9);CHAR(9);&quot;- &quot;;INDEX([$Hoja1.$A$1:.$BL$1048576];[.A3074]+1;[.B30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10]+1"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table:formula="of:=IF([.B3075]=0;CONCATENATE(CHAR(9);[.A3075];&quot;:&quot;);CONCATENATE(CHAR(9);CHAR(9);&quot;- &quot;;INDEX([$Hoja1.$A$1:.$BL$1048576];[.A3075]+1;[.B30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11]+1"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table:formula="of:=IF([.B3076]=0;CONCATENATE(CHAR(9);[.A3076];&quot;:&quot;);CONCATENATE(CHAR(9);CHAR(9);&quot;- &quot;;INDEX([$Hoja1.$A$1:.$BL$1048576];[.A3076]+1;[.B30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12]+1"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table:formula="of:=IF([.B3077]=0;CONCATENATE(CHAR(9);[.A3077];&quot;:&quot;);CONCATENATE(CHAR(9);CHAR(9);&quot;- &quot;;INDEX([$Hoja1.$A$1:.$BL$1048576];[.A3077]+1;[.B30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13]+1"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formula="of:=IF([.B3078]=0;CONCATENATE(CHAR(9);[.A3078];&quot;:&quot;);CONCATENATE(CHAR(9);CHAR(9);&quot;- &quot;;INDEX([$Hoja1.$A$1:.$BL$1048576];[.A3078]+1;[.B30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14]+1"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table:formula="of:=IF([.B3079]=0;CONCATENATE(CHAR(9);[.A3079];&quot;:&quot;);CONCATENATE(CHAR(9);CHAR(9);&quot;- &quot;;INDEX([$Hoja1.$A$1:.$BL$1048576];[.A3079]+1;[.B30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15]+1"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table:formula="of:=IF([.B3080]=0;CONCATENATE(CHAR(9);[.A3080];&quot;:&quot;);CONCATENATE(CHAR(9);CHAR(9);&quot;- &quot;;INDEX([$Hoja1.$A$1:.$BL$1048576];[.A3080]+1;[.B30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16]+1"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formula="of:=IF([.B3081]=0;CONCATENATE(CHAR(9);[.A3081];&quot;:&quot;);CONCATENATE(CHAR(9);CHAR(9);&quot;- &quot;;INDEX([$Hoja1.$A$1:.$BL$1048576];[.A3081]+1;[.B30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17]+1"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table:formula="of:=IF([.B3082]=0;CONCATENATE(CHAR(9);[.A3082];&quot;:&quot;);CONCATENATE(CHAR(9);CHAR(9);&quot;- &quot;;INDEX([$Hoja1.$A$1:.$BL$1048576];[.A3082]+1;[.B30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18]+1"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formula="of:=IF([.B3083]=0;CONCATENATE(CHAR(9);[.A3083];&quot;:&quot;);CONCATENATE(CHAR(9);CHAR(9);&quot;- &quot;;INDEX([$Hoja1.$A$1:.$BL$1048576];[.A3083]+1;[.B30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19]+1"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table:formula="of:=IF([.B3084]=0;CONCATENATE(CHAR(9);[.A3084];&quot;:&quot;);CONCATENATE(CHAR(9);CHAR(9);&quot;- &quot;;INDEX([$Hoja1.$A$1:.$BL$1048576];[.A3084]+1;[.B30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20]+1"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table:formula="of:=IF([.B3085]=0;CONCATENATE(CHAR(9);[.A3085];&quot;:&quot;);CONCATENATE(CHAR(9);CHAR(9);&quot;- &quot;;INDEX([$Hoja1.$A$1:.$BL$1048576];[.A3085]+1;[.B30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21]+1"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formula="of:=IF([.B3086]=0;CONCATENATE(CHAR(9);[.A3086];&quot;:&quot;);CONCATENATE(CHAR(9);CHAR(9);&quot;- &quot;;INDEX([$Hoja1.$A$1:.$BL$1048576];[.A3086]+1;[.B30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22]+1"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table:formula="of:=IF([.B3087]=0;CONCATENATE(CHAR(9);[.A3087];&quot;:&quot;);CONCATENATE(CHAR(9);CHAR(9);&quot;- &quot;;INDEX([$Hoja1.$A$1:.$BL$1048576];[.A3087]+1;[.B30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23]+1"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formula="of:=IF([.B3088]=0;CONCATENATE(CHAR(9);[.A3088];&quot;:&quot;);CONCATENATE(CHAR(9);CHAR(9);&quot;- &quot;;INDEX([$Hoja1.$A$1:.$BL$1048576];[.A3088]+1;[.B30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24]+1"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formula="of:=IF([.B3089]=0;CONCATENATE(CHAR(9);[.A3089];&quot;:&quot;);CONCATENATE(CHAR(9);CHAR(9);&quot;- &quot;;INDEX([$Hoja1.$A$1:.$BL$1048576];[.A3089]+1;[.B30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25]+1"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formula="of:=IF([.B3090]=0;CONCATENATE(CHAR(9);[.A3090];&quot;:&quot;);CONCATENATE(CHAR(9);CHAR(9);&quot;- &quot;;INDEX([$Hoja1.$A$1:.$BL$1048576];[.A3090]+1;[.B30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26]+1"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formula="of:=IF([.B3091]=0;CONCATENATE(CHAR(9);[.A3091];&quot;:&quot;);CONCATENATE(CHAR(9);CHAR(9);&quot;- &quot;;INDEX([$Hoja1.$A$1:.$BL$1048576];[.A3091]+1;[.B30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27]+1"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formula="of:=IF([.B3092]=0;CONCATENATE(CHAR(9);[.A3092];&quot;:&quot;);CONCATENATE(CHAR(9);CHAR(9);&quot;- &quot;;INDEX([$Hoja1.$A$1:.$BL$1048576];[.A3092]+1;[.B30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28]+1"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table:formula="of:=IF([.B3093]=0;CONCATENATE(CHAR(9);[.A3093];&quot;:&quot;);CONCATENATE(CHAR(9);CHAR(9);&quot;- &quot;;INDEX([$Hoja1.$A$1:.$BL$1048576];[.A3093]+1;[.B30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29]+1"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formula="of:=IF([.B3094]=0;CONCATENATE(CHAR(9);[.A3094];&quot;:&quot;);CONCATENATE(CHAR(9);CHAR(9);&quot;- &quot;;INDEX([$Hoja1.$A$1:.$BL$1048576];[.A3094]+1;[.B30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30]+1"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table:formula="of:=IF([.B3095]=0;CONCATENATE(CHAR(9);[.A3095];&quot;:&quot;);CONCATENATE(CHAR(9);CHAR(9);&quot;- &quot;;INDEX([$Hoja1.$A$1:.$BL$1048576];[.A3095]+1;[.B30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31]+1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formula="of:=IF([.B3096]=0;CONCATENATE(CHAR(9);[.A3096];&quot;:&quot;);CONCATENATE(CHAR(9);CHAR(9);&quot;- &quot;;INDEX([$Hoja1.$A$1:.$BL$1048576];[.A3096]+1;[.B30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32]+1"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formula="of:=IF([.B3097]=0;CONCATENATE(CHAR(9);[.A3097];&quot;:&quot;);CONCATENATE(CHAR(9);CHAR(9);&quot;- &quot;;INDEX([$Hoja1.$A$1:.$BL$1048576];[.A3097]+1;[.B30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33]+1"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formula="of:=IF([.B3098]=0;CONCATENATE(CHAR(9);[.A3098];&quot;:&quot;);CONCATENATE(CHAR(9);CHAR(9);&quot;- &quot;;INDEX([$Hoja1.$A$1:.$BL$1048576];[.A3098]+1;[.B30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34]+1"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formula="of:=IF([.B3099]=0;CONCATENATE(CHAR(9);[.A3099];&quot;:&quot;);CONCATENATE(CHAR(9);CHAR(9);&quot;- &quot;;INDEX([$Hoja1.$A$1:.$BL$1048576];[.A3099]+1;[.B30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35]+1"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formula="of:=IF([.B3100]=0;CONCATENATE(CHAR(9);[.A3100];&quot;:&quot;);CONCATENATE(CHAR(9);CHAR(9);&quot;- &quot;;INDEX([$Hoja1.$A$1:.$BL$1048576];[.A3100]+1;[.B31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36]+1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formula="of:=IF([.B3101]=0;CONCATENATE(CHAR(9);[.A3101];&quot;:&quot;);CONCATENATE(CHAR(9);CHAR(9);&quot;- &quot;;INDEX([$Hoja1.$A$1:.$BL$1048576];[.A3101]+1;[.B31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37]+1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formula="of:=IF([.B3102]=0;CONCATENATE(CHAR(9);[.A3102];&quot;:&quot;);CONCATENATE(CHAR(9);CHAR(9);&quot;- &quot;;INDEX([$Hoja1.$A$1:.$BL$1048576];[.A3102]+1;[.B31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38]+1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formula="of:=IF([.B3103]=0;CONCATENATE(CHAR(9);[.A3103];&quot;:&quot;);CONCATENATE(CHAR(9);CHAR(9);&quot;- &quot;;INDEX([$Hoja1.$A$1:.$BL$1048576];[.A3103]+1;[.B31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39]+1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formula="of:=IF([.B3104]=0;CONCATENATE(CHAR(9);[.A3104];&quot;:&quot;);CONCATENATE(CHAR(9);CHAR(9);&quot;- &quot;;INDEX([$Hoja1.$A$1:.$BL$1048576];[.A3104]+1;[.B31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40]+1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formula="of:=IF([.B3105]=0;CONCATENATE(CHAR(9);[.A3105];&quot;:&quot;);CONCATENATE(CHAR(9);CHAR(9);&quot;- &quot;;INDEX([$Hoja1.$A$1:.$BL$1048576];[.A3105]+1;[.B31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41]+1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IF([.B3106]=0;CONCATENATE(CHAR(9);[.A3106];&quot;:&quot;);CONCATENATE(CHAR(9);CHAR(9);&quot;- &quot;;INDEX([$Hoja1.$A$1:.$BL$1048576];[.A3106]+1;[.B31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42]+1"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formula="of:=IF([.B3107]=0;CONCATENATE(CHAR(9);[.A3107];&quot;:&quot;);CONCATENATE(CHAR(9);CHAR(9);&quot;- &quot;;INDEX([$Hoja1.$A$1:.$BL$1048576];[.A3107]+1;[.B31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43]+1"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formula="of:=IF([.B3108]=0;CONCATENATE(CHAR(9);[.A3108];&quot;:&quot;);CONCATENATE(CHAR(9);CHAR(9);&quot;- &quot;;INDEX([$Hoja1.$A$1:.$BL$1048576];[.A3108]+1;[.B31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44]+1"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IF([.B3109]=0;CONCATENATE(CHAR(9);[.A3109];&quot;:&quot;);CONCATENATE(CHAR(9);CHAR(9);&quot;- &quot;;INDEX([$Hoja1.$A$1:.$BL$1048576];[.A3109]+1;[.B31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45]+1"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formula="of:=IF([.B3110]=0;CONCATENATE(CHAR(9);[.A3110];&quot;:&quot;);CONCATENATE(CHAR(9);CHAR(9);&quot;- &quot;;INDEX([$Hoja1.$A$1:.$BL$1048576];[.A3110]+1;[.B31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46]+1"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table:formula="of:=IF([.B3111]=0;CONCATENATE(CHAR(9);[.A3111];&quot;:&quot;);CONCATENATE(CHAR(9);CHAR(9);&quot;- &quot;;INDEX([$Hoja1.$A$1:.$BL$1048576];[.A3111]+1;[.B31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47]+1"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table:formula="of:=IF([.B3112]=0;CONCATENATE(CHAR(9);[.A3112];&quot;:&quot;);CONCATENATE(CHAR(9);CHAR(9);&quot;- &quot;;INDEX([$Hoja1.$A$1:.$BL$1048576];[.A3112]+1;[.B31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48]+1"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formula="of:=IF([.B3113]=0;CONCATENATE(CHAR(9);[.A3113];&quot;:&quot;);CONCATENATE(CHAR(9);CHAR(9);&quot;- &quot;;INDEX([$Hoja1.$A$1:.$BL$1048576];[.A3113]+1;[.B31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49]+1"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table:formula="of:=IF([.B3114]=0;CONCATENATE(CHAR(9);[.A3114];&quot;:&quot;);CONCATENATE(CHAR(9);CHAR(9);&quot;- &quot;;INDEX([$Hoja1.$A$1:.$BL$1048576];[.A3114]+1;[.B31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50]+1"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table:formula="of:=IF([.B3115]=0;CONCATENATE(CHAR(9);[.A3115];&quot;:&quot;);CONCATENATE(CHAR(9);CHAR(9);&quot;- &quot;;INDEX([$Hoja1.$A$1:.$BL$1048576];[.A3115]+1;[.B31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51]+1"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formula="of:=IF([.B3116]=0;CONCATENATE(CHAR(9);[.A3116];&quot;:&quot;);CONCATENATE(CHAR(9);CHAR(9);&quot;- &quot;;INDEX([$Hoja1.$A$1:.$BL$1048576];[.A3116]+1;[.B31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52]+1"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table:formula="of:=IF([.B3117]=0;CONCATENATE(CHAR(9);[.A3117];&quot;:&quot;);CONCATENATE(CHAR(9);CHAR(9);&quot;- &quot;;INDEX([$Hoja1.$A$1:.$BL$1048576];[.A3117]+1;[.B31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53]+1"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table:formula="of:=IF([.B3118]=0;CONCATENATE(CHAR(9);[.A3118];&quot;:&quot;);CONCATENATE(CHAR(9);CHAR(9);&quot;- &quot;;INDEX([$Hoja1.$A$1:.$BL$1048576];[.A3118]+1;[.B31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54]+1"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table:formula="of:=IF([.B3119]=0;CONCATENATE(CHAR(9);[.A3119];&quot;:&quot;);CONCATENATE(CHAR(9);CHAR(9);&quot;- &quot;;INDEX([$Hoja1.$A$1:.$BL$1048576];[.A3119]+1;[.B31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55]+1"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formula="of:=IF([.B3120]=0;CONCATENATE(CHAR(9);[.A3120];&quot;:&quot;);CONCATENATE(CHAR(9);CHAR(9);&quot;- &quot;;INDEX([$Hoja1.$A$1:.$BL$1048576];[.A3120]+1;[.B31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56]+1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IF([.B3121]=0;CONCATENATE(CHAR(9);[.A3121];&quot;:&quot;);CONCATENATE(CHAR(9);CHAR(9);&quot;- &quot;;INDEX([$Hoja1.$A$1:.$BL$1048576];[.A3121]+1;[.B3121])))" office:value-type="string" office:string-value="&#9;48:" calcext:value-type="string">
            <text:p><text:tab/>48:</text:p>
          </table:table-cell>
        </table:table-row>
        <table:table-row table:style-name="ro1">
          <table:table-cell table:formula="of:=[.A3057]+1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.B3122]=0;CONCATENATE(CHAR(9);[.A3122];&quot;:&quot;);CONCATENATE(CHAR(9);CHAR(9);&quot;- &quot;;INDEX([$Hoja1.$A$1:.$BL$1048576];[.A3122]+1;[.B31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58]+1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IF([.B3123]=0;CONCATENATE(CHAR(9);[.A3123];&quot;:&quot;);CONCATENATE(CHAR(9);CHAR(9);&quot;- &quot;;INDEX([$Hoja1.$A$1:.$BL$1048576];[.A3123]+1;[.B31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59]+1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formula="of:=IF([.B3124]=0;CONCATENATE(CHAR(9);[.A3124];&quot;:&quot;);CONCATENATE(CHAR(9);CHAR(9);&quot;- &quot;;INDEX([$Hoja1.$A$1:.$BL$1048576];[.A3124]+1;[.B31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60]+1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IF([.B3125]=0;CONCATENATE(CHAR(9);[.A3125];&quot;:&quot;);CONCATENATE(CHAR(9);CHAR(9);&quot;- &quot;;INDEX([$Hoja1.$A$1:.$BL$1048576];[.A3125]+1;[.B31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61]+1"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formula="of:=IF([.B3126]=0;CONCATENATE(CHAR(9);[.A3126];&quot;:&quot;);CONCATENATE(CHAR(9);CHAR(9);&quot;- &quot;;INDEX([$Hoja1.$A$1:.$BL$1048576];[.A3126]+1;[.B31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62]+1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IF([.B3127]=0;CONCATENATE(CHAR(9);[.A3127];&quot;:&quot;);CONCATENATE(CHAR(9);CHAR(9);&quot;- &quot;;INDEX([$Hoja1.$A$1:.$BL$1048576];[.A3127]+1;[.B31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63]+1"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IF([.B3128]=0;CONCATENATE(CHAR(9);[.A3128];&quot;:&quot;);CONCATENATE(CHAR(9);CHAR(9);&quot;- &quot;;INDEX([$Hoja1.$A$1:.$BL$1048576];[.A3128]+1;[.B31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64]+1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formula="of:=IF([.B3129]=0;CONCATENATE(CHAR(9);[.A3129];&quot;:&quot;);CONCATENATE(CHAR(9);CHAR(9);&quot;- &quot;;INDEX([$Hoja1.$A$1:.$BL$1048576];[.A3129]+1;[.B31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65]+1"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formula="of:=IF([.B3130]=0;CONCATENATE(CHAR(9);[.A3130];&quot;:&quot;);CONCATENATE(CHAR(9);CHAR(9);&quot;- &quot;;INDEX([$Hoja1.$A$1:.$BL$1048576];[.A3130]+1;[.B31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66]+1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IF([.B3131]=0;CONCATENATE(CHAR(9);[.A3131];&quot;:&quot;);CONCATENATE(CHAR(9);CHAR(9);&quot;- &quot;;INDEX([$Hoja1.$A$1:.$BL$1048576];[.A3131]+1;[.B31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67]+1"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formula="of:=IF([.B3132]=0;CONCATENATE(CHAR(9);[.A3132];&quot;:&quot;);CONCATENATE(CHAR(9);CHAR(9);&quot;- &quot;;INDEX([$Hoja1.$A$1:.$BL$1048576];[.A3132]+1;[.B31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68]+1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formula="of:=IF([.B3133]=0;CONCATENATE(CHAR(9);[.A3133];&quot;:&quot;);CONCATENATE(CHAR(9);CHAR(9);&quot;- &quot;;INDEX([$Hoja1.$A$1:.$BL$1048576];[.A3133]+1;[.B31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69]+1"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table:formula="of:=IF([.B3134]=0;CONCATENATE(CHAR(9);[.A3134];&quot;:&quot;);CONCATENATE(CHAR(9);CHAR(9);&quot;- &quot;;INDEX([$Hoja1.$A$1:.$BL$1048576];[.A3134]+1;[.B31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70]+1"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IF([.B3135]=0;CONCATENATE(CHAR(9);[.A3135];&quot;:&quot;);CONCATENATE(CHAR(9);CHAR(9);&quot;- &quot;;INDEX([$Hoja1.$A$1:.$BL$1048576];[.A3135]+1;[.B31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71]+1"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IF([.B3136]=0;CONCATENATE(CHAR(9);[.A3136];&quot;:&quot;);CONCATENATE(CHAR(9);CHAR(9);&quot;- &quot;;INDEX([$Hoja1.$A$1:.$BL$1048576];[.A3136]+1;[.B31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72]+1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formula="of:=IF([.B3137]=0;CONCATENATE(CHAR(9);[.A3137];&quot;:&quot;);CONCATENATE(CHAR(9);CHAR(9);&quot;- &quot;;INDEX([$Hoja1.$A$1:.$BL$1048576];[.A3137]+1;[.B31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73]+1"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table:formula="of:=IF([.B3138]=0;CONCATENATE(CHAR(9);[.A3138];&quot;:&quot;);CONCATENATE(CHAR(9);CHAR(9);&quot;- &quot;;INDEX([$Hoja1.$A$1:.$BL$1048576];[.A3138]+1;[.B31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74]+1"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table:formula="of:=IF([.B3139]=0;CONCATENATE(CHAR(9);[.A3139];&quot;:&quot;);CONCATENATE(CHAR(9);CHAR(9);&quot;- &quot;;INDEX([$Hoja1.$A$1:.$BL$1048576];[.A3139]+1;[.B31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75]+1"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table:formula="of:=IF([.B3140]=0;CONCATENATE(CHAR(9);[.A3140];&quot;:&quot;);CONCATENATE(CHAR(9);CHAR(9);&quot;- &quot;;INDEX([$Hoja1.$A$1:.$BL$1048576];[.A3140]+1;[.B31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76]+1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formula="of:=IF([.B3141]=0;CONCATENATE(CHAR(9);[.A3141];&quot;:&quot;);CONCATENATE(CHAR(9);CHAR(9);&quot;- &quot;;INDEX([$Hoja1.$A$1:.$BL$1048576];[.A3141]+1;[.B31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77]+1"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table:formula="of:=IF([.B3142]=0;CONCATENATE(CHAR(9);[.A3142];&quot;:&quot;);CONCATENATE(CHAR(9);CHAR(9);&quot;- &quot;;INDEX([$Hoja1.$A$1:.$BL$1048576];[.A3142]+1;[.B31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78]+1"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table:formula="of:=IF([.B3143]=0;CONCATENATE(CHAR(9);[.A3143];&quot;:&quot;);CONCATENATE(CHAR(9);CHAR(9);&quot;- &quot;;INDEX([$Hoja1.$A$1:.$BL$1048576];[.A3143]+1;[.B31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79]+1"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table:formula="of:=IF([.B3144]=0;CONCATENATE(CHAR(9);[.A3144];&quot;:&quot;);CONCATENATE(CHAR(9);CHAR(9);&quot;- &quot;;INDEX([$Hoja1.$A$1:.$BL$1048576];[.A3144]+1;[.B31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80]+1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formula="of:=IF([.B3145]=0;CONCATENATE(CHAR(9);[.A3145];&quot;:&quot;);CONCATENATE(CHAR(9);CHAR(9);&quot;- &quot;;INDEX([$Hoja1.$A$1:.$BL$1048576];[.A3145]+1;[.B31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81]+1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formula="of:=IF([.B3146]=0;CONCATENATE(CHAR(9);[.A3146];&quot;:&quot;);CONCATENATE(CHAR(9);CHAR(9);&quot;- &quot;;INDEX([$Hoja1.$A$1:.$BL$1048576];[.A3146]+1;[.B31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82]+1"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table:formula="of:=IF([.B3147]=0;CONCATENATE(CHAR(9);[.A3147];&quot;:&quot;);CONCATENATE(CHAR(9);CHAR(9);&quot;- &quot;;INDEX([$Hoja1.$A$1:.$BL$1048576];[.A3147]+1;[.B31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83]+1"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table:formula="of:=IF([.B3148]=0;CONCATENATE(CHAR(9);[.A3148];&quot;:&quot;);CONCATENATE(CHAR(9);CHAR(9);&quot;- &quot;;INDEX([$Hoja1.$A$1:.$BL$1048576];[.A3148]+1;[.B31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84]+1"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formula="of:=IF([.B3149]=0;CONCATENATE(CHAR(9);[.A3149];&quot;:&quot;);CONCATENATE(CHAR(9);CHAR(9);&quot;- &quot;;INDEX([$Hoja1.$A$1:.$BL$1048576];[.A3149]+1;[.B31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85]+1"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formula="of:=IF([.B3150]=0;CONCATENATE(CHAR(9);[.A3150];&quot;:&quot;);CONCATENATE(CHAR(9);CHAR(9);&quot;- &quot;;INDEX([$Hoja1.$A$1:.$BL$1048576];[.A3150]+1;[.B31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86]+1"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formula="of:=IF([.B3151]=0;CONCATENATE(CHAR(9);[.A3151];&quot;:&quot;);CONCATENATE(CHAR(9);CHAR(9);&quot;- &quot;;INDEX([$Hoja1.$A$1:.$BL$1048576];[.A3151]+1;[.B31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87]+1"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table:formula="of:=IF([.B3152]=0;CONCATENATE(CHAR(9);[.A3152];&quot;:&quot;);CONCATENATE(CHAR(9);CHAR(9);&quot;- &quot;;INDEX([$Hoja1.$A$1:.$BL$1048576];[.A3152]+1;[.B31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88]+1"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formula="of:=IF([.B3153]=0;CONCATENATE(CHAR(9);[.A3153];&quot;:&quot;);CONCATENATE(CHAR(9);CHAR(9);&quot;- &quot;;INDEX([$Hoja1.$A$1:.$BL$1048576];[.A3153]+1;[.B31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89]+1"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table:formula="of:=IF([.B3154]=0;CONCATENATE(CHAR(9);[.A3154];&quot;:&quot;);CONCATENATE(CHAR(9);CHAR(9);&quot;- &quot;;INDEX([$Hoja1.$A$1:.$BL$1048576];[.A3154]+1;[.B31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90]+1"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formula="of:=IF([.B3155]=0;CONCATENATE(CHAR(9);[.A3155];&quot;:&quot;);CONCATENATE(CHAR(9);CHAR(9);&quot;- &quot;;INDEX([$Hoja1.$A$1:.$BL$1048576];[.A3155]+1;[.B31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91]+1"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table:formula="of:=IF([.B3156]=0;CONCATENATE(CHAR(9);[.A3156];&quot;:&quot;);CONCATENATE(CHAR(9);CHAR(9);&quot;- &quot;;INDEX([$Hoja1.$A$1:.$BL$1048576];[.A3156]+1;[.B31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92]+1"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formula="of:=IF([.B3157]=0;CONCATENATE(CHAR(9);[.A3157];&quot;:&quot;);CONCATENATE(CHAR(9);CHAR(9);&quot;- &quot;;INDEX([$Hoja1.$A$1:.$BL$1048576];[.A3157]+1;[.B31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93]+1"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IF([.B3158]=0;CONCATENATE(CHAR(9);[.A3158];&quot;:&quot;);CONCATENATE(CHAR(9);CHAR(9);&quot;- &quot;;INDEX([$Hoja1.$A$1:.$BL$1048576];[.A3158]+1;[.B31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94]+1"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formula="of:=IF([.B3159]=0;CONCATENATE(CHAR(9);[.A3159];&quot;:&quot;);CONCATENATE(CHAR(9);CHAR(9);&quot;- &quot;;INDEX([$Hoja1.$A$1:.$BL$1048576];[.A3159]+1;[.B31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95]+1"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formula="of:=IF([.B3160]=0;CONCATENATE(CHAR(9);[.A3160];&quot;:&quot;);CONCATENATE(CHAR(9);CHAR(9);&quot;- &quot;;INDEX([$Hoja1.$A$1:.$BL$1048576];[.A3160]+1;[.B31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96]+1"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formula="of:=IF([.B3161]=0;CONCATENATE(CHAR(9);[.A3161];&quot;:&quot;);CONCATENATE(CHAR(9);CHAR(9);&quot;- &quot;;INDEX([$Hoja1.$A$1:.$BL$1048576];[.A3161]+1;[.B31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97]+1"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formula="of:=IF([.B3162]=0;CONCATENATE(CHAR(9);[.A3162];&quot;:&quot;);CONCATENATE(CHAR(9);CHAR(9);&quot;- &quot;;INDEX([$Hoja1.$A$1:.$BL$1048576];[.A3162]+1;[.B31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98]+1"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table:formula="of:=IF([.B3163]=0;CONCATENATE(CHAR(9);[.A3163];&quot;:&quot;);CONCATENATE(CHAR(9);CHAR(9);&quot;- &quot;;INDEX([$Hoja1.$A$1:.$BL$1048576];[.A3163]+1;[.B31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099]+1"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formula="of:=IF([.B3164]=0;CONCATENATE(CHAR(9);[.A3164];&quot;:&quot;);CONCATENATE(CHAR(9);CHAR(9);&quot;- &quot;;INDEX([$Hoja1.$A$1:.$BL$1048576];[.A3164]+1;[.B31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00]+1"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formula="of:=IF([.B3165]=0;CONCATENATE(CHAR(9);[.A3165];&quot;:&quot;);CONCATENATE(CHAR(9);CHAR(9);&quot;- &quot;;INDEX([$Hoja1.$A$1:.$BL$1048576];[.A3165]+1;[.B31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01]+1"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formula="of:=IF([.B3166]=0;CONCATENATE(CHAR(9);[.A3166];&quot;:&quot;);CONCATENATE(CHAR(9);CHAR(9);&quot;- &quot;;INDEX([$Hoja1.$A$1:.$BL$1048576];[.A3166]+1;[.B31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02]+1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formula="of:=IF([.B3167]=0;CONCATENATE(CHAR(9);[.A3167];&quot;:&quot;);CONCATENATE(CHAR(9);CHAR(9);&quot;- &quot;;INDEX([$Hoja1.$A$1:.$BL$1048576];[.A3167]+1;[.B31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03]+1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formula="of:=IF([.B3168]=0;CONCATENATE(CHAR(9);[.A3168];&quot;:&quot;);CONCATENATE(CHAR(9);CHAR(9);&quot;- &quot;;INDEX([$Hoja1.$A$1:.$BL$1048576];[.A3168]+1;[.B31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04]+1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table:formula="of:=IF([.B3169]=0;CONCATENATE(CHAR(9);[.A3169];&quot;:&quot;);CONCATENATE(CHAR(9);CHAR(9);&quot;- &quot;;INDEX([$Hoja1.$A$1:.$BL$1048576];[.A3169]+1;[.B31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05]+1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formula="of:=IF([.B3170]=0;CONCATENATE(CHAR(9);[.A3170];&quot;:&quot;);CONCATENATE(CHAR(9);CHAR(9);&quot;- &quot;;INDEX([$Hoja1.$A$1:.$BL$1048576];[.A3170]+1;[.B31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06]+1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IF([.B3171]=0;CONCATENATE(CHAR(9);[.A3171];&quot;:&quot;);CONCATENATE(CHAR(9);CHAR(9);&quot;- &quot;;INDEX([$Hoja1.$A$1:.$BL$1048576];[.A3171]+1;[.B31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07]+1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formula="of:=IF([.B3172]=0;CONCATENATE(CHAR(9);[.A3172];&quot;:&quot;);CONCATENATE(CHAR(9);CHAR(9);&quot;- &quot;;INDEX([$Hoja1.$A$1:.$BL$1048576];[.A3172]+1;[.B31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08]+1"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IF([.B3173]=0;CONCATENATE(CHAR(9);[.A3173];&quot;:&quot;);CONCATENATE(CHAR(9);CHAR(9);&quot;- &quot;;INDEX([$Hoja1.$A$1:.$BL$1048576];[.A3173]+1;[.B31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09]+1"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table:formula="of:=IF([.B3174]=0;CONCATENATE(CHAR(9);[.A3174];&quot;:&quot;);CONCATENATE(CHAR(9);CHAR(9);&quot;- &quot;;INDEX([$Hoja1.$A$1:.$BL$1048576];[.A3174]+1;[.B31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10]+1"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formula="of:=IF([.B3175]=0;CONCATENATE(CHAR(9);[.A3175];&quot;:&quot;);CONCATENATE(CHAR(9);CHAR(9);&quot;- &quot;;INDEX([$Hoja1.$A$1:.$BL$1048576];[.A3175]+1;[.B31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11]+1"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formula="of:=IF([.B3176]=0;CONCATENATE(CHAR(9);[.A3176];&quot;:&quot;);CONCATENATE(CHAR(9);CHAR(9);&quot;- &quot;;INDEX([$Hoja1.$A$1:.$BL$1048576];[.A3176]+1;[.B31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12]+1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formula="of:=IF([.B3177]=0;CONCATENATE(CHAR(9);[.A3177];&quot;:&quot;);CONCATENATE(CHAR(9);CHAR(9);&quot;- &quot;;INDEX([$Hoja1.$A$1:.$BL$1048576];[.A3177]+1;[.B31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13]+1"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formula="of:=IF([.B3178]=0;CONCATENATE(CHAR(9);[.A3178];&quot;:&quot;);CONCATENATE(CHAR(9);CHAR(9);&quot;- &quot;;INDEX([$Hoja1.$A$1:.$BL$1048576];[.A3178]+1;[.B31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14]+1"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formula="of:=IF([.B3179]=0;CONCATENATE(CHAR(9);[.A3179];&quot;:&quot;);CONCATENATE(CHAR(9);CHAR(9);&quot;- &quot;;INDEX([$Hoja1.$A$1:.$BL$1048576];[.A3179]+1;[.B31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15]+1"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formula="of:=IF([.B3180]=0;CONCATENATE(CHAR(9);[.A3180];&quot;:&quot;);CONCATENATE(CHAR(9);CHAR(9);&quot;- &quot;;INDEX([$Hoja1.$A$1:.$BL$1048576];[.A3180]+1;[.B31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16]+1"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table:formula="of:=IF([.B3181]=0;CONCATENATE(CHAR(9);[.A3181];&quot;:&quot;);CONCATENATE(CHAR(9);CHAR(9);&quot;- &quot;;INDEX([$Hoja1.$A$1:.$BL$1048576];[.A3181]+1;[.B31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17]+1"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formula="of:=IF([.B3182]=0;CONCATENATE(CHAR(9);[.A3182];&quot;:&quot;);CONCATENATE(CHAR(9);CHAR(9);&quot;- &quot;;INDEX([$Hoja1.$A$1:.$BL$1048576];[.A3182]+1;[.B31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18]+1"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table:formula="of:=IF([.B3183]=0;CONCATENATE(CHAR(9);[.A3183];&quot;:&quot;);CONCATENATE(CHAR(9);CHAR(9);&quot;- &quot;;INDEX([$Hoja1.$A$1:.$BL$1048576];[.A3183]+1;[.B31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19]+1"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table:formula="of:=IF([.B3184]=0;CONCATENATE(CHAR(9);[.A3184];&quot;:&quot;);CONCATENATE(CHAR(9);CHAR(9);&quot;- &quot;;INDEX([$Hoja1.$A$1:.$BL$1048576];[.A3184]+1;[.B31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20]+1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table:formula="of:=IF([.B3185]=0;CONCATENATE(CHAR(9);[.A3185];&quot;:&quot;);CONCATENATE(CHAR(9);CHAR(9);&quot;- &quot;;INDEX([$Hoja1.$A$1:.$BL$1048576];[.A3185]+1;[.B31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21]+1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IF([.B3186]=0;CONCATENATE(CHAR(9);[.A3186];&quot;:&quot;);CONCATENATE(CHAR(9);CHAR(9);&quot;- &quot;;INDEX([$Hoja1.$A$1:.$BL$1048576];[.A3186]+1;[.B3186])))" office:value-type="string" office:string-value="&#9;49:" calcext:value-type="string">
            <text:p><text:tab/>49:</text:p>
          </table:table-cell>
        </table:table-row>
        <table:table-row table:style-name="ro1">
          <table:table-cell table:formula="of:=[.A3122]+1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([.B3187]=0;CONCATENATE(CHAR(9);[.A3187];&quot;:&quot;);CONCATENATE(CHAR(9);CHAR(9);&quot;- &quot;;INDEX([$Hoja1.$A$1:.$BL$1048576];[.A3187]+1;[.B31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23]+1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IF([.B3188]=0;CONCATENATE(CHAR(9);[.A3188];&quot;:&quot;);CONCATENATE(CHAR(9);CHAR(9);&quot;- &quot;;INDEX([$Hoja1.$A$1:.$BL$1048576];[.A3188]+1;[.B31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24]+1"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IF([.B3189]=0;CONCATENATE(CHAR(9);[.A3189];&quot;:&quot;);CONCATENATE(CHAR(9);CHAR(9);&quot;- &quot;;INDEX([$Hoja1.$A$1:.$BL$1048576];[.A3189]+1;[.B31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25]+1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IF([.B3190]=0;CONCATENATE(CHAR(9);[.A3190];&quot;:&quot;);CONCATENATE(CHAR(9);CHAR(9);&quot;- &quot;;INDEX([$Hoja1.$A$1:.$BL$1048576];[.A3190]+1;[.B31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26]+1"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IF([.B3191]=0;CONCATENATE(CHAR(9);[.A3191];&quot;:&quot;);CONCATENATE(CHAR(9);CHAR(9);&quot;- &quot;;INDEX([$Hoja1.$A$1:.$BL$1048576];[.A3191]+1;[.B31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27]+1"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IF([.B3192]=0;CONCATENATE(CHAR(9);[.A3192];&quot;:&quot;);CONCATENATE(CHAR(9);CHAR(9);&quot;- &quot;;INDEX([$Hoja1.$A$1:.$BL$1048576];[.A3192]+1;[.B31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28]+1"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IF([.B3193]=0;CONCATENATE(CHAR(9);[.A3193];&quot;:&quot;);CONCATENATE(CHAR(9);CHAR(9);&quot;- &quot;;INDEX([$Hoja1.$A$1:.$BL$1048576];[.A3193]+1;[.B31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29]+1"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formula="of:=IF([.B3194]=0;CONCATENATE(CHAR(9);[.A3194];&quot;:&quot;);CONCATENATE(CHAR(9);CHAR(9);&quot;- &quot;;INDEX([$Hoja1.$A$1:.$BL$1048576];[.A3194]+1;[.B31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30]+1"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formula="of:=IF([.B3195]=0;CONCATENATE(CHAR(9);[.A3195];&quot;:&quot;);CONCATENATE(CHAR(9);CHAR(9);&quot;- &quot;;INDEX([$Hoja1.$A$1:.$BL$1048576];[.A3195]+1;[.B31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31]+1"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formula="of:=IF([.B3196]=0;CONCATENATE(CHAR(9);[.A3196];&quot;:&quot;);CONCATENATE(CHAR(9);CHAR(9);&quot;- &quot;;INDEX([$Hoja1.$A$1:.$BL$1048576];[.A3196]+1;[.B31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32]+1"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IF([.B3197]=0;CONCATENATE(CHAR(9);[.A3197];&quot;:&quot;);CONCATENATE(CHAR(9);CHAR(9);&quot;- &quot;;INDEX([$Hoja1.$A$1:.$BL$1048576];[.A3197]+1;[.B31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33]+1"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formula="of:=IF([.B3198]=0;CONCATENATE(CHAR(9);[.A3198];&quot;:&quot;);CONCATENATE(CHAR(9);CHAR(9);&quot;- &quot;;INDEX([$Hoja1.$A$1:.$BL$1048576];[.A3198]+1;[.B31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34]+1"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table:formula="of:=IF([.B3199]=0;CONCATENATE(CHAR(9);[.A3199];&quot;:&quot;);CONCATENATE(CHAR(9);CHAR(9);&quot;- &quot;;INDEX([$Hoja1.$A$1:.$BL$1048576];[.A3199]+1;[.B31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35]+1"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table:formula="of:=IF([.B3200]=0;CONCATENATE(CHAR(9);[.A3200];&quot;:&quot;);CONCATENATE(CHAR(9);CHAR(9);&quot;- &quot;;INDEX([$Hoja1.$A$1:.$BL$1048576];[.A3200]+1;[.B32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36]+1"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formula="of:=IF([.B3201]=0;CONCATENATE(CHAR(9);[.A3201];&quot;:&quot;);CONCATENATE(CHAR(9);CHAR(9);&quot;- &quot;;INDEX([$Hoja1.$A$1:.$BL$1048576];[.A3201]+1;[.B32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37]+1"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formula="of:=IF([.B3202]=0;CONCATENATE(CHAR(9);[.A3202];&quot;:&quot;);CONCATENATE(CHAR(9);CHAR(9);&quot;- &quot;;INDEX([$Hoja1.$A$1:.$BL$1048576];[.A3202]+1;[.B32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38]+1"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table:formula="of:=IF([.B3203]=0;CONCATENATE(CHAR(9);[.A3203];&quot;:&quot;);CONCATENATE(CHAR(9);CHAR(9);&quot;- &quot;;INDEX([$Hoja1.$A$1:.$BL$1048576];[.A3203]+1;[.B32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39]+1"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table:formula="of:=IF([.B3204]=0;CONCATENATE(CHAR(9);[.A3204];&quot;:&quot;);CONCATENATE(CHAR(9);CHAR(9);&quot;- &quot;;INDEX([$Hoja1.$A$1:.$BL$1048576];[.A3204]+1;[.B32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40]+1"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table:formula="of:=IF([.B3205]=0;CONCATENATE(CHAR(9);[.A3205];&quot;:&quot;);CONCATENATE(CHAR(9);CHAR(9);&quot;- &quot;;INDEX([$Hoja1.$A$1:.$BL$1048576];[.A3205]+1;[.B32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41]+1"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IF([.B3206]=0;CONCATENATE(CHAR(9);[.A3206];&quot;:&quot;);CONCATENATE(CHAR(9);CHAR(9);&quot;- &quot;;INDEX([$Hoja1.$A$1:.$BL$1048576];[.A3206]+1;[.B32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42]+1"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table:formula="of:=IF([.B3207]=0;CONCATENATE(CHAR(9);[.A3207];&quot;:&quot;);CONCATENATE(CHAR(9);CHAR(9);&quot;- &quot;;INDEX([$Hoja1.$A$1:.$BL$1048576];[.A3207]+1;[.B32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43]+1"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table:formula="of:=IF([.B3208]=0;CONCATENATE(CHAR(9);[.A3208];&quot;:&quot;);CONCATENATE(CHAR(9);CHAR(9);&quot;- &quot;;INDEX([$Hoja1.$A$1:.$BL$1048576];[.A3208]+1;[.B32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44]+1"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table:formula="of:=IF([.B3209]=0;CONCATENATE(CHAR(9);[.A3209];&quot;:&quot;);CONCATENATE(CHAR(9);CHAR(9);&quot;- &quot;;INDEX([$Hoja1.$A$1:.$BL$1048576];[.A3209]+1;[.B32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45]+1"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table:formula="of:=IF([.B3210]=0;CONCATENATE(CHAR(9);[.A3210];&quot;:&quot;);CONCATENATE(CHAR(9);CHAR(9);&quot;- &quot;;INDEX([$Hoja1.$A$1:.$BL$1048576];[.A3210]+1;[.B32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46]+1"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formula="of:=IF([.B3211]=0;CONCATENATE(CHAR(9);[.A3211];&quot;:&quot;);CONCATENATE(CHAR(9);CHAR(9);&quot;- &quot;;INDEX([$Hoja1.$A$1:.$BL$1048576];[.A3211]+1;[.B32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47]+1"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formula="of:=IF([.B3212]=0;CONCATENATE(CHAR(9);[.A3212];&quot;:&quot;);CONCATENATE(CHAR(9);CHAR(9);&quot;- &quot;;INDEX([$Hoja1.$A$1:.$BL$1048576];[.A3212]+1;[.B32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48]+1"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formula="of:=IF([.B3213]=0;CONCATENATE(CHAR(9);[.A3213];&quot;:&quot;);CONCATENATE(CHAR(9);CHAR(9);&quot;- &quot;;INDEX([$Hoja1.$A$1:.$BL$1048576];[.A3213]+1;[.B32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49]+1"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table:formula="of:=IF([.B3214]=0;CONCATENATE(CHAR(9);[.A3214];&quot;:&quot;);CONCATENATE(CHAR(9);CHAR(9);&quot;- &quot;;INDEX([$Hoja1.$A$1:.$BL$1048576];[.A3214]+1;[.B32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50]+1"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table:formula="of:=IF([.B3215]=0;CONCATENATE(CHAR(9);[.A3215];&quot;:&quot;);CONCATENATE(CHAR(9);CHAR(9);&quot;- &quot;;INDEX([$Hoja1.$A$1:.$BL$1048576];[.A3215]+1;[.B32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51]+1"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formula="of:=IF([.B3216]=0;CONCATENATE(CHAR(9);[.A3216];&quot;:&quot;);CONCATENATE(CHAR(9);CHAR(9);&quot;- &quot;;INDEX([$Hoja1.$A$1:.$BL$1048576];[.A3216]+1;[.B32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52]+1"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table:formula="of:=IF([.B3217]=0;CONCATENATE(CHAR(9);[.A3217];&quot;:&quot;);CONCATENATE(CHAR(9);CHAR(9);&quot;- &quot;;INDEX([$Hoja1.$A$1:.$BL$1048576];[.A3217]+1;[.B32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53]+1"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table:formula="of:=IF([.B3218]=0;CONCATENATE(CHAR(9);[.A3218];&quot;:&quot;);CONCATENATE(CHAR(9);CHAR(9);&quot;- &quot;;INDEX([$Hoja1.$A$1:.$BL$1048576];[.A3218]+1;[.B32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54]+1"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table:formula="of:=IF([.B3219]=0;CONCATENATE(CHAR(9);[.A3219];&quot;:&quot;);CONCATENATE(CHAR(9);CHAR(9);&quot;- &quot;;INDEX([$Hoja1.$A$1:.$BL$1048576];[.A3219]+1;[.B32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55]+1"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formula="of:=IF([.B3220]=0;CONCATENATE(CHAR(9);[.A3220];&quot;:&quot;);CONCATENATE(CHAR(9);CHAR(9);&quot;- &quot;;INDEX([$Hoja1.$A$1:.$BL$1048576];[.A3220]+1;[.B32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56]+1"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formula="of:=IF([.B3221]=0;CONCATENATE(CHAR(9);[.A3221];&quot;:&quot;);CONCATENATE(CHAR(9);CHAR(9);&quot;- &quot;;INDEX([$Hoja1.$A$1:.$BL$1048576];[.A3221]+1;[.B32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57]+1"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formula="of:=IF([.B3222]=0;CONCATENATE(CHAR(9);[.A3222];&quot;:&quot;);CONCATENATE(CHAR(9);CHAR(9);&quot;- &quot;;INDEX([$Hoja1.$A$1:.$BL$1048576];[.A3222]+1;[.B32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58]+1"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formula="of:=IF([.B3223]=0;CONCATENATE(CHAR(9);[.A3223];&quot;:&quot;);CONCATENATE(CHAR(9);CHAR(9);&quot;- &quot;;INDEX([$Hoja1.$A$1:.$BL$1048576];[.A3223]+1;[.B32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59]+1"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table:formula="of:=IF([.B3224]=0;CONCATENATE(CHAR(9);[.A3224];&quot;:&quot;);CONCATENATE(CHAR(9);CHAR(9);&quot;- &quot;;INDEX([$Hoja1.$A$1:.$BL$1048576];[.A3224]+1;[.B32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60]+1"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table:formula="of:=IF([.B3225]=0;CONCATENATE(CHAR(9);[.A3225];&quot;:&quot;);CONCATENATE(CHAR(9);CHAR(9);&quot;- &quot;;INDEX([$Hoja1.$A$1:.$BL$1048576];[.A3225]+1;[.B32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61]+1"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formula="of:=IF([.B3226]=0;CONCATENATE(CHAR(9);[.A3226];&quot;:&quot;);CONCATENATE(CHAR(9);CHAR(9);&quot;- &quot;;INDEX([$Hoja1.$A$1:.$BL$1048576];[.A3226]+1;[.B32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62]+1"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table:formula="of:=IF([.B3227]=0;CONCATENATE(CHAR(9);[.A3227];&quot;:&quot;);CONCATENATE(CHAR(9);CHAR(9);&quot;- &quot;;INDEX([$Hoja1.$A$1:.$BL$1048576];[.A3227]+1;[.B32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63]+1"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formula="of:=IF([.B3228]=0;CONCATENATE(CHAR(9);[.A3228];&quot;:&quot;);CONCATENATE(CHAR(9);CHAR(9);&quot;- &quot;;INDEX([$Hoja1.$A$1:.$BL$1048576];[.A3228]+1;[.B32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64]+1"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formula="of:=IF([.B3229]=0;CONCATENATE(CHAR(9);[.A3229];&quot;:&quot;);CONCATENATE(CHAR(9);CHAR(9);&quot;- &quot;;INDEX([$Hoja1.$A$1:.$BL$1048576];[.A3229]+1;[.B32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65]+1"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formula="of:=IF([.B3230]=0;CONCATENATE(CHAR(9);[.A3230];&quot;:&quot;);CONCATENATE(CHAR(9);CHAR(9);&quot;- &quot;;INDEX([$Hoja1.$A$1:.$BL$1048576];[.A3230]+1;[.B32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66]+1"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formula="of:=IF([.B3231]=0;CONCATENATE(CHAR(9);[.A3231];&quot;:&quot;);CONCATENATE(CHAR(9);CHAR(9);&quot;- &quot;;INDEX([$Hoja1.$A$1:.$BL$1048576];[.A3231]+1;[.B32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67]+1"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formula="of:=IF([.B3232]=0;CONCATENATE(CHAR(9);[.A3232];&quot;:&quot;);CONCATENATE(CHAR(9);CHAR(9);&quot;- &quot;;INDEX([$Hoja1.$A$1:.$BL$1048576];[.A3232]+1;[.B32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68]+1"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formula="of:=IF([.B3233]=0;CONCATENATE(CHAR(9);[.A3233];&quot;:&quot;);CONCATENATE(CHAR(9);CHAR(9);&quot;- &quot;;INDEX([$Hoja1.$A$1:.$BL$1048576];[.A3233]+1;[.B32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69]+1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formula="of:=IF([.B3234]=0;CONCATENATE(CHAR(9);[.A3234];&quot;:&quot;);CONCATENATE(CHAR(9);CHAR(9);&quot;- &quot;;INDEX([$Hoja1.$A$1:.$BL$1048576];[.A3234]+1;[.B32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70]+1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table:formula="of:=IF([.B3235]=0;CONCATENATE(CHAR(9);[.A3235];&quot;:&quot;);CONCATENATE(CHAR(9);CHAR(9);&quot;- &quot;;INDEX([$Hoja1.$A$1:.$BL$1048576];[.A3235]+1;[.B32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71]+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formula="of:=IF([.B3236]=0;CONCATENATE(CHAR(9);[.A3236];&quot;:&quot;);CONCATENATE(CHAR(9);CHAR(9);&quot;- &quot;;INDEX([$Hoja1.$A$1:.$BL$1048576];[.A3236]+1;[.B32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72]+1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IF([.B3237]=0;CONCATENATE(CHAR(9);[.A3237];&quot;:&quot;);CONCATENATE(CHAR(9);CHAR(9);&quot;- &quot;;INDEX([$Hoja1.$A$1:.$BL$1048576];[.A3237]+1;[.B32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73]+1"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formula="of:=IF([.B3238]=0;CONCATENATE(CHAR(9);[.A3238];&quot;:&quot;);CONCATENATE(CHAR(9);CHAR(9);&quot;- &quot;;INDEX([$Hoja1.$A$1:.$BL$1048576];[.A3238]+1;[.B32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74]+1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formula="of:=IF([.B3239]=0;CONCATENATE(CHAR(9);[.A3239];&quot;:&quot;);CONCATENATE(CHAR(9);CHAR(9);&quot;- &quot;;INDEX([$Hoja1.$A$1:.$BL$1048576];[.A3239]+1;[.B32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75]+1"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formula="of:=IF([.B3240]=0;CONCATENATE(CHAR(9);[.A3240];&quot;:&quot;);CONCATENATE(CHAR(9);CHAR(9);&quot;- &quot;;INDEX([$Hoja1.$A$1:.$BL$1048576];[.A3240]+1;[.B32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76]+1"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formula="of:=IF([.B3241]=0;CONCATENATE(CHAR(9);[.A3241];&quot;:&quot;);CONCATENATE(CHAR(9);CHAR(9);&quot;- &quot;;INDEX([$Hoja1.$A$1:.$BL$1048576];[.A3241]+1;[.B32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77]+1"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formula="of:=IF([.B3242]=0;CONCATENATE(CHAR(9);[.A3242];&quot;:&quot;);CONCATENATE(CHAR(9);CHAR(9);&quot;- &quot;;INDEX([$Hoja1.$A$1:.$BL$1048576];[.A3242]+1;[.B32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78]+1"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formula="of:=IF([.B3243]=0;CONCATENATE(CHAR(9);[.A3243];&quot;:&quot;);CONCATENATE(CHAR(9);CHAR(9);&quot;- &quot;;INDEX([$Hoja1.$A$1:.$BL$1048576];[.A3243]+1;[.B32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79]+1"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table:formula="of:=IF([.B3244]=0;CONCATENATE(CHAR(9);[.A3244];&quot;:&quot;);CONCATENATE(CHAR(9);CHAR(9);&quot;- &quot;;INDEX([$Hoja1.$A$1:.$BL$1048576];[.A3244]+1;[.B32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80]+1"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table:formula="of:=IF([.B3245]=0;CONCATENATE(CHAR(9);[.A3245];&quot;:&quot;);CONCATENATE(CHAR(9);CHAR(9);&quot;- &quot;;INDEX([$Hoja1.$A$1:.$BL$1048576];[.A3245]+1;[.B32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81]+1"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table:formula="of:=IF([.B3246]=0;CONCATENATE(CHAR(9);[.A3246];&quot;:&quot;);CONCATENATE(CHAR(9);CHAR(9);&quot;- &quot;;INDEX([$Hoja1.$A$1:.$BL$1048576];[.A3246]+1;[.B32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82]+1"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table:formula="of:=IF([.B3247]=0;CONCATENATE(CHAR(9);[.A3247];&quot;:&quot;);CONCATENATE(CHAR(9);CHAR(9);&quot;- &quot;;INDEX([$Hoja1.$A$1:.$BL$1048576];[.A3247]+1;[.B32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83]+1"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table:formula="of:=IF([.B3248]=0;CONCATENATE(CHAR(9);[.A3248];&quot;:&quot;);CONCATENATE(CHAR(9);CHAR(9);&quot;- &quot;;INDEX([$Hoja1.$A$1:.$BL$1048576];[.A3248]+1;[.B32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84]+1"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table:formula="of:=IF([.B3249]=0;CONCATENATE(CHAR(9);[.A3249];&quot;:&quot;);CONCATENATE(CHAR(9);CHAR(9);&quot;- &quot;;INDEX([$Hoja1.$A$1:.$BL$1048576];[.A3249]+1;[.B32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85]+1"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formula="of:=IF([.B3250]=0;CONCATENATE(CHAR(9);[.A3250];&quot;:&quot;);CONCATENATE(CHAR(9);CHAR(9);&quot;- &quot;;INDEX([$Hoja1.$A$1:.$BL$1048576];[.A3250]+1;[.B32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86]+1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IF([.B3251]=0;CONCATENATE(CHAR(9);[.A3251];&quot;:&quot;);CONCATENATE(CHAR(9);CHAR(9);&quot;- &quot;;INDEX([$Hoja1.$A$1:.$BL$1048576];[.A3251]+1;[.B3251])))" office:value-type="string" office:string-value="&#9;50:" calcext:value-type="string">
            <text:p><text:tab/>50:</text:p>
          </table:table-cell>
        </table:table-row>
        <table:table-row table:style-name="ro1">
          <table:table-cell table:formula="of:=[.A3187]+1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B3252]=0;CONCATENATE(CHAR(9);[.A3252];&quot;:&quot;);CONCATENATE(CHAR(9);CHAR(9);&quot;- &quot;;INDEX([$Hoja1.$A$1:.$BL$1048576];[.A3252]+1;[.B32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88]+1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IF([.B3253]=0;CONCATENATE(CHAR(9);[.A3253];&quot;:&quot;);CONCATENATE(CHAR(9);CHAR(9);&quot;- &quot;;INDEX([$Hoja1.$A$1:.$BL$1048576];[.A3253]+1;[.B32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89]+1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IF([.B3254]=0;CONCATENATE(CHAR(9);[.A3254];&quot;:&quot;);CONCATENATE(CHAR(9);CHAR(9);&quot;- &quot;;INDEX([$Hoja1.$A$1:.$BL$1048576];[.A3254]+1;[.B32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90]+1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IF([.B3255]=0;CONCATENATE(CHAR(9);[.A3255];&quot;:&quot;);CONCATENATE(CHAR(9);CHAR(9);&quot;- &quot;;INDEX([$Hoja1.$A$1:.$BL$1048576];[.A3255]+1;[.B32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91]+1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IF([.B3256]=0;CONCATENATE(CHAR(9);[.A3256];&quot;:&quot;);CONCATENATE(CHAR(9);CHAR(9);&quot;- &quot;;INDEX([$Hoja1.$A$1:.$BL$1048576];[.A3256]+1;[.B32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92]+1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IF([.B3257]=0;CONCATENATE(CHAR(9);[.A3257];&quot;:&quot;);CONCATENATE(CHAR(9);CHAR(9);&quot;- &quot;;INDEX([$Hoja1.$A$1:.$BL$1048576];[.A3257]+1;[.B32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93]+1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IF([.B3258]=0;CONCATENATE(CHAR(9);[.A3258];&quot;:&quot;);CONCATENATE(CHAR(9);CHAR(9);&quot;- &quot;;INDEX([$Hoja1.$A$1:.$BL$1048576];[.A3258]+1;[.B32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94]+1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IF([.B3259]=0;CONCATENATE(CHAR(9);[.A3259];&quot;:&quot;);CONCATENATE(CHAR(9);CHAR(9);&quot;- &quot;;INDEX([$Hoja1.$A$1:.$BL$1048576];[.A3259]+1;[.B32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95]+1"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IF([.B3260]=0;CONCATENATE(CHAR(9);[.A3260];&quot;:&quot;);CONCATENATE(CHAR(9);CHAR(9);&quot;- &quot;;INDEX([$Hoja1.$A$1:.$BL$1048576];[.A3260]+1;[.B32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96]+1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IF([.B3261]=0;CONCATENATE(CHAR(9);[.A3261];&quot;:&quot;);CONCATENATE(CHAR(9);CHAR(9);&quot;- &quot;;INDEX([$Hoja1.$A$1:.$BL$1048576];[.A3261]+1;[.B32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97]+1"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formula="of:=IF([.B3262]=0;CONCATENATE(CHAR(9);[.A3262];&quot;:&quot;);CONCATENATE(CHAR(9);CHAR(9);&quot;- &quot;;INDEX([$Hoja1.$A$1:.$BL$1048576];[.A3262]+1;[.B32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98]+1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formula="of:=IF([.B3263]=0;CONCATENATE(CHAR(9);[.A3263];&quot;:&quot;);CONCATENATE(CHAR(9);CHAR(9);&quot;- &quot;;INDEX([$Hoja1.$A$1:.$BL$1048576];[.A3263]+1;[.B32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199]+1"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formula="of:=IF([.B3264]=0;CONCATENATE(CHAR(9);[.A3264];&quot;:&quot;);CONCATENATE(CHAR(9);CHAR(9);&quot;- &quot;;INDEX([$Hoja1.$A$1:.$BL$1048576];[.A3264]+1;[.B32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00]+1"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formula="of:=IF([.B3265]=0;CONCATENATE(CHAR(9);[.A3265];&quot;:&quot;);CONCATENATE(CHAR(9);CHAR(9);&quot;- &quot;;INDEX([$Hoja1.$A$1:.$BL$1048576];[.A3265]+1;[.B32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01]+1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IF([.B3266]=0;CONCATENATE(CHAR(9);[.A3266];&quot;:&quot;);CONCATENATE(CHAR(9);CHAR(9);&quot;- &quot;;INDEX([$Hoja1.$A$1:.$BL$1048576];[.A3266]+1;[.B32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02]+1"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formula="of:=IF([.B3267]=0;CONCATENATE(CHAR(9);[.A3267];&quot;:&quot;);CONCATENATE(CHAR(9);CHAR(9);&quot;- &quot;;INDEX([$Hoja1.$A$1:.$BL$1048576];[.A3267]+1;[.B32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03]+1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formula="of:=IF([.B3268]=0;CONCATENATE(CHAR(9);[.A3268];&quot;:&quot;);CONCATENATE(CHAR(9);CHAR(9);&quot;- &quot;;INDEX([$Hoja1.$A$1:.$BL$1048576];[.A3268]+1;[.B32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04]+1"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formula="of:=IF([.B3269]=0;CONCATENATE(CHAR(9);[.A3269];&quot;:&quot;);CONCATENATE(CHAR(9);CHAR(9);&quot;- &quot;;INDEX([$Hoja1.$A$1:.$BL$1048576];[.A3269]+1;[.B32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05]+1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formula="of:=IF([.B3270]=0;CONCATENATE(CHAR(9);[.A3270];&quot;:&quot;);CONCATENATE(CHAR(9);CHAR(9);&quot;- &quot;;INDEX([$Hoja1.$A$1:.$BL$1048576];[.A3270]+1;[.B32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06]+1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IF([.B3271]=0;CONCATENATE(CHAR(9);[.A3271];&quot;:&quot;);CONCATENATE(CHAR(9);CHAR(9);&quot;- &quot;;INDEX([$Hoja1.$A$1:.$BL$1048576];[.A3271]+1;[.B32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07]+1"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formula="of:=IF([.B3272]=0;CONCATENATE(CHAR(9);[.A3272];&quot;:&quot;);CONCATENATE(CHAR(9);CHAR(9);&quot;- &quot;;INDEX([$Hoja1.$A$1:.$BL$1048576];[.A3272]+1;[.B32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08]+1"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formula="of:=IF([.B3273]=0;CONCATENATE(CHAR(9);[.A3273];&quot;:&quot;);CONCATENATE(CHAR(9);CHAR(9);&quot;- &quot;;INDEX([$Hoja1.$A$1:.$BL$1048576];[.A3273]+1;[.B32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09]+1"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formula="of:=IF([.B3274]=0;CONCATENATE(CHAR(9);[.A3274];&quot;:&quot;);CONCATENATE(CHAR(9);CHAR(9);&quot;- &quot;;INDEX([$Hoja1.$A$1:.$BL$1048576];[.A3274]+1;[.B32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10]+1"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formula="of:=IF([.B3275]=0;CONCATENATE(CHAR(9);[.A3275];&quot;:&quot;);CONCATENATE(CHAR(9);CHAR(9);&quot;- &quot;;INDEX([$Hoja1.$A$1:.$BL$1048576];[.A3275]+1;[.B32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11]+1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IF([.B3276]=0;CONCATENATE(CHAR(9);[.A3276];&quot;:&quot;);CONCATENATE(CHAR(9);CHAR(9);&quot;- &quot;;INDEX([$Hoja1.$A$1:.$BL$1048576];[.A3276]+1;[.B32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12]+1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formula="of:=IF([.B3277]=0;CONCATENATE(CHAR(9);[.A3277];&quot;:&quot;);CONCATENATE(CHAR(9);CHAR(9);&quot;- &quot;;INDEX([$Hoja1.$A$1:.$BL$1048576];[.A3277]+1;[.B32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13]+1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formula="of:=IF([.B3278]=0;CONCATENATE(CHAR(9);[.A3278];&quot;:&quot;);CONCATENATE(CHAR(9);CHAR(9);&quot;- &quot;;INDEX([$Hoja1.$A$1:.$BL$1048576];[.A3278]+1;[.B32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14]+1"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formula="of:=IF([.B3279]=0;CONCATENATE(CHAR(9);[.A3279];&quot;:&quot;);CONCATENATE(CHAR(9);CHAR(9);&quot;- &quot;;INDEX([$Hoja1.$A$1:.$BL$1048576];[.A3279]+1;[.B32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15]+1"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formula="of:=IF([.B3280]=0;CONCATENATE(CHAR(9);[.A3280];&quot;:&quot;);CONCATENATE(CHAR(9);CHAR(9);&quot;- &quot;;INDEX([$Hoja1.$A$1:.$BL$1048576];[.A3280]+1;[.B32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16]+1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IF([.B3281]=0;CONCATENATE(CHAR(9);[.A3281];&quot;:&quot;);CONCATENATE(CHAR(9);CHAR(9);&quot;- &quot;;INDEX([$Hoja1.$A$1:.$BL$1048576];[.A3281]+1;[.B32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17]+1"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formula="of:=IF([.B3282]=0;CONCATENATE(CHAR(9);[.A3282];&quot;:&quot;);CONCATENATE(CHAR(9);CHAR(9);&quot;- &quot;;INDEX([$Hoja1.$A$1:.$BL$1048576];[.A3282]+1;[.B32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18]+1"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formula="of:=IF([.B3283]=0;CONCATENATE(CHAR(9);[.A3283];&quot;:&quot;);CONCATENATE(CHAR(9);CHAR(9);&quot;- &quot;;INDEX([$Hoja1.$A$1:.$BL$1048576];[.A3283]+1;[.B32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19]+1"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formula="of:=IF([.B3284]=0;CONCATENATE(CHAR(9);[.A3284];&quot;:&quot;);CONCATENATE(CHAR(9);CHAR(9);&quot;- &quot;;INDEX([$Hoja1.$A$1:.$BL$1048576];[.A3284]+1;[.B32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20]+1"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formula="of:=IF([.B3285]=0;CONCATENATE(CHAR(9);[.A3285];&quot;:&quot;);CONCATENATE(CHAR(9);CHAR(9);&quot;- &quot;;INDEX([$Hoja1.$A$1:.$BL$1048576];[.A3285]+1;[.B32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21]+1"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IF([.B3286]=0;CONCATENATE(CHAR(9);[.A3286];&quot;:&quot;);CONCATENATE(CHAR(9);CHAR(9);&quot;- &quot;;INDEX([$Hoja1.$A$1:.$BL$1048576];[.A3286]+1;[.B32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22]+1"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formula="of:=IF([.B3287]=0;CONCATENATE(CHAR(9);[.A3287];&quot;:&quot;);CONCATENATE(CHAR(9);CHAR(9);&quot;- &quot;;INDEX([$Hoja1.$A$1:.$BL$1048576];[.A3287]+1;[.B32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23]+1"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formula="of:=IF([.B3288]=0;CONCATENATE(CHAR(9);[.A3288];&quot;:&quot;);CONCATENATE(CHAR(9);CHAR(9);&quot;- &quot;;INDEX([$Hoja1.$A$1:.$BL$1048576];[.A3288]+1;[.B32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24]+1"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IF([.B3289]=0;CONCATENATE(CHAR(9);[.A3289];&quot;:&quot;);CONCATENATE(CHAR(9);CHAR(9);&quot;- &quot;;INDEX([$Hoja1.$A$1:.$BL$1048576];[.A3289]+1;[.B32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25]+1"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table:formula="of:=IF([.B3290]=0;CONCATENATE(CHAR(9);[.A3290];&quot;:&quot;);CONCATENATE(CHAR(9);CHAR(9);&quot;- &quot;;INDEX([$Hoja1.$A$1:.$BL$1048576];[.A3290]+1;[.B32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26]+1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IF([.B3291]=0;CONCATENATE(CHAR(9);[.A3291];&quot;:&quot;);CONCATENATE(CHAR(9);CHAR(9);&quot;- &quot;;INDEX([$Hoja1.$A$1:.$BL$1048576];[.A3291]+1;[.B32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27]+1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formula="of:=IF([.B3292]=0;CONCATENATE(CHAR(9);[.A3292];&quot;:&quot;);CONCATENATE(CHAR(9);CHAR(9);&quot;- &quot;;INDEX([$Hoja1.$A$1:.$BL$1048576];[.A3292]+1;[.B32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28]+1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formula="of:=IF([.B3293]=0;CONCATENATE(CHAR(9);[.A3293];&quot;:&quot;);CONCATENATE(CHAR(9);CHAR(9);&quot;- &quot;;INDEX([$Hoja1.$A$1:.$BL$1048576];[.A3293]+1;[.B32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29]+1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formula="of:=IF([.B3294]=0;CONCATENATE(CHAR(9);[.A3294];&quot;:&quot;);CONCATENATE(CHAR(9);CHAR(9);&quot;- &quot;;INDEX([$Hoja1.$A$1:.$BL$1048576];[.A3294]+1;[.B32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30]+1"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formula="of:=IF([.B3295]=0;CONCATENATE(CHAR(9);[.A3295];&quot;:&quot;);CONCATENATE(CHAR(9);CHAR(9);&quot;- &quot;;INDEX([$Hoja1.$A$1:.$BL$1048576];[.A3295]+1;[.B32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31]+1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IF([.B3296]=0;CONCATENATE(CHAR(9);[.A3296];&quot;:&quot;);CONCATENATE(CHAR(9);CHAR(9);&quot;- &quot;;INDEX([$Hoja1.$A$1:.$BL$1048576];[.A3296]+1;[.B32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32]+1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formula="of:=IF([.B3297]=0;CONCATENATE(CHAR(9);[.A3297];&quot;:&quot;);CONCATENATE(CHAR(9);CHAR(9);&quot;- &quot;;INDEX([$Hoja1.$A$1:.$BL$1048576];[.A3297]+1;[.B32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33]+1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formula="of:=IF([.B3298]=0;CONCATENATE(CHAR(9);[.A3298];&quot;:&quot;);CONCATENATE(CHAR(9);CHAR(9);&quot;- &quot;;INDEX([$Hoja1.$A$1:.$BL$1048576];[.A3298]+1;[.B32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34]+1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formula="of:=IF([.B3299]=0;CONCATENATE(CHAR(9);[.A3299];&quot;:&quot;);CONCATENATE(CHAR(9);CHAR(9);&quot;- &quot;;INDEX([$Hoja1.$A$1:.$BL$1048576];[.A3299]+1;[.B32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35]+1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formula="of:=IF([.B3300]=0;CONCATENATE(CHAR(9);[.A3300];&quot;:&quot;);CONCATENATE(CHAR(9);CHAR(9);&quot;- &quot;;INDEX([$Hoja1.$A$1:.$BL$1048576];[.A3300]+1;[.B33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36]+1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IF([.B3301]=0;CONCATENATE(CHAR(9);[.A3301];&quot;:&quot;);CONCATENATE(CHAR(9);CHAR(9);&quot;- &quot;;INDEX([$Hoja1.$A$1:.$BL$1048576];[.A3301]+1;[.B33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37]+1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formula="of:=IF([.B3302]=0;CONCATENATE(CHAR(9);[.A3302];&quot;:&quot;);CONCATENATE(CHAR(9);CHAR(9);&quot;- &quot;;INDEX([$Hoja1.$A$1:.$BL$1048576];[.A3302]+1;[.B33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38]+1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formula="of:=IF([.B3303]=0;CONCATENATE(CHAR(9);[.A3303];&quot;:&quot;);CONCATENATE(CHAR(9);CHAR(9);&quot;- &quot;;INDEX([$Hoja1.$A$1:.$BL$1048576];[.A3303]+1;[.B33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39]+1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formula="of:=IF([.B3304]=0;CONCATENATE(CHAR(9);[.A3304];&quot;:&quot;);CONCATENATE(CHAR(9);CHAR(9);&quot;- &quot;;INDEX([$Hoja1.$A$1:.$BL$1048576];[.A3304]+1;[.B33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40]+1"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formula="of:=IF([.B3305]=0;CONCATENATE(CHAR(9);[.A3305];&quot;:&quot;);CONCATENATE(CHAR(9);CHAR(9);&quot;- &quot;;INDEX([$Hoja1.$A$1:.$BL$1048576];[.A3305]+1;[.B33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41]+1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IF([.B3306]=0;CONCATENATE(CHAR(9);[.A3306];&quot;:&quot;);CONCATENATE(CHAR(9);CHAR(9);&quot;- &quot;;INDEX([$Hoja1.$A$1:.$BL$1048576];[.A3306]+1;[.B33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42]+1"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formula="of:=IF([.B3307]=0;CONCATENATE(CHAR(9);[.A3307];&quot;:&quot;);CONCATENATE(CHAR(9);CHAR(9);&quot;- &quot;;INDEX([$Hoja1.$A$1:.$BL$1048576];[.A3307]+1;[.B33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43]+1"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formula="of:=IF([.B3308]=0;CONCATENATE(CHAR(9);[.A3308];&quot;:&quot;);CONCATENATE(CHAR(9);CHAR(9);&quot;- &quot;;INDEX([$Hoja1.$A$1:.$BL$1048576];[.A3308]+1;[.B33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44]+1"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formula="of:=IF([.B3309]=0;CONCATENATE(CHAR(9);[.A3309];&quot;:&quot;);CONCATENATE(CHAR(9);CHAR(9);&quot;- &quot;;INDEX([$Hoja1.$A$1:.$BL$1048576];[.A3309]+1;[.B33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45]+1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formula="of:=IF([.B3310]=0;CONCATENATE(CHAR(9);[.A3310];&quot;:&quot;);CONCATENATE(CHAR(9);CHAR(9);&quot;- &quot;;INDEX([$Hoja1.$A$1:.$BL$1048576];[.A3310]+1;[.B33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46]+1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IF([.B3311]=0;CONCATENATE(CHAR(9);[.A3311];&quot;:&quot;);CONCATENATE(CHAR(9);CHAR(9);&quot;- &quot;;INDEX([$Hoja1.$A$1:.$BL$1048576];[.A3311]+1;[.B33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47]+1"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table:formula="of:=IF([.B3312]=0;CONCATENATE(CHAR(9);[.A3312];&quot;:&quot;);CONCATENATE(CHAR(9);CHAR(9);&quot;- &quot;;INDEX([$Hoja1.$A$1:.$BL$1048576];[.A3312]+1;[.B33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48]+1"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table:formula="of:=IF([.B3313]=0;CONCATENATE(CHAR(9);[.A3313];&quot;:&quot;);CONCATENATE(CHAR(9);CHAR(9);&quot;- &quot;;INDEX([$Hoja1.$A$1:.$BL$1048576];[.A3313]+1;[.B33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49]+1"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formula="of:=IF([.B3314]=0;CONCATENATE(CHAR(9);[.A3314];&quot;:&quot;);CONCATENATE(CHAR(9);CHAR(9);&quot;- &quot;;INDEX([$Hoja1.$A$1:.$BL$1048576];[.A3314]+1;[.B33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50]+1"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formula="of:=IF([.B3315]=0;CONCATENATE(CHAR(9);[.A3315];&quot;:&quot;);CONCATENATE(CHAR(9);CHAR(9);&quot;- &quot;;INDEX([$Hoja1.$A$1:.$BL$1048576];[.A3315]+1;[.B33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51]+1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IF([.B3316]=0;CONCATENATE(CHAR(9);[.A3316];&quot;:&quot;);CONCATENATE(CHAR(9);CHAR(9);&quot;- &quot;;INDEX([$Hoja1.$A$1:.$BL$1048576];[.A3316]+1;[.B3316])))" office:value-type="string" office:string-value="&#9;51:" calcext:value-type="string">
            <text:p><text:tab/>51:</text:p>
          </table:table-cell>
        </table:table-row>
        <table:table-row table:style-name="ro1">
          <table:table-cell table:formula="of:=[.A3252]+1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[.B3317]=0;CONCATENATE(CHAR(9);[.A3317];&quot;:&quot;);CONCATENATE(CHAR(9);CHAR(9);&quot;- &quot;;INDEX([$Hoja1.$A$1:.$BL$1048576];[.A3317]+1;[.B33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53]+1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IF([.B3318]=0;CONCATENATE(CHAR(9);[.A3318];&quot;:&quot;);CONCATENATE(CHAR(9);CHAR(9);&quot;- &quot;;INDEX([$Hoja1.$A$1:.$BL$1048576];[.A3318]+1;[.B33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54]+1"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IF([.B3319]=0;CONCATENATE(CHAR(9);[.A3319];&quot;:&quot;);CONCATENATE(CHAR(9);CHAR(9);&quot;- &quot;;INDEX([$Hoja1.$A$1:.$BL$1048576];[.A3319]+1;[.B33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55]+1"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IF([.B3320]=0;CONCATENATE(CHAR(9);[.A3320];&quot;:&quot;);CONCATENATE(CHAR(9);CHAR(9);&quot;- &quot;;INDEX([$Hoja1.$A$1:.$BL$1048576];[.A3320]+1;[.B33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56]+1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IF([.B3321]=0;CONCATENATE(CHAR(9);[.A3321];&quot;:&quot;);CONCATENATE(CHAR(9);CHAR(9);&quot;- &quot;;INDEX([$Hoja1.$A$1:.$BL$1048576];[.A3321]+1;[.B33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57]+1"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IF([.B3322]=0;CONCATENATE(CHAR(9);[.A3322];&quot;:&quot;);CONCATENATE(CHAR(9);CHAR(9);&quot;- &quot;;INDEX([$Hoja1.$A$1:.$BL$1048576];[.A3322]+1;[.B33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58]+1"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IF([.B3323]=0;CONCATENATE(CHAR(9);[.A3323];&quot;:&quot;);CONCATENATE(CHAR(9);CHAR(9);&quot;- &quot;;INDEX([$Hoja1.$A$1:.$BL$1048576];[.A3323]+1;[.B33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59]+1"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formula="of:=IF([.B3324]=0;CONCATENATE(CHAR(9);[.A3324];&quot;:&quot;);CONCATENATE(CHAR(9);CHAR(9);&quot;- &quot;;INDEX([$Hoja1.$A$1:.$BL$1048576];[.A3324]+1;[.B33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60]+1"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formula="of:=IF([.B3325]=0;CONCATENATE(CHAR(9);[.A3325];&quot;:&quot;);CONCATENATE(CHAR(9);CHAR(9);&quot;- &quot;;INDEX([$Hoja1.$A$1:.$BL$1048576];[.A3325]+1;[.B33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61]+1"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IF([.B3326]=0;CONCATENATE(CHAR(9);[.A3326];&quot;:&quot;);CONCATENATE(CHAR(9);CHAR(9);&quot;- &quot;;INDEX([$Hoja1.$A$1:.$BL$1048576];[.A3326]+1;[.B33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62]+1"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formula="of:=IF([.B3327]=0;CONCATENATE(CHAR(9);[.A3327];&quot;:&quot;);CONCATENATE(CHAR(9);CHAR(9);&quot;- &quot;;INDEX([$Hoja1.$A$1:.$BL$1048576];[.A3327]+1;[.B33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63]+1"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formula="of:=IF([.B3328]=0;CONCATENATE(CHAR(9);[.A3328];&quot;:&quot;);CONCATENATE(CHAR(9);CHAR(9);&quot;- &quot;;INDEX([$Hoja1.$A$1:.$BL$1048576];[.A3328]+1;[.B33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64]+1"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formula="of:=IF([.B3329]=0;CONCATENATE(CHAR(9);[.A3329];&quot;:&quot;);CONCATENATE(CHAR(9);CHAR(9);&quot;- &quot;;INDEX([$Hoja1.$A$1:.$BL$1048576];[.A3329]+1;[.B33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65]+1"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table:formula="of:=IF([.B3330]=0;CONCATENATE(CHAR(9);[.A3330];&quot;:&quot;);CONCATENATE(CHAR(9);CHAR(9);&quot;- &quot;;INDEX([$Hoja1.$A$1:.$BL$1048576];[.A3330]+1;[.B33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66]+1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formula="of:=IF([.B3331]=0;CONCATENATE(CHAR(9);[.A3331];&quot;:&quot;);CONCATENATE(CHAR(9);CHAR(9);&quot;- &quot;;INDEX([$Hoja1.$A$1:.$BL$1048576];[.A3331]+1;[.B33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67]+1"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table:formula="of:=IF([.B3332]=0;CONCATENATE(CHAR(9);[.A3332];&quot;:&quot;);CONCATENATE(CHAR(9);CHAR(9);&quot;- &quot;;INDEX([$Hoja1.$A$1:.$BL$1048576];[.A3332]+1;[.B33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68]+1"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table:formula="of:=IF([.B3333]=0;CONCATENATE(CHAR(9);[.A3333];&quot;:&quot;);CONCATENATE(CHAR(9);CHAR(9);&quot;- &quot;;INDEX([$Hoja1.$A$1:.$BL$1048576];[.A3333]+1;[.B33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69]+1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table:formula="of:=IF([.B3334]=0;CONCATENATE(CHAR(9);[.A3334];&quot;:&quot;);CONCATENATE(CHAR(9);CHAR(9);&quot;- &quot;;INDEX([$Hoja1.$A$1:.$BL$1048576];[.A3334]+1;[.B33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70]+1"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table:formula="of:=IF([.B3335]=0;CONCATENATE(CHAR(9);[.A3335];&quot;:&quot;);CONCATENATE(CHAR(9);CHAR(9);&quot;- &quot;;INDEX([$Hoja1.$A$1:.$BL$1048576];[.A3335]+1;[.B33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71]+1"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formula="of:=IF([.B3336]=0;CONCATENATE(CHAR(9);[.A3336];&quot;:&quot;);CONCATENATE(CHAR(9);CHAR(9);&quot;- &quot;;INDEX([$Hoja1.$A$1:.$BL$1048576];[.A3336]+1;[.B33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72]+1"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table:formula="of:=IF([.B3337]=0;CONCATENATE(CHAR(9);[.A3337];&quot;:&quot;);CONCATENATE(CHAR(9);CHAR(9);&quot;- &quot;;INDEX([$Hoja1.$A$1:.$BL$1048576];[.A3337]+1;[.B33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73]+1"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table:formula="of:=IF([.B3338]=0;CONCATENATE(CHAR(9);[.A3338];&quot;:&quot;);CONCATENATE(CHAR(9);CHAR(9);&quot;- &quot;;INDEX([$Hoja1.$A$1:.$BL$1048576];[.A3338]+1;[.B33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74]+1"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table:formula="of:=IF([.B3339]=0;CONCATENATE(CHAR(9);[.A3339];&quot;:&quot;);CONCATENATE(CHAR(9);CHAR(9);&quot;- &quot;;INDEX([$Hoja1.$A$1:.$BL$1048576];[.A3339]+1;[.B33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75]+1"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formula="of:=IF([.B3340]=0;CONCATENATE(CHAR(9);[.A3340];&quot;:&quot;);CONCATENATE(CHAR(9);CHAR(9);&quot;- &quot;;INDEX([$Hoja1.$A$1:.$BL$1048576];[.A3340]+1;[.B33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76]+1"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formula="of:=IF([.B3341]=0;CONCATENATE(CHAR(9);[.A3341];&quot;:&quot;);CONCATENATE(CHAR(9);CHAR(9);&quot;- &quot;;INDEX([$Hoja1.$A$1:.$BL$1048576];[.A3341]+1;[.B33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77]+1"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table:formula="of:=IF([.B3342]=0;CONCATENATE(CHAR(9);[.A3342];&quot;:&quot;);CONCATENATE(CHAR(9);CHAR(9);&quot;- &quot;;INDEX([$Hoja1.$A$1:.$BL$1048576];[.A3342]+1;[.B33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78]+1"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table:formula="of:=IF([.B3343]=0;CONCATENATE(CHAR(9);[.A3343];&quot;:&quot;);CONCATENATE(CHAR(9);CHAR(9);&quot;- &quot;;INDEX([$Hoja1.$A$1:.$BL$1048576];[.A3343]+1;[.B33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79]+1"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table:formula="of:=IF([.B3344]=0;CONCATENATE(CHAR(9);[.A3344];&quot;:&quot;);CONCATENATE(CHAR(9);CHAR(9);&quot;- &quot;;INDEX([$Hoja1.$A$1:.$BL$1048576];[.A3344]+1;[.B33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80]+1"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table:formula="of:=IF([.B3345]=0;CONCATENATE(CHAR(9);[.A3345];&quot;:&quot;);CONCATENATE(CHAR(9);CHAR(9);&quot;- &quot;;INDEX([$Hoja1.$A$1:.$BL$1048576];[.A3345]+1;[.B33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81]+1"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table:formula="of:=IF([.B3346]=0;CONCATENATE(CHAR(9);[.A3346];&quot;:&quot;);CONCATENATE(CHAR(9);CHAR(9);&quot;- &quot;;INDEX([$Hoja1.$A$1:.$BL$1048576];[.A3346]+1;[.B33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82]+1"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table:formula="of:=IF([.B3347]=0;CONCATENATE(CHAR(9);[.A3347];&quot;:&quot;);CONCATENATE(CHAR(9);CHAR(9);&quot;- &quot;;INDEX([$Hoja1.$A$1:.$BL$1048576];[.A3347]+1;[.B33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83]+1"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formula="of:=IF([.B3348]=0;CONCATENATE(CHAR(9);[.A3348];&quot;:&quot;);CONCATENATE(CHAR(9);CHAR(9);&quot;- &quot;;INDEX([$Hoja1.$A$1:.$BL$1048576];[.A3348]+1;[.B33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84]+1"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table:formula="of:=IF([.B3349]=0;CONCATENATE(CHAR(9);[.A3349];&quot;:&quot;);CONCATENATE(CHAR(9);CHAR(9);&quot;- &quot;;INDEX([$Hoja1.$A$1:.$BL$1048576];[.A3349]+1;[.B33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85]+1"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formula="of:=IF([.B3350]=0;CONCATENATE(CHAR(9);[.A3350];&quot;:&quot;);CONCATENATE(CHAR(9);CHAR(9);&quot;- &quot;;INDEX([$Hoja1.$A$1:.$BL$1048576];[.A3350]+1;[.B33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86]+1"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table:formula="of:=IF([.B3351]=0;CONCATENATE(CHAR(9);[.A3351];&quot;:&quot;);CONCATENATE(CHAR(9);CHAR(9);&quot;- &quot;;INDEX([$Hoja1.$A$1:.$BL$1048576];[.A3351]+1;[.B33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87]+1"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table:formula="of:=IF([.B3352]=0;CONCATENATE(CHAR(9);[.A3352];&quot;:&quot;);CONCATENATE(CHAR(9);CHAR(9);&quot;- &quot;;INDEX([$Hoja1.$A$1:.$BL$1048576];[.A3352]+1;[.B33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88]+1"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table:formula="of:=IF([.B3353]=0;CONCATENATE(CHAR(9);[.A3353];&quot;:&quot;);CONCATENATE(CHAR(9);CHAR(9);&quot;- &quot;;INDEX([$Hoja1.$A$1:.$BL$1048576];[.A3353]+1;[.B33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89]+1"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formula="of:=IF([.B3354]=0;CONCATENATE(CHAR(9);[.A3354];&quot;:&quot;);CONCATENATE(CHAR(9);CHAR(9);&quot;- &quot;;INDEX([$Hoja1.$A$1:.$BL$1048576];[.A3354]+1;[.B33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90]+1"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table:formula="of:=IF([.B3355]=0;CONCATENATE(CHAR(9);[.A3355];&quot;:&quot;);CONCATENATE(CHAR(9);CHAR(9);&quot;- &quot;;INDEX([$Hoja1.$A$1:.$BL$1048576];[.A3355]+1;[.B33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91]+1"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table:formula="of:=IF([.B3356]=0;CONCATENATE(CHAR(9);[.A3356];&quot;:&quot;);CONCATENATE(CHAR(9);CHAR(9);&quot;- &quot;;INDEX([$Hoja1.$A$1:.$BL$1048576];[.A3356]+1;[.B33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92]+1"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formula="of:=IF([.B3357]=0;CONCATENATE(CHAR(9);[.A3357];&quot;:&quot;);CONCATENATE(CHAR(9);CHAR(9);&quot;- &quot;;INDEX([$Hoja1.$A$1:.$BL$1048576];[.A3357]+1;[.B33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93]+1"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table:formula="of:=IF([.B3358]=0;CONCATENATE(CHAR(9);[.A3358];&quot;:&quot;);CONCATENATE(CHAR(9);CHAR(9);&quot;- &quot;;INDEX([$Hoja1.$A$1:.$BL$1048576];[.A3358]+1;[.B33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94]+1"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table:formula="of:=IF([.B3359]=0;CONCATENATE(CHAR(9);[.A3359];&quot;:&quot;);CONCATENATE(CHAR(9);CHAR(9);&quot;- &quot;;INDEX([$Hoja1.$A$1:.$BL$1048576];[.A3359]+1;[.B33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95]+1"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table:formula="of:=IF([.B3360]=0;CONCATENATE(CHAR(9);[.A3360];&quot;:&quot;);CONCATENATE(CHAR(9);CHAR(9);&quot;- &quot;;INDEX([$Hoja1.$A$1:.$BL$1048576];[.A3360]+1;[.B33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96]+1"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formula="of:=IF([.B3361]=0;CONCATENATE(CHAR(9);[.A3361];&quot;:&quot;);CONCATENATE(CHAR(9);CHAR(9);&quot;- &quot;;INDEX([$Hoja1.$A$1:.$BL$1048576];[.A3361]+1;[.B33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97]+1"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formula="of:=IF([.B3362]=0;CONCATENATE(CHAR(9);[.A3362];&quot;:&quot;);CONCATENATE(CHAR(9);CHAR(9);&quot;- &quot;;INDEX([$Hoja1.$A$1:.$BL$1048576];[.A3362]+1;[.B33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98]+1"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formula="of:=IF([.B3363]=0;CONCATENATE(CHAR(9);[.A3363];&quot;:&quot;);CONCATENATE(CHAR(9);CHAR(9);&quot;- &quot;;INDEX([$Hoja1.$A$1:.$BL$1048576];[.A3363]+1;[.B33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299]+1"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formula="of:=IF([.B3364]=0;CONCATENATE(CHAR(9);[.A3364];&quot;:&quot;);CONCATENATE(CHAR(9);CHAR(9);&quot;- &quot;;INDEX([$Hoja1.$A$1:.$BL$1048576];[.A3364]+1;[.B33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00]+1"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IF([.B3365]=0;CONCATENATE(CHAR(9);[.A3365];&quot;:&quot;);CONCATENATE(CHAR(9);CHAR(9);&quot;- &quot;;INDEX([$Hoja1.$A$1:.$BL$1048576];[.A3365]+1;[.B33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01]+1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formula="of:=IF([.B3366]=0;CONCATENATE(CHAR(9);[.A3366];&quot;:&quot;);CONCATENATE(CHAR(9);CHAR(9);&quot;- &quot;;INDEX([$Hoja1.$A$1:.$BL$1048576];[.A3366]+1;[.B33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02]+1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formula="of:=IF([.B3367]=0;CONCATENATE(CHAR(9);[.A3367];&quot;:&quot;);CONCATENATE(CHAR(9);CHAR(9);&quot;- &quot;;INDEX([$Hoja1.$A$1:.$BL$1048576];[.A3367]+1;[.B33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03]+1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formula="of:=IF([.B3368]=0;CONCATENATE(CHAR(9);[.A3368];&quot;:&quot;);CONCATENATE(CHAR(9);CHAR(9);&quot;- &quot;;INDEX([$Hoja1.$A$1:.$BL$1048576];[.A3368]+1;[.B33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04]+1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formula="of:=IF([.B3369]=0;CONCATENATE(CHAR(9);[.A3369];&quot;:&quot;);CONCATENATE(CHAR(9);CHAR(9);&quot;- &quot;;INDEX([$Hoja1.$A$1:.$BL$1048576];[.A3369]+1;[.B33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05]+1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formula="of:=IF([.B3370]=0;CONCATENATE(CHAR(9);[.A3370];&quot;:&quot;);CONCATENATE(CHAR(9);CHAR(9);&quot;- &quot;;INDEX([$Hoja1.$A$1:.$BL$1048576];[.A3370]+1;[.B33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06]+1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formula="of:=IF([.B3371]=0;CONCATENATE(CHAR(9);[.A3371];&quot;:&quot;);CONCATENATE(CHAR(9);CHAR(9);&quot;- &quot;;INDEX([$Hoja1.$A$1:.$BL$1048576];[.A3371]+1;[.B33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07]+1"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IF([.B3372]=0;CONCATENATE(CHAR(9);[.A3372];&quot;:&quot;);CONCATENATE(CHAR(9);CHAR(9);&quot;- &quot;;INDEX([$Hoja1.$A$1:.$BL$1048576];[.A3372]+1;[.B33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08]+1"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formula="of:=IF([.B3373]=0;CONCATENATE(CHAR(9);[.A3373];&quot;:&quot;);CONCATENATE(CHAR(9);CHAR(9);&quot;- &quot;;INDEX([$Hoja1.$A$1:.$BL$1048576];[.A3373]+1;[.B33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09]+1"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formula="of:=IF([.B3374]=0;CONCATENATE(CHAR(9);[.A3374];&quot;:&quot;);CONCATENATE(CHAR(9);CHAR(9);&quot;- &quot;;INDEX([$Hoja1.$A$1:.$BL$1048576];[.A3374]+1;[.B33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10]+1"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formula="of:=IF([.B3375]=0;CONCATENATE(CHAR(9);[.A3375];&quot;:&quot;);CONCATENATE(CHAR(9);CHAR(9);&quot;- &quot;;INDEX([$Hoja1.$A$1:.$BL$1048576];[.A3375]+1;[.B33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11]+1"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formula="of:=IF([.B3376]=0;CONCATENATE(CHAR(9);[.A3376];&quot;:&quot;);CONCATENATE(CHAR(9);CHAR(9);&quot;- &quot;;INDEX([$Hoja1.$A$1:.$BL$1048576];[.A3376]+1;[.B33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12]+1"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formula="of:=IF([.B3377]=0;CONCATENATE(CHAR(9);[.A3377];&quot;:&quot;);CONCATENATE(CHAR(9);CHAR(9);&quot;- &quot;;INDEX([$Hoja1.$A$1:.$BL$1048576];[.A3377]+1;[.B33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13]+1"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formula="of:=IF([.B3378]=0;CONCATENATE(CHAR(9);[.A3378];&quot;:&quot;);CONCATENATE(CHAR(9);CHAR(9);&quot;- &quot;;INDEX([$Hoja1.$A$1:.$BL$1048576];[.A3378]+1;[.B33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14]+1"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table:formula="of:=IF([.B3379]=0;CONCATENATE(CHAR(9);[.A3379];&quot;:&quot;);CONCATENATE(CHAR(9);CHAR(9);&quot;- &quot;;INDEX([$Hoja1.$A$1:.$BL$1048576];[.A3379]+1;[.B33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15]+1"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table:formula="of:=IF([.B3380]=0;CONCATENATE(CHAR(9);[.A3380];&quot;:&quot;);CONCATENATE(CHAR(9);CHAR(9);&quot;- &quot;;INDEX([$Hoja1.$A$1:.$BL$1048576];[.A3380]+1;[.B33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16]+1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IF([.B3381]=0;CONCATENATE(CHAR(9);[.A3381];&quot;:&quot;);CONCATENATE(CHAR(9);CHAR(9);&quot;- &quot;;INDEX([$Hoja1.$A$1:.$BL$1048576];[.A3381]+1;[.B3381])))" office:value-type="string" office:string-value="&#9;52:" calcext:value-type="string">
            <text:p><text:tab/>52:</text:p>
          </table:table-cell>
        </table:table-row>
        <table:table-row table:style-name="ro1">
          <table:table-cell table:formula="of:=[.A3317]+1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IF([.B3382]=0;CONCATENATE(CHAR(9);[.A3382];&quot;:&quot;);CONCATENATE(CHAR(9);CHAR(9);&quot;- &quot;;INDEX([$Hoja1.$A$1:.$BL$1048576];[.A3382]+1;[.B33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18]+1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formula="of:=IF([.B3383]=0;CONCATENATE(CHAR(9);[.A3383];&quot;:&quot;);CONCATENATE(CHAR(9);CHAR(9);&quot;- &quot;;INDEX([$Hoja1.$A$1:.$BL$1048576];[.A3383]+1;[.B33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19]+1"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IF([.B3384]=0;CONCATENATE(CHAR(9);[.A3384];&quot;:&quot;);CONCATENATE(CHAR(9);CHAR(9);&quot;- &quot;;INDEX([$Hoja1.$A$1:.$BL$1048576];[.A3384]+1;[.B33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20]+1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formula="of:=IF([.B3385]=0;CONCATENATE(CHAR(9);[.A3385];&quot;:&quot;);CONCATENATE(CHAR(9);CHAR(9);&quot;- &quot;;INDEX([$Hoja1.$A$1:.$BL$1048576];[.A3385]+1;[.B33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21]+1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IF([.B3386]=0;CONCATENATE(CHAR(9);[.A3386];&quot;:&quot;);CONCATENATE(CHAR(9);CHAR(9);&quot;- &quot;;INDEX([$Hoja1.$A$1:.$BL$1048576];[.A3386]+1;[.B33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22]+1"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formula="of:=IF([.B3387]=0;CONCATENATE(CHAR(9);[.A3387];&quot;:&quot;);CONCATENATE(CHAR(9);CHAR(9);&quot;- &quot;;INDEX([$Hoja1.$A$1:.$BL$1048576];[.A3387]+1;[.B33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23]+1"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formula="of:=IF([.B3388]=0;CONCATENATE(CHAR(9);[.A3388];&quot;:&quot;);CONCATENATE(CHAR(9);CHAR(9);&quot;- &quot;;INDEX([$Hoja1.$A$1:.$BL$1048576];[.A3388]+1;[.B33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24]+1"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IF([.B3389]=0;CONCATENATE(CHAR(9);[.A3389];&quot;:&quot;);CONCATENATE(CHAR(9);CHAR(9);&quot;- &quot;;INDEX([$Hoja1.$A$1:.$BL$1048576];[.A3389]+1;[.B33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25]+1"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formula="of:=IF([.B3390]=0;CONCATENATE(CHAR(9);[.A3390];&quot;:&quot;);CONCATENATE(CHAR(9);CHAR(9);&quot;- &quot;;INDEX([$Hoja1.$A$1:.$BL$1048576];[.A3390]+1;[.B33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26]+1"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table:formula="of:=IF([.B3391]=0;CONCATENATE(CHAR(9);[.A3391];&quot;:&quot;);CONCATENATE(CHAR(9);CHAR(9);&quot;- &quot;;INDEX([$Hoja1.$A$1:.$BL$1048576];[.A3391]+1;[.B33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27]+1"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IF([.B3392]=0;CONCATENATE(CHAR(9);[.A3392];&quot;:&quot;);CONCATENATE(CHAR(9);CHAR(9);&quot;- &quot;;INDEX([$Hoja1.$A$1:.$BL$1048576];[.A3392]+1;[.B33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28]+1"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IF([.B3393]=0;CONCATENATE(CHAR(9);[.A3393];&quot;:&quot;);CONCATENATE(CHAR(9);CHAR(9);&quot;- &quot;;INDEX([$Hoja1.$A$1:.$BL$1048576];[.A3393]+1;[.B33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29]+1"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table:formula="of:=IF([.B3394]=0;CONCATENATE(CHAR(9);[.A3394];&quot;:&quot;);CONCATENATE(CHAR(9);CHAR(9);&quot;- &quot;;INDEX([$Hoja1.$A$1:.$BL$1048576];[.A3394]+1;[.B33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30]+1"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table:formula="of:=IF([.B3395]=0;CONCATENATE(CHAR(9);[.A3395];&quot;:&quot;);CONCATENATE(CHAR(9);CHAR(9);&quot;- &quot;;INDEX([$Hoja1.$A$1:.$BL$1048576];[.A3395]+1;[.B33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31]+1"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table:formula="of:=IF([.B3396]=0;CONCATENATE(CHAR(9);[.A3396];&quot;:&quot;);CONCATENATE(CHAR(9);CHAR(9);&quot;- &quot;;INDEX([$Hoja1.$A$1:.$BL$1048576];[.A3396]+1;[.B33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32]+1"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formula="of:=IF([.B3397]=0;CONCATENATE(CHAR(9);[.A3397];&quot;:&quot;);CONCATENATE(CHAR(9);CHAR(9);&quot;- &quot;;INDEX([$Hoja1.$A$1:.$BL$1048576];[.A3397]+1;[.B33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33]+1"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table:formula="of:=IF([.B3398]=0;CONCATENATE(CHAR(9);[.A3398];&quot;:&quot;);CONCATENATE(CHAR(9);CHAR(9);&quot;- &quot;;INDEX([$Hoja1.$A$1:.$BL$1048576];[.A3398]+1;[.B33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34]+1"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table:formula="of:=IF([.B3399]=0;CONCATENATE(CHAR(9);[.A3399];&quot;:&quot;);CONCATENATE(CHAR(9);CHAR(9);&quot;- &quot;;INDEX([$Hoja1.$A$1:.$BL$1048576];[.A3399]+1;[.B33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35]+1"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formula="of:=IF([.B3400]=0;CONCATENATE(CHAR(9);[.A3400];&quot;:&quot;);CONCATENATE(CHAR(9);CHAR(9);&quot;- &quot;;INDEX([$Hoja1.$A$1:.$BL$1048576];[.A3400]+1;[.B34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36]+1"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formula="of:=IF([.B3401]=0;CONCATENATE(CHAR(9);[.A3401];&quot;:&quot;);CONCATENATE(CHAR(9);CHAR(9);&quot;- &quot;;INDEX([$Hoja1.$A$1:.$BL$1048576];[.A3401]+1;[.B34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37]+1"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table:formula="of:=IF([.B3402]=0;CONCATENATE(CHAR(9);[.A3402];&quot;:&quot;);CONCATENATE(CHAR(9);CHAR(9);&quot;- &quot;;INDEX([$Hoja1.$A$1:.$BL$1048576];[.A3402]+1;[.B34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38]+1"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table:formula="of:=IF([.B3403]=0;CONCATENATE(CHAR(9);[.A3403];&quot;:&quot;);CONCATENATE(CHAR(9);CHAR(9);&quot;- &quot;;INDEX([$Hoja1.$A$1:.$BL$1048576];[.A3403]+1;[.B34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39]+1"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table:formula="of:=IF([.B3404]=0;CONCATENATE(CHAR(9);[.A3404];&quot;:&quot;);CONCATENATE(CHAR(9);CHAR(9);&quot;- &quot;;INDEX([$Hoja1.$A$1:.$BL$1048576];[.A3404]+1;[.B34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40]+1"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table:formula="of:=IF([.B3405]=0;CONCATENATE(CHAR(9);[.A3405];&quot;:&quot;);CONCATENATE(CHAR(9);CHAR(9);&quot;- &quot;;INDEX([$Hoja1.$A$1:.$BL$1048576];[.A3405]+1;[.B34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41]+1"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formula="of:=IF([.B3406]=0;CONCATENATE(CHAR(9);[.A3406];&quot;:&quot;);CONCATENATE(CHAR(9);CHAR(9);&quot;- &quot;;INDEX([$Hoja1.$A$1:.$BL$1048576];[.A3406]+1;[.B34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42]+1"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table:formula="of:=IF([.B3407]=0;CONCATENATE(CHAR(9);[.A3407];&quot;:&quot;);CONCATENATE(CHAR(9);CHAR(9);&quot;- &quot;;INDEX([$Hoja1.$A$1:.$BL$1048576];[.A3407]+1;[.B34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43]+1"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table:formula="of:=IF([.B3408]=0;CONCATENATE(CHAR(9);[.A3408];&quot;:&quot;);CONCATENATE(CHAR(9);CHAR(9);&quot;- &quot;;INDEX([$Hoja1.$A$1:.$BL$1048576];[.A3408]+1;[.B34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44]+1"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table:formula="of:=IF([.B3409]=0;CONCATENATE(CHAR(9);[.A3409];&quot;:&quot;);CONCATENATE(CHAR(9);CHAR(9);&quot;- &quot;;INDEX([$Hoja1.$A$1:.$BL$1048576];[.A3409]+1;[.B34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45]+1"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table:formula="of:=IF([.B3410]=0;CONCATENATE(CHAR(9);[.A3410];&quot;:&quot;);CONCATENATE(CHAR(9);CHAR(9);&quot;- &quot;;INDEX([$Hoja1.$A$1:.$BL$1048576];[.A3410]+1;[.B34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46]+1"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formula="of:=IF([.B3411]=0;CONCATENATE(CHAR(9);[.A3411];&quot;:&quot;);CONCATENATE(CHAR(9);CHAR(9);&quot;- &quot;;INDEX([$Hoja1.$A$1:.$BL$1048576];[.A3411]+1;[.B34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47]+1"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formula="of:=IF([.B3412]=0;CONCATENATE(CHAR(9);[.A3412];&quot;:&quot;);CONCATENATE(CHAR(9);CHAR(9);&quot;- &quot;;INDEX([$Hoja1.$A$1:.$BL$1048576];[.A3412]+1;[.B34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48]+1"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table:formula="of:=IF([.B3413]=0;CONCATENATE(CHAR(9);[.A3413];&quot;:&quot;);CONCATENATE(CHAR(9);CHAR(9);&quot;- &quot;;INDEX([$Hoja1.$A$1:.$BL$1048576];[.A3413]+1;[.B34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49]+1"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table:formula="of:=IF([.B3414]=0;CONCATENATE(CHAR(9);[.A3414];&quot;:&quot;);CONCATENATE(CHAR(9);CHAR(9);&quot;- &quot;;INDEX([$Hoja1.$A$1:.$BL$1048576];[.A3414]+1;[.B34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50]+1"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table:formula="of:=IF([.B3415]=0;CONCATENATE(CHAR(9);[.A3415];&quot;:&quot;);CONCATENATE(CHAR(9);CHAR(9);&quot;- &quot;;INDEX([$Hoja1.$A$1:.$BL$1048576];[.A3415]+1;[.B34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51]+1"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IF([.B3416]=0;CONCATENATE(CHAR(9);[.A3416];&quot;:&quot;);CONCATENATE(CHAR(9);CHAR(9);&quot;- &quot;;INDEX([$Hoja1.$A$1:.$BL$1048576];[.A3416]+1;[.B34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52]+1"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formula="of:=IF([.B3417]=0;CONCATENATE(CHAR(9);[.A3417];&quot;:&quot;);CONCATENATE(CHAR(9);CHAR(9);&quot;- &quot;;INDEX([$Hoja1.$A$1:.$BL$1048576];[.A3417]+1;[.B34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53]+1"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table:formula="of:=IF([.B3418]=0;CONCATENATE(CHAR(9);[.A3418];&quot;:&quot;);CONCATENATE(CHAR(9);CHAR(9);&quot;- &quot;;INDEX([$Hoja1.$A$1:.$BL$1048576];[.A3418]+1;[.B34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54]+1"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table:formula="of:=IF([.B3419]=0;CONCATENATE(CHAR(9);[.A3419];&quot;:&quot;);CONCATENATE(CHAR(9);CHAR(9);&quot;- &quot;;INDEX([$Hoja1.$A$1:.$BL$1048576];[.A3419]+1;[.B34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55]+1"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table:formula="of:=IF([.B3420]=0;CONCATENATE(CHAR(9);[.A3420];&quot;:&quot;);CONCATENATE(CHAR(9);CHAR(9);&quot;- &quot;;INDEX([$Hoja1.$A$1:.$BL$1048576];[.A3420]+1;[.B34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56]+1"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table:formula="of:=IF([.B3421]=0;CONCATENATE(CHAR(9);[.A3421];&quot;:&quot;);CONCATENATE(CHAR(9);CHAR(9);&quot;- &quot;;INDEX([$Hoja1.$A$1:.$BL$1048576];[.A3421]+1;[.B34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57]+1"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table:formula="of:=IF([.B3422]=0;CONCATENATE(CHAR(9);[.A3422];&quot;:&quot;);CONCATENATE(CHAR(9);CHAR(9);&quot;- &quot;;INDEX([$Hoja1.$A$1:.$BL$1048576];[.A3422]+1;[.B34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58]+1"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table:formula="of:=IF([.B3423]=0;CONCATENATE(CHAR(9);[.A3423];&quot;:&quot;);CONCATENATE(CHAR(9);CHAR(9);&quot;- &quot;;INDEX([$Hoja1.$A$1:.$BL$1048576];[.A3423]+1;[.B34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59]+1"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table:formula="of:=IF([.B3424]=0;CONCATENATE(CHAR(9);[.A3424];&quot;:&quot;);CONCATENATE(CHAR(9);CHAR(9);&quot;- &quot;;INDEX([$Hoja1.$A$1:.$BL$1048576];[.A3424]+1;[.B34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60]+1"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formula="of:=IF([.B3425]=0;CONCATENATE(CHAR(9);[.A3425];&quot;:&quot;);CONCATENATE(CHAR(9);CHAR(9);&quot;- &quot;;INDEX([$Hoja1.$A$1:.$BL$1048576];[.A3425]+1;[.B34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61]+1"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formula="of:=IF([.B3426]=0;CONCATENATE(CHAR(9);[.A3426];&quot;:&quot;);CONCATENATE(CHAR(9);CHAR(9);&quot;- &quot;;INDEX([$Hoja1.$A$1:.$BL$1048576];[.A3426]+1;[.B34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62]+1"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table:formula="of:=IF([.B3427]=0;CONCATENATE(CHAR(9);[.A3427];&quot;:&quot;);CONCATENATE(CHAR(9);CHAR(9);&quot;- &quot;;INDEX([$Hoja1.$A$1:.$BL$1048576];[.A3427]+1;[.B34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63]+1"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formula="of:=IF([.B3428]=0;CONCATENATE(CHAR(9);[.A3428];&quot;:&quot;);CONCATENATE(CHAR(9);CHAR(9);&quot;- &quot;;INDEX([$Hoja1.$A$1:.$BL$1048576];[.A3428]+1;[.B34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64]+1"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IF([.B3429]=0;CONCATENATE(CHAR(9);[.A3429];&quot;:&quot;);CONCATENATE(CHAR(9);CHAR(9);&quot;- &quot;;INDEX([$Hoja1.$A$1:.$BL$1048576];[.A3429]+1;[.B34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65]+1"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formula="of:=IF([.B3430]=0;CONCATENATE(CHAR(9);[.A3430];&quot;:&quot;);CONCATENATE(CHAR(9);CHAR(9);&quot;- &quot;;INDEX([$Hoja1.$A$1:.$BL$1048576];[.A3430]+1;[.B34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66]+1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IF([.B3431]=0;CONCATENATE(CHAR(9);[.A3431];&quot;:&quot;);CONCATENATE(CHAR(9);CHAR(9);&quot;- &quot;;INDEX([$Hoja1.$A$1:.$BL$1048576];[.A3431]+1;[.B34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67]+1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formula="of:=IF([.B3432]=0;CONCATENATE(CHAR(9);[.A3432];&quot;:&quot;);CONCATENATE(CHAR(9);CHAR(9);&quot;- &quot;;INDEX([$Hoja1.$A$1:.$BL$1048576];[.A3432]+1;[.B34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68]+1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formula="of:=IF([.B3433]=0;CONCATENATE(CHAR(9);[.A3433];&quot;:&quot;);CONCATENATE(CHAR(9);CHAR(9);&quot;- &quot;;INDEX([$Hoja1.$A$1:.$BL$1048576];[.A3433]+1;[.B34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69]+1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IF([.B3434]=0;CONCATENATE(CHAR(9);[.A3434];&quot;:&quot;);CONCATENATE(CHAR(9);CHAR(9);&quot;- &quot;;INDEX([$Hoja1.$A$1:.$BL$1048576];[.A3434]+1;[.B34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70]+1"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formula="of:=IF([.B3435]=0;CONCATENATE(CHAR(9);[.A3435];&quot;:&quot;);CONCATENATE(CHAR(9);CHAR(9);&quot;- &quot;;INDEX([$Hoja1.$A$1:.$BL$1048576];[.A3435]+1;[.B34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71]+1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formula="of:=IF([.B3436]=0;CONCATENATE(CHAR(9);[.A3436];&quot;:&quot;);CONCATENATE(CHAR(9);CHAR(9);&quot;- &quot;;INDEX([$Hoja1.$A$1:.$BL$1048576];[.A3436]+1;[.B34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72]+1"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formula="of:=IF([.B3437]=0;CONCATENATE(CHAR(9);[.A3437];&quot;:&quot;);CONCATENATE(CHAR(9);CHAR(9);&quot;- &quot;;INDEX([$Hoja1.$A$1:.$BL$1048576];[.A3437]+1;[.B34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73]+1"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formula="of:=IF([.B3438]=0;CONCATENATE(CHAR(9);[.A3438];&quot;:&quot;);CONCATENATE(CHAR(9);CHAR(9);&quot;- &quot;;INDEX([$Hoja1.$A$1:.$BL$1048576];[.A3438]+1;[.B34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74]+1"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formula="of:=IF([.B3439]=0;CONCATENATE(CHAR(9);[.A3439];&quot;:&quot;);CONCATENATE(CHAR(9);CHAR(9);&quot;- &quot;;INDEX([$Hoja1.$A$1:.$BL$1048576];[.A3439]+1;[.B34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75]+1"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table:formula="of:=IF([.B3440]=0;CONCATENATE(CHAR(9);[.A3440];&quot;:&quot;);CONCATENATE(CHAR(9);CHAR(9);&quot;- &quot;;INDEX([$Hoja1.$A$1:.$BL$1048576];[.A3440]+1;[.B34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76]+1"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formula="of:=IF([.B3441]=0;CONCATENATE(CHAR(9);[.A3441];&quot;:&quot;);CONCATENATE(CHAR(9);CHAR(9);&quot;- &quot;;INDEX([$Hoja1.$A$1:.$BL$1048576];[.A3441]+1;[.B34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77]+1"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table:formula="of:=IF([.B3442]=0;CONCATENATE(CHAR(9);[.A3442];&quot;:&quot;);CONCATENATE(CHAR(9);CHAR(9);&quot;- &quot;;INDEX([$Hoja1.$A$1:.$BL$1048576];[.A3442]+1;[.B34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78]+1"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table:formula="of:=IF([.B3443]=0;CONCATENATE(CHAR(9);[.A3443];&quot;:&quot;);CONCATENATE(CHAR(9);CHAR(9);&quot;- &quot;;INDEX([$Hoja1.$A$1:.$BL$1048576];[.A3443]+1;[.B34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79]+1"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table:formula="of:=IF([.B3444]=0;CONCATENATE(CHAR(9);[.A3444];&quot;:&quot;);CONCATENATE(CHAR(9);CHAR(9);&quot;- &quot;;INDEX([$Hoja1.$A$1:.$BL$1048576];[.A3444]+1;[.B34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80]+1"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formula="of:=IF([.B3445]=0;CONCATENATE(CHAR(9);[.A3445];&quot;:&quot;);CONCATENATE(CHAR(9);CHAR(9);&quot;- &quot;;INDEX([$Hoja1.$A$1:.$BL$1048576];[.A3445]+1;[.B34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81]+1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IF([.B3446]=0;CONCATENATE(CHAR(9);[.A3446];&quot;:&quot;);CONCATENATE(CHAR(9);CHAR(9);&quot;- &quot;;INDEX([$Hoja1.$A$1:.$BL$1048576];[.A3446]+1;[.B3446])))" office:value-type="string" office:string-value="&#9;53:" calcext:value-type="string">
            <text:p><text:tab/>53:</text:p>
          </table:table-cell>
        </table:table-row>
        <table:table-row table:style-name="ro1">
          <table:table-cell table:formula="of:=[.A3382]+1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IF([.B3447]=0;CONCATENATE(CHAR(9);[.A3447];&quot;:&quot;);CONCATENATE(CHAR(9);CHAR(9);&quot;- &quot;;INDEX([$Hoja1.$A$1:.$BL$1048576];[.A3447]+1;[.B34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83]+1"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IF([.B3448]=0;CONCATENATE(CHAR(9);[.A3448];&quot;:&quot;);CONCATENATE(CHAR(9);CHAR(9);&quot;- &quot;;INDEX([$Hoja1.$A$1:.$BL$1048576];[.A3448]+1;[.B34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84]+1"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IF([.B3449]=0;CONCATENATE(CHAR(9);[.A3449];&quot;:&quot;);CONCATENATE(CHAR(9);CHAR(9);&quot;- &quot;;INDEX([$Hoja1.$A$1:.$BL$1048576];[.A3449]+1;[.B34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85]+1"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formula="of:=IF([.B3450]=0;CONCATENATE(CHAR(9);[.A3450];&quot;:&quot;);CONCATENATE(CHAR(9);CHAR(9);&quot;- &quot;;INDEX([$Hoja1.$A$1:.$BL$1048576];[.A3450]+1;[.B34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86]+1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IF([.B3451]=0;CONCATENATE(CHAR(9);[.A3451];&quot;:&quot;);CONCATENATE(CHAR(9);CHAR(9);&quot;- &quot;;INDEX([$Hoja1.$A$1:.$BL$1048576];[.A3451]+1;[.B34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87]+1"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formula="of:=IF([.B3452]=0;CONCATENATE(CHAR(9);[.A3452];&quot;:&quot;);CONCATENATE(CHAR(9);CHAR(9);&quot;- &quot;;INDEX([$Hoja1.$A$1:.$BL$1048576];[.A3452]+1;[.B34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88]+1"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IF([.B3453]=0;CONCATENATE(CHAR(9);[.A3453];&quot;:&quot;);CONCATENATE(CHAR(9);CHAR(9);&quot;- &quot;;INDEX([$Hoja1.$A$1:.$BL$1048576];[.A3453]+1;[.B34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89]+1"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formula="of:=IF([.B3454]=0;CONCATENATE(CHAR(9);[.A3454];&quot;:&quot;);CONCATENATE(CHAR(9);CHAR(9);&quot;- &quot;;INDEX([$Hoja1.$A$1:.$BL$1048576];[.A3454]+1;[.B34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90]+1"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formula="of:=IF([.B3455]=0;CONCATENATE(CHAR(9);[.A3455];&quot;:&quot;);CONCATENATE(CHAR(9);CHAR(9);&quot;- &quot;;INDEX([$Hoja1.$A$1:.$BL$1048576];[.A3455]+1;[.B34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91]+1"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formula="of:=IF([.B3456]=0;CONCATENATE(CHAR(9);[.A3456];&quot;:&quot;);CONCATENATE(CHAR(9);CHAR(9);&quot;- &quot;;INDEX([$Hoja1.$A$1:.$BL$1048576];[.A3456]+1;[.B34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92]+1"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formula="of:=IF([.B3457]=0;CONCATENATE(CHAR(9);[.A3457];&quot;:&quot;);CONCATENATE(CHAR(9);CHAR(9);&quot;- &quot;;INDEX([$Hoja1.$A$1:.$BL$1048576];[.A3457]+1;[.B34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93]+1"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table:formula="of:=IF([.B3458]=0;CONCATENATE(CHAR(9);[.A3458];&quot;:&quot;);CONCATENATE(CHAR(9);CHAR(9);&quot;- &quot;;INDEX([$Hoja1.$A$1:.$BL$1048576];[.A3458]+1;[.B34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94]+1"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table:formula="of:=IF([.B3459]=0;CONCATENATE(CHAR(9);[.A3459];&quot;:&quot;);CONCATENATE(CHAR(9);CHAR(9);&quot;- &quot;;INDEX([$Hoja1.$A$1:.$BL$1048576];[.A3459]+1;[.B34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95]+1"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table:formula="of:=IF([.B3460]=0;CONCATENATE(CHAR(9);[.A3460];&quot;:&quot;);CONCATENATE(CHAR(9);CHAR(9);&quot;- &quot;;INDEX([$Hoja1.$A$1:.$BL$1048576];[.A3460]+1;[.B34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96]+1"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table:formula="of:=IF([.B3461]=0;CONCATENATE(CHAR(9);[.A3461];&quot;:&quot;);CONCATENATE(CHAR(9);CHAR(9);&quot;- &quot;;INDEX([$Hoja1.$A$1:.$BL$1048576];[.A3461]+1;[.B34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97]+1"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table:formula="of:=IF([.B3462]=0;CONCATENATE(CHAR(9);[.A3462];&quot;:&quot;);CONCATENATE(CHAR(9);CHAR(9);&quot;- &quot;;INDEX([$Hoja1.$A$1:.$BL$1048576];[.A3462]+1;[.B34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98]+1"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table:formula="of:=IF([.B3463]=0;CONCATENATE(CHAR(9);[.A3463];&quot;:&quot;);CONCATENATE(CHAR(9);CHAR(9);&quot;- &quot;;INDEX([$Hoja1.$A$1:.$BL$1048576];[.A3463]+1;[.B34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399]+1"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table:formula="of:=IF([.B3464]=0;CONCATENATE(CHAR(9);[.A3464];&quot;:&quot;);CONCATENATE(CHAR(9);CHAR(9);&quot;- &quot;;INDEX([$Hoja1.$A$1:.$BL$1048576];[.A3464]+1;[.B34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00]+1"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table:formula="of:=IF([.B3465]=0;CONCATENATE(CHAR(9);[.A3465];&quot;:&quot;);CONCATENATE(CHAR(9);CHAR(9);&quot;- &quot;;INDEX([$Hoja1.$A$1:.$BL$1048576];[.A3465]+1;[.B34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01]+1"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table:formula="of:=IF([.B3466]=0;CONCATENATE(CHAR(9);[.A3466];&quot;:&quot;);CONCATENATE(CHAR(9);CHAR(9);&quot;- &quot;;INDEX([$Hoja1.$A$1:.$BL$1048576];[.A3466]+1;[.B34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02]+1"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table:formula="of:=IF([.B3467]=0;CONCATENATE(CHAR(9);[.A3467];&quot;:&quot;);CONCATENATE(CHAR(9);CHAR(9);&quot;- &quot;;INDEX([$Hoja1.$A$1:.$BL$1048576];[.A3467]+1;[.B34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03]+1"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table:formula="of:=IF([.B3468]=0;CONCATENATE(CHAR(9);[.A3468];&quot;:&quot;);CONCATENATE(CHAR(9);CHAR(9);&quot;- &quot;;INDEX([$Hoja1.$A$1:.$BL$1048576];[.A3468]+1;[.B34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04]+1"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table:formula="of:=IF([.B3469]=0;CONCATENATE(CHAR(9);[.A3469];&quot;:&quot;);CONCATENATE(CHAR(9);CHAR(9);&quot;- &quot;;INDEX([$Hoja1.$A$1:.$BL$1048576];[.A3469]+1;[.B34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05]+1"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table:formula="of:=IF([.B3470]=0;CONCATENATE(CHAR(9);[.A3470];&quot;:&quot;);CONCATENATE(CHAR(9);CHAR(9);&quot;- &quot;;INDEX([$Hoja1.$A$1:.$BL$1048576];[.A3470]+1;[.B34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06]+1"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table:formula="of:=IF([.B3471]=0;CONCATENATE(CHAR(9);[.A3471];&quot;:&quot;);CONCATENATE(CHAR(9);CHAR(9);&quot;- &quot;;INDEX([$Hoja1.$A$1:.$BL$1048576];[.A3471]+1;[.B34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07]+1"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table:formula="of:=IF([.B3472]=0;CONCATENATE(CHAR(9);[.A3472];&quot;:&quot;);CONCATENATE(CHAR(9);CHAR(9);&quot;- &quot;;INDEX([$Hoja1.$A$1:.$BL$1048576];[.A3472]+1;[.B34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08]+1"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table:formula="of:=IF([.B3473]=0;CONCATENATE(CHAR(9);[.A3473];&quot;:&quot;);CONCATENATE(CHAR(9);CHAR(9);&quot;- &quot;;INDEX([$Hoja1.$A$1:.$BL$1048576];[.A3473]+1;[.B34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09]+1"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table:formula="of:=IF([.B3474]=0;CONCATENATE(CHAR(9);[.A3474];&quot;:&quot;);CONCATENATE(CHAR(9);CHAR(9);&quot;- &quot;;INDEX([$Hoja1.$A$1:.$BL$1048576];[.A3474]+1;[.B34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10]+1"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table:formula="of:=IF([.B3475]=0;CONCATENATE(CHAR(9);[.A3475];&quot;:&quot;);CONCATENATE(CHAR(9);CHAR(9);&quot;- &quot;;INDEX([$Hoja1.$A$1:.$BL$1048576];[.A3475]+1;[.B34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11]+1"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table:formula="of:=IF([.B3476]=0;CONCATENATE(CHAR(9);[.A3476];&quot;:&quot;);CONCATENATE(CHAR(9);CHAR(9);&quot;- &quot;;INDEX([$Hoja1.$A$1:.$BL$1048576];[.A3476]+1;[.B34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12]+1"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table:formula="of:=IF([.B3477]=0;CONCATENATE(CHAR(9);[.A3477];&quot;:&quot;);CONCATENATE(CHAR(9);CHAR(9);&quot;- &quot;;INDEX([$Hoja1.$A$1:.$BL$1048576];[.A3477]+1;[.B34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13]+1"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table:formula="of:=IF([.B3478]=0;CONCATENATE(CHAR(9);[.A3478];&quot;:&quot;);CONCATENATE(CHAR(9);CHAR(9);&quot;- &quot;;INDEX([$Hoja1.$A$1:.$BL$1048576];[.A3478]+1;[.B34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14]+1"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table:formula="of:=IF([.B3479]=0;CONCATENATE(CHAR(9);[.A3479];&quot;:&quot;);CONCATENATE(CHAR(9);CHAR(9);&quot;- &quot;;INDEX([$Hoja1.$A$1:.$BL$1048576];[.A3479]+1;[.B34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15]+1"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table:formula="of:=IF([.B3480]=0;CONCATENATE(CHAR(9);[.A3480];&quot;:&quot;);CONCATENATE(CHAR(9);CHAR(9);&quot;- &quot;;INDEX([$Hoja1.$A$1:.$BL$1048576];[.A3480]+1;[.B34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16]+1"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table:formula="of:=IF([.B3481]=0;CONCATENATE(CHAR(9);[.A3481];&quot;:&quot;);CONCATENATE(CHAR(9);CHAR(9);&quot;- &quot;;INDEX([$Hoja1.$A$1:.$BL$1048576];[.A3481]+1;[.B34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17]+1"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table:formula="of:=IF([.B3482]=0;CONCATENATE(CHAR(9);[.A3482];&quot;:&quot;);CONCATENATE(CHAR(9);CHAR(9);&quot;- &quot;;INDEX([$Hoja1.$A$1:.$BL$1048576];[.A3482]+1;[.B34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18]+1"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table:formula="of:=IF([.B3483]=0;CONCATENATE(CHAR(9);[.A3483];&quot;:&quot;);CONCATENATE(CHAR(9);CHAR(9);&quot;- &quot;;INDEX([$Hoja1.$A$1:.$BL$1048576];[.A3483]+1;[.B34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19]+1"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table:formula="of:=IF([.B3484]=0;CONCATENATE(CHAR(9);[.A3484];&quot;:&quot;);CONCATENATE(CHAR(9);CHAR(9);&quot;- &quot;;INDEX([$Hoja1.$A$1:.$BL$1048576];[.A3484]+1;[.B34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20]+1"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formula="of:=IF([.B3485]=0;CONCATENATE(CHAR(9);[.A3485];&quot;:&quot;);CONCATENATE(CHAR(9);CHAR(9);&quot;- &quot;;INDEX([$Hoja1.$A$1:.$BL$1048576];[.A3485]+1;[.B34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21]+1"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formula="of:=IF([.B3486]=0;CONCATENATE(CHAR(9);[.A3486];&quot;:&quot;);CONCATENATE(CHAR(9);CHAR(9);&quot;- &quot;;INDEX([$Hoja1.$A$1:.$BL$1048576];[.A3486]+1;[.B34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22]+1"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table:formula="of:=IF([.B3487]=0;CONCATENATE(CHAR(9);[.A3487];&quot;:&quot;);CONCATENATE(CHAR(9);CHAR(9);&quot;- &quot;;INDEX([$Hoja1.$A$1:.$BL$1048576];[.A3487]+1;[.B34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23]+1"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table:formula="of:=IF([.B3488]=0;CONCATENATE(CHAR(9);[.A3488];&quot;:&quot;);CONCATENATE(CHAR(9);CHAR(9);&quot;- &quot;;INDEX([$Hoja1.$A$1:.$BL$1048576];[.A3488]+1;[.B34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24]+1"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table:formula="of:=IF([.B3489]=0;CONCATENATE(CHAR(9);[.A3489];&quot;:&quot;);CONCATENATE(CHAR(9);CHAR(9);&quot;- &quot;;INDEX([$Hoja1.$A$1:.$BL$1048576];[.A3489]+1;[.B34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25]+1"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table:formula="of:=IF([.B3490]=0;CONCATENATE(CHAR(9);[.A3490];&quot;:&quot;);CONCATENATE(CHAR(9);CHAR(9);&quot;- &quot;;INDEX([$Hoja1.$A$1:.$BL$1048576];[.A3490]+1;[.B34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26]+1"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table:formula="of:=IF([.B3491]=0;CONCATENATE(CHAR(9);[.A3491];&quot;:&quot;);CONCATENATE(CHAR(9);CHAR(9);&quot;- &quot;;INDEX([$Hoja1.$A$1:.$BL$1048576];[.A3491]+1;[.B34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27]+1"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formula="of:=IF([.B3492]=0;CONCATENATE(CHAR(9);[.A3492];&quot;:&quot;);CONCATENATE(CHAR(9);CHAR(9);&quot;- &quot;;INDEX([$Hoja1.$A$1:.$BL$1048576];[.A3492]+1;[.B34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28]+1"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formula="of:=IF([.B3493]=0;CONCATENATE(CHAR(9);[.A3493];&quot;:&quot;);CONCATENATE(CHAR(9);CHAR(9);&quot;- &quot;;INDEX([$Hoja1.$A$1:.$BL$1048576];[.A3493]+1;[.B34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29]+1"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table:formula="of:=IF([.B3494]=0;CONCATENATE(CHAR(9);[.A3494];&quot;:&quot;);CONCATENATE(CHAR(9);CHAR(9);&quot;- &quot;;INDEX([$Hoja1.$A$1:.$BL$1048576];[.A3494]+1;[.B34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30]+1"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formula="of:=IF([.B3495]=0;CONCATENATE(CHAR(9);[.A3495];&quot;:&quot;);CONCATENATE(CHAR(9);CHAR(9);&quot;- &quot;;INDEX([$Hoja1.$A$1:.$BL$1048576];[.A3495]+1;[.B34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31]+1"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formula="of:=IF([.B3496]=0;CONCATENATE(CHAR(9);[.A3496];&quot;:&quot;);CONCATENATE(CHAR(9);CHAR(9);&quot;- &quot;;INDEX([$Hoja1.$A$1:.$BL$1048576];[.A3496]+1;[.B34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32]+1"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formula="of:=IF([.B3497]=0;CONCATENATE(CHAR(9);[.A3497];&quot;:&quot;);CONCATENATE(CHAR(9);CHAR(9);&quot;- &quot;;INDEX([$Hoja1.$A$1:.$BL$1048576];[.A3497]+1;[.B34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33]+1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formula="of:=IF([.B3498]=0;CONCATENATE(CHAR(9);[.A3498];&quot;:&quot;);CONCATENATE(CHAR(9);CHAR(9);&quot;- &quot;;INDEX([$Hoja1.$A$1:.$BL$1048576];[.A3498]+1;[.B34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34]+1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table:formula="of:=IF([.B3499]=0;CONCATENATE(CHAR(9);[.A3499];&quot;:&quot;);CONCATENATE(CHAR(9);CHAR(9);&quot;- &quot;;INDEX([$Hoja1.$A$1:.$BL$1048576];[.A3499]+1;[.B34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35]+1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IF([.B3500]=0;CONCATENATE(CHAR(9);[.A3500];&quot;:&quot;);CONCATENATE(CHAR(9);CHAR(9);&quot;- &quot;;INDEX([$Hoja1.$A$1:.$BL$1048576];[.A3500]+1;[.B35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36]+1"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formula="of:=IF([.B3501]=0;CONCATENATE(CHAR(9);[.A3501];&quot;:&quot;);CONCATENATE(CHAR(9);CHAR(9);&quot;- &quot;;INDEX([$Hoja1.$A$1:.$BL$1048576];[.A3501]+1;[.B35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37]+1"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formula="of:=IF([.B3502]=0;CONCATENATE(CHAR(9);[.A3502];&quot;:&quot;);CONCATENATE(CHAR(9);CHAR(9);&quot;- &quot;;INDEX([$Hoja1.$A$1:.$BL$1048576];[.A3502]+1;[.B35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38]+1"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formula="of:=IF([.B3503]=0;CONCATENATE(CHAR(9);[.A3503];&quot;:&quot;);CONCATENATE(CHAR(9);CHAR(9);&quot;- &quot;;INDEX([$Hoja1.$A$1:.$BL$1048576];[.A3503]+1;[.B35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39]+1"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formula="of:=IF([.B3504]=0;CONCATENATE(CHAR(9);[.A3504];&quot;:&quot;);CONCATENATE(CHAR(9);CHAR(9);&quot;- &quot;;INDEX([$Hoja1.$A$1:.$BL$1048576];[.A3504]+1;[.B35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40]+1"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formula="of:=IF([.B3505]=0;CONCATENATE(CHAR(9);[.A3505];&quot;:&quot;);CONCATENATE(CHAR(9);CHAR(9);&quot;- &quot;;INDEX([$Hoja1.$A$1:.$BL$1048576];[.A3505]+1;[.B35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41]+1"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formula="of:=IF([.B3506]=0;CONCATENATE(CHAR(9);[.A3506];&quot;:&quot;);CONCATENATE(CHAR(9);CHAR(9);&quot;- &quot;;INDEX([$Hoja1.$A$1:.$BL$1048576];[.A3506]+1;[.B35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42]+1"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formula="of:=IF([.B3507]=0;CONCATENATE(CHAR(9);[.A3507];&quot;:&quot;);CONCATENATE(CHAR(9);CHAR(9);&quot;- &quot;;INDEX([$Hoja1.$A$1:.$BL$1048576];[.A3507]+1;[.B35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43]+1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table:formula="of:=IF([.B3508]=0;CONCATENATE(CHAR(9);[.A3508];&quot;:&quot;);CONCATENATE(CHAR(9);CHAR(9);&quot;- &quot;;INDEX([$Hoja1.$A$1:.$BL$1048576];[.A3508]+1;[.B35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44]+1"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table:formula="of:=IF([.B3509]=0;CONCATENATE(CHAR(9);[.A3509];&quot;:&quot;);CONCATENATE(CHAR(9);CHAR(9);&quot;- &quot;;INDEX([$Hoja1.$A$1:.$BL$1048576];[.A3509]+1;[.B35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45]+1"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formula="of:=IF([.B3510]=0;CONCATENATE(CHAR(9);[.A3510];&quot;:&quot;);CONCATENATE(CHAR(9);CHAR(9);&quot;- &quot;;INDEX([$Hoja1.$A$1:.$BL$1048576];[.A3510]+1;[.B35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46]+1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IF([.B3511]=0;CONCATENATE(CHAR(9);[.A3511];&quot;:&quot;);CONCATENATE(CHAR(9);CHAR(9);&quot;- &quot;;INDEX([$Hoja1.$A$1:.$BL$1048576];[.A3511]+1;[.B3511])))" office:value-type="string" office:string-value="&#9;54:" calcext:value-type="string">
            <text:p><text:tab/>54:</text:p>
          </table:table-cell>
        </table:table-row>
        <table:table-row table:style-name="ro1">
          <table:table-cell table:formula="of:=[.A3447]+1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.B3512]=0;CONCATENATE(CHAR(9);[.A3512];&quot;:&quot;);CONCATENATE(CHAR(9);CHAR(9);&quot;- &quot;;INDEX([$Hoja1.$A$1:.$BL$1048576];[.A3512]+1;[.B35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48]+1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IF([.B3513]=0;CONCATENATE(CHAR(9);[.A3513];&quot;:&quot;);CONCATENATE(CHAR(9);CHAR(9);&quot;- &quot;;INDEX([$Hoja1.$A$1:.$BL$1048576];[.A3513]+1;[.B35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49]+1"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IF([.B3514]=0;CONCATENATE(CHAR(9);[.A3514];&quot;:&quot;);CONCATENATE(CHAR(9);CHAR(9);&quot;- &quot;;INDEX([$Hoja1.$A$1:.$BL$1048576];[.A3514]+1;[.B35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50]+1"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formula="of:=IF([.B3515]=0;CONCATENATE(CHAR(9);[.A3515];&quot;:&quot;);CONCATENATE(CHAR(9);CHAR(9);&quot;- &quot;;INDEX([$Hoja1.$A$1:.$BL$1048576];[.A3515]+1;[.B35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51]+1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formula="of:=IF([.B3516]=0;CONCATENATE(CHAR(9);[.A3516];&quot;:&quot;);CONCATENATE(CHAR(9);CHAR(9);&quot;- &quot;;INDEX([$Hoja1.$A$1:.$BL$1048576];[.A3516]+1;[.B35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52]+1"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formula="of:=IF([.B3517]=0;CONCATENATE(CHAR(9);[.A3517];&quot;:&quot;);CONCATENATE(CHAR(9);CHAR(9);&quot;- &quot;;INDEX([$Hoja1.$A$1:.$BL$1048576];[.A3517]+1;[.B35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53]+1"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formula="of:=IF([.B3518]=0;CONCATENATE(CHAR(9);[.A3518];&quot;:&quot;);CONCATENATE(CHAR(9);CHAR(9);&quot;- &quot;;INDEX([$Hoja1.$A$1:.$BL$1048576];[.A3518]+1;[.B35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54]+1"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formula="of:=IF([.B3519]=0;CONCATENATE(CHAR(9);[.A3519];&quot;:&quot;);CONCATENATE(CHAR(9);CHAR(9);&quot;- &quot;;INDEX([$Hoja1.$A$1:.$BL$1048576];[.A3519]+1;[.B35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55]+1"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IF([.B3520]=0;CONCATENATE(CHAR(9);[.A3520];&quot;:&quot;);CONCATENATE(CHAR(9);CHAR(9);&quot;- &quot;;INDEX([$Hoja1.$A$1:.$BL$1048576];[.A3520]+1;[.B35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56]+1"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formula="of:=IF([.B3521]=0;CONCATENATE(CHAR(9);[.A3521];&quot;:&quot;);CONCATENATE(CHAR(9);CHAR(9);&quot;- &quot;;INDEX([$Hoja1.$A$1:.$BL$1048576];[.A3521]+1;[.B35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57]+1"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IF([.B3522]=0;CONCATENATE(CHAR(9);[.A3522];&quot;:&quot;);CONCATENATE(CHAR(9);CHAR(9);&quot;- &quot;;INDEX([$Hoja1.$A$1:.$BL$1048576];[.A3522]+1;[.B35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58]+1"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IF([.B3523]=0;CONCATENATE(CHAR(9);[.A3523];&quot;:&quot;);CONCATENATE(CHAR(9);CHAR(9);&quot;- &quot;;INDEX([$Hoja1.$A$1:.$BL$1048576];[.A3523]+1;[.B35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59]+1"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table:formula="of:=IF([.B3524]=0;CONCATENATE(CHAR(9);[.A3524];&quot;:&quot;);CONCATENATE(CHAR(9);CHAR(9);&quot;- &quot;;INDEX([$Hoja1.$A$1:.$BL$1048576];[.A3524]+1;[.B35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60]+1"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formula="of:=IF([.B3525]=0;CONCATENATE(CHAR(9);[.A3525];&quot;:&quot;);CONCATENATE(CHAR(9);CHAR(9);&quot;- &quot;;INDEX([$Hoja1.$A$1:.$BL$1048576];[.A3525]+1;[.B35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61]+1"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table:formula="of:=IF([.B3526]=0;CONCATENATE(CHAR(9);[.A3526];&quot;:&quot;);CONCATENATE(CHAR(9);CHAR(9);&quot;- &quot;;INDEX([$Hoja1.$A$1:.$BL$1048576];[.A3526]+1;[.B35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62]+1"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table:formula="of:=IF([.B3527]=0;CONCATENATE(CHAR(9);[.A3527];&quot;:&quot;);CONCATENATE(CHAR(9);CHAR(9);&quot;- &quot;;INDEX([$Hoja1.$A$1:.$BL$1048576];[.A3527]+1;[.B35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63]+1"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table:formula="of:=IF([.B3528]=0;CONCATENATE(CHAR(9);[.A3528];&quot;:&quot;);CONCATENATE(CHAR(9);CHAR(9);&quot;- &quot;;INDEX([$Hoja1.$A$1:.$BL$1048576];[.A3528]+1;[.B35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64]+1"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formula="of:=IF([.B3529]=0;CONCATENATE(CHAR(9);[.A3529];&quot;:&quot;);CONCATENATE(CHAR(9);CHAR(9);&quot;- &quot;;INDEX([$Hoja1.$A$1:.$BL$1048576];[.A3529]+1;[.B35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65]+1"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table:formula="of:=IF([.B3530]=0;CONCATENATE(CHAR(9);[.A3530];&quot;:&quot;);CONCATENATE(CHAR(9);CHAR(9);&quot;- &quot;;INDEX([$Hoja1.$A$1:.$BL$1048576];[.A3530]+1;[.B35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66]+1"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table:formula="of:=IF([.B3531]=0;CONCATENATE(CHAR(9);[.A3531];&quot;:&quot;);CONCATENATE(CHAR(9);CHAR(9);&quot;- &quot;;INDEX([$Hoja1.$A$1:.$BL$1048576];[.A3531]+1;[.B35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67]+1"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table:formula="of:=IF([.B3532]=0;CONCATENATE(CHAR(9);[.A3532];&quot;:&quot;);CONCATENATE(CHAR(9);CHAR(9);&quot;- &quot;;INDEX([$Hoja1.$A$1:.$BL$1048576];[.A3532]+1;[.B35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68]+1"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formula="of:=IF([.B3533]=0;CONCATENATE(CHAR(9);[.A3533];&quot;:&quot;);CONCATENATE(CHAR(9);CHAR(9);&quot;- &quot;;INDEX([$Hoja1.$A$1:.$BL$1048576];[.A3533]+1;[.B35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69]+1"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table:formula="of:=IF([.B3534]=0;CONCATENATE(CHAR(9);[.A3534];&quot;:&quot;);CONCATENATE(CHAR(9);CHAR(9);&quot;- &quot;;INDEX([$Hoja1.$A$1:.$BL$1048576];[.A3534]+1;[.B35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70]+1"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table:formula="of:=IF([.B3535]=0;CONCATENATE(CHAR(9);[.A3535];&quot;:&quot;);CONCATENATE(CHAR(9);CHAR(9);&quot;- &quot;;INDEX([$Hoja1.$A$1:.$BL$1048576];[.A3535]+1;[.B35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71]+1"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formula="of:=IF([.B3536]=0;CONCATENATE(CHAR(9);[.A3536];&quot;:&quot;);CONCATENATE(CHAR(9);CHAR(9);&quot;- &quot;;INDEX([$Hoja1.$A$1:.$BL$1048576];[.A3536]+1;[.B35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72]+1"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table:formula="of:=IF([.B3537]=0;CONCATENATE(CHAR(9);[.A3537];&quot;:&quot;);CONCATENATE(CHAR(9);CHAR(9);&quot;- &quot;;INDEX([$Hoja1.$A$1:.$BL$1048576];[.A3537]+1;[.B35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73]+1"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table:formula="of:=IF([.B3538]=0;CONCATENATE(CHAR(9);[.A3538];&quot;:&quot;);CONCATENATE(CHAR(9);CHAR(9);&quot;- &quot;;INDEX([$Hoja1.$A$1:.$BL$1048576];[.A3538]+1;[.B35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74]+1"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table:formula="of:=IF([.B3539]=0;CONCATENATE(CHAR(9);[.A3539];&quot;:&quot;);CONCATENATE(CHAR(9);CHAR(9);&quot;- &quot;;INDEX([$Hoja1.$A$1:.$BL$1048576];[.A3539]+1;[.B35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75]+1"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table:formula="of:=IF([.B3540]=0;CONCATENATE(CHAR(9);[.A3540];&quot;:&quot;);CONCATENATE(CHAR(9);CHAR(9);&quot;- &quot;;INDEX([$Hoja1.$A$1:.$BL$1048576];[.A3540]+1;[.B35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76]+1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formula="of:=IF([.B3541]=0;CONCATENATE(CHAR(9);[.A3541];&quot;:&quot;);CONCATENATE(CHAR(9);CHAR(9);&quot;- &quot;;INDEX([$Hoja1.$A$1:.$BL$1048576];[.A3541]+1;[.B35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77]+1"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table:formula="of:=IF([.B3542]=0;CONCATENATE(CHAR(9);[.A3542];&quot;:&quot;);CONCATENATE(CHAR(9);CHAR(9);&quot;- &quot;;INDEX([$Hoja1.$A$1:.$BL$1048576];[.A3542]+1;[.B35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78]+1"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table:formula="of:=IF([.B3543]=0;CONCATENATE(CHAR(9);[.A3543];&quot;:&quot;);CONCATENATE(CHAR(9);CHAR(9);&quot;- &quot;;INDEX([$Hoja1.$A$1:.$BL$1048576];[.A3543]+1;[.B35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79]+1"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table:formula="of:=IF([.B3544]=0;CONCATENATE(CHAR(9);[.A3544];&quot;:&quot;);CONCATENATE(CHAR(9);CHAR(9);&quot;- &quot;;INDEX([$Hoja1.$A$1:.$BL$1048576];[.A3544]+1;[.B35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80]+1"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table:formula="of:=IF([.B3545]=0;CONCATENATE(CHAR(9);[.A3545];&quot;:&quot;);CONCATENATE(CHAR(9);CHAR(9);&quot;- &quot;;INDEX([$Hoja1.$A$1:.$BL$1048576];[.A3545]+1;[.B35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81]+1"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table:formula="of:=IF([.B3546]=0;CONCATENATE(CHAR(9);[.A3546];&quot;:&quot;);CONCATENATE(CHAR(9);CHAR(9);&quot;- &quot;;INDEX([$Hoja1.$A$1:.$BL$1048576];[.A3546]+1;[.B35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82]+1"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table:formula="of:=IF([.B3547]=0;CONCATENATE(CHAR(9);[.A3547];&quot;:&quot;);CONCATENATE(CHAR(9);CHAR(9);&quot;- &quot;;INDEX([$Hoja1.$A$1:.$BL$1048576];[.A3547]+1;[.B35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83]+1"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table:formula="of:=IF([.B3548]=0;CONCATENATE(CHAR(9);[.A3548];&quot;:&quot;);CONCATENATE(CHAR(9);CHAR(9);&quot;- &quot;;INDEX([$Hoja1.$A$1:.$BL$1048576];[.A3548]+1;[.B35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84]+1"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table:formula="of:=IF([.B3549]=0;CONCATENATE(CHAR(9);[.A3549];&quot;:&quot;);CONCATENATE(CHAR(9);CHAR(9);&quot;- &quot;;INDEX([$Hoja1.$A$1:.$BL$1048576];[.A3549]+1;[.B35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85]+1"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table:formula="of:=IF([.B3550]=0;CONCATENATE(CHAR(9);[.A3550];&quot;:&quot;);CONCATENATE(CHAR(9);CHAR(9);&quot;- &quot;;INDEX([$Hoja1.$A$1:.$BL$1048576];[.A3550]+1;[.B35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86]+1"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table:formula="of:=IF([.B3551]=0;CONCATENATE(CHAR(9);[.A3551];&quot;:&quot;);CONCATENATE(CHAR(9);CHAR(9);&quot;- &quot;;INDEX([$Hoja1.$A$1:.$BL$1048576];[.A3551]+1;[.B35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87]+1"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table:formula="of:=IF([.B3552]=0;CONCATENATE(CHAR(9);[.A3552];&quot;:&quot;);CONCATENATE(CHAR(9);CHAR(9);&quot;- &quot;;INDEX([$Hoja1.$A$1:.$BL$1048576];[.A3552]+1;[.B35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88]+1"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formula="of:=IF([.B3553]=0;CONCATENATE(CHAR(9);[.A3553];&quot;:&quot;);CONCATENATE(CHAR(9);CHAR(9);&quot;- &quot;;INDEX([$Hoja1.$A$1:.$BL$1048576];[.A3553]+1;[.B35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89]+1"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table:formula="of:=IF([.B3554]=0;CONCATENATE(CHAR(9);[.A3554];&quot;:&quot;);CONCATENATE(CHAR(9);CHAR(9);&quot;- &quot;;INDEX([$Hoja1.$A$1:.$BL$1048576];[.A3554]+1;[.B35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90]+1"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formula="of:=IF([.B3555]=0;CONCATENATE(CHAR(9);[.A3555];&quot;:&quot;);CONCATENATE(CHAR(9);CHAR(9);&quot;- &quot;;INDEX([$Hoja1.$A$1:.$BL$1048576];[.A3555]+1;[.B35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91]+1"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table:formula="of:=IF([.B3556]=0;CONCATENATE(CHAR(9);[.A3556];&quot;:&quot;);CONCATENATE(CHAR(9);CHAR(9);&quot;- &quot;;INDEX([$Hoja1.$A$1:.$BL$1048576];[.A3556]+1;[.B35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92]+1"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formula="of:=IF([.B3557]=0;CONCATENATE(CHAR(9);[.A3557];&quot;:&quot;);CONCATENATE(CHAR(9);CHAR(9);&quot;- &quot;;INDEX([$Hoja1.$A$1:.$BL$1048576];[.A3557]+1;[.B35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93]+1"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formula="of:=IF([.B3558]=0;CONCATENATE(CHAR(9);[.A3558];&quot;:&quot;);CONCATENATE(CHAR(9);CHAR(9);&quot;- &quot;;INDEX([$Hoja1.$A$1:.$BL$1048576];[.A3558]+1;[.B35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94]+1"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formula="of:=IF([.B3559]=0;CONCATENATE(CHAR(9);[.A3559];&quot;:&quot;);CONCATENATE(CHAR(9);CHAR(9);&quot;- &quot;;INDEX([$Hoja1.$A$1:.$BL$1048576];[.A3559]+1;[.B35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95]+1"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formula="of:=IF([.B3560]=0;CONCATENATE(CHAR(9);[.A3560];&quot;:&quot;);CONCATENATE(CHAR(9);CHAR(9);&quot;- &quot;;INDEX([$Hoja1.$A$1:.$BL$1048576];[.A3560]+1;[.B35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96]+1"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formula="of:=IF([.B3561]=0;CONCATENATE(CHAR(9);[.A3561];&quot;:&quot;);CONCATENATE(CHAR(9);CHAR(9);&quot;- &quot;;INDEX([$Hoja1.$A$1:.$BL$1048576];[.A3561]+1;[.B35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97]+1"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formula="of:=IF([.B3562]=0;CONCATENATE(CHAR(9);[.A3562];&quot;:&quot;);CONCATENATE(CHAR(9);CHAR(9);&quot;- &quot;;INDEX([$Hoja1.$A$1:.$BL$1048576];[.A3562]+1;[.B35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98]+1"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formula="of:=IF([.B3563]=0;CONCATENATE(CHAR(9);[.A3563];&quot;:&quot;);CONCATENATE(CHAR(9);CHAR(9);&quot;- &quot;;INDEX([$Hoja1.$A$1:.$BL$1048576];[.A3563]+1;[.B35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499]+1"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formula="of:=IF([.B3564]=0;CONCATENATE(CHAR(9);[.A3564];&quot;:&quot;);CONCATENATE(CHAR(9);CHAR(9);&quot;- &quot;;INDEX([$Hoja1.$A$1:.$BL$1048576];[.A3564]+1;[.B35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00]+1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table:formula="of:=IF([.B3565]=0;CONCATENATE(CHAR(9);[.A3565];&quot;:&quot;);CONCATENATE(CHAR(9);CHAR(9);&quot;- &quot;;INDEX([$Hoja1.$A$1:.$BL$1048576];[.A3565]+1;[.B35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01]+1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IF([.B3566]=0;CONCATENATE(CHAR(9);[.A3566];&quot;:&quot;);CONCATENATE(CHAR(9);CHAR(9);&quot;- &quot;;INDEX([$Hoja1.$A$1:.$BL$1048576];[.A3566]+1;[.B35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02]+1"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formula="of:=IF([.B3567]=0;CONCATENATE(CHAR(9);[.A3567];&quot;:&quot;);CONCATENATE(CHAR(9);CHAR(9);&quot;- &quot;;INDEX([$Hoja1.$A$1:.$BL$1048576];[.A3567]+1;[.B35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03]+1"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formula="of:=IF([.B3568]=0;CONCATENATE(CHAR(9);[.A3568];&quot;:&quot;);CONCATENATE(CHAR(9);CHAR(9);&quot;- &quot;;INDEX([$Hoja1.$A$1:.$BL$1048576];[.A3568]+1;[.B35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04]+1"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formula="of:=IF([.B3569]=0;CONCATENATE(CHAR(9);[.A3569];&quot;:&quot;);CONCATENATE(CHAR(9);CHAR(9);&quot;- &quot;;INDEX([$Hoja1.$A$1:.$BL$1048576];[.A3569]+1;[.B35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05]+1"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formula="of:=IF([.B3570]=0;CONCATENATE(CHAR(9);[.A3570];&quot;:&quot;);CONCATENATE(CHAR(9);CHAR(9);&quot;- &quot;;INDEX([$Hoja1.$A$1:.$BL$1048576];[.A3570]+1;[.B35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06]+1"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formula="of:=IF([.B3571]=0;CONCATENATE(CHAR(9);[.A3571];&quot;:&quot;);CONCATENATE(CHAR(9);CHAR(9);&quot;- &quot;;INDEX([$Hoja1.$A$1:.$BL$1048576];[.A3571]+1;[.B35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07]+1"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formula="of:=IF([.B3572]=0;CONCATENATE(CHAR(9);[.A3572];&quot;:&quot;);CONCATENATE(CHAR(9);CHAR(9);&quot;- &quot;;INDEX([$Hoja1.$A$1:.$BL$1048576];[.A3572]+1;[.B35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08]+1"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formula="of:=IF([.B3573]=0;CONCATENATE(CHAR(9);[.A3573];&quot;:&quot;);CONCATENATE(CHAR(9);CHAR(9);&quot;- &quot;;INDEX([$Hoja1.$A$1:.$BL$1048576];[.A3573]+1;[.B35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09]+1"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table:formula="of:=IF([.B3574]=0;CONCATENATE(CHAR(9);[.A3574];&quot;:&quot;);CONCATENATE(CHAR(9);CHAR(9);&quot;- &quot;;INDEX([$Hoja1.$A$1:.$BL$1048576];[.A3574]+1;[.B35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10]+1"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formula="of:=IF([.B3575]=0;CONCATENATE(CHAR(9);[.A3575];&quot;:&quot;);CONCATENATE(CHAR(9);CHAR(9);&quot;- &quot;;INDEX([$Hoja1.$A$1:.$BL$1048576];[.A3575]+1;[.B35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11]+1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IF([.B3576]=0;CONCATENATE(CHAR(9);[.A3576];&quot;:&quot;);CONCATENATE(CHAR(9);CHAR(9);&quot;- &quot;;INDEX([$Hoja1.$A$1:.$BL$1048576];[.A3576]+1;[.B3576])))" office:value-type="string" office:string-value="&#9;55:" calcext:value-type="string">
            <text:p><text:tab/>55:</text:p>
          </table:table-cell>
        </table:table-row>
        <table:table-row table:style-name="ro1">
          <table:table-cell table:formula="of:=[.A3512]+1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[.B3577]=0;CONCATENATE(CHAR(9);[.A3577];&quot;:&quot;);CONCATENATE(CHAR(9);CHAR(9);&quot;- &quot;;INDEX([$Hoja1.$A$1:.$BL$1048576];[.A3577]+1;[.B35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13]+1"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formula="of:=IF([.B3578]=0;CONCATENATE(CHAR(9);[.A3578];&quot;:&quot;);CONCATENATE(CHAR(9);CHAR(9);&quot;- &quot;;INDEX([$Hoja1.$A$1:.$BL$1048576];[.A3578]+1;[.B35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14]+1"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formula="of:=IF([.B3579]=0;CONCATENATE(CHAR(9);[.A3579];&quot;:&quot;);CONCATENATE(CHAR(9);CHAR(9);&quot;- &quot;;INDEX([$Hoja1.$A$1:.$BL$1048576];[.A3579]+1;[.B35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15]+1"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IF([.B3580]=0;CONCATENATE(CHAR(9);[.A3580];&quot;:&quot;);CONCATENATE(CHAR(9);CHAR(9);&quot;- &quot;;INDEX([$Hoja1.$A$1:.$BL$1048576];[.A3580]+1;[.B35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16]+1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IF([.B3581]=0;CONCATENATE(CHAR(9);[.A3581];&quot;:&quot;);CONCATENATE(CHAR(9);CHAR(9);&quot;- &quot;;INDEX([$Hoja1.$A$1:.$BL$1048576];[.A3581]+1;[.B35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17]+1"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IF([.B3582]=0;CONCATENATE(CHAR(9);[.A3582];&quot;:&quot;);CONCATENATE(CHAR(9);CHAR(9);&quot;- &quot;;INDEX([$Hoja1.$A$1:.$BL$1048576];[.A3582]+1;[.B35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18]+1"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IF([.B3583]=0;CONCATENATE(CHAR(9);[.A3583];&quot;:&quot;);CONCATENATE(CHAR(9);CHAR(9);&quot;- &quot;;INDEX([$Hoja1.$A$1:.$BL$1048576];[.A3583]+1;[.B35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19]+1"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table:formula="of:=IF([.B3584]=0;CONCATENATE(CHAR(9);[.A3584];&quot;:&quot;);CONCATENATE(CHAR(9);CHAR(9);&quot;- &quot;;INDEX([$Hoja1.$A$1:.$BL$1048576];[.A3584]+1;[.B35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20]+1"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formula="of:=IF([.B3585]=0;CONCATENATE(CHAR(9);[.A3585];&quot;:&quot;);CONCATENATE(CHAR(9);CHAR(9);&quot;- &quot;;INDEX([$Hoja1.$A$1:.$BL$1048576];[.A3585]+1;[.B35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21]+1"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formula="of:=IF([.B3586]=0;CONCATENATE(CHAR(9);[.A3586];&quot;:&quot;);CONCATENATE(CHAR(9);CHAR(9);&quot;- &quot;;INDEX([$Hoja1.$A$1:.$BL$1048576];[.A3586]+1;[.B35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22]+1"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IF([.B3587]=0;CONCATENATE(CHAR(9);[.A3587];&quot;:&quot;);CONCATENATE(CHAR(9);CHAR(9);&quot;- &quot;;INDEX([$Hoja1.$A$1:.$BL$1048576];[.A3587]+1;[.B35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23]+1"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IF([.B3588]=0;CONCATENATE(CHAR(9);[.A3588];&quot;:&quot;);CONCATENATE(CHAR(9);CHAR(9);&quot;- &quot;;INDEX([$Hoja1.$A$1:.$BL$1048576];[.A3588]+1;[.B35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24]+1"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IF([.B3589]=0;CONCATENATE(CHAR(9);[.A3589];&quot;:&quot;);CONCATENATE(CHAR(9);CHAR(9);&quot;- &quot;;INDEX([$Hoja1.$A$1:.$BL$1048576];[.A3589]+1;[.B35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25]+1"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table:formula="of:=IF([.B3590]=0;CONCATENATE(CHAR(9);[.A3590];&quot;:&quot;);CONCATENATE(CHAR(9);CHAR(9);&quot;- &quot;;INDEX([$Hoja1.$A$1:.$BL$1048576];[.A3590]+1;[.B35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26]+1"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formula="of:=IF([.B3591]=0;CONCATENATE(CHAR(9);[.A3591];&quot;:&quot;);CONCATENATE(CHAR(9);CHAR(9);&quot;- &quot;;INDEX([$Hoja1.$A$1:.$BL$1048576];[.A3591]+1;[.B35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27]+1"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table:formula="of:=IF([.B3592]=0;CONCATENATE(CHAR(9);[.A3592];&quot;:&quot;);CONCATENATE(CHAR(9);CHAR(9);&quot;- &quot;;INDEX([$Hoja1.$A$1:.$BL$1048576];[.A3592]+1;[.B35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28]+1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table:formula="of:=IF([.B3593]=0;CONCATENATE(CHAR(9);[.A3593];&quot;:&quot;);CONCATENATE(CHAR(9);CHAR(9);&quot;- &quot;;INDEX([$Hoja1.$A$1:.$BL$1048576];[.A3593]+1;[.B35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29]+1"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table:formula="of:=IF([.B3594]=0;CONCATENATE(CHAR(9);[.A3594];&quot;:&quot;);CONCATENATE(CHAR(9);CHAR(9);&quot;- &quot;;INDEX([$Hoja1.$A$1:.$BL$1048576];[.A3594]+1;[.B35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30]+1"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table:formula="of:=IF([.B3595]=0;CONCATENATE(CHAR(9);[.A3595];&quot;:&quot;);CONCATENATE(CHAR(9);CHAR(9);&quot;- &quot;;INDEX([$Hoja1.$A$1:.$BL$1048576];[.A3595]+1;[.B35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31]+1"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table:formula="of:=IF([.B3596]=0;CONCATENATE(CHAR(9);[.A3596];&quot;:&quot;);CONCATENATE(CHAR(9);CHAR(9);&quot;- &quot;;INDEX([$Hoja1.$A$1:.$BL$1048576];[.A3596]+1;[.B35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32]+1"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table:formula="of:=IF([.B3597]=0;CONCATENATE(CHAR(9);[.A3597];&quot;:&quot;);CONCATENATE(CHAR(9);CHAR(9);&quot;- &quot;;INDEX([$Hoja1.$A$1:.$BL$1048576];[.A3597]+1;[.B35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33]+1"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table:formula="of:=IF([.B3598]=0;CONCATENATE(CHAR(9);[.A3598];&quot;:&quot;);CONCATENATE(CHAR(9);CHAR(9);&quot;- &quot;;INDEX([$Hoja1.$A$1:.$BL$1048576];[.A3598]+1;[.B35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34]+1"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table:formula="of:=IF([.B3599]=0;CONCATENATE(CHAR(9);[.A3599];&quot;:&quot;);CONCATENATE(CHAR(9);CHAR(9);&quot;- &quot;;INDEX([$Hoja1.$A$1:.$BL$1048576];[.A3599]+1;[.B35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35]+1"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table:formula="of:=IF([.B3600]=0;CONCATENATE(CHAR(9);[.A3600];&quot;:&quot;);CONCATENATE(CHAR(9);CHAR(9);&quot;- &quot;;INDEX([$Hoja1.$A$1:.$BL$1048576];[.A3600]+1;[.B36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36]+1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formula="of:=IF([.B3601]=0;CONCATENATE(CHAR(9);[.A3601];&quot;:&quot;);CONCATENATE(CHAR(9);CHAR(9);&quot;- &quot;;INDEX([$Hoja1.$A$1:.$BL$1048576];[.A3601]+1;[.B36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37]+1"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table:formula="of:=IF([.B3602]=0;CONCATENATE(CHAR(9);[.A3602];&quot;:&quot;);CONCATENATE(CHAR(9);CHAR(9);&quot;- &quot;;INDEX([$Hoja1.$A$1:.$BL$1048576];[.A3602]+1;[.B36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38]+1"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table:formula="of:=IF([.B3603]=0;CONCATENATE(CHAR(9);[.A3603];&quot;:&quot;);CONCATENATE(CHAR(9);CHAR(9);&quot;- &quot;;INDEX([$Hoja1.$A$1:.$BL$1048576];[.A3603]+1;[.B36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39]+1"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table:formula="of:=IF([.B3604]=0;CONCATENATE(CHAR(9);[.A3604];&quot;:&quot;);CONCATENATE(CHAR(9);CHAR(9);&quot;- &quot;;INDEX([$Hoja1.$A$1:.$BL$1048576];[.A3604]+1;[.B36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40]+1"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table:formula="of:=IF([.B3605]=0;CONCATENATE(CHAR(9);[.A3605];&quot;:&quot;);CONCATENATE(CHAR(9);CHAR(9);&quot;- &quot;;INDEX([$Hoja1.$A$1:.$BL$1048576];[.A3605]+1;[.B36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41]+1"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IF([.B3606]=0;CONCATENATE(CHAR(9);[.A3606];&quot;:&quot;);CONCATENATE(CHAR(9);CHAR(9);&quot;- &quot;;INDEX([$Hoja1.$A$1:.$BL$1048576];[.A3606]+1;[.B36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42]+1"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table:formula="of:=IF([.B3607]=0;CONCATENATE(CHAR(9);[.A3607];&quot;:&quot;);CONCATENATE(CHAR(9);CHAR(9);&quot;- &quot;;INDEX([$Hoja1.$A$1:.$BL$1048576];[.A3607]+1;[.B36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43]+1"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table:formula="of:=IF([.B3608]=0;CONCATENATE(CHAR(9);[.A3608];&quot;:&quot;);CONCATENATE(CHAR(9);CHAR(9);&quot;- &quot;;INDEX([$Hoja1.$A$1:.$BL$1048576];[.A3608]+1;[.B36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44]+1"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table:formula="of:=IF([.B3609]=0;CONCATENATE(CHAR(9);[.A3609];&quot;:&quot;);CONCATENATE(CHAR(9);CHAR(9);&quot;- &quot;;INDEX([$Hoja1.$A$1:.$BL$1048576];[.A3609]+1;[.B36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45]+1"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formula="of:=IF([.B3610]=0;CONCATENATE(CHAR(9);[.A3610];&quot;:&quot;);CONCATENATE(CHAR(9);CHAR(9);&quot;- &quot;;INDEX([$Hoja1.$A$1:.$BL$1048576];[.A3610]+1;[.B36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46]+1"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formula="of:=IF([.B3611]=0;CONCATENATE(CHAR(9);[.A3611];&quot;:&quot;);CONCATENATE(CHAR(9);CHAR(9);&quot;- &quot;;INDEX([$Hoja1.$A$1:.$BL$1048576];[.A3611]+1;[.B36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47]+1"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table:formula="of:=IF([.B3612]=0;CONCATENATE(CHAR(9);[.A3612];&quot;:&quot;);CONCATENATE(CHAR(9);CHAR(9);&quot;- &quot;;INDEX([$Hoja1.$A$1:.$BL$1048576];[.A3612]+1;[.B36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48]+1"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table:formula="of:=IF([.B3613]=0;CONCATENATE(CHAR(9);[.A3613];&quot;:&quot;);CONCATENATE(CHAR(9);CHAR(9);&quot;- &quot;;INDEX([$Hoja1.$A$1:.$BL$1048576];[.A3613]+1;[.B36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49]+1"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table:formula="of:=IF([.B3614]=0;CONCATENATE(CHAR(9);[.A3614];&quot;:&quot;);CONCATENATE(CHAR(9);CHAR(9);&quot;- &quot;;INDEX([$Hoja1.$A$1:.$BL$1048576];[.A3614]+1;[.B36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50]+1"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table:formula="of:=IF([.B3615]=0;CONCATENATE(CHAR(9);[.A3615];&quot;:&quot;);CONCATENATE(CHAR(9);CHAR(9);&quot;- &quot;;INDEX([$Hoja1.$A$1:.$BL$1048576];[.A3615]+1;[.B36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51]+1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formula="of:=IF([.B3616]=0;CONCATENATE(CHAR(9);[.A3616];&quot;:&quot;);CONCATENATE(CHAR(9);CHAR(9);&quot;- &quot;;INDEX([$Hoja1.$A$1:.$BL$1048576];[.A3616]+1;[.B36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52]+1"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table:formula="of:=IF([.B3617]=0;CONCATENATE(CHAR(9);[.A3617];&quot;:&quot;);CONCATENATE(CHAR(9);CHAR(9);&quot;- &quot;;INDEX([$Hoja1.$A$1:.$BL$1048576];[.A3617]+1;[.B36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53]+1"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table:formula="of:=IF([.B3618]=0;CONCATENATE(CHAR(9);[.A3618];&quot;:&quot;);CONCATENATE(CHAR(9);CHAR(9);&quot;- &quot;;INDEX([$Hoja1.$A$1:.$BL$1048576];[.A3618]+1;[.B36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54]+1"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formula="of:=IF([.B3619]=0;CONCATENATE(CHAR(9);[.A3619];&quot;:&quot;);CONCATENATE(CHAR(9);CHAR(9);&quot;- &quot;;INDEX([$Hoja1.$A$1:.$BL$1048576];[.A3619]+1;[.B36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55]+1"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formula="of:=IF([.B3620]=0;CONCATENATE(CHAR(9);[.A3620];&quot;:&quot;);CONCATENATE(CHAR(9);CHAR(9);&quot;- &quot;;INDEX([$Hoja1.$A$1:.$BL$1048576];[.A3620]+1;[.B36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56]+1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formula="of:=IF([.B3621]=0;CONCATENATE(CHAR(9);[.A3621];&quot;:&quot;);CONCATENATE(CHAR(9);CHAR(9);&quot;- &quot;;INDEX([$Hoja1.$A$1:.$BL$1048576];[.A3621]+1;[.B36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57]+1"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table:formula="of:=IF([.B3622]=0;CONCATENATE(CHAR(9);[.A3622];&quot;:&quot;);CONCATENATE(CHAR(9);CHAR(9);&quot;- &quot;;INDEX([$Hoja1.$A$1:.$BL$1048576];[.A3622]+1;[.B36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58]+1"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formula="of:=IF([.B3623]=0;CONCATENATE(CHAR(9);[.A3623];&quot;:&quot;);CONCATENATE(CHAR(9);CHAR(9);&quot;- &quot;;INDEX([$Hoja1.$A$1:.$BL$1048576];[.A3623]+1;[.B36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59]+1"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formula="of:=IF([.B3624]=0;CONCATENATE(CHAR(9);[.A3624];&quot;:&quot;);CONCATENATE(CHAR(9);CHAR(9);&quot;- &quot;;INDEX([$Hoja1.$A$1:.$BL$1048576];[.A3624]+1;[.B36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60]+1"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table:formula="of:=IF([.B3625]=0;CONCATENATE(CHAR(9);[.A3625];&quot;:&quot;);CONCATENATE(CHAR(9);CHAR(9);&quot;- &quot;;INDEX([$Hoja1.$A$1:.$BL$1048576];[.A3625]+1;[.B36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61]+1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formula="of:=IF([.B3626]=0;CONCATENATE(CHAR(9);[.A3626];&quot;:&quot;);CONCATENATE(CHAR(9);CHAR(9);&quot;- &quot;;INDEX([$Hoja1.$A$1:.$BL$1048576];[.A3626]+1;[.B36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62]+1"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formula="of:=IF([.B3627]=0;CONCATENATE(CHAR(9);[.A3627];&quot;:&quot;);CONCATENATE(CHAR(9);CHAR(9);&quot;- &quot;;INDEX([$Hoja1.$A$1:.$BL$1048576];[.A3627]+1;[.B36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63]+1"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formula="of:=IF([.B3628]=0;CONCATENATE(CHAR(9);[.A3628];&quot;:&quot;);CONCATENATE(CHAR(9);CHAR(9);&quot;- &quot;;INDEX([$Hoja1.$A$1:.$BL$1048576];[.A3628]+1;[.B36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64]+1"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formula="of:=IF([.B3629]=0;CONCATENATE(CHAR(9);[.A3629];&quot;:&quot;);CONCATENATE(CHAR(9);CHAR(9);&quot;- &quot;;INDEX([$Hoja1.$A$1:.$BL$1048576];[.A3629]+1;[.B36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65]+1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formula="of:=IF([.B3630]=0;CONCATENATE(CHAR(9);[.A3630];&quot;:&quot;);CONCATENATE(CHAR(9);CHAR(9);&quot;- &quot;;INDEX([$Hoja1.$A$1:.$BL$1048576];[.A3630]+1;[.B36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66]+1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formula="of:=IF([.B3631]=0;CONCATENATE(CHAR(9);[.A3631];&quot;:&quot;);CONCATENATE(CHAR(9);CHAR(9);&quot;- &quot;;INDEX([$Hoja1.$A$1:.$BL$1048576];[.A3631]+1;[.B36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67]+1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IF([.B3632]=0;CONCATENATE(CHAR(9);[.A3632];&quot;:&quot;);CONCATENATE(CHAR(9);CHAR(9);&quot;- &quot;;INDEX([$Hoja1.$A$1:.$BL$1048576];[.A3632]+1;[.B36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68]+1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formula="of:=IF([.B3633]=0;CONCATENATE(CHAR(9);[.A3633];&quot;:&quot;);CONCATENATE(CHAR(9);CHAR(9);&quot;- &quot;;INDEX([$Hoja1.$A$1:.$BL$1048576];[.A3633]+1;[.B36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69]+1"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formula="of:=IF([.B3634]=0;CONCATENATE(CHAR(9);[.A3634];&quot;:&quot;);CONCATENATE(CHAR(9);CHAR(9);&quot;- &quot;;INDEX([$Hoja1.$A$1:.$BL$1048576];[.A3634]+1;[.B36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70]+1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formula="of:=IF([.B3635]=0;CONCATENATE(CHAR(9);[.A3635];&quot;:&quot;);CONCATENATE(CHAR(9);CHAR(9);&quot;- &quot;;INDEX([$Hoja1.$A$1:.$BL$1048576];[.A3635]+1;[.B36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71]+1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IF([.B3636]=0;CONCATENATE(CHAR(9);[.A3636];&quot;:&quot;);CONCATENATE(CHAR(9);CHAR(9);&quot;- &quot;;INDEX([$Hoja1.$A$1:.$BL$1048576];[.A3636]+1;[.B36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72]+1"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formula="of:=IF([.B3637]=0;CONCATENATE(CHAR(9);[.A3637];&quot;:&quot;);CONCATENATE(CHAR(9);CHAR(9);&quot;- &quot;;INDEX([$Hoja1.$A$1:.$BL$1048576];[.A3637]+1;[.B36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73]+1"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table:formula="of:=IF([.B3638]=0;CONCATENATE(CHAR(9);[.A3638];&quot;:&quot;);CONCATENATE(CHAR(9);CHAR(9);&quot;- &quot;;INDEX([$Hoja1.$A$1:.$BL$1048576];[.A3638]+1;[.B36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74]+1"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formula="of:=IF([.B3639]=0;CONCATENATE(CHAR(9);[.A3639];&quot;:&quot;);CONCATENATE(CHAR(9);CHAR(9);&quot;- &quot;;INDEX([$Hoja1.$A$1:.$BL$1048576];[.A3639]+1;[.B36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75]+1"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formula="of:=IF([.B3640]=0;CONCATENATE(CHAR(9);[.A3640];&quot;:&quot;);CONCATENATE(CHAR(9);CHAR(9);&quot;- &quot;;INDEX([$Hoja1.$A$1:.$BL$1048576];[.A3640]+1;[.B36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76]+1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IF([.B3641]=0;CONCATENATE(CHAR(9);[.A3641];&quot;:&quot;);CONCATENATE(CHAR(9);CHAR(9);&quot;- &quot;;INDEX([$Hoja1.$A$1:.$BL$1048576];[.A3641]+1;[.B3641])))" office:value-type="string" office:string-value="&#9;56:" calcext:value-type="string">
            <text:p><text:tab/>56:</text:p>
          </table:table-cell>
        </table:table-row>
        <table:table-row table:style-name="ro1">
          <table:table-cell table:formula="of:=[.A3577]+1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IF([.B3642]=0;CONCATENATE(CHAR(9);[.A3642];&quot;:&quot;);CONCATENATE(CHAR(9);CHAR(9);&quot;- &quot;;INDEX([$Hoja1.$A$1:.$BL$1048576];[.A3642]+1;[.B36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78]+1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IF([.B3643]=0;CONCATENATE(CHAR(9);[.A3643];&quot;:&quot;);CONCATENATE(CHAR(9);CHAR(9);&quot;- &quot;;INDEX([$Hoja1.$A$1:.$BL$1048576];[.A3643]+1;[.B36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79]+1"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formula="of:=IF([.B3644]=0;CONCATENATE(CHAR(9);[.A3644];&quot;:&quot;);CONCATENATE(CHAR(9);CHAR(9);&quot;- &quot;;INDEX([$Hoja1.$A$1:.$BL$1048576];[.A3644]+1;[.B36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80]+1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formula="of:=IF([.B3645]=0;CONCATENATE(CHAR(9);[.A3645];&quot;:&quot;);CONCATENATE(CHAR(9);CHAR(9);&quot;- &quot;;INDEX([$Hoja1.$A$1:.$BL$1048576];[.A3645]+1;[.B36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81]+1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IF([.B3646]=0;CONCATENATE(CHAR(9);[.A3646];&quot;:&quot;);CONCATENATE(CHAR(9);CHAR(9);&quot;- &quot;;INDEX([$Hoja1.$A$1:.$BL$1048576];[.A3646]+1;[.B36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82]+1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formula="of:=IF([.B3647]=0;CONCATENATE(CHAR(9);[.A3647];&quot;:&quot;);CONCATENATE(CHAR(9);CHAR(9);&quot;- &quot;;INDEX([$Hoja1.$A$1:.$BL$1048576];[.A3647]+1;[.B36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83]+1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formula="of:=IF([.B3648]=0;CONCATENATE(CHAR(9);[.A3648];&quot;:&quot;);CONCATENATE(CHAR(9);CHAR(9);&quot;- &quot;;INDEX([$Hoja1.$A$1:.$BL$1048576];[.A3648]+1;[.B36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84]+1"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IF([.B3649]=0;CONCATENATE(CHAR(9);[.A3649];&quot;:&quot;);CONCATENATE(CHAR(9);CHAR(9);&quot;- &quot;;INDEX([$Hoja1.$A$1:.$BL$1048576];[.A3649]+1;[.B36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85]+1"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formula="of:=IF([.B3650]=0;CONCATENATE(CHAR(9);[.A3650];&quot;:&quot;);CONCATENATE(CHAR(9);CHAR(9);&quot;- &quot;;INDEX([$Hoja1.$A$1:.$BL$1048576];[.A3650]+1;[.B36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86]+1"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formula="of:=IF([.B3651]=0;CONCATENATE(CHAR(9);[.A3651];&quot;:&quot;);CONCATENATE(CHAR(9);CHAR(9);&quot;- &quot;;INDEX([$Hoja1.$A$1:.$BL$1048576];[.A3651]+1;[.B36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87]+1"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formula="of:=IF([.B3652]=0;CONCATENATE(CHAR(9);[.A3652];&quot;:&quot;);CONCATENATE(CHAR(9);CHAR(9);&quot;- &quot;;INDEX([$Hoja1.$A$1:.$BL$1048576];[.A3652]+1;[.B36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88]+1"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IF([.B3653]=0;CONCATENATE(CHAR(9);[.A3653];&quot;:&quot;);CONCATENATE(CHAR(9);CHAR(9);&quot;- &quot;;INDEX([$Hoja1.$A$1:.$BL$1048576];[.A3653]+1;[.B36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89]+1"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table:formula="of:=IF([.B3654]=0;CONCATENATE(CHAR(9);[.A3654];&quot;:&quot;);CONCATENATE(CHAR(9);CHAR(9);&quot;- &quot;;INDEX([$Hoja1.$A$1:.$BL$1048576];[.A3654]+1;[.B36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90]+1"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table:formula="of:=IF([.B3655]=0;CONCATENATE(CHAR(9);[.A3655];&quot;:&quot;);CONCATENATE(CHAR(9);CHAR(9);&quot;- &quot;;INDEX([$Hoja1.$A$1:.$BL$1048576];[.A3655]+1;[.B36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91]+1"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IF([.B3656]=0;CONCATENATE(CHAR(9);[.A3656];&quot;:&quot;);CONCATENATE(CHAR(9);CHAR(9);&quot;- &quot;;INDEX([$Hoja1.$A$1:.$BL$1048576];[.A3656]+1;[.B36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92]+1"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table:formula="of:=IF([.B3657]=0;CONCATENATE(CHAR(9);[.A3657];&quot;:&quot;);CONCATENATE(CHAR(9);CHAR(9);&quot;- &quot;;INDEX([$Hoja1.$A$1:.$BL$1048576];[.A3657]+1;[.B36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93]+1"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table:formula="of:=IF([.B3658]=0;CONCATENATE(CHAR(9);[.A3658];&quot;:&quot;);CONCATENATE(CHAR(9);CHAR(9);&quot;- &quot;;INDEX([$Hoja1.$A$1:.$BL$1048576];[.A3658]+1;[.B36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94]+1"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table:formula="of:=IF([.B3659]=0;CONCATENATE(CHAR(9);[.A3659];&quot;:&quot;);CONCATENATE(CHAR(9);CHAR(9);&quot;- &quot;;INDEX([$Hoja1.$A$1:.$BL$1048576];[.A3659]+1;[.B36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95]+1"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table:formula="of:=IF([.B3660]=0;CONCATENATE(CHAR(9);[.A3660];&quot;:&quot;);CONCATENATE(CHAR(9);CHAR(9);&quot;- &quot;;INDEX([$Hoja1.$A$1:.$BL$1048576];[.A3660]+1;[.B36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96]+1"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table:formula="of:=IF([.B3661]=0;CONCATENATE(CHAR(9);[.A3661];&quot;:&quot;);CONCATENATE(CHAR(9);CHAR(9);&quot;- &quot;;INDEX([$Hoja1.$A$1:.$BL$1048576];[.A3661]+1;[.B36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97]+1"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table:formula="of:=IF([.B3662]=0;CONCATENATE(CHAR(9);[.A3662];&quot;:&quot;);CONCATENATE(CHAR(9);CHAR(9);&quot;- &quot;;INDEX([$Hoja1.$A$1:.$BL$1048576];[.A3662]+1;[.B36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98]+1"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table:formula="of:=IF([.B3663]=0;CONCATENATE(CHAR(9);[.A3663];&quot;:&quot;);CONCATENATE(CHAR(9);CHAR(9);&quot;- &quot;;INDEX([$Hoja1.$A$1:.$BL$1048576];[.A3663]+1;[.B36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599]+1"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table:formula="of:=IF([.B3664]=0;CONCATENATE(CHAR(9);[.A3664];&quot;:&quot;);CONCATENATE(CHAR(9);CHAR(9);&quot;- &quot;;INDEX([$Hoja1.$A$1:.$BL$1048576];[.A3664]+1;[.B36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00]+1"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formula="of:=IF([.B3665]=0;CONCATENATE(CHAR(9);[.A3665];&quot;:&quot;);CONCATENATE(CHAR(9);CHAR(9);&quot;- &quot;;INDEX([$Hoja1.$A$1:.$BL$1048576];[.A3665]+1;[.B36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01]+1"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formula="of:=IF([.B3666]=0;CONCATENATE(CHAR(9);[.A3666];&quot;:&quot;);CONCATENATE(CHAR(9);CHAR(9);&quot;- &quot;;INDEX([$Hoja1.$A$1:.$BL$1048576];[.A3666]+1;[.B36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02]+1"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table:formula="of:=IF([.B3667]=0;CONCATENATE(CHAR(9);[.A3667];&quot;:&quot;);CONCATENATE(CHAR(9);CHAR(9);&quot;- &quot;;INDEX([$Hoja1.$A$1:.$BL$1048576];[.A3667]+1;[.B36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03]+1"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table:formula="of:=IF([.B3668]=0;CONCATENATE(CHAR(9);[.A3668];&quot;:&quot;);CONCATENATE(CHAR(9);CHAR(9);&quot;- &quot;;INDEX([$Hoja1.$A$1:.$BL$1048576];[.A3668]+1;[.B36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04]+1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IF([.B3669]=0;CONCATENATE(CHAR(9);[.A3669];&quot;:&quot;);CONCATENATE(CHAR(9);CHAR(9);&quot;- &quot;;INDEX([$Hoja1.$A$1:.$BL$1048576];[.A3669]+1;[.B36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05]+1"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table:formula="of:=IF([.B3670]=0;CONCATENATE(CHAR(9);[.A3670];&quot;:&quot;);CONCATENATE(CHAR(9);CHAR(9);&quot;- &quot;;INDEX([$Hoja1.$A$1:.$BL$1048576];[.A3670]+1;[.B36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06]+1"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table:formula="of:=IF([.B3671]=0;CONCATENATE(CHAR(9);[.A3671];&quot;:&quot;);CONCATENATE(CHAR(9);CHAR(9);&quot;- &quot;;INDEX([$Hoja1.$A$1:.$BL$1048576];[.A3671]+1;[.B36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07]+1"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table:formula="of:=IF([.B3672]=0;CONCATENATE(CHAR(9);[.A3672];&quot;:&quot;);CONCATENATE(CHAR(9);CHAR(9);&quot;- &quot;;INDEX([$Hoja1.$A$1:.$BL$1048576];[.A3672]+1;[.B36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08]+1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formula="of:=IF([.B3673]=0;CONCATENATE(CHAR(9);[.A3673];&quot;:&quot;);CONCATENATE(CHAR(9);CHAR(9);&quot;- &quot;;INDEX([$Hoja1.$A$1:.$BL$1048576];[.A3673]+1;[.B36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09]+1"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table:formula="of:=IF([.B3674]=0;CONCATENATE(CHAR(9);[.A3674];&quot;:&quot;);CONCATENATE(CHAR(9);CHAR(9);&quot;- &quot;;INDEX([$Hoja1.$A$1:.$BL$1048576];[.A3674]+1;[.B36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10]+1"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table:formula="of:=IF([.B3675]=0;CONCATENATE(CHAR(9);[.A3675];&quot;:&quot;);CONCATENATE(CHAR(9);CHAR(9);&quot;- &quot;;INDEX([$Hoja1.$A$1:.$BL$1048576];[.A3675]+1;[.B36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11]+1"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table:formula="of:=IF([.B3676]=0;CONCATENATE(CHAR(9);[.A3676];&quot;:&quot;);CONCATENATE(CHAR(9);CHAR(9);&quot;- &quot;;INDEX([$Hoja1.$A$1:.$BL$1048576];[.A3676]+1;[.B36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12]+1"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table:formula="of:=IF([.B3677]=0;CONCATENATE(CHAR(9);[.A3677];&quot;:&quot;);CONCATENATE(CHAR(9);CHAR(9);&quot;- &quot;;INDEX([$Hoja1.$A$1:.$BL$1048576];[.A3677]+1;[.B36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13]+1"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formula="of:=IF([.B3678]=0;CONCATENATE(CHAR(9);[.A3678];&quot;:&quot;);CONCATENATE(CHAR(9);CHAR(9);&quot;- &quot;;INDEX([$Hoja1.$A$1:.$BL$1048576];[.A3678]+1;[.B36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14]+1"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table:formula="of:=IF([.B3679]=0;CONCATENATE(CHAR(9);[.A3679];&quot;:&quot;);CONCATENATE(CHAR(9);CHAR(9);&quot;- &quot;;INDEX([$Hoja1.$A$1:.$BL$1048576];[.A3679]+1;[.B36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15]+1"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table:formula="of:=IF([.B3680]=0;CONCATENATE(CHAR(9);[.A3680];&quot;:&quot;);CONCATENATE(CHAR(9);CHAR(9);&quot;- &quot;;INDEX([$Hoja1.$A$1:.$BL$1048576];[.A3680]+1;[.B36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16]+1"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table:formula="of:=IF([.B3681]=0;CONCATENATE(CHAR(9);[.A3681];&quot;:&quot;);CONCATENATE(CHAR(9);CHAR(9);&quot;- &quot;;INDEX([$Hoja1.$A$1:.$BL$1048576];[.A3681]+1;[.B36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17]+1"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table:formula="of:=IF([.B3682]=0;CONCATENATE(CHAR(9);[.A3682];&quot;:&quot;);CONCATENATE(CHAR(9);CHAR(9);&quot;- &quot;;INDEX([$Hoja1.$A$1:.$BL$1048576];[.A3682]+1;[.B36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18]+1"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table:formula="of:=IF([.B3683]=0;CONCATENATE(CHAR(9);[.A3683];&quot;:&quot;);CONCATENATE(CHAR(9);CHAR(9);&quot;- &quot;;INDEX([$Hoja1.$A$1:.$BL$1048576];[.A3683]+1;[.B36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19]+1"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table:formula="of:=IF([.B3684]=0;CONCATENATE(CHAR(9);[.A3684];&quot;:&quot;);CONCATENATE(CHAR(9);CHAR(9);&quot;- &quot;;INDEX([$Hoja1.$A$1:.$BL$1048576];[.A3684]+1;[.B36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20]+1"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formula="of:=IF([.B3685]=0;CONCATENATE(CHAR(9);[.A3685];&quot;:&quot;);CONCATENATE(CHAR(9);CHAR(9);&quot;- &quot;;INDEX([$Hoja1.$A$1:.$BL$1048576];[.A3685]+1;[.B36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21]+1"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formula="of:=IF([.B3686]=0;CONCATENATE(CHAR(9);[.A3686];&quot;:&quot;);CONCATENATE(CHAR(9);CHAR(9);&quot;- &quot;;INDEX([$Hoja1.$A$1:.$BL$1048576];[.A3686]+1;[.B36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22]+1"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table:formula="of:=IF([.B3687]=0;CONCATENATE(CHAR(9);[.A3687];&quot;:&quot;);CONCATENATE(CHAR(9);CHAR(9);&quot;- &quot;;INDEX([$Hoja1.$A$1:.$BL$1048576];[.A3687]+1;[.B36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23]+1"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table:formula="of:=IF([.B3688]=0;CONCATENATE(CHAR(9);[.A3688];&quot;:&quot;);CONCATENATE(CHAR(9);CHAR(9);&quot;- &quot;;INDEX([$Hoja1.$A$1:.$BL$1048576];[.A3688]+1;[.B36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24]+1"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formula="of:=IF([.B3689]=0;CONCATENATE(CHAR(9);[.A3689];&quot;:&quot;);CONCATENATE(CHAR(9);CHAR(9);&quot;- &quot;;INDEX([$Hoja1.$A$1:.$BL$1048576];[.A3689]+1;[.B36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25]+1"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table:formula="of:=IF([.B3690]=0;CONCATENATE(CHAR(9);[.A3690];&quot;:&quot;);CONCATENATE(CHAR(9);CHAR(9);&quot;- &quot;;INDEX([$Hoja1.$A$1:.$BL$1048576];[.A3690]+1;[.B36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26]+1"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formula="of:=IF([.B3691]=0;CONCATENATE(CHAR(9);[.A3691];&quot;:&quot;);CONCATENATE(CHAR(9);CHAR(9);&quot;- &quot;;INDEX([$Hoja1.$A$1:.$BL$1048576];[.A3691]+1;[.B36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27]+1"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formula="of:=IF([.B3692]=0;CONCATENATE(CHAR(9);[.A3692];&quot;:&quot;);CONCATENATE(CHAR(9);CHAR(9);&quot;- &quot;;INDEX([$Hoja1.$A$1:.$BL$1048576];[.A3692]+1;[.B36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28]+1"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formula="of:=IF([.B3693]=0;CONCATENATE(CHAR(9);[.A3693];&quot;:&quot;);CONCATENATE(CHAR(9);CHAR(9);&quot;- &quot;;INDEX([$Hoja1.$A$1:.$BL$1048576];[.A3693]+1;[.B36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29]+1"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table:formula="of:=IF([.B3694]=0;CONCATENATE(CHAR(9);[.A3694];&quot;:&quot;);CONCATENATE(CHAR(9);CHAR(9);&quot;- &quot;;INDEX([$Hoja1.$A$1:.$BL$1048576];[.A3694]+1;[.B36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30]+1"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formula="of:=IF([.B3695]=0;CONCATENATE(CHAR(9);[.A3695];&quot;:&quot;);CONCATENATE(CHAR(9);CHAR(9);&quot;- &quot;;INDEX([$Hoja1.$A$1:.$BL$1048576];[.A3695]+1;[.B36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31]+1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formula="of:=IF([.B3696]=0;CONCATENATE(CHAR(9);[.A3696];&quot;:&quot;);CONCATENATE(CHAR(9);CHAR(9);&quot;- &quot;;INDEX([$Hoja1.$A$1:.$BL$1048576];[.A3696]+1;[.B36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32]+1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table:formula="of:=IF([.B3697]=0;CONCATENATE(CHAR(9);[.A3697];&quot;:&quot;);CONCATENATE(CHAR(9);CHAR(9);&quot;- &quot;;INDEX([$Hoja1.$A$1:.$BL$1048576];[.A3697]+1;[.B36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33]+1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formula="of:=IF([.B3698]=0;CONCATENATE(CHAR(9);[.A3698];&quot;:&quot;);CONCATENATE(CHAR(9);CHAR(9);&quot;- &quot;;INDEX([$Hoja1.$A$1:.$BL$1048576];[.A3698]+1;[.B36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34]+1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formula="of:=IF([.B3699]=0;CONCATENATE(CHAR(9);[.A3699];&quot;:&quot;);CONCATENATE(CHAR(9);CHAR(9);&quot;- &quot;;INDEX([$Hoja1.$A$1:.$BL$1048576];[.A3699]+1;[.B36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35]+1"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formula="of:=IF([.B3700]=0;CONCATENATE(CHAR(9);[.A3700];&quot;:&quot;);CONCATENATE(CHAR(9);CHAR(9);&quot;- &quot;;INDEX([$Hoja1.$A$1:.$BL$1048576];[.A3700]+1;[.B37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36]+1"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formula="of:=IF([.B3701]=0;CONCATENATE(CHAR(9);[.A3701];&quot;:&quot;);CONCATENATE(CHAR(9);CHAR(9);&quot;- &quot;;INDEX([$Hoja1.$A$1:.$BL$1048576];[.A3701]+1;[.B37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37]+1"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table:formula="of:=IF([.B3702]=0;CONCATENATE(CHAR(9);[.A3702];&quot;:&quot;);CONCATENATE(CHAR(9);CHAR(9);&quot;- &quot;;INDEX([$Hoja1.$A$1:.$BL$1048576];[.A3702]+1;[.B37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38]+1"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table:formula="of:=IF([.B3703]=0;CONCATENATE(CHAR(9);[.A3703];&quot;:&quot;);CONCATENATE(CHAR(9);CHAR(9);&quot;- &quot;;INDEX([$Hoja1.$A$1:.$BL$1048576];[.A3703]+1;[.B37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39]+1"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table:formula="of:=IF([.B3704]=0;CONCATENATE(CHAR(9);[.A3704];&quot;:&quot;);CONCATENATE(CHAR(9);CHAR(9);&quot;- &quot;;INDEX([$Hoja1.$A$1:.$BL$1048576];[.A3704]+1;[.B37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40]+1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table:formula="of:=IF([.B3705]=0;CONCATENATE(CHAR(9);[.A3705];&quot;:&quot;);CONCATENATE(CHAR(9);CHAR(9);&quot;- &quot;;INDEX([$Hoja1.$A$1:.$BL$1048576];[.A3705]+1;[.B37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41]+1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IF([.B3706]=0;CONCATENATE(CHAR(9);[.A3706];&quot;:&quot;);CONCATENATE(CHAR(9);CHAR(9);&quot;- &quot;;INDEX([$Hoja1.$A$1:.$BL$1048576];[.A3706]+1;[.B3706])))" office:value-type="string" office:string-value="&#9;57:" calcext:value-type="string">
            <text:p><text:tab/>57:</text:p>
          </table:table-cell>
        </table:table-row>
        <table:table-row table:style-name="ro1">
          <table:table-cell table:formula="of:=[.A3642]+1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.B3707]=0;CONCATENATE(CHAR(9);[.A3707];&quot;:&quot;);CONCATENATE(CHAR(9);CHAR(9);&quot;- &quot;;INDEX([$Hoja1.$A$1:.$BL$1048576];[.A3707]+1;[.B37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43]+1"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formula="of:=IF([.B3708]=0;CONCATENATE(CHAR(9);[.A3708];&quot;:&quot;);CONCATENATE(CHAR(9);CHAR(9);&quot;- &quot;;INDEX([$Hoja1.$A$1:.$BL$1048576];[.A3708]+1;[.B37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44]+1"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IF([.B3709]=0;CONCATENATE(CHAR(9);[.A3709];&quot;:&quot;);CONCATENATE(CHAR(9);CHAR(9);&quot;- &quot;;INDEX([$Hoja1.$A$1:.$BL$1048576];[.A3709]+1;[.B37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45]+1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formula="of:=IF([.B3710]=0;CONCATENATE(CHAR(9);[.A3710];&quot;:&quot;);CONCATENATE(CHAR(9);CHAR(9);&quot;- &quot;;INDEX([$Hoja1.$A$1:.$BL$1048576];[.A3710]+1;[.B37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46]+1"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IF([.B3711]=0;CONCATENATE(CHAR(9);[.A3711];&quot;:&quot;);CONCATENATE(CHAR(9);CHAR(9);&quot;- &quot;;INDEX([$Hoja1.$A$1:.$BL$1048576];[.A3711]+1;[.B37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47]+1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formula="of:=IF([.B3712]=0;CONCATENATE(CHAR(9);[.A3712];&quot;:&quot;);CONCATENATE(CHAR(9);CHAR(9);&quot;- &quot;;INDEX([$Hoja1.$A$1:.$BL$1048576];[.A3712]+1;[.B37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48]+1"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formula="of:=IF([.B3713]=0;CONCATENATE(CHAR(9);[.A3713];&quot;:&quot;);CONCATENATE(CHAR(9);CHAR(9);&quot;- &quot;;INDEX([$Hoja1.$A$1:.$BL$1048576];[.A3713]+1;[.B37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49]+1"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formula="of:=IF([.B3714]=0;CONCATENATE(CHAR(9);[.A3714];&quot;:&quot;);CONCATENATE(CHAR(9);CHAR(9);&quot;- &quot;;INDEX([$Hoja1.$A$1:.$BL$1048576];[.A3714]+1;[.B37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50]+1"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formula="of:=IF([.B3715]=0;CONCATENATE(CHAR(9);[.A3715];&quot;:&quot;);CONCATENATE(CHAR(9);CHAR(9);&quot;- &quot;;INDEX([$Hoja1.$A$1:.$BL$1048576];[.A3715]+1;[.B37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51]+1"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IF([.B3716]=0;CONCATENATE(CHAR(9);[.A3716];&quot;:&quot;);CONCATENATE(CHAR(9);CHAR(9);&quot;- &quot;;INDEX([$Hoja1.$A$1:.$BL$1048576];[.A3716]+1;[.B37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52]+1"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formula="of:=IF([.B3717]=0;CONCATENATE(CHAR(9);[.A3717];&quot;:&quot;);CONCATENATE(CHAR(9);CHAR(9);&quot;- &quot;;INDEX([$Hoja1.$A$1:.$BL$1048576];[.A3717]+1;[.B37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53]+1"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IF([.B3718]=0;CONCATENATE(CHAR(9);[.A3718];&quot;:&quot;);CONCATENATE(CHAR(9);CHAR(9);&quot;- &quot;;INDEX([$Hoja1.$A$1:.$BL$1048576];[.A3718]+1;[.B37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54]+1"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table:formula="of:=IF([.B3719]=0;CONCATENATE(CHAR(9);[.A3719];&quot;:&quot;);CONCATENATE(CHAR(9);CHAR(9);&quot;- &quot;;INDEX([$Hoja1.$A$1:.$BL$1048576];[.A3719]+1;[.B37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55]+1"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table:formula="of:=IF([.B3720]=0;CONCATENATE(CHAR(9);[.A3720];&quot;:&quot;);CONCATENATE(CHAR(9);CHAR(9);&quot;- &quot;;INDEX([$Hoja1.$A$1:.$BL$1048576];[.A3720]+1;[.B37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56]+1"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table:formula="of:=IF([.B3721]=0;CONCATENATE(CHAR(9);[.A3721];&quot;:&quot;);CONCATENATE(CHAR(9);CHAR(9);&quot;- &quot;;INDEX([$Hoja1.$A$1:.$BL$1048576];[.A3721]+1;[.B37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57]+1"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table:formula="of:=IF([.B3722]=0;CONCATENATE(CHAR(9);[.A3722];&quot;:&quot;);CONCATENATE(CHAR(9);CHAR(9);&quot;- &quot;;INDEX([$Hoja1.$A$1:.$BL$1048576];[.A3722]+1;[.B37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58]+1"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table:formula="of:=IF([.B3723]=0;CONCATENATE(CHAR(9);[.A3723];&quot;:&quot;);CONCATENATE(CHAR(9);CHAR(9);&quot;- &quot;;INDEX([$Hoja1.$A$1:.$BL$1048576];[.A3723]+1;[.B37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59]+1"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table:formula="of:=IF([.B3724]=0;CONCATENATE(CHAR(9);[.A3724];&quot;:&quot;);CONCATENATE(CHAR(9);CHAR(9);&quot;- &quot;;INDEX([$Hoja1.$A$1:.$BL$1048576];[.A3724]+1;[.B37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60]+1"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table:formula="of:=IF([.B3725]=0;CONCATENATE(CHAR(9);[.A3725];&quot;:&quot;);CONCATENATE(CHAR(9);CHAR(9);&quot;- &quot;;INDEX([$Hoja1.$A$1:.$BL$1048576];[.A3725]+1;[.B37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61]+1"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table:formula="of:=IF([.B3726]=0;CONCATENATE(CHAR(9);[.A3726];&quot;:&quot;);CONCATENATE(CHAR(9);CHAR(9);&quot;- &quot;;INDEX([$Hoja1.$A$1:.$BL$1048576];[.A3726]+1;[.B37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62]+1"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table:formula="of:=IF([.B3727]=0;CONCATENATE(CHAR(9);[.A3727];&quot;:&quot;);CONCATENATE(CHAR(9);CHAR(9);&quot;- &quot;;INDEX([$Hoja1.$A$1:.$BL$1048576];[.A3727]+1;[.B37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63]+1"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table:formula="of:=IF([.B3728]=0;CONCATENATE(CHAR(9);[.A3728];&quot;:&quot;);CONCATENATE(CHAR(9);CHAR(9);&quot;- &quot;;INDEX([$Hoja1.$A$1:.$BL$1048576];[.A3728]+1;[.B37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64]+1"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table:formula="of:=IF([.B3729]=0;CONCATENATE(CHAR(9);[.A3729];&quot;:&quot;);CONCATENATE(CHAR(9);CHAR(9);&quot;- &quot;;INDEX([$Hoja1.$A$1:.$BL$1048576];[.A3729]+1;[.B37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65]+1"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table:formula="of:=IF([.B3730]=0;CONCATENATE(CHAR(9);[.A3730];&quot;:&quot;);CONCATENATE(CHAR(9);CHAR(9);&quot;- &quot;;INDEX([$Hoja1.$A$1:.$BL$1048576];[.A3730]+1;[.B37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66]+1"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formula="of:=IF([.B3731]=0;CONCATENATE(CHAR(9);[.A3731];&quot;:&quot;);CONCATENATE(CHAR(9);CHAR(9);&quot;- &quot;;INDEX([$Hoja1.$A$1:.$BL$1048576];[.A3731]+1;[.B37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67]+1"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table:formula="of:=IF([.B3732]=0;CONCATENATE(CHAR(9);[.A3732];&quot;:&quot;);CONCATENATE(CHAR(9);CHAR(9);&quot;- &quot;;INDEX([$Hoja1.$A$1:.$BL$1048576];[.A3732]+1;[.B37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68]+1"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table:formula="of:=IF([.B3733]=0;CONCATENATE(CHAR(9);[.A3733];&quot;:&quot;);CONCATENATE(CHAR(9);CHAR(9);&quot;- &quot;;INDEX([$Hoja1.$A$1:.$BL$1048576];[.A3733]+1;[.B37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69]+1"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table:formula="of:=IF([.B3734]=0;CONCATENATE(CHAR(9);[.A3734];&quot;:&quot;);CONCATENATE(CHAR(9);CHAR(9);&quot;- &quot;;INDEX([$Hoja1.$A$1:.$BL$1048576];[.A3734]+1;[.B37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70]+1"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table:formula="of:=IF([.B3735]=0;CONCATENATE(CHAR(9);[.A3735];&quot;:&quot;);CONCATENATE(CHAR(9);CHAR(9);&quot;- &quot;;INDEX([$Hoja1.$A$1:.$BL$1048576];[.A3735]+1;[.B37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71]+1"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table:formula="of:=IF([.B3736]=0;CONCATENATE(CHAR(9);[.A3736];&quot;:&quot;);CONCATENATE(CHAR(9);CHAR(9);&quot;- &quot;;INDEX([$Hoja1.$A$1:.$BL$1048576];[.A3736]+1;[.B37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72]+1"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table:formula="of:=IF([.B3737]=0;CONCATENATE(CHAR(9);[.A3737];&quot;:&quot;);CONCATENATE(CHAR(9);CHAR(9);&quot;- &quot;;INDEX([$Hoja1.$A$1:.$BL$1048576];[.A3737]+1;[.B37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73]+1"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table:formula="of:=IF([.B3738]=0;CONCATENATE(CHAR(9);[.A3738];&quot;:&quot;);CONCATENATE(CHAR(9);CHAR(9);&quot;- &quot;;INDEX([$Hoja1.$A$1:.$BL$1048576];[.A3738]+1;[.B37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74]+1"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table:formula="of:=IF([.B3739]=0;CONCATENATE(CHAR(9);[.A3739];&quot;:&quot;);CONCATENATE(CHAR(9);CHAR(9);&quot;- &quot;;INDEX([$Hoja1.$A$1:.$BL$1048576];[.A3739]+1;[.B37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75]+1"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table:formula="of:=IF([.B3740]=0;CONCATENATE(CHAR(9);[.A3740];&quot;:&quot;);CONCATENATE(CHAR(9);CHAR(9);&quot;- &quot;;INDEX([$Hoja1.$A$1:.$BL$1048576];[.A3740]+1;[.B37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76]+1"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table:formula="of:=IF([.B3741]=0;CONCATENATE(CHAR(9);[.A3741];&quot;:&quot;);CONCATENATE(CHAR(9);CHAR(9);&quot;- &quot;;INDEX([$Hoja1.$A$1:.$BL$1048576];[.A3741]+1;[.B37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77]+1"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table:formula="of:=IF([.B3742]=0;CONCATENATE(CHAR(9);[.A3742];&quot;:&quot;);CONCATENATE(CHAR(9);CHAR(9);&quot;- &quot;;INDEX([$Hoja1.$A$1:.$BL$1048576];[.A3742]+1;[.B37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78]+1"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table:formula="of:=IF([.B3743]=0;CONCATENATE(CHAR(9);[.A3743];&quot;:&quot;);CONCATENATE(CHAR(9);CHAR(9);&quot;- &quot;;INDEX([$Hoja1.$A$1:.$BL$1048576];[.A3743]+1;[.B37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79]+1"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formula="of:=IF([.B3744]=0;CONCATENATE(CHAR(9);[.A3744];&quot;:&quot;);CONCATENATE(CHAR(9);CHAR(9);&quot;- &quot;;INDEX([$Hoja1.$A$1:.$BL$1048576];[.A3744]+1;[.B37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80]+1"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table:formula="of:=IF([.B3745]=0;CONCATENATE(CHAR(9);[.A3745];&quot;:&quot;);CONCATENATE(CHAR(9);CHAR(9);&quot;- &quot;;INDEX([$Hoja1.$A$1:.$BL$1048576];[.A3745]+1;[.B37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81]+1"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table:formula="of:=IF([.B3746]=0;CONCATENATE(CHAR(9);[.A3746];&quot;:&quot;);CONCATENATE(CHAR(9);CHAR(9);&quot;- &quot;;INDEX([$Hoja1.$A$1:.$BL$1048576];[.A3746]+1;[.B37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82]+1"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table:formula="of:=IF([.B3747]=0;CONCATENATE(CHAR(9);[.A3747];&quot;:&quot;);CONCATENATE(CHAR(9);CHAR(9);&quot;- &quot;;INDEX([$Hoja1.$A$1:.$BL$1048576];[.A3747]+1;[.B37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83]+1"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table:formula="of:=IF([.B3748]=0;CONCATENATE(CHAR(9);[.A3748];&quot;:&quot;);CONCATENATE(CHAR(9);CHAR(9);&quot;- &quot;;INDEX([$Hoja1.$A$1:.$BL$1048576];[.A3748]+1;[.B37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84]+1"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formula="of:=IF([.B3749]=0;CONCATENATE(CHAR(9);[.A3749];&quot;:&quot;);CONCATENATE(CHAR(9);CHAR(9);&quot;- &quot;;INDEX([$Hoja1.$A$1:.$BL$1048576];[.A3749]+1;[.B37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85]+1"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table:formula="of:=IF([.B3750]=0;CONCATENATE(CHAR(9);[.A3750];&quot;:&quot;);CONCATENATE(CHAR(9);CHAR(9);&quot;- &quot;;INDEX([$Hoja1.$A$1:.$BL$1048576];[.A3750]+1;[.B37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86]+1"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formula="of:=IF([.B3751]=0;CONCATENATE(CHAR(9);[.A3751];&quot;:&quot;);CONCATENATE(CHAR(9);CHAR(9);&quot;- &quot;;INDEX([$Hoja1.$A$1:.$BL$1048576];[.A3751]+1;[.B37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87]+1"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table:formula="of:=IF([.B3752]=0;CONCATENATE(CHAR(9);[.A3752];&quot;:&quot;);CONCATENATE(CHAR(9);CHAR(9);&quot;- &quot;;INDEX([$Hoja1.$A$1:.$BL$1048576];[.A3752]+1;[.B37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88]+1"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table:formula="of:=IF([.B3753]=0;CONCATENATE(CHAR(9);[.A3753];&quot;:&quot;);CONCATENATE(CHAR(9);CHAR(9);&quot;- &quot;;INDEX([$Hoja1.$A$1:.$BL$1048576];[.A3753]+1;[.B37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89]+1"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table:formula="of:=IF([.B3754]=0;CONCATENATE(CHAR(9);[.A3754];&quot;:&quot;);CONCATENATE(CHAR(9);CHAR(9);&quot;- &quot;;INDEX([$Hoja1.$A$1:.$BL$1048576];[.A3754]+1;[.B37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90]+1"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table:formula="of:=IF([.B3755]=0;CONCATENATE(CHAR(9);[.A3755];&quot;:&quot;);CONCATENATE(CHAR(9);CHAR(9);&quot;- &quot;;INDEX([$Hoja1.$A$1:.$BL$1048576];[.A3755]+1;[.B37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91]+1"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table:formula="of:=IF([.B3756]=0;CONCATENATE(CHAR(9);[.A3756];&quot;:&quot;);CONCATENATE(CHAR(9);CHAR(9);&quot;- &quot;;INDEX([$Hoja1.$A$1:.$BL$1048576];[.A3756]+1;[.B37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92]+1"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table:formula="of:=IF([.B3757]=0;CONCATENATE(CHAR(9);[.A3757];&quot;:&quot;);CONCATENATE(CHAR(9);CHAR(9);&quot;- &quot;;INDEX([$Hoja1.$A$1:.$BL$1048576];[.A3757]+1;[.B37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93]+1"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table:formula="of:=IF([.B3758]=0;CONCATENATE(CHAR(9);[.A3758];&quot;:&quot;);CONCATENATE(CHAR(9);CHAR(9);&quot;- &quot;;INDEX([$Hoja1.$A$1:.$BL$1048576];[.A3758]+1;[.B37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94]+1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formula="of:=IF([.B3759]=0;CONCATENATE(CHAR(9);[.A3759];&quot;:&quot;);CONCATENATE(CHAR(9);CHAR(9);&quot;- &quot;;INDEX([$Hoja1.$A$1:.$BL$1048576];[.A3759]+1;[.B37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95]+1"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table:formula="of:=IF([.B3760]=0;CONCATENATE(CHAR(9);[.A3760];&quot;:&quot;);CONCATENATE(CHAR(9);CHAR(9);&quot;- &quot;;INDEX([$Hoja1.$A$1:.$BL$1048576];[.A3760]+1;[.B37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96]+1"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formula="of:=IF([.B3761]=0;CONCATENATE(CHAR(9);[.A3761];&quot;:&quot;);CONCATENATE(CHAR(9);CHAR(9);&quot;- &quot;;INDEX([$Hoja1.$A$1:.$BL$1048576];[.A3761]+1;[.B37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97]+1"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formula="of:=IF([.B3762]=0;CONCATENATE(CHAR(9);[.A3762];&quot;:&quot;);CONCATENATE(CHAR(9);CHAR(9);&quot;- &quot;;INDEX([$Hoja1.$A$1:.$BL$1048576];[.A3762]+1;[.B37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98]+1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table:formula="of:=IF([.B3763]=0;CONCATENATE(CHAR(9);[.A3763];&quot;:&quot;);CONCATENATE(CHAR(9);CHAR(9);&quot;- &quot;;INDEX([$Hoja1.$A$1:.$BL$1048576];[.A3763]+1;[.B37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699]+1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IF([.B3764]=0;CONCATENATE(CHAR(9);[.A3764];&quot;:&quot;);CONCATENATE(CHAR(9);CHAR(9);&quot;- &quot;;INDEX([$Hoja1.$A$1:.$BL$1048576];[.A3764]+1;[.B37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00]+1"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IF([.B3765]=0;CONCATENATE(CHAR(9);[.A3765];&quot;:&quot;);CONCATENATE(CHAR(9);CHAR(9);&quot;- &quot;;INDEX([$Hoja1.$A$1:.$BL$1048576];[.A3765]+1;[.B37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01]+1"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formula="of:=IF([.B3766]=0;CONCATENATE(CHAR(9);[.A3766];&quot;:&quot;);CONCATENATE(CHAR(9);CHAR(9);&quot;- &quot;;INDEX([$Hoja1.$A$1:.$BL$1048576];[.A3766]+1;[.B37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02]+1"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table:formula="of:=IF([.B3767]=0;CONCATENATE(CHAR(9);[.A3767];&quot;:&quot;);CONCATENATE(CHAR(9);CHAR(9);&quot;- &quot;;INDEX([$Hoja1.$A$1:.$BL$1048576];[.A3767]+1;[.B37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03]+1"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table:formula="of:=IF([.B3768]=0;CONCATENATE(CHAR(9);[.A3768];&quot;:&quot;);CONCATENATE(CHAR(9);CHAR(9);&quot;- &quot;;INDEX([$Hoja1.$A$1:.$BL$1048576];[.A3768]+1;[.B37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04]+1"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formula="of:=IF([.B3769]=0;CONCATENATE(CHAR(9);[.A3769];&quot;:&quot;);CONCATENATE(CHAR(9);CHAR(9);&quot;- &quot;;INDEX([$Hoja1.$A$1:.$BL$1048576];[.A3769]+1;[.B37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05]+1"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table:formula="of:=IF([.B3770]=0;CONCATENATE(CHAR(9);[.A3770];&quot;:&quot;);CONCATENATE(CHAR(9);CHAR(9);&quot;- &quot;;INDEX([$Hoja1.$A$1:.$BL$1048576];[.A3770]+1;[.B37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06]+1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IF([.B3771]=0;CONCATENATE(CHAR(9);[.A3771];&quot;:&quot;);CONCATENATE(CHAR(9);CHAR(9);&quot;- &quot;;INDEX([$Hoja1.$A$1:.$BL$1048576];[.A3771]+1;[.B3771])))" office:value-type="string" office:string-value="&#9;58:" calcext:value-type="string">
            <text:p><text:tab/>58:</text:p>
          </table:table-cell>
        </table:table-row>
        <table:table-row table:style-name="ro1">
          <table:table-cell table:formula="of:=[.A3707]+1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.B3772]=0;CONCATENATE(CHAR(9);[.A3772];&quot;:&quot;);CONCATENATE(CHAR(9);CHAR(9);&quot;- &quot;;INDEX([$Hoja1.$A$1:.$BL$1048576];[.A3772]+1;[.B37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08]+1"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IF([.B3773]=0;CONCATENATE(CHAR(9);[.A3773];&quot;:&quot;);CONCATENATE(CHAR(9);CHAR(9);&quot;- &quot;;INDEX([$Hoja1.$A$1:.$BL$1048576];[.A3773]+1;[.B37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09]+1"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IF([.B3774]=0;CONCATENATE(CHAR(9);[.A3774];&quot;:&quot;);CONCATENATE(CHAR(9);CHAR(9);&quot;- &quot;;INDEX([$Hoja1.$A$1:.$BL$1048576];[.A3774]+1;[.B37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10]+1"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formula="of:=IF([.B3775]=0;CONCATENATE(CHAR(9);[.A3775];&quot;:&quot;);CONCATENATE(CHAR(9);CHAR(9);&quot;- &quot;;INDEX([$Hoja1.$A$1:.$BL$1048576];[.A3775]+1;[.B37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11]+1"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formula="of:=IF([.B3776]=0;CONCATENATE(CHAR(9);[.A3776];&quot;:&quot;);CONCATENATE(CHAR(9);CHAR(9);&quot;- &quot;;INDEX([$Hoja1.$A$1:.$BL$1048576];[.A3776]+1;[.B37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12]+1"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formula="of:=IF([.B3777]=0;CONCATENATE(CHAR(9);[.A3777];&quot;:&quot;);CONCATENATE(CHAR(9);CHAR(9);&quot;- &quot;;INDEX([$Hoja1.$A$1:.$BL$1048576];[.A3777]+1;[.B37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13]+1"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table:formula="of:=IF([.B3778]=0;CONCATENATE(CHAR(9);[.A3778];&quot;:&quot;);CONCATENATE(CHAR(9);CHAR(9);&quot;- &quot;;INDEX([$Hoja1.$A$1:.$BL$1048576];[.A3778]+1;[.B37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14]+1"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formula="of:=IF([.B3779]=0;CONCATENATE(CHAR(9);[.A3779];&quot;:&quot;);CONCATENATE(CHAR(9);CHAR(9);&quot;- &quot;;INDEX([$Hoja1.$A$1:.$BL$1048576];[.A3779]+1;[.B37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15]+1"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table:formula="of:=IF([.B3780]=0;CONCATENATE(CHAR(9);[.A3780];&quot;:&quot;);CONCATENATE(CHAR(9);CHAR(9);&quot;- &quot;;INDEX([$Hoja1.$A$1:.$BL$1048576];[.A3780]+1;[.B37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16]+1"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table:formula="of:=IF([.B3781]=0;CONCATENATE(CHAR(9);[.A3781];&quot;:&quot;);CONCATENATE(CHAR(9);CHAR(9);&quot;- &quot;;INDEX([$Hoja1.$A$1:.$BL$1048576];[.A3781]+1;[.B37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17]+1"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formula="of:=IF([.B3782]=0;CONCATENATE(CHAR(9);[.A3782];&quot;:&quot;);CONCATENATE(CHAR(9);CHAR(9);&quot;- &quot;;INDEX([$Hoja1.$A$1:.$BL$1048576];[.A3782]+1;[.B37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18]+1"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formula="of:=IF([.B3783]=0;CONCATENATE(CHAR(9);[.A3783];&quot;:&quot;);CONCATENATE(CHAR(9);CHAR(9);&quot;- &quot;;INDEX([$Hoja1.$A$1:.$BL$1048576];[.A3783]+1;[.B37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19]+1"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table:formula="of:=IF([.B3784]=0;CONCATENATE(CHAR(9);[.A3784];&quot;:&quot;);CONCATENATE(CHAR(9);CHAR(9);&quot;- &quot;;INDEX([$Hoja1.$A$1:.$BL$1048576];[.A3784]+1;[.B37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20]+1"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IF([.B3785]=0;CONCATENATE(CHAR(9);[.A3785];&quot;:&quot;);CONCATENATE(CHAR(9);CHAR(9);&quot;- &quot;;INDEX([$Hoja1.$A$1:.$BL$1048576];[.A3785]+1;[.B37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21]+1"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formula="of:=IF([.B3786]=0;CONCATENATE(CHAR(9);[.A3786];&quot;:&quot;);CONCATENATE(CHAR(9);CHAR(9);&quot;- &quot;;INDEX([$Hoja1.$A$1:.$BL$1048576];[.A3786]+1;[.B37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22]+1"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table:formula="of:=IF([.B3787]=0;CONCATENATE(CHAR(9);[.A3787];&quot;:&quot;);CONCATENATE(CHAR(9);CHAR(9);&quot;- &quot;;INDEX([$Hoja1.$A$1:.$BL$1048576];[.A3787]+1;[.B37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23]+1"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table:formula="of:=IF([.B3788]=0;CONCATENATE(CHAR(9);[.A3788];&quot;:&quot;);CONCATENATE(CHAR(9);CHAR(9);&quot;- &quot;;INDEX([$Hoja1.$A$1:.$BL$1048576];[.A3788]+1;[.B37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24]+1"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table:formula="of:=IF([.B3789]=0;CONCATENATE(CHAR(9);[.A3789];&quot;:&quot;);CONCATENATE(CHAR(9);CHAR(9);&quot;- &quot;;INDEX([$Hoja1.$A$1:.$BL$1048576];[.A3789]+1;[.B37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25]+1"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table:formula="of:=IF([.B3790]=0;CONCATENATE(CHAR(9);[.A3790];&quot;:&quot;);CONCATENATE(CHAR(9);CHAR(9);&quot;- &quot;;INDEX([$Hoja1.$A$1:.$BL$1048576];[.A3790]+1;[.B37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26]+1"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table:formula="of:=IF([.B3791]=0;CONCATENATE(CHAR(9);[.A3791];&quot;:&quot;);CONCATENATE(CHAR(9);CHAR(9);&quot;- &quot;;INDEX([$Hoja1.$A$1:.$BL$1048576];[.A3791]+1;[.B37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27]+1"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table:formula="of:=IF([.B3792]=0;CONCATENATE(CHAR(9);[.A3792];&quot;:&quot;);CONCATENATE(CHAR(9);CHAR(9);&quot;- &quot;;INDEX([$Hoja1.$A$1:.$BL$1048576];[.A3792]+1;[.B37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28]+1"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table:formula="of:=IF([.B3793]=0;CONCATENATE(CHAR(9);[.A3793];&quot;:&quot;);CONCATENATE(CHAR(9);CHAR(9);&quot;- &quot;;INDEX([$Hoja1.$A$1:.$BL$1048576];[.A3793]+1;[.B37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29]+1"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formula="of:=IF([.B3794]=0;CONCATENATE(CHAR(9);[.A3794];&quot;:&quot;);CONCATENATE(CHAR(9);CHAR(9);&quot;- &quot;;INDEX([$Hoja1.$A$1:.$BL$1048576];[.A3794]+1;[.B37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30]+1"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table:formula="of:=IF([.B3795]=0;CONCATENATE(CHAR(9);[.A3795];&quot;:&quot;);CONCATENATE(CHAR(9);CHAR(9);&quot;- &quot;;INDEX([$Hoja1.$A$1:.$BL$1048576];[.A3795]+1;[.B37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31]+1"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table:formula="of:=IF([.B3796]=0;CONCATENATE(CHAR(9);[.A3796];&quot;:&quot;);CONCATENATE(CHAR(9);CHAR(9);&quot;- &quot;;INDEX([$Hoja1.$A$1:.$BL$1048576];[.A3796]+1;[.B37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32]+1"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table:formula="of:=IF([.B3797]=0;CONCATENATE(CHAR(9);[.A3797];&quot;:&quot;);CONCATENATE(CHAR(9);CHAR(9);&quot;- &quot;;INDEX([$Hoja1.$A$1:.$BL$1048576];[.A3797]+1;[.B37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33]+1"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table:formula="of:=IF([.B3798]=0;CONCATENATE(CHAR(9);[.A3798];&quot;:&quot;);CONCATENATE(CHAR(9);CHAR(9);&quot;- &quot;;INDEX([$Hoja1.$A$1:.$BL$1048576];[.A3798]+1;[.B37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34]+1"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table:formula="of:=IF([.B3799]=0;CONCATENATE(CHAR(9);[.A3799];&quot;:&quot;);CONCATENATE(CHAR(9);CHAR(9);&quot;- &quot;;INDEX([$Hoja1.$A$1:.$BL$1048576];[.A3799]+1;[.B37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35]+1"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table:formula="of:=IF([.B3800]=0;CONCATENATE(CHAR(9);[.A3800];&quot;:&quot;);CONCATENATE(CHAR(9);CHAR(9);&quot;- &quot;;INDEX([$Hoja1.$A$1:.$BL$1048576];[.A3800]+1;[.B38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36]+1"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table:formula="of:=IF([.B3801]=0;CONCATENATE(CHAR(9);[.A3801];&quot;:&quot;);CONCATENATE(CHAR(9);CHAR(9);&quot;- &quot;;INDEX([$Hoja1.$A$1:.$BL$1048576];[.A3801]+1;[.B38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37]+1"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table:formula="of:=IF([.B3802]=0;CONCATENATE(CHAR(9);[.A3802];&quot;:&quot;);CONCATENATE(CHAR(9);CHAR(9);&quot;- &quot;;INDEX([$Hoja1.$A$1:.$BL$1048576];[.A3802]+1;[.B38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38]+1"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table:formula="of:=IF([.B3803]=0;CONCATENATE(CHAR(9);[.A3803];&quot;:&quot;);CONCATENATE(CHAR(9);CHAR(9);&quot;- &quot;;INDEX([$Hoja1.$A$1:.$BL$1048576];[.A3803]+1;[.B38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39]+1"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table:formula="of:=IF([.B3804]=0;CONCATENATE(CHAR(9);[.A3804];&quot;:&quot;);CONCATENATE(CHAR(9);CHAR(9);&quot;- &quot;;INDEX([$Hoja1.$A$1:.$BL$1048576];[.A3804]+1;[.B38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40]+1"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table:formula="of:=IF([.B3805]=0;CONCATENATE(CHAR(9);[.A3805];&quot;:&quot;);CONCATENATE(CHAR(9);CHAR(9);&quot;- &quot;;INDEX([$Hoja1.$A$1:.$BL$1048576];[.A3805]+1;[.B38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41]+1"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table:formula="of:=IF([.B3806]=0;CONCATENATE(CHAR(9);[.A3806];&quot;:&quot;);CONCATENATE(CHAR(9);CHAR(9);&quot;- &quot;;INDEX([$Hoja1.$A$1:.$BL$1048576];[.A3806]+1;[.B38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42]+1"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table:formula="of:=IF([.B3807]=0;CONCATENATE(CHAR(9);[.A3807];&quot;:&quot;);CONCATENATE(CHAR(9);CHAR(9);&quot;- &quot;;INDEX([$Hoja1.$A$1:.$BL$1048576];[.A3807]+1;[.B38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43]+1"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table:formula="of:=IF([.B3808]=0;CONCATENATE(CHAR(9);[.A3808];&quot;:&quot;);CONCATENATE(CHAR(9);CHAR(9);&quot;- &quot;;INDEX([$Hoja1.$A$1:.$BL$1048576];[.A3808]+1;[.B38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44]+1"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table:formula="of:=IF([.B3809]=0;CONCATENATE(CHAR(9);[.A3809];&quot;:&quot;);CONCATENATE(CHAR(9);CHAR(9);&quot;- &quot;;INDEX([$Hoja1.$A$1:.$BL$1048576];[.A3809]+1;[.B38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45]+1"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table:formula="of:=IF([.B3810]=0;CONCATENATE(CHAR(9);[.A3810];&quot;:&quot;);CONCATENATE(CHAR(9);CHAR(9);&quot;- &quot;;INDEX([$Hoja1.$A$1:.$BL$1048576];[.A3810]+1;[.B38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46]+1"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table:formula="of:=IF([.B3811]=0;CONCATENATE(CHAR(9);[.A3811];&quot;:&quot;);CONCATENATE(CHAR(9);CHAR(9);&quot;- &quot;;INDEX([$Hoja1.$A$1:.$BL$1048576];[.A3811]+1;[.B38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47]+1"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table:formula="of:=IF([.B3812]=0;CONCATENATE(CHAR(9);[.A3812];&quot;:&quot;);CONCATENATE(CHAR(9);CHAR(9);&quot;- &quot;;INDEX([$Hoja1.$A$1:.$BL$1048576];[.A3812]+1;[.B38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48]+1"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formula="of:=IF([.B3813]=0;CONCATENATE(CHAR(9);[.A3813];&quot;:&quot;);CONCATENATE(CHAR(9);CHAR(9);&quot;- &quot;;INDEX([$Hoja1.$A$1:.$BL$1048576];[.A3813]+1;[.B38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49]+1"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table:formula="of:=IF([.B3814]=0;CONCATENATE(CHAR(9);[.A3814];&quot;:&quot;);CONCATENATE(CHAR(9);CHAR(9);&quot;- &quot;;INDEX([$Hoja1.$A$1:.$BL$1048576];[.A3814]+1;[.B38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50]+1"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table:formula="of:=IF([.B3815]=0;CONCATENATE(CHAR(9);[.A3815];&quot;:&quot;);CONCATENATE(CHAR(9);CHAR(9);&quot;- &quot;;INDEX([$Hoja1.$A$1:.$BL$1048576];[.A3815]+1;[.B38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51]+1"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table:formula="of:=IF([.B3816]=0;CONCATENATE(CHAR(9);[.A3816];&quot;:&quot;);CONCATENATE(CHAR(9);CHAR(9);&quot;- &quot;;INDEX([$Hoja1.$A$1:.$BL$1048576];[.A3816]+1;[.B38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52]+1"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table:formula="of:=IF([.B3817]=0;CONCATENATE(CHAR(9);[.A3817];&quot;:&quot;);CONCATENATE(CHAR(9);CHAR(9);&quot;- &quot;;INDEX([$Hoja1.$A$1:.$BL$1048576];[.A3817]+1;[.B38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53]+1"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table:formula="of:=IF([.B3818]=0;CONCATENATE(CHAR(9);[.A3818];&quot;:&quot;);CONCATENATE(CHAR(9);CHAR(9);&quot;- &quot;;INDEX([$Hoja1.$A$1:.$BL$1048576];[.A3818]+1;[.B38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54]+1"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table:formula="of:=IF([.B3819]=0;CONCATENATE(CHAR(9);[.A3819];&quot;:&quot;);CONCATENATE(CHAR(9);CHAR(9);&quot;- &quot;;INDEX([$Hoja1.$A$1:.$BL$1048576];[.A3819]+1;[.B38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55]+1"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table:formula="of:=IF([.B3820]=0;CONCATENATE(CHAR(9);[.A3820];&quot;:&quot;);CONCATENATE(CHAR(9);CHAR(9);&quot;- &quot;;INDEX([$Hoja1.$A$1:.$BL$1048576];[.A3820]+1;[.B38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56]+1"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formula="of:=IF([.B3821]=0;CONCATENATE(CHAR(9);[.A3821];&quot;:&quot;);CONCATENATE(CHAR(9);CHAR(9);&quot;- &quot;;INDEX([$Hoja1.$A$1:.$BL$1048576];[.A3821]+1;[.B38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57]+1"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table:formula="of:=IF([.B3822]=0;CONCATENATE(CHAR(9);[.A3822];&quot;:&quot;);CONCATENATE(CHAR(9);CHAR(9);&quot;- &quot;;INDEX([$Hoja1.$A$1:.$BL$1048576];[.A3822]+1;[.B38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58]+1"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table:formula="of:=IF([.B3823]=0;CONCATENATE(CHAR(9);[.A3823];&quot;:&quot;);CONCATENATE(CHAR(9);CHAR(9);&quot;- &quot;;INDEX([$Hoja1.$A$1:.$BL$1048576];[.A3823]+1;[.B38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59]+1"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formula="of:=IF([.B3824]=0;CONCATENATE(CHAR(9);[.A3824];&quot;:&quot;);CONCATENATE(CHAR(9);CHAR(9);&quot;- &quot;;INDEX([$Hoja1.$A$1:.$BL$1048576];[.A3824]+1;[.B38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60]+1"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table:formula="of:=IF([.B3825]=0;CONCATENATE(CHAR(9);[.A3825];&quot;:&quot;);CONCATENATE(CHAR(9);CHAR(9);&quot;- &quot;;INDEX([$Hoja1.$A$1:.$BL$1048576];[.A3825]+1;[.B38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61]+1"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formula="of:=IF([.B3826]=0;CONCATENATE(CHAR(9);[.A3826];&quot;:&quot;);CONCATENATE(CHAR(9);CHAR(9);&quot;- &quot;;INDEX([$Hoja1.$A$1:.$BL$1048576];[.A3826]+1;[.B38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62]+1"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formula="of:=IF([.B3827]=0;CONCATENATE(CHAR(9);[.A3827];&quot;:&quot;);CONCATENATE(CHAR(9);CHAR(9);&quot;- &quot;;INDEX([$Hoja1.$A$1:.$BL$1048576];[.A3827]+1;[.B38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63]+1"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formula="of:=IF([.B3828]=0;CONCATENATE(CHAR(9);[.A3828];&quot;:&quot;);CONCATENATE(CHAR(9);CHAR(9);&quot;- &quot;;INDEX([$Hoja1.$A$1:.$BL$1048576];[.A3828]+1;[.B38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64]+1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formula="of:=IF([.B3829]=0;CONCATENATE(CHAR(9);[.A3829];&quot;:&quot;);CONCATENATE(CHAR(9);CHAR(9);&quot;- &quot;;INDEX([$Hoja1.$A$1:.$BL$1048576];[.A3829]+1;[.B38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65]+1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IF([.B3830]=0;CONCATENATE(CHAR(9);[.A3830];&quot;:&quot;);CONCATENATE(CHAR(9);CHAR(9);&quot;- &quot;;INDEX([$Hoja1.$A$1:.$BL$1048576];[.A3830]+1;[.B38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66]+1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formula="of:=IF([.B3831]=0;CONCATENATE(CHAR(9);[.A3831];&quot;:&quot;);CONCATENATE(CHAR(9);CHAR(9);&quot;- &quot;;INDEX([$Hoja1.$A$1:.$BL$1048576];[.A3831]+1;[.B38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67]+1"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formula="of:=IF([.B3832]=0;CONCATENATE(CHAR(9);[.A3832];&quot;:&quot;);CONCATENATE(CHAR(9);CHAR(9);&quot;- &quot;;INDEX([$Hoja1.$A$1:.$BL$1048576];[.A3832]+1;[.B38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68]+1"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formula="of:=IF([.B3833]=0;CONCATENATE(CHAR(9);[.A3833];&quot;:&quot;);CONCATENATE(CHAR(9);CHAR(9);&quot;- &quot;;INDEX([$Hoja1.$A$1:.$BL$1048576];[.A3833]+1;[.B38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69]+1"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table:formula="of:=IF([.B3834]=0;CONCATENATE(CHAR(9);[.A3834];&quot;:&quot;);CONCATENATE(CHAR(9);CHAR(9);&quot;- &quot;;INDEX([$Hoja1.$A$1:.$BL$1048576];[.A3834]+1;[.B38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70]+1"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formula="of:=IF([.B3835]=0;CONCATENATE(CHAR(9);[.A3835];&quot;:&quot;);CONCATENATE(CHAR(9);CHAR(9);&quot;- &quot;;INDEX([$Hoja1.$A$1:.$BL$1048576];[.A3835]+1;[.B38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71]+1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IF([.B3836]=0;CONCATENATE(CHAR(9);[.A3836];&quot;:&quot;);CONCATENATE(CHAR(9);CHAR(9);&quot;- &quot;;INDEX([$Hoja1.$A$1:.$BL$1048576];[.A3836]+1;[.B3836])))" office:value-type="string" office:string-value="&#9;59:" calcext:value-type="string">
            <text:p><text:tab/>59:</text:p>
          </table:table-cell>
        </table:table-row>
        <table:table-row table:style-name="ro1">
          <table:table-cell table:formula="of:=[.A3772]+1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[.B3837]=0;CONCATENATE(CHAR(9);[.A3837];&quot;:&quot;);CONCATENATE(CHAR(9);CHAR(9);&quot;- &quot;;INDEX([$Hoja1.$A$1:.$BL$1048576];[.A3837]+1;[.B38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73]+1"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IF([.B3838]=0;CONCATENATE(CHAR(9);[.A3838];&quot;:&quot;);CONCATENATE(CHAR(9);CHAR(9);&quot;- &quot;;INDEX([$Hoja1.$A$1:.$BL$1048576];[.A3838]+1;[.B38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74]+1"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formula="of:=IF([.B3839]=0;CONCATENATE(CHAR(9);[.A3839];&quot;:&quot;);CONCATENATE(CHAR(9);CHAR(9);&quot;- &quot;;INDEX([$Hoja1.$A$1:.$BL$1048576];[.A3839]+1;[.B38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75]+1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IF([.B3840]=0;CONCATENATE(CHAR(9);[.A3840];&quot;:&quot;);CONCATENATE(CHAR(9);CHAR(9);&quot;- &quot;;INDEX([$Hoja1.$A$1:.$BL$1048576];[.A3840]+1;[.B38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76]+1"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IF([.B3841]=0;CONCATENATE(CHAR(9);[.A3841];&quot;:&quot;);CONCATENATE(CHAR(9);CHAR(9);&quot;- &quot;;INDEX([$Hoja1.$A$1:.$BL$1048576];[.A3841]+1;[.B38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77]+1"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formula="of:=IF([.B3842]=0;CONCATENATE(CHAR(9);[.A3842];&quot;:&quot;);CONCATENATE(CHAR(9);CHAR(9);&quot;- &quot;;INDEX([$Hoja1.$A$1:.$BL$1048576];[.A3842]+1;[.B38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78]+1"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formula="of:=IF([.B3843]=0;CONCATENATE(CHAR(9);[.A3843];&quot;:&quot;);CONCATENATE(CHAR(9);CHAR(9);&quot;- &quot;;INDEX([$Hoja1.$A$1:.$BL$1048576];[.A3843]+1;[.B38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79]+1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IF([.B3844]=0;CONCATENATE(CHAR(9);[.A3844];&quot;:&quot;);CONCATENATE(CHAR(9);CHAR(9);&quot;- &quot;;INDEX([$Hoja1.$A$1:.$BL$1048576];[.A3844]+1;[.B38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80]+1"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formula="of:=IF([.B3845]=0;CONCATENATE(CHAR(9);[.A3845];&quot;:&quot;);CONCATENATE(CHAR(9);CHAR(9);&quot;- &quot;;INDEX([$Hoja1.$A$1:.$BL$1048576];[.A3845]+1;[.B38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81]+1"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formula="of:=IF([.B3846]=0;CONCATENATE(CHAR(9);[.A3846];&quot;:&quot;);CONCATENATE(CHAR(9);CHAR(9);&quot;- &quot;;INDEX([$Hoja1.$A$1:.$BL$1048576];[.A3846]+1;[.B38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82]+1"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formula="of:=IF([.B3847]=0;CONCATENATE(CHAR(9);[.A3847];&quot;:&quot;);CONCATENATE(CHAR(9);CHAR(9);&quot;- &quot;;INDEX([$Hoja1.$A$1:.$BL$1048576];[.A3847]+1;[.B38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83]+1"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table:formula="of:=IF([.B3848]=0;CONCATENATE(CHAR(9);[.A3848];&quot;:&quot;);CONCATENATE(CHAR(9);CHAR(9);&quot;- &quot;;INDEX([$Hoja1.$A$1:.$BL$1048576];[.A3848]+1;[.B38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84]+1"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table:formula="of:=IF([.B3849]=0;CONCATENATE(CHAR(9);[.A3849];&quot;:&quot;);CONCATENATE(CHAR(9);CHAR(9);&quot;- &quot;;INDEX([$Hoja1.$A$1:.$BL$1048576];[.A3849]+1;[.B38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85]+1"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table:formula="of:=IF([.B3850]=0;CONCATENATE(CHAR(9);[.A3850];&quot;:&quot;);CONCATENATE(CHAR(9);CHAR(9);&quot;- &quot;;INDEX([$Hoja1.$A$1:.$BL$1048576];[.A3850]+1;[.B38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86]+1"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table:formula="of:=IF([.B3851]=0;CONCATENATE(CHAR(9);[.A3851];&quot;:&quot;);CONCATENATE(CHAR(9);CHAR(9);&quot;- &quot;;INDEX([$Hoja1.$A$1:.$BL$1048576];[.A3851]+1;[.B38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87]+1"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table:formula="of:=IF([.B3852]=0;CONCATENATE(CHAR(9);[.A3852];&quot;:&quot;);CONCATENATE(CHAR(9);CHAR(9);&quot;- &quot;;INDEX([$Hoja1.$A$1:.$BL$1048576];[.A3852]+1;[.B38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88]+1"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table:formula="of:=IF([.B3853]=0;CONCATENATE(CHAR(9);[.A3853];&quot;:&quot;);CONCATENATE(CHAR(9);CHAR(9);&quot;- &quot;;INDEX([$Hoja1.$A$1:.$BL$1048576];[.A3853]+1;[.B38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89]+1"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formula="of:=IF([.B3854]=0;CONCATENATE(CHAR(9);[.A3854];&quot;:&quot;);CONCATENATE(CHAR(9);CHAR(9);&quot;- &quot;;INDEX([$Hoja1.$A$1:.$BL$1048576];[.A3854]+1;[.B38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90]+1"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table:formula="of:=IF([.B3855]=0;CONCATENATE(CHAR(9);[.A3855];&quot;:&quot;);CONCATENATE(CHAR(9);CHAR(9);&quot;- &quot;;INDEX([$Hoja1.$A$1:.$BL$1048576];[.A3855]+1;[.B38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91]+1"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table:formula="of:=IF([.B3856]=0;CONCATENATE(CHAR(9);[.A3856];&quot;:&quot;);CONCATENATE(CHAR(9);CHAR(9);&quot;- &quot;;INDEX([$Hoja1.$A$1:.$BL$1048576];[.A3856]+1;[.B38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92]+1"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table:formula="of:=IF([.B3857]=0;CONCATENATE(CHAR(9);[.A3857];&quot;:&quot;);CONCATENATE(CHAR(9);CHAR(9);&quot;- &quot;;INDEX([$Hoja1.$A$1:.$BL$1048576];[.A3857]+1;[.B38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93]+1"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table:formula="of:=IF([.B3858]=0;CONCATENATE(CHAR(9);[.A3858];&quot;:&quot;);CONCATENATE(CHAR(9);CHAR(9);&quot;- &quot;;INDEX([$Hoja1.$A$1:.$BL$1048576];[.A3858]+1;[.B38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94]+1"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table:formula="of:=IF([.B3859]=0;CONCATENATE(CHAR(9);[.A3859];&quot;:&quot;);CONCATENATE(CHAR(9);CHAR(9);&quot;- &quot;;INDEX([$Hoja1.$A$1:.$BL$1048576];[.A3859]+1;[.B38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95]+1"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table:formula="of:=IF([.B3860]=0;CONCATENATE(CHAR(9);[.A3860];&quot;:&quot;);CONCATENATE(CHAR(9);CHAR(9);&quot;- &quot;;INDEX([$Hoja1.$A$1:.$BL$1048576];[.A3860]+1;[.B38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96]+1"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table:formula="of:=IF([.B3861]=0;CONCATENATE(CHAR(9);[.A3861];&quot;:&quot;);CONCATENATE(CHAR(9);CHAR(9);&quot;- &quot;;INDEX([$Hoja1.$A$1:.$BL$1048576];[.A3861]+1;[.B38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97]+1"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table:formula="of:=IF([.B3862]=0;CONCATENATE(CHAR(9);[.A3862];&quot;:&quot;);CONCATENATE(CHAR(9);CHAR(9);&quot;- &quot;;INDEX([$Hoja1.$A$1:.$BL$1048576];[.A3862]+1;[.B38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98]+1"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table:formula="of:=IF([.B3863]=0;CONCATENATE(CHAR(9);[.A3863];&quot;:&quot;);CONCATENATE(CHAR(9);CHAR(9);&quot;- &quot;;INDEX([$Hoja1.$A$1:.$BL$1048576];[.A3863]+1;[.B38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799]+1"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table:formula="of:=IF([.B3864]=0;CONCATENATE(CHAR(9);[.A3864];&quot;:&quot;);CONCATENATE(CHAR(9);CHAR(9);&quot;- &quot;;INDEX([$Hoja1.$A$1:.$BL$1048576];[.A3864]+1;[.B38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00]+1"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table:formula="of:=IF([.B3865]=0;CONCATENATE(CHAR(9);[.A3865];&quot;:&quot;);CONCATENATE(CHAR(9);CHAR(9);&quot;- &quot;;INDEX([$Hoja1.$A$1:.$BL$1048576];[.A3865]+1;[.B38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01]+1"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formula="of:=IF([.B3866]=0;CONCATENATE(CHAR(9);[.A3866];&quot;:&quot;);CONCATENATE(CHAR(9);CHAR(9);&quot;- &quot;;INDEX([$Hoja1.$A$1:.$BL$1048576];[.A3866]+1;[.B38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02]+1"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table:formula="of:=IF([.B3867]=0;CONCATENATE(CHAR(9);[.A3867];&quot;:&quot;);CONCATENATE(CHAR(9);CHAR(9);&quot;- &quot;;INDEX([$Hoja1.$A$1:.$BL$1048576];[.A3867]+1;[.B38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03]+1"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table:formula="of:=IF([.B3868]=0;CONCATENATE(CHAR(9);[.A3868];&quot;:&quot;);CONCATENATE(CHAR(9);CHAR(9);&quot;- &quot;;INDEX([$Hoja1.$A$1:.$BL$1048576];[.A3868]+1;[.B38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04]+1"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table:formula="of:=IF([.B3869]=0;CONCATENATE(CHAR(9);[.A3869];&quot;:&quot;);CONCATENATE(CHAR(9);CHAR(9);&quot;- &quot;;INDEX([$Hoja1.$A$1:.$BL$1048576];[.A3869]+1;[.B38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05]+1"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table:formula="of:=IF([.B3870]=0;CONCATENATE(CHAR(9);[.A3870];&quot;:&quot;);CONCATENATE(CHAR(9);CHAR(9);&quot;- &quot;;INDEX([$Hoja1.$A$1:.$BL$1048576];[.A3870]+1;[.B38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06]+1"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table:formula="of:=IF([.B3871]=0;CONCATENATE(CHAR(9);[.A3871];&quot;:&quot;);CONCATENATE(CHAR(9);CHAR(9);&quot;- &quot;;INDEX([$Hoja1.$A$1:.$BL$1048576];[.A3871]+1;[.B38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07]+1"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table:formula="of:=IF([.B3872]=0;CONCATENATE(CHAR(9);[.A3872];&quot;:&quot;);CONCATENATE(CHAR(9);CHAR(9);&quot;- &quot;;INDEX([$Hoja1.$A$1:.$BL$1048576];[.A3872]+1;[.B38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08]+1"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table:formula="of:=IF([.B3873]=0;CONCATENATE(CHAR(9);[.A3873];&quot;:&quot;);CONCATENATE(CHAR(9);CHAR(9);&quot;- &quot;;INDEX([$Hoja1.$A$1:.$BL$1048576];[.A3873]+1;[.B38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09]+1"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table:formula="of:=IF([.B3874]=0;CONCATENATE(CHAR(9);[.A3874];&quot;:&quot;);CONCATENATE(CHAR(9);CHAR(9);&quot;- &quot;;INDEX([$Hoja1.$A$1:.$BL$1048576];[.A3874]+1;[.B38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10]+1"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table:formula="of:=IF([.B3875]=0;CONCATENATE(CHAR(9);[.A3875];&quot;:&quot;);CONCATENATE(CHAR(9);CHAR(9);&quot;- &quot;;INDEX([$Hoja1.$A$1:.$BL$1048576];[.A3875]+1;[.B38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11]+1"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table:formula="of:=IF([.B3876]=0;CONCATENATE(CHAR(9);[.A3876];&quot;:&quot;);CONCATENATE(CHAR(9);CHAR(9);&quot;- &quot;;INDEX([$Hoja1.$A$1:.$BL$1048576];[.A3876]+1;[.B38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12]+1"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formula="of:=IF([.B3877]=0;CONCATENATE(CHAR(9);[.A3877];&quot;:&quot;);CONCATENATE(CHAR(9);CHAR(9);&quot;- &quot;;INDEX([$Hoja1.$A$1:.$BL$1048576];[.A3877]+1;[.B38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13]+1"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table:formula="of:=IF([.B3878]=0;CONCATENATE(CHAR(9);[.A3878];&quot;:&quot;);CONCATENATE(CHAR(9);CHAR(9);&quot;- &quot;;INDEX([$Hoja1.$A$1:.$BL$1048576];[.A3878]+1;[.B38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14]+1"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table:formula="of:=IF([.B3879]=0;CONCATENATE(CHAR(9);[.A3879];&quot;:&quot;);CONCATENATE(CHAR(9);CHAR(9);&quot;- &quot;;INDEX([$Hoja1.$A$1:.$BL$1048576];[.A3879]+1;[.B38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15]+1"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table:formula="of:=IF([.B3880]=0;CONCATENATE(CHAR(9);[.A3880];&quot;:&quot;);CONCATENATE(CHAR(9);CHAR(9);&quot;- &quot;;INDEX([$Hoja1.$A$1:.$BL$1048576];[.A3880]+1;[.B38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16]+1"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table:formula="of:=IF([.B3881]=0;CONCATENATE(CHAR(9);[.A3881];&quot;:&quot;);CONCATENATE(CHAR(9);CHAR(9);&quot;- &quot;;INDEX([$Hoja1.$A$1:.$BL$1048576];[.A3881]+1;[.B38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17]+1"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table:formula="of:=IF([.B3882]=0;CONCATENATE(CHAR(9);[.A3882];&quot;:&quot;);CONCATENATE(CHAR(9);CHAR(9);&quot;- &quot;;INDEX([$Hoja1.$A$1:.$BL$1048576];[.A3882]+1;[.B38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18]+1"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formula="of:=IF([.B3883]=0;CONCATENATE(CHAR(9);[.A3883];&quot;:&quot;);CONCATENATE(CHAR(9);CHAR(9);&quot;- &quot;;INDEX([$Hoja1.$A$1:.$BL$1048576];[.A3883]+1;[.B38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19]+1"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table:formula="of:=IF([.B3884]=0;CONCATENATE(CHAR(9);[.A3884];&quot;:&quot;);CONCATENATE(CHAR(9);CHAR(9);&quot;- &quot;;INDEX([$Hoja1.$A$1:.$BL$1048576];[.A3884]+1;[.B38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20]+1"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table:formula="of:=IF([.B3885]=0;CONCATENATE(CHAR(9);[.A3885];&quot;:&quot;);CONCATENATE(CHAR(9);CHAR(9);&quot;- &quot;;INDEX([$Hoja1.$A$1:.$BL$1048576];[.A3885]+1;[.B38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21]+1"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formula="of:=IF([.B3886]=0;CONCATENATE(CHAR(9);[.A3886];&quot;:&quot;);CONCATENATE(CHAR(9);CHAR(9);&quot;- &quot;;INDEX([$Hoja1.$A$1:.$BL$1048576];[.A3886]+1;[.B38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22]+1"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table:formula="of:=IF([.B3887]=0;CONCATENATE(CHAR(9);[.A3887];&quot;:&quot;);CONCATENATE(CHAR(9);CHAR(9);&quot;- &quot;;INDEX([$Hoja1.$A$1:.$BL$1048576];[.A3887]+1;[.B38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23]+1"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table:formula="of:=IF([.B3888]=0;CONCATENATE(CHAR(9);[.A3888];&quot;:&quot;);CONCATENATE(CHAR(9);CHAR(9);&quot;- &quot;;INDEX([$Hoja1.$A$1:.$BL$1048576];[.A3888]+1;[.B38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24]+1"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table:formula="of:=IF([.B3889]=0;CONCATENATE(CHAR(9);[.A3889];&quot;:&quot;);CONCATENATE(CHAR(9);CHAR(9);&quot;- &quot;;INDEX([$Hoja1.$A$1:.$BL$1048576];[.A3889]+1;[.B38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25]+1"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table:formula="of:=IF([.B3890]=0;CONCATENATE(CHAR(9);[.A3890];&quot;:&quot;);CONCATENATE(CHAR(9);CHAR(9);&quot;- &quot;;INDEX([$Hoja1.$A$1:.$BL$1048576];[.A3890]+1;[.B38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26]+1"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table:formula="of:=IF([.B3891]=0;CONCATENATE(CHAR(9);[.A3891];&quot;:&quot;);CONCATENATE(CHAR(9);CHAR(9);&quot;- &quot;;INDEX([$Hoja1.$A$1:.$BL$1048576];[.A3891]+1;[.B38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27]+1"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table:formula="of:=IF([.B3892]=0;CONCATENATE(CHAR(9);[.A3892];&quot;:&quot;);CONCATENATE(CHAR(9);CHAR(9);&quot;- &quot;;INDEX([$Hoja1.$A$1:.$BL$1048576];[.A3892]+1;[.B38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28]+1"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formula="of:=IF([.B3893]=0;CONCATENATE(CHAR(9);[.A3893];&quot;:&quot;);CONCATENATE(CHAR(9);CHAR(9);&quot;- &quot;;INDEX([$Hoja1.$A$1:.$BL$1048576];[.A3893]+1;[.B38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29]+1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formula="of:=IF([.B3894]=0;CONCATENATE(CHAR(9);[.A3894];&quot;:&quot;);CONCATENATE(CHAR(9);CHAR(9);&quot;- &quot;;INDEX([$Hoja1.$A$1:.$BL$1048576];[.A3894]+1;[.B38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30]+1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formula="of:=IF([.B3895]=0;CONCATENATE(CHAR(9);[.A3895];&quot;:&quot;);CONCATENATE(CHAR(9);CHAR(9);&quot;- &quot;;INDEX([$Hoja1.$A$1:.$BL$1048576];[.A3895]+1;[.B38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31]+1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IF([.B3896]=0;CONCATENATE(CHAR(9);[.A3896];&quot;:&quot;);CONCATENATE(CHAR(9);CHAR(9);&quot;- &quot;;INDEX([$Hoja1.$A$1:.$BL$1048576];[.A3896]+1;[.B38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32]+1"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formula="of:=IF([.B3897]=0;CONCATENATE(CHAR(9);[.A3897];&quot;:&quot;);CONCATENATE(CHAR(9);CHAR(9);&quot;- &quot;;INDEX([$Hoja1.$A$1:.$BL$1048576];[.A3897]+1;[.B38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33]+1"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formula="of:=IF([.B3898]=0;CONCATENATE(CHAR(9);[.A3898];&quot;:&quot;);CONCATENATE(CHAR(9);CHAR(9);&quot;- &quot;;INDEX([$Hoja1.$A$1:.$BL$1048576];[.A3898]+1;[.B38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34]+1"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table:formula="of:=IF([.B3899]=0;CONCATENATE(CHAR(9);[.A3899];&quot;:&quot;);CONCATENATE(CHAR(9);CHAR(9);&quot;- &quot;;INDEX([$Hoja1.$A$1:.$BL$1048576];[.A3899]+1;[.B38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35]+1"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table:formula="of:=IF([.B3900]=0;CONCATENATE(CHAR(9);[.A3900];&quot;:&quot;);CONCATENATE(CHAR(9);CHAR(9);&quot;- &quot;;INDEX([$Hoja1.$A$1:.$BL$1048576];[.A3900]+1;[.B39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36]+1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IF([.B3901]=0;CONCATENATE(CHAR(9);[.A3901];&quot;:&quot;);CONCATENATE(CHAR(9);CHAR(9);&quot;- &quot;;INDEX([$Hoja1.$A$1:.$BL$1048576];[.A3901]+1;[.B3901])))" office:value-type="string" office:string-value="&#9;60:" calcext:value-type="string">
            <text:p><text:tab/>60:</text:p>
          </table:table-cell>
        </table:table-row>
        <table:table-row table:style-name="ro1">
          <table:table-cell table:formula="of:=[.A3837]+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IF([.B3902]=0;CONCATENATE(CHAR(9);[.A3902];&quot;:&quot;);CONCATENATE(CHAR(9);CHAR(9);&quot;- &quot;;INDEX([$Hoja1.$A$1:.$BL$1048576];[.A3902]+1;[.B39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38]+1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IF([.B3903]=0;CONCATENATE(CHAR(9);[.A3903];&quot;:&quot;);CONCATENATE(CHAR(9);CHAR(9);&quot;- &quot;;INDEX([$Hoja1.$A$1:.$BL$1048576];[.A3903]+1;[.B39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39]+1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IF([.B3904]=0;CONCATENATE(CHAR(9);[.A3904];&quot;:&quot;);CONCATENATE(CHAR(9);CHAR(9);&quot;- &quot;;INDEX([$Hoja1.$A$1:.$BL$1048576];[.A3904]+1;[.B39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40]+1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IF([.B3905]=0;CONCATENATE(CHAR(9);[.A3905];&quot;:&quot;);CONCATENATE(CHAR(9);CHAR(9);&quot;- &quot;;INDEX([$Hoja1.$A$1:.$BL$1048576];[.A3905]+1;[.B39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41]+1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IF([.B3906]=0;CONCATENATE(CHAR(9);[.A3906];&quot;:&quot;);CONCATENATE(CHAR(9);CHAR(9);&quot;- &quot;;INDEX([$Hoja1.$A$1:.$BL$1048576];[.A3906]+1;[.B39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42]+1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IF([.B3907]=0;CONCATENATE(CHAR(9);[.A3907];&quot;:&quot;);CONCATENATE(CHAR(9);CHAR(9);&quot;- &quot;;INDEX([$Hoja1.$A$1:.$BL$1048576];[.A3907]+1;[.B39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43]+1"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IF([.B3908]=0;CONCATENATE(CHAR(9);[.A3908];&quot;:&quot;);CONCATENATE(CHAR(9);CHAR(9);&quot;- &quot;;INDEX([$Hoja1.$A$1:.$BL$1048576];[.A3908]+1;[.B39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44]+1"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IF([.B3909]=0;CONCATENATE(CHAR(9);[.A3909];&quot;:&quot;);CONCATENATE(CHAR(9);CHAR(9);&quot;- &quot;;INDEX([$Hoja1.$A$1:.$BL$1048576];[.A3909]+1;[.B39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45]+1"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IF([.B3910]=0;CONCATENATE(CHAR(9);[.A3910];&quot;:&quot;);CONCATENATE(CHAR(9);CHAR(9);&quot;- &quot;;INDEX([$Hoja1.$A$1:.$BL$1048576];[.A3910]+1;[.B39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46]+1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IF([.B3911]=0;CONCATENATE(CHAR(9);[.A3911];&quot;:&quot;);CONCATENATE(CHAR(9);CHAR(9);&quot;- &quot;;INDEX([$Hoja1.$A$1:.$BL$1048576];[.A3911]+1;[.B39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47]+1"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IF([.B3912]=0;CONCATENATE(CHAR(9);[.A3912];&quot;:&quot;);CONCATENATE(CHAR(9);CHAR(9);&quot;- &quot;;INDEX([$Hoja1.$A$1:.$BL$1048576];[.A3912]+1;[.B39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48]+1"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IF([.B3913]=0;CONCATENATE(CHAR(9);[.A3913];&quot;:&quot;);CONCATENATE(CHAR(9);CHAR(9);&quot;- &quot;;INDEX([$Hoja1.$A$1:.$BL$1048576];[.A3913]+1;[.B39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49]+1"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formula="of:=IF([.B3914]=0;CONCATENATE(CHAR(9);[.A3914];&quot;:&quot;);CONCATENATE(CHAR(9);CHAR(9);&quot;- &quot;;INDEX([$Hoja1.$A$1:.$BL$1048576];[.A3914]+1;[.B39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50]+1"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IF([.B3915]=0;CONCATENATE(CHAR(9);[.A3915];&quot;:&quot;);CONCATENATE(CHAR(9);CHAR(9);&quot;- &quot;;INDEX([$Hoja1.$A$1:.$BL$1048576];[.A3915]+1;[.B39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51]+1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IF([.B3916]=0;CONCATENATE(CHAR(9);[.A3916];&quot;:&quot;);CONCATENATE(CHAR(9);CHAR(9);&quot;- &quot;;INDEX([$Hoja1.$A$1:.$BL$1048576];[.A3916]+1;[.B39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52]+1"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formula="of:=IF([.B3917]=0;CONCATENATE(CHAR(9);[.A3917];&quot;:&quot;);CONCATENATE(CHAR(9);CHAR(9);&quot;- &quot;;INDEX([$Hoja1.$A$1:.$BL$1048576];[.A3917]+1;[.B39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53]+1"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IF([.B3918]=0;CONCATENATE(CHAR(9);[.A3918];&quot;:&quot;);CONCATENATE(CHAR(9);CHAR(9);&quot;- &quot;;INDEX([$Hoja1.$A$1:.$BL$1048576];[.A3918]+1;[.B39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54]+1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IF([.B3919]=0;CONCATENATE(CHAR(9);[.A3919];&quot;:&quot;);CONCATENATE(CHAR(9);CHAR(9);&quot;- &quot;;INDEX([$Hoja1.$A$1:.$BL$1048576];[.A3919]+1;[.B39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55]+1"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formula="of:=IF([.B3920]=0;CONCATENATE(CHAR(9);[.A3920];&quot;:&quot;);CONCATENATE(CHAR(9);CHAR(9);&quot;- &quot;;INDEX([$Hoja1.$A$1:.$BL$1048576];[.A3920]+1;[.B39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56]+1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IF([.B3921]=0;CONCATENATE(CHAR(9);[.A3921];&quot;:&quot;);CONCATENATE(CHAR(9);CHAR(9);&quot;- &quot;;INDEX([$Hoja1.$A$1:.$BL$1048576];[.A3921]+1;[.B39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57]+1"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table:formula="of:=IF([.B3922]=0;CONCATENATE(CHAR(9);[.A3922];&quot;:&quot;);CONCATENATE(CHAR(9);CHAR(9);&quot;- &quot;;INDEX([$Hoja1.$A$1:.$BL$1048576];[.A3922]+1;[.B39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58]+1"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formula="of:=IF([.B3923]=0;CONCATENATE(CHAR(9);[.A3923];&quot;:&quot;);CONCATENATE(CHAR(9);CHAR(9);&quot;- &quot;;INDEX([$Hoja1.$A$1:.$BL$1048576];[.A3923]+1;[.B39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59]+1"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formula="of:=IF([.B3924]=0;CONCATENATE(CHAR(9);[.A3924];&quot;:&quot;);CONCATENATE(CHAR(9);CHAR(9);&quot;- &quot;;INDEX([$Hoja1.$A$1:.$BL$1048576];[.A3924]+1;[.B39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60]+1"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formula="of:=IF([.B3925]=0;CONCATENATE(CHAR(9);[.A3925];&quot;:&quot;);CONCATENATE(CHAR(9);CHAR(9);&quot;- &quot;;INDEX([$Hoja1.$A$1:.$BL$1048576];[.A3925]+1;[.B39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61]+1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IF([.B3926]=0;CONCATENATE(CHAR(9);[.A3926];&quot;:&quot;);CONCATENATE(CHAR(9);CHAR(9);&quot;- &quot;;INDEX([$Hoja1.$A$1:.$BL$1048576];[.A3926]+1;[.B39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62]+1"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table:formula="of:=IF([.B3927]=0;CONCATENATE(CHAR(9);[.A3927];&quot;:&quot;);CONCATENATE(CHAR(9);CHAR(9);&quot;- &quot;;INDEX([$Hoja1.$A$1:.$BL$1048576];[.A3927]+1;[.B39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63]+1"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formula="of:=IF([.B3928]=0;CONCATENATE(CHAR(9);[.A3928];&quot;:&quot;);CONCATENATE(CHAR(9);CHAR(9);&quot;- &quot;;INDEX([$Hoja1.$A$1:.$BL$1048576];[.A3928]+1;[.B39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64]+1"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table:formula="of:=IF([.B3929]=0;CONCATENATE(CHAR(9);[.A3929];&quot;:&quot;);CONCATENATE(CHAR(9);CHAR(9);&quot;- &quot;;INDEX([$Hoja1.$A$1:.$BL$1048576];[.A3929]+1;[.B39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65]+1"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table:formula="of:=IF([.B3930]=0;CONCATENATE(CHAR(9);[.A3930];&quot;:&quot;);CONCATENATE(CHAR(9);CHAR(9);&quot;- &quot;;INDEX([$Hoja1.$A$1:.$BL$1048576];[.A3930]+1;[.B39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66]+1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IF([.B3931]=0;CONCATENATE(CHAR(9);[.A3931];&quot;:&quot;);CONCATENATE(CHAR(9);CHAR(9);&quot;- &quot;;INDEX([$Hoja1.$A$1:.$BL$1048576];[.A3931]+1;[.B39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67]+1"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table:formula="of:=IF([.B3932]=0;CONCATENATE(CHAR(9);[.A3932];&quot;:&quot;);CONCATENATE(CHAR(9);CHAR(9);&quot;- &quot;;INDEX([$Hoja1.$A$1:.$BL$1048576];[.A3932]+1;[.B39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68]+1"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formula="of:=IF([.B3933]=0;CONCATENATE(CHAR(9);[.A3933];&quot;:&quot;);CONCATENATE(CHAR(9);CHAR(9);&quot;- &quot;;INDEX([$Hoja1.$A$1:.$BL$1048576];[.A3933]+1;[.B39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69]+1"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table:formula="of:=IF([.B3934]=0;CONCATENATE(CHAR(9);[.A3934];&quot;:&quot;);CONCATENATE(CHAR(9);CHAR(9);&quot;- &quot;;INDEX([$Hoja1.$A$1:.$BL$1048576];[.A3934]+1;[.B39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70]+1"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table:formula="of:=IF([.B3935]=0;CONCATENATE(CHAR(9);[.A3935];&quot;:&quot;);CONCATENATE(CHAR(9);CHAR(9);&quot;- &quot;;INDEX([$Hoja1.$A$1:.$BL$1048576];[.A3935]+1;[.B39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71]+1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formula="of:=IF([.B3936]=0;CONCATENATE(CHAR(9);[.A3936];&quot;:&quot;);CONCATENATE(CHAR(9);CHAR(9);&quot;- &quot;;INDEX([$Hoja1.$A$1:.$BL$1048576];[.A3936]+1;[.B39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72]+1"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formula="of:=IF([.B3937]=0;CONCATENATE(CHAR(9);[.A3937];&quot;:&quot;);CONCATENATE(CHAR(9);CHAR(9);&quot;- &quot;;INDEX([$Hoja1.$A$1:.$BL$1048576];[.A3937]+1;[.B39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73]+1"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table:formula="of:=IF([.B3938]=0;CONCATENATE(CHAR(9);[.A3938];&quot;:&quot;);CONCATENATE(CHAR(9);CHAR(9);&quot;- &quot;;INDEX([$Hoja1.$A$1:.$BL$1048576];[.A3938]+1;[.B39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74]+1"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table:formula="of:=IF([.B3939]=0;CONCATENATE(CHAR(9);[.A3939];&quot;:&quot;);CONCATENATE(CHAR(9);CHAR(9);&quot;- &quot;;INDEX([$Hoja1.$A$1:.$BL$1048576];[.A3939]+1;[.B39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75]+1"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table:formula="of:=IF([.B3940]=0;CONCATENATE(CHAR(9);[.A3940];&quot;:&quot;);CONCATENATE(CHAR(9);CHAR(9);&quot;- &quot;;INDEX([$Hoja1.$A$1:.$BL$1048576];[.A3940]+1;[.B39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76]+1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B3941]=0;CONCATENATE(CHAR(9);[.A3941];&quot;:&quot;);CONCATENATE(CHAR(9);CHAR(9);&quot;- &quot;;INDEX([$Hoja1.$A$1:.$BL$1048576];[.A3941]+1;[.B39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77]+1"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table:formula="of:=IF([.B3942]=0;CONCATENATE(CHAR(9);[.A3942];&quot;:&quot;);CONCATENATE(CHAR(9);CHAR(9);&quot;- &quot;;INDEX([$Hoja1.$A$1:.$BL$1048576];[.A3942]+1;[.B39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78]+1"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table:formula="of:=IF([.B3943]=0;CONCATENATE(CHAR(9);[.A3943];&quot;:&quot;);CONCATENATE(CHAR(9);CHAR(9);&quot;- &quot;;INDEX([$Hoja1.$A$1:.$BL$1048576];[.A3943]+1;[.B39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79]+1"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table:formula="of:=IF([.B3944]=0;CONCATENATE(CHAR(9);[.A3944];&quot;:&quot;);CONCATENATE(CHAR(9);CHAR(9);&quot;- &quot;;INDEX([$Hoja1.$A$1:.$BL$1048576];[.A3944]+1;[.B39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80]+1"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formula="of:=IF([.B3945]=0;CONCATENATE(CHAR(9);[.A3945];&quot;:&quot;);CONCATENATE(CHAR(9);CHAR(9);&quot;- &quot;;INDEX([$Hoja1.$A$1:.$BL$1048576];[.A3945]+1;[.B39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81]+1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IF([.B3946]=0;CONCATENATE(CHAR(9);[.A3946];&quot;:&quot;);CONCATENATE(CHAR(9);CHAR(9);&quot;- &quot;;INDEX([$Hoja1.$A$1:.$BL$1048576];[.A3946]+1;[.B39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82]+1"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table:formula="of:=IF([.B3947]=0;CONCATENATE(CHAR(9);[.A3947];&quot;:&quot;);CONCATENATE(CHAR(9);CHAR(9);&quot;- &quot;;INDEX([$Hoja1.$A$1:.$BL$1048576];[.A3947]+1;[.B39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83]+1"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table:formula="of:=IF([.B3948]=0;CONCATENATE(CHAR(9);[.A3948];&quot;:&quot;);CONCATENATE(CHAR(9);CHAR(9);&quot;- &quot;;INDEX([$Hoja1.$A$1:.$BL$1048576];[.A3948]+1;[.B39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84]+1"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formula="of:=IF([.B3949]=0;CONCATENATE(CHAR(9);[.A3949];&quot;:&quot;);CONCATENATE(CHAR(9);CHAR(9);&quot;- &quot;;INDEX([$Hoja1.$A$1:.$BL$1048576];[.A3949]+1;[.B39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85]+1"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formula="of:=IF([.B3950]=0;CONCATENATE(CHAR(9);[.A3950];&quot;:&quot;);CONCATENATE(CHAR(9);CHAR(9);&quot;- &quot;;INDEX([$Hoja1.$A$1:.$BL$1048576];[.A3950]+1;[.B39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86]+1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formula="of:=IF([.B3951]=0;CONCATENATE(CHAR(9);[.A3951];&quot;:&quot;);CONCATENATE(CHAR(9);CHAR(9);&quot;- &quot;;INDEX([$Hoja1.$A$1:.$BL$1048576];[.A3951]+1;[.B39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87]+1"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formula="of:=IF([.B3952]=0;CONCATENATE(CHAR(9);[.A3952];&quot;:&quot;);CONCATENATE(CHAR(9);CHAR(9);&quot;- &quot;;INDEX([$Hoja1.$A$1:.$BL$1048576];[.A3952]+1;[.B39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88]+1"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table:formula="of:=IF([.B3953]=0;CONCATENATE(CHAR(9);[.A3953];&quot;:&quot;);CONCATENATE(CHAR(9);CHAR(9);&quot;- &quot;;INDEX([$Hoja1.$A$1:.$BL$1048576];[.A3953]+1;[.B39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89]+1"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formula="of:=IF([.B3954]=0;CONCATENATE(CHAR(9);[.A3954];&quot;:&quot;);CONCATENATE(CHAR(9);CHAR(9);&quot;- &quot;;INDEX([$Hoja1.$A$1:.$BL$1048576];[.A3954]+1;[.B39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90]+1"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formula="of:=IF([.B3955]=0;CONCATENATE(CHAR(9);[.A3955];&quot;:&quot;);CONCATENATE(CHAR(9);CHAR(9);&quot;- &quot;;INDEX([$Hoja1.$A$1:.$BL$1048576];[.A3955]+1;[.B39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91]+1"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formula="of:=IF([.B3956]=0;CONCATENATE(CHAR(9);[.A3956];&quot;:&quot;);CONCATENATE(CHAR(9);CHAR(9);&quot;- &quot;;INDEX([$Hoja1.$A$1:.$BL$1048576];[.A3956]+1;[.B39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92]+1"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table:formula="of:=IF([.B3957]=0;CONCATENATE(CHAR(9);[.A3957];&quot;:&quot;);CONCATENATE(CHAR(9);CHAR(9);&quot;- &quot;;INDEX([$Hoja1.$A$1:.$BL$1048576];[.A3957]+1;[.B39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93]+1"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formula="of:=IF([.B3958]=0;CONCATENATE(CHAR(9);[.A3958];&quot;:&quot;);CONCATENATE(CHAR(9);CHAR(9);&quot;- &quot;;INDEX([$Hoja1.$A$1:.$BL$1048576];[.A3958]+1;[.B39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94]+1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formula="of:=IF([.B3959]=0;CONCATENATE(CHAR(9);[.A3959];&quot;:&quot;);CONCATENATE(CHAR(9);CHAR(9);&quot;- &quot;;INDEX([$Hoja1.$A$1:.$BL$1048576];[.A3959]+1;[.B39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95]+1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formula="of:=IF([.B3960]=0;CONCATENATE(CHAR(9);[.A3960];&quot;:&quot;);CONCATENATE(CHAR(9);CHAR(9);&quot;- &quot;;INDEX([$Hoja1.$A$1:.$BL$1048576];[.A3960]+1;[.B39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96]+1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formula="of:=IF([.B3961]=0;CONCATENATE(CHAR(9);[.A3961];&quot;:&quot;);CONCATENATE(CHAR(9);CHAR(9);&quot;- &quot;;INDEX([$Hoja1.$A$1:.$BL$1048576];[.A3961]+1;[.B39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97]+1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formula="of:=IF([.B3962]=0;CONCATENATE(CHAR(9);[.A3962];&quot;:&quot;);CONCATENATE(CHAR(9);CHAR(9);&quot;- &quot;;INDEX([$Hoja1.$A$1:.$BL$1048576];[.A3962]+1;[.B39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98]+1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formula="of:=IF([.B3963]=0;CONCATENATE(CHAR(9);[.A3963];&quot;:&quot;);CONCATENATE(CHAR(9);CHAR(9);&quot;- &quot;;INDEX([$Hoja1.$A$1:.$BL$1048576];[.A3963]+1;[.B39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899]+1"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formula="of:=IF([.B3964]=0;CONCATENATE(CHAR(9);[.A3964];&quot;:&quot;);CONCATENATE(CHAR(9);CHAR(9);&quot;- &quot;;INDEX([$Hoja1.$A$1:.$BL$1048576];[.A3964]+1;[.B39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00]+1"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formula="of:=IF([.B3965]=0;CONCATENATE(CHAR(9);[.A3965];&quot;:&quot;);CONCATENATE(CHAR(9);CHAR(9);&quot;- &quot;;INDEX([$Hoja1.$A$1:.$BL$1048576];[.A3965]+1;[.B39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01]+1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IF([.B3966]=0;CONCATENATE(CHAR(9);[.A3966];&quot;:&quot;);CONCATENATE(CHAR(9);CHAR(9);&quot;- &quot;;INDEX([$Hoja1.$A$1:.$BL$1048576];[.A3966]+1;[.B3966])))" office:value-type="string" office:string-value="&#9;61:" calcext:value-type="string">
            <text:p><text:tab/>61:</text:p>
          </table:table-cell>
        </table:table-row>
        <table:table-row table:style-name="ro1">
          <table:table-cell table:formula="of:=[.A3902]+1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[.B3967]=0;CONCATENATE(CHAR(9);[.A3967];&quot;:&quot;);CONCATENATE(CHAR(9);CHAR(9);&quot;- &quot;;INDEX([$Hoja1.$A$1:.$BL$1048576];[.A3967]+1;[.B39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03]+1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IF([.B3968]=0;CONCATENATE(CHAR(9);[.A3968];&quot;:&quot;);CONCATENATE(CHAR(9);CHAR(9);&quot;- &quot;;INDEX([$Hoja1.$A$1:.$BL$1048576];[.A3968]+1;[.B39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04]+1"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IF([.B3969]=0;CONCATENATE(CHAR(9);[.A3969];&quot;:&quot;);CONCATENATE(CHAR(9);CHAR(9);&quot;- &quot;;INDEX([$Hoja1.$A$1:.$BL$1048576];[.A3969]+1;[.B39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05]+1"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formula="of:=IF([.B3970]=0;CONCATENATE(CHAR(9);[.A3970];&quot;:&quot;);CONCATENATE(CHAR(9);CHAR(9);&quot;- &quot;;INDEX([$Hoja1.$A$1:.$BL$1048576];[.A3970]+1;[.B39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06]+1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formula="of:=IF([.B3971]=0;CONCATENATE(CHAR(9);[.A3971];&quot;:&quot;);CONCATENATE(CHAR(9);CHAR(9);&quot;- &quot;;INDEX([$Hoja1.$A$1:.$BL$1048576];[.A3971]+1;[.B39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07]+1"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formula="of:=IF([.B3972]=0;CONCATENATE(CHAR(9);[.A3972];&quot;:&quot;);CONCATENATE(CHAR(9);CHAR(9);&quot;- &quot;;INDEX([$Hoja1.$A$1:.$BL$1048576];[.A3972]+1;[.B39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08]+1"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formula="of:=IF([.B3973]=0;CONCATENATE(CHAR(9);[.A3973];&quot;:&quot;);CONCATENATE(CHAR(9);CHAR(9);&quot;- &quot;;INDEX([$Hoja1.$A$1:.$BL$1048576];[.A3973]+1;[.B39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09]+1"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formula="of:=IF([.B3974]=0;CONCATENATE(CHAR(9);[.A3974];&quot;:&quot;);CONCATENATE(CHAR(9);CHAR(9);&quot;- &quot;;INDEX([$Hoja1.$A$1:.$BL$1048576];[.A3974]+1;[.B39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10]+1"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table:formula="of:=IF([.B3975]=0;CONCATENATE(CHAR(9);[.A3975];&quot;:&quot;);CONCATENATE(CHAR(9);CHAR(9);&quot;- &quot;;INDEX([$Hoja1.$A$1:.$BL$1048576];[.A3975]+1;[.B39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11]+1"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IF([.B3976]=0;CONCATENATE(CHAR(9);[.A3976];&quot;:&quot;);CONCATENATE(CHAR(9);CHAR(9);&quot;- &quot;;INDEX([$Hoja1.$A$1:.$BL$1048576];[.A3976]+1;[.B39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12]+1"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table:formula="of:=IF([.B3977]=0;CONCATENATE(CHAR(9);[.A3977];&quot;:&quot;);CONCATENATE(CHAR(9);CHAR(9);&quot;- &quot;;INDEX([$Hoja1.$A$1:.$BL$1048576];[.A3977]+1;[.B39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13]+1"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table:formula="of:=IF([.B3978]=0;CONCATENATE(CHAR(9);[.A3978];&quot;:&quot;);CONCATENATE(CHAR(9);CHAR(9);&quot;- &quot;;INDEX([$Hoja1.$A$1:.$BL$1048576];[.A3978]+1;[.B39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14]+1"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table:formula="of:=IF([.B3979]=0;CONCATENATE(CHAR(9);[.A3979];&quot;:&quot;);CONCATENATE(CHAR(9);CHAR(9);&quot;- &quot;;INDEX([$Hoja1.$A$1:.$BL$1048576];[.A3979]+1;[.B39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15]+1"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table:formula="of:=IF([.B3980]=0;CONCATENATE(CHAR(9);[.A3980];&quot;:&quot;);CONCATENATE(CHAR(9);CHAR(9);&quot;- &quot;;INDEX([$Hoja1.$A$1:.$BL$1048576];[.A3980]+1;[.B39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16]+1"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table:formula="of:=IF([.B3981]=0;CONCATENATE(CHAR(9);[.A3981];&quot;:&quot;);CONCATENATE(CHAR(9);CHAR(9);&quot;- &quot;;INDEX([$Hoja1.$A$1:.$BL$1048576];[.A3981]+1;[.B39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17]+1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table:formula="of:=IF([.B3982]=0;CONCATENATE(CHAR(9);[.A3982];&quot;:&quot;);CONCATENATE(CHAR(9);CHAR(9);&quot;- &quot;;INDEX([$Hoja1.$A$1:.$BL$1048576];[.A3982]+1;[.B39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18]+1"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table:formula="of:=IF([.B3983]=0;CONCATENATE(CHAR(9);[.A3983];&quot;:&quot;);CONCATENATE(CHAR(9);CHAR(9);&quot;- &quot;;INDEX([$Hoja1.$A$1:.$BL$1048576];[.A3983]+1;[.B39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19]+1"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table:formula="of:=IF([.B3984]=0;CONCATENATE(CHAR(9);[.A3984];&quot;:&quot;);CONCATENATE(CHAR(9);CHAR(9);&quot;- &quot;;INDEX([$Hoja1.$A$1:.$BL$1048576];[.A3984]+1;[.B39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20]+1"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table:formula="of:=IF([.B3985]=0;CONCATENATE(CHAR(9);[.A3985];&quot;:&quot;);CONCATENATE(CHAR(9);CHAR(9);&quot;- &quot;;INDEX([$Hoja1.$A$1:.$BL$1048576];[.A3985]+1;[.B39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21]+1"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table:formula="of:=IF([.B3986]=0;CONCATENATE(CHAR(9);[.A3986];&quot;:&quot;);CONCATENATE(CHAR(9);CHAR(9);&quot;- &quot;;INDEX([$Hoja1.$A$1:.$BL$1048576];[.A3986]+1;[.B39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22]+1"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table:formula="of:=IF([.B3987]=0;CONCATENATE(CHAR(9);[.A3987];&quot;:&quot;);CONCATENATE(CHAR(9);CHAR(9);&quot;- &quot;;INDEX([$Hoja1.$A$1:.$BL$1048576];[.A3987]+1;[.B39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23]+1"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table:formula="of:=IF([.B3988]=0;CONCATENATE(CHAR(9);[.A3988];&quot;:&quot;);CONCATENATE(CHAR(9);CHAR(9);&quot;- &quot;;INDEX([$Hoja1.$A$1:.$BL$1048576];[.A3988]+1;[.B39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24]+1"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table:formula="of:=IF([.B3989]=0;CONCATENATE(CHAR(9);[.A3989];&quot;:&quot;);CONCATENATE(CHAR(9);CHAR(9);&quot;- &quot;;INDEX([$Hoja1.$A$1:.$BL$1048576];[.A3989]+1;[.B39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25]+1"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table:formula="of:=IF([.B3990]=0;CONCATENATE(CHAR(9);[.A3990];&quot;:&quot;);CONCATENATE(CHAR(9);CHAR(9);&quot;- &quot;;INDEX([$Hoja1.$A$1:.$BL$1048576];[.A3990]+1;[.B39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26]+1"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table:formula="of:=IF([.B3991]=0;CONCATENATE(CHAR(9);[.A3991];&quot;:&quot;);CONCATENATE(CHAR(9);CHAR(9);&quot;- &quot;;INDEX([$Hoja1.$A$1:.$BL$1048576];[.A3991]+1;[.B39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27]+1"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table:formula="of:=IF([.B3992]=0;CONCATENATE(CHAR(9);[.A3992];&quot;:&quot;);CONCATENATE(CHAR(9);CHAR(9);&quot;- &quot;;INDEX([$Hoja1.$A$1:.$BL$1048576];[.A3992]+1;[.B39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28]+1"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table:formula="of:=IF([.B3993]=0;CONCATENATE(CHAR(9);[.A3993];&quot;:&quot;);CONCATENATE(CHAR(9);CHAR(9);&quot;- &quot;;INDEX([$Hoja1.$A$1:.$BL$1048576];[.A3993]+1;[.B39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29]+1"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table:formula="of:=IF([.B3994]=0;CONCATENATE(CHAR(9);[.A3994];&quot;:&quot;);CONCATENATE(CHAR(9);CHAR(9);&quot;- &quot;;INDEX([$Hoja1.$A$1:.$BL$1048576];[.A3994]+1;[.B39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30]+1"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table:formula="of:=IF([.B3995]=0;CONCATENATE(CHAR(9);[.A3995];&quot;:&quot;);CONCATENATE(CHAR(9);CHAR(9);&quot;- &quot;;INDEX([$Hoja1.$A$1:.$BL$1048576];[.A3995]+1;[.B39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31]+1"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table:formula="of:=IF([.B3996]=0;CONCATENATE(CHAR(9);[.A3996];&quot;:&quot;);CONCATENATE(CHAR(9);CHAR(9);&quot;- &quot;;INDEX([$Hoja1.$A$1:.$BL$1048576];[.A3996]+1;[.B399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32]+1"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formula="of:=IF([.B3997]=0;CONCATENATE(CHAR(9);[.A3997];&quot;:&quot;);CONCATENATE(CHAR(9);CHAR(9);&quot;- &quot;;INDEX([$Hoja1.$A$1:.$BL$1048576];[.A3997]+1;[.B39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33]+1"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table:formula="of:=IF([.B3998]=0;CONCATENATE(CHAR(9);[.A3998];&quot;:&quot;);CONCATENATE(CHAR(9);CHAR(9);&quot;- &quot;;INDEX([$Hoja1.$A$1:.$BL$1048576];[.A3998]+1;[.B39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34]+1"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table:formula="of:=IF([.B3999]=0;CONCATENATE(CHAR(9);[.A3999];&quot;:&quot;);CONCATENATE(CHAR(9);CHAR(9);&quot;- &quot;;INDEX([$Hoja1.$A$1:.$BL$1048576];[.A3999]+1;[.B39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35]+1"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table:formula="of:=IF([.B4000]=0;CONCATENATE(CHAR(9);[.A4000];&quot;:&quot;);CONCATENATE(CHAR(9);CHAR(9);&quot;- &quot;;INDEX([$Hoja1.$A$1:.$BL$1048576];[.A4000]+1;[.B40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36]+1"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table:formula="of:=IF([.B4001]=0;CONCATENATE(CHAR(9);[.A4001];&quot;:&quot;);CONCATENATE(CHAR(9);CHAR(9);&quot;- &quot;;INDEX([$Hoja1.$A$1:.$BL$1048576];[.A4001]+1;[.B40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37]+1"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table:formula="of:=IF([.B4002]=0;CONCATENATE(CHAR(9);[.A4002];&quot;:&quot;);CONCATENATE(CHAR(9);CHAR(9);&quot;- &quot;;INDEX([$Hoja1.$A$1:.$BL$1048576];[.A4002]+1;[.B40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38]+1"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table:formula="of:=IF([.B4003]=0;CONCATENATE(CHAR(9);[.A4003];&quot;:&quot;);CONCATENATE(CHAR(9);CHAR(9);&quot;- &quot;;INDEX([$Hoja1.$A$1:.$BL$1048576];[.A4003]+1;[.B40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39]+1"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table:formula="of:=IF([.B4004]=0;CONCATENATE(CHAR(9);[.A4004];&quot;:&quot;);CONCATENATE(CHAR(9);CHAR(9);&quot;- &quot;;INDEX([$Hoja1.$A$1:.$BL$1048576];[.A4004]+1;[.B40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40]+1"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table:formula="of:=IF([.B4005]=0;CONCATENATE(CHAR(9);[.A4005];&quot;:&quot;);CONCATENATE(CHAR(9);CHAR(9);&quot;- &quot;;INDEX([$Hoja1.$A$1:.$BL$1048576];[.A4005]+1;[.B40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41]+1"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table:formula="of:=IF([.B4006]=0;CONCATENATE(CHAR(9);[.A4006];&quot;:&quot;);CONCATENATE(CHAR(9);CHAR(9);&quot;- &quot;;INDEX([$Hoja1.$A$1:.$BL$1048576];[.A4006]+1;[.B40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42]+1"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table:formula="of:=IF([.B4007]=0;CONCATENATE(CHAR(9);[.A4007];&quot;:&quot;);CONCATENATE(CHAR(9);CHAR(9);&quot;- &quot;;INDEX([$Hoja1.$A$1:.$BL$1048576];[.A4007]+1;[.B40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43]+1"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table:formula="of:=IF([.B4008]=0;CONCATENATE(CHAR(9);[.A4008];&quot;:&quot;);CONCATENATE(CHAR(9);CHAR(9);&quot;- &quot;;INDEX([$Hoja1.$A$1:.$BL$1048576];[.A4008]+1;[.B40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44]+1"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table:formula="of:=IF([.B4009]=0;CONCATENATE(CHAR(9);[.A4009];&quot;:&quot;);CONCATENATE(CHAR(9);CHAR(9);&quot;- &quot;;INDEX([$Hoja1.$A$1:.$BL$1048576];[.A4009]+1;[.B40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45]+1"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table:formula="of:=IF([.B4010]=0;CONCATENATE(CHAR(9);[.A4010];&quot;:&quot;);CONCATENATE(CHAR(9);CHAR(9);&quot;- &quot;;INDEX([$Hoja1.$A$1:.$BL$1048576];[.A4010]+1;[.B40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46]+1"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table:formula="of:=IF([.B4011]=0;CONCATENATE(CHAR(9);[.A4011];&quot;:&quot;);CONCATENATE(CHAR(9);CHAR(9);&quot;- &quot;;INDEX([$Hoja1.$A$1:.$BL$1048576];[.A4011]+1;[.B40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47]+1"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formula="of:=IF([.B4012]=0;CONCATENATE(CHAR(9);[.A4012];&quot;:&quot;);CONCATENATE(CHAR(9);CHAR(9);&quot;- &quot;;INDEX([$Hoja1.$A$1:.$BL$1048576];[.A4012]+1;[.B40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48]+1"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table:formula="of:=IF([.B4013]=0;CONCATENATE(CHAR(9);[.A4013];&quot;:&quot;);CONCATENATE(CHAR(9);CHAR(9);&quot;- &quot;;INDEX([$Hoja1.$A$1:.$BL$1048576];[.A4013]+1;[.B40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49]+1"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table:formula="of:=IF([.B4014]=0;CONCATENATE(CHAR(9);[.A4014];&quot;:&quot;);CONCATENATE(CHAR(9);CHAR(9);&quot;- &quot;;INDEX([$Hoja1.$A$1:.$BL$1048576];[.A4014]+1;[.B40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50]+1"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table:formula="of:=IF([.B4015]=0;CONCATENATE(CHAR(9);[.A4015];&quot;:&quot;);CONCATENATE(CHAR(9);CHAR(9);&quot;- &quot;;INDEX([$Hoja1.$A$1:.$BL$1048576];[.A4015]+1;[.B40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51]+1"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table:formula="of:=IF([.B4016]=0;CONCATENATE(CHAR(9);[.A4016];&quot;:&quot;);CONCATENATE(CHAR(9);CHAR(9);&quot;- &quot;;INDEX([$Hoja1.$A$1:.$BL$1048576];[.A4016]+1;[.B40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52]+1"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table:formula="of:=IF([.B4017]=0;CONCATENATE(CHAR(9);[.A4017];&quot;:&quot;);CONCATENATE(CHAR(9);CHAR(9);&quot;- &quot;;INDEX([$Hoja1.$A$1:.$BL$1048576];[.A4017]+1;[.B40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53]+1"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table:formula="of:=IF([.B4018]=0;CONCATENATE(CHAR(9);[.A4018];&quot;:&quot;);CONCATENATE(CHAR(9);CHAR(9);&quot;- &quot;;INDEX([$Hoja1.$A$1:.$BL$1048576];[.A4018]+1;[.B40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54]+1"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table:formula="of:=IF([.B4019]=0;CONCATENATE(CHAR(9);[.A4019];&quot;:&quot;);CONCATENATE(CHAR(9);CHAR(9);&quot;- &quot;;INDEX([$Hoja1.$A$1:.$BL$1048576];[.A4019]+1;[.B40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55]+1"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table:formula="of:=IF([.B4020]=0;CONCATENATE(CHAR(9);[.A4020];&quot;:&quot;);CONCATENATE(CHAR(9);CHAR(9);&quot;- &quot;;INDEX([$Hoja1.$A$1:.$BL$1048576];[.A4020]+1;[.B40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56]+1"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table:formula="of:=IF([.B4021]=0;CONCATENATE(CHAR(9);[.A4021];&quot;:&quot;);CONCATENATE(CHAR(9);CHAR(9);&quot;- &quot;;INDEX([$Hoja1.$A$1:.$BL$1048576];[.A4021]+1;[.B40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57]+1"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table:formula="of:=IF([.B4022]=0;CONCATENATE(CHAR(9);[.A4022];&quot;:&quot;);CONCATENATE(CHAR(9);CHAR(9);&quot;- &quot;;INDEX([$Hoja1.$A$1:.$BL$1048576];[.A4022]+1;[.B40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58]+1"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table:formula="of:=IF([.B4023]=0;CONCATENATE(CHAR(9);[.A4023];&quot;:&quot;);CONCATENATE(CHAR(9);CHAR(9);&quot;- &quot;;INDEX([$Hoja1.$A$1:.$BL$1048576];[.A4023]+1;[.B40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59]+1"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table:formula="of:=IF([.B4024]=0;CONCATENATE(CHAR(9);[.A4024];&quot;:&quot;);CONCATENATE(CHAR(9);CHAR(9);&quot;- &quot;;INDEX([$Hoja1.$A$1:.$BL$1048576];[.A4024]+1;[.B40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60]+1"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table:formula="of:=IF([.B4025]=0;CONCATENATE(CHAR(9);[.A4025];&quot;:&quot;);CONCATENATE(CHAR(9);CHAR(9);&quot;- &quot;;INDEX([$Hoja1.$A$1:.$BL$1048576];[.A4025]+1;[.B40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61]+1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formula="of:=IF([.B4026]=0;CONCATENATE(CHAR(9);[.A4026];&quot;:&quot;);CONCATENATE(CHAR(9);CHAR(9);&quot;- &quot;;INDEX([$Hoja1.$A$1:.$BL$1048576];[.A4026]+1;[.B40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62]+1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formula="of:=IF([.B4027]=0;CONCATENATE(CHAR(9);[.A4027];&quot;:&quot;);CONCATENATE(CHAR(9);CHAR(9);&quot;- &quot;;INDEX([$Hoja1.$A$1:.$BL$1048576];[.A4027]+1;[.B40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63]+1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formula="of:=IF([.B4028]=0;CONCATENATE(CHAR(9);[.A4028];&quot;:&quot;);CONCATENATE(CHAR(9);CHAR(9);&quot;- &quot;;INDEX([$Hoja1.$A$1:.$BL$1048576];[.A4028]+1;[.B40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64]+1"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formula="of:=IF([.B4029]=0;CONCATENATE(CHAR(9);[.A4029];&quot;:&quot;);CONCATENATE(CHAR(9);CHAR(9);&quot;- &quot;;INDEX([$Hoja1.$A$1:.$BL$1048576];[.A4029]+1;[.B40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65]+1"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table:formula="of:=IF([.B4030]=0;CONCATENATE(CHAR(9);[.A4030];&quot;:&quot;);CONCATENATE(CHAR(9);CHAR(9);&quot;- &quot;;INDEX([$Hoja1.$A$1:.$BL$1048576];[.A4030]+1;[.B40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66]+1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IF([.B4031]=0;CONCATENATE(CHAR(9);[.A4031];&quot;:&quot;);CONCATENATE(CHAR(9);CHAR(9);&quot;- &quot;;INDEX([$Hoja1.$A$1:.$BL$1048576];[.A4031]+1;[.B4031])))" office:value-type="string" office:string-value="&#9;62:" calcext:value-type="string">
            <text:p><text:tab/>62:</text:p>
          </table:table-cell>
        </table:table-row>
        <table:table-row table:style-name="ro1">
          <table:table-cell table:formula="of:=[.A3967]+1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.B4032]=0;CONCATENATE(CHAR(9);[.A4032];&quot;:&quot;);CONCATENATE(CHAR(9);CHAR(9);&quot;- &quot;;INDEX([$Hoja1.$A$1:.$BL$1048576];[.A4032]+1;[.B40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68]+1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IF([.B4033]=0;CONCATENATE(CHAR(9);[.A4033];&quot;:&quot;);CONCATENATE(CHAR(9);CHAR(9);&quot;- &quot;;INDEX([$Hoja1.$A$1:.$BL$1048576];[.A4033]+1;[.B40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69]+1"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formula="of:=IF([.B4034]=0;CONCATENATE(CHAR(9);[.A4034];&quot;:&quot;);CONCATENATE(CHAR(9);CHAR(9);&quot;- &quot;;INDEX([$Hoja1.$A$1:.$BL$1048576];[.A4034]+1;[.B40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70]+1"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formula="of:=IF([.B4035]=0;CONCATENATE(CHAR(9);[.A4035];&quot;:&quot;);CONCATENATE(CHAR(9);CHAR(9);&quot;- &quot;;INDEX([$Hoja1.$A$1:.$BL$1048576];[.A4035]+1;[.B40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71]+1"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formula="of:=IF([.B4036]=0;CONCATENATE(CHAR(9);[.A4036];&quot;:&quot;);CONCATENATE(CHAR(9);CHAR(9);&quot;- &quot;;INDEX([$Hoja1.$A$1:.$BL$1048576];[.A4036]+1;[.B40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72]+1"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formula="of:=IF([.B4037]=0;CONCATENATE(CHAR(9);[.A4037];&quot;:&quot;);CONCATENATE(CHAR(9);CHAR(9);&quot;- &quot;;INDEX([$Hoja1.$A$1:.$BL$1048576];[.A4037]+1;[.B40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73]+1"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formula="of:=IF([.B4038]=0;CONCATENATE(CHAR(9);[.A4038];&quot;:&quot;);CONCATENATE(CHAR(9);CHAR(9);&quot;- &quot;;INDEX([$Hoja1.$A$1:.$BL$1048576];[.A4038]+1;[.B40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74]+1"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IF([.B4039]=0;CONCATENATE(CHAR(9);[.A4039];&quot;:&quot;);CONCATENATE(CHAR(9);CHAR(9);&quot;- &quot;;INDEX([$Hoja1.$A$1:.$BL$1048576];[.A4039]+1;[.B40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75]+1"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table:formula="of:=IF([.B4040]=0;CONCATENATE(CHAR(9);[.A4040];&quot;:&quot;);CONCATENATE(CHAR(9);CHAR(9);&quot;- &quot;;INDEX([$Hoja1.$A$1:.$BL$1048576];[.A4040]+1;[.B40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76]+1"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table:formula="of:=IF([.B4041]=0;CONCATENATE(CHAR(9);[.A4041];&quot;:&quot;);CONCATENATE(CHAR(9);CHAR(9);&quot;- &quot;;INDEX([$Hoja1.$A$1:.$BL$1048576];[.A4041]+1;[.B40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77]+1"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table:formula="of:=IF([.B4042]=0;CONCATENATE(CHAR(9);[.A4042];&quot;:&quot;);CONCATENATE(CHAR(9);CHAR(9);&quot;- &quot;;INDEX([$Hoja1.$A$1:.$BL$1048576];[.A4042]+1;[.B40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78]+1"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IF([.B4043]=0;CONCATENATE(CHAR(9);[.A4043];&quot;:&quot;);CONCATENATE(CHAR(9);CHAR(9);&quot;- &quot;;INDEX([$Hoja1.$A$1:.$BL$1048576];[.A4043]+1;[.B40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79]+1"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table:formula="of:=IF([.B4044]=0;CONCATENATE(CHAR(9);[.A4044];&quot;:&quot;);CONCATENATE(CHAR(9);CHAR(9);&quot;- &quot;;INDEX([$Hoja1.$A$1:.$BL$1048576];[.A4044]+1;[.B40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80]+1"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IF([.B4045]=0;CONCATENATE(CHAR(9);[.A4045];&quot;:&quot;);CONCATENATE(CHAR(9);CHAR(9);&quot;- &quot;;INDEX([$Hoja1.$A$1:.$BL$1048576];[.A4045]+1;[.B40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81]+1"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formula="of:=IF([.B4046]=0;CONCATENATE(CHAR(9);[.A4046];&quot;:&quot;);CONCATENATE(CHAR(9);CHAR(9);&quot;- &quot;;INDEX([$Hoja1.$A$1:.$BL$1048576];[.A4046]+1;[.B40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82]+1"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formula="of:=IF([.B4047]=0;CONCATENATE(CHAR(9);[.A4047];&quot;:&quot;);CONCATENATE(CHAR(9);CHAR(9);&quot;- &quot;;INDEX([$Hoja1.$A$1:.$BL$1048576];[.A4047]+1;[.B40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83]+1"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table:formula="of:=IF([.B4048]=0;CONCATENATE(CHAR(9);[.A4048];&quot;:&quot;);CONCATENATE(CHAR(9);CHAR(9);&quot;- &quot;;INDEX([$Hoja1.$A$1:.$BL$1048576];[.A4048]+1;[.B40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84]+1"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table:formula="of:=IF([.B4049]=0;CONCATENATE(CHAR(9);[.A4049];&quot;:&quot;);CONCATENATE(CHAR(9);CHAR(9);&quot;- &quot;;INDEX([$Hoja1.$A$1:.$BL$1048576];[.A4049]+1;[.B40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85]+1"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table:formula="of:=IF([.B4050]=0;CONCATENATE(CHAR(9);[.A4050];&quot;:&quot;);CONCATENATE(CHAR(9);CHAR(9);&quot;- &quot;;INDEX([$Hoja1.$A$1:.$BL$1048576];[.A4050]+1;[.B40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86]+1"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table:formula="of:=IF([.B4051]=0;CONCATENATE(CHAR(9);[.A4051];&quot;:&quot;);CONCATENATE(CHAR(9);CHAR(9);&quot;- &quot;;INDEX([$Hoja1.$A$1:.$BL$1048576];[.A4051]+1;[.B40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87]+1"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table:formula="of:=IF([.B4052]=0;CONCATENATE(CHAR(9);[.A4052];&quot;:&quot;);CONCATENATE(CHAR(9);CHAR(9);&quot;- &quot;;INDEX([$Hoja1.$A$1:.$BL$1048576];[.A4052]+1;[.B40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88]+1"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table:formula="of:=IF([.B4053]=0;CONCATENATE(CHAR(9);[.A4053];&quot;:&quot;);CONCATENATE(CHAR(9);CHAR(9);&quot;- &quot;;INDEX([$Hoja1.$A$1:.$BL$1048576];[.A4053]+1;[.B40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89]+1"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table:formula="of:=IF([.B4054]=0;CONCATENATE(CHAR(9);[.A4054];&quot;:&quot;);CONCATENATE(CHAR(9);CHAR(9);&quot;- &quot;;INDEX([$Hoja1.$A$1:.$BL$1048576];[.A4054]+1;[.B40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90]+1"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table:formula="of:=IF([.B4055]=0;CONCATENATE(CHAR(9);[.A4055];&quot;:&quot;);CONCATENATE(CHAR(9);CHAR(9);&quot;- &quot;;INDEX([$Hoja1.$A$1:.$BL$1048576];[.A4055]+1;[.B40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91]+1"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formula="of:=IF([.B4056]=0;CONCATENATE(CHAR(9);[.A4056];&quot;:&quot;);CONCATENATE(CHAR(9);CHAR(9);&quot;- &quot;;INDEX([$Hoja1.$A$1:.$BL$1048576];[.A4056]+1;[.B40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92]+1"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table:formula="of:=IF([.B4057]=0;CONCATENATE(CHAR(9);[.A4057];&quot;:&quot;);CONCATENATE(CHAR(9);CHAR(9);&quot;- &quot;;INDEX([$Hoja1.$A$1:.$BL$1048576];[.A4057]+1;[.B40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93]+1"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formula="of:=IF([.B4058]=0;CONCATENATE(CHAR(9);[.A4058];&quot;:&quot;);CONCATENATE(CHAR(9);CHAR(9);&quot;- &quot;;INDEX([$Hoja1.$A$1:.$BL$1048576];[.A4058]+1;[.B40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94]+1"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table:formula="of:=IF([.B4059]=0;CONCATENATE(CHAR(9);[.A4059];&quot;:&quot;);CONCATENATE(CHAR(9);CHAR(9);&quot;- &quot;;INDEX([$Hoja1.$A$1:.$BL$1048576];[.A4059]+1;[.B40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95]+1"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table:formula="of:=IF([.B4060]=0;CONCATENATE(CHAR(9);[.A4060];&quot;:&quot;);CONCATENATE(CHAR(9);CHAR(9);&quot;- &quot;;INDEX([$Hoja1.$A$1:.$BL$1048576];[.A4060]+1;[.B406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96]+1"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table:formula="of:=IF([.B4061]=0;CONCATENATE(CHAR(9);[.A4061];&quot;:&quot;);CONCATENATE(CHAR(9);CHAR(9);&quot;- &quot;;INDEX([$Hoja1.$A$1:.$BL$1048576];[.A4061]+1;[.B406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97]+1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formula="of:=IF([.B4062]=0;CONCATENATE(CHAR(9);[.A4062];&quot;:&quot;);CONCATENATE(CHAR(9);CHAR(9);&quot;- &quot;;INDEX([$Hoja1.$A$1:.$BL$1048576];[.A4062]+1;[.B406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98]+1"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table:formula="of:=IF([.B4063]=0;CONCATENATE(CHAR(9);[.A4063];&quot;:&quot;);CONCATENATE(CHAR(9);CHAR(9);&quot;- &quot;;INDEX([$Hoja1.$A$1:.$BL$1048576];[.A4063]+1;[.B406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3999]+1"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table:formula="of:=IF([.B4064]=0;CONCATENATE(CHAR(9);[.A4064];&quot;:&quot;);CONCATENATE(CHAR(9);CHAR(9);&quot;- &quot;;INDEX([$Hoja1.$A$1:.$BL$1048576];[.A4064]+1;[.B406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00]+1"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table:formula="of:=IF([.B4065]=0;CONCATENATE(CHAR(9);[.A4065];&quot;:&quot;);CONCATENATE(CHAR(9);CHAR(9);&quot;- &quot;;INDEX([$Hoja1.$A$1:.$BL$1048576];[.A4065]+1;[.B406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01]+1"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table:formula="of:=IF([.B4066]=0;CONCATENATE(CHAR(9);[.A4066];&quot;:&quot;);CONCATENATE(CHAR(9);CHAR(9);&quot;- &quot;;INDEX([$Hoja1.$A$1:.$BL$1048576];[.A4066]+1;[.B406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02]+1"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table:formula="of:=IF([.B4067]=0;CONCATENATE(CHAR(9);[.A4067];&quot;:&quot;);CONCATENATE(CHAR(9);CHAR(9);&quot;- &quot;;INDEX([$Hoja1.$A$1:.$BL$1048576];[.A4067]+1;[.B406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03]+1"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table:formula="of:=IF([.B4068]=0;CONCATENATE(CHAR(9);[.A4068];&quot;:&quot;);CONCATENATE(CHAR(9);CHAR(9);&quot;- &quot;;INDEX([$Hoja1.$A$1:.$BL$1048576];[.A4068]+1;[.B406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04]+1"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formula="of:=IF([.B4069]=0;CONCATENATE(CHAR(9);[.A4069];&quot;:&quot;);CONCATENATE(CHAR(9);CHAR(9);&quot;- &quot;;INDEX([$Hoja1.$A$1:.$BL$1048576];[.A4069]+1;[.B406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05]+1"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table:formula="of:=IF([.B4070]=0;CONCATENATE(CHAR(9);[.A4070];&quot;:&quot;);CONCATENATE(CHAR(9);CHAR(9);&quot;- &quot;;INDEX([$Hoja1.$A$1:.$BL$1048576];[.A4070]+1;[.B407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06]+1"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table:formula="of:=IF([.B4071]=0;CONCATENATE(CHAR(9);[.A4071];&quot;:&quot;);CONCATENATE(CHAR(9);CHAR(9);&quot;- &quot;;INDEX([$Hoja1.$A$1:.$BL$1048576];[.A4071]+1;[.B407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07]+1"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table:formula="of:=IF([.B4072]=0;CONCATENATE(CHAR(9);[.A4072];&quot;:&quot;);CONCATENATE(CHAR(9);CHAR(9);&quot;- &quot;;INDEX([$Hoja1.$A$1:.$BL$1048576];[.A4072]+1;[.B407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08]+1"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table:formula="of:=IF([.B4073]=0;CONCATENATE(CHAR(9);[.A4073];&quot;:&quot;);CONCATENATE(CHAR(9);CHAR(9);&quot;- &quot;;INDEX([$Hoja1.$A$1:.$BL$1048576];[.A4073]+1;[.B407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09]+1"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formula="of:=IF([.B4074]=0;CONCATENATE(CHAR(9);[.A4074];&quot;:&quot;);CONCATENATE(CHAR(9);CHAR(9);&quot;- &quot;;INDEX([$Hoja1.$A$1:.$BL$1048576];[.A4074]+1;[.B407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10]+1"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table:formula="of:=IF([.B4075]=0;CONCATENATE(CHAR(9);[.A4075];&quot;:&quot;);CONCATENATE(CHAR(9);CHAR(9);&quot;- &quot;;INDEX([$Hoja1.$A$1:.$BL$1048576];[.A4075]+1;[.B407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11]+1"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table:formula="of:=IF([.B4076]=0;CONCATENATE(CHAR(9);[.A4076];&quot;:&quot;);CONCATENATE(CHAR(9);CHAR(9);&quot;- &quot;;INDEX([$Hoja1.$A$1:.$BL$1048576];[.A4076]+1;[.B407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12]+1"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table:formula="of:=IF([.B4077]=0;CONCATENATE(CHAR(9);[.A4077];&quot;:&quot;);CONCATENATE(CHAR(9);CHAR(9);&quot;- &quot;;INDEX([$Hoja1.$A$1:.$BL$1048576];[.A4077]+1;[.B407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13]+1"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table:formula="of:=IF([.B4078]=0;CONCATENATE(CHAR(9);[.A4078];&quot;:&quot;);CONCATENATE(CHAR(9);CHAR(9);&quot;- &quot;;INDEX([$Hoja1.$A$1:.$BL$1048576];[.A4078]+1;[.B407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14]+1"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table:formula="of:=IF([.B4079]=0;CONCATENATE(CHAR(9);[.A4079];&quot;:&quot;);CONCATENATE(CHAR(9);CHAR(9);&quot;- &quot;;INDEX([$Hoja1.$A$1:.$BL$1048576];[.A4079]+1;[.B407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15]+1"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table:formula="of:=IF([.B4080]=0;CONCATENATE(CHAR(9);[.A4080];&quot;:&quot;);CONCATENATE(CHAR(9);CHAR(9);&quot;- &quot;;INDEX([$Hoja1.$A$1:.$BL$1048576];[.A4080]+1;[.B408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16]+1"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formula="of:=IF([.B4081]=0;CONCATENATE(CHAR(9);[.A4081];&quot;:&quot;);CONCATENATE(CHAR(9);CHAR(9);&quot;- &quot;;INDEX([$Hoja1.$A$1:.$BL$1048576];[.A4081]+1;[.B408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17]+1"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table:formula="of:=IF([.B4082]=0;CONCATENATE(CHAR(9);[.A4082];&quot;:&quot;);CONCATENATE(CHAR(9);CHAR(9);&quot;- &quot;;INDEX([$Hoja1.$A$1:.$BL$1048576];[.A4082]+1;[.B408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18]+1"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table:formula="of:=IF([.B4083]=0;CONCATENATE(CHAR(9);[.A4083];&quot;:&quot;);CONCATENATE(CHAR(9);CHAR(9);&quot;- &quot;;INDEX([$Hoja1.$A$1:.$BL$1048576];[.A4083]+1;[.B408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19]+1"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table:formula="of:=IF([.B4084]=0;CONCATENATE(CHAR(9);[.A4084];&quot;:&quot;);CONCATENATE(CHAR(9);CHAR(9);&quot;- &quot;;INDEX([$Hoja1.$A$1:.$BL$1048576];[.A4084]+1;[.B408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20]+1"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table:formula="of:=IF([.B4085]=0;CONCATENATE(CHAR(9);[.A4085];&quot;:&quot;);CONCATENATE(CHAR(9);CHAR(9);&quot;- &quot;;INDEX([$Hoja1.$A$1:.$BL$1048576];[.A4085]+1;[.B408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21]+1"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formula="of:=IF([.B4086]=0;CONCATENATE(CHAR(9);[.A4086];&quot;:&quot;);CONCATENATE(CHAR(9);CHAR(9);&quot;- &quot;;INDEX([$Hoja1.$A$1:.$BL$1048576];[.A4086]+1;[.B408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22]+1"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formula="of:=IF([.B4087]=0;CONCATENATE(CHAR(9);[.A4087];&quot;:&quot;);CONCATENATE(CHAR(9);CHAR(9);&quot;- &quot;;INDEX([$Hoja1.$A$1:.$BL$1048576];[.A4087]+1;[.B408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23]+1"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table:formula="of:=IF([.B4088]=0;CONCATENATE(CHAR(9);[.A4088];&quot;:&quot;);CONCATENATE(CHAR(9);CHAR(9);&quot;- &quot;;INDEX([$Hoja1.$A$1:.$BL$1048576];[.A4088]+1;[.B408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24]+1"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table:formula="of:=IF([.B4089]=0;CONCATENATE(CHAR(9);[.A4089];&quot;:&quot;);CONCATENATE(CHAR(9);CHAR(9);&quot;- &quot;;INDEX([$Hoja1.$A$1:.$BL$1048576];[.A4089]+1;[.B408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25]+1"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table:formula="of:=IF([.B4090]=0;CONCATENATE(CHAR(9);[.A4090];&quot;:&quot;);CONCATENATE(CHAR(9);CHAR(9);&quot;- &quot;;INDEX([$Hoja1.$A$1:.$BL$1048576];[.A4090]+1;[.B409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26]+1"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formula="of:=IF([.B4091]=0;CONCATENATE(CHAR(9);[.A4091];&quot;:&quot;);CONCATENATE(CHAR(9);CHAR(9);&quot;- &quot;;INDEX([$Hoja1.$A$1:.$BL$1048576];[.A4091]+1;[.B409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27]+1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formula="of:=IF([.B4092]=0;CONCATENATE(CHAR(9);[.A4092];&quot;:&quot;);CONCATENATE(CHAR(9);CHAR(9);&quot;- &quot;;INDEX([$Hoja1.$A$1:.$BL$1048576];[.A4092]+1;[.B409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28]+1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formula="of:=IF([.B4093]=0;CONCATENATE(CHAR(9);[.A4093];&quot;:&quot;);CONCATENATE(CHAR(9);CHAR(9);&quot;- &quot;;INDEX([$Hoja1.$A$1:.$BL$1048576];[.A4093]+1;[.B409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29]+1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formula="of:=IF([.B4094]=0;CONCATENATE(CHAR(9);[.A4094];&quot;:&quot;);CONCATENATE(CHAR(9);CHAR(9);&quot;- &quot;;INDEX([$Hoja1.$A$1:.$BL$1048576];[.A4094]+1;[.B409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30]+1"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formula="of:=IF([.B4095]=0;CONCATENATE(CHAR(9);[.A4095];&quot;:&quot;);CONCATENATE(CHAR(9);CHAR(9);&quot;- &quot;;INDEX([$Hoja1.$A$1:.$BL$1048576];[.A4095]+1;[.B409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31]+1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IF([.B4096]=0;CONCATENATE(CHAR(9);[.A4096];&quot;:&quot;);CONCATENATE(CHAR(9);CHAR(9);&quot;- &quot;;INDEX([$Hoja1.$A$1:.$BL$1048576];[.A4096]+1;[.B4096])))" office:value-type="string" office:string-value="&#9;63:" calcext:value-type="string">
            <text:p><text:tab/>63:</text:p>
          </table:table-cell>
        </table:table-row>
        <table:table-row table:style-name="ro1">
          <table:table-cell table:formula="of:=[.A4032]+1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IF([.B4097]=0;CONCATENATE(CHAR(9);[.A4097];&quot;:&quot;);CONCATENATE(CHAR(9);CHAR(9);&quot;- &quot;;INDEX([$Hoja1.$A$1:.$BL$1048576];[.A4097]+1;[.B409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33]+1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formula="of:=IF([.B4098]=0;CONCATENATE(CHAR(9);[.A4098];&quot;:&quot;);CONCATENATE(CHAR(9);CHAR(9);&quot;- &quot;;INDEX([$Hoja1.$A$1:.$BL$1048576];[.A4098]+1;[.B409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34]+1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formula="of:=IF([.B4099]=0;CONCATENATE(CHAR(9);[.A4099];&quot;:&quot;);CONCATENATE(CHAR(9);CHAR(9);&quot;- &quot;;INDEX([$Hoja1.$A$1:.$BL$1048576];[.A4099]+1;[.B409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35]+1"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formula="of:=IF([.B4100]=0;CONCATENATE(CHAR(9);[.A4100];&quot;:&quot;);CONCATENATE(CHAR(9);CHAR(9);&quot;- &quot;;INDEX([$Hoja1.$A$1:.$BL$1048576];[.A4100]+1;[.B410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36]+1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IF([.B4101]=0;CONCATENATE(CHAR(9);[.A4101];&quot;:&quot;);CONCATENATE(CHAR(9);CHAR(9);&quot;- &quot;;INDEX([$Hoja1.$A$1:.$BL$1048576];[.A4101]+1;[.B410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37]+1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formula="of:=IF([.B4102]=0;CONCATENATE(CHAR(9);[.A4102];&quot;:&quot;);CONCATENATE(CHAR(9);CHAR(9);&quot;- &quot;;INDEX([$Hoja1.$A$1:.$BL$1048576];[.A4102]+1;[.B410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38]+1"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formula="of:=IF([.B4103]=0;CONCATENATE(CHAR(9);[.A4103];&quot;:&quot;);CONCATENATE(CHAR(9);CHAR(9);&quot;- &quot;;INDEX([$Hoja1.$A$1:.$BL$1048576];[.A4103]+1;[.B410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39]+1"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formula="of:=IF([.B4104]=0;CONCATENATE(CHAR(9);[.A4104];&quot;:&quot;);CONCATENATE(CHAR(9);CHAR(9);&quot;- &quot;;INDEX([$Hoja1.$A$1:.$BL$1048576];[.A4104]+1;[.B410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40]+1"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formula="of:=IF([.B4105]=0;CONCATENATE(CHAR(9);[.A4105];&quot;:&quot;);CONCATENATE(CHAR(9);CHAR(9);&quot;- &quot;;INDEX([$Hoja1.$A$1:.$BL$1048576];[.A4105]+1;[.B410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41]+1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table:formula="of:=IF([.B4106]=0;CONCATENATE(CHAR(9);[.A4106];&quot;:&quot;);CONCATENATE(CHAR(9);CHAR(9);&quot;- &quot;;INDEX([$Hoja1.$A$1:.$BL$1048576];[.A4106]+1;[.B410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42]+1"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IF([.B4107]=0;CONCATENATE(CHAR(9);[.A4107];&quot;:&quot;);CONCATENATE(CHAR(9);CHAR(9);&quot;- &quot;;INDEX([$Hoja1.$A$1:.$BL$1048576];[.A4107]+1;[.B410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43]+1"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table:formula="of:=IF([.B4108]=0;CONCATENATE(CHAR(9);[.A4108];&quot;:&quot;);CONCATENATE(CHAR(9);CHAR(9);&quot;- &quot;;INDEX([$Hoja1.$A$1:.$BL$1048576];[.A4108]+1;[.B410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44]+1"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table:formula="of:=IF([.B4109]=0;CONCATENATE(CHAR(9);[.A4109];&quot;:&quot;);CONCATENATE(CHAR(9);CHAR(9);&quot;- &quot;;INDEX([$Hoja1.$A$1:.$BL$1048576];[.A4109]+1;[.B410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45]+1"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table:formula="of:=IF([.B4110]=0;CONCATENATE(CHAR(9);[.A4110];&quot;:&quot;);CONCATENATE(CHAR(9);CHAR(9);&quot;- &quot;;INDEX([$Hoja1.$A$1:.$BL$1048576];[.A4110]+1;[.B411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46]+1"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table:formula="of:=IF([.B4111]=0;CONCATENATE(CHAR(9);[.A4111];&quot;:&quot;);CONCATENATE(CHAR(9);CHAR(9);&quot;- &quot;;INDEX([$Hoja1.$A$1:.$BL$1048576];[.A4111]+1;[.B411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47]+1"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formula="of:=IF([.B4112]=0;CONCATENATE(CHAR(9);[.A4112];&quot;:&quot;);CONCATENATE(CHAR(9);CHAR(9);&quot;- &quot;;INDEX([$Hoja1.$A$1:.$BL$1048576];[.A4112]+1;[.B411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48]+1"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table:formula="of:=IF([.B4113]=0;CONCATENATE(CHAR(9);[.A4113];&quot;:&quot;);CONCATENATE(CHAR(9);CHAR(9);&quot;- &quot;;INDEX([$Hoja1.$A$1:.$BL$1048576];[.A4113]+1;[.B411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49]+1"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table:formula="of:=IF([.B4114]=0;CONCATENATE(CHAR(9);[.A4114];&quot;:&quot;);CONCATENATE(CHAR(9);CHAR(9);&quot;- &quot;;INDEX([$Hoja1.$A$1:.$BL$1048576];[.A4114]+1;[.B411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50]+1"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table:formula="of:=IF([.B4115]=0;CONCATENATE(CHAR(9);[.A4115];&quot;:&quot;);CONCATENATE(CHAR(9);CHAR(9);&quot;- &quot;;INDEX([$Hoja1.$A$1:.$BL$1048576];[.A4115]+1;[.B411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51]+1"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formula="of:=IF([.B4116]=0;CONCATENATE(CHAR(9);[.A4116];&quot;:&quot;);CONCATENATE(CHAR(9);CHAR(9);&quot;- &quot;;INDEX([$Hoja1.$A$1:.$BL$1048576];[.A4116]+1;[.B411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52]+1"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table:formula="of:=IF([.B4117]=0;CONCATENATE(CHAR(9);[.A4117];&quot;:&quot;);CONCATENATE(CHAR(9);CHAR(9);&quot;- &quot;;INDEX([$Hoja1.$A$1:.$BL$1048576];[.A4117]+1;[.B411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53]+1"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table:formula="of:=IF([.B4118]=0;CONCATENATE(CHAR(9);[.A4118];&quot;:&quot;);CONCATENATE(CHAR(9);CHAR(9);&quot;- &quot;;INDEX([$Hoja1.$A$1:.$BL$1048576];[.A4118]+1;[.B411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54]+1"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table:formula="of:=IF([.B4119]=0;CONCATENATE(CHAR(9);[.A4119];&quot;:&quot;);CONCATENATE(CHAR(9);CHAR(9);&quot;- &quot;;INDEX([$Hoja1.$A$1:.$BL$1048576];[.A4119]+1;[.B411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55]+1"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table:formula="of:=IF([.B4120]=0;CONCATENATE(CHAR(9);[.A4120];&quot;:&quot;);CONCATENATE(CHAR(9);CHAR(9);&quot;- &quot;;INDEX([$Hoja1.$A$1:.$BL$1048576];[.A4120]+1;[.B412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56]+1"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IF([.B4121]=0;CONCATENATE(CHAR(9);[.A4121];&quot;:&quot;);CONCATENATE(CHAR(9);CHAR(9);&quot;- &quot;;INDEX([$Hoja1.$A$1:.$BL$1048576];[.A4121]+1;[.B412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57]+1"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table:formula="of:=IF([.B4122]=0;CONCATENATE(CHAR(9);[.A4122];&quot;:&quot;);CONCATENATE(CHAR(9);CHAR(9);&quot;- &quot;;INDEX([$Hoja1.$A$1:.$BL$1048576];[.A4122]+1;[.B412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58]+1"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table:formula="of:=IF([.B4123]=0;CONCATENATE(CHAR(9);[.A4123];&quot;:&quot;);CONCATENATE(CHAR(9);CHAR(9);&quot;- &quot;;INDEX([$Hoja1.$A$1:.$BL$1048576];[.A4123]+1;[.B412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59]+1"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table:formula="of:=IF([.B4124]=0;CONCATENATE(CHAR(9);[.A4124];&quot;:&quot;);CONCATENATE(CHAR(9);CHAR(9);&quot;- &quot;;INDEX([$Hoja1.$A$1:.$BL$1048576];[.A4124]+1;[.B412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60]+1"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table:formula="of:=IF([.B4125]=0;CONCATENATE(CHAR(9);[.A4125];&quot;:&quot;);CONCATENATE(CHAR(9);CHAR(9);&quot;- &quot;;INDEX([$Hoja1.$A$1:.$BL$1048576];[.A4125]+1;[.B412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61]+1"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table:formula="of:=IF([.B4126]=0;CONCATENATE(CHAR(9);[.A4126];&quot;:&quot;);CONCATENATE(CHAR(9);CHAR(9);&quot;- &quot;;INDEX([$Hoja1.$A$1:.$BL$1048576];[.A4126]+1;[.B412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62]+1"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formula="of:=IF([.B4127]=0;CONCATENATE(CHAR(9);[.A4127];&quot;:&quot;);CONCATENATE(CHAR(9);CHAR(9);&quot;- &quot;;INDEX([$Hoja1.$A$1:.$BL$1048576];[.A4127]+1;[.B412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63]+1"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formula="of:=IF([.B4128]=0;CONCATENATE(CHAR(9);[.A4128];&quot;:&quot;);CONCATENATE(CHAR(9);CHAR(9);&quot;- &quot;;INDEX([$Hoja1.$A$1:.$BL$1048576];[.A4128]+1;[.B412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64]+1"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table:formula="of:=IF([.B4129]=0;CONCATENATE(CHAR(9);[.A4129];&quot;:&quot;);CONCATENATE(CHAR(9);CHAR(9);&quot;- &quot;;INDEX([$Hoja1.$A$1:.$BL$1048576];[.A4129]+1;[.B412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65]+1"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table:formula="of:=IF([.B4130]=0;CONCATENATE(CHAR(9);[.A4130];&quot;:&quot;);CONCATENATE(CHAR(9);CHAR(9);&quot;- &quot;;INDEX([$Hoja1.$A$1:.$BL$1048576];[.A4130]+1;[.B413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66]+1"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table:formula="of:=IF([.B4131]=0;CONCATENATE(CHAR(9);[.A4131];&quot;:&quot;);CONCATENATE(CHAR(9);CHAR(9);&quot;- &quot;;INDEX([$Hoja1.$A$1:.$BL$1048576];[.A4131]+1;[.B413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67]+1"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IF([.B4132]=0;CONCATENATE(CHAR(9);[.A4132];&quot;:&quot;);CONCATENATE(CHAR(9);CHAR(9);&quot;- &quot;;INDEX([$Hoja1.$A$1:.$BL$1048576];[.A4132]+1;[.B413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68]+1"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formula="of:=IF([.B4133]=0;CONCATENATE(CHAR(9);[.A4133];&quot;:&quot;);CONCATENATE(CHAR(9);CHAR(9);&quot;- &quot;;INDEX([$Hoja1.$A$1:.$BL$1048576];[.A4133]+1;[.B413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69]+1"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table:formula="of:=IF([.B4134]=0;CONCATENATE(CHAR(9);[.A4134];&quot;:&quot;);CONCATENATE(CHAR(9);CHAR(9);&quot;- &quot;;INDEX([$Hoja1.$A$1:.$BL$1048576];[.A4134]+1;[.B413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70]+1"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formula="of:=IF([.B4135]=0;CONCATENATE(CHAR(9);[.A4135];&quot;:&quot;);CONCATENATE(CHAR(9);CHAR(9);&quot;- &quot;;INDEX([$Hoja1.$A$1:.$BL$1048576];[.A4135]+1;[.B413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71]+1"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table:formula="of:=IF([.B4136]=0;CONCATENATE(CHAR(9);[.A4136];&quot;:&quot;);CONCATENATE(CHAR(9);CHAR(9);&quot;- &quot;;INDEX([$Hoja1.$A$1:.$BL$1048576];[.A4136]+1;[.B413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72]+1"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table:formula="of:=IF([.B4137]=0;CONCATENATE(CHAR(9);[.A4137];&quot;:&quot;);CONCATENATE(CHAR(9);CHAR(9);&quot;- &quot;;INDEX([$Hoja1.$A$1:.$BL$1048576];[.A4137]+1;[.B413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73]+1"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table:formula="of:=IF([.B4138]=0;CONCATENATE(CHAR(9);[.A4138];&quot;:&quot;);CONCATENATE(CHAR(9);CHAR(9);&quot;- &quot;;INDEX([$Hoja1.$A$1:.$BL$1048576];[.A4138]+1;[.B413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74]+1"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table:formula="of:=IF([.B4139]=0;CONCATENATE(CHAR(9);[.A4139];&quot;:&quot;);CONCATENATE(CHAR(9);CHAR(9);&quot;- &quot;;INDEX([$Hoja1.$A$1:.$BL$1048576];[.A4139]+1;[.B413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75]+1"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table:formula="of:=IF([.B4140]=0;CONCATENATE(CHAR(9);[.A4140];&quot;:&quot;);CONCATENATE(CHAR(9);CHAR(9);&quot;- &quot;;INDEX([$Hoja1.$A$1:.$BL$1048576];[.A4140]+1;[.B414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76]+1"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table:formula="of:=IF([.B4141]=0;CONCATENATE(CHAR(9);[.A4141];&quot;:&quot;);CONCATENATE(CHAR(9);CHAR(9);&quot;- &quot;;INDEX([$Hoja1.$A$1:.$BL$1048576];[.A4141]+1;[.B414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77]+1"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table:formula="of:=IF([.B4142]=0;CONCATENATE(CHAR(9);[.A4142];&quot;:&quot;);CONCATENATE(CHAR(9);CHAR(9);&quot;- &quot;;INDEX([$Hoja1.$A$1:.$BL$1048576];[.A4142]+1;[.B414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78]+1"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formula="of:=IF([.B4143]=0;CONCATENATE(CHAR(9);[.A4143];&quot;:&quot;);CONCATENATE(CHAR(9);CHAR(9);&quot;- &quot;;INDEX([$Hoja1.$A$1:.$BL$1048576];[.A4143]+1;[.B414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79]+1"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table:formula="of:=IF([.B4144]=0;CONCATENATE(CHAR(9);[.A4144];&quot;:&quot;);CONCATENATE(CHAR(9);CHAR(9);&quot;- &quot;;INDEX([$Hoja1.$A$1:.$BL$1048576];[.A4144]+1;[.B414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80]+1"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table:formula="of:=IF([.B4145]=0;CONCATENATE(CHAR(9);[.A4145];&quot;:&quot;);CONCATENATE(CHAR(9);CHAR(9);&quot;- &quot;;INDEX([$Hoja1.$A$1:.$BL$1048576];[.A4145]+1;[.B414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81]+1"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formula="of:=IF([.B4146]=0;CONCATENATE(CHAR(9);[.A4146];&quot;:&quot;);CONCATENATE(CHAR(9);CHAR(9);&quot;- &quot;;INDEX([$Hoja1.$A$1:.$BL$1048576];[.A4146]+1;[.B414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82]+1"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table:formula="of:=IF([.B4147]=0;CONCATENATE(CHAR(9);[.A4147];&quot;:&quot;);CONCATENATE(CHAR(9);CHAR(9);&quot;- &quot;;INDEX([$Hoja1.$A$1:.$BL$1048576];[.A4147]+1;[.B414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83]+1"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table:formula="of:=IF([.B4148]=0;CONCATENATE(CHAR(9);[.A4148];&quot;:&quot;);CONCATENATE(CHAR(9);CHAR(9);&quot;- &quot;;INDEX([$Hoja1.$A$1:.$BL$1048576];[.A4148]+1;[.B414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84]+1"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table:formula="of:=IF([.B4149]=0;CONCATENATE(CHAR(9);[.A4149];&quot;:&quot;);CONCATENATE(CHAR(9);CHAR(9);&quot;- &quot;;INDEX([$Hoja1.$A$1:.$BL$1048576];[.A4149]+1;[.B414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85]+1"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formula="of:=IF([.B4150]=0;CONCATENATE(CHAR(9);[.A4150];&quot;:&quot;);CONCATENATE(CHAR(9);CHAR(9);&quot;- &quot;;INDEX([$Hoja1.$A$1:.$BL$1048576];[.A4150]+1;[.B4150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86]+1"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table:formula="of:=IF([.B4151]=0;CONCATENATE(CHAR(9);[.A4151];&quot;:&quot;);CONCATENATE(CHAR(9);CHAR(9);&quot;- &quot;;INDEX([$Hoja1.$A$1:.$BL$1048576];[.A4151]+1;[.B4151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87]+1"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formula="of:=IF([.B4152]=0;CONCATENATE(CHAR(9);[.A4152];&quot;:&quot;);CONCATENATE(CHAR(9);CHAR(9);&quot;- &quot;;INDEX([$Hoja1.$A$1:.$BL$1048576];[.A4152]+1;[.B4152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88]+1"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table:formula="of:=IF([.B4153]=0;CONCATENATE(CHAR(9);[.A4153];&quot;:&quot;);CONCATENATE(CHAR(9);CHAR(9);&quot;- &quot;;INDEX([$Hoja1.$A$1:.$BL$1048576];[.A4153]+1;[.B4153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89]+1"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table:formula="of:=IF([.B4154]=0;CONCATENATE(CHAR(9);[.A4154];&quot;:&quot;);CONCATENATE(CHAR(9);CHAR(9);&quot;- &quot;;INDEX([$Hoja1.$A$1:.$BL$1048576];[.A4154]+1;[.B4154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90]+1"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formula="of:=IF([.B4155]=0;CONCATENATE(CHAR(9);[.A4155];&quot;:&quot;);CONCATENATE(CHAR(9);CHAR(9);&quot;- &quot;;INDEX([$Hoja1.$A$1:.$BL$1048576];[.A4155]+1;[.B4155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91]+1"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formula="of:=IF([.B4156]=0;CONCATENATE(CHAR(9);[.A4156];&quot;:&quot;);CONCATENATE(CHAR(9);CHAR(9);&quot;- &quot;;INDEX([$Hoja1.$A$1:.$BL$1048576];[.A4156]+1;[.B4156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92]+1"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table:formula="of:=IF([.B4157]=0;CONCATENATE(CHAR(9);[.A4157];&quot;:&quot;);CONCATENATE(CHAR(9);CHAR(9);&quot;- &quot;;INDEX([$Hoja1.$A$1:.$BL$1048576];[.A4157]+1;[.B4157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93]+1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formula="of:=IF([.B4158]=0;CONCATENATE(CHAR(9);[.A4158];&quot;:&quot;);CONCATENATE(CHAR(9);CHAR(9);&quot;- &quot;;INDEX([$Hoja1.$A$1:.$BL$1048576];[.A4158]+1;[.B4158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94]+1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table:formula="of:=IF([.B4159]=0;CONCATENATE(CHAR(9);[.A4159];&quot;:&quot;);CONCATENATE(CHAR(9);CHAR(9);&quot;- &quot;;INDEX([$Hoja1.$A$1:.$BL$1048576];[.A4159]+1;[.B4159])))" office:value-type="string" office:string-value="&#9;&#9;- R" calcext:value-type="string">
            <text:p><text:tab/><text:tab/>- R</text:p>
          </table:table-cell>
        </table:table-row>
        <table:table-row table:style-name="ro1">
          <table:table-cell table:formula="of:=[.A4095]+1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formula="of:=IF([.B4160]=0;CONCATENATE(CHAR(9);[.A4160];&quot;:&quot;);CONCATENATE(CHAR(9);CHAR(9);&quot;- &quot;;INDEX([$Hoja1.$A$1:.$BL$1048576];[.A4160]+1;[.B4160])))" office:value-type="string" office:string-value="&#9;&#9;- R" calcext:value-type="string">
            <text:p><text:tab/><text:tab/>- 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in_20_título1" style:display-name="Sin título1" style:family="table-cell" style:parent-style-name="Default">
      <style:table-cell-properties fo:background-color="#ba131a"/>
    </style:style>
    <style:style style:name="Sin_20_título2" style:display-name="Sin título2" style:family="table-cell" style:parent-style-name="Default">
      <style:table-cell-properties fo:background-color="#ce181e"/>
    </style:style>
    <style:style style:name="Sin_20_título3" style:display-name="Sin título3" style:family="table-cell" style:parent-style-name="Default">
      <style:table-cell-properties fo:background-color="#fff9ae"/>
    </style:style>
    <style:style style:name="Sin_20_título4" style:display-name="Sin título4" style:family="table-cell" style:parent-style-name="Default">
      <style:table-cell-properties fo:background-color="#aa55a1"/>
    </style:style>
    <style:style style:name="Sin_20_título5" style:display-name="Sin título5" style:family="table-cell" style:parent-style-name="Default">
      <style:table-cell-properties fo:background-color="#f58220"/>
    </style:style>
    <style:style style:name="Sin_20_título6" style:display-name="Sin título6" style:family="table-cell" style:parent-style-name="Default">
      <style:table-cell-properties fo:background-color="#d99116"/>
    </style:style>
    <style:style style:name="Sin_20_título7" style:display-name="Sin título7" style:family="table-cell" style:parent-style-name="Default">
      <style:table-cell-properties fo:background-color="#66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0:10:40.385300167</meta:creation-date>
    <dc:date>2018-11-29T01:11:14.488378151</dc:date>
    <meta:editing-duration>PT4M10S</meta:editing-duration>
    <meta:editing-cycles>1</meta:editing-cycles>
    <meta:document-statistic meta:table-count="2" meta:cell-count="16576" meta:object-count="0"/>
    <meta:generator>LibreOffice/6.0.3.2$Linux_X86_64 LibreOffice_project/00m0$Build-2</meta:generator>
  </office:meta>
</office:document-meta>
</file>